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34.96mm"/>
    </style:style>
    <style:style style:name="co5" style:family="table-column">
      <style:table-column-properties fo:break-before="auto" style:column-width="38.7mm"/>
    </style:style>
    <style:style style:name="co6" style:family="table-column">
      <style:table-column-properties fo:break-before="auto" style:column-width="34.15mm"/>
    </style:style>
    <style:style style:name="co7" style:family="table-column">
      <style:table-column-properties fo:break-before="auto" style:column-width="39.11mm"/>
    </style:style>
    <style:style style:name="co8" style:family="table-column">
      <style:table-column-properties fo:break-before="auto" style:column-width="33.21mm"/>
    </style:style>
    <style:style style:name="co9" style:family="table-column">
      <style:table-column-properties fo:break-before="auto" style:column-width="44.11mm"/>
    </style:style>
    <style:style style:name="co10" style:family="table-column">
      <style:table-column-properties fo:break-before="auto" style:column-width="41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8.02mm" svg:height="90.83mm" svg:x="241.75mm" svg:y="26.01mm">
            <draw:object draw:notify-on-update-of-ranges="Sheet1.B6:Sheet1.B231 Sheet1.C6:Sheet1.C231 Sheet1.B6:Sheet1.B231 Sheet1.D6:Sheet1.D231 Sheet1.B6:Sheet1.B231 Sheet1.E6:Sheet1.E231 Sheet1.B6:Sheet1.B231 Sheet1.F6:Sheet1.F2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8.02mm" svg:height="90.83mm" svg:x="316.17mm" svg:y="223.81mm">
            <draw:object draw:notify-on-update-of-ranges="Sheet1.B6:Sheet1.B231 Sheet1.C6:Sheet1.C231 Sheet1.B6:Sheet1.B231 Sheet1.D6:Sheet1.D231 Sheet1.B6:Sheet1.B231 Sheet1.E6:Sheet1.E231 Sheet1.B6:Sheet1.B231 Sheet1.F6:Sheet1.F2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317.63mm" svg:y="124.62mm">
            <draw:object draw:notify-on-update-of-ranges="Sheet1.I57:Sheet1.I137 Sheet1.J57:Sheet1.J137 Sheet1.I57:Sheet1.I137 Sheet1.K57:Sheet1.K1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454.13mm" svg:y="354.97mm">
            <draw:object draw:notify-on-update-of-ranges="Sheet1.N78:Sheet1.N302 Sheet1.O78:Sheet1.O302 Sheet1.N78:Sheet1.N302 Sheet1.P78:Sheet1.P3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455.9mm" svg:y="452.38mm">
            <draw:object draw:notify-on-update-of-ranges="Sheet1.N132:Sheet1.N182 Sheet1.O132:Sheet1.O182 Sheet1.N132:Sheet1.N182 Sheet1.P132:Sheet1.P18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523.36mm" svg:y="565.44mm">
            <draw:object draw:notify-on-update-of-ranges="Sheet1.R126:Sheet1.R350 Sheet1.S126:Sheet1.S350 Sheet1.R126:Sheet1.R350 Sheet1.T126:Sheet1.T3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525.1mm" svg:y="660.84mm">
            <draw:object draw:notify-on-update-of-ranges="Sheet1.R180:Sheet1.R230 Sheet1.S180:Sheet1.S230 Sheet1.R180:Sheet1.R230 Sheet1.T180:Sheet1.T2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15.65mm" svg:height="119.92mm" svg:x="894.18mm" svg:y="77.76mm">
            <draw:object draw:notify-on-update-of-ranges="Sheet1.AE18:Sheet1.AE243 Sheet1.AF18:Sheet1.AF243 Sheet1.AE18:Sheet1.AE243 Sheet1.AG18:Sheet1.AG243 Sheet1.AE18:Sheet1.AE243 Sheet1.AH18:Sheet1.AH24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9.99mm" svg:height="89.99mm" svg:x="1135.67mm" svg:y="236.37mm">
            <draw:object draw:notify-on-update-of-ranges="Sheet1.AN50:Sheet1.AN275 Sheet1.AO50:Sheet1.AO275 Sheet1.AN50:Sheet1.AN275 Sheet1.AP50:Sheet1.AP27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87.43mm" svg:height="116.64mm" svg:x="1141.4mm" svg:y="369.9mm">
            <draw:object draw:notify-on-update-of-ranges="Sheet1.AN50:Sheet1.AN275 Sheet1.AO50:Sheet1.AO275 Sheet1.AN50:Sheet1.AN275 Sheet1.AP50:Sheet1.AP275 Sheet1.AN50:Sheet1.AN275 Sheet1.AQ50:Sheet1.AQ27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59.99mm" svg:height="89.99mm" svg:x="1393.89mm" svg:y="176.28mm">
            <draw:object draw:notify-on-update-of-ranges="Sheet1.BB39:Sheet1.BB265 Sheet1.BC39:Sheet1.BC265 Sheet1.BB39:Sheet1.BB265 Sheet1.BD39:Sheet1.BD26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59.99mm" svg:height="89.99mm" svg:x="1613.28mm" svg:y="308.46mm">
            <draw:object draw:notify-on-update-of-ranges="Sheet1.BK69:Sheet1.BK294 Sheet1.BL69:Sheet1.BL294 Sheet1.BK69:Sheet1.BK294 Sheet1.BM69:Sheet1.BM29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2" table:default-cell-style-name="Default"/>
        <table:table-row table:style-name="ro1" table:number-rows-repeated="2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al_Atmega_V1</text:p>
          </table:table-cell>
          <table:table-cell office:value-type="string" calcext:value-type="string">
            <text:p>Proj_9A</text:p>
          </table:table-cell>
          <table:table-cell office:value-type="string" calcext:value-type="string">
            <text:p>Cal_V3_5_Transfer</text:p>
          </table:table-cell>
          <table:table-cell office:value-type="string" calcext:value-type="string">
            <text:p>UNO Prog_jig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-17034" calcext:value-type="float">
            <text:p>-17034</text:p>
          </table:table-cell>
          <table:table-cell/>
          <table:table-cell office:value-type="float" office:value="-17041" calcext:value-type="float">
            <text:p>-17041</text:p>
          </table:table-cell>
          <table:table-cell office:value-type="float" office:value="-17715" calcext:value-type="float">
            <text:p>-17715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17092" calcext:value-type="float">
            <text:p>-17092</text:p>
          </table:table-cell>
          <table:table-cell office:value-type="float" office:value="-17026" calcext:value-type="float">
            <text:p>-17026</text:p>
          </table:table-cell>
          <table:table-cell office:value-type="float" office:value="-17059" calcext:value-type="float">
            <text:p>-17059</text:p>
          </table:table-cell>
          <table:table-cell office:value-type="float" office:value="-17689" calcext:value-type="float">
            <text:p>-17689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16832" calcext:value-type="float">
            <text:p>-16832</text:p>
          </table:table-cell>
          <table:table-cell office:value-type="float" office:value="-16697" calcext:value-type="float">
            <text:p>-16697</text:p>
          </table:table-cell>
          <table:table-cell office:value-type="float" office:value="-16825" calcext:value-type="float">
            <text:p>-16825</text:p>
          </table:table-cell>
          <table:table-cell office:value-type="float" office:value="-17423" calcext:value-type="float">
            <text:p>-17423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-16638" calcext:value-type="float">
            <text:p>-16638</text:p>
          </table:table-cell>
          <table:table-cell office:value-type="float" office:value="-16575" calcext:value-type="float">
            <text:p>-16575</text:p>
          </table:table-cell>
          <table:table-cell office:value-type="float" office:value="-16599" calcext:value-type="float">
            <text:p>-16599</text:p>
          </table:table-cell>
          <table:table-cell office:value-type="float" office:value="-17191" calcext:value-type="float">
            <text:p>-17191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16380" calcext:value-type="float">
            <text:p>-16380</text:p>
          </table:table-cell>
          <table:table-cell office:value-type="float" office:value="-16343" calcext:value-type="float">
            <text:p>-16343</text:p>
          </table:table-cell>
          <table:table-cell office:value-type="float" office:value="-16351" calcext:value-type="float">
            <text:p>-16351</text:p>
          </table:table-cell>
          <table:table-cell office:value-type="float" office:value="-16947" calcext:value-type="float">
            <text:p>-16947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16255" calcext:value-type="float">
            <text:p>-16255</text:p>
          </table:table-cell>
          <table:table-cell office:value-type="float" office:value="-16155" calcext:value-type="float">
            <text:p>-16155</text:p>
          </table:table-cell>
          <table:table-cell office:value-type="float" office:value="-16221" calcext:value-type="float">
            <text:p>-16221</text:p>
          </table:table-cell>
          <table:table-cell office:value-type="float" office:value="-16830" calcext:value-type="float">
            <text:p>-16830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-15986" calcext:value-type="float">
            <text:p>-15986</text:p>
          </table:table-cell>
          <table:table-cell office:value-type="float" office:value="-15921" calcext:value-type="float">
            <text:p>-15921</text:p>
          </table:table-cell>
          <table:table-cell office:value-type="float" office:value="-15969" calcext:value-type="float">
            <text:p>-15969</text:p>
          </table:table-cell>
          <table:table-cell office:value-type="float" office:value="-16547" calcext:value-type="float">
            <text:p>-16547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-15769" calcext:value-type="float">
            <text:p>-15769</text:p>
          </table:table-cell>
          <table:table-cell office:value-type="float" office:value="-15719" calcext:value-type="float">
            <text:p>-15719</text:p>
          </table:table-cell>
          <table:table-cell office:value-type="float" office:value="-15759" calcext:value-type="float">
            <text:p>-15759</text:p>
          </table:table-cell>
          <table:table-cell office:value-type="float" office:value="-16323" calcext:value-type="float">
            <text:p>-16323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-15493" calcext:value-type="float">
            <text:p>-15493</text:p>
          </table:table-cell>
          <table:table-cell office:value-type="float" office:value="-15445" calcext:value-type="float">
            <text:p>-15445</text:p>
          </table:table-cell>
          <table:table-cell office:value-type="float" office:value="-15487" calcext:value-type="float">
            <text:p>-15487</text:p>
          </table:table-cell>
          <table:table-cell office:value-type="float" office:value="-16028" calcext:value-type="float">
            <text:p>-16028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-15483" calcext:value-type="float">
            <text:p>-15483</text:p>
          </table:table-cell>
          <table:table-cell office:value-type="float" office:value="-15423" calcext:value-type="float">
            <text:p>-15423</text:p>
          </table:table-cell>
          <table:table-cell office:value-type="float" office:value="-15453" calcext:value-type="float">
            <text:p>-15453</text:p>
          </table:table-cell>
          <table:table-cell office:value-type="float" office:value="-16039" calcext:value-type="float">
            <text:p>-16039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-15178" calcext:value-type="float">
            <text:p>-15178</text:p>
          </table:table-cell>
          <table:table-cell office:value-type="float" office:value="-15123" calcext:value-type="float">
            <text:p>-15123</text:p>
          </table:table-cell>
          <table:table-cell office:value-type="float" office:value="-15219" calcext:value-type="float">
            <text:p>-15219</text:p>
          </table:table-cell>
          <table:table-cell office:value-type="float" office:value="-15766" calcext:value-type="float">
            <text:p>-15766</text:p>
          </table:table-cell>
          <table:table-cell table:number-columns-repeated="25"/>
          <table:table-cell office:value-type="string" calcext:value-type="string">
            <text:p>T2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Origin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-15011" calcext:value-type="float">
            <text:p>-15011</text:p>
          </table:table-cell>
          <table:table-cell office:value-type="float" office:value="-14949" calcext:value-type="float">
            <text:p>-14949</text:p>
          </table:table-cell>
          <table:table-cell office:value-type="float" office:value="-14999" calcext:value-type="float">
            <text:p>-14999</text:p>
          </table:table-cell>
          <table:table-cell office:value-type="float" office:value="-15518" calcext:value-type="float">
            <text:p>-15518</text:p>
          </table:table-cell>
          <table:table-cell table:number-columns-repeated="29"/>
          <table:table-cell office:value-type="float" office:value="16" calcext:value-type="float">
            <text:p>16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-14699" calcext:value-type="float">
            <text:p>-14699</text:p>
          </table:table-cell>
          <table:table-cell office:value-type="float" office:value="-14684" calcext:value-type="float">
            <text:p>-14684</text:p>
          </table:table-cell>
          <table:table-cell office:value-type="float" office:value="-14683" calcext:value-type="float">
            <text:p>-14683</text:p>
          </table:table-cell>
          <table:table-cell office:value-type="float" office:value="-15228" calcext:value-type="float">
            <text:p>-15228</text:p>
          </table:table-cell>
          <table:table-cell table:number-columns-repeated="24"/>
          <table:table-cell office:value-type="float" office:value="15" calcext:value-type="float">
            <text:p>15</text:p>
          </table:table-cell>
          <table:table-cell office:value-type="float" office:value="-17749" calcext:value-type="float">
            <text:p>-17749</text:p>
          </table:table-cell>
          <table:table-cell/>
          <table:table-cell office:value-type="float" office:value="-17665" calcext:value-type="float">
            <text:p>-1766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-14559" calcext:value-type="float">
            <text:p>-14559</text:p>
          </table:table-cell>
          <table:table-cell office:value-type="float" office:value="-14549" calcext:value-type="float">
            <text:p>-14549</text:p>
          </table:table-cell>
          <table:table-cell office:value-type="float" office:value="-14535" calcext:value-type="float">
            <text:p>-14535</text:p>
          </table:table-cell>
          <table:table-cell office:value-type="float" office:value="-15071" calcext:value-type="float">
            <text:p>-15071</text:p>
          </table:table-cell>
          <table:table-cell table:number-columns-repeated="24"/>
          <table:table-cell office:value-type="float" office:value="16" calcext:value-type="float">
            <text:p>16</text:p>
          </table:table-cell>
          <table:table-cell office:value-type="float" office:value="-17750" calcext:value-type="float">
            <text:p>-17750</text:p>
          </table:table-cell>
          <table:table-cell office:value-type="float" office:value="-17704" calcext:value-type="float">
            <text:p>-17704</text:p>
          </table:table-cell>
          <table:table-cell office:value-type="float" office:value="-17701" calcext:value-type="float">
            <text:p>-1770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-14281" calcext:value-type="float">
            <text:p>-14281</text:p>
          </table:table-cell>
          <table:table-cell office:value-type="float" office:value="-14268" calcext:value-type="float">
            <text:p>-14268</text:p>
          </table:table-cell>
          <table:table-cell office:value-type="float" office:value="-14229" calcext:value-type="float">
            <text:p>-14229</text:p>
          </table:table-cell>
          <table:table-cell office:value-type="float" office:value="-14789" calcext:value-type="float">
            <text:p>-14789</text:p>
          </table:table-cell>
          <table:table-cell table:number-columns-repeated="24"/>
          <table:table-cell office:value-type="float" office:value="17" calcext:value-type="float">
            <text:p>17</text:p>
          </table:table-cell>
          <table:table-cell office:value-type="float" office:value="-17502" calcext:value-type="float">
            <text:p>-17502</text:p>
          </table:table-cell>
          <table:table-cell office:value-type="float" office:value="-17466" calcext:value-type="float">
            <text:p>-17466</text:p>
          </table:table-cell>
          <table:table-cell office:value-type="float" office:value="-17457" calcext:value-type="float">
            <text:p>-1745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14026" calcext:value-type="float">
            <text:p>-14026</text:p>
          </table:table-cell>
          <table:table-cell office:value-type="float" office:value="-14034" calcext:value-type="float">
            <text:p>-14034</text:p>
          </table:table-cell>
          <table:table-cell office:value-type="float" office:value="-13975" calcext:value-type="float">
            <text:p>-13975</text:p>
          </table:table-cell>
          <table:table-cell office:value-type="float" office:value="-14563" calcext:value-type="float">
            <text:p>-14563</text:p>
          </table:table-cell>
          <table:table-cell table:number-columns-repeated="24"/>
          <table:table-cell office:value-type="float" office:value="18" calcext:value-type="float">
            <text:p>18</text:p>
          </table:table-cell>
          <table:table-cell office:value-type="float" office:value="-17297" calcext:value-type="float">
            <text:p>-17297</text:p>
          </table:table-cell>
          <table:table-cell office:value-type="float" office:value="-17269" calcext:value-type="float">
            <text:p>-17269</text:p>
          </table:table-cell>
          <table:table-cell office:value-type="float" office:value="-17235" calcext:value-type="float">
            <text:p>-1723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-13724" calcext:value-type="float">
            <text:p>-13724</text:p>
          </table:table-cell>
          <table:table-cell office:value-type="float" office:value="-13718" calcext:value-type="float">
            <text:p>-13718</text:p>
          </table:table-cell>
          <table:table-cell office:value-type="float" office:value="-13699" calcext:value-type="float">
            <text:p>-13699</text:p>
          </table:table-cell>
          <table:table-cell office:value-type="float" office:value="-14257" calcext:value-type="float">
            <text:p>-14257</text:p>
          </table:table-cell>
          <table:table-cell table:number-columns-repeated="24"/>
          <table:table-cell office:value-type="float" office:value="19" calcext:value-type="float">
            <text:p>19</text:p>
          </table:table-cell>
          <table:table-cell office:value-type="float" office:value="-17039" calcext:value-type="float">
            <text:p>-17039</text:p>
          </table:table-cell>
          <table:table-cell office:value-type="float" office:value="-16976" calcext:value-type="float">
            <text:p>-16976</text:p>
          </table:table-cell>
          <table:table-cell office:value-type="float" office:value="-16997" calcext:value-type="float">
            <text:p>-1699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-13678" calcext:value-type="float">
            <text:p>-13678</text:p>
          </table:table-cell>
          <table:table-cell office:value-type="float" office:value="-13649" calcext:value-type="float">
            <text:p>-13649</text:p>
          </table:table-cell>
          <table:table-cell office:value-type="float" office:value="-13607" calcext:value-type="float">
            <text:p>-13607</text:p>
          </table:table-cell>
          <table:table-cell office:value-type="float" office:value="-14204" calcext:value-type="float">
            <text:p>-14204</text:p>
          </table:table-cell>
          <table:table-cell table:number-columns-repeated="24"/>
          <table:table-cell office:value-type="float" office:value="20" calcext:value-type="float">
            <text:p>20</text:p>
          </table:table-cell>
          <table:table-cell office:value-type="float" office:value="-16903" calcext:value-type="float">
            <text:p>-16903</text:p>
          </table:table-cell>
          <table:table-cell table:number-columns-repeated="2" office:value-type="float" office:value="-16879" calcext:value-type="float">
            <text:p>-1687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-13366" calcext:value-type="float">
            <text:p>-13366</text:p>
          </table:table-cell>
          <table:table-cell office:value-type="float" office:value="-13350" calcext:value-type="float">
            <text:p>-13350</text:p>
          </table:table-cell>
          <table:table-cell office:value-type="float" office:value="-13329" calcext:value-type="float">
            <text:p>-13329</text:p>
          </table:table-cell>
          <table:table-cell office:value-type="float" office:value="-13896" calcext:value-type="float">
            <text:p>-13896</text:p>
          </table:table-cell>
          <table:table-cell table:number-columns-repeated="24"/>
          <table:table-cell office:value-type="float" office:value="21" calcext:value-type="float">
            <text:p>21</text:p>
          </table:table-cell>
          <table:table-cell office:value-type="float" office:value="-16629" calcext:value-type="float">
            <text:p>-16629</text:p>
          </table:table-cell>
          <table:table-cell office:value-type="float" office:value="-16584" calcext:value-type="float">
            <text:p>-16584</text:p>
          </table:table-cell>
          <table:table-cell office:value-type="float" office:value="-16597" calcext:value-type="float">
            <text:p>-1659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-13133" calcext:value-type="float">
            <text:p>-13133</text:p>
          </table:table-cell>
          <table:table-cell office:value-type="float" office:value="-13120" calcext:value-type="float">
            <text:p>-13120</text:p>
          </table:table-cell>
          <table:table-cell office:value-type="float" office:value="-13119" calcext:value-type="float">
            <text:p>-13119</text:p>
          </table:table-cell>
          <table:table-cell office:value-type="float" office:value="-13636" calcext:value-type="float">
            <text:p>-13636</text:p>
          </table:table-cell>
          <table:table-cell table:number-columns-repeated="24"/>
          <table:table-cell office:value-type="float" office:value="22" calcext:value-type="float">
            <text:p>22</text:p>
          </table:table-cell>
          <table:table-cell office:value-type="float" office:value="-16405" calcext:value-type="float">
            <text:p>-16405</text:p>
          </table:table-cell>
          <table:table-cell office:value-type="float" office:value="-16344" calcext:value-type="float">
            <text:p>-16344</text:p>
          </table:table-cell>
          <table:table-cell office:value-type="float" office:value="-16351" calcext:value-type="float">
            <text:p>-1635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-12802" calcext:value-type="float">
            <text:p>-12802</text:p>
          </table:table-cell>
          <table:table-cell office:value-type="float" office:value="-12801" calcext:value-type="float">
            <text:p>-12801</text:p>
          </table:table-cell>
          <table:table-cell office:value-type="float" office:value="-12741" calcext:value-type="float">
            <text:p>-12741</text:p>
          </table:table-cell>
          <table:table-cell office:value-type="float" office:value="-13324" calcext:value-type="float">
            <text:p>-13324</text:p>
          </table:table-cell>
          <table:table-cell table:number-columns-repeated="24"/>
          <table:table-cell office:value-type="float" office:value="23" calcext:value-type="float">
            <text:p>23</text:p>
          </table:table-cell>
          <table:table-cell office:value-type="float" office:value="-16119" calcext:value-type="float">
            <text:p>-16119</text:p>
          </table:table-cell>
          <table:table-cell office:value-type="float" office:value="-16073" calcext:value-type="float">
            <text:p>-16073</text:p>
          </table:table-cell>
          <table:table-cell office:value-type="float" office:value="-16083" calcext:value-type="float">
            <text:p>-1608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-12643" calcext:value-type="float">
            <text:p>-12643</text:p>
          </table:table-cell>
          <table:table-cell office:value-type="float" office:value="-12646" calcext:value-type="float">
            <text:p>-12646</text:p>
          </table:table-cell>
          <table:table-cell office:value-type="float" office:value="-12615" calcext:value-type="float">
            <text:p>-12615</text:p>
          </table:table-cell>
          <table:table-cell office:value-type="float" office:value="-13168" calcext:value-type="float">
            <text:p>-13168</text:p>
          </table:table-cell>
          <table:table-cell table:number-columns-repeated="24"/>
          <table:table-cell office:value-type="float" office:value="24" calcext:value-type="float">
            <text:p>24</text:p>
          </table:table-cell>
          <table:table-cell office:value-type="float" office:value="-16137" calcext:value-type="float">
            <text:p>-16137</text:p>
          </table:table-cell>
          <table:table-cell office:value-type="float" office:value="-16091" calcext:value-type="float">
            <text:p>-16091</text:p>
          </table:table-cell>
          <table:table-cell office:value-type="float" office:value="-16093" calcext:value-type="float">
            <text:p>-16093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-12326" calcext:value-type="float">
            <text:p>-12326</text:p>
          </table:table-cell>
          <table:table-cell office:value-type="float" office:value="-12367" calcext:value-type="float">
            <text:p>-12367</text:p>
          </table:table-cell>
          <table:table-cell office:value-type="float" office:value="-12289" calcext:value-type="float">
            <text:p>-12289</text:p>
          </table:table-cell>
          <table:table-cell office:value-type="float" office:value="-12844" calcext:value-type="float">
            <text:p>-12844</text:p>
          </table:table-cell>
          <table:table-cell table:number-columns-repeated="24"/>
          <table:table-cell office:value-type="float" office:value="25" calcext:value-type="float">
            <text:p>25</text:p>
          </table:table-cell>
          <table:table-cell office:value-type="float" office:value="-15847" calcext:value-type="float">
            <text:p>-15847</text:p>
          </table:table-cell>
          <table:table-cell office:value-type="float" office:value="-15811" calcext:value-type="float">
            <text:p>-15811</text:p>
          </table:table-cell>
          <table:table-cell office:value-type="float" office:value="-15767" calcext:value-type="float">
            <text:p>-1576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-12110" calcext:value-type="float">
            <text:p>-12110</text:p>
          </table:table-cell>
          <table:table-cell office:value-type="float" office:value="-12088" calcext:value-type="float">
            <text:p>-12088</text:p>
          </table:table-cell>
          <table:table-cell office:value-type="float" office:value="-12041" calcext:value-type="float">
            <text:p>-12041</text:p>
          </table:table-cell>
          <table:table-cell office:value-type="float" office:value="-12618" calcext:value-type="float">
            <text:p>-12618</text:p>
          </table:table-cell>
          <table:table-cell table:number-columns-repeated="24"/>
          <table:table-cell office:value-type="float" office:value="26" calcext:value-type="float">
            <text:p>26</text:p>
          </table:table-cell>
          <table:table-cell office:value-type="float" office:value="-15603" calcext:value-type="float">
            <text:p>-15603</text:p>
          </table:table-cell>
          <table:table-cell office:value-type="float" office:value="-15582" calcext:value-type="float">
            <text:p>-15582</text:p>
          </table:table-cell>
          <table:table-cell office:value-type="float" office:value="-15579" calcext:value-type="float">
            <text:p>-15579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-11764" calcext:value-type="float">
            <text:p>-11764</text:p>
          </table:table-cell>
          <table:table-cell office:value-type="float" office:value="-11748" calcext:value-type="float">
            <text:p>-11748</text:p>
          </table:table-cell>
          <table:table-cell office:value-type="float" office:value="-11695" calcext:value-type="float">
            <text:p>-11695</text:p>
          </table:table-cell>
          <table:table-cell office:value-type="float" office:value="-12258" calcext:value-type="float">
            <text:p>-12258</text:p>
          </table:table-cell>
          <table:table-cell table:number-columns-repeated="24"/>
          <table:table-cell office:value-type="float" office:value="27" calcext:value-type="float">
            <text:p>27</text:p>
          </table:table-cell>
          <table:table-cell office:value-type="float" office:value="-15315" calcext:value-type="float">
            <text:p>-15315</text:p>
          </table:table-cell>
          <table:table-cell office:value-type="float" office:value="-15290" calcext:value-type="float">
            <text:p>-15290</text:p>
          </table:table-cell>
          <table:table-cell office:value-type="float" office:value="-15295" calcext:value-type="float">
            <text:p>-15295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-11766" calcext:value-type="float">
            <text:p>-11766</text:p>
          </table:table-cell>
          <table:table-cell office:value-type="float" office:value="-11735" calcext:value-type="float">
            <text:p>-11735</text:p>
          </table:table-cell>
          <table:table-cell office:value-type="float" office:value="-11753" calcext:value-type="float">
            <text:p>-11753</text:p>
          </table:table-cell>
          <table:table-cell office:value-type="float" office:value="-12258" calcext:value-type="float">
            <text:p>-12258</text:p>
          </table:table-cell>
          <table:table-cell table:number-columns-repeated="3"/>
          <table:table-cell office:value-type="string" calcext:value-type="string">
            <text:p>Green pcb+ 100nF</text:p>
          </table:table-cell>
          <table:table-cell office:value-type="string" calcext:value-type="string">
            <text:p>UNO Prog_jig</text:p>
          </table:table-cell>
          <table:table-cell table:number-columns-repeated="19"/>
          <table:table-cell office:value-type="float" office:value="28" calcext:value-type="float">
            <text:p>28</text:p>
          </table:table-cell>
          <table:table-cell office:value-type="float" office:value="-15202" calcext:value-type="float">
            <text:p>-15202</text:p>
          </table:table-cell>
          <table:table-cell office:value-type="float" office:value="-15153" calcext:value-type="float">
            <text:p>-15153</text:p>
          </table:table-cell>
          <table:table-cell office:value-type="float" office:value="-15135" calcext:value-type="float">
            <text:p>-1513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-11433" calcext:value-type="float">
            <text:p>-11433</text:p>
          </table:table-cell>
          <table:table-cell office:value-type="float" office:value="-11434" calcext:value-type="float">
            <text:p>-11434</text:p>
          </table:table-cell>
          <table:table-cell office:value-type="float" office:value="-11391" calcext:value-type="float">
            <text:p>-11391</text:p>
          </table:table-cell>
          <table:table-cell office:value-type="float" office:value="-11921" calcext:value-type="float">
            <text:p>-11921</text:p>
          </table:table-cell>
          <table:table-cell table:number-columns-repeated="24"/>
          <table:table-cell office:value-type="float" office:value="29" calcext:value-type="float">
            <text:p>29</text:p>
          </table:table-cell>
          <table:table-cell office:value-type="float" office:value="-14885" calcext:value-type="float">
            <text:p>-14885</text:p>
          </table:table-cell>
          <table:table-cell office:value-type="float" office:value="-14841" calcext:value-type="float">
            <text:p>-14841</text:p>
          </table:table-cell>
          <table:table-cell office:value-type="float" office:value="-14853" calcext:value-type="float">
            <text:p>-1485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-11172" calcext:value-type="float">
            <text:p>-11172</text:p>
          </table:table-cell>
          <table:table-cell office:value-type="float" office:value="-11150" calcext:value-type="float">
            <text:p>-11150</text:p>
          </table:table-cell>
          <table:table-cell office:value-type="float" office:value="-11127" calcext:value-type="float">
            <text:p>-11127</text:p>
          </table:table-cell>
          <table:table-cell office:value-type="float" office:value="-11655" calcext:value-type="float">
            <text:p>-1165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17705" calcext:value-type="float">
            <text:p>-17705</text:p>
          </table:table-cell>
          <table:table-cell office:value-type="float" office:value="-17715" calcext:value-type="float">
            <text:p>-17715</text:p>
          </table:table-cell>
          <table:table-cell table:number-columns-repeated="19"/>
          <table:table-cell office:value-type="float" office:value="30" calcext:value-type="float">
            <text:p>30</text:p>
          </table:table-cell>
          <table:table-cell office:value-type="float" office:value="-14664" calcext:value-type="float">
            <text:p>-14664</text:p>
          </table:table-cell>
          <table:table-cell office:value-type="float" office:value="-14605" calcext:value-type="float">
            <text:p>-14605</text:p>
          </table:table-cell>
          <table:table-cell office:value-type="float" office:value="-14613" calcext:value-type="float">
            <text:p>-1461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-10842" calcext:value-type="float">
            <text:p>-10842</text:p>
          </table:table-cell>
          <table:table-cell office:value-type="float" office:value="-10831" calcext:value-type="float">
            <text:p>-10831</text:p>
          </table:table-cell>
          <table:table-cell office:value-type="float" office:value="-10791" calcext:value-type="float">
            <text:p>-10791</text:p>
          </table:table-cell>
          <table:table-cell office:value-type="float" office:value="-11301" calcext:value-type="float">
            <text:p>-1130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17711" calcext:value-type="float">
            <text:p>-17711</text:p>
          </table:table-cell>
          <table:table-cell office:value-type="float" office:value="-17689" calcext:value-type="float">
            <text:p>-17689</text:p>
          </table:table-cell>
          <table:table-cell table:number-columns-repeated="19"/>
          <table:table-cell office:value-type="float" office:value="31" calcext:value-type="float">
            <text:p>31</text:p>
          </table:table-cell>
          <table:table-cell office:value-type="float" office:value="-14350" calcext:value-type="float">
            <text:p>-14350</text:p>
          </table:table-cell>
          <table:table-cell office:value-type="float" office:value="-14308" calcext:value-type="float">
            <text:p>-14308</text:p>
          </table:table-cell>
          <table:table-cell office:value-type="float" office:value="-14299" calcext:value-type="float">
            <text:p>-14299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-10681" calcext:value-type="float">
            <text:p>-10681</text:p>
          </table:table-cell>
          <table:table-cell office:value-type="float" office:value="-10669" calcext:value-type="float">
            <text:p>-10669</text:p>
          </table:table-cell>
          <table:table-cell office:value-type="float" office:value="-10645" calcext:value-type="float">
            <text:p>-10645</text:p>
          </table:table-cell>
          <table:table-cell office:value-type="float" office:value="-11158" calcext:value-type="float">
            <text:p>-1115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17440" calcext:value-type="float">
            <text:p>-17440</text:p>
          </table:table-cell>
          <table:table-cell office:value-type="float" office:value="-17423" calcext:value-type="float">
            <text:p>-17423</text:p>
          </table:table-cell>
          <table:table-cell table:number-columns-repeated="19"/>
          <table:table-cell office:value-type="float" office:value="32" calcext:value-type="float">
            <text:p>32</text:p>
          </table:table-cell>
          <table:table-cell office:value-type="float" office:value="-14290" calcext:value-type="float">
            <text:p>-14290</text:p>
          </table:table-cell>
          <table:table-cell office:value-type="float" office:value="-14252" calcext:value-type="float">
            <text:p>-14252</text:p>
          </table:table-cell>
          <table:table-cell office:value-type="float" office:value="-14243" calcext:value-type="float">
            <text:p>-14243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-10342" calcext:value-type="float">
            <text:p>-10342</text:p>
          </table:table-cell>
          <table:table-cell office:value-type="float" office:value="-10324" calcext:value-type="float">
            <text:p>-10324</text:p>
          </table:table-cell>
          <table:table-cell office:value-type="float" office:value="-10275" calcext:value-type="float">
            <text:p>-10275</text:p>
          </table:table-cell>
          <table:table-cell office:value-type="float" office:value="-10829" calcext:value-type="float">
            <text:p>-1082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17229" calcext:value-type="float">
            <text:p>-17229</text:p>
          </table:table-cell>
          <table:table-cell office:value-type="float" office:value="-17191" calcext:value-type="float">
            <text:p>-17191</text:p>
          </table:table-cell>
          <table:table-cell table:number-columns-repeated="19"/>
          <table:table-cell office:value-type="float" office:value="33" calcext:value-type="float">
            <text:p>33</text:p>
          </table:table-cell>
          <table:table-cell office:value-type="float" office:value="-13988" calcext:value-type="float">
            <text:p>-13988</text:p>
          </table:table-cell>
          <table:table-cell office:value-type="float" office:value="-13935" calcext:value-type="float">
            <text:p>-13935</text:p>
          </table:table-cell>
          <table:table-cell office:value-type="float" office:value="-13873" calcext:value-type="float">
            <text:p>-1387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-10046" calcext:value-type="float">
            <text:p>-10046</text:p>
          </table:table-cell>
          <table:table-cell office:value-type="float" office:value="-10066" calcext:value-type="float">
            <text:p>-10066</text:p>
          </table:table-cell>
          <table:table-cell office:value-type="float" office:value="-10019" calcext:value-type="float">
            <text:p>-10019</text:p>
          </table:table-cell>
          <table:table-cell office:value-type="float" office:value="-10555" calcext:value-type="float">
            <text:p>-1055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16972" calcext:value-type="float">
            <text:p>-16972</text:p>
          </table:table-cell>
          <table:table-cell office:value-type="float" office:value="-16947" calcext:value-type="float">
            <text:p>-16947</text:p>
          </table:table-cell>
          <table:table-cell table:number-columns-repeated="19"/>
          <table:table-cell office:value-type="float" office:value="34" calcext:value-type="float">
            <text:p>34</text:p>
          </table:table-cell>
          <table:table-cell office:value-type="float" office:value="-13734" calcext:value-type="float">
            <text:p>-13734</text:p>
          </table:table-cell>
          <table:table-cell office:value-type="float" office:value="-13698" calcext:value-type="float">
            <text:p>-13698</text:p>
          </table:table-cell>
          <table:table-cell office:value-type="float" office:value="-13699" calcext:value-type="float">
            <text:p>-13699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-9692" calcext:value-type="float">
            <text:p>-9692</text:p>
          </table:table-cell>
          <table:table-cell office:value-type="float" office:value="-9693" calcext:value-type="float">
            <text:p>-9693</text:p>
          </table:table-cell>
          <table:table-cell office:value-type="float" office:value="-9655" calcext:value-type="float">
            <text:p>-9655</text:p>
          </table:table-cell>
          <table:table-cell office:value-type="float" office:value="-10189" calcext:value-type="float">
            <text:p>-1018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16845" calcext:value-type="float">
            <text:p>-16845</text:p>
          </table:table-cell>
          <table:table-cell office:value-type="float" office:value="-16830" calcext:value-type="float">
            <text:p>-16830</text:p>
          </table:table-cell>
          <table:table-cell table:number-columns-repeated="19"/>
          <table:table-cell office:value-type="float" office:value="35" calcext:value-type="float">
            <text:p>35</text:p>
          </table:table-cell>
          <table:table-cell office:value-type="float" office:value="-13427" calcext:value-type="float">
            <text:p>-13427</text:p>
          </table:table-cell>
          <table:table-cell office:value-type="float" office:value="-13380" calcext:value-type="float">
            <text:p>-13380</text:p>
          </table:table-cell>
          <table:table-cell office:value-type="float" office:value="-13381" calcext:value-type="float">
            <text:p>-1338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8"/>
          <table:table-cell office:value-type="string" calcext:value-type="string">
            <text:p>5V</text:p>
          </table:table-cell>
          <table:table-cell office:value-type="string" calcext:value-type="string">
            <text:p>3V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-9642" calcext:value-type="float">
            <text:p>-9642</text:p>
          </table:table-cell>
          <table:table-cell office:value-type="float" office:value="-9629" calcext:value-type="float">
            <text:p>-9629</text:p>
          </table:table-cell>
          <table:table-cell office:value-type="float" office:value="-9615" calcext:value-type="float">
            <text:p>-9615</text:p>
          </table:table-cell>
          <table:table-cell office:value-type="float" office:value="-10166" calcext:value-type="float">
            <text:p>-1016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16563" calcext:value-type="float">
            <text:p>-16563</text:p>
          </table:table-cell>
          <table:table-cell office:value-type="float" office:value="-16547" calcext:value-type="float">
            <text:p>-16547</text:p>
          </table:table-cell>
          <table:table-cell table:number-columns-repeated="19"/>
          <table:table-cell office:value-type="float" office:value="36" calcext:value-type="float">
            <text:p>36</text:p>
          </table:table-cell>
          <table:table-cell office:value-type="float" office:value="-13263" calcext:value-type="float">
            <text:p>-13263</text:p>
          </table:table-cell>
          <table:table-cell office:value-type="float" office:value="-13220" calcext:value-type="float">
            <text:p>-13220</text:p>
          </table:table-cell>
          <table:table-cell office:value-type="float" office:value="-13239" calcext:value-type="float">
            <text:p>-1323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-9276" calcext:value-type="float">
            <text:p>-9276</text:p>
          </table:table-cell>
          <table:table-cell office:value-type="float" office:value="-9269" calcext:value-type="float">
            <text:p>-9269</text:p>
          </table:table-cell>
          <table:table-cell office:value-type="float" office:value="-9255" calcext:value-type="float">
            <text:p>-9255</text:p>
          </table:table-cell>
          <table:table-cell office:value-type="float" office:value="-9811" calcext:value-type="float">
            <text:p>-981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16377" calcext:value-type="float">
            <text:p>-16377</text:p>
          </table:table-cell>
          <table:table-cell office:value-type="float" office:value="-16323" calcext:value-type="float">
            <text:p>-16323</text:p>
          </table:table-cell>
          <table:table-cell table:number-columns-repeated="19"/>
          <table:table-cell office:value-type="float" office:value="37" calcext:value-type="float">
            <text:p>37</text:p>
          </table:table-cell>
          <table:table-cell office:value-type="float" office:value="-12950" calcext:value-type="float">
            <text:p>-12950</text:p>
          </table:table-cell>
          <table:table-cell office:value-type="float" office:value="-12951" calcext:value-type="float">
            <text:p>-12951</text:p>
          </table:table-cell>
          <table:table-cell office:value-type="float" office:value="-12929" calcext:value-type="float">
            <text:p>-1292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7"/>
          <table:table-cell office:value-type="float" office:value="15" calcext:value-type="float">
            <text:p>15</text:p>
          </table:table-cell>
          <table:table-cell office:value-type="float" office:value="-17688" calcext:value-type="float">
            <text:p>-17688</text:p>
          </table:table-cell>
          <table:table-cell office:value-type="float" office:value="-17810" calcext:value-type="float">
            <text:p>-178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8962" calcext:value-type="float">
            <text:p>-8962</text:p>
          </table:table-cell>
          <table:table-cell office:value-type="float" office:value="-9002" calcext:value-type="float">
            <text:p>-9002</text:p>
          </table:table-cell>
          <table:table-cell office:value-type="float" office:value="-8961" calcext:value-type="float">
            <text:p>-8961</text:p>
          </table:table-cell>
          <table:table-cell office:value-type="float" office:value="-9513" calcext:value-type="float">
            <text:p>-951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-16073" calcext:value-type="float">
            <text:p>-16073</text:p>
          </table:table-cell>
          <table:table-cell office:value-type="float" office:value="-16028" calcext:value-type="float">
            <text:p>-16028</text:p>
          </table:table-cell>
          <table:table-cell table:number-columns-repeated="19"/>
          <table:table-cell office:value-type="float" office:value="38" calcext:value-type="float">
            <text:p>38</text:p>
          </table:table-cell>
          <table:table-cell office:value-type="float" office:value="-12662" calcext:value-type="float">
            <text:p>-12662</text:p>
          </table:table-cell>
          <table:table-cell office:value-type="float" office:value="-12706" calcext:value-type="float">
            <text:p>-12706</text:p>
          </table:table-cell>
          <table:table-cell office:value-type="float" office:value="-12637" calcext:value-type="float">
            <text:p>-1263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16" calcext:value-type="float">
            <text:p>16</text:p>
          </table:table-cell>
          <table:table-cell office:value-type="float" office:value="-17692" calcext:value-type="float">
            <text:p>-17692</text:p>
          </table:table-cell>
          <table:table-cell office:value-type="float" office:value="-17815" calcext:value-type="float">
            <text:p>-178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-8589" calcext:value-type="float">
            <text:p>-8589</text:p>
          </table:table-cell>
          <table:table-cell office:value-type="float" office:value="-8597" calcext:value-type="float">
            <text:p>-8597</text:p>
          </table:table-cell>
          <table:table-cell office:value-type="float" office:value="-8613" calcext:value-type="float">
            <text:p>-8613</text:p>
          </table:table-cell>
          <table:table-cell office:value-type="float" office:value="-9116" calcext:value-type="float">
            <text:p>-911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16055" calcext:value-type="float">
            <text:p>-16055</text:p>
          </table:table-cell>
          <table:table-cell office:value-type="float" office:value="-16039" calcext:value-type="float">
            <text:p>-16039</text:p>
          </table:table-cell>
          <table:table-cell table:number-columns-repeated="19"/>
          <table:table-cell office:value-type="float" office:value="39" calcext:value-type="float">
            <text:p>39</text:p>
          </table:table-cell>
          <table:table-cell office:value-type="float" office:value="-12371" calcext:value-type="float">
            <text:p>-12371</text:p>
          </table:table-cell>
          <table:table-cell office:value-type="float" office:value="-12395" calcext:value-type="float">
            <text:p>-12395</text:p>
          </table:table-cell>
          <table:table-cell office:value-type="float" office:value="-12293" calcext:value-type="float">
            <text:p>-12293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-17434" calcext:value-type="float">
            <text:p>-17434</text:p>
          </table:table-cell>
          <table:table-cell office:value-type="float" office:value="-17557" calcext:value-type="float">
            <text:p>-175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-8416" calcext:value-type="float">
            <text:p>-8416</text:p>
          </table:table-cell>
          <table:table-cell office:value-type="float" office:value="-8405" calcext:value-type="float">
            <text:p>-8405</text:p>
          </table:table-cell>
          <table:table-cell office:value-type="float" office:value="-8393" calcext:value-type="float">
            <text:p>-8393</text:p>
          </table:table-cell>
          <table:table-cell office:value-type="float" office:value="-8967" calcext:value-type="float">
            <text:p>-896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15780" calcext:value-type="float">
            <text:p>-15780</text:p>
          </table:table-cell>
          <table:table-cell office:value-type="float" office:value="-15766" calcext:value-type="float">
            <text:p>-15766</text:p>
          </table:table-cell>
          <table:table-cell table:number-columns-repeated="19"/>
          <table:table-cell office:value-type="float" office:value="40" calcext:value-type="float">
            <text:p>40</text:p>
          </table:table-cell>
          <table:table-cell office:value-type="float" office:value="-12369" calcext:value-type="float">
            <text:p>-12369</text:p>
          </table:table-cell>
          <table:table-cell office:value-type="float" office:value="-12378" calcext:value-type="float">
            <text:p>-12378</text:p>
          </table:table-cell>
          <table:table-cell office:value-type="float" office:value="-12335" calcext:value-type="float">
            <text:p>-12335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-17237" calcext:value-type="float">
            <text:p>-17237</text:p>
          </table:table-cell>
          <table:table-cell office:value-type="float" office:value="-17309" calcext:value-type="float">
            <text:p>-173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-8063" calcext:value-type="float">
            <text:p>-8063</text:p>
          </table:table-cell>
          <table:table-cell office:value-type="float" office:value="-8051" calcext:value-type="float">
            <text:p>-8051</text:p>
          </table:table-cell>
          <table:table-cell office:value-type="float" office:value="-7947" calcext:value-type="float">
            <text:p>-7947</text:p>
          </table:table-cell>
          <table:table-cell office:value-type="float" office:value="-8545" calcext:value-type="float">
            <text:p>-854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15568" calcext:value-type="float">
            <text:p>-15568</text:p>
          </table:table-cell>
          <table:table-cell office:value-type="float" office:value="-15518" calcext:value-type="float">
            <text:p>-15518</text:p>
          </table:table-cell>
          <table:table-cell table:number-columns-repeated="19"/>
          <table:table-cell office:value-type="float" office:value="41" calcext:value-type="float">
            <text:p>41</text:p>
          </table:table-cell>
          <table:table-cell office:value-type="float" office:value="-12022" calcext:value-type="float">
            <text:p>-12022</text:p>
          </table:table-cell>
          <table:table-cell office:value-type="float" office:value="-12050" calcext:value-type="float">
            <text:p>-12050</text:p>
          </table:table-cell>
          <table:table-cell office:value-type="float" office:value="-12035" calcext:value-type="float">
            <text:p>-12035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-16962" calcext:value-type="float">
            <text:p>-16962</text:p>
          </table:table-cell>
          <table:table-cell office:value-type="float" office:value="-17024" calcext:value-type="float">
            <text:p>-17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-7751" calcext:value-type="float">
            <text:p>-7751</text:p>
          </table:table-cell>
          <table:table-cell office:value-type="float" office:value="-7728" calcext:value-type="float">
            <text:p>-7728</text:p>
          </table:table-cell>
          <table:table-cell office:value-type="float" office:value="-7709" calcext:value-type="float">
            <text:p>-7709</text:p>
          </table:table-cell>
          <table:table-cell office:value-type="float" office:value="-8260" calcext:value-type="float">
            <text:p>-826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15269" calcext:value-type="float">
            <text:p>-15269</text:p>
          </table:table-cell>
          <table:table-cell office:value-type="float" office:value="-15228" calcext:value-type="float">
            <text:p>-15228</text:p>
          </table:table-cell>
          <table:table-cell table:number-columns-repeated="19"/>
          <table:table-cell office:value-type="float" office:value="42" calcext:value-type="float">
            <text:p>42</text:p>
          </table:table-cell>
          <table:table-cell office:value-type="float" office:value="-11715" calcext:value-type="float">
            <text:p>-11715</text:p>
          </table:table-cell>
          <table:table-cell office:value-type="float" office:value="-11736" calcext:value-type="float">
            <text:p>-11736</text:p>
          </table:table-cell>
          <table:table-cell office:value-type="float" office:value="-11751" calcext:value-type="float">
            <text:p>-1175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office:value-type="float" office:value="-16845" calcext:value-type="float">
            <text:p>-16845</text:p>
          </table:table-cell>
          <table:table-cell office:value-type="float" office:value="-16924" calcext:value-type="float">
            <text:p>-169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-7363" calcext:value-type="float">
            <text:p>-7363</text:p>
          </table:table-cell>
          <table:table-cell office:value-type="float" office:value="-7385" calcext:value-type="float">
            <text:p>-7385</text:p>
          </table:table-cell>
          <table:table-cell office:value-type="float" office:value="-7313" calcext:value-type="float">
            <text:p>-7313</text:p>
          </table:table-cell>
          <table:table-cell office:value-type="float" office:value="-7880" calcext:value-type="float">
            <text:p>-788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15133" calcext:value-type="float">
            <text:p>-15133</text:p>
          </table:table-cell>
          <table:table-cell office:value-type="float" office:value="-15071" calcext:value-type="float">
            <text:p>-15071</text:p>
          </table:table-cell>
          <table:table-cell table:number-columns-repeated="19"/>
          <table:table-cell office:value-type="float" office:value="43" calcext:value-type="float">
            <text:p>43</text:p>
          </table:table-cell>
          <table:table-cell office:value-type="float" office:value="-11425" calcext:value-type="float">
            <text:p>-11425</text:p>
          </table:table-cell>
          <table:table-cell office:value-type="float" office:value="-11413" calcext:value-type="float">
            <text:p>-11413</text:p>
          </table:table-cell>
          <table:table-cell office:value-type="float" office:value="-11357" calcext:value-type="float">
            <text:p>-11357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7"/>
          <table:table-cell office:value-type="float" office:value="21" calcext:value-type="float">
            <text:p>21</text:p>
          </table:table-cell>
          <table:table-cell office:value-type="float" office:value="-16558" calcext:value-type="float">
            <text:p>-16558</text:p>
          </table:table-cell>
          <table:table-cell office:value-type="float" office:value="-16678" calcext:value-type="float">
            <text:p>-166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-7363" calcext:value-type="float">
            <text:p>-7363</text:p>
          </table:table-cell>
          <table:table-cell office:value-type="float" office:value="-7381" calcext:value-type="float">
            <text:p>-7381</text:p>
          </table:table-cell>
          <table:table-cell office:value-type="float" office:value="-7311" calcext:value-type="float">
            <text:p>-7311</text:p>
          </table:table-cell>
          <table:table-cell office:value-type="float" office:value="-7876" calcext:value-type="float">
            <text:p>-787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14790" calcext:value-type="float">
            <text:p>-14790</text:p>
          </table:table-cell>
          <table:table-cell office:value-type="float" office:value="-14789" calcext:value-type="float">
            <text:p>-14789</text:p>
          </table:table-cell>
          <table:table-cell table:number-columns-repeated="19"/>
          <table:table-cell office:value-type="float" office:value="44" calcext:value-type="float">
            <text:p>44</text:p>
          </table:table-cell>
          <table:table-cell office:value-type="float" office:value="-11319" calcext:value-type="float">
            <text:p>-11319</text:p>
          </table:table-cell>
          <table:table-cell office:value-type="float" office:value="-11257" calcext:value-type="float">
            <text:p>-11257</text:p>
          </table:table-cell>
          <table:table-cell office:value-type="float" office:value="-11271" calcext:value-type="float">
            <text:p>-11271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7"/>
          <table:table-cell office:value-type="float" office:value="22" calcext:value-type="float">
            <text:p>22</text:p>
          </table:table-cell>
          <table:table-cell office:value-type="float" office:value="-16334" calcext:value-type="float">
            <text:p>-16334</text:p>
          </table:table-cell>
          <table:table-cell office:value-type="float" office:value="-16448" calcext:value-type="float">
            <text:p>-164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-6974" calcext:value-type="float">
            <text:p>-6974</text:p>
          </table:table-cell>
          <table:table-cell office:value-type="float" office:value="-6967" calcext:value-type="float">
            <text:p>-6967</text:p>
          </table:table-cell>
          <table:table-cell office:value-type="float" office:value="-6941" calcext:value-type="float">
            <text:p>-6941</text:p>
          </table:table-cell>
          <table:table-cell office:value-type="float" office:value="-7487" calcext:value-type="float">
            <text:p>-748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-14563" calcext:value-type="float">
            <text:p>-14563</text:p>
          </table:table-cell>
          <table:table-cell table:number-columns-repeated="19"/>
          <table:table-cell office:value-type="float" office:value="45" calcext:value-type="float">
            <text:p>45</text:p>
          </table:table-cell>
          <table:table-cell office:value-type="float" office:value="-10998" calcext:value-type="float">
            <text:p>-10998</text:p>
          </table:table-cell>
          <table:table-cell office:value-type="float" office:value="-10916" calcext:value-type="float">
            <text:p>-10916</text:p>
          </table:table-cell>
          <table:table-cell office:value-type="float" office:value="-10941" calcext:value-type="float">
            <text:p>-1094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 office:value-type="float" office:value="-16052" calcext:value-type="float">
            <text:p>-16052</text:p>
          </table:table-cell>
          <table:table-cell office:value-type="float" office:value="-16167" calcext:value-type="float">
            <text:p>-161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-6650" calcext:value-type="float">
            <text:p>-6650</text:p>
          </table:table-cell>
          <table:table-cell office:value-type="float" office:value="-6624" calcext:value-type="float">
            <text:p>-6624</text:p>
          </table:table-cell>
          <table:table-cell office:value-type="float" office:value="-6615" calcext:value-type="float">
            <text:p>-6615</text:p>
          </table:table-cell>
          <table:table-cell office:value-type="float" office:value="-7171" calcext:value-type="float">
            <text:p>-717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14275" calcext:value-type="float">
            <text:p>-14275</text:p>
          </table:table-cell>
          <table:table-cell office:value-type="float" office:value="-14257" calcext:value-type="float">
            <text:p>-14257</text:p>
          </table:table-cell>
          <table:table-cell table:number-columns-repeated="19"/>
          <table:table-cell office:value-type="float" office:value="46" calcext:value-type="float">
            <text:p>46</text:p>
          </table:table-cell>
          <table:table-cell office:value-type="float" office:value="-10680" calcext:value-type="float">
            <text:p>-10680</text:p>
          </table:table-cell>
          <table:table-cell office:value-type="float" office:value="-10659" calcext:value-type="float">
            <text:p>-10659</text:p>
          </table:table-cell>
          <table:table-cell office:value-type="float" office:value="-10663" calcext:value-type="float">
            <text:p>-1066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with decouplind</text:p>
          </table:table-cell>
          <table:table-cell office:value-type="string" calcext:value-type="string">
            <text:p>no decoupling</text:p>
          </table:table-cell>
          <table:table-cell office:value-type="string" calcext:value-type="string">
            <text:p>decoupling restored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-16052" calcext:value-type="float">
            <text:p>-16052</text:p>
          </table:table-cell>
          <table:table-cell office:value-type="float" office:value="-16167" calcext:value-type="float">
            <text:p>-161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-6252" calcext:value-type="float">
            <text:p>-6252</text:p>
          </table:table-cell>
          <table:table-cell office:value-type="float" office:value="-6192" calcext:value-type="float">
            <text:p>-6192</text:p>
          </table:table-cell>
          <table:table-cell office:value-type="float" office:value="-6215" calcext:value-type="float">
            <text:p>-6215</text:p>
          </table:table-cell>
          <table:table-cell office:value-type="float" office:value="-6781" calcext:value-type="float">
            <text:p>-678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14216" calcext:value-type="float">
            <text:p>-14216</text:p>
          </table:table-cell>
          <table:table-cell office:value-type="float" office:value="-14204" calcext:value-type="float">
            <text:p>-14204</text:p>
          </table:table-cell>
          <table:table-cell table:number-columns-repeated="19"/>
          <table:table-cell office:value-type="float" office:value="47" calcext:value-type="float">
            <text:p>47</text:p>
          </table:table-cell>
          <table:table-cell office:value-type="float" office:value="-10324" calcext:value-type="float">
            <text:p>-10324</text:p>
          </table:table-cell>
          <table:table-cell office:value-type="float" office:value="-10301" calcext:value-type="float">
            <text:p>-10301</text:p>
          </table:table-cell>
          <table:table-cell office:value-type="float" office:value="-10235" calcext:value-type="float">
            <text:p>-10235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7"/>
          <table:table-cell office:value-type="float" office:value="25" calcext:value-type="float">
            <text:p>25</text:p>
          </table:table-cell>
          <table:table-cell office:value-type="float" office:value="-15786" calcext:value-type="float">
            <text:p>-15786</text:p>
          </table:table-cell>
          <table:table-cell office:value-type="float" office:value="-15879" calcext:value-type="float">
            <text:p>-158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-6056" calcext:value-type="float">
            <text:p>-6056</text:p>
          </table:table-cell>
          <table:table-cell office:value-type="float" office:value="-6043" calcext:value-type="float">
            <text:p>-6043</text:p>
          </table:table-cell>
          <table:table-cell office:value-type="float" office:value="-5991" calcext:value-type="float">
            <text:p>-5991</text:p>
          </table:table-cell>
          <table:table-cell office:value-type="float" office:value="-6573" calcext:value-type="float">
            <text:p>-657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-13868" calcext:value-type="float">
            <text:p>-13868</text:p>
          </table:table-cell>
          <table:table-cell office:value-type="float" office:value="-13896" calcext:value-type="float">
            <text:p>-13896</text:p>
          </table:table-cell>
          <table:table-cell table:number-columns-repeated="19"/>
          <table:table-cell office:value-type="float" office:value="48" calcext:value-type="float">
            <text:p>48</text:p>
          </table:table-cell>
          <table:table-cell office:value-type="float" office:value="-10280" calcext:value-type="float">
            <text:p>-10280</text:p>
          </table:table-cell>
          <table:table-cell office:value-type="float" office:value="-10270" calcext:value-type="float">
            <text:p>-10270</text:p>
          </table:table-cell>
          <table:table-cell office:value-type="float" office:value="-10245" calcext:value-type="float">
            <text:p>-1024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-17725" calcext:value-type="float">
            <text:p>-17725</text:p>
          </table:table-cell>
          <table:table-cell office:value-type="float" office:value="-16772" calcext:value-type="float">
            <text:p>-16772</text:p>
          </table:table-cell>
          <table:table-cell office:value-type="float" office:value="-17700" calcext:value-type="float">
            <text:p>-17700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-15509" calcext:value-type="float">
            <text:p>-15509</text:p>
          </table:table-cell>
          <table:table-cell office:value-type="float" office:value="-15667" calcext:value-type="float">
            <text:p>-156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-5637" calcext:value-type="float">
            <text:p>-5637</text:p>
          </table:table-cell>
          <table:table-cell office:value-type="float" office:value="-5620" calcext:value-type="float">
            <text:p>-5620</text:p>
          </table:table-cell>
          <table:table-cell office:value-type="float" office:value="-5583" calcext:value-type="float">
            <text:p>-5583</text:p>
          </table:table-cell>
          <table:table-cell office:value-type="float" office:value="-6170" calcext:value-type="float">
            <text:p>-617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-13649" calcext:value-type="float">
            <text:p>-13649</text:p>
          </table:table-cell>
          <table:table-cell office:value-type="float" office:value="-13636" calcext:value-type="float">
            <text:p>-13636</text:p>
          </table:table-cell>
          <table:table-cell table:number-columns-repeated="19"/>
          <table:table-cell office:value-type="float" office:value="49" calcext:value-type="float">
            <text:p>49</text:p>
          </table:table-cell>
          <table:table-cell office:value-type="float" office:value="-9904" calcext:value-type="float">
            <text:p>-9904</text:p>
          </table:table-cell>
          <table:table-cell office:value-type="float" office:value="-9872" calcext:value-type="float">
            <text:p>-9872</text:p>
          </table:table-cell>
          <table:table-cell office:value-type="float" office:value="-9915" calcext:value-type="float">
            <text:p>-991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-17712" calcext:value-type="float">
            <text:p>-17712</text:p>
          </table:table-cell>
          <table:table-cell office:value-type="float" office:value="-16802" calcext:value-type="float">
            <text:p>-16802</text:p>
          </table:table-cell>
          <table:table-cell office:value-type="float" office:value="-17725" calcext:value-type="float">
            <text:p>-17725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-15262" calcext:value-type="float">
            <text:p>-15262</text:p>
          </table:table-cell>
          <table:table-cell office:value-type="float" office:value="-15361" calcext:value-type="float">
            <text:p>-153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-5311" calcext:value-type="float">
            <text:p>-5311</text:p>
          </table:table-cell>
          <table:table-cell office:value-type="float" office:value="-5297" calcext:value-type="float">
            <text:p>-5297</text:p>
          </table:table-cell>
          <table:table-cell office:value-type="float" office:value="-5253" calcext:value-type="float">
            <text:p>-5253</text:p>
          </table:table-cell>
          <table:table-cell office:value-type="float" office:value="-5837" calcext:value-type="float">
            <text:p>-583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-13297" calcext:value-type="float">
            <text:p>-13297</text:p>
          </table:table-cell>
          <table:table-cell office:value-type="float" office:value="-13324" calcext:value-type="float">
            <text:p>-13324</text:p>
          </table:table-cell>
          <table:table-cell table:number-columns-repeated="19"/>
          <table:table-cell office:value-type="float" office:value="50" calcext:value-type="float">
            <text:p>50</text:p>
          </table:table-cell>
          <table:table-cell office:value-type="float" office:value="-9621" calcext:value-type="float">
            <text:p>-9621</text:p>
          </table:table-cell>
          <table:table-cell office:value-type="float" office:value="-9550" calcext:value-type="float">
            <text:p>-9550</text:p>
          </table:table-cell>
          <table:table-cell office:value-type="float" office:value="-9583" calcext:value-type="float">
            <text:p>-9583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-17433" calcext:value-type="float">
            <text:p>-17433</text:p>
          </table:table-cell>
          <table:table-cell office:value-type="float" office:value="-16523" calcext:value-type="float">
            <text:p>-16523</text:p>
          </table:table-cell>
          <table:table-cell office:value-type="float" office:value="-17470" calcext:value-type="float">
            <text:p>-17470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-15143" calcext:value-type="float">
            <text:p>-15143</text:p>
          </table:table-cell>
          <table:table-cell office:value-type="float" office:value="-15235" calcext:value-type="float">
            <text:p>-152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-4861" calcext:value-type="float">
            <text:p>-4861</text:p>
          </table:table-cell>
          <table:table-cell office:value-type="float" office:value="-4796" calcext:value-type="float">
            <text:p>-4796</text:p>
          </table:table-cell>
          <table:table-cell office:value-type="float" office:value="-4815" calcext:value-type="float">
            <text:p>-4815</text:p>
          </table:table-cell>
          <table:table-cell office:value-type="float" office:value="-5406" calcext:value-type="float">
            <text:p>-540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-13147" calcext:value-type="float">
            <text:p>-13147</text:p>
          </table:table-cell>
          <table:table-cell office:value-type="float" office:value="-13168" calcext:value-type="float">
            <text:p>-13168</text:p>
          </table:table-cell>
          <table:table-cell table:number-columns-repeated="19"/>
          <table:table-cell office:value-type="float" office:value="51" calcext:value-type="float">
            <text:p>51</text:p>
          </table:table-cell>
          <table:table-cell office:value-type="float" office:value="-9260" calcext:value-type="float">
            <text:p>-9260</text:p>
          </table:table-cell>
          <table:table-cell office:value-type="float" office:value="-9187" calcext:value-type="float">
            <text:p>-9187</text:p>
          </table:table-cell>
          <table:table-cell office:value-type="float" office:value="-9193" calcext:value-type="float">
            <text:p>-919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-17261" calcext:value-type="float">
            <text:p>-17261</text:p>
          </table:table-cell>
          <table:table-cell office:value-type="float" office:value="-16317" calcext:value-type="float">
            <text:p>-16317</text:p>
          </table:table-cell>
          <table:table-cell office:value-type="float" office:value="-17287" calcext:value-type="float">
            <text:p>-17287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-14853" calcext:value-type="float">
            <text:p>-14853</text:p>
          </table:table-cell>
          <table:table-cell office:value-type="float" office:value="-14936" calcext:value-type="float">
            <text:p>-149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-4820" calcext:value-type="float">
            <text:p>-4820</text:p>
          </table:table-cell>
          <table:table-cell office:value-type="float" office:value="-4775" calcext:value-type="float">
            <text:p>-4775</text:p>
          </table:table-cell>
          <table:table-cell office:value-type="float" office:value="-4753" calcext:value-type="float">
            <text:p>-4753</text:p>
          </table:table-cell>
          <table:table-cell office:value-type="float" office:value="-5317" calcext:value-type="float">
            <text:p>-531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-12882" calcext:value-type="float">
            <text:p>-12882</text:p>
          </table:table-cell>
          <table:table-cell office:value-type="float" office:value="-12844" calcext:value-type="float">
            <text:p>-12844</text:p>
          </table:table-cell>
          <table:table-cell table:number-columns-repeated="19"/>
          <table:table-cell office:value-type="float" office:value="52" calcext:value-type="float">
            <text:p>52</text:p>
          </table:table-cell>
          <table:table-cell office:value-type="float" office:value="-9085" calcext:value-type="float">
            <text:p>-9085</text:p>
          </table:table-cell>
          <table:table-cell office:value-type="float" office:value="-9050" calcext:value-type="float">
            <text:p>-9050</text:p>
          </table:table-cell>
          <table:table-cell office:value-type="float" office:value="-9053" calcext:value-type="float">
            <text:p>-905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-16992" calcext:value-type="float">
            <text:p>-16992</text:p>
          </table:table-cell>
          <table:table-cell office:value-type="float" office:value="-16079" calcext:value-type="float">
            <text:p>-16079</text:p>
          </table:table-cell>
          <table:table-cell office:value-type="float" office:value="-16991" calcext:value-type="float">
            <text:p>-16991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-14629" calcext:value-type="float">
            <text:p>-14629</text:p>
          </table:table-cell>
          <table:table-cell office:value-type="float" office:value="-14706" calcext:value-type="float">
            <text:p>-147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-4387" calcext:value-type="float">
            <text:p>-4387</text:p>
          </table:table-cell>
          <table:table-cell office:value-type="float" office:value="-4370" calcext:value-type="float">
            <text:p>-4370</text:p>
          </table:table-cell>
          <table:table-cell office:value-type="float" office:value="-4305" calcext:value-type="float">
            <text:p>-4305</text:p>
          </table:table-cell>
          <table:table-cell office:value-type="float" office:value="-4908" calcext:value-type="float">
            <text:p>-490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-12599" calcext:value-type="float">
            <text:p>-12599</text:p>
          </table:table-cell>
          <table:table-cell office:value-type="float" office:value="-12618" calcext:value-type="float">
            <text:p>-12618</text:p>
          </table:table-cell>
          <table:table-cell table:number-columns-repeated="19"/>
          <table:table-cell office:value-type="float" office:value="53" calcext:value-type="float">
            <text:p>53</text:p>
          </table:table-cell>
          <table:table-cell office:value-type="float" office:value="-8682" calcext:value-type="float">
            <text:p>-8682</text:p>
          </table:table-cell>
          <table:table-cell office:value-type="float" office:value="-8678" calcext:value-type="float">
            <text:p>-8678</text:p>
          </table:table-cell>
          <table:table-cell office:value-type="float" office:value="-8609" calcext:value-type="float">
            <text:p>-8609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-16860" calcext:value-type="float">
            <text:p>-16860</text:p>
          </table:table-cell>
          <table:table-cell office:value-type="float" office:value="-15977" calcext:value-type="float">
            <text:p>-15977</text:p>
          </table:table-cell>
          <table:table-cell office:value-type="float" office:value="-16857" calcext:value-type="float">
            <text:p>-16857</text:p>
          </table:table-cell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-14305" calcext:value-type="float">
            <text:p>-14305</text:p>
          </table:table-cell>
          <table:table-cell office:value-type="float" office:value="-14407" calcext:value-type="float">
            <text:p>-144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-4040" calcext:value-type="float">
            <text:p>-4040</text:p>
          </table:table-cell>
          <table:table-cell office:value-type="float" office:value="-4003" calcext:value-type="float">
            <text:p>-4003</text:p>
          </table:table-cell>
          <table:table-cell office:value-type="float" office:value="-3901" calcext:value-type="float">
            <text:p>-3901</text:p>
          </table:table-cell>
          <table:table-cell office:value-type="float" office:value="-4581" calcext:value-type="float">
            <text:p>-458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-12270" calcext:value-type="float">
            <text:p>-12270</text:p>
          </table:table-cell>
          <table:table-cell office:value-type="float" office:value="-12258" calcext:value-type="float">
            <text:p>-12258</text:p>
          </table:table-cell>
          <table:table-cell table:number-columns-repeated="19"/>
          <table:table-cell office:value-type="float" office:value="54" calcext:value-type="float">
            <text:p>54</text:p>
          </table:table-cell>
          <table:table-cell office:value-type="float" office:value="-8396" calcext:value-type="float">
            <text:p>-8396</text:p>
          </table:table-cell>
          <table:table-cell office:value-type="float" office:value="-8368" calcext:value-type="float">
            <text:p>-8368</text:p>
          </table:table-cell>
          <table:table-cell office:value-type="float" office:value="-8335" calcext:value-type="float">
            <text:p>-8335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-16583" calcext:value-type="float">
            <text:p>-16583</text:p>
          </table:table-cell>
          <table:table-cell office:value-type="float" office:value="-15715" calcext:value-type="float">
            <text:p>-15715</text:p>
          </table:table-cell>
          <table:table-cell office:value-type="float" office:value="-16612" calcext:value-type="float">
            <text:p>-16612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-14256" calcext:value-type="float">
            <text:p>-14256</text:p>
          </table:table-cell>
          <table:table-cell office:value-type="float" office:value="-14383" calcext:value-type="float">
            <text:p>-143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-3584" calcext:value-type="float">
            <text:p>-3584</text:p>
          </table:table-cell>
          <table:table-cell office:value-type="float" office:value="-3479" calcext:value-type="float">
            <text:p>-3479</text:p>
          </table:table-cell>
          <table:table-cell office:value-type="float" office:value="-3427" calcext:value-type="float">
            <text:p>-3427</text:p>
          </table:table-cell>
          <table:table-cell office:value-type="float" office:value="-4139" calcext:value-type="float">
            <text:p>-413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12277" calcext:value-type="float">
            <text:p>-12277</text:p>
          </table:table-cell>
          <table:table-cell office:value-type="float" office:value="-12258" calcext:value-type="float">
            <text:p>-12258</text:p>
          </table:table-cell>
          <table:table-cell table:number-columns-repeated="19"/>
          <table:table-cell office:value-type="float" office:value="55" calcext:value-type="float">
            <text:p>55</text:p>
          </table:table-cell>
          <table:table-cell office:value-type="float" office:value="-8014" calcext:value-type="float">
            <text:p>-8014</text:p>
          </table:table-cell>
          <table:table-cell office:value-type="float" office:value="-7943" calcext:value-type="float">
            <text:p>-7943</text:p>
          </table:table-cell>
          <table:table-cell office:value-type="float" office:value="-7945" calcext:value-type="float">
            <text:p>-7945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-16367" calcext:value-type="float">
            <text:p>-16367</text:p>
          </table:table-cell>
          <table:table-cell office:value-type="float" office:value="-15489" calcext:value-type="float">
            <text:p>-15489</text:p>
          </table:table-cell>
          <table:table-cell office:value-type="float" office:value="-16376" calcext:value-type="float">
            <text:p>-16376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-13943" calcext:value-type="float">
            <text:p>-13943</text:p>
          </table:table-cell>
          <table:table-cell office:value-type="float" office:value="-14059" calcext:value-type="float">
            <text:p>-140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-3361" calcext:value-type="float">
            <text:p>-3361</text:p>
          </table:table-cell>
          <table:table-cell office:value-type="float" office:value="-3382" calcext:value-type="float">
            <text:p>-3382</text:p>
          </table:table-cell>
          <table:table-cell office:value-type="float" office:value="-3217" calcext:value-type="float">
            <text:p>-3217</text:p>
          </table:table-cell>
          <table:table-cell office:value-type="float" office:value="-3919" calcext:value-type="float">
            <text:p>-391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-11943" calcext:value-type="float">
            <text:p>-11943</text:p>
          </table:table-cell>
          <table:table-cell office:value-type="float" office:value="-11921" calcext:value-type="float">
            <text:p>-11921</text:p>
          </table:table-cell>
          <table:table-cell table:number-columns-repeated="19"/>
          <table:table-cell office:value-type="float" office:value="56" calcext:value-type="float">
            <text:p>56</text:p>
          </table:table-cell>
          <table:table-cell office:value-type="float" office:value="-7998" calcext:value-type="float">
            <text:p>-7998</text:p>
          </table:table-cell>
          <table:table-cell office:value-type="float" office:value="-7939" calcext:value-type="float">
            <text:p>-7939</text:p>
          </table:table-cell>
          <table:table-cell office:value-type="float" office:value="-7885" calcext:value-type="float">
            <text:p>-7885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-16108" calcext:value-type="float">
            <text:p>-16108</text:p>
          </table:table-cell>
          <table:table-cell office:value-type="float" office:value="-15207" calcext:value-type="float">
            <text:p>-15207</text:p>
          </table:table-cell>
          <table:table-cell office:value-type="float" office:value="-16111" calcext:value-type="float">
            <text:p>-16111</text:p>
          </table:table-cell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-13685" calcext:value-type="float">
            <text:p>-13685</text:p>
          </table:table-cell>
          <table:table-cell office:value-type="float" office:value="-13816" calcext:value-type="float">
            <text:p>-138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-2891" calcext:value-type="float">
            <text:p>-2891</text:p>
          </table:table-cell>
          <table:table-cell office:value-type="float" office:value="-2874" calcext:value-type="float">
            <text:p>-2874</text:p>
          </table:table-cell>
          <table:table-cell office:value-type="float" office:value="-2721" calcext:value-type="float">
            <text:p>-2721</text:p>
          </table:table-cell>
          <table:table-cell office:value-type="float" office:value="-3449" calcext:value-type="float">
            <text:p>-3449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-11673" calcext:value-type="float">
            <text:p>-11673</text:p>
          </table:table-cell>
          <table:table-cell office:value-type="float" office:value="-11655" calcext:value-type="float">
            <text:p>-11655</text:p>
          </table:table-cell>
          <table:table-cell table:number-columns-repeated="19"/>
          <table:table-cell office:value-type="float" office:value="57" calcext:value-type="float">
            <text:p>57</text:p>
          </table:table-cell>
          <table:table-cell office:value-type="float" office:value="-7607" calcext:value-type="float">
            <text:p>-7607</text:p>
          </table:table-cell>
          <table:table-cell office:value-type="float" office:value="-7533" calcext:value-type="float">
            <text:p>-7533</text:p>
          </table:table-cell>
          <table:table-cell office:value-type="float" office:value="-7475" calcext:value-type="float">
            <text:p>-7475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-16090" calcext:value-type="float">
            <text:p>-16090</text:p>
          </table:table-cell>
          <table:table-cell office:value-type="float" office:value="-15209" calcext:value-type="float">
            <text:p>-15209</text:p>
          </table:table-cell>
          <table:table-cell office:value-type="float" office:value="-16097" calcext:value-type="float">
            <text:p>-16097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-13364" calcext:value-type="float">
            <text:p>-13364</text:p>
          </table:table-cell>
          <table:table-cell office:value-type="float" office:value="-13479" calcext:value-type="float">
            <text:p>-134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-2519" calcext:value-type="float">
            <text:p>-2519</text:p>
          </table:table-cell>
          <table:table-cell office:value-type="float" office:value="-2509" calcext:value-type="float">
            <text:p>-2509</text:p>
          </table:table-cell>
          <table:table-cell office:value-type="float" office:value="-2405" calcext:value-type="float">
            <text:p>-2405</text:p>
          </table:table-cell>
          <table:table-cell office:value-type="float" office:value="-3118" calcext:value-type="float">
            <text:p>-31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-11335" calcext:value-type="float">
            <text:p>-11335</text:p>
          </table:table-cell>
          <table:table-cell office:value-type="float" office:value="-11301" calcext:value-type="float">
            <text:p>-11301</text:p>
          </table:table-cell>
          <table:table-cell table:number-columns-repeated="19"/>
          <table:table-cell office:value-type="float" office:value="58" calcext:value-type="float">
            <text:p>58</text:p>
          </table:table-cell>
          <table:table-cell office:value-type="float" office:value="-7293" calcext:value-type="float">
            <text:p>-7293</text:p>
          </table:table-cell>
          <table:table-cell office:value-type="float" office:value="-7239" calcext:value-type="float">
            <text:p>-7239</text:p>
          </table:table-cell>
          <table:table-cell office:value-type="float" office:value="-7231" calcext:value-type="float">
            <text:p>-723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-15763" calcext:value-type="float">
            <text:p>-15763</text:p>
          </table:table-cell>
          <table:table-cell office:value-type="float" office:value="-14942" calcext:value-type="float">
            <text:p>-14942</text:p>
          </table:table-cell>
          <table:table-cell office:value-type="float" office:value="-15788" calcext:value-type="float">
            <text:p>-15788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-13219" calcext:value-type="float">
            <text:p>-13219</text:p>
          </table:table-cell>
          <table:table-cell office:value-type="float" office:value="-13303" calcext:value-type="float">
            <text:p>-133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-2010" calcext:value-type="float">
            <text:p>-2010</text:p>
          </table:table-cell>
          <table:table-cell office:value-type="float" office:value="-2015" calcext:value-type="float">
            <text:p>-2015</text:p>
          </table:table-cell>
          <table:table-cell office:value-type="float" office:value="-1831" calcext:value-type="float">
            <text:p>-1831</text:p>
          </table:table-cell>
          <table:table-cell office:value-type="float" office:value="-2649" calcext:value-type="float">
            <text:p>-2649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-11166" calcext:value-type="float">
            <text:p>-11166</text:p>
          </table:table-cell>
          <table:table-cell office:value-type="float" office:value="-11158" calcext:value-type="float">
            <text:p>-11158</text:p>
          </table:table-cell>
          <table:table-cell table:number-columns-repeated="19"/>
          <table:table-cell office:value-type="float" office:value="59" calcext:value-type="float">
            <text:p>59</text:p>
          </table:table-cell>
          <table:table-cell office:value-type="float" office:value="-6857" calcext:value-type="float">
            <text:p>-6857</text:p>
          </table:table-cell>
          <table:table-cell office:value-type="float" office:value="-6837" calcext:value-type="float">
            <text:p>-6837</text:p>
          </table:table-cell>
          <table:table-cell office:value-type="float" office:value="-6779" calcext:value-type="float">
            <text:p>-6779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-15574" calcext:value-type="float">
            <text:p>-15574</text:p>
          </table:table-cell>
          <table:table-cell office:value-type="float" office:value="-14716" calcext:value-type="float">
            <text:p>-14716</text:p>
          </table:table-cell>
          <table:table-cell office:value-type="float" office:value="-15603" calcext:value-type="float">
            <text:p>-15603</text:p>
          </table:table-cell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-12908" calcext:value-type="float">
            <text:p>-12908</text:p>
          </table:table-cell>
          <table:table-cell office:value-type="float" office:value="-13026" calcext:value-type="float">
            <text:p>-130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-1986" calcext:value-type="float">
            <text:p>-1986</text:p>
          </table:table-cell>
          <table:table-cell office:value-type="float" office:value="-1981" calcext:value-type="float">
            <text:p>-1981</text:p>
          </table:table-cell>
          <table:table-cell office:value-type="float" office:value="-1845" calcext:value-type="float">
            <text:p>-1845</text:p>
          </table:table-cell>
          <table:table-cell office:value-type="float" office:value="-2607" calcext:value-type="float">
            <text:p>-2607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10859" calcext:value-type="float">
            <text:p>-10859</text:p>
          </table:table-cell>
          <table:table-cell office:value-type="float" office:value="-10829" calcext:value-type="float">
            <text:p>-10829</text:p>
          </table:table-cell>
          <table:table-cell table:number-columns-repeated="19"/>
          <table:table-cell office:value-type="float" office:value="60" calcext:value-type="float">
            <text:p>60</text:p>
          </table:table-cell>
          <table:table-cell office:value-type="float" office:value="-6690" calcext:value-type="float">
            <text:p>-6690</text:p>
          </table:table-cell>
          <table:table-cell office:value-type="float" office:value="-6654" calcext:value-type="float">
            <text:p>-6654</text:p>
          </table:table-cell>
          <table:table-cell office:value-type="float" office:value="-6611" calcext:value-type="float">
            <text:p>-6611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-15268" calcext:value-type="float">
            <text:p>-15268</text:p>
          </table:table-cell>
          <table:table-cell office:value-type="float" office:value="-14392" calcext:value-type="float">
            <text:p>-14392</text:p>
          </table:table-cell>
          <table:table-cell office:value-type="float" office:value="-15295" calcext:value-type="float">
            <text:p>-15295</text:p>
          </table:table-cell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-12649" calcext:value-type="float">
            <text:p>-12649</text:p>
          </table:table-cell>
          <table:table-cell office:value-type="float" office:value="-12769" calcext:value-type="float">
            <text:p>-127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-1486" calcext:value-type="float">
            <text:p>-1486</text:p>
          </table:table-cell>
          <table:table-cell office:value-type="float" office:value="-1492" calcext:value-type="float">
            <text:p>-1492</text:p>
          </table:table-cell>
          <table:table-cell office:value-type="float" office:value="-1351" calcext:value-type="float">
            <text:p>-1351</text:p>
          </table:table-cell>
          <table:table-cell office:value-type="float" office:value="-2156" calcext:value-type="float">
            <text:p>-215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-10551" calcext:value-type="float">
            <text:p>-10551</text:p>
          </table:table-cell>
          <table:table-cell office:value-type="float" office:value="-10555" calcext:value-type="float">
            <text:p>-10555</text:p>
          </table:table-cell>
          <table:table-cell table:number-columns-repeated="19"/>
          <table:table-cell office:value-type="float" office:value="61" calcext:value-type="float">
            <text:p>61</text:p>
          </table:table-cell>
          <table:table-cell office:value-type="float" office:value="-6252" calcext:value-type="float">
            <text:p>-6252</text:p>
          </table:table-cell>
          <table:table-cell office:value-type="float" office:value="-6233" calcext:value-type="float">
            <text:p>-6233</text:p>
          </table:table-cell>
          <table:table-cell office:value-type="float" office:value="-6141" calcext:value-type="float">
            <text:p>-6141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-15151" calcext:value-type="float">
            <text:p>-15151</text:p>
          </table:table-cell>
          <table:table-cell office:value-type="float" office:value="-14270" calcext:value-type="float">
            <text:p>-14270</text:p>
          </table:table-cell>
          <table:table-cell office:value-type="float" office:value="-15169" calcext:value-type="float">
            <text:p>-15169</text:p>
          </table:table-cell>
          <table:table-cell table:number-columns-repeated="10"/>
          <table:table-cell office:value-type="float" office:value="39" calcext:value-type="float">
            <text:p>39</text:p>
          </table:table-cell>
          <table:table-cell office:value-type="float" office:value="-12323" calcext:value-type="float">
            <text:p>-12323</text:p>
          </table:table-cell>
          <table:table-cell office:value-type="float" office:value="-12444" calcext:value-type="float">
            <text:p>-124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-1059" calcext:value-type="float">
            <text:p>-1059</text:p>
          </table:table-cell>
          <table:table-cell office:value-type="float" office:value="-779" calcext:value-type="float">
            <text:p>-779</text:p>
          </table:table-cell>
          <table:table-cell office:value-type="float" office:value="-1781" calcext:value-type="float">
            <text:p>-178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-10193" calcext:value-type="float">
            <text:p>-10193</text:p>
          </table:table-cell>
          <table:table-cell office:value-type="float" office:value="-10189" calcext:value-type="float">
            <text:p>-10189</text:p>
          </table:table-cell>
          <table:table-cell table:number-columns-repeated="19"/>
          <table:table-cell office:value-type="float" office:value="62" calcext:value-type="float">
            <text:p>62</text:p>
          </table:table-cell>
          <table:table-cell office:value-type="float" office:value="-5949" calcext:value-type="float">
            <text:p>-5949</text:p>
          </table:table-cell>
          <table:table-cell office:value-type="float" office:value="-5858" calcext:value-type="float">
            <text:p>-5858</text:p>
          </table:table-cell>
          <table:table-cell office:value-type="float" office:value="-5879" calcext:value-type="float">
            <text:p>-5879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-14852" calcext:value-type="float">
            <text:p>-14852</text:p>
          </table:table-cell>
          <table:table-cell office:value-type="float" office:value="-13968" calcext:value-type="float">
            <text:p>-13968</text:p>
          </table:table-cell>
          <table:table-cell office:value-type="float" office:value="-14890" calcext:value-type="float">
            <text:p>-14890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-12322" calcext:value-type="float">
            <text:p>-12322</text:p>
          </table:table-cell>
          <table:table-cell office:value-type="float" office:value="-12404" calcext:value-type="float">
            <text:p>-124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-395" calcext:value-type="float">
            <text:p>-395</text:p>
          </table:table-cell>
          <table:table-cell office:value-type="float" office:value="-357" calcext:value-type="float">
            <text:p>-357</text:p>
          </table:table-cell>
          <table:table-cell office:value-type="float" office:value="173" calcext:value-type="float">
            <text:p>173</text:p>
          </table:table-cell>
          <table:table-cell office:value-type="float" office:value="-1332" calcext:value-type="float">
            <text:p>-133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-10138" calcext:value-type="float">
            <text:p>-10138</text:p>
          </table:table-cell>
          <table:table-cell office:value-type="float" office:value="-10166" calcext:value-type="float">
            <text:p>-10166</text:p>
          </table:table-cell>
          <table:table-cell table:number-columns-repeated="19"/>
          <table:table-cell office:value-type="float" office:value="63" calcext:value-type="float">
            <text:p>63</text:p>
          </table:table-cell>
          <table:table-cell office:value-type="float" office:value="-5500" calcext:value-type="float">
            <text:p>-5500</text:p>
          </table:table-cell>
          <table:table-cell office:value-type="float" office:value="-5433" calcext:value-type="float">
            <text:p>-5433</text:p>
          </table:table-cell>
          <table:table-cell office:value-type="float" office:value="-5447" calcext:value-type="float">
            <text:p>-544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-14613" calcext:value-type="float">
            <text:p>-14613</text:p>
          </table:table-cell>
          <table:table-cell office:value-type="float" office:value="-13714" calcext:value-type="float">
            <text:p>-13714</text:p>
          </table:table-cell>
          <table:table-cell office:value-type="float" office:value="-14595" calcext:value-type="float">
            <text:p>-14595</text:p>
          </table:table-cell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-11979" calcext:value-type="float">
            <text:p>-11979</text:p>
          </table:table-cell>
          <table:table-cell office:value-type="float" office:value="-12065" calcext:value-type="float">
            <text:p>-120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18" calcext:value-type="float">
            <text:p>318</text:p>
          </table:table-cell>
          <table:table-cell office:value-type="float" office:value="399" calcext:value-type="float">
            <text:p>399</text:p>
          </table:table-cell>
          <table:table-cell office:value-type="float" office:value="45" calcext:value-type="float">
            <text:p>45</text:p>
          </table:table-cell>
          <table:table-cell office:value-type="float" office:value="-1120" calcext:value-type="float">
            <text:p>-112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-9787" calcext:value-type="float">
            <text:p>-9787</text:p>
          </table:table-cell>
          <table:table-cell office:value-type="float" office:value="-9811" calcext:value-type="float">
            <text:p>-9811</text:p>
          </table:table-cell>
          <table:table-cell table:number-columns-repeated="19"/>
          <table:table-cell office:value-type="float" office:value="64" calcext:value-type="float">
            <text:p>64</text:p>
          </table:table-cell>
          <table:table-cell office:value-type="float" office:value="-5438" calcext:value-type="float">
            <text:p>-5438</text:p>
          </table:table-cell>
          <table:table-cell office:value-type="float" office:value="-5423" calcext:value-type="float">
            <text:p>-5423</text:p>
          </table:table-cell>
          <table:table-cell office:value-type="float" office:value="-5393" calcext:value-type="float">
            <text:p>-5393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-14304" calcext:value-type="float">
            <text:p>-14304</text:p>
          </table:table-cell>
          <table:table-cell office:value-type="float" office:value="-13406" calcext:value-type="float">
            <text:p>-13406</text:p>
          </table:table-cell>
          <table:table-cell office:value-type="float" office:value="-14294" calcext:value-type="float">
            <text:p>-14294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-11717" calcext:value-type="float">
            <text:p>-11717</text:p>
          </table:table-cell>
          <table:table-cell office:value-type="float" office:value="-11794" calcext:value-type="float">
            <text:p>-117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48" calcext:value-type="float">
            <text:p>148</text:p>
          </table:table-cell>
          <table:table-cell office:value-type="float" office:value="83" calcext:value-type="float">
            <text:p>83</text:p>
          </table:table-cell>
          <table:table-cell office:value-type="float" office:value="-165" calcext:value-type="float">
            <text:p>-165</text:p>
          </table:table-cell>
          <table:table-cell office:value-type="float" office:value="-608" calcext:value-type="float">
            <text:p>-60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9512" calcext:value-type="float">
            <text:p>-9512</text:p>
          </table:table-cell>
          <table:table-cell office:value-type="float" office:value="-9513" calcext:value-type="float">
            <text:p>-9513</text:p>
          </table:table-cell>
          <table:table-cell table:number-columns-repeated="19"/>
          <table:table-cell office:value-type="float" office:value="65" calcext:value-type="float">
            <text:p>65</text:p>
          </table:table-cell>
          <table:table-cell office:value-type="float" office:value="-4987" calcext:value-type="float">
            <text:p>-4987</text:p>
          </table:table-cell>
          <table:table-cell office:value-type="float" office:value="-4992" calcext:value-type="float">
            <text:p>-4992</text:p>
          </table:table-cell>
          <table:table-cell office:value-type="float" office:value="-4971" calcext:value-type="float">
            <text:p>-4971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-14243" calcext:value-type="float">
            <text:p>-14243</text:p>
          </table:table-cell>
          <table:table-cell office:value-type="float" office:value="-13346" calcext:value-type="float">
            <text:p>-13346</text:p>
          </table:table-cell>
          <table:table-cell office:value-type="float" office:value="-14269" calcext:value-type="float">
            <text:p>-14269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-11392" calcext:value-type="float">
            <text:p>-11392</text:p>
          </table:table-cell>
          <table:table-cell office:value-type="float" office:value="-11471" calcext:value-type="float">
            <text:p>-11471</text:p>
          </table:table-cell>
          <table:table-cell table:number-columns-repeated="7"/>
          <table:table-cell office:value-type="string" calcext:value-type="string">
            <text:p>Prog_jig</text:p>
          </table:table-cell>
          <table:table-cell office:value-type="string" calcext:value-type="string">
            <text:p>RKAT + caps</text:p>
          </table:table-cell>
        </table:table-row>
        <table:table-row table:style-name="ro1">
          <table:table-cell/>
          <table:table-cell table:style-name="ce1" office:value-type="float" office:value="78" calcext:value-type="float">
            <text:p>78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-211" calcext:value-type="float">
            <text:p>-211</text:p>
          </table:table-cell>
          <table:table-cell table:style-name="ce1"/>
          <table:table-cell/>
          <table:table-cell office:value-type="float" office:value="51" calcext:value-type="float">
            <text:p>51</text:p>
          </table:table-cell>
          <table:table-cell office:value-type="float" office:value="-9143" calcext:value-type="float">
            <text:p>-9143</text:p>
          </table:table-cell>
          <table:table-cell office:value-type="float" office:value="-9116" calcext:value-type="float">
            <text:p>-9116</text:p>
          </table:table-cell>
          <table:table-cell table:number-columns-repeated="19"/>
          <table:table-cell office:value-type="float" office:value="66" calcext:value-type="float">
            <text:p>66</text:p>
          </table:table-cell>
          <table:table-cell office:value-type="float" office:value="-4652" calcext:value-type="float">
            <text:p>-4652</text:p>
          </table:table-cell>
          <table:table-cell office:value-type="float" office:value="-4623" calcext:value-type="float">
            <text:p>-4623</text:p>
          </table:table-cell>
          <table:table-cell office:value-type="float" office:value="-4607" calcext:value-type="float">
            <text:p>-4607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-13937" calcext:value-type="float">
            <text:p>-13937</text:p>
          </table:table-cell>
          <table:table-cell office:value-type="float" office:value="-13009" calcext:value-type="float">
            <text:p>-13009</text:p>
          </table:table-cell>
          <table:table-cell office:value-type="float" office:value="-13964" calcext:value-type="float">
            <text:p>-13964</text:p>
          </table:table-cell>
          <table:table-cell table:number-columns-repeated="10"/>
          <table:table-cell office:value-type="float" office:value="44" calcext:value-type="float">
            <text:p>44</text:p>
          </table:table-cell>
          <table:table-cell office:value-type="float" office:value="-11201" calcext:value-type="float">
            <text:p>-11201</text:p>
          </table:table-cell>
          <table:table-cell office:value-type="float" office:value="-11299" calcext:value-type="float">
            <text:p>-112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977" calcext:value-type="float">
            <text:p>977</text:p>
          </table:table-cell>
          <table:table-cell office:value-type="float" office:value="974" calcext:value-type="float">
            <text:p>974</text:p>
          </table:table-cell>
          <table:table-cell office:value-type="float" office:value="1165" calcext:value-type="float">
            <text:p>1165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-8948" calcext:value-type="float">
            <text:p>-8948</text:p>
          </table:table-cell>
          <table:table-cell office:value-type="float" office:value="-8967" calcext:value-type="float">
            <text:p>-8967</text:p>
          </table:table-cell>
          <table:table-cell table:number-columns-repeated="19"/>
          <table:table-cell office:value-type="float" office:value="67" calcext:value-type="float">
            <text:p>67</text:p>
          </table:table-cell>
          <table:table-cell office:value-type="float" office:value="-4165" calcext:value-type="float">
            <text:p>-4165</text:p>
          </table:table-cell>
          <table:table-cell office:value-type="float" office:value="-4205" calcext:value-type="float">
            <text:p>-4205</text:p>
          </table:table-cell>
          <table:table-cell office:value-type="float" office:value="-4179" calcext:value-type="float">
            <text:p>-4179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-13685" calcext:value-type="float">
            <text:p>-13685</text:p>
          </table:table-cell>
          <table:table-cell office:value-type="float" office:value="-12746" calcext:value-type="float">
            <text:p>-12746</text:p>
          </table:table-cell>
          <table:table-cell office:value-type="float" office:value="-13720" calcext:value-type="float">
            <text:p>-13720</text:p>
          </table:table-cell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-10863" calcext:value-type="float">
            <text:p>-10863</text:p>
          </table:table-cell>
          <table:table-cell office:value-type="float" office:value="-10946" calcext:value-type="float">
            <text:p>-1094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-17655" calcext:value-type="float">
            <text:p>-17655</text:p>
          </table:table-cell>
          <table:table-cell office:value-type="float" office:value="-17644" calcext:value-type="float">
            <text:p>-17644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062" calcext:value-type="float">
            <text:p>1062</text:p>
          </table:table-cell>
          <table:table-cell office:value-type="float" office:value="1079" calcext:value-type="float">
            <text:p>1079</text:p>
          </table:table-cell>
          <table:table-cell office:value-type="float" office:value="1199" calcext:value-type="float">
            <text:p>1199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-8569" calcext:value-type="float">
            <text:p>-8569</text:p>
          </table:table-cell>
          <table:table-cell office:value-type="float" office:value="-8545" calcext:value-type="float">
            <text:p>-8545</text:p>
          </table:table-cell>
          <table:table-cell table:number-columns-repeated="19"/>
          <table:table-cell office:value-type="float" office:value="68" calcext:value-type="float">
            <text:p>68</text:p>
          </table:table-cell>
          <table:table-cell office:value-type="float" office:value="-4008" calcext:value-type="float">
            <text:p>-4008</text:p>
          </table:table-cell>
          <table:table-cell office:value-type="float" office:value="-3924" calcext:value-type="float">
            <text:p>-3924</text:p>
          </table:table-cell>
          <table:table-cell office:value-type="float" office:value="-4015" calcext:value-type="float">
            <text:p>-4015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-13385" calcext:value-type="float">
            <text:p>-13385</text:p>
          </table:table-cell>
          <table:table-cell office:value-type="float" office:value="-12391" calcext:value-type="float">
            <text:p>-12391</text:p>
          </table:table-cell>
          <table:table-cell office:value-type="float" office:value="-13395" calcext:value-type="float">
            <text:p>-13395</text:p>
          </table:table-cell>
          <table:table-cell table:number-columns-repeated="10"/>
          <table:table-cell office:value-type="float" office:value="46" calcext:value-type="float">
            <text:p>46</text:p>
          </table:table-cell>
          <table:table-cell office:value-type="float" office:value="-10595" calcext:value-type="float">
            <text:p>-10595</text:p>
          </table:table-cell>
          <table:table-cell office:value-type="float" office:value="-10692" calcext:value-type="float">
            <text:p>-10692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-17678" calcext:value-type="float">
            <text:p>-17678</text:p>
          </table:table-cell>
          <table:table-cell office:value-type="float" office:value="-17675" calcext:value-type="float">
            <text:p>-17675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652" calcext:value-type="float">
            <text:p>1652</text:p>
          </table:table-cell>
          <table:table-cell office:value-type="float" office:value="1666" calcext:value-type="float">
            <text:p>1666</text:p>
          </table:table-cell>
          <table:table-cell office:value-type="float" office:value="1809" calcext:value-type="float">
            <text:p>1809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 office:value-type="float" office:value="-8260" calcext:value-type="float">
            <text:p>-8260</text:p>
          </table:table-cell>
          <table:table-cell table:number-columns-repeated="19"/>
          <table:table-cell office:value-type="float" office:value="69" calcext:value-type="float">
            <text:p>69</text:p>
          </table:table-cell>
          <table:table-cell office:value-type="float" office:value="-3556" calcext:value-type="float">
            <text:p>-3556</text:p>
          </table:table-cell>
          <table:table-cell office:value-type="float" office:value="-3520" calcext:value-type="float">
            <text:p>-3520</text:p>
          </table:table-cell>
          <table:table-cell office:value-type="float" office:value="-3553" calcext:value-type="float">
            <text:p>-355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-13233" calcext:value-type="float">
            <text:p>-13233</text:p>
          </table:table-cell>
          <table:table-cell office:value-type="float" office:value="-12252" calcext:value-type="float">
            <text:p>-12252</text:p>
          </table:table-cell>
          <table:table-cell office:value-type="float" office:value="-13280" calcext:value-type="float">
            <text:p>-13280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-10239" calcext:value-type="float">
            <text:p>-10239</text:p>
          </table:table-cell>
          <table:table-cell office:value-type="float" office:value="-10331" calcext:value-type="float">
            <text:p>-10331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-17363" calcext:value-type="float">
            <text:p>-17363</text:p>
          </table:table-cell>
          <table:table-cell office:value-type="float" office:value="-17379" calcext:value-type="float">
            <text:p>-17379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2112" calcext:value-type="float">
            <text:p>2112</text:p>
          </table:table-cell>
          <table:table-cell office:value-type="float" office:value="2155" calcext:value-type="float">
            <text:p>2155</text:p>
          </table:table-cell>
          <table:table-cell office:value-type="float" office:value="2283" calcext:value-type="float">
            <text:p>2283</text:p>
          </table:table-cell>
          <table:table-cell office:value-type="float" office:value="1325" calcext:value-type="float">
            <text:p>132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-7864" calcext:value-type="float">
            <text:p>-7864</text:p>
          </table:table-cell>
          <table:table-cell office:value-type="float" office:value="-7880" calcext:value-type="float">
            <text:p>-7880</text:p>
          </table:table-cell>
          <table:table-cell table:number-columns-repeated="19"/>
          <table:table-cell office:value-type="float" office:value="70" calcext:value-type="float">
            <text:p>70</text:p>
          </table:table-cell>
          <table:table-cell office:value-type="float" office:value="-3215" calcext:value-type="float">
            <text:p>-3215</text:p>
          </table:table-cell>
          <table:table-cell office:value-type="float" office:value="-3179" calcext:value-type="float">
            <text:p>-3179</text:p>
          </table:table-cell>
          <table:table-cell office:value-type="float" office:value="-3167" calcext:value-type="float">
            <text:p>-3167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-12878" calcext:value-type="float">
            <text:p>-12878</text:p>
          </table:table-cell>
          <table:table-cell office:value-type="float" office:value="-11867" calcext:value-type="float">
            <text:p>-11867</text:p>
          </table:table-cell>
          <table:table-cell office:value-type="float" office:value="-12942" calcext:value-type="float">
            <text:p>-12942</text:p>
          </table:table-cell>
          <table:table-cell table:number-columns-repeated="10"/>
          <table:table-cell office:value-type="float" office:value="48" calcext:value-type="float">
            <text:p>48</text:p>
          </table:table-cell>
          <table:table-cell office:value-type="float" office:value="-10176" calcext:value-type="float">
            <text:p>-10176</text:p>
          </table:table-cell>
          <table:table-cell office:value-type="float" office:value="-10270" calcext:value-type="float">
            <text:p>-10270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-17176" calcext:value-type="float">
            <text:p>-17176</text:p>
          </table:table-cell>
          <table:table-cell office:value-type="float" office:value="-17209" calcext:value-type="float">
            <text:p>-17209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2697" calcext:value-type="float">
            <text:p>2697</text:p>
          </table:table-cell>
          <table:table-cell office:value-type="float" office:value="2722" calcext:value-type="float">
            <text:p>2722</text:p>
          </table:table-cell>
          <table:table-cell office:value-type="float" office:value="2831" calcext:value-type="float">
            <text:p>2831</text:p>
          </table:table-cell>
          <table:table-cell office:value-type="float" office:value="1855" calcext:value-type="float">
            <text:p>185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-7842" calcext:value-type="float">
            <text:p>-7842</text:p>
          </table:table-cell>
          <table:table-cell office:value-type="float" office:value="-7876" calcext:value-type="float">
            <text:p>-7876</text:p>
          </table:table-cell>
          <table:table-cell table:number-columns-repeated="19"/>
          <table:table-cell office:value-type="float" office:value="71" calcext:value-type="float">
            <text:p>71</text:p>
          </table:table-cell>
          <table:table-cell office:value-type="float" office:value="-2741" calcext:value-type="float">
            <text:p>-2741</text:p>
          </table:table-cell>
          <table:table-cell office:value-type="float" office:value="-2708" calcext:value-type="float">
            <text:p>-2708</text:p>
          </table:table-cell>
          <table:table-cell office:value-type="float" office:value="-2673" calcext:value-type="float">
            <text:p>-2673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-12657" calcext:value-type="float">
            <text:p>-12657</text:p>
          </table:table-cell>
          <table:table-cell office:value-type="float" office:value="-11553" calcext:value-type="float">
            <text:p>-11553</text:p>
          </table:table-cell>
          <table:table-cell office:value-type="float" office:value="-12673" calcext:value-type="float">
            <text:p>-12673</text:p>
          </table:table-cell>
          <table:table-cell table:number-columns-repeated="10"/>
          <table:table-cell office:value-type="float" office:value="49" calcext:value-type="float">
            <text:p>49</text:p>
          </table:table-cell>
          <table:table-cell office:value-type="float" office:value="-9815" calcext:value-type="float">
            <text:p>-9815</text:p>
          </table:table-cell>
          <table:table-cell office:value-type="float" office:value="-9915" calcext:value-type="float">
            <text:p>-9915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-16881" calcext:value-type="float">
            <text:p>-16881</text:p>
          </table:table-cell>
          <table:table-cell office:value-type="float" office:value="-16941" calcext:value-type="float">
            <text:p>-16941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933" calcext:value-type="float">
            <text:p>2933</text:p>
          </table:table-cell>
          <table:table-cell office:value-type="float" office:value="2968" calcext:value-type="float">
            <text:p>2968</text:p>
          </table:table-cell>
          <table:table-cell office:value-type="float" office:value="3123" calcext:value-type="float">
            <text:p>3123</text:p>
          </table:table-cell>
          <table:table-cell office:value-type="float" office:value="2218" calcext:value-type="float">
            <text:p>2218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-7461" calcext:value-type="float">
            <text:p>-7461</text:p>
          </table:table-cell>
          <table:table-cell office:value-type="float" office:value="-7487" calcext:value-type="float">
            <text:p>-7487</text:p>
          </table:table-cell>
          <table:table-cell table:number-columns-repeated="19"/>
          <table:table-cell office:value-type="float" office:value="72" calcext:value-type="float">
            <text:p>72</text:p>
          </table:table-cell>
          <table:table-cell office:value-type="float" office:value="-2725" calcext:value-type="float">
            <text:p>-2725</text:p>
          </table:table-cell>
          <table:table-cell office:value-type="float" office:value="-2676" calcext:value-type="float">
            <text:p>-2676</text:p>
          </table:table-cell>
          <table:table-cell office:value-type="float" office:value="-2671" calcext:value-type="float">
            <text:p>-2671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-12326" calcext:value-type="float">
            <text:p>-12326</text:p>
          </table:table-cell>
          <table:table-cell office:value-type="float" office:value="-11125" calcext:value-type="float">
            <text:p>-11125</text:p>
          </table:table-cell>
          <table:table-cell office:value-type="float" office:value="-12340" calcext:value-type="float">
            <text:p>-12340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-9558" calcext:value-type="float">
            <text:p>-9558</text:p>
          </table:table-cell>
          <table:table-cell office:value-type="float" office:value="-9605" calcext:value-type="float">
            <text:p>-9605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-16764" calcext:value-type="float">
            <text:p>-16764</text:p>
          </table:table-cell>
          <table:table-cell office:value-type="float" office:value="-16750" calcext:value-type="float">
            <text:p>-1675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3516" calcext:value-type="float">
            <text:p>3516</text:p>
          </table:table-cell>
          <table:table-cell office:value-type="float" office:value="3543" calcext:value-type="float">
            <text:p>3543</text:p>
          </table:table-cell>
          <table:table-cell office:value-type="float" office:value="3703" calcext:value-type="float">
            <text:p>3703</text:p>
          </table:table-cell>
          <table:table-cell office:value-type="float" office:value="2715" calcext:value-type="float">
            <text:p>2715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-7159" calcext:value-type="float">
            <text:p>-7159</text:p>
          </table:table-cell>
          <table:table-cell office:value-type="float" office:value="-7171" calcext:value-type="float">
            <text:p>-7171</text:p>
          </table:table-cell>
          <table:table-cell table:number-columns-repeated="3"/>
          <table:table-cell table:number-columns-repeated="2" office:value-type="string" calcext:value-type="string">
            <text:p>PCB-111000_1</text:p>
          </table:table-cell>
          <table:table-cell table:number-columns-repeated="14"/>
          <table:table-cell office:value-type="float" office:value="73" calcext:value-type="float">
            <text:p>73</text:p>
          </table:table-cell>
          <table:table-cell office:value-type="float" office:value="-2274" calcext:value-type="float">
            <text:p>-2274</text:p>
          </table:table-cell>
          <table:table-cell office:value-type="float" office:value="-2224" calcext:value-type="float">
            <text:p>-2224</text:p>
          </table:table-cell>
          <table:table-cell office:value-type="float" office:value="-2201" calcext:value-type="float">
            <text:p>-2201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-12324" calcext:value-type="float">
            <text:p>-12324</text:p>
          </table:table-cell>
          <table:table-cell office:value-type="float" office:value="-11136" calcext:value-type="float">
            <text:p>-11136</text:p>
          </table:table-cell>
          <table:table-cell office:value-type="float" office:value="-12347" calcext:value-type="float">
            <text:p>-12347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office:value-type="float" office:value="-9188" calcext:value-type="float">
            <text:p>-9188</text:p>
          </table:table-cell>
          <table:table-cell office:value-type="float" office:value="-9225" calcext:value-type="float">
            <text:p>-9225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-16470" calcext:value-type="float">
            <text:p>-16470</text:p>
          </table:table-cell>
          <table:table-cell office:value-type="float" office:value="-16497" calcext:value-type="float">
            <text:p>-16497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3977" calcext:value-type="float">
            <text:p>3977</text:p>
          </table:table-cell>
          <table:table-cell office:value-type="float" office:value="4031" calcext:value-type="float">
            <text:p>4031</text:p>
          </table:table-cell>
          <table:table-cell office:value-type="float" office:value="4115" calcext:value-type="float">
            <text:p>4115</text:p>
          </table:table-cell>
          <table:table-cell office:value-type="float" office:value="3149" calcext:value-type="float">
            <text:p>314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-6748" calcext:value-type="float">
            <text:p>-6748</text:p>
          </table:table-cell>
          <table:table-cell office:value-type="float" office:value="-6781" calcext:value-type="float">
            <text:p>-6781</text:p>
          </table:table-cell>
          <table:table-cell table:number-columns-repeated="3"/>
          <table:table-cell office:value-type="string" calcext:value-type="string">
            <text:p>STD</text:p>
          </table:table-cell>
          <table:table-cell office:value-type="string" calcext:value-type="string">
            <text:p>with 100nF cap</text:p>
          </table:table-cell>
          <table:table-cell table:number-columns-repeated="14"/>
          <table:table-cell office:value-type="float" office:value="74" calcext:value-type="float">
            <text:p>74</text:p>
          </table:table-cell>
          <table:table-cell office:value-type="float" office:value="-1853" calcext:value-type="float">
            <text:p>-1853</text:p>
          </table:table-cell>
          <table:table-cell office:value-type="float" office:value="-1823" calcext:value-type="float">
            <text:p>-1823</text:p>
          </table:table-cell>
          <table:table-cell office:value-type="float" office:value="-1845" calcext:value-type="float">
            <text:p>-1845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-11982" calcext:value-type="float">
            <text:p>-11982</text:p>
          </table:table-cell>
          <table:table-cell office:value-type="float" office:value="-10723" calcext:value-type="float">
            <text:p>-10723</text:p>
          </table:table-cell>
          <table:table-cell office:value-type="float" office:value="-12030" calcext:value-type="float">
            <text:p>-12030</text:p>
          </table:table-cell>
          <table:table-cell table:number-columns-repeated="10"/>
          <table:table-cell office:value-type="float" office:value="52" calcext:value-type="float">
            <text:p>52</text:p>
          </table:table-cell>
          <table:table-cell office:value-type="float" office:value="-8979" calcext:value-type="float">
            <text:p>-8979</text:p>
          </table:table-cell>
          <table:table-cell office:value-type="float" office:value="-9057" calcext:value-type="float">
            <text:p>-9057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-16298" calcext:value-type="float">
            <text:p>-16298</text:p>
          </table:table-cell>
          <table:table-cell office:value-type="float" office:value="-16291" calcext:value-type="float">
            <text:p>-16291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4545" calcext:value-type="float">
            <text:p>4545</text:p>
          </table:table-cell>
          <table:table-cell office:value-type="float" office:value="4598" calcext:value-type="float">
            <text:p>4598</text:p>
          </table:table-cell>
          <table:table-cell office:value-type="float" office:value="4729" calcext:value-type="float">
            <text:p>4729</text:p>
          </table:table-cell>
          <table:table-cell office:value-type="float" office:value="3723" calcext:value-type="float">
            <text:p>372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-6554" calcext:value-type="float">
            <text:p>-6554</text:p>
          </table:table-cell>
          <table:table-cell office:value-type="float" office:value="-6573" calcext:value-type="float">
            <text:p>-6573</text:p>
          </table:table-cell>
          <table:table-cell table:number-columns-repeated="19"/>
          <table:table-cell office:value-type="float" office:value="75" calcext:value-type="float">
            <text:p>75</text:p>
          </table:table-cell>
          <table:table-cell office:value-type="float" office:value="-1408" calcext:value-type="float">
            <text:p>-1408</text:p>
          </table:table-cell>
          <table:table-cell office:value-type="float" office:value="-1331" calcext:value-type="float">
            <text:p>-1331</text:p>
          </table:table-cell>
          <table:table-cell office:value-type="float" office:value="-1337" calcext:value-type="float">
            <text:p>-1337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-11735" calcext:value-type="float">
            <text:p>-11735</text:p>
          </table:table-cell>
          <table:table-cell office:value-type="float" office:value="-10361" calcext:value-type="float">
            <text:p>-10361</text:p>
          </table:table-cell>
          <table:table-cell office:value-type="float" office:value="-11725" calcext:value-type="float">
            <text:p>-11725</text:p>
          </table:table-cell>
          <table:table-cell table:number-columns-repeated="10"/>
          <table:table-cell office:value-type="float" office:value="53" calcext:value-type="float">
            <text:p>53</text:p>
          </table:table-cell>
          <table:table-cell office:value-type="float" office:value="-8579" calcext:value-type="float">
            <text:p>-8579</text:p>
          </table:table-cell>
          <table:table-cell office:value-type="float" office:value="-8680" calcext:value-type="float">
            <text:p>-8680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-16019" calcext:value-type="float">
            <text:p>-16019</text:p>
          </table:table-cell>
          <table:table-cell office:value-type="float" office:value="-16017" calcext:value-type="float">
            <text:p>-16017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564" calcext:value-type="float">
            <text:p>4564</text:p>
          </table:table-cell>
          <table:table-cell office:value-type="float" office:value="4599" calcext:value-type="float">
            <text:p>4599</text:p>
          </table:table-cell>
          <table:table-cell office:value-type="float" office:value="4757" calcext:value-type="float">
            <text:p>4757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-6146" calcext:value-type="float">
            <text:p>-6146</text:p>
          </table:table-cell>
          <table:table-cell office:value-type="float" office:value="-6170" calcext:value-type="float">
            <text:p>-617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22312" calcext:value-type="float">
            <text:p>-22312</text:p>
          </table:table-cell>
          <table:table-cell office:value-type="float" office:value="-22259" calcext:value-type="float">
            <text:p>-22259</text:p>
          </table:table-cell>
          <table:table-cell table:number-columns-repeated="14"/>
          <table:table-cell office:value-type="float" office:value="76" calcext:value-type="float">
            <text:p>76</text:p>
          </table:table-cell>
          <table:table-cell office:value-type="float" office:value="-1154" calcext:value-type="float">
            <text:p>-1154</text:p>
          </table:table-cell>
          <table:table-cell office:value-type="float" office:value="-1098" calcext:value-type="float">
            <text:p>-1098</text:p>
          </table:table-cell>
          <table:table-cell office:value-type="float" office:value="-1149" calcext:value-type="float">
            <text:p>-1149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1357" calcext:value-type="float">
            <text:p>-11357</text:p>
          </table:table-cell>
          <table:table-cell office:value-type="float" office:value="-9846" calcext:value-type="float">
            <text:p>-9846</text:p>
          </table:table-cell>
          <table:table-cell office:value-type="float" office:value="-11421" calcext:value-type="float">
            <text:p>-11421</text:p>
          </table:table-cell>
          <table:table-cell table:number-columns-repeated="10"/>
          <table:table-cell office:value-type="float" office:value="54" calcext:value-type="float">
            <text:p>54</text:p>
          </table:table-cell>
          <table:table-cell office:value-type="float" office:value="-8249" calcext:value-type="float">
            <text:p>-8249</text:p>
          </table:table-cell>
          <table:table-cell office:value-type="float" office:value="-8394" calcext:value-type="float">
            <text:p>-8394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-16013" calcext:value-type="float">
            <text:p>-16013</text:p>
          </table:table-cell>
          <table:table-cell office:value-type="float" office:value="-16025" calcext:value-type="float">
            <text:p>-16025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5147" calcext:value-type="float">
            <text:p>5147</text:p>
          </table:table-cell>
          <table:table-cell office:value-type="float" office:value="5163" calcext:value-type="float">
            <text:p>5163</text:p>
          </table:table-cell>
          <table:table-cell office:value-type="float" office:value="5305" calcext:value-type="float">
            <text:p>5305</text:p>
          </table:table-cell>
          <table:table-cell office:value-type="float" office:value="4317" calcext:value-type="float">
            <text:p>431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-5815" calcext:value-type="float">
            <text:p>-5815</text:p>
          </table:table-cell>
          <table:table-cell office:value-type="float" office:value="-5837" calcext:value-type="float">
            <text:p>-583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22113" calcext:value-type="float">
            <text:p>-22113</text:p>
          </table:table-cell>
          <table:table-cell office:value-type="float" office:value="-21993" calcext:value-type="float">
            <text:p>-21993</text:p>
          </table:table-cell>
          <table:table-cell table:number-columns-repeated="14"/>
          <table:table-cell office:value-type="float" office:value="77" calcext:value-type="float">
            <text:p>77</text:p>
          </table:table-cell>
          <table:table-cell office:value-type="float" office:value="-692" calcext:value-type="float">
            <text:p>-692</text:p>
          </table:table-cell>
          <table:table-cell office:value-type="float" office:value="-611" calcext:value-type="float">
            <text:p>-611</text:p>
          </table:table-cell>
          <table:table-cell office:value-type="float" office:value="-613" calcext:value-type="float">
            <text:p>-613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-11217" calcext:value-type="float">
            <text:p>-11217</text:p>
          </table:table-cell>
          <table:table-cell office:value-type="float" office:value="-9524" calcext:value-type="float">
            <text:p>-9524</text:p>
          </table:table-cell>
          <table:table-cell office:value-type="float" office:value="-11257" calcext:value-type="float">
            <text:p>-11257</text:p>
          </table:table-cell>
          <table:table-cell table:number-columns-repeated="10"/>
          <table:table-cell office:value-type="float" office:value="55" calcext:value-type="float">
            <text:p>55</text:p>
          </table:table-cell>
          <table:table-cell office:value-type="float" office:value="-7864" calcext:value-type="float">
            <text:p>-7864</text:p>
          </table:table-cell>
          <table:table-cell office:value-type="float" office:value="-7988" calcext:value-type="float">
            <text:p>-7988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-15759" calcext:value-type="float">
            <text:p>-15759</text:p>
          </table:table-cell>
          <table:table-cell office:value-type="float" office:value="-15740" calcext:value-type="float">
            <text:p>-1574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5614" calcext:value-type="float">
            <text:p>5614</text:p>
          </table:table-cell>
          <table:table-cell office:value-type="float" office:value="5663" calcext:value-type="float">
            <text:p>5663</text:p>
          </table:table-cell>
          <table:table-cell office:value-type="float" office:value="5765" calcext:value-type="float">
            <text:p>5765</text:p>
          </table:table-cell>
          <table:table-cell office:value-type="float" office:value="4767" calcext:value-type="float">
            <text:p>4767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-5380" calcext:value-type="float">
            <text:p>-5380</text:p>
          </table:table-cell>
          <table:table-cell office:value-type="float" office:value="-5406" calcext:value-type="float">
            <text:p>-540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21920" calcext:value-type="float">
            <text:p>-21920</text:p>
          </table:table-cell>
          <table:table-cell office:value-type="float" office:value="-21827" calcext:value-type="float">
            <text:p>-21827</text:p>
          </table:table-cell>
          <table:table-cell table:number-columns-repeated="14"/>
          <table:table-cell office:value-type="float" office:value="78" calcext:value-type="float">
            <text:p>78</text:p>
          </table:table-cell>
          <table:table-cell office:value-type="float" office:value="-289" calcext:value-type="float">
            <text:p>-289</text:p>
          </table:table-cell>
          <table:table-cell office:value-type="float" office:value="-264" calcext:value-type="float">
            <text:p>-264</text:p>
          </table:table-cell>
          <table:table-cell office:value-type="float" office:value="-189" calcext:value-type="float">
            <text:p>-18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-10868" calcext:value-type="float">
            <text:p>-10868</text:p>
          </table:table-cell>
          <table:table-cell office:value-type="float" office:value="-8969" calcext:value-type="float">
            <text:p>-8969</text:p>
          </table:table-cell>
          <table:table-cell office:value-type="float" office:value="-10896" calcext:value-type="float">
            <text:p>-10896</text:p>
          </table:table-cell>
          <table:table-cell table:number-columns-repeated="10"/>
          <table:table-cell office:value-type="float" office:value="56" calcext:value-type="float">
            <text:p>56</text:p>
          </table:table-cell>
          <table:table-cell office:value-type="float" office:value="-7870" calcext:value-type="float">
            <text:p>-7870</text:p>
          </table:table-cell>
          <table:table-cell office:value-type="float" office:value="-7987" calcext:value-type="float">
            <text:p>-7987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office:value-type="float" office:value="-15486" calcext:value-type="float">
            <text:p>-15486</text:p>
          </table:table-cell>
          <table:table-cell office:value-type="float" office:value="-15505" calcext:value-type="float">
            <text:p>-15505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6232" calcext:value-type="float">
            <text:p>6232</text:p>
          </table:table-cell>
          <table:table-cell office:value-type="float" office:value="6342" calcext:value-type="float">
            <text:p>6342</text:p>
          </table:table-cell>
          <table:table-cell office:value-type="float" office:value="6353" calcext:value-type="float">
            <text:p>6353</text:p>
          </table:table-cell>
          <table:table-cell office:value-type="float" office:value="5367" calcext:value-type="float">
            <text:p>536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-5327" calcext:value-type="float">
            <text:p>-5327</text:p>
          </table:table-cell>
          <table:table-cell office:value-type="float" office:value="-5317" calcext:value-type="float">
            <text:p>-531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21683" calcext:value-type="float">
            <text:p>-21683</text:p>
          </table:table-cell>
          <table:table-cell office:value-type="float" office:value="-21608" calcext:value-type="float">
            <text:p>-21608</text:p>
          </table:table-cell>
          <table:table-cell table:number-columns-repeated="14"/>
          <table:table-cell office:value-type="float" office:value="79" calcext:value-type="float">
            <text:p>79</text:p>
          </table:table-cell>
          <table:table-cell office:value-type="float" office:value="226" calcext:value-type="float">
            <text:p>226</text:p>
          </table:table-cell>
          <table:table-cell office:value-type="float" office:value="243" calcext:value-type="float">
            <text:p>243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-10590" calcext:value-type="float">
            <text:p>-10590</text:p>
          </table:table-cell>
          <table:table-cell office:value-type="float" office:value="-8529" calcext:value-type="float">
            <text:p>-8529</text:p>
          </table:table-cell>
          <table:table-cell office:value-type="float" office:value="-10619" calcext:value-type="float">
            <text:p>-10619</text:p>
          </table:table-cell>
          <table:table-cell table:number-columns-repeated="10"/>
          <table:table-cell office:value-type="float" office:value="57" calcext:value-type="float">
            <text:p>57</text:p>
          </table:table-cell>
          <table:table-cell office:value-type="float" office:value="-7423" calcext:value-type="float">
            <text:p>-7423</text:p>
          </table:table-cell>
          <table:table-cell office:value-type="float" office:value="-7594" calcext:value-type="float">
            <text:p>-7594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-15207" calcext:value-type="float">
            <text:p>-15207</text:p>
          </table:table-cell>
          <table:table-cell office:value-type="float" office:value="-15213" calcext:value-type="float">
            <text:p>-15213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6500" calcext:value-type="float">
            <text:p>6500</text:p>
          </table:table-cell>
          <table:table-cell office:value-type="float" office:value="6624" calcext:value-type="float">
            <text:p>6624</text:p>
          </table:table-cell>
          <table:table-cell office:value-type="float" office:value="6685" calcext:value-type="float">
            <text:p>6685</text:p>
          </table:table-cell>
          <table:table-cell office:value-type="float" office:value="5650" calcext:value-type="float">
            <text:p>565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-4913" calcext:value-type="float">
            <text:p>-4913</text:p>
          </table:table-cell>
          <table:table-cell office:value-type="float" office:value="-4908" calcext:value-type="float">
            <text:p>-490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21552" calcext:value-type="float">
            <text:p>-21552</text:p>
          </table:table-cell>
          <table:table-cell office:value-type="float" office:value="-21484" calcext:value-type="float">
            <text:p>-21484</text:p>
          </table:table-cell>
          <table:table-cell table:number-columns-repeated="14"/>
          <table:table-cell office:value-type="float" office:value="80" calcext:value-type="float">
            <text:p>80</text:p>
          </table:table-cell>
          <table:table-cell office:value-type="float" office:value="285" calcext:value-type="float">
            <text:p>285</text:p>
          </table:table-cell>
          <table:table-cell office:value-type="float" office:value="358" calcext:value-type="float">
            <text:p>358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-10225" calcext:value-type="float">
            <text:p>-10225</text:p>
          </table:table-cell>
          <table:table-cell office:value-type="float" office:value="-7866" calcext:value-type="float">
            <text:p>-7866</text:p>
          </table:table-cell>
          <table:table-cell office:value-type="float" office:value="-10254" calcext:value-type="float">
            <text:p>-10254</text:p>
          </table:table-cell>
          <table:table-cell table:number-columns-repeated="10"/>
          <table:table-cell office:value-type="float" office:value="58" calcext:value-type="float">
            <text:p>58</text:p>
          </table:table-cell>
          <table:table-cell office:value-type="float" office:value="-7178" calcext:value-type="float">
            <text:p>-7178</text:p>
          </table:table-cell>
          <table:table-cell office:value-type="float" office:value="-7297" calcext:value-type="float">
            <text:p>-7297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-15032" calcext:value-type="float">
            <text:p>-15032</text:p>
          </table:table-cell>
          <table:table-cell office:value-type="float" office:value="-15077" calcext:value-type="float">
            <text:p>-15077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7083" calcext:value-type="float">
            <text:p>7083</text:p>
          </table:table-cell>
          <table:table-cell office:value-type="float" office:value="7179" calcext:value-type="float">
            <text:p>7179</text:p>
          </table:table-cell>
          <table:table-cell office:value-type="float" office:value="7263" calcext:value-type="float">
            <text:p>7263</text:p>
          </table:table-cell>
          <table:table-cell office:value-type="float" office:value="6281" calcext:value-type="float">
            <text:p>628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-4565" calcext:value-type="float">
            <text:p>-4565</text:p>
          </table:table-cell>
          <table:table-cell office:value-type="float" office:value="-4581" calcext:value-type="float">
            <text:p>-458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21297" calcext:value-type="float">
            <text:p>-21297</text:p>
          </table:table-cell>
          <table:table-cell office:value-type="float" office:value="-21234" calcext:value-type="float">
            <text:p>-21234</text:p>
          </table:table-cell>
          <table:table-cell table:number-columns-repeated="14"/>
          <table:table-cell office:value-type="float" office:value="81" calcext:value-type="float">
            <text:p>81</text:p>
          </table:table-cell>
          <table:table-cell office:value-type="float" office:value="835" calcext:value-type="float">
            <text:p>835</text:p>
          </table:table-cell>
          <table:table-cell office:value-type="float" office:value="888" calcext:value-type="float">
            <text:p>888</text:p>
          </table:table-cell>
          <table:table-cell office:value-type="float" office:value="883" calcext:value-type="float">
            <text:p>883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-10184" calcext:value-type="float">
            <text:p>-10184</text:p>
          </table:table-cell>
          <table:table-cell office:value-type="float" office:value="-7827" calcext:value-type="float">
            <text:p>-7827</text:p>
          </table:table-cell>
          <table:table-cell office:value-type="float" office:value="-10198" calcext:value-type="float">
            <text:p>-10198</text:p>
          </table:table-cell>
          <table:table-cell table:number-columns-repeated="10"/>
          <table:table-cell office:value-type="float" office:value="59" calcext:value-type="float">
            <text:p>59</text:p>
          </table:table-cell>
          <table:table-cell office:value-type="float" office:value="-6742" calcext:value-type="float">
            <text:p>-6742</text:p>
          </table:table-cell>
          <table:table-cell office:value-type="float" office:value="-6875" calcext:value-type="float">
            <text:p>-6875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-14756" calcext:value-type="float">
            <text:p>-14756</text:p>
          </table:table-cell>
          <table:table-cell office:value-type="float" office:value="-14789" calcext:value-type="float">
            <text:p>-14789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7606" calcext:value-type="float">
            <text:p>7606</text:p>
          </table:table-cell>
          <table:table-cell office:value-type="float" office:value="7696" calcext:value-type="float">
            <text:p>7696</text:p>
          </table:table-cell>
          <table:table-cell office:value-type="float" office:value="7787" calcext:value-type="float">
            <text:p>7787</text:p>
          </table:table-cell>
          <table:table-cell office:value-type="float" office:value="6755" calcext:value-type="float">
            <text:p>6755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-4116" calcext:value-type="float">
            <text:p>-4116</text:p>
          </table:table-cell>
          <table:table-cell office:value-type="float" office:value="-4139" calcext:value-type="float">
            <text:p>-413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21115" calcext:value-type="float">
            <text:p>-21115</text:p>
          </table:table-cell>
          <table:table-cell office:value-type="float" office:value="-21010" calcext:value-type="float">
            <text:p>-21010</text:p>
          </table:table-cell>
          <table:table-cell table:number-columns-repeated="14"/>
          <table:table-cell office:value-type="float" office:value="82" calcext:value-type="float">
            <text:p>82</text:p>
          </table:table-cell>
          <table:table-cell office:value-type="float" office:value="1245" calcext:value-type="float">
            <text:p>1245</text:p>
          </table:table-cell>
          <table:table-cell office:value-type="float" office:value="1362" calcext:value-type="float">
            <text:p>1362</text:p>
          </table:table-cell>
          <table:table-cell office:value-type="float" office:value="1293" calcext:value-type="float">
            <text:p>1293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-9822" calcext:value-type="float">
            <text:p>-9822</text:p>
          </table:table-cell>
          <table:table-cell office:value-type="float" office:value="-7186" calcext:value-type="float">
            <text:p>-7186</text:p>
          </table:table-cell>
          <table:table-cell office:value-type="float" office:value="-9835" calcext:value-type="float">
            <text:p>-9835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-6571" calcext:value-type="float">
            <text:p>-6571</text:p>
          </table:table-cell>
          <table:table-cell office:value-type="float" office:value="-6680" calcext:value-type="float">
            <text:p>-6680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-14517" calcext:value-type="float">
            <text:p>-14517</text:p>
          </table:table-cell>
          <table:table-cell office:value-type="float" office:value="-14565" calcext:value-type="float">
            <text:p>-14565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8219" calcext:value-type="float">
            <text:p>8219</text:p>
          </table:table-cell>
          <table:table-cell office:value-type="float" office:value="8342" calcext:value-type="float">
            <text:p>8342</text:p>
          </table:table-cell>
          <table:table-cell office:value-type="float" office:value="8319" calcext:value-type="float">
            <text:p>8319</text:p>
          </table:table-cell>
          <table:table-cell office:value-type="float" office:value="7371" calcext:value-type="float">
            <text:p>737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-3946" calcext:value-type="float">
            <text:p>-3946</text:p>
          </table:table-cell>
          <table:table-cell office:value-type="float" office:value="-3919" calcext:value-type="float">
            <text:p>-391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-20833" calcext:value-type="float">
            <text:p>-20833</text:p>
          </table:table-cell>
          <table:table-cell office:value-type="float" office:value="-20775" calcext:value-type="float">
            <text:p>-20775</text:p>
          </table:table-cell>
          <table:table-cell table:number-columns-repeated="14"/>
          <table:table-cell office:value-type="float" office:value="83" calcext:value-type="float">
            <text:p>83</text:p>
          </table:table-cell>
          <table:table-cell office:value-type="float" office:value="1809" calcext:value-type="float">
            <text:p>1809</text:p>
          </table:table-cell>
          <table:table-cell office:value-type="float" office:value="1857" calcext:value-type="float">
            <text:p>1857</text:p>
          </table:table-cell>
          <table:table-cell office:value-type="float" office:value="1809" calcext:value-type="float">
            <text:p>1809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-9515" calcext:value-type="float">
            <text:p>-9515</text:p>
          </table:table-cell>
          <table:table-cell office:value-type="float" office:value="-6743" calcext:value-type="float">
            <text:p>-6743</text:p>
          </table:table-cell>
          <table:table-cell office:value-type="float" office:value="-9574" calcext:value-type="float">
            <text:p>-9574</text:p>
          </table:table-cell>
          <table:table-cell table:number-columns-repeated="10"/>
          <table:table-cell office:value-type="float" office:value="61" calcext:value-type="float">
            <text:p>61</text:p>
          </table:table-cell>
          <table:table-cell office:value-type="float" office:value="-6156" calcext:value-type="float">
            <text:p>-6156</text:p>
          </table:table-cell>
          <table:table-cell office:value-type="float" office:value="-6273" calcext:value-type="float">
            <text:p>-6273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-14237" calcext:value-type="float">
            <text:p>-14237</text:p>
          </table:table-cell>
          <table:table-cell office:value-type="float" office:value="-14260" calcext:value-type="float">
            <text:p>-14260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275" calcext:value-type="float">
            <text:p>8275</text:p>
          </table:table-cell>
          <table:table-cell office:value-type="float" office:value="8427" calcext:value-type="float">
            <text:p>8427</text:p>
          </table:table-cell>
          <table:table-cell office:value-type="float" office:value="8379" calcext:value-type="float">
            <text:p>8379</text:p>
          </table:table-cell>
          <table:table-cell office:value-type="float" office:value="7456" calcext:value-type="float">
            <text:p>7456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-3517" calcext:value-type="float">
            <text:p>-3517</text:p>
          </table:table-cell>
          <table:table-cell office:value-type="float" office:value="-3449" calcext:value-type="float">
            <text:p>-344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20885" calcext:value-type="float">
            <text:p>-20885</text:p>
          </table:table-cell>
          <table:table-cell office:value-type="float" office:value="-20796" calcext:value-type="float">
            <text:p>-20796</text:p>
          </table:table-cell>
          <table:table-cell table:number-columns-repeated="14"/>
          <table:table-cell office:value-type="float" office:value="84" calcext:value-type="float">
            <text:p>84</text:p>
          </table:table-cell>
          <table:table-cell office:value-type="float" office:value="2054" calcext:value-type="float">
            <text:p>2054</text:p>
          </table:table-cell>
          <table:table-cell office:value-type="float" office:value="2115" calcext:value-type="float">
            <text:p>2115</text:p>
          </table:table-cell>
          <table:table-cell office:value-type="float" office:value="2087" calcext:value-type="float">
            <text:p>2087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-9159" calcext:value-type="float">
            <text:p>-9159</text:p>
          </table:table-cell>
          <table:table-cell office:value-type="float" office:value="-6194" calcext:value-type="float">
            <text:p>-6194</text:p>
          </table:table-cell>
          <table:table-cell office:value-type="float" office:value="-9214" calcext:value-type="float">
            <text:p>-9214</text:p>
          </table:table-cell>
          <table:table-cell table:number-columns-repeated="10"/>
          <table:table-cell office:value-type="float" office:value="62" calcext:value-type="float">
            <text:p>62</text:p>
          </table:table-cell>
          <table:table-cell office:value-type="float" office:value="-5845" calcext:value-type="float">
            <text:p>-5845</text:p>
          </table:table-cell>
          <table:table-cell office:value-type="float" office:value="-5935" calcext:value-type="float">
            <text:p>-5935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-14118" calcext:value-type="float">
            <text:p>-14118</text:p>
          </table:table-cell>
          <table:table-cell office:value-type="float" office:value="-14200" calcext:value-type="float">
            <text:p>-14200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8937" calcext:value-type="float">
            <text:p>8937</text:p>
          </table:table-cell>
          <table:table-cell office:value-type="float" office:value="8998" calcext:value-type="float">
            <text:p>8998</text:p>
          </table:table-cell>
          <table:table-cell office:value-type="float" office:value="9009" calcext:value-type="float">
            <text:p>9009</text:p>
          </table:table-cell>
          <table:table-cell office:value-type="float" office:value="8111" calcext:value-type="float">
            <text:p>811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-3132" calcext:value-type="float">
            <text:p>-3132</text:p>
          </table:table-cell>
          <table:table-cell office:value-type="float" office:value="-3118" calcext:value-type="float">
            <text:p>-311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20603" calcext:value-type="float">
            <text:p>-20603</text:p>
          </table:table-cell>
          <table:table-cell office:value-type="float" office:value="-20561" calcext:value-type="float">
            <text:p>-20561</text:p>
          </table:table-cell>
          <table:table-cell table:number-columns-repeated="14"/>
          <table:table-cell office:value-type="float" office:value="85" calcext:value-type="float">
            <text:p>85</text:p>
          </table:table-cell>
          <table:table-cell office:value-type="float" office:value="2603" calcext:value-type="float">
            <text:p>2603</text:p>
          </table:table-cell>
          <table:table-cell office:value-type="float" office:value="2652" calcext:value-type="float">
            <text:p>2652</text:p>
          </table:table-cell>
          <table:table-cell office:value-type="float" office:value="2587" calcext:value-type="float">
            <text:p>2587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-8990" calcext:value-type="float">
            <text:p>-8990</text:p>
          </table:table-cell>
          <table:table-cell office:value-type="float" office:value="-6028" calcext:value-type="float">
            <text:p>-6028</text:p>
          </table:table-cell>
          <table:table-cell office:value-type="float" office:value="-9040" calcext:value-type="float">
            <text:p>-9040</text:p>
          </table:table-cell>
          <table:table-cell table:number-columns-repeated="10"/>
          <table:table-cell office:value-type="float" office:value="63" calcext:value-type="float">
            <text:p>63</text:p>
          </table:table-cell>
          <table:table-cell office:value-type="float" office:value="-5426" calcext:value-type="float">
            <text:p>-5426</text:p>
          </table:table-cell>
          <table:table-cell office:value-type="float" office:value="-5513" calcext:value-type="float">
            <text:p>-5513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-13855" calcext:value-type="float">
            <text:p>-13855</text:p>
          </table:table-cell>
          <table:table-cell office:value-type="float" office:value="-13842" calcext:value-type="float">
            <text:p>-13842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9369" calcext:value-type="float">
            <text:p>9369</text:p>
          </table:table-cell>
          <table:table-cell office:value-type="float" office:value="9477" calcext:value-type="float">
            <text:p>9477</text:p>
          </table:table-cell>
          <table:table-cell office:value-type="float" office:value="9559" calcext:value-type="float">
            <text:p>9559</text:p>
          </table:table-cell>
          <table:table-cell office:value-type="float" office:value="8611" calcext:value-type="float">
            <text:p>861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 office:value-type="float" office:value="-2649" calcext:value-type="float">
            <text:p>-264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20385" calcext:value-type="float">
            <text:p>-20385</text:p>
          </table:table-cell>
          <table:table-cell office:value-type="float" office:value="-20361" calcext:value-type="float">
            <text:p>-20361</text:p>
          </table:table-cell>
          <table:table-cell table:number-columns-repeated="14"/>
          <table:table-cell office:value-type="float" office:value="86" calcext:value-type="float">
            <text:p>86</text:p>
          </table:table-cell>
          <table:table-cell office:value-type="float" office:value="3061" calcext:value-type="float">
            <text:p>3061</text:p>
          </table:table-cell>
          <table:table-cell office:value-type="float" office:value="3102" calcext:value-type="float">
            <text:p>3102</text:p>
          </table:table-cell>
          <table:table-cell office:value-type="float" office:value="3123" calcext:value-type="float">
            <text:p>3123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-8592" calcext:value-type="float">
            <text:p>-8592</text:p>
          </table:table-cell>
          <table:table-cell office:value-type="float" office:value="-5549" calcext:value-type="float">
            <text:p>-5549</text:p>
          </table:table-cell>
          <table:table-cell office:value-type="float" office:value="-8644" calcext:value-type="float">
            <text:p>-8644</text:p>
          </table:table-cell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-5365" calcext:value-type="float">
            <text:p>-5365</text:p>
          </table:table-cell>
          <table:table-cell office:value-type="float" office:value="-5444" calcext:value-type="float">
            <text:p>-5444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-13615" calcext:value-type="float">
            <text:p>-13615</text:p>
          </table:table-cell>
          <table:table-cell office:value-type="float" office:value="-13651" calcext:value-type="float">
            <text:p>-13651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054" calcext:value-type="float">
            <text:p>10054</text:p>
          </table:table-cell>
          <table:table-cell office:value-type="float" office:value="10204" calcext:value-type="float">
            <text:p>10204</text:p>
          </table:table-cell>
          <table:table-cell office:value-type="float" office:value="10167" calcext:value-type="float">
            <text:p>10167</text:p>
          </table:table-cell>
          <table:table-cell office:value-type="float" office:value="9289" calcext:value-type="float">
            <text:p>928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-2667" calcext:value-type="float">
            <text:p>-2667</text:p>
          </table:table-cell>
          <table:table-cell office:value-type="float" office:value="-2607" calcext:value-type="float">
            <text:p>-260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20178" calcext:value-type="float">
            <text:p>-20178</text:p>
          </table:table-cell>
          <table:table-cell office:value-type="float" office:value="-20101" calcext:value-type="float">
            <text:p>-20101</text:p>
          </table:table-cell>
          <table:table-cell table:number-columns-repeated="14"/>
          <table:table-cell office:value-type="float" office:value="87" calcext:value-type="float">
            <text:p>87</text:p>
          </table:table-cell>
          <table:table-cell office:value-type="float" office:value="3662" calcext:value-type="float">
            <text:p>3662</text:p>
          </table:table-cell>
          <table:table-cell office:value-type="float" office:value="3673" calcext:value-type="float">
            <text:p>3673</text:p>
          </table:table-cell>
          <table:table-cell office:value-type="float" office:value="3691" calcext:value-type="float">
            <text:p>3691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-8310" calcext:value-type="float">
            <text:p>-8310</text:p>
          </table:table-cell>
          <table:table-cell office:value-type="float" office:value="-5263" calcext:value-type="float">
            <text:p>-5263</text:p>
          </table:table-cell>
          <table:table-cell office:value-type="float" office:value="-8341" calcext:value-type="float">
            <text:p>-8341</text:p>
          </table:table-cell>
          <table:table-cell table:number-columns-repeated="10"/>
          <table:table-cell office:value-type="float" office:value="65" calcext:value-type="float">
            <text:p>65</text:p>
          </table:table-cell>
          <table:table-cell office:value-type="float" office:value="-4951" calcext:value-type="float">
            <text:p>-4951</text:p>
          </table:table-cell>
          <table:table-cell office:value-type="float" office:value="-5040" calcext:value-type="float">
            <text:p>-5040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-13233" calcext:value-type="float">
            <text:p>-13233</text:p>
          </table:table-cell>
          <table:table-cell office:value-type="float" office:value="-13325" calcext:value-type="float">
            <text:p>-1332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365" calcext:value-type="float">
            <text:p>10365</text:p>
          </table:table-cell>
          <table:table-cell table:number-columns-repeated="2" office:value-type="float" office:value="10485" calcext:value-type="float">
            <text:p>10485</text:p>
          </table:table-cell>
          <table:table-cell office:value-type="float" office:value="9590" calcext:value-type="float">
            <text:p>959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-2199" calcext:value-type="float">
            <text:p>-2199</text:p>
          </table:table-cell>
          <table:table-cell office:value-type="float" office:value="-2156" calcext:value-type="float">
            <text:p>-215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20045" calcext:value-type="float">
            <text:p>-20045</text:p>
          </table:table-cell>
          <table:table-cell office:value-type="float" office:value="-19979" calcext:value-type="float">
            <text:p>-19979</text:p>
          </table:table-cell>
          <table:table-cell table:number-columns-repeated="14"/>
          <table:table-cell office:value-type="float" office:value="88" calcext:value-type="float">
            <text:p>88</text:p>
          </table:table-cell>
          <table:table-cell office:value-type="float" office:value="3619" calcext:value-type="float">
            <text:p>3619</text:p>
          </table:table-cell>
          <table:table-cell office:value-type="float" office:value="3732" calcext:value-type="float">
            <text:p>3732</text:p>
          </table:table-cell>
          <table:table-cell office:value-type="float" office:value="3713" calcext:value-type="float">
            <text:p>371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-7920" calcext:value-type="float">
            <text:p>-7920</text:p>
          </table:table-cell>
          <table:table-cell office:value-type="float" office:value="-4832" calcext:value-type="float">
            <text:p>-4832</text:p>
          </table:table-cell>
          <table:table-cell office:value-type="float" office:value="-7953" calcext:value-type="float">
            <text:p>-7953</text:p>
          </table:table-cell>
          <table:table-cell table:number-columns-repeated="10"/>
          <table:table-cell office:value-type="float" office:value="66" calcext:value-type="float">
            <text:p>66</text:p>
          </table:table-cell>
          <table:table-cell office:value-type="float" office:value="-4573" calcext:value-type="float">
            <text:p>-4573</text:p>
          </table:table-cell>
          <table:table-cell office:value-type="float" office:value="-4707" calcext:value-type="float">
            <text:p>-4707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-13145" calcext:value-type="float">
            <text:p>-13145</text:p>
          </table:table-cell>
          <table:table-cell office:value-type="float" office:value="-13284" calcext:value-type="float">
            <text:p>-13284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28" calcext:value-type="float">
            <text:p>11028</text:p>
          </table:table-cell>
          <table:table-cell office:value-type="float" office:value="11132" calcext:value-type="float">
            <text:p>11132</text:p>
          </table:table-cell>
          <table:table-cell office:value-type="float" office:value="11135" calcext:value-type="float">
            <text:p>11135</text:p>
          </table:table-cell>
          <table:table-cell office:value-type="float" office:value="10283" calcext:value-type="float">
            <text:p>1028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-1835" calcext:value-type="float">
            <text:p>-1835</text:p>
          </table:table-cell>
          <table:table-cell office:value-type="float" office:value="-1781" calcext:value-type="float">
            <text:p>-178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19775" calcext:value-type="float">
            <text:p>-19775</text:p>
          </table:table-cell>
          <table:table-cell office:value-type="float" office:value="-19681" calcext:value-type="float">
            <text:p>-19681</text:p>
          </table:table-cell>
          <table:table-cell table:number-columns-repeated="14"/>
          <table:table-cell office:value-type="float" office:value="89" calcext:value-type="float">
            <text:p>89</text:p>
          </table:table-cell>
          <table:table-cell office:value-type="float" office:value="4194" calcext:value-type="float">
            <text:p>4194</text:p>
          </table:table-cell>
          <table:table-cell office:value-type="float" office:value="4284" calcext:value-type="float">
            <text:p>4284</text:p>
          </table:table-cell>
          <table:table-cell office:value-type="float" office:value="4237" calcext:value-type="float">
            <text:p>4237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-7925" calcext:value-type="float">
            <text:p>-7925</text:p>
          </table:table-cell>
          <table:table-cell office:value-type="float" office:value="-4855" calcext:value-type="float">
            <text:p>-4855</text:p>
          </table:table-cell>
          <table:table-cell office:value-type="float" office:value="-7932" calcext:value-type="float">
            <text:p>-7932</text:p>
          </table:table-cell>
          <table:table-cell table:number-columns-repeated="10"/>
          <table:table-cell office:value-type="float" office:value="67" calcext:value-type="float">
            <text:p>67</text:p>
          </table:table-cell>
          <table:table-cell office:value-type="float" office:value="-4120" calcext:value-type="float">
            <text:p>-4120</text:p>
          </table:table-cell>
          <table:table-cell office:value-type="float" office:value="-4273" calcext:value-type="float">
            <text:p>-4273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-12799" calcext:value-type="float">
            <text:p>-12799</text:p>
          </table:table-cell>
          <table:table-cell office:value-type="float" office:value="-12872" calcext:value-type="float">
            <text:p>-12872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580" calcext:value-type="float">
            <text:p>11580</text:p>
          </table:table-cell>
          <table:table-cell office:value-type="float" office:value="11655" calcext:value-type="float">
            <text:p>11655</text:p>
          </table:table-cell>
          <table:table-cell office:value-type="float" office:value="11709" calcext:value-type="float">
            <text:p>11709</text:p>
          </table:table-cell>
          <table:table-cell office:value-type="float" office:value="10825" calcext:value-type="float">
            <text:p>1082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-1331" calcext:value-type="float">
            <text:p>-1331</text:p>
          </table:table-cell>
          <table:table-cell office:value-type="float" office:value="-1332" calcext:value-type="float">
            <text:p>-133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19574" calcext:value-type="float">
            <text:p>-19574</text:p>
          </table:table-cell>
          <table:table-cell office:value-type="float" office:value="-19479" calcext:value-type="float">
            <text:p>-19479</text:p>
          </table:table-cell>
          <table:table-cell table:number-columns-repeated="14"/>
          <table:table-cell office:value-type="float" office:value="90" calcext:value-type="float">
            <text:p>90</text:p>
          </table:table-cell>
          <table:table-cell office:value-type="float" office:value="4692" calcext:value-type="float">
            <text:p>4692</text:p>
          </table:table-cell>
          <table:table-cell office:value-type="float" office:value="4747" calcext:value-type="float">
            <text:p>4747</text:p>
          </table:table-cell>
          <table:table-cell office:value-type="float" office:value="4701" calcext:value-type="float">
            <text:p>4701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-7525" calcext:value-type="float">
            <text:p>-7525</text:p>
          </table:table-cell>
          <table:table-cell office:value-type="float" office:value="-4469" calcext:value-type="float">
            <text:p>-4469</text:p>
          </table:table-cell>
          <table:table-cell office:value-type="float" office:value="-7504" calcext:value-type="float">
            <text:p>-7504</text:p>
          </table:table-cell>
          <table:table-cell table:number-columns-repeated="10"/>
          <table:table-cell office:value-type="float" office:value="68" calcext:value-type="float">
            <text:p>68</text:p>
          </table:table-cell>
          <table:table-cell office:value-type="float" office:value="-3930" calcext:value-type="float">
            <text:p>-3930</text:p>
          </table:table-cell>
          <table:table-cell office:value-type="float" office:value="-4048" calcext:value-type="float">
            <text:p>-4048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-12522" calcext:value-type="float">
            <text:p>-12522</text:p>
          </table:table-cell>
          <table:table-cell office:value-type="float" office:value="-12631" calcext:value-type="float">
            <text:p>-12631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2262" calcext:value-type="float">
            <text:p>12262</text:p>
          </table:table-cell>
          <table:table-cell office:value-type="float" office:value="12343" calcext:value-type="float">
            <text:p>12343</text:p>
          </table:table-cell>
          <table:table-cell office:value-type="float" office:value="12403" calcext:value-type="float">
            <text:p>12403</text:p>
          </table:table-cell>
          <table:table-cell office:value-type="float" office:value="11528" calcext:value-type="float">
            <text:p>1152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-1073" calcext:value-type="float">
            <text:p>-1073</text:p>
          </table:table-cell>
          <table:table-cell office:value-type="float" office:value="-1120" calcext:value-type="float">
            <text:p>-112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19304" calcext:value-type="float">
            <text:p>-19304</text:p>
          </table:table-cell>
          <table:table-cell office:value-type="float" office:value="-19241" calcext:value-type="float">
            <text:p>-19241</text:p>
          </table:table-cell>
          <table:table-cell table:number-columns-repeated="14"/>
          <table:table-cell office:value-type="float" office:value="91" calcext:value-type="float">
            <text:p>91</text:p>
          </table:table-cell>
          <table:table-cell office:value-type="float" office:value="5273" calcext:value-type="float">
            <text:p>5273</text:p>
          </table:table-cell>
          <table:table-cell office:value-type="float" office:value="5289" calcext:value-type="float">
            <text:p>5289</text:p>
          </table:table-cell>
          <table:table-cell office:value-type="float" office:value="5323" calcext:value-type="float">
            <text:p>5323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-7203" calcext:value-type="float">
            <text:p>-7203</text:p>
          </table:table-cell>
          <table:table-cell office:value-type="float" office:value="-4183" calcext:value-type="float">
            <text:p>-4183</text:p>
          </table:table-cell>
          <table:table-cell office:value-type="float" office:value="-7168" calcext:value-type="float">
            <text:p>-7168</text:p>
          </table:table-cell>
          <table:table-cell table:number-columns-repeated="10"/>
          <table:table-cell office:value-type="float" office:value="69" calcext:value-type="float">
            <text:p>69</text:p>
          </table:table-cell>
          <table:table-cell office:value-type="float" office:value="-3454" calcext:value-type="float">
            <text:p>-3454</text:p>
          </table:table-cell>
          <table:table-cell office:value-type="float" office:value="-3596" calcext:value-type="float">
            <text:p>-3596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-12227" calcext:value-type="float">
            <text:p>-12227</text:p>
          </table:table-cell>
          <table:table-cell office:value-type="float" office:value="-12287" calcext:value-type="float">
            <text:p>-12287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280" calcext:value-type="float">
            <text:p>12280</text:p>
          </table:table-cell>
          <table:table-cell office:value-type="float" office:value="12343" calcext:value-type="float">
            <text:p>12343</text:p>
          </table:table-cell>
          <table:table-cell office:value-type="float" office:value="12437" calcext:value-type="float">
            <text:p>12437</text:p>
          </table:table-cell>
          <table:table-cell office:value-type="float" office:value="11504" calcext:value-type="float">
            <text:p>11504</text:p>
          </table:table-cell>
          <table:table-cell table:number-columns-repeated="2"/>
          <table:table-cell table:style-name="ce1" office:value-type="float" office:value="77" calcext:value-type="float">
            <text:p>77</text:p>
          </table:table-cell>
          <table:table-cell table:style-name="ce1" office:value-type="float" office:value="-607" calcext:value-type="float">
            <text:p>-607</text:p>
          </table:table-cell>
          <table:table-cell table:style-name="ce1" office:value-type="float" office:value="-608" calcext:value-type="float">
            <text:p>-60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19184" calcext:value-type="float">
            <text:p>-19184</text:p>
          </table:table-cell>
          <table:table-cell office:value-type="float" office:value="-19118" calcext:value-type="float">
            <text:p>-19118</text:p>
          </table:table-cell>
          <table:table-cell table:number-columns-repeated="14"/>
          <table:table-cell office:value-type="float" office:value="92" calcext:value-type="float">
            <text:p>92</text:p>
          </table:table-cell>
          <table:table-cell office:value-type="float" office:value="5591" calcext:value-type="float">
            <text:p>5591</text:p>
          </table:table-cell>
          <table:table-cell office:value-type="float" office:value="5614" calcext:value-type="float">
            <text:p>5614</text:p>
          </table:table-cell>
          <table:table-cell office:value-type="float" office:value="5607" calcext:value-type="float">
            <text:p>5607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-6786" calcext:value-type="float">
            <text:p>-6786</text:p>
          </table:table-cell>
          <table:table-cell office:value-type="float" office:value="-3835" calcext:value-type="float">
            <text:p>-3835</text:p>
          </table:table-cell>
          <table:table-cell office:value-type="float" office:value="-6791" calcext:value-type="float">
            <text:p>-6791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office:value-type="float" office:value="-3094" calcext:value-type="float">
            <text:p>-3094</text:p>
          </table:table-cell>
          <table:table-cell office:value-type="float" office:value="-3246" calcext:value-type="float">
            <text:p>-3246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-12223" calcext:value-type="float">
            <text:p>-12223</text:p>
          </table:table-cell>
          <table:table-cell office:value-type="float" office:value="-12297" calcext:value-type="float">
            <text:p>-12297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2941" calcext:value-type="float">
            <text:p>12941</text:p>
          </table:table-cell>
          <table:table-cell office:value-type="float" office:value="12992" calcext:value-type="float">
            <text:p>12992</text:p>
          </table:table-cell>
          <table:table-cell office:value-type="float" office:value="13057" calcext:value-type="float">
            <text:p>13057</text:p>
          </table:table-cell>
          <table:table-cell office:value-type="float" office:value="12233" calcext:value-type="float">
            <text:p>12233</text:p>
          </table:table-cell>
          <table:table-cell table:number-columns-repeated="2"/>
          <table:table-cell table:style-name="ce1" office:value-type="float" office:value="78" calcext:value-type="float">
            <text:p>78</text:p>
          </table:table-cell>
          <table:table-cell table:style-name="ce1" office:value-type="float" office:value="-221" calcext:value-type="float">
            <text:p>-221</text:p>
          </table:table-cell>
          <table:table-cell table:style-name="ce1" office:value-type="float" office:value="-211" calcext:value-type="float">
            <text:p>-21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-18913" calcext:value-type="float">
            <text:p>-18913</text:p>
          </table:table-cell>
          <table:table-cell office:value-type="float" office:value="-18839" calcext:value-type="float">
            <text:p>-18839</text:p>
          </table:table-cell>
          <table:table-cell table:number-columns-repeated="14"/>
          <table:table-cell office:value-type="float" office:value="93" calcext:value-type="float">
            <text:p>93</text:p>
          </table:table-cell>
          <table:table-cell office:value-type="float" office:value="6142" calcext:value-type="float">
            <text:p>6142</text:p>
          </table:table-cell>
          <table:table-cell office:value-type="float" office:value="6205" calcext:value-type="float">
            <text:p>6205</text:p>
          </table:table-cell>
          <table:table-cell office:value-type="float" office:value="6183" calcext:value-type="float">
            <text:p>6183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-6599" calcext:value-type="float">
            <text:p>-6599</text:p>
          </table:table-cell>
          <table:table-cell office:value-type="float" office:value="-3676" calcext:value-type="float">
            <text:p>-3676</text:p>
          </table:table-cell>
          <table:table-cell office:value-type="float" office:value="-6611" calcext:value-type="float">
            <text:p>-6611</text:p>
          </table:table-cell>
          <table:table-cell table:number-columns-repeated="10"/>
          <table:table-cell office:value-type="float" office:value="71" calcext:value-type="float">
            <text:p>71</text:p>
          </table:table-cell>
          <table:table-cell office:value-type="float" office:value="-2680" calcext:value-type="float">
            <text:p>-2680</text:p>
          </table:table-cell>
          <table:table-cell office:value-type="float" office:value="-2778" calcext:value-type="float">
            <text:p>-2778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-11905" calcext:value-type="float">
            <text:p>-11905</text:p>
          </table:table-cell>
          <table:table-cell office:value-type="float" office:value="-11986" calcext:value-type="float">
            <text:p>-11986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532" calcext:value-type="float">
            <text:p>13532</text:p>
          </table:table-cell>
          <table:table-cell office:value-type="float" office:value="13581" calcext:value-type="float">
            <text:p>13581</text:p>
          </table:table-cell>
          <table:table-cell office:value-type="float" office:value="13681" calcext:value-type="float">
            <text:p>13681</text:p>
          </table:table-cell>
          <table:table-cell office:value-type="float" office:value="12819" calcext:value-type="float">
            <text:p>12819</text:p>
          </table:table-cell>
          <table:table-cell table:number-columns-repeated="2"/>
          <table:table-cell table:style-name="ce1" office:value-type="float" office:value="79" calcext:value-type="float">
            <text:p>79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293" calcext:value-type="float">
            <text:p>29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-18701" calcext:value-type="float">
            <text:p>-18701</text:p>
          </table:table-cell>
          <table:table-cell office:value-type="float" office:value="-18630" calcext:value-type="float">
            <text:p>-18630</text:p>
          </table:table-cell>
          <table:table-cell table:number-columns-repeated="14"/>
          <table:table-cell office:value-type="float" office:value="94" calcext:value-type="float">
            <text:p>94</text:p>
          </table:table-cell>
          <table:table-cell office:value-type="float" office:value="6614" calcext:value-type="float">
            <text:p>6614</text:p>
          </table:table-cell>
          <table:table-cell office:value-type="float" office:value="6721" calcext:value-type="float">
            <text:p>6721</text:p>
          </table:table-cell>
          <table:table-cell office:value-type="float" office:value="6709" calcext:value-type="float">
            <text:p>6709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-6172" calcext:value-type="float">
            <text:p>-6172</text:p>
          </table:table-cell>
          <table:table-cell office:value-type="float" office:value="-3322" calcext:value-type="float">
            <text:p>-3322</text:p>
          </table:table-cell>
          <table:table-cell office:value-type="float" office:value="-6207" calcext:value-type="float">
            <text:p>-6207</text:p>
          </table:table-cell>
          <table:table-cell table:number-columns-repeated="10"/>
          <table:table-cell office:value-type="float" office:value="72" calcext:value-type="float">
            <text:p>72</text:p>
          </table:table-cell>
          <table:table-cell office:value-type="float" office:value="-2666" calcext:value-type="float">
            <text:p>-2666</text:p>
          </table:table-cell>
          <table:table-cell office:value-type="float" office:value="-2779" calcext:value-type="float">
            <text:p>-2779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-11636" calcext:value-type="float">
            <text:p>-11636</text:p>
          </table:table-cell>
          <table:table-cell office:value-type="float" office:value="-11719" calcext:value-type="float">
            <text:p>-11719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4272" calcext:value-type="float">
            <text:p>14272</text:p>
          </table:table-cell>
          <table:table-cell office:value-type="float" office:value="14293" calcext:value-type="float">
            <text:p>14293</text:p>
          </table:table-cell>
          <table:table-cell office:value-type="float" office:value="14455" calcext:value-type="float">
            <text:p>14455</text:p>
          </table:table-cell>
          <table:table-cell office:value-type="float" office:value="13548" calcext:value-type="float">
            <text:p>13548</text:p>
          </table:table-cell>
          <table:table-cell table:number-columns-repeated="2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418" calcext:value-type="float">
            <text:p>41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-18447" calcext:value-type="float">
            <text:p>-18447</text:p>
          </table:table-cell>
          <table:table-cell office:value-type="float" office:value="-18327" calcext:value-type="float">
            <text:p>-18327</text:p>
          </table:table-cell>
          <table:table-cell table:number-columns-repeated="14"/>
          <table:table-cell office:value-type="float" office:value="95" calcext:value-type="float">
            <text:p>95</text:p>
          </table:table-cell>
          <table:table-cell office:value-type="float" office:value="7259" calcext:value-type="float">
            <text:p>7259</text:p>
          </table:table-cell>
          <table:table-cell office:value-type="float" office:value="7336" calcext:value-type="float">
            <text:p>7336</text:p>
          </table:table-cell>
          <table:table-cell office:value-type="float" office:value="7317" calcext:value-type="float">
            <text:p>7317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-5846" calcext:value-type="float">
            <text:p>-5846</text:p>
          </table:table-cell>
          <table:table-cell office:value-type="float" office:value="-3052" calcext:value-type="float">
            <text:p>-3052</text:p>
          </table:table-cell>
          <table:table-cell office:value-type="float" office:value="-5883" calcext:value-type="float">
            <text:p>-5883</text:p>
          </table:table-cell>
          <table:table-cell table:number-columns-repeated="10"/>
          <table:table-cell office:value-type="float" office:value="73" calcext:value-type="float">
            <text:p>73</text:p>
          </table:table-cell>
          <table:table-cell office:value-type="float" office:value="-2185" calcext:value-type="float">
            <text:p>-2185</text:p>
          </table:table-cell>
          <table:table-cell office:value-type="float" office:value="-2286" calcext:value-type="float">
            <text:p>-2286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-11325" calcext:value-type="float">
            <text:p>-11325</text:p>
          </table:table-cell>
          <table:table-cell office:value-type="float" office:value="-11387" calcext:value-type="float">
            <text:p>-11387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4626" calcext:value-type="float">
            <text:p>14626</text:p>
          </table:table-cell>
          <table:table-cell office:value-type="float" office:value="14618" calcext:value-type="float">
            <text:p>14618</text:p>
          </table:table-cell>
          <table:table-cell office:value-type="float" office:value="14783" calcext:value-type="float">
            <text:p>14783</text:p>
          </table:table-cell>
          <table:table-cell office:value-type="float" office:value="13933" calcext:value-type="float">
            <text:p>13933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913" calcext:value-type="float">
            <text:p>913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-18262" calcext:value-type="float">
            <text:p>-18262</text:p>
          </table:table-cell>
          <table:table-cell office:value-type="float" office:value="-18198" calcext:value-type="float">
            <text:p>-18198</text:p>
          </table:table-cell>
          <table:table-cell table:number-columns-repeated="14"/>
          <table:table-cell office:value-type="float" office:value="96" calcext:value-type="float">
            <text:p>96</text:p>
          </table:table-cell>
          <table:table-cell office:value-type="float" office:value="7361" calcext:value-type="float">
            <text:p>7361</text:p>
          </table:table-cell>
          <table:table-cell office:value-type="float" office:value="7376" calcext:value-type="float">
            <text:p>7376</text:p>
          </table:table-cell>
          <table:table-cell office:value-type="float" office:value="7375" calcext:value-type="float">
            <text:p>7375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-5422" calcext:value-type="float">
            <text:p>-5422</text:p>
          </table:table-cell>
          <table:table-cell office:value-type="float" office:value="-2716" calcext:value-type="float">
            <text:p>-2716</text:p>
          </table:table-cell>
          <table:table-cell office:value-type="float" office:value="-5484" calcext:value-type="float">
            <text:p>-5484</text:p>
          </table:table-cell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-1817" calcext:value-type="float">
            <text:p>-1817</text:p>
          </table:table-cell>
          <table:table-cell office:value-type="float" office:value="-1929" calcext:value-type="float">
            <text:p>-1929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-11112" calcext:value-type="float">
            <text:p>-11112</text:p>
          </table:table-cell>
          <table:table-cell office:value-type="float" office:value="-11130" calcext:value-type="float">
            <text:p>-11130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5376" calcext:value-type="float">
            <text:p>15376</text:p>
          </table:table-cell>
          <table:table-cell office:value-type="float" office:value="15382" calcext:value-type="float">
            <text:p>15382</text:p>
          </table:table-cell>
          <table:table-cell office:value-type="float" office:value="15533" calcext:value-type="float">
            <text:p>15533</text:p>
          </table:table-cell>
          <table:table-cell office:value-type="float" office:value="14667" calcext:value-type="float">
            <text:p>1466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83" calcext:value-type="float">
            <text:p>1383</text:p>
          </table:table-cell>
          <table:table-cell office:value-type="float" office:value="1325" calcext:value-type="float">
            <text:p>132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-17990" calcext:value-type="float">
            <text:p>-17990</text:p>
          </table:table-cell>
          <table:table-cell office:value-type="float" office:value="-17915" calcext:value-type="float">
            <text:p>-17915</text:p>
          </table:table-cell>
          <table:table-cell table:number-columns-repeated="14"/>
          <table:table-cell office:value-type="float" office:value="97" calcext:value-type="float">
            <text:p>97</text:p>
          </table:table-cell>
          <table:table-cell office:value-type="float" office:value="7948" calcext:value-type="float">
            <text:p>7948</text:p>
          </table:table-cell>
          <table:table-cell office:value-type="float" office:value="8167" calcext:value-type="float">
            <text:p>8167</text:p>
          </table:table-cell>
          <table:table-cell office:value-type="float" office:value="8051" calcext:value-type="float">
            <text:p>8051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-5352" calcext:value-type="float">
            <text:p>-5352</text:p>
          </table:table-cell>
          <table:table-cell office:value-type="float" office:value="-2648" calcext:value-type="float">
            <text:p>-2648</text:p>
          </table:table-cell>
          <table:table-cell office:value-type="float" office:value="-5388" calcext:value-type="float">
            <text:p>-5388</text:p>
          </table:table-cell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-1324" calcext:value-type="float">
            <text:p>-1324</text:p>
          </table:table-cell>
          <table:table-cell office:value-type="float" office:value="-1427" calcext:value-type="float">
            <text:p>-1427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-10782" calcext:value-type="float">
            <text:p>-10782</text:p>
          </table:table-cell>
          <table:table-cell office:value-type="float" office:value="-10858" calcext:value-type="float">
            <text:p>-10858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6015" calcext:value-type="float">
            <text:p>16015</text:p>
          </table:table-cell>
          <table:table-cell office:value-type="float" office:value="16020" calcext:value-type="float">
            <text:p>16020</text:p>
          </table:table-cell>
          <table:table-cell office:value-type="float" office:value="16083" calcext:value-type="float">
            <text:p>16083</text:p>
          </table:table-cell>
          <table:table-cell office:value-type="float" office:value="15235" calcext:value-type="float">
            <text:p>15235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951" calcext:value-type="float">
            <text:p>1951</text:p>
          </table:table-cell>
          <table:table-cell office:value-type="float" office:value="1855" calcext:value-type="float">
            <text:p>185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-17768" calcext:value-type="float">
            <text:p>-17768</text:p>
          </table:table-cell>
          <table:table-cell office:value-type="float" office:value="-17689" calcext:value-type="float">
            <text:p>-17689</text:p>
          </table:table-cell>
          <table:table-cell table:number-columns-repeated="14"/>
          <table:table-cell office:value-type="float" office:value="98" calcext:value-type="float">
            <text:p>98</text:p>
          </table:table-cell>
          <table:table-cell office:value-type="float" office:value="8524" calcext:value-type="float">
            <text:p>8524</text:p>
          </table:table-cell>
          <table:table-cell office:value-type="float" office:value="8609" calcext:value-type="float">
            <text:p>8609</text:p>
          </table:table-cell>
          <table:table-cell office:value-type="float" office:value="8535" calcext:value-type="float">
            <text:p>853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-4925" calcext:value-type="float">
            <text:p>-4925</text:p>
          </table:table-cell>
          <table:table-cell office:value-type="float" office:value="-2296" calcext:value-type="float">
            <text:p>-2296</text:p>
          </table:table-cell>
          <table:table-cell office:value-type="float" office:value="-4955" calcext:value-type="float">
            <text:p>-4955</text:p>
          </table:table-cell>
          <table:table-cell table:number-columns-repeated="10"/>
          <table:table-cell office:value-type="float" office:value="76" calcext:value-type="float">
            <text:p>76</text:p>
          </table:table-cell>
          <table:table-cell office:value-type="float" office:value="-1095" calcext:value-type="float">
            <text:p>-1095</text:p>
          </table:table-cell>
          <table:table-cell office:value-type="float" office:value="-1191" calcext:value-type="float">
            <text:p>-1191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-10512" calcext:value-type="float">
            <text:p>-10512</text:p>
          </table:table-cell>
          <table:table-cell office:value-type="float" office:value="-10542" calcext:value-type="float">
            <text:p>-10542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6826" calcext:value-type="float">
            <text:p>16826</text:p>
          </table:table-cell>
          <table:table-cell office:value-type="float" office:value="16819" calcext:value-type="float">
            <text:p>16819</text:p>
          </table:table-cell>
          <table:table-cell office:value-type="float" office:value="16893" calcext:value-type="float">
            <text:p>16893</text:p>
          </table:table-cell>
          <table:table-cell office:value-type="float" office:value="16117" calcext:value-type="float">
            <text:p>16117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123" calcext:value-type="float">
            <text:p>2123</text:p>
          </table:table-cell>
          <table:table-cell office:value-type="float" office:value="2218" calcext:value-type="float">
            <text:p>221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-17490" calcext:value-type="float">
            <text:p>-17490</text:p>
          </table:table-cell>
          <table:table-cell office:value-type="float" office:value="-17391" calcext:value-type="float">
            <text:p>-17391</text:p>
          </table:table-cell>
          <table:table-cell table:number-columns-repeated="14"/>
          <table:table-cell office:value-type="float" office:value="99" calcext:value-type="float">
            <text:p>99</text:p>
          </table:table-cell>
          <table:table-cell office:value-type="float" office:value="9129" calcext:value-type="float">
            <text:p>9129</text:p>
          </table:table-cell>
          <table:table-cell office:value-type="float" office:value="9253" calcext:value-type="float">
            <text:p>9253</text:p>
          </table:table-cell>
          <table:table-cell office:value-type="float" office:value="9209" calcext:value-type="float">
            <text:p>9209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-4570" calcext:value-type="float">
            <text:p>-4570</text:p>
          </table:table-cell>
          <table:table-cell office:value-type="float" office:value="-2029" calcext:value-type="float">
            <text:p>-2029</text:p>
          </table:table-cell>
          <table:table-cell office:value-type="float" office:value="-4610" calcext:value-type="float">
            <text:p>-4610</text:p>
          </table:table-cell>
          <table:table-cell table:number-columns-repeated="10"/>
          <table:table-cell office:value-type="float" office:value="77" calcext:value-type="float">
            <text:p>77</text:p>
          </table:table-cell>
          <table:table-cell office:value-type="float" office:value="-600" calcext:value-type="float">
            <text:p>-600</text:p>
          </table:table-cell>
          <table:table-cell office:value-type="float" office:value="-720" calcext:value-type="float">
            <text:p>-720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-10180" calcext:value-type="float">
            <text:p>-10180</text:p>
          </table:table-cell>
          <table:table-cell office:value-type="float" office:value="-10186" calcext:value-type="float">
            <text:p>-10186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6879" calcext:value-type="float">
            <text:p>16879</text:p>
          </table:table-cell>
          <table:table-cell office:value-type="float" office:value="16915" calcext:value-type="float">
            <text:p>16915</text:p>
          </table:table-cell>
          <table:table-cell office:value-type="float" office:value="16979" calcext:value-type="float">
            <text:p>16979</text:p>
          </table:table-cell>
          <table:table-cell office:value-type="float" office:value="16201" calcext:value-type="float">
            <text:p>16201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714" calcext:value-type="float">
            <text:p>2714</text:p>
          </table:table-cell>
          <table:table-cell office:value-type="float" office:value="2715" calcext:value-type="float">
            <text:p>27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17491" calcext:value-type="float">
            <text:p>-17491</text:p>
          </table:table-cell>
          <table:table-cell office:value-type="float" office:value="-17422" calcext:value-type="float">
            <text:p>-17422</text:p>
          </table:table-cell>
          <table:table-cell table:number-columns-repeated="14"/>
          <table:table-cell office:value-type="float" office:value="100" calcext:value-type="float">
            <text:p>100</text:p>
          </table:table-cell>
          <table:table-cell office:value-type="float" office:value="9434" calcext:value-type="float">
            <text:p>9434</text:p>
          </table:table-cell>
          <table:table-cell office:value-type="float" office:value="9532" calcext:value-type="float">
            <text:p>9532</text:p>
          </table:table-cell>
          <table:table-cell office:value-type="float" office:value="9551" calcext:value-type="float">
            <text:p>9551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-4130" calcext:value-type="float">
            <text:p>-4130</text:p>
          </table:table-cell>
          <table:table-cell office:value-type="float" office:value="-1675" calcext:value-type="float">
            <text:p>-1675</text:p>
          </table:table-cell>
          <table:table-cell office:value-type="float" office:value="-4162" calcext:value-type="float">
            <text:p>-4162</text:p>
          </table:table-cell>
          <table:table-cell table:number-columns-repeated="10"/>
          <table:table-cell office:value-type="float" office:value="78" calcext:value-type="float">
            <text:p>78</text:p>
          </table:table-cell>
          <table:table-cell office:value-type="float" office:value="-228" calcext:value-type="float">
            <text:p>-228</text:p>
          </table:table-cell>
          <table:table-cell office:value-type="float" office:value="-301" calcext:value-type="float">
            <text:p>-301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-10115" calcext:value-type="float">
            <text:p>-10115</text:p>
          </table:table-cell>
          <table:table-cell office:value-type="float" office:value="-10139" calcext:value-type="float">
            <text:p>-10139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7714" calcext:value-type="float">
            <text:p>17714</text:p>
          </table:table-cell>
          <table:table-cell office:value-type="float" office:value="17680" calcext:value-type="float">
            <text:p>17680</text:p>
          </table:table-cell>
          <table:table-cell office:value-type="float" office:value="17803" calcext:value-type="float">
            <text:p>17803</text:p>
          </table:table-cell>
          <table:table-cell office:value-type="float" office:value="17050" calcext:value-type="float">
            <text:p>1705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3146" calcext:value-type="float">
            <text:p>3146</text:p>
          </table:table-cell>
          <table:table-cell office:value-type="float" office:value="3149" calcext:value-type="float">
            <text:p>314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-17223" calcext:value-type="float">
            <text:p>-17223</text:p>
          </table:table-cell>
          <table:table-cell office:value-type="float" office:value="-17109" calcext:value-type="float">
            <text:p>-17109</text:p>
          </table:table-cell>
          <table:table-cell table:number-columns-repeated="14"/>
          <table:table-cell office:value-type="float" office:value="101" calcext:value-type="float">
            <text:p>101</text:p>
          </table:table-cell>
          <table:table-cell office:value-type="float" office:value="10195" calcext:value-type="float">
            <text:p>10195</text:p>
          </table:table-cell>
          <table:table-cell office:value-type="float" office:value="10205" calcext:value-type="float">
            <text:p>10205</text:p>
          </table:table-cell>
          <table:table-cell office:value-type="float" office:value="10215" calcext:value-type="float">
            <text:p>1021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-3939" calcext:value-type="float">
            <text:p>-3939</text:p>
          </table:table-cell>
          <table:table-cell office:value-type="float" office:value="-1507" calcext:value-type="float">
            <text:p>-1507</text:p>
          </table:table-cell>
          <table:table-cell office:value-type="float" office:value="-3939" calcext:value-type="float">
            <text:p>-3939</text:p>
          </table:table-cell>
          <table:table-cell table:number-columns-repeated="10"/>
          <table:table-cell office:value-type="float" office:value="79" calcext:value-type="float">
            <text:p>79</text:p>
          </table:table-cell>
          <table:table-cell office:value-type="float" office:value="349" calcext:value-type="float">
            <text:p>349</text:p>
          </table:table-cell>
          <table:table-cell office:value-type="float" office:value="220" calcext:value-type="float">
            <text:p>220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-9729" calcext:value-type="float">
            <text:p>-9729</text:p>
          </table:table-cell>
          <table:table-cell office:value-type="float" office:value="-9795" calcext:value-type="float">
            <text:p>-9795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8359" calcext:value-type="float">
            <text:p>18359</text:p>
          </table:table-cell>
          <table:table-cell office:value-type="float" office:value="18333" calcext:value-type="float">
            <text:p>18333</text:p>
          </table:table-cell>
          <table:table-cell office:value-type="float" office:value="18443" calcext:value-type="float">
            <text:p>18443</text:p>
          </table:table-cell>
          <table:table-cell office:value-type="float" office:value="17661" calcext:value-type="float">
            <text:p>1766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3727" calcext:value-type="float">
            <text:p>3727</text:p>
          </table:table-cell>
          <table:table-cell office:value-type="float" office:value="3723" calcext:value-type="float">
            <text:p>372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-16947" calcext:value-type="float">
            <text:p>-16947</text:p>
          </table:table-cell>
          <table:table-cell office:value-type="float" office:value="-16898" calcext:value-type="float">
            <text:p>-16898</text:p>
          </table:table-cell>
          <table:table-cell table:number-columns-repeated="14"/>
          <table:table-cell office:value-type="float" office:value="102" calcext:value-type="float">
            <text:p>102</text:p>
          </table:table-cell>
          <table:table-cell office:value-type="float" office:value="10707" calcext:value-type="float">
            <text:p>10707</text:p>
          </table:table-cell>
          <table:table-cell office:value-type="float" office:value="10779" calcext:value-type="float">
            <text:p>10779</text:p>
          </table:table-cell>
          <table:table-cell office:value-type="float" office:value="10771" calcext:value-type="float">
            <text:p>10771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-3460" calcext:value-type="float">
            <text:p>-3460</text:p>
          </table:table-cell>
          <table:table-cell office:value-type="float" office:value="-1117" calcext:value-type="float">
            <text:p>-1117</text:p>
          </table:table-cell>
          <table:table-cell office:value-type="float" office:value="-3505" calcext:value-type="float">
            <text:p>-3505</text:p>
          </table:table-cell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483" calcext:value-type="float">
            <text:p>483</text:p>
          </table:table-cell>
          <table:table-cell office:value-type="float" office:value="276" calcext:value-type="float">
            <text:p>27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-9428" calcext:value-type="float">
            <text:p>-9428</text:p>
          </table:table-cell>
          <table:table-cell office:value-type="float" office:value="-9529" calcext:value-type="float">
            <text:p>-9529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9207" calcext:value-type="float">
            <text:p>19207</text:p>
          </table:table-cell>
          <table:table-cell office:value-type="float" office:value="19217" calcext:value-type="float">
            <text:p>19217</text:p>
          </table:table-cell>
          <table:table-cell office:value-type="float" office:value="19271" calcext:value-type="float">
            <text:p>19271</text:p>
          </table:table-cell>
          <table:table-cell office:value-type="float" office:value="18514" calcext:value-type="float">
            <text:p>1851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3723" calcext:value-type="float">
            <text:p>372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-16624" calcext:value-type="float">
            <text:p>-16624</text:p>
          </table:table-cell>
          <table:table-cell office:value-type="float" office:value="-16583" calcext:value-type="float">
            <text:p>-16583</text:p>
          </table:table-cell>
          <table:table-cell table:number-columns-repeated="14"/>
          <table:table-cell office:value-type="float" office:value="103" calcext:value-type="float">
            <text:p>103</text:p>
          </table:table-cell>
          <table:table-cell office:value-type="float" office:value="11411" calcext:value-type="float">
            <text:p>11411</text:p>
          </table:table-cell>
          <table:table-cell office:value-type="float" office:value="11471" calcext:value-type="float">
            <text:p>11471</text:p>
          </table:table-cell>
          <table:table-cell office:value-type="float" office:value="11501" calcext:value-type="float">
            <text:p>1150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-3109" calcext:value-type="float">
            <text:p>-3109</text:p>
          </table:table-cell>
          <table:table-cell office:value-type="float" office:value="-839" calcext:value-type="float">
            <text:p>-839</text:p>
          </table:table-cell>
          <table:table-cell office:value-type="float" office:value="-3160" calcext:value-type="float">
            <text:p>-3160</text:p>
          </table:table-cell>
          <table:table-cell table:number-columns-repeated="10"/>
          <table:table-cell office:value-type="float" office:value="81" calcext:value-type="float">
            <text:p>81</text:p>
          </table:table-cell>
          <table:table-cell office:value-type="float" office:value="959" calcext:value-type="float">
            <text:p>959</text:p>
          </table:table-cell>
          <table:table-cell office:value-type="float" office:value="787" calcext:value-type="float">
            <text:p>787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-9085" calcext:value-type="float">
            <text:p>-9085</text:p>
          </table:table-cell>
          <table:table-cell office:value-type="float" office:value="-9125" calcext:value-type="float">
            <text:p>-9125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9573" calcext:value-type="float">
            <text:p>19573</text:p>
          </table:table-cell>
          <table:table-cell office:value-type="float" office:value="19658" calcext:value-type="float">
            <text:p>19658</text:p>
          </table:table-cell>
          <table:table-cell office:value-type="float" office:value="19637" calcext:value-type="float">
            <text:p>19637</text:p>
          </table:table-cell>
          <table:table-cell office:value-type="float" office:value="18920" calcext:value-type="float">
            <text:p>1892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4304" calcext:value-type="float">
            <text:p>4304</text:p>
          </table:table-cell>
          <table:table-cell office:value-type="float" office:value="4317" calcext:value-type="float">
            <text:p>4317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-16491" calcext:value-type="float">
            <text:p>-16491</text:p>
          </table:table-cell>
          <table:table-cell office:value-type="float" office:value="-16452" calcext:value-type="float">
            <text:p>-16452</text:p>
          </table:table-cell>
          <table:table-cell table:number-columns-repeated="14"/>
          <table:table-cell office:value-type="float" office:value="104" calcext:value-type="float">
            <text:p>104</text:p>
          </table:table-cell>
          <table:table-cell office:value-type="float" office:value="11383" calcext:value-type="float">
            <text:p>11383</text:p>
          </table:table-cell>
          <table:table-cell office:value-type="float" office:value="11491" calcext:value-type="float">
            <text:p>11491</text:p>
          </table:table-cell>
          <table:table-cell office:value-type="float" office:value="11459" calcext:value-type="float">
            <text:p>11459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-2637" calcext:value-type="float">
            <text:p>-2637</text:p>
          </table:table-cell>
          <table:table-cell office:value-type="float" office:value="-463" calcext:value-type="float">
            <text:p>-463</text:p>
          </table:table-cell>
          <table:table-cell office:value-type="float" office:value="-2684" calcext:value-type="float">
            <text:p>-2684</text:p>
          </table:table-cell>
          <table:table-cell table:number-columns-repeated="10"/>
          <table:table-cell office:value-type="float" office:value="82" calcext:value-type="float">
            <text:p>82</text:p>
          </table:table-cell>
          <table:table-cell office:value-type="float" office:value="1385" calcext:value-type="float">
            <text:p>1385</text:p>
          </table:table-cell>
          <table:table-cell office:value-type="float" office:value="1202" calcext:value-type="float">
            <text:p>1202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-8906" calcext:value-type="float">
            <text:p>-8906</text:p>
          </table:table-cell>
          <table:table-cell office:value-type="float" office:value="-8918" calcext:value-type="float">
            <text:p>-8918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20453" calcext:value-type="float">
            <text:p>20453</text:p>
          </table:table-cell>
          <table:table-cell office:value-type="float" office:value="20548" calcext:value-type="float">
            <text:p>20548</text:p>
          </table:table-cell>
          <table:table-cell office:value-type="float" office:value="20519" calcext:value-type="float">
            <text:p>20519</text:p>
          </table:table-cell>
          <table:table-cell office:value-type="float" office:value="19780" calcext:value-type="float">
            <text:p>1978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4736" calcext:value-type="float">
            <text:p>4736</text:p>
          </table:table-cell>
          <table:table-cell office:value-type="float" office:value="4767" calcext:value-type="float">
            <text:p>4767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16226" calcext:value-type="float">
            <text:p>-16226</text:p>
          </table:table-cell>
          <table:table-cell office:value-type="float" office:value="-16135" calcext:value-type="float">
            <text:p>-16135</text:p>
          </table:table-cell>
          <table:table-cell table:number-columns-repeated="14"/>
          <table:table-cell office:value-type="float" office:value="105" calcext:value-type="float">
            <text:p>105</text:p>
          </table:table-cell>
          <table:table-cell office:value-type="float" office:value="12105" calcext:value-type="float">
            <text:p>12105</text:p>
          </table:table-cell>
          <table:table-cell office:value-type="float" office:value="12226" calcext:value-type="float">
            <text:p>12226</text:p>
          </table:table-cell>
          <table:table-cell office:value-type="float" office:value="12139" calcext:value-type="float">
            <text:p>12139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-2636" calcext:value-type="float">
            <text:p>-2636</text:p>
          </table:table-cell>
          <table:table-cell office:value-type="float" office:value="-458" calcext:value-type="float">
            <text:p>-458</text:p>
          </table:table-cell>
          <table:table-cell office:value-type="float" office:value="-2739" calcext:value-type="float">
            <text:p>-2739</text:p>
          </table:table-cell>
          <table:table-cell table:number-columns-repeated="10"/>
          <table:table-cell office:value-type="float" office:value="83" calcext:value-type="float">
            <text:p>83</text:p>
          </table:table-cell>
          <table:table-cell office:value-type="float" office:value="1917" calcext:value-type="float">
            <text:p>1917</text:p>
          </table:table-cell>
          <table:table-cell office:value-type="float" office:value="1724" calcext:value-type="float">
            <text:p>1724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-8533" calcext:value-type="float">
            <text:p>-8533</text:p>
          </table:table-cell>
          <table:table-cell office:value-type="float" office:value="-8578" calcext:value-type="float">
            <text:p>-8578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21111" calcext:value-type="float">
            <text:p>21111</text:p>
          </table:table-cell>
          <table:table-cell office:value-type="float" office:value="21170" calcext:value-type="float">
            <text:p>21170</text:p>
          </table:table-cell>
          <table:table-cell office:value-type="float" office:value="21251" calcext:value-type="float">
            <text:p>21251</text:p>
          </table:table-cell>
          <table:table-cell office:value-type="float" office:value="20476" calcext:value-type="float">
            <text:p>20476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5340" calcext:value-type="float">
            <text:p>5340</text:p>
          </table:table-cell>
          <table:table-cell office:value-type="float" office:value="5367" calcext:value-type="float">
            <text:p>5367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-15966" calcext:value-type="float">
            <text:p>-15966</text:p>
          </table:table-cell>
          <table:table-cell office:value-type="float" office:value="-15897" calcext:value-type="float">
            <text:p>-15897</text:p>
          </table:table-cell>
          <table:table-cell table:number-columns-repeated="14"/>
          <table:table-cell office:value-type="float" office:value="106" calcext:value-type="float">
            <text:p>106</text:p>
          </table:table-cell>
          <table:table-cell office:value-type="float" office:value="12684" calcext:value-type="float">
            <text:p>12684</text:p>
          </table:table-cell>
          <table:table-cell office:value-type="float" office:value="12769" calcext:value-type="float">
            <text:p>12769</text:p>
          </table:table-cell>
          <table:table-cell office:value-type="float" office:value="12773" calcext:value-type="float">
            <text:p>12773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-2150" calcext:value-type="float">
            <text:p>-2150</text:p>
          </table:table-cell>
          <table:table-cell office:value-type="float" office:value="-62" calcext:value-type="float">
            <text:p>-62</text:p>
          </table:table-cell>
          <table:table-cell office:value-type="float" office:value="-2279" calcext:value-type="float">
            <text:p>-2279</text:p>
          </table:table-cell>
          <table:table-cell table:number-columns-repeated="10"/>
          <table:table-cell office:value-type="float" office:value="84" calcext:value-type="float">
            <text:p>84</text:p>
          </table:table-cell>
          <table:table-cell office:value-type="float" office:value="2192" calcext:value-type="float">
            <text:p>2192</text:p>
          </table:table-cell>
          <table:table-cell office:value-type="float" office:value="1962" calcext:value-type="float">
            <text:p>1962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-8224" calcext:value-type="float">
            <text:p>-8224</text:p>
          </table:table-cell>
          <table:table-cell office:value-type="float" office:value="-8256" calcext:value-type="float">
            <text:p>-8256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22036" calcext:value-type="float">
            <text:p>22036</text:p>
          </table:table-cell>
          <table:table-cell office:value-type="float" office:value="22030" calcext:value-type="float">
            <text:p>22030</text:p>
          </table:table-cell>
          <table:table-cell office:value-type="float" office:value="22171" calcext:value-type="float">
            <text:p>22171</text:p>
          </table:table-cell>
          <table:table-cell office:value-type="float" office:value="21379" calcext:value-type="float">
            <text:p>21379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5624" calcext:value-type="float">
            <text:p>5624</text:p>
          </table:table-cell>
          <table:table-cell office:value-type="float" office:value="5650" calcext:value-type="float">
            <text:p>565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-15661" calcext:value-type="float">
            <text:p>-15661</text:p>
          </table:table-cell>
          <table:table-cell office:value-type="float" office:value="-15570" calcext:value-type="float">
            <text:p>-15570</text:p>
          </table:table-cell>
          <table:table-cell table:number-columns-repeated="14"/>
          <table:table-cell office:value-type="float" office:value="107" calcext:value-type="float">
            <text:p>107</text:p>
          </table:table-cell>
          <table:table-cell office:value-type="float" office:value="13490" calcext:value-type="float">
            <text:p>13490</text:p>
          </table:table-cell>
          <table:table-cell office:value-type="float" office:value="13534" calcext:value-type="float">
            <text:p>13534</text:p>
          </table:table-cell>
          <table:table-cell office:value-type="float" office:value="13537" calcext:value-type="float">
            <text:p>13537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-1794" calcext:value-type="float">
            <text:p>-1794</text:p>
          </table:table-cell>
          <table:table-cell office:value-type="float" office:value="231" calcext:value-type="float">
            <text:p>231</text:p>
          </table:table-cell>
          <table:table-cell office:value-type="float" office:value="-1913" calcext:value-type="float">
            <text:p>-1913</text:p>
          </table:table-cell>
          <table:table-cell table:number-columns-repeated="10"/>
          <table:table-cell office:value-type="float" office:value="85" calcext:value-type="float">
            <text:p>85</text:p>
          </table:table-cell>
          <table:table-cell office:value-type="float" office:value="2721" calcext:value-type="float">
            <text:p>2721</text:p>
          </table:table-cell>
          <table:table-cell office:value-type="float" office:value="2531" calcext:value-type="float">
            <text:p>2531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-7836" calcext:value-type="float">
            <text:p>-7836</text:p>
          </table:table-cell>
          <table:table-cell office:value-type="float" office:value="-7911" calcext:value-type="float">
            <text:p>-7911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22047" calcext:value-type="float">
            <text:p>22047</text:p>
          </table:table-cell>
          <table:table-cell office:value-type="float" office:value="22092" calcext:value-type="float">
            <text:p>22092</text:p>
          </table:table-cell>
          <table:table-cell office:value-type="float" office:value="22211" calcext:value-type="float">
            <text:p>22211</text:p>
          </table:table-cell>
          <table:table-cell office:value-type="float" office:value="21395" calcext:value-type="float">
            <text:p>21395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6201" calcext:value-type="float">
            <text:p>6201</text:p>
          </table:table-cell>
          <table:table-cell office:value-type="float" office:value="6281" calcext:value-type="float">
            <text:p>628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-15530" calcext:value-type="float">
            <text:p>-15530</text:p>
          </table:table-cell>
          <table:table-cell office:value-type="float" office:value="-15444" calcext:value-type="float">
            <text:p>-15444</text:p>
          </table:table-cell>
          <table:table-cell table:number-columns-repeated="14"/>
          <table:table-cell office:value-type="float" office:value="108" calcext:value-type="float">
            <text:p>108</text:p>
          </table:table-cell>
          <table:table-cell office:value-type="float" office:value="13780" calcext:value-type="float">
            <text:p>13780</text:p>
          </table:table-cell>
          <table:table-cell office:value-type="float" office:value="13906" calcext:value-type="float">
            <text:p>13906</text:p>
          </table:table-cell>
          <table:table-cell office:value-type="float" office:value="13903" calcext:value-type="float">
            <text:p>13903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-1299" calcext:value-type="float">
            <text:p>-1299</text:p>
          </table:table-cell>
          <table:table-cell office:value-type="float" office:value="660" calcext:value-type="float">
            <text:p>660</text:p>
          </table:table-cell>
          <table:table-cell office:value-type="float" office:value="-1390" calcext:value-type="float">
            <text:p>-1390</text:p>
          </table:table-cell>
          <table:table-cell table:number-columns-repeated="10"/>
          <table:table-cell office:value-type="float" office:value="86" calcext:value-type="float">
            <text:p>86</text:p>
          </table:table-cell>
          <table:table-cell office:value-type="float" office:value="3183" calcext:value-type="float">
            <text:p>3183</text:p>
          </table:table-cell>
          <table:table-cell office:value-type="float" office:value="2956" calcext:value-type="float">
            <text:p>2956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-7797" calcext:value-type="float">
            <text:p>-7797</text:p>
          </table:table-cell>
          <table:table-cell office:value-type="float" office:value="-7913" calcext:value-type="float">
            <text:p>-7913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22984" calcext:value-type="float">
            <text:p>22984</text:p>
          </table:table-cell>
          <table:table-cell office:value-type="float" office:value="22985" calcext:value-type="float">
            <text:p>22985</text:p>
          </table:table-cell>
          <table:table-cell office:value-type="float" office:value="23113" calcext:value-type="float">
            <text:p>23113</text:p>
          </table:table-cell>
          <table:table-cell office:value-type="float" office:value="22300" calcext:value-type="float">
            <text:p>2230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6724" calcext:value-type="float">
            <text:p>6724</text:p>
          </table:table-cell>
          <table:table-cell office:value-type="float" office:value="6755" calcext:value-type="float">
            <text:p>67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-15225" calcext:value-type="float">
            <text:p>-15225</text:p>
          </table:table-cell>
          <table:table-cell office:value-type="float" office:value="-15124" calcext:value-type="float">
            <text:p>-15124</text:p>
          </table:table-cell>
          <table:table-cell table:number-columns-repeated="14"/>
          <table:table-cell office:value-type="float" office:value="109" calcext:value-type="float">
            <text:p>109</text:p>
          </table:table-cell>
          <table:table-cell office:value-type="float" office:value="14528" calcext:value-type="float">
            <text:p>14528</text:p>
          </table:table-cell>
          <table:table-cell office:value-type="float" office:value="14641" calcext:value-type="float">
            <text:p>14641</text:p>
          </table:table-cell>
          <table:table-cell office:value-type="float" office:value="14619" calcext:value-type="float">
            <text:p>14619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-1081" calcext:value-type="float">
            <text:p>-1081</text:p>
          </table:table-cell>
          <table:table-cell office:value-type="float" office:value="846" calcext:value-type="float">
            <text:p>846</text:p>
          </table:table-cell>
          <table:table-cell office:value-type="float" office:value="-1151" calcext:value-type="float">
            <text:p>-1151</text:p>
          </table:table-cell>
          <table:table-cell table:number-columns-repeated="10"/>
          <table:table-cell office:value-type="float" office:value="87" calcext:value-type="float">
            <text:p>87</text:p>
          </table:table-cell>
          <table:table-cell office:value-type="float" office:value="3757" calcext:value-type="float">
            <text:p>3757</text:p>
          </table:table-cell>
          <table:table-cell office:value-type="float" office:value="3537" calcext:value-type="float">
            <text:p>3537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-7492" calcext:value-type="float">
            <text:p>-7492</text:p>
          </table:table-cell>
          <table:table-cell office:value-type="float" office:value="-7529" calcext:value-type="float">
            <text:p>-7529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23660" calcext:value-type="float">
            <text:p>23660</text:p>
          </table:table-cell>
          <table:table-cell office:value-type="float" office:value="23742" calcext:value-type="float">
            <text:p>23742</text:p>
          </table:table-cell>
          <table:table-cell office:value-type="float" office:value="23861" calcext:value-type="float">
            <text:p>23861</text:p>
          </table:table-cell>
          <table:table-cell office:value-type="float" office:value="23049" calcext:value-type="float">
            <text:p>23049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61" calcext:value-type="float">
            <text:p>7361</text:p>
          </table:table-cell>
          <table:table-cell office:value-type="float" office:value="7371" calcext:value-type="float">
            <text:p>737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14969" calcext:value-type="float">
            <text:p>-14969</text:p>
          </table:table-cell>
          <table:table-cell office:value-type="float" office:value="-14870" calcext:value-type="float">
            <text:p>-14870</text:p>
          </table:table-cell>
          <table:table-cell table:number-columns-repeated="14"/>
          <table:table-cell office:value-type="float" office:value="110" calcext:value-type="float">
            <text:p>110</text:p>
          </table:table-cell>
          <table:table-cell office:value-type="float" office:value="15165" calcext:value-type="float">
            <text:p>15165</text:p>
          </table:table-cell>
          <table:table-cell office:value-type="float" office:value="15234" calcext:value-type="float">
            <text:p>15234</text:p>
          </table:table-cell>
          <table:table-cell office:value-type="float" office:value="15287" calcext:value-type="float">
            <text:p>15287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-592" calcext:value-type="float">
            <text:p>-592</text:p>
          </table:table-cell>
          <table:table-cell office:value-type="float" office:value="1277" calcext:value-type="float">
            <text:p>1277</text:p>
          </table:table-cell>
          <table:table-cell office:value-type="float" office:value="-656" calcext:value-type="float">
            <text:p>-656</text:p>
          </table:table-cell>
          <table:table-cell table:number-columns-repeated="10"/>
          <table:table-cell office:value-type="float" office:value="88" calcext:value-type="float">
            <text:p>88</text:p>
          </table:table-cell>
          <table:table-cell office:value-type="float" office:value="3746" calcext:value-type="float">
            <text:p>3746</text:p>
          </table:table-cell>
          <table:table-cell office:value-type="float" office:value="3559" calcext:value-type="float">
            <text:p>3559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-7164" calcext:value-type="float">
            <text:p>-7164</text:p>
          </table:table-cell>
          <table:table-cell office:value-type="float" office:value="-7156" calcext:value-type="float">
            <text:p>-7156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24687" calcext:value-type="float">
            <text:p>24687</text:p>
          </table:table-cell>
          <table:table-cell office:value-type="float" office:value="24691" calcext:value-type="float">
            <text:p>24691</text:p>
          </table:table-cell>
          <table:table-cell office:value-type="float" office:value="24823" calcext:value-type="float">
            <text:p>24823</text:p>
          </table:table-cell>
          <table:table-cell office:value-type="float" office:value="23999" calcext:value-type="float">
            <text:p>23999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418" calcext:value-type="float">
            <text:p>7418</text:p>
          </table:table-cell>
          <table:table-cell office:value-type="float" office:value="7456" calcext:value-type="float">
            <text:p>7456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-14610" calcext:value-type="float">
            <text:p>-14610</text:p>
          </table:table-cell>
          <table:table-cell office:value-type="float" office:value="-14537" calcext:value-type="float">
            <text:p>-14537</text:p>
          </table:table-cell>
          <table:table-cell table:number-columns-repeated="14"/>
          <table:table-cell office:value-type="float" office:value="111" calcext:value-type="float">
            <text:p>111</text:p>
          </table:table-cell>
          <table:table-cell office:value-type="float" office:value="15953" calcext:value-type="float">
            <text:p>15953</text:p>
          </table:table-cell>
          <table:table-cell office:value-type="float" office:value="16045" calcext:value-type="float">
            <text:p>16045</text:p>
          </table:table-cell>
          <table:table-cell office:value-type="float" office:value="16109" calcext:value-type="float">
            <text:p>16109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-188" calcext:value-type="float">
            <text:p>-188</text:p>
          </table:table-cell>
          <table:table-cell office:value-type="float" office:value="1609" calcext:value-type="float">
            <text:p>1609</text:p>
          </table:table-cell>
          <table:table-cell office:value-type="float" office:value="-213" calcext:value-type="float">
            <text:p>-213</text:p>
          </table:table-cell>
          <table:table-cell table:number-columns-repeated="10"/>
          <table:table-cell office:value-type="float" office:value="89" calcext:value-type="float">
            <text:p>89</text:p>
          </table:table-cell>
          <table:table-cell office:value-type="float" office:value="4309" calcext:value-type="float">
            <text:p>4309</text:p>
          </table:table-cell>
          <table:table-cell office:value-type="float" office:value="4113" calcext:value-type="float">
            <text:p>4113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-6775" calcext:value-type="float">
            <text:p>-6775</text:p>
          </table:table-cell>
          <table:table-cell office:value-type="float" office:value="-6831" calcext:value-type="float">
            <text:p>-6831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25154" calcext:value-type="float">
            <text:p>25154</text:p>
          </table:table-cell>
          <table:table-cell office:value-type="float" office:value="25141" calcext:value-type="float">
            <text:p>25141</text:p>
          </table:table-cell>
          <table:table-cell office:value-type="float" office:value="25187" calcext:value-type="float">
            <text:p>25187</text:p>
          </table:table-cell>
          <table:table-cell office:value-type="float" office:value="24496" calcext:value-type="float">
            <text:p>2449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8067" calcext:value-type="float">
            <text:p>8067</text:p>
          </table:table-cell>
          <table:table-cell office:value-type="float" office:value="8111" calcext:value-type="float">
            <text:p>811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-14448" calcext:value-type="float">
            <text:p>-14448</text:p>
          </table:table-cell>
          <table:table-cell office:value-type="float" office:value="-14362" calcext:value-type="float">
            <text:p>-14362</text:p>
          </table:table-cell>
          <table:table-cell table:number-columns-repeated="14"/>
          <table:table-cell office:value-type="float" office:value="112" calcext:value-type="float">
            <text:p>112</text:p>
          </table:table-cell>
          <table:table-cell office:value-type="float" office:value="16082" calcext:value-type="float">
            <text:p>16082</text:p>
          </table:table-cell>
          <table:table-cell office:value-type="float" office:value="16131" calcext:value-type="float">
            <text:p>16131</text:p>
          </table:table-cell>
          <table:table-cell office:value-type="float" office:value="16235" calcext:value-type="float">
            <text:p>16235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342" calcext:value-type="float">
            <text:p>342</text:p>
          </table:table-cell>
          <table:table-cell office:value-type="float" office:value="2037" calcext:value-type="float">
            <text:p>2037</text:p>
          </table:table-cell>
          <table:table-cell office:value-type="float" office:value="267" calcext:value-type="float">
            <text:p>267</text:p>
          </table:table-cell>
          <table:table-cell table:number-columns-repeated="10"/>
          <table:table-cell office:value-type="float" office:value="90" calcext:value-type="float">
            <text:p>90</text:p>
          </table:table-cell>
          <table:table-cell office:value-type="float" office:value="4775" calcext:value-type="float">
            <text:p>4775</text:p>
          </table:table-cell>
          <table:table-cell office:value-type="float" office:value="4581" calcext:value-type="float">
            <text:p>4581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-6583" calcext:value-type="float">
            <text:p>-6583</text:p>
          </table:table-cell>
          <table:table-cell office:value-type="float" office:value="-6622" calcext:value-type="float">
            <text:p>-6622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26137" calcext:value-type="float">
            <text:p>26137</text:p>
          </table:table-cell>
          <table:table-cell office:value-type="float" office:value="26132" calcext:value-type="float">
            <text:p>26132</text:p>
          </table:table-cell>
          <table:table-cell office:value-type="float" office:value="26167" calcext:value-type="float">
            <text:p>26167</text:p>
          </table:table-cell>
          <table:table-cell office:value-type="float" office:value="25501" calcext:value-type="float">
            <text:p>2550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8567" calcext:value-type="float">
            <text:p>8567</text:p>
          </table:table-cell>
          <table:table-cell office:value-type="float" office:value="8611" calcext:value-type="float">
            <text:p>861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-14105" calcext:value-type="float">
            <text:p>-14105</text:p>
          </table:table-cell>
          <table:table-cell office:value-type="float" office:value="-14033" calcext:value-type="float">
            <text:p>-14033</text:p>
          </table:table-cell>
          <table:table-cell table:number-columns-repeated="14"/>
          <table:table-cell office:value-type="float" office:value="113" calcext:value-type="float">
            <text:p>113</text:p>
          </table:table-cell>
          <table:table-cell office:value-type="float" office:value="16896" calcext:value-type="float">
            <text:p>16896</text:p>
          </table:table-cell>
          <table:table-cell office:value-type="float" office:value="17015" calcext:value-type="float">
            <text:p>17015</text:p>
          </table:table-cell>
          <table:table-cell office:value-type="float" office:value="16991" calcext:value-type="float">
            <text:p>16991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408" calcext:value-type="float">
            <text:p>408</text:p>
          </table:table-cell>
          <table:table-cell office:value-type="float" office:value="2130" calcext:value-type="float">
            <text:p>2130</text:p>
          </table:table-cell>
          <table:table-cell office:value-type="float" office:value="364" calcext:value-type="float">
            <text:p>364</text:p>
          </table:table-cell>
          <table:table-cell table:number-columns-repeated="10"/>
          <table:table-cell office:value-type="float" office:value="91" calcext:value-type="float">
            <text:p>91</text:p>
          </table:table-cell>
          <table:table-cell office:value-type="float" office:value="5353" calcext:value-type="float">
            <text:p>5353</text:p>
          </table:table-cell>
          <table:table-cell office:value-type="float" office:value="5161" calcext:value-type="float">
            <text:p>5161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-6157" calcext:value-type="float">
            <text:p>-6157</text:p>
          </table:table-cell>
          <table:table-cell office:value-type="float" office:value="-6160" calcext:value-type="float">
            <text:p>-6160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26845" calcext:value-type="float">
            <text:p>26845</text:p>
          </table:table-cell>
          <table:table-cell office:value-type="float" office:value="26902" calcext:value-type="float">
            <text:p>26902</text:p>
          </table:table-cell>
          <table:table-cell office:value-type="float" office:value="26945" calcext:value-type="float">
            <text:p>26945</text:p>
          </table:table-cell>
          <table:table-cell office:value-type="float" office:value="26235" calcext:value-type="float">
            <text:p>26235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9236" calcext:value-type="float">
            <text:p>9236</text:p>
          </table:table-cell>
          <table:table-cell office:value-type="float" office:value="9289" calcext:value-type="float">
            <text:p>928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-13848" calcext:value-type="float">
            <text:p>-13848</text:p>
          </table:table-cell>
          <table:table-cell office:value-type="float" office:value="-13770" calcext:value-type="float">
            <text:p>-13770</text:p>
          </table:table-cell>
          <table:table-cell table:number-columns-repeated="14"/>
          <table:table-cell office:value-type="float" office:value="114" calcext:value-type="float">
            <text:p>114</text:p>
          </table:table-cell>
          <table:table-cell office:value-type="float" office:value="17590" calcext:value-type="float">
            <text:p>17590</text:p>
          </table:table-cell>
          <table:table-cell office:value-type="float" office:value="17638" calcext:value-type="float">
            <text:p>17638</text:p>
          </table:table-cell>
          <table:table-cell office:value-type="float" office:value="17665" calcext:value-type="float">
            <text:p>17665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928" calcext:value-type="float">
            <text:p>928</text:p>
          </table:table-cell>
          <table:table-cell office:value-type="float" office:value="2578" calcext:value-type="float">
            <text:p>2578</text:p>
          </table:table-cell>
          <table:table-cell office:value-type="float" office:value="881" calcext:value-type="float">
            <text:p>881</text:p>
          </table:table-cell>
          <table:table-cell table:number-columns-repeated="10"/>
          <table:table-cell office:value-type="float" office:value="92" calcext:value-type="float">
            <text:p>92</text:p>
          </table:table-cell>
          <table:table-cell office:value-type="float" office:value="5661" calcext:value-type="float">
            <text:p>5661</text:p>
          </table:table-cell>
          <table:table-cell office:value-type="float" office:value="5473" calcext:value-type="float">
            <text:p>5473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 office:value-type="float" office:value="-5864" calcext:value-type="float">
            <text:p>-5864</text:p>
          </table:table-cell>
          <table:table-cell office:value-type="float" office:value="-5782" calcext:value-type="float">
            <text:p>-5782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27980" calcext:value-type="float">
            <text:p>27980</text:p>
          </table:table-cell>
          <table:table-cell office:value-type="float" office:value="28002" calcext:value-type="float">
            <text:p>28002</text:p>
          </table:table-cell>
          <table:table-cell office:value-type="float" office:value="28031" calcext:value-type="float">
            <text:p>28031</text:p>
          </table:table-cell>
          <table:table-cell office:value-type="float" office:value="27323" calcext:value-type="float">
            <text:p>2732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548" calcext:value-type="float">
            <text:p>9548</text:p>
          </table:table-cell>
          <table:table-cell office:value-type="float" office:value="9590" calcext:value-type="float">
            <text:p>959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-13507" calcext:value-type="float">
            <text:p>-13507</text:p>
          </table:table-cell>
          <table:table-cell office:value-type="float" office:value="-13457" calcext:value-type="float">
            <text:p>-13457</text:p>
          </table:table-cell>
          <table:table-cell table:number-columns-repeated="14"/>
          <table:table-cell office:value-type="float" office:value="115" calcext:value-type="float">
            <text:p>115</text:p>
          </table:table-cell>
          <table:table-cell office:value-type="float" office:value="18354" calcext:value-type="float">
            <text:p>18354</text:p>
          </table:table-cell>
          <table:table-cell office:value-type="float" office:value="18463" calcext:value-type="float">
            <text:p>18463</text:p>
          </table:table-cell>
          <table:table-cell office:value-type="float" office:value="18505" calcext:value-type="float">
            <text:p>18505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1368" calcext:value-type="float">
            <text:p>1368</text:p>
          </table:table-cell>
          <table:table-cell office:value-type="float" office:value="2966" calcext:value-type="float">
            <text:p>2966</text:p>
          </table:table-cell>
          <table:table-cell office:value-type="float" office:value="1306" calcext:value-type="float">
            <text:p>1306</text:p>
          </table:table-cell>
          <table:table-cell table:number-columns-repeated="10"/>
          <table:table-cell office:value-type="float" office:value="93" calcext:value-type="float">
            <text:p>93</text:p>
          </table:table-cell>
          <table:table-cell office:value-type="float" office:value="6269" calcext:value-type="float">
            <text:p>6269</text:p>
          </table:table-cell>
          <table:table-cell office:value-type="float" office:value="6092" calcext:value-type="float">
            <text:p>6092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-5454" calcext:value-type="float">
            <text:p>-5454</text:p>
          </table:table-cell>
          <table:table-cell office:value-type="float" office:value="-5457" calcext:value-type="float">
            <text:p>-5457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4766" calcext:value-type="float">
            <text:p>4766</text:p>
          </table:table-cell>
          <table:table-cell office:value-type="float" office:value="4816" calcext:value-type="float">
            <text:p>4816</text:p>
          </table:table-cell>
          <table:table-cell office:value-type="float" office:value="4801" calcext:value-type="float">
            <text:p>4801</text:p>
          </table:table-cell>
          <table:table-cell office:value-type="float" office:value="4460" calcext:value-type="float">
            <text:p>446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0202" calcext:value-type="float">
            <text:p>10202</text:p>
          </table:table-cell>
          <table:table-cell office:value-type="float" office:value="10283" calcext:value-type="float">
            <text:p>1028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-13522" calcext:value-type="float">
            <text:p>-13522</text:p>
          </table:table-cell>
          <table:table-cell office:value-type="float" office:value="-13440" calcext:value-type="float">
            <text:p>-13440</text:p>
          </table:table-cell>
          <table:table-cell table:number-columns-repeated="14"/>
          <table:table-cell office:value-type="float" office:value="116" calcext:value-type="float">
            <text:p>116</text:p>
          </table:table-cell>
          <table:table-cell office:value-type="float" office:value="18804" calcext:value-type="float">
            <text:p>18804</text:p>
          </table:table-cell>
          <table:table-cell office:value-type="float" office:value="18880" calcext:value-type="float">
            <text:p>18880</text:p>
          </table:table-cell>
          <table:table-cell office:value-type="float" office:value="18911" calcext:value-type="float">
            <text:p>18911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1885" calcext:value-type="float">
            <text:p>1885</text:p>
          </table:table-cell>
          <table:table-cell office:value-type="float" office:value="3420" calcext:value-type="float">
            <text:p>3420</text:p>
          </table:table-cell>
          <table:table-cell office:value-type="float" office:value="1840" calcext:value-type="float">
            <text:p>1840</text:p>
          </table:table-cell>
          <table:table-cell table:number-columns-repeated="10"/>
          <table:table-cell office:value-type="float" office:value="94" calcext:value-type="float">
            <text:p>94</text:p>
          </table:table-cell>
          <table:table-cell office:value-type="float" office:value="6793" calcext:value-type="float">
            <text:p>6793</text:p>
          </table:table-cell>
          <table:table-cell office:value-type="float" office:value="6560" calcext:value-type="float">
            <text:p>6560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-5365" calcext:value-type="float">
            <text:p>-5365</text:p>
          </table:table-cell>
          <table:table-cell office:value-type="float" office:value="-5321" calcext:value-type="float">
            <text:p>-5321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5142" calcext:value-type="float">
            <text:p>5142</text:p>
          </table:table-cell>
          <table:table-cell office:value-type="float" office:value="5160" calcext:value-type="float">
            <text:p>5160</text:p>
          </table:table-cell>
          <table:table-cell office:value-type="float" office:value="5201" calcext:value-type="float">
            <text:p>5201</text:p>
          </table:table-cell>
          <table:table-cell office:value-type="float" office:value="4819" calcext:value-type="float">
            <text:p>4819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10742" calcext:value-type="float">
            <text:p>10742</text:p>
          </table:table-cell>
          <table:table-cell office:value-type="float" office:value="10825" calcext:value-type="float">
            <text:p>1082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-13165" calcext:value-type="float">
            <text:p>-13165</text:p>
          </table:table-cell>
          <table:table-cell office:value-type="float" office:value="-13063" calcext:value-type="float">
            <text:p>-13063</text:p>
          </table:table-cell>
          <table:table-cell table:number-columns-repeated="14"/>
          <table:table-cell office:value-type="float" office:value="117" calcext:value-type="float">
            <text:p>117</text:p>
          </table:table-cell>
          <table:table-cell office:value-type="float" office:value="19679" calcext:value-type="float">
            <text:p>19679</text:p>
          </table:table-cell>
          <table:table-cell office:value-type="float" office:value="19755" calcext:value-type="float">
            <text:p>19755</text:p>
          </table:table-cell>
          <table:table-cell office:value-type="float" office:value="19759" calcext:value-type="float">
            <text:p>19759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2151" calcext:value-type="float">
            <text:p>2151</text:p>
          </table:table-cell>
          <table:table-cell office:value-type="float" office:value="3652" calcext:value-type="float">
            <text:p>3652</text:p>
          </table:table-cell>
          <table:table-cell office:value-type="float" office:value="2101" calcext:value-type="float">
            <text:p>2101</text:p>
          </table:table-cell>
          <table:table-cell table:number-columns-repeated="10"/>
          <table:table-cell office:value-type="float" office:value="95" calcext:value-type="float">
            <text:p>95</text:p>
          </table:table-cell>
          <table:table-cell office:value-type="float" office:value="7403" calcext:value-type="float">
            <text:p>7403</text:p>
          </table:table-cell>
          <table:table-cell office:value-type="float" office:value="7207" calcext:value-type="float">
            <text:p>7207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-4950" calcext:value-type="float">
            <text:p>-4950</text:p>
          </table:table-cell>
          <table:table-cell office:value-type="float" office:value="-4902" calcext:value-type="float">
            <text:p>-4902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5426" calcext:value-type="float">
            <text:p>5426</text:p>
          </table:table-cell>
          <table:table-cell office:value-type="float" office:value="5448" calcext:value-type="float">
            <text:p>5448</text:p>
          </table:table-cell>
          <table:table-cell office:value-type="float" office:value="5433" calcext:value-type="float">
            <text:p>5433</text:p>
          </table:table-cell>
          <table:table-cell office:value-type="float" office:value="5126" calcext:value-type="float">
            <text:p>5126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1455" calcext:value-type="float">
            <text:p>11455</text:p>
          </table:table-cell>
          <table:table-cell office:value-type="float" office:value="11528" calcext:value-type="float">
            <text:p>1152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-12914" calcext:value-type="float">
            <text:p>-12914</text:p>
          </table:table-cell>
          <table:table-cell office:value-type="float" office:value="-12837" calcext:value-type="float">
            <text:p>-12837</text:p>
          </table:table-cell>
          <table:table-cell table:number-columns-repeated="14"/>
          <table:table-cell office:value-type="float" office:value="118" calcext:value-type="float">
            <text:p>118</text:p>
          </table:table-cell>
          <table:table-cell office:value-type="float" office:value="20357" calcext:value-type="float">
            <text:p>20357</text:p>
          </table:table-cell>
          <table:table-cell office:value-type="float" office:value="20465" calcext:value-type="float">
            <text:p>20465</text:p>
          </table:table-cell>
          <table:table-cell office:value-type="float" office:value="20497" calcext:value-type="float">
            <text:p>20497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2705" calcext:value-type="float">
            <text:p>2705</text:p>
          </table:table-cell>
          <table:table-cell office:value-type="float" office:value="4129" calcext:value-type="float">
            <text:p>4129</text:p>
          </table:table-cell>
          <table:table-cell office:value-type="float" office:value="2655" calcext:value-type="float">
            <text:p>2655</text:p>
          </table:table-cell>
          <table:table-cell table:number-columns-repeated="10"/>
          <table:table-cell office:value-type="float" office:value="96" calcext:value-type="float">
            <text:p>96</text:p>
          </table:table-cell>
          <table:table-cell office:value-type="float" office:value="7448" calcext:value-type="float">
            <text:p>7448</text:p>
          </table:table-cell>
          <table:table-cell office:value-type="float" office:value="7273" calcext:value-type="float">
            <text:p>7273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-4542" calcext:value-type="float">
            <text:p>-4542</text:p>
          </table:table-cell>
          <table:table-cell office:value-type="float" office:value="-4550" calcext:value-type="float">
            <text:p>-4550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5775" calcext:value-type="float">
            <text:p>5775</text:p>
          </table:table-cell>
          <table:table-cell office:value-type="float" office:value="5839" calcext:value-type="float">
            <text:p>5839</text:p>
          </table:table-cell>
          <table:table-cell office:value-type="float" office:value="5845" calcext:value-type="float">
            <text:p>5845</text:p>
          </table:table-cell>
          <table:table-cell office:value-type="float" office:value="5486" calcext:value-type="float">
            <text:p>5486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1437" calcext:value-type="float">
            <text:p>11437</text:p>
          </table:table-cell>
          <table:table-cell office:value-type="float" office:value="11504" calcext:value-type="float">
            <text:p>11504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-12564" calcext:value-type="float">
            <text:p>-12564</text:p>
          </table:table-cell>
          <table:table-cell office:value-type="float" office:value="-12493" calcext:value-type="float">
            <text:p>-12493</text:p>
          </table:table-cell>
          <table:table-cell table:number-columns-repeated="14"/>
          <table:table-cell office:value-type="float" office:value="119" calcext:value-type="float">
            <text:p>119</text:p>
          </table:table-cell>
          <table:table-cell office:value-type="float" office:value="21265" calcext:value-type="float">
            <text:p>21265</text:p>
          </table:table-cell>
          <table:table-cell office:value-type="float" office:value="21371" calcext:value-type="float">
            <text:p>21371</text:p>
          </table:table-cell>
          <table:table-cell office:value-type="float" office:value="21379" calcext:value-type="float">
            <text:p>21379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3147" calcext:value-type="float">
            <text:p>3147</text:p>
          </table:table-cell>
          <table:table-cell office:value-type="float" office:value="4538" calcext:value-type="float">
            <text:p>4538</text:p>
          </table:table-cell>
          <table:table-cell office:value-type="float" office:value="3094" calcext:value-type="float">
            <text:p>3094</text:p>
          </table:table-cell>
          <table:table-cell table:number-columns-repeated="10"/>
          <table:table-cell office:value-type="float" office:value="97" calcext:value-type="float">
            <text:p>97</text:p>
          </table:table-cell>
          <table:table-cell office:value-type="float" office:value="8119" calcext:value-type="float">
            <text:p>8119</text:p>
          </table:table-cell>
          <table:table-cell office:value-type="float" office:value="7848" calcext:value-type="float">
            <text:p>7848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-4117" calcext:value-type="float">
            <text:p>-4117</text:p>
          </table:table-cell>
          <table:table-cell office:value-type="float" office:value="-4110" calcext:value-type="float">
            <text:p>-4110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5952" calcext:value-type="float">
            <text:p>5952</text:p>
          </table:table-cell>
          <table:table-cell office:value-type="float" office:value="6005" calcext:value-type="float">
            <text:p>6005</text:p>
          </table:table-cell>
          <table:table-cell office:value-type="float" office:value="6037" calcext:value-type="float">
            <text:p>6037</text:p>
          </table:table-cell>
          <table:table-cell office:value-type="float" office:value="5741" calcext:value-type="float">
            <text:p>574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12177" calcext:value-type="float">
            <text:p>12177</text:p>
          </table:table-cell>
          <table:table-cell office:value-type="float" office:value="12233" calcext:value-type="float">
            <text:p>1223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-12377" calcext:value-type="float">
            <text:p>-12377</text:p>
          </table:table-cell>
          <table:table-cell office:value-type="float" office:value="-12287" calcext:value-type="float">
            <text:p>-12287</text:p>
          </table:table-cell>
          <table:table-cell table:number-columns-repeated="14"/>
          <table:table-cell office:value-type="float" office:value="120" calcext:value-type="float">
            <text:p>120</text:p>
          </table:table-cell>
          <table:table-cell office:value-type="float" office:value="21268" calcext:value-type="float">
            <text:p>21268</text:p>
          </table:table-cell>
          <table:table-cell office:value-type="float" office:value="21407" calcext:value-type="float">
            <text:p>21407</text:p>
          </table:table-cell>
          <table:table-cell office:value-type="float" office:value="21327" calcext:value-type="float">
            <text:p>21327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3761" calcext:value-type="float">
            <text:p>3761</text:p>
          </table:table-cell>
          <table:table-cell office:value-type="float" office:value="5028" calcext:value-type="float">
            <text:p>5028</text:p>
          </table:table-cell>
          <table:table-cell office:value-type="float" office:value="3674" calcext:value-type="float">
            <text:p>3674</text:p>
          </table:table-cell>
          <table:table-cell table:number-columns-repeated="10"/>
          <table:table-cell office:value-type="float" office:value="98" calcext:value-type="float">
            <text:p>98</text:p>
          </table:table-cell>
          <table:table-cell office:value-type="float" office:value="8630" calcext:value-type="float">
            <text:p>8630</text:p>
          </table:table-cell>
          <table:table-cell office:value-type="float" office:value="8353" calcext:value-type="float">
            <text:p>8353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-3839" calcext:value-type="float">
            <text:p>-3839</text:p>
          </table:table-cell>
          <table:table-cell office:value-type="float" office:value="-3873" calcext:value-type="float">
            <text:p>-3873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6339" calcext:value-type="float">
            <text:p>6339</text:p>
          </table:table-cell>
          <table:table-cell office:value-type="float" office:value="6344" calcext:value-type="float">
            <text:p>6344</text:p>
          </table:table-cell>
          <table:table-cell office:value-type="float" office:value="6381" calcext:value-type="float">
            <text:p>6381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2742" calcext:value-type="float">
            <text:p>12742</text:p>
          </table:table-cell>
          <table:table-cell office:value-type="float" office:value="12819" calcext:value-type="float">
            <text:p>12819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-12018" calcext:value-type="float">
            <text:p>-12018</text:p>
          </table:table-cell>
          <table:table-cell office:value-type="float" office:value="-11927" calcext:value-type="float">
            <text:p>-11927</text:p>
          </table:table-cell>
          <table:table-cell table:number-columns-repeated="14"/>
          <table:table-cell office:value-type="float" office:value="121" calcext:value-type="float">
            <text:p>121</text:p>
          </table:table-cell>
          <table:table-cell office:value-type="float" office:value="22207" calcext:value-type="float">
            <text:p>22207</text:p>
          </table:table-cell>
          <table:table-cell office:value-type="float" office:value="22329" calcext:value-type="float">
            <text:p>22329</text:p>
          </table:table-cell>
          <table:table-cell office:value-type="float" office:value="22231" calcext:value-type="float">
            <text:p>22231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3771" calcext:value-type="float">
            <text:p>3771</text:p>
          </table:table-cell>
          <table:table-cell office:value-type="float" office:value="5061" calcext:value-type="float">
            <text:p>5061</text:p>
          </table:table-cell>
          <table:table-cell office:value-type="float" office:value="3679" calcext:value-type="float">
            <text:p>3679</text:p>
          </table:table-cell>
          <table:table-cell table:number-columns-repeated="10"/>
          <table:table-cell office:value-type="float" office:value="99" calcext:value-type="float">
            <text:p>99</text:p>
          </table:table-cell>
          <table:table-cell office:value-type="float" office:value="9336" calcext:value-type="float">
            <text:p>9336</text:p>
          </table:table-cell>
          <table:table-cell office:value-type="float" office:value="9021" calcext:value-type="float">
            <text:p>9021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-3433" calcext:value-type="float">
            <text:p>-3433</text:p>
          </table:table-cell>
          <table:table-cell office:value-type="float" office:value="-3456" calcext:value-type="float">
            <text:p>-3456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6623" calcext:value-type="float">
            <text:p>6623</text:p>
          </table:table-cell>
          <table:table-cell office:value-type="float" office:value="6648" calcext:value-type="float">
            <text:p>6648</text:p>
          </table:table-cell>
          <table:table-cell office:value-type="float" office:value="6639" calcext:value-type="float">
            <text:p>6639</text:p>
          </table:table-cell>
          <table:table-cell office:value-type="float" office:value="6363" calcext:value-type="float">
            <text:p>6363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3569" calcext:value-type="float">
            <text:p>13569</text:p>
          </table:table-cell>
          <table:table-cell office:value-type="float" office:value="13548" calcext:value-type="float">
            <text:p>13548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-11712" calcext:value-type="float">
            <text:p>-11712</text:p>
          </table:table-cell>
          <table:table-cell office:value-type="float" office:value="-11643" calcext:value-type="float">
            <text:p>-11643</text:p>
          </table:table-cell>
          <table:table-cell table:number-columns-repeated="14"/>
          <table:table-cell office:value-type="float" office:value="122" calcext:value-type="float">
            <text:p>122</text:p>
          </table:table-cell>
          <table:table-cell office:value-type="float" office:value="22941" calcext:value-type="float">
            <text:p>22941</text:p>
          </table:table-cell>
          <table:table-cell office:value-type="float" office:value="22982" calcext:value-type="float">
            <text:p>22982</text:p>
          </table:table-cell>
          <table:table-cell office:value-type="float" office:value="22955" calcext:value-type="float">
            <text:p>22955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4359" calcext:value-type="float">
            <text:p>4359</text:p>
          </table:table-cell>
          <table:table-cell office:value-type="float" office:value="5572" calcext:value-type="float">
            <text:p>5572</text:p>
          </table:table-cell>
          <table:table-cell office:value-type="float" office:value="4269" calcext:value-type="float">
            <text:p>4269</text:p>
          </table:table-cell>
          <table:table-cell table:number-columns-repeated="10"/>
          <table:table-cell office:value-type="float" office:value="100" calcext:value-type="float">
            <text:p>100</text:p>
          </table:table-cell>
          <table:table-cell office:value-type="float" office:value="9617" calcext:value-type="float">
            <text:p>9617</text:p>
          </table:table-cell>
          <table:table-cell office:value-type="float" office:value="9344" calcext:value-type="float">
            <text:p>9344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-3073" calcext:value-type="float">
            <text:p>-3073</text:p>
          </table:table-cell>
          <table:table-cell office:value-type="float" office:value="-3081" calcext:value-type="float">
            <text:p>-3081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6997" calcext:value-type="float">
            <text:p>6997</text:p>
          </table:table-cell>
          <table:table-cell office:value-type="float" office:value="7038" calcext:value-type="float">
            <text:p>7038</text:p>
          </table:table-cell>
          <table:table-cell office:value-type="float" office:value="7081" calcext:value-type="float">
            <text:p>7081</text:p>
          </table:table-cell>
          <table:table-cell office:value-type="float" office:value="6775" calcext:value-type="float">
            <text:p>6775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3909" calcext:value-type="float">
            <text:p>13909</text:p>
          </table:table-cell>
          <table:table-cell office:value-type="float" office:value="13933" calcext:value-type="float">
            <text:p>1393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-11348" calcext:value-type="float">
            <text:p>-11348</text:p>
          </table:table-cell>
          <table:table-cell office:value-type="float" office:value="-11269" calcext:value-type="float">
            <text:p>-11269</text:p>
          </table:table-cell>
          <table:table-cell table:number-columns-repeated="14"/>
          <table:table-cell office:value-type="float" office:value="123" calcext:value-type="float">
            <text:p>123</text:p>
          </table:table-cell>
          <table:table-cell office:value-type="float" office:value="23910" calcext:value-type="float">
            <text:p>23910</text:p>
          </table:table-cell>
          <table:table-cell office:value-type="float" office:value="23989" calcext:value-type="float">
            <text:p>23989</text:p>
          </table:table-cell>
          <table:table-cell office:value-type="float" office:value="23985" calcext:value-type="float">
            <text:p>23985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4768" calcext:value-type="float">
            <text:p>4768</text:p>
          </table:table-cell>
          <table:table-cell office:value-type="float" office:value="5998" calcext:value-type="float">
            <text:p>5998</text:p>
          </table:table-cell>
          <table:table-cell office:value-type="float" office:value="4733" calcext:value-type="float">
            <text:p>4733</text:p>
          </table:table-cell>
          <table:table-cell table:number-columns-repeated="10"/>
          <table:table-cell office:value-type="float" office:value="101" calcext:value-type="float">
            <text:p>101</text:p>
          </table:table-cell>
          <table:table-cell office:value-type="float" office:value="10307" calcext:value-type="float">
            <text:p>10307</text:p>
          </table:table-cell>
          <table:table-cell office:value-type="float" office:value="10084" calcext:value-type="float">
            <text:p>10084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-2584" calcext:value-type="float">
            <text:p>-2584</text:p>
          </table:table-cell>
          <table:table-cell office:value-type="float" office:value="-2636" calcext:value-type="float">
            <text:p>-2636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7028" calcext:value-type="float">
            <text:p>7028</text:p>
          </table:table-cell>
          <table:table-cell office:value-type="float" office:value="7094" calcext:value-type="float">
            <text:p>7094</text:p>
          </table:table-cell>
          <table:table-cell office:value-type="float" office:value="7079" calcext:value-type="float">
            <text:p>7079</text:p>
          </table:table-cell>
          <table:table-cell office:value-type="float" office:value="6768" calcext:value-type="float">
            <text:p>6768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14676" calcext:value-type="float">
            <text:p>14676</text:p>
          </table:table-cell>
          <table:table-cell office:value-type="float" office:value="14667" calcext:value-type="float">
            <text:p>1466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-11196" calcext:value-type="float">
            <text:p>-11196</text:p>
          </table:table-cell>
          <table:table-cell office:value-type="float" office:value="-11136" calcext:value-type="float">
            <text:p>-111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0618" calcext:value-type="float">
            <text:p>-20618</text:p>
          </table:table-cell>
          <table:table-cell office:value-type="float" office:value="-20520" calcext:value-type="float">
            <text:p>-20520</text:p>
          </table:table-cell>
          <table:table-cell table:number-columns-repeated="10"/>
          <table:table-cell office:value-type="float" office:value="124" calcext:value-type="float">
            <text:p>124</text:p>
          </table:table-cell>
          <table:table-cell office:value-type="float" office:value="24412" calcext:value-type="float">
            <text:p>24412</text:p>
          </table:table-cell>
          <table:table-cell office:value-type="float" office:value="24459" calcext:value-type="float">
            <text:p>24459</text:p>
          </table:table-cell>
          <table:table-cell office:value-type="float" office:value="24439" calcext:value-type="float">
            <text:p>24439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5373" calcext:value-type="float">
            <text:p>5373</text:p>
          </table:table-cell>
          <table:table-cell office:value-type="float" office:value="6534" calcext:value-type="float">
            <text:p>6534</text:p>
          </table:table-cell>
          <table:table-cell office:value-type="float" office:value="5306" calcext:value-type="float">
            <text:p>5306</text:p>
          </table:table-cell>
          <table:table-cell table:number-columns-repeated="10"/>
          <table:table-cell office:value-type="float" office:value="102" calcext:value-type="float">
            <text:p>102</text:p>
          </table:table-cell>
          <table:table-cell office:value-type="float" office:value="10824" calcext:value-type="float">
            <text:p>10824</text:p>
          </table:table-cell>
          <table:table-cell office:value-type="float" office:value="10669" calcext:value-type="float">
            <text:p>10669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-2570" calcext:value-type="float">
            <text:p>-2570</text:p>
          </table:table-cell>
          <table:table-cell office:value-type="float" office:value="-2644" calcext:value-type="float">
            <text:p>-2644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7407" calcext:value-type="float">
            <text:p>7407</text:p>
          </table:table-cell>
          <table:table-cell office:value-type="float" office:value="7443" calcext:value-type="float">
            <text:p>7443</text:p>
          </table:table-cell>
          <table:table-cell office:value-type="float" office:value="7471" calcext:value-type="float">
            <text:p>7471</text:p>
          </table:table-cell>
          <table:table-cell office:value-type="float" office:value="7191" calcext:value-type="float">
            <text:p>719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5272" calcext:value-type="float">
            <text:p>15272</text:p>
          </table:table-cell>
          <table:table-cell office:value-type="float" office:value="15235" calcext:value-type="float">
            <text:p>1523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-10830" calcext:value-type="float">
            <text:p>-10830</text:p>
          </table:table-cell>
          <table:table-cell office:value-type="float" office:value="-10770" calcext:value-type="float">
            <text:p>-1077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20357" calcext:value-type="float">
            <text:p>-20357</text:p>
          </table:table-cell>
          <table:table-cell office:value-type="float" office:value="-20257" calcext:value-type="float">
            <text:p>-20257</text:p>
          </table:table-cell>
          <table:table-cell table:number-columns-repeated="10"/>
          <table:table-cell office:value-type="float" office:value="125" calcext:value-type="float">
            <text:p>125</text:p>
          </table:table-cell>
          <table:table-cell office:value-type="float" office:value="25368" calcext:value-type="float">
            <text:p>25368</text:p>
          </table:table-cell>
          <table:table-cell office:value-type="float" office:value="25412" calcext:value-type="float">
            <text:p>25412</text:p>
          </table:table-cell>
          <table:table-cell office:value-type="float" office:value="25369" calcext:value-type="float">
            <text:p>25369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5626" calcext:value-type="float">
            <text:p>5626</text:p>
          </table:table-cell>
          <table:table-cell office:value-type="float" office:value="6807" calcext:value-type="float">
            <text:p>6807</text:p>
          </table:table-cell>
          <table:table-cell office:value-type="float" office:value="5577" calcext:value-type="float">
            <text:p>5577</text:p>
          </table:table-cell>
          <table:table-cell table:number-columns-repeated="10"/>
          <table:table-cell office:value-type="float" office:value="103" calcext:value-type="float">
            <text:p>103</text:p>
          </table:table-cell>
          <table:table-cell office:value-type="float" office:value="11546" calcext:value-type="float">
            <text:p>11546</text:p>
          </table:table-cell>
          <table:table-cell office:value-type="float" office:value="11327" calcext:value-type="float">
            <text:p>11327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-2189" calcext:value-type="float">
            <text:p>-2189</text:p>
          </table:table-cell>
          <table:table-cell office:value-type="float" office:value="-2208" calcext:value-type="float">
            <text:p>-2208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7699" calcext:value-type="float">
            <text:p>7699</text:p>
          </table:table-cell>
          <table:table-cell office:value-type="float" office:value="7716" calcext:value-type="float">
            <text:p>7716</text:p>
          </table:table-cell>
          <table:table-cell office:value-type="float" office:value="7813" calcext:value-type="float">
            <text:p>7813</text:p>
          </table:table-cell>
          <table:table-cell office:value-type="float" office:value="7451" calcext:value-type="float">
            <text:p>745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6130" calcext:value-type="float">
            <text:p>16130</text:p>
          </table:table-cell>
          <table:table-cell office:value-type="float" office:value="16117" calcext:value-type="float">
            <text:p>1611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-10521" calcext:value-type="float">
            <text:p>-10521</text:p>
          </table:table-cell>
          <table:table-cell office:value-type="float" office:value="-10455" calcext:value-type="float">
            <text:p>-1045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20162" calcext:value-type="float">
            <text:p>-20162</text:p>
          </table:table-cell>
          <table:table-cell office:value-type="float" office:value="-20070" calcext:value-type="float">
            <text:p>-20070</text:p>
          </table:table-cell>
          <table:table-cell table:number-columns-repeated="10"/>
          <table:table-cell office:value-type="float" office:value="126" calcext:value-type="float">
            <text:p>126</text:p>
          </table:table-cell>
          <table:table-cell office:value-type="float" office:value="26154" calcext:value-type="float">
            <text:p>26154</text:p>
          </table:table-cell>
          <table:table-cell office:value-type="float" office:value="26251" calcext:value-type="float">
            <text:p>26251</text:p>
          </table:table-cell>
          <table:table-cell office:value-type="float" office:value="26143" calcext:value-type="float">
            <text:p>26143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6266" calcext:value-type="float">
            <text:p>6266</text:p>
          </table:table-cell>
          <table:table-cell office:value-type="float" office:value="7365" calcext:value-type="float">
            <text:p>7365</text:p>
          </table:table-cell>
          <table:table-cell office:value-type="float" office:value="6195" calcext:value-type="float">
            <text:p>6195</text:p>
          </table:table-cell>
          <table:table-cell table:number-columns-repeated="10"/>
          <table:table-cell office:value-type="float" office:value="104" calcext:value-type="float">
            <text:p>104</text:p>
          </table:table-cell>
          <table:table-cell office:value-type="float" office:value="11583" calcext:value-type="float">
            <text:p>11583</text:p>
          </table:table-cell>
          <table:table-cell office:value-type="float" office:value="11331" calcext:value-type="float">
            <text:p>11331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-1761" calcext:value-type="float">
            <text:p>-1761</text:p>
          </table:table-cell>
          <table:table-cell office:value-type="float" office:value="-1827" calcext:value-type="float">
            <text:p>-1827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8109" calcext:value-type="float">
            <text:p>8109</text:p>
          </table:table-cell>
          <table:table-cell office:value-type="float" office:value="8099" calcext:value-type="float">
            <text:p>8099</text:p>
          </table:table-cell>
          <table:table-cell office:value-type="float" office:value="8123" calcext:value-type="float">
            <text:p>8123</text:p>
          </table:table-cell>
          <table:table-cell office:value-type="float" office:value="7857" calcext:value-type="float">
            <text:p>7857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16246" calcext:value-type="float">
            <text:p>16246</text:p>
          </table:table-cell>
          <table:table-cell office:value-type="float" office:value="16201" calcext:value-type="float">
            <text:p>1620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-10123" calcext:value-type="float">
            <text:p>-10123</text:p>
          </table:table-cell>
          <table:table-cell office:value-type="float" office:value="-10042" calcext:value-type="float">
            <text:p>-1004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19905" calcext:value-type="float">
            <text:p>-19905</text:p>
          </table:table-cell>
          <table:table-cell office:value-type="float" office:value="-19825" calcext:value-type="float">
            <text:p>-19825</text:p>
          </table:table-cell>
          <table:table-cell table:number-columns-repeated="10"/>
          <table:table-cell office:value-type="float" office:value="127" calcext:value-type="float">
            <text:p>127</text:p>
          </table:table-cell>
          <table:table-cell office:value-type="float" office:value="27216" calcext:value-type="float">
            <text:p>27216</text:p>
          </table:table-cell>
          <table:table-cell office:value-type="float" office:value="27310" calcext:value-type="float">
            <text:p>27310</text:p>
          </table:table-cell>
          <table:table-cell office:value-type="float" office:value="27245" calcext:value-type="float">
            <text:p>27245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6733" calcext:value-type="float">
            <text:p>6733</text:p>
          </table:table-cell>
          <table:table-cell office:value-type="float" office:value="7821" calcext:value-type="float">
            <text:p>7821</text:p>
          </table:table-cell>
          <table:table-cell office:value-type="float" office:value="6690" calcext:value-type="float">
            <text:p>6690</text:p>
          </table:table-cell>
          <table:table-cell table:number-columns-repeated="10"/>
          <table:table-cell office:value-type="float" office:value="105" calcext:value-type="float">
            <text:p>105</text:p>
          </table:table-cell>
          <table:table-cell office:value-type="float" office:value="12295" calcext:value-type="float">
            <text:p>12295</text:p>
          </table:table-cell>
          <table:table-cell office:value-type="float" office:value="12079" calcext:value-type="float">
            <text:p>12079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-1303" calcext:value-type="float">
            <text:p>-1303</text:p>
          </table:table-cell>
          <table:table-cell office:value-type="float" office:value="-1346" calcext:value-type="float">
            <text:p>-1346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8290" calcext:value-type="float">
            <text:p>8290</text:p>
          </table:table-cell>
          <table:table-cell office:value-type="float" office:value="8321" calcext:value-type="float">
            <text:p>8321</text:p>
          </table:table-cell>
          <table:table-cell office:value-type="float" office:value="8335" calcext:value-type="float">
            <text:p>8335</text:p>
          </table:table-cell>
          <table:table-cell office:value-type="float" office:value="8051" calcext:value-type="float">
            <text:p>805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7048" calcext:value-type="float">
            <text:p>17048</text:p>
          </table:table-cell>
          <table:table-cell office:value-type="float" office:value="17050" calcext:value-type="float">
            <text:p>1705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-9890" calcext:value-type="float">
            <text:p>-9890</text:p>
          </table:table-cell>
          <table:table-cell office:value-type="float" office:value="-9828" calcext:value-type="float">
            <text:p>-982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19773" calcext:value-type="float">
            <text:p>-19773</text:p>
          </table:table-cell>
          <table:table-cell office:value-type="float" office:value="-19688" calcext:value-type="float">
            <text:p>-19688</text:p>
          </table:table-cell>
          <table:table-cell table:number-columns-repeated="10"/>
          <table:table-cell office:value-type="float" office:value="128" calcext:value-type="float">
            <text:p>128</text:p>
          </table:table-cell>
          <table:table-cell office:value-type="float" office:value="4465" calcext:value-type="float">
            <text:p>4465</text:p>
          </table:table-cell>
          <table:table-cell office:value-type="float" office:value="4496" calcext:value-type="float">
            <text:p>4496</text:p>
          </table:table-cell>
          <table:table-cell office:value-type="float" office:value="4443" calcext:value-type="float">
            <text:p>4443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7379" calcext:value-type="float">
            <text:p>7379</text:p>
          </table:table-cell>
          <table:table-cell office:value-type="float" office:value="8416" calcext:value-type="float">
            <text:p>8416</text:p>
          </table:table-cell>
          <table:table-cell office:value-type="float" office:value="7304" calcext:value-type="float">
            <text:p>7304</text:p>
          </table:table-cell>
          <table:table-cell table:number-columns-repeated="10"/>
          <table:table-cell office:value-type="float" office:value="106" calcext:value-type="float">
            <text:p>106</text:p>
          </table:table-cell>
          <table:table-cell office:value-type="float" office:value="12834" calcext:value-type="float">
            <text:p>12834</text:p>
          </table:table-cell>
          <table:table-cell office:value-type="float" office:value="12668" calcext:value-type="float">
            <text:p>12668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-1090" calcext:value-type="float">
            <text:p>-1090</text:p>
          </table:table-cell>
          <table:table-cell office:value-type="float" office:value="-1094" calcext:value-type="float">
            <text:p>-1094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8682" calcext:value-type="float">
            <text:p>8682</text:p>
          </table:table-cell>
          <table:table-cell office:value-type="float" office:value="8734" calcext:value-type="float">
            <text:p>8734</text:p>
          </table:table-cell>
          <table:table-cell office:value-type="float" office:value="8765" calcext:value-type="float">
            <text:p>8765</text:p>
          </table:table-cell>
          <table:table-cell office:value-type="float" office:value="8437" calcext:value-type="float">
            <text:p>843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7663" calcext:value-type="float">
            <text:p>17663</text:p>
          </table:table-cell>
          <table:table-cell office:value-type="float" office:value="17661" calcext:value-type="float">
            <text:p>1766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-9540" calcext:value-type="float">
            <text:p>-9540</text:p>
          </table:table-cell>
          <table:table-cell office:value-type="float" office:value="-9458" calcext:value-type="float">
            <text:p>-945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19521" calcext:value-type="float">
            <text:p>-19521</text:p>
          </table:table-cell>
          <table:table-cell office:value-type="float" office:value="-19436" calcext:value-type="float">
            <text:p>-19436</text:p>
          </table:table-cell>
          <table:table-cell table:number-columns-repeated="10"/>
          <table:table-cell office:value-type="float" office:value="129" calcext:value-type="float">
            <text:p>129</text:p>
          </table:table-cell>
          <table:table-cell office:value-type="float" office:value="4828" calcext:value-type="float">
            <text:p>4828</text:p>
          </table:table-cell>
          <table:table-cell office:value-type="float" office:value="4847" calcext:value-type="float">
            <text:p>4847</text:p>
          </table:table-cell>
          <table:table-cell office:value-type="float" office:value="4841" calcext:value-type="float">
            <text:p>4841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7433" calcext:value-type="float">
            <text:p>7433</text:p>
          </table:table-cell>
          <table:table-cell office:value-type="float" office:value="8480" calcext:value-type="float">
            <text:p>8480</text:p>
          </table:table-cell>
          <table:table-cell office:value-type="float" office:value="7339" calcext:value-type="float">
            <text:p>7339</text:p>
          </table:table-cell>
          <table:table-cell table:number-columns-repeated="10"/>
          <table:table-cell office:value-type="float" office:value="107" calcext:value-type="float">
            <text:p>107</text:p>
          </table:table-cell>
          <table:table-cell office:value-type="float" office:value="13534" calcext:value-type="float">
            <text:p>13534</text:p>
          </table:table-cell>
          <table:table-cell office:value-type="float" office:value="13336" calcext:value-type="float">
            <text:p>13336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-628" calcext:value-type="float">
            <text:p>-628</text:p>
          </table:table-cell>
          <table:table-cell office:value-type="float" office:value="-597" calcext:value-type="float">
            <text:p>-597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9017" calcext:value-type="float">
            <text:p>9017</text:p>
          </table:table-cell>
          <table:table-cell office:value-type="float" office:value="9050" calcext:value-type="float">
            <text:p>9050</text:p>
          </table:table-cell>
          <table:table-cell office:value-type="float" office:value="9019" calcext:value-type="float">
            <text:p>9019</text:p>
          </table:table-cell>
          <table:table-cell office:value-type="float" office:value="8755" calcext:value-type="float">
            <text:p>875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8478" calcext:value-type="float">
            <text:p>18478</text:p>
          </table:table-cell>
          <table:table-cell office:value-type="float" office:value="18514" calcext:value-type="float">
            <text:p>1851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-9221" calcext:value-type="float">
            <text:p>-9221</text:p>
          </table:table-cell>
          <table:table-cell office:value-type="float" office:value="-9075" calcext:value-type="float">
            <text:p>-907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19312" calcext:value-type="float">
            <text:p>-19312</text:p>
          </table:table-cell>
          <table:table-cell office:value-type="float" office:value="-19247" calcext:value-type="float">
            <text:p>-19247</text:p>
          </table:table-cell>
          <table:table-cell table:number-columns-repeated="10"/>
          <table:table-cell office:value-type="float" office:value="130" calcext:value-type="float">
            <text:p>130</text:p>
          </table:table-cell>
          <table:table-cell office:value-type="float" office:value="5106" calcext:value-type="float">
            <text:p>5106</text:p>
          </table:table-cell>
          <table:table-cell office:value-type="float" office:value="5078" calcext:value-type="float">
            <text:p>5078</text:p>
          </table:table-cell>
          <table:table-cell office:value-type="float" office:value="5119" calcext:value-type="float">
            <text:p>5119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8072" calcext:value-type="float">
            <text:p>8072</text:p>
          </table:table-cell>
          <table:table-cell office:value-type="float" office:value="9053" calcext:value-type="float">
            <text:p>9053</text:p>
          </table:table-cell>
          <table:table-cell office:value-type="float" office:value="7999" calcext:value-type="float">
            <text:p>7999</text:p>
          </table:table-cell>
          <table:table-cell table:number-columns-repeated="10"/>
          <table:table-cell office:value-type="float" office:value="108" calcext:value-type="float">
            <text:p>108</text:p>
          </table:table-cell>
          <table:table-cell office:value-type="float" office:value="13873" calcext:value-type="float">
            <text:p>13873</text:p>
          </table:table-cell>
          <table:table-cell office:value-type="float" office:value="13666" calcext:value-type="float">
            <text:p>13666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-241" calcext:value-type="float">
            <text:p>-241</text:p>
          </table:table-cell>
          <table:table-cell office:value-type="float" office:value="-211" calcext:value-type="float">
            <text:p>-211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9462" calcext:value-type="float">
            <text:p>9462</text:p>
          </table:table-cell>
          <table:table-cell office:value-type="float" office:value="9469" calcext:value-type="float">
            <text:p>9469</text:p>
          </table:table-cell>
          <table:table-cell office:value-type="float" office:value="9433" calcext:value-type="float">
            <text:p>9433</text:p>
          </table:table-cell>
          <table:table-cell office:value-type="float" office:value="9118" calcext:value-type="float">
            <text:p>9118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8881" calcext:value-type="float">
            <text:p>18881</text:p>
          </table:table-cell>
          <table:table-cell office:value-type="float" office:value="18920" calcext:value-type="float">
            <text:p>1892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-8816" calcext:value-type="float">
            <text:p>-8816</text:p>
          </table:table-cell>
          <table:table-cell office:value-type="float" office:value="-8672" calcext:value-type="float">
            <text:p>-867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19042" calcext:value-type="float">
            <text:p>-19042</text:p>
          </table:table-cell>
          <table:table-cell office:value-type="float" office:value="-18974" calcext:value-type="float">
            <text:p>-18974</text:p>
          </table:table-cell>
          <table:table-cell table:number-columns-repeated="10"/>
          <table:table-cell office:value-type="float" office:value="131" calcext:value-type="float">
            <text:p>131</text:p>
          </table:table-cell>
          <table:table-cell office:value-type="float" office:value="5465" calcext:value-type="float">
            <text:p>5465</text:p>
          </table:table-cell>
          <table:table-cell office:value-type="float" office:value="5498" calcext:value-type="float">
            <text:p>5498</text:p>
          </table:table-cell>
          <table:table-cell office:value-type="float" office:value="5523" calcext:value-type="float">
            <text:p>5523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8577" calcext:value-type="float">
            <text:p>8577</text:p>
          </table:table-cell>
          <table:table-cell office:value-type="float" office:value="9537" calcext:value-type="float">
            <text:p>9537</text:p>
          </table:table-cell>
          <table:table-cell office:value-type="float" office:value="8526" calcext:value-type="float">
            <text:p>8526</text:p>
          </table:table-cell>
          <table:table-cell table:number-columns-repeated="10"/>
          <table:table-cell office:value-type="float" office:value="109" calcext:value-type="float">
            <text:p>109</text:p>
          </table:table-cell>
          <table:table-cell office:value-type="float" office:value="14642" calcext:value-type="float">
            <text:p>14642</text:p>
          </table:table-cell>
          <table:table-cell office:value-type="float" office:value="14447" calcext:value-type="float">
            <text:p>14447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9426" calcext:value-type="float">
            <text:p>9426</text:p>
          </table:table-cell>
          <table:table-cell office:value-type="float" office:value="9436" calcext:value-type="float">
            <text:p>9436</text:p>
          </table:table-cell>
          <table:table-cell office:value-type="float" office:value="9439" calcext:value-type="float">
            <text:p>9439</text:p>
          </table:table-cell>
          <table:table-cell office:value-type="float" office:value="9066" calcext:value-type="float">
            <text:p>9066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9762" calcext:value-type="float">
            <text:p>19762</text:p>
          </table:table-cell>
          <table:table-cell office:value-type="float" office:value="19780" calcext:value-type="float">
            <text:p>1978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-8823" calcext:value-type="float">
            <text:p>-8823</text:p>
          </table:table-cell>
          <table:table-cell office:value-type="float" office:value="-8731" calcext:value-type="float">
            <text:p>-873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19053" calcext:value-type="float">
            <text:p>-19053</text:p>
          </table:table-cell>
          <table:table-cell office:value-type="float" office:value="-18988" calcext:value-type="float">
            <text:p>-18988</text:p>
          </table:table-cell>
          <table:table-cell table:number-columns-repeated="10"/>
          <table:table-cell office:value-type="float" office:value="132" calcext:value-type="float">
            <text:p>132</text:p>
          </table:table-cell>
          <table:table-cell office:value-type="float" office:value="5634" calcext:value-type="float">
            <text:p>5634</text:p>
          </table:table-cell>
          <table:table-cell office:value-type="float" office:value="5680" calcext:value-type="float">
            <text:p>5680</text:p>
          </table:table-cell>
          <table:table-cell office:value-type="float" office:value="5645" calcext:value-type="float">
            <text:p>5645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9262" calcext:value-type="float">
            <text:p>9262</text:p>
          </table:table-cell>
          <table:table-cell office:value-type="float" office:value="10173" calcext:value-type="float">
            <text:p>10173</text:p>
          </table:table-cell>
          <table:table-cell office:value-type="float" office:value="9189" calcext:value-type="float">
            <text:p>9189</text:p>
          </table:table-cell>
          <table:table-cell table:number-columns-repeated="10"/>
          <table:table-cell office:value-type="float" office:value="110" calcext:value-type="float">
            <text:p>110</text:p>
          </table:table-cell>
          <table:table-cell office:value-type="float" office:value="15257" calcext:value-type="float">
            <text:p>15257</text:p>
          </table:table-cell>
          <table:table-cell office:value-type="float" office:value="15086" calcext:value-type="float">
            <text:p>15086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421" calcext:value-type="float">
            <text:p>42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9849" calcext:value-type="float">
            <text:p>9849</text:p>
          </table:table-cell>
          <table:table-cell office:value-type="float" office:value="9829" calcext:value-type="float">
            <text:p>9829</text:p>
          </table:table-cell>
          <table:table-cell office:value-type="float" office:value="9919" calcext:value-type="float">
            <text:p>9919</text:p>
          </table:table-cell>
          <table:table-cell office:value-type="float" office:value="9495" calcext:value-type="float">
            <text:p>9495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20445" calcext:value-type="float">
            <text:p>20445</text:p>
          </table:table-cell>
          <table:table-cell office:value-type="float" office:value="20476" calcext:value-type="float">
            <text:p>2047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-8397" calcext:value-type="float">
            <text:p>-8397</text:p>
          </table:table-cell>
          <table:table-cell office:value-type="float" office:value="-8294" calcext:value-type="float">
            <text:p>-829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18792" calcext:value-type="float">
            <text:p>-18792</text:p>
          </table:table-cell>
          <table:table-cell office:value-type="float" office:value="-18728" calcext:value-type="float">
            <text:p>-18728</text:p>
          </table:table-cell>
          <table:table-cell table:number-columns-repeated="10"/>
          <table:table-cell office:value-type="float" office:value="133" calcext:value-type="float">
            <text:p>133</text:p>
          </table:table-cell>
          <table:table-cell office:value-type="float" office:value="6012" calcext:value-type="float">
            <text:p>6012</text:p>
          </table:table-cell>
          <table:table-cell office:value-type="float" office:value="5942" calcext:value-type="float">
            <text:p>5942</text:p>
          </table:table-cell>
          <table:table-cell office:value-type="float" office:value="5999" calcext:value-type="float">
            <text:p>5999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9609" calcext:value-type="float">
            <text:p>9609</text:p>
          </table:table-cell>
          <table:table-cell office:value-type="float" office:value="10473" calcext:value-type="float">
            <text:p>10473</text:p>
          </table:table-cell>
          <table:table-cell office:value-type="float" office:value="9511" calcext:value-type="float">
            <text:p>9511</text:p>
          </table:table-cell>
          <table:table-cell table:number-columns-repeated="10"/>
          <table:table-cell office:value-type="float" office:value="111" calcext:value-type="float">
            <text:p>111</text:p>
          </table:table-cell>
          <table:table-cell office:value-type="float" office:value="16092" calcext:value-type="float">
            <text:p>16092</text:p>
          </table:table-cell>
          <table:table-cell office:value-type="float" office:value="15917" calcext:value-type="float">
            <text:p>15917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916" calcext:value-type="float">
            <text:p>916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10153" calcext:value-type="float">
            <text:p>10153</text:p>
          </table:table-cell>
          <table:table-cell office:value-type="float" office:value="10183" calcext:value-type="float">
            <text:p>10183</text:p>
          </table:table-cell>
          <table:table-cell office:value-type="float" office:value="10165" calcext:value-type="float">
            <text:p>10165</text:p>
          </table:table-cell>
          <table:table-cell office:value-type="float" office:value="9774" calcext:value-type="float">
            <text:p>9774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1336" calcext:value-type="float">
            <text:p>21336</text:p>
          </table:table-cell>
          <table:table-cell office:value-type="float" office:value="21379" calcext:value-type="float">
            <text:p>2137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-8087" calcext:value-type="float">
            <text:p>-8087</text:p>
          </table:table-cell>
          <table:table-cell office:value-type="float" office:value="-7973" calcext:value-type="float">
            <text:p>-797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18590" calcext:value-type="float">
            <text:p>-18590</text:p>
          </table:table-cell>
          <table:table-cell office:value-type="float" office:value="-18517" calcext:value-type="float">
            <text:p>-18517</text:p>
          </table:table-cell>
          <table:table-cell table:number-columns-repeated="10"/>
          <table:table-cell office:value-type="float" office:value="134" calcext:value-type="float">
            <text:p>134</text:p>
          </table:table-cell>
          <table:table-cell office:value-type="float" office:value="6289" calcext:value-type="float">
            <text:p>6289</text:p>
          </table:table-cell>
          <table:table-cell office:value-type="float" office:value="6357" calcext:value-type="float">
            <text:p>6357</text:p>
          </table:table-cell>
          <table:table-cell office:value-type="float" office:value="6273" calcext:value-type="float">
            <text:p>6273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269" calcext:value-type="float">
            <text:p>10269</text:p>
          </table:table-cell>
          <table:table-cell office:value-type="float" office:value="11097" calcext:value-type="float">
            <text:p>11097</text:p>
          </table:table-cell>
          <table:table-cell office:value-type="float" office:value="10211" calcext:value-type="float">
            <text:p>10211</text:p>
          </table:table-cell>
          <table:table-cell table:number-columns-repeated="10"/>
          <table:table-cell office:value-type="float" office:value="112" calcext:value-type="float">
            <text:p>112</text:p>
          </table:table-cell>
          <table:table-cell office:value-type="float" office:value="16176" calcext:value-type="float">
            <text:p>16176</text:p>
          </table:table-cell>
          <table:table-cell office:value-type="float" office:value="15951" calcext:value-type="float">
            <text:p>15951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1327" calcext:value-type="float">
            <text:p>1327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0580" calcext:value-type="float">
            <text:p>10580</text:p>
          </table:table-cell>
          <table:table-cell office:value-type="float" office:value="10585" calcext:value-type="float">
            <text:p>10585</text:p>
          </table:table-cell>
          <table:table-cell office:value-type="float" office:value="10645" calcext:value-type="float">
            <text:p>10645</text:p>
          </table:table-cell>
          <table:table-cell office:value-type="float" office:value="10162" calcext:value-type="float">
            <text:p>1016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1350" calcext:value-type="float">
            <text:p>21350</text:p>
          </table:table-cell>
          <table:table-cell office:value-type="float" office:value="21395" calcext:value-type="float">
            <text:p>2139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-7643" calcext:value-type="float">
            <text:p>-7643</text:p>
          </table:table-cell>
          <table:table-cell office:value-type="float" office:value="-7621" calcext:value-type="float">
            <text:p>-762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18314" calcext:value-type="float">
            <text:p>-18314</text:p>
          </table:table-cell>
          <table:table-cell office:value-type="float" office:value="-18241" calcext:value-type="float">
            <text:p>-18241</text:p>
          </table:table-cell>
          <table:table-cell table:number-columns-repeated="10"/>
          <table:table-cell office:value-type="float" office:value="135" calcext:value-type="float">
            <text:p>135</text:p>
          </table:table-cell>
          <table:table-cell office:value-type="float" office:value="6669" calcext:value-type="float">
            <text:p>6669</text:p>
          </table:table-cell>
          <table:table-cell office:value-type="float" office:value="6727" calcext:value-type="float">
            <text:p>6727</text:p>
          </table:table-cell>
          <table:table-cell office:value-type="float" office:value="6687" calcext:value-type="float">
            <text:p>6687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0785" calcext:value-type="float">
            <text:p>10785</text:p>
          </table:table-cell>
          <table:table-cell office:value-type="float" office:value="11627" calcext:value-type="float">
            <text:p>11627</text:p>
          </table:table-cell>
          <table:table-cell office:value-type="float" office:value="10741" calcext:value-type="float">
            <text:p>10741</text:p>
          </table:table-cell>
          <table:table-cell table:number-columns-repeated="10"/>
          <table:table-cell office:value-type="float" office:value="113" calcext:value-type="float">
            <text:p>113</text:p>
          </table:table-cell>
          <table:table-cell office:value-type="float" office:value="16968" calcext:value-type="float">
            <text:p>16968</text:p>
          </table:table-cell>
          <table:table-cell office:value-type="float" office:value="16783" calcext:value-type="float">
            <text:p>16783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854" calcext:value-type="float">
            <text:p>1854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0728" calcext:value-type="float">
            <text:p>10728</text:p>
          </table:table-cell>
          <table:table-cell office:value-type="float" office:value="10796" calcext:value-type="float">
            <text:p>10796</text:p>
          </table:table-cell>
          <table:table-cell office:value-type="float" office:value="10801" calcext:value-type="float">
            <text:p>10801</text:p>
          </table:table-cell>
          <table:table-cell office:value-type="float" office:value="10403" calcext:value-type="float">
            <text:p>10403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22290" calcext:value-type="float">
            <text:p>22290</text:p>
          </table:table-cell>
          <table:table-cell office:value-type="float" office:value="22300" calcext:value-type="float">
            <text:p>2230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-7431" calcext:value-type="float">
            <text:p>-7431</text:p>
          </table:table-cell>
          <table:table-cell office:value-type="float" office:value="-7345" calcext:value-type="float">
            <text:p>-734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18178" calcext:value-type="float">
            <text:p>-18178</text:p>
          </table:table-cell>
          <table:table-cell office:value-type="float" office:value="-18103" calcext:value-type="float">
            <text:p>-18103</text:p>
          </table:table-cell>
          <table:table-cell table:number-columns-repeated="10"/>
          <table:table-cell office:value-type="float" office:value="136" calcext:value-type="float">
            <text:p>136</text:p>
          </table:table-cell>
          <table:table-cell office:value-type="float" office:value="6686" calcext:value-type="float">
            <text:p>6686</text:p>
          </table:table-cell>
          <table:table-cell office:value-type="float" office:value="6727" calcext:value-type="float">
            <text:p>6727</text:p>
          </table:table-cell>
          <table:table-cell office:value-type="float" office:value="6729" calcext:value-type="float">
            <text:p>6729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1523" calcext:value-type="float">
            <text:p>11523</text:p>
          </table:table-cell>
          <table:table-cell office:value-type="float" office:value="12306" calcext:value-type="float">
            <text:p>12306</text:p>
          </table:table-cell>
          <table:table-cell office:value-type="float" office:value="11456" calcext:value-type="float">
            <text:p>11456</text:p>
          </table:table-cell>
          <table:table-cell table:number-columns-repeated="10"/>
          <table:table-cell office:value-type="float" office:value="114" calcext:value-type="float">
            <text:p>114</text:p>
          </table:table-cell>
          <table:table-cell office:value-type="float" office:value="17595" calcext:value-type="float">
            <text:p>17595</text:p>
          </table:table-cell>
          <table:table-cell office:value-type="float" office:value="17448" calcext:value-type="float">
            <text:p>17448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2107" calcext:value-type="float">
            <text:p>2107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1183" calcext:value-type="float">
            <text:p>11183</text:p>
          </table:table-cell>
          <table:table-cell office:value-type="float" office:value="11201" calcext:value-type="float">
            <text:p>11201</text:p>
          </table:table-cell>
          <table:table-cell office:value-type="float" office:value="11263" calcext:value-type="float">
            <text:p>11263</text:p>
          </table:table-cell>
          <table:table-cell office:value-type="float" office:value="10848" calcext:value-type="float">
            <text:p>10848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3050" calcext:value-type="float">
            <text:p>23050</text:p>
          </table:table-cell>
          <table:table-cell office:value-type="float" office:value="23049" calcext:value-type="float">
            <text:p>23049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-6944" calcext:value-type="float">
            <text:p>-6944</text:p>
          </table:table-cell>
          <table:table-cell office:value-type="float" office:value="-6901" calcext:value-type="float">
            <text:p>-690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892" calcext:value-type="float">
            <text:p>-17892</text:p>
          </table:table-cell>
          <table:table-cell office:value-type="float" office:value="-17767" calcext:value-type="float">
            <text:p>-17767</text:p>
          </table:table-cell>
          <table:table-cell table:number-columns-repeated="10"/>
          <table:table-cell office:value-type="float" office:value="137" calcext:value-type="float">
            <text:p>137</text:p>
          </table:table-cell>
          <table:table-cell office:value-type="float" office:value="7121" calcext:value-type="float">
            <text:p>7121</text:p>
          </table:table-cell>
          <table:table-cell table:number-columns-repeated="2" office:value-type="float" office:value="7107" calcext:value-type="float">
            <text:p>7107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11549" calcext:value-type="float">
            <text:p>11549</text:p>
          </table:table-cell>
          <table:table-cell office:value-type="float" office:value="12321" calcext:value-type="float">
            <text:p>12321</text:p>
          </table:table-cell>
          <table:table-cell office:value-type="float" office:value="11465" calcext:value-type="float">
            <text:p>11465</text:p>
          </table:table-cell>
          <table:table-cell table:number-columns-repeated="10"/>
          <table:table-cell office:value-type="float" office:value="115" calcext:value-type="float">
            <text:p>115</text:p>
          </table:table-cell>
          <table:table-cell office:value-type="float" office:value="18452" calcext:value-type="float">
            <text:p>18452</text:p>
          </table:table-cell>
          <table:table-cell office:value-type="float" office:value="18282" calcext:value-type="float">
            <text:p>18282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2654" calcext:value-type="float">
            <text:p>2654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1490" calcext:value-type="float">
            <text:p>11490</text:p>
          </table:table-cell>
          <table:table-cell office:value-type="float" office:value="11533" calcext:value-type="float">
            <text:p>11533</text:p>
          </table:table-cell>
          <table:table-cell office:value-type="float" office:value="11575" calcext:value-type="float">
            <text:p>11575</text:p>
          </table:table-cell>
          <table:table-cell office:value-type="float" office:value="11171" calcext:value-type="float">
            <text:p>11171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23964" calcext:value-type="float">
            <text:p>23964</text:p>
          </table:table-cell>
          <table:table-cell office:value-type="float" office:value="23999" calcext:value-type="float">
            <text:p>23999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-6629" calcext:value-type="float">
            <text:p>-6629</text:p>
          </table:table-cell>
          <table:table-cell office:value-type="float" office:value="-6526" calcext:value-type="float">
            <text:p>-65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17686" calcext:value-type="float">
            <text:p>-17686</text:p>
          </table:table-cell>
          <table:table-cell office:value-type="float" office:value="-17606" calcext:value-type="float">
            <text:p>-17606</text:p>
          </table:table-cell>
          <table:table-cell table:number-columns-repeated="10"/>
          <table:table-cell office:value-type="float" office:value="138" calcext:value-type="float">
            <text:p>138</text:p>
          </table:table-cell>
          <table:table-cell office:value-type="float" office:value="7336" calcext:value-type="float">
            <text:p>7336</text:p>
          </table:table-cell>
          <table:table-cell office:value-type="float" office:value="7447" calcext:value-type="float">
            <text:p>7447</text:p>
          </table:table-cell>
          <table:table-cell office:value-type="float" office:value="7395" calcext:value-type="float">
            <text:p>7395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2238" calcext:value-type="float">
            <text:p>12238</text:p>
          </table:table-cell>
          <table:table-cell office:value-type="float" office:value="12966" calcext:value-type="float">
            <text:p>12966</text:p>
          </table:table-cell>
          <table:table-cell office:value-type="float" office:value="12187" calcext:value-type="float">
            <text:p>12187</text:p>
          </table:table-cell>
          <table:table-cell table:number-columns-repeated="10"/>
          <table:table-cell office:value-type="float" office:value="116" calcext:value-type="float">
            <text:p>116</text:p>
          </table:table-cell>
          <table:table-cell office:value-type="float" office:value="18900" calcext:value-type="float">
            <text:p>18900</text:p>
          </table:table-cell>
          <table:table-cell office:value-type="float" office:value="18674" calcext:value-type="float">
            <text:p>18674</text:p>
          </table:table-cell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3124" calcext:value-type="float">
            <text:p>3124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11948" calcext:value-type="float">
            <text:p>11948</text:p>
          </table:table-cell>
          <table:table-cell office:value-type="float" office:value="11947" calcext:value-type="float">
            <text:p>11947</text:p>
          </table:table-cell>
          <table:table-cell office:value-type="float" office:value="11999" calcext:value-type="float">
            <text:p>11999</text:p>
          </table:table-cell>
          <table:table-cell office:value-type="float" office:value="11617" calcext:value-type="float">
            <text:p>1161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24459" calcext:value-type="float">
            <text:p>24459</text:p>
          </table:table-cell>
          <table:table-cell office:value-type="float" office:value="24496" calcext:value-type="float">
            <text:p>24496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-6204" calcext:value-type="float">
            <text:p>-6204</text:p>
          </table:table-cell>
          <table:table-cell office:value-type="float" office:value="-6074" calcext:value-type="float">
            <text:p>-607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17395" calcext:value-type="float">
            <text:p>-17395</text:p>
          </table:table-cell>
          <table:table-cell office:value-type="float" office:value="-17327" calcext:value-type="float">
            <text:p>-17327</text:p>
          </table:table-cell>
          <table:table-cell table:number-columns-repeated="10"/>
          <table:table-cell office:value-type="float" office:value="139" calcext:value-type="float">
            <text:p>139</text:p>
          </table:table-cell>
          <table:table-cell office:value-type="float" office:value="7742" calcext:value-type="float">
            <text:p>7742</text:p>
          </table:table-cell>
          <table:table-cell office:value-type="float" office:value="7795" calcext:value-type="float">
            <text:p>7795</text:p>
          </table:table-cell>
          <table:table-cell office:value-type="float" office:value="7883" calcext:value-type="float">
            <text:p>7883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12786" calcext:value-type="float">
            <text:p>12786</text:p>
          </table:table-cell>
          <table:table-cell office:value-type="float" office:value="13560" calcext:value-type="float">
            <text:p>13560</text:p>
          </table:table-cell>
          <table:table-cell office:value-type="float" office:value="12734" calcext:value-type="float">
            <text:p>12734</text:p>
          </table:table-cell>
          <table:table-cell table:number-columns-repeated="10"/>
          <table:table-cell office:value-type="float" office:value="117" calcext:value-type="float">
            <text:p>117</text:p>
          </table:table-cell>
          <table:table-cell office:value-type="float" office:value="19762" calcext:value-type="float">
            <text:p>19762</text:p>
          </table:table-cell>
          <table:table-cell office:value-type="float" office:value="19540" calcext:value-type="float">
            <text:p>19540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3748" calcext:value-type="float">
            <text:p>3748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11945" calcext:value-type="float">
            <text:p>11945</text:p>
          </table:table-cell>
          <table:table-cell office:value-type="float" office:value="11967" calcext:value-type="float">
            <text:p>11967</text:p>
          </table:table-cell>
          <table:table-cell office:value-type="float" office:value="11989" calcext:value-type="float">
            <text:p>11989</text:p>
          </table:table-cell>
          <table:table-cell office:value-type="float" office:value="11624" calcext:value-type="float">
            <text:p>1162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25490" calcext:value-type="float">
            <text:p>25490</text:p>
          </table:table-cell>
          <table:table-cell office:value-type="float" office:value="25501" calcext:value-type="float">
            <text:p>2550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-6036" calcext:value-type="float">
            <text:p>-6036</text:p>
          </table:table-cell>
          <table:table-cell office:value-type="float" office:value="-5916" calcext:value-type="float">
            <text:p>-59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17275" calcext:value-type="float">
            <text:p>-17275</text:p>
          </table:table-cell>
          <table:table-cell office:value-type="float" office:value="-17198" calcext:value-type="float">
            <text:p>-17198</text:p>
          </table:table-cell>
          <table:table-cell table:number-columns-repeated="10"/>
          <table:table-cell office:value-type="float" office:value="140" calcext:value-type="float">
            <text:p>140</text:p>
          </table:table-cell>
          <table:table-cell office:value-type="float" office:value="7937" calcext:value-type="float">
            <text:p>7937</text:p>
          </table:table-cell>
          <table:table-cell office:value-type="float" office:value="8008" calcext:value-type="float">
            <text:p>8008</text:p>
          </table:table-cell>
          <table:table-cell office:value-type="float" office:value="7985" calcext:value-type="float">
            <text:p>7985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13591" calcext:value-type="float">
            <text:p>13591</text:p>
          </table:table-cell>
          <table:table-cell office:value-type="float" office:value="14278" calcext:value-type="float">
            <text:p>14278</text:p>
          </table:table-cell>
          <table:table-cell office:value-type="float" office:value="13497" calcext:value-type="float">
            <text:p>13497</text:p>
          </table:table-cell>
          <table:table-cell table:number-columns-repeated="10"/>
          <table:table-cell office:value-type="float" office:value="118" calcext:value-type="float">
            <text:p>118</text:p>
          </table:table-cell>
          <table:table-cell office:value-type="float" office:value="20465" calcext:value-type="float">
            <text:p>20465</text:p>
          </table:table-cell>
          <table:table-cell office:value-type="float" office:value="20240" calcext:value-type="float">
            <text:p>20240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3785" calcext:value-type="float">
            <text:p>3785</text:p>
          </table:table-cell>
          <table:table-cell office:value-type="float" office:value="3633" calcext:value-type="float">
            <text:p>3633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2408" calcext:value-type="float">
            <text:p>12408</text:p>
          </table:table-cell>
          <table:table-cell office:value-type="float" office:value="12409" calcext:value-type="float">
            <text:p>12409</text:p>
          </table:table-cell>
          <table:table-cell office:value-type="float" office:value="12427" calcext:value-type="float">
            <text:p>12427</text:p>
          </table:table-cell>
          <table:table-cell office:value-type="float" office:value="12071" calcext:value-type="float">
            <text:p>12071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26272" calcext:value-type="float">
            <text:p>26272</text:p>
          </table:table-cell>
          <table:table-cell office:value-type="float" office:value="26235" calcext:value-type="float">
            <text:p>26235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-5564" calcext:value-type="float">
            <text:p>-5564</text:p>
          </table:table-cell>
          <table:table-cell office:value-type="float" office:value="-5467" calcext:value-type="float">
            <text:p>-546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-16974" calcext:value-type="float">
            <text:p>-16974</text:p>
          </table:table-cell>
          <table:table-cell office:value-type="float" office:value="-16898" calcext:value-type="float">
            <text:p>-16898</text:p>
          </table:table-cell>
          <table:table-cell table:number-columns-repeated="10"/>
          <table:table-cell office:value-type="float" office:value="141" calcext:value-type="float">
            <text:p>141</text:p>
          </table:table-cell>
          <table:table-cell office:value-type="float" office:value="8338" calcext:value-type="float">
            <text:p>8338</text:p>
          </table:table-cell>
          <table:table-cell office:value-type="float" office:value="8400" calcext:value-type="float">
            <text:p>8400</text:p>
          </table:table-cell>
          <table:table-cell office:value-type="float" office:value="8371" calcext:value-type="float">
            <text:p>8371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3943" calcext:value-type="float">
            <text:p>13943</text:p>
          </table:table-cell>
          <table:table-cell office:value-type="float" office:value="14642" calcext:value-type="float">
            <text:p>14642</text:p>
          </table:table-cell>
          <table:table-cell office:value-type="float" office:value="13866" calcext:value-type="float">
            <text:p>13866</text:p>
          </table:table-cell>
          <table:table-cell table:number-columns-repeated="10"/>
          <table:table-cell office:value-type="float" office:value="119" calcext:value-type="float">
            <text:p>119</text:p>
          </table:table-cell>
          <table:table-cell office:value-type="float" office:value="21380" calcext:value-type="float">
            <text:p>21380</text:p>
          </table:table-cell>
          <table:table-cell office:value-type="float" office:value="21138" calcext:value-type="float">
            <text:p>21138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4346" calcext:value-type="float">
            <text:p>4346</text:p>
          </table:table-cell>
          <table:table-cell office:value-type="float" office:value="4188" calcext:value-type="float">
            <text:p>4188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2756" calcext:value-type="float">
            <text:p>12756</text:p>
          </table:table-cell>
          <table:table-cell office:value-type="float" office:value="12772" calcext:value-type="float">
            <text:p>12772</text:p>
          </table:table-cell>
          <table:table-cell office:value-type="float" office:value="12801" calcext:value-type="float">
            <text:p>12801</text:p>
          </table:table-cell>
          <table:table-cell office:value-type="float" office:value="12424" calcext:value-type="float">
            <text:p>12424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27421" calcext:value-type="float">
            <text:p>27421</text:p>
          </table:table-cell>
          <table:table-cell office:value-type="float" office:value="27323" calcext:value-type="float">
            <text:p>2732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-5181" calcext:value-type="float">
            <text:p>-5181</text:p>
          </table:table-cell>
          <table:table-cell office:value-type="float" office:value="-5103" calcext:value-type="float">
            <text:p>-510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16754" calcext:value-type="float">
            <text:p>-16754</text:p>
          </table:table-cell>
          <table:table-cell office:value-type="float" office:value="-16678" calcext:value-type="float">
            <text:p>-16678</text:p>
          </table:table-cell>
          <table:table-cell table:number-columns-repeated="10"/>
          <table:table-cell office:value-type="float" office:value="142" calcext:value-type="float">
            <text:p>142</text:p>
          </table:table-cell>
          <table:table-cell office:value-type="float" office:value="8656" calcext:value-type="float">
            <text:p>8656</text:p>
          </table:table-cell>
          <table:table-cell office:value-type="float" office:value="8717" calcext:value-type="float">
            <text:p>8717</text:p>
          </table:table-cell>
          <table:table-cell office:value-type="float" office:value="8687" calcext:value-type="float">
            <text:p>8687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4715" calcext:value-type="float">
            <text:p>14715</text:p>
          </table:table-cell>
          <table:table-cell office:value-type="float" office:value="15358" calcext:value-type="float">
            <text:p>15358</text:p>
          </table:table-cell>
          <table:table-cell office:value-type="float" office:value="14636" calcext:value-type="float">
            <text:p>14636</text:p>
          </table:table-cell>
          <table:table-cell table:number-columns-repeated="10"/>
          <table:table-cell office:value-type="float" office:value="120" calcext:value-type="float">
            <text:p>120</text:p>
          </table:table-cell>
          <table:table-cell office:value-type="float" office:value="21376" calcext:value-type="float">
            <text:p>21376</text:p>
          </table:table-cell>
          <table:table-cell office:value-type="float" office:value="21150" calcext:value-type="float">
            <text:p>21150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4794" calcext:value-type="float">
            <text:p>4794</text:p>
          </table:table-cell>
          <table:table-cell office:value-type="float" office:value="4698" calcext:value-type="float">
            <text:p>4698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3210" calcext:value-type="float">
            <text:p>13210</text:p>
          </table:table-cell>
          <table:table-cell office:value-type="float" office:value="13196" calcext:value-type="float">
            <text:p>13196</text:p>
          </table:table-cell>
          <table:table-cell office:value-type="float" office:value="13209" calcext:value-type="float">
            <text:p>13209</text:p>
          </table:table-cell>
          <table:table-cell office:value-type="float" office:value="12890" calcext:value-type="float">
            <text:p>1289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4587" calcext:value-type="float">
            <text:p>4587</text:p>
          </table:table-cell>
          <table:table-cell office:value-type="float" office:value="4460" calcext:value-type="float">
            <text:p>446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-4676" calcext:value-type="float">
            <text:p>-4676</text:p>
          </table:table-cell>
          <table:table-cell office:value-type="float" office:value="-4655" calcext:value-type="float">
            <text:p>-465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16459" calcext:value-type="float">
            <text:p>-16459</text:p>
          </table:table-cell>
          <table:table-cell office:value-type="float" office:value="-16384" calcext:value-type="float">
            <text:p>-16384</text:p>
          </table:table-cell>
          <table:table-cell table:number-columns-repeated="10"/>
          <table:table-cell office:value-type="float" office:value="143" calcext:value-type="float">
            <text:p>143</text:p>
          </table:table-cell>
          <table:table-cell office:value-type="float" office:value="9081" calcext:value-type="float">
            <text:p>9081</text:p>
          </table:table-cell>
          <table:table-cell office:value-type="float" office:value="9099" calcext:value-type="float">
            <text:p>9099</text:p>
          </table:table-cell>
          <table:table-cell office:value-type="float" office:value="9113" calcext:value-type="float">
            <text:p>9113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15306" calcext:value-type="float">
            <text:p>15306</text:p>
          </table:table-cell>
          <table:table-cell office:value-type="float" office:value="15922" calcext:value-type="float">
            <text:p>15922</text:p>
          </table:table-cell>
          <table:table-cell office:value-type="float" office:value="15245" calcext:value-type="float">
            <text:p>15245</text:p>
          </table:table-cell>
          <table:table-cell table:number-columns-repeated="10"/>
          <table:table-cell office:value-type="float" office:value="121" calcext:value-type="float">
            <text:p>121</text:p>
          </table:table-cell>
          <table:table-cell office:value-type="float" office:value="22299" calcext:value-type="float">
            <text:p>22299</text:p>
          </table:table-cell>
          <table:table-cell office:value-type="float" office:value="22066" calcext:value-type="float">
            <text:p>22066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5344" calcext:value-type="float">
            <text:p>5344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3424" calcext:value-type="float">
            <text:p>13424</text:p>
          </table:table-cell>
          <table:table-cell office:value-type="float" office:value="13419" calcext:value-type="float">
            <text:p>13419</text:p>
          </table:table-cell>
          <table:table-cell office:value-type="float" office:value="13457" calcext:value-type="float">
            <text:p>13457</text:p>
          </table:table-cell>
          <table:table-cell office:value-type="float" office:value="13110" calcext:value-type="float">
            <text:p>13110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4950" calcext:value-type="float">
            <text:p>4950</text:p>
          </table:table-cell>
          <table:table-cell office:value-type="float" office:value="4819" calcext:value-type="float">
            <text:p>4819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-4444" calcext:value-type="float">
            <text:p>-4444</text:p>
          </table:table-cell>
          <table:table-cell office:value-type="float" office:value="-4405" calcext:value-type="float">
            <text:p>-440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16308" calcext:value-type="float">
            <text:p>-16308</text:p>
          </table:table-cell>
          <table:table-cell office:value-type="float" office:value="-16242" calcext:value-type="float">
            <text:p>-16242</text:p>
          </table:table-cell>
          <table:table-cell table:number-columns-repeated="10"/>
          <table:table-cell office:value-type="float" office:value="144" calcext:value-type="float">
            <text:p>144</text:p>
          </table:table-cell>
          <table:table-cell office:value-type="float" office:value="9036" calcext:value-type="float">
            <text:p>9036</text:p>
          </table:table-cell>
          <table:table-cell office:value-type="float" office:value="9097" calcext:value-type="float">
            <text:p>9097</text:p>
          </table:table-cell>
          <table:table-cell office:value-type="float" office:value="9049" calcext:value-type="float">
            <text:p>9049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16112" calcext:value-type="float">
            <text:p>16112</text:p>
          </table:table-cell>
          <table:table-cell office:value-type="float" office:value="16701" calcext:value-type="float">
            <text:p>16701</text:p>
          </table:table-cell>
          <table:table-cell office:value-type="float" office:value="16030" calcext:value-type="float">
            <text:p>16030</text:p>
          </table:table-cell>
          <table:table-cell table:number-columns-repeated="10"/>
          <table:table-cell office:value-type="float" office:value="122" calcext:value-type="float">
            <text:p>122</text:p>
          </table:table-cell>
          <table:table-cell office:value-type="float" office:value="23078" calcext:value-type="float">
            <text:p>23078</text:p>
          </table:table-cell>
          <table:table-cell office:value-type="float" office:value="22847" calcext:value-type="float">
            <text:p>22847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5704" calcext:value-type="float">
            <text:p>5704</text:p>
          </table:table-cell>
          <table:table-cell office:value-type="float" office:value="5557" calcext:value-type="float">
            <text:p>5557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3870" calcext:value-type="float">
            <text:p>13870</text:p>
          </table:table-cell>
          <table:table-cell office:value-type="float" office:value="13874" calcext:value-type="float">
            <text:p>13874</text:p>
          </table:table-cell>
          <table:table-cell office:value-type="float" office:value="13931" calcext:value-type="float">
            <text:p>13931</text:p>
          </table:table-cell>
          <table:table-cell office:value-type="float" office:value="13556" calcext:value-type="float">
            <text:p>1355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5207" calcext:value-type="float">
            <text:p>5207</text:p>
          </table:table-cell>
          <table:table-cell office:value-type="float" office:value="5126" calcext:value-type="float">
            <text:p>512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-4050" calcext:value-type="float">
            <text:p>-4050</text:p>
          </table:table-cell>
          <table:table-cell office:value-type="float" office:value="-3916" calcext:value-type="float">
            <text:p>-391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-16020" calcext:value-type="float">
            <text:p>-16020</text:p>
          </table:table-cell>
          <table:table-cell office:value-type="float" office:value="-15947" calcext:value-type="float">
            <text:p>-15947</text:p>
          </table:table-cell>
          <table:table-cell table:number-columns-repeated="10"/>
          <table:table-cell office:value-type="float" office:value="145" calcext:value-type="float">
            <text:p>145</text:p>
          </table:table-cell>
          <table:table-cell office:value-type="float" office:value="9448" calcext:value-type="float">
            <text:p>9448</text:p>
          </table:table-cell>
          <table:table-cell office:value-type="float" office:value="9517" calcext:value-type="float">
            <text:p>9517</text:p>
          </table:table-cell>
          <table:table-cell office:value-type="float" office:value="9449" calcext:value-type="float">
            <text:p>9449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6225" calcext:value-type="float">
            <text:p>16225</text:p>
          </table:table-cell>
          <table:table-cell office:value-type="float" office:value="16823" calcext:value-type="float">
            <text:p>16823</text:p>
          </table:table-cell>
          <table:table-cell office:value-type="float" office:value="16139" calcext:value-type="float">
            <text:p>16139</text:p>
          </table:table-cell>
          <table:table-cell table:number-columns-repeated="10"/>
          <table:table-cell office:value-type="float" office:value="123" calcext:value-type="float">
            <text:p>123</text:p>
          </table:table-cell>
          <table:table-cell office:value-type="float" office:value="24018" calcext:value-type="float">
            <text:p>24018</text:p>
          </table:table-cell>
          <table:table-cell office:value-type="float" office:value="23759" calcext:value-type="float">
            <text:p>23759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6257" calcext:value-type="float">
            <text:p>6257</text:p>
          </table:table-cell>
          <table:table-cell office:value-type="float" office:value="6170" calcext:value-type="float">
            <text:p>6170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14237" calcext:value-type="float">
            <text:p>14237</text:p>
          </table:table-cell>
          <table:table-cell office:value-type="float" office:value="14235" calcext:value-type="float">
            <text:p>14235</text:p>
          </table:table-cell>
          <table:table-cell office:value-type="float" office:value="14323" calcext:value-type="float">
            <text:p>14323</text:p>
          </table:table-cell>
          <table:table-cell office:value-type="float" office:value="13904" calcext:value-type="float">
            <text:p>13904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5594" calcext:value-type="float">
            <text:p>5594</text:p>
          </table:table-cell>
          <table:table-cell office:value-type="float" office:value="5486" calcext:value-type="float">
            <text:p>54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-3666" calcext:value-type="float">
            <text:p>-3666</text:p>
          </table:table-cell>
          <table:table-cell office:value-type="float" office:value="-3540" calcext:value-type="float">
            <text:p>-354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15783" calcext:value-type="float">
            <text:p>-15783</text:p>
          </table:table-cell>
          <table:table-cell office:value-type="float" office:value="-15704" calcext:value-type="float">
            <text:p>-15704</text:p>
          </table:table-cell>
          <table:table-cell table:number-columns-repeated="10"/>
          <table:table-cell office:value-type="float" office:value="146" calcext:value-type="float">
            <text:p>146</text:p>
          </table:table-cell>
          <table:table-cell office:value-type="float" office:value="9774" calcext:value-type="float">
            <text:p>9774</text:p>
          </table:table-cell>
          <table:table-cell office:value-type="float" office:value="9816" calcext:value-type="float">
            <text:p>9816</text:p>
          </table:table-cell>
          <table:table-cell office:value-type="float" office:value="9821" calcext:value-type="float">
            <text:p>9821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17048" calcext:value-type="float">
            <text:p>17048</text:p>
          </table:table-cell>
          <table:table-cell office:value-type="float" office:value="17613" calcext:value-type="float">
            <text:p>17613</text:p>
          </table:table-cell>
          <table:table-cell office:value-type="float" office:value="16954" calcext:value-type="float">
            <text:p>16954</text:p>
          </table:table-cell>
          <table:table-cell table:number-columns-repeated="10"/>
          <table:table-cell office:value-type="float" office:value="124" calcext:value-type="float">
            <text:p>124</text:p>
          </table:table-cell>
          <table:table-cell office:value-type="float" office:value="24488" calcext:value-type="float">
            <text:p>24488</text:p>
          </table:table-cell>
          <table:table-cell office:value-type="float" office:value="24208" calcext:value-type="float">
            <text:p>24208</text:p>
          </table:table-cell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6732" calcext:value-type="float">
            <text:p>6732</text:p>
          </table:table-cell>
          <table:table-cell office:value-type="float" office:value="6638" calcext:value-type="float">
            <text:p>6638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14689" calcext:value-type="float">
            <text:p>14689</text:p>
          </table:table-cell>
          <table:table-cell office:value-type="float" office:value="14702" calcext:value-type="float">
            <text:p>14702</text:p>
          </table:table-cell>
          <table:table-cell office:value-type="float" office:value="14769" calcext:value-type="float">
            <text:p>14769</text:p>
          </table:table-cell>
          <table:table-cell office:value-type="float" office:value="14395" calcext:value-type="float">
            <text:p>14395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5758" calcext:value-type="float">
            <text:p>5758</text:p>
          </table:table-cell>
          <table:table-cell office:value-type="float" office:value="5741" calcext:value-type="float">
            <text:p>574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-3124" calcext:value-type="float">
            <text:p>-3124</text:p>
          </table:table-cell>
          <table:table-cell office:value-type="float" office:value="-3012" calcext:value-type="float">
            <text:p>-301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-15473" calcext:value-type="float">
            <text:p>-15473</text:p>
          </table:table-cell>
          <table:table-cell office:value-type="float" office:value="-15393" calcext:value-type="float">
            <text:p>-15393</text:p>
          </table:table-cell>
          <table:table-cell table:number-columns-repeated="10"/>
          <table:table-cell office:value-type="float" office:value="147" calcext:value-type="float">
            <text:p>147</text:p>
          </table:table-cell>
          <table:table-cell office:value-type="float" office:value="10202" calcext:value-type="float">
            <text:p>10202</text:p>
          </table:table-cell>
          <table:table-cell office:value-type="float" office:value="10209" calcext:value-type="float">
            <text:p>10209</text:p>
          </table:table-cell>
          <table:table-cell office:value-type="float" office:value="10235" calcext:value-type="float">
            <text:p>10235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17690" calcext:value-type="float">
            <text:p>17690</text:p>
          </table:table-cell>
          <table:table-cell office:value-type="float" office:value="18255" calcext:value-type="float">
            <text:p>18255</text:p>
          </table:table-cell>
          <table:table-cell office:value-type="float" office:value="17593" calcext:value-type="float">
            <text:p>17593</text:p>
          </table:table-cell>
          <table:table-cell table:number-columns-repeated="10"/>
          <table:table-cell office:value-type="float" office:value="125" calcext:value-type="float">
            <text:p>125</text:p>
          </table:table-cell>
          <table:table-cell office:value-type="float" office:value="25522" calcext:value-type="float">
            <text:p>25522</text:p>
          </table:table-cell>
          <table:table-cell office:value-type="float" office:value="25225" calcext:value-type="float">
            <text:p>25225</text:p>
          </table:table-cell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7373" calcext:value-type="float">
            <text:p>7373</text:p>
          </table:table-cell>
          <table:table-cell office:value-type="float" office:value="7266" calcext:value-type="float">
            <text:p>7266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4744" calcext:value-type="float">
            <text:p>14744</text:p>
          </table:table-cell>
          <table:table-cell office:value-type="float" office:value="14755" calcext:value-type="float">
            <text:p>14755</text:p>
          </table:table-cell>
          <table:table-cell office:value-type="float" office:value="14807" calcext:value-type="float">
            <text:p>14807</text:p>
          </table:table-cell>
          <table:table-cell office:value-type="float" office:value="14472" calcext:value-type="float">
            <text:p>14472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6129" calcext:value-type="float">
            <text:p>6129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-3100" calcext:value-type="float">
            <text:p>-3100</text:p>
          </table:table-cell>
          <table:table-cell office:value-type="float" office:value="-3030" calcext:value-type="float">
            <text:p>-30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15488" calcext:value-type="float">
            <text:p>-15488</text:p>
          </table:table-cell>
          <table:table-cell office:value-type="float" office:value="-15412" calcext:value-type="float">
            <text:p>-15412</text:p>
          </table:table-cell>
          <table:table-cell table:number-columns-repeated="10"/>
          <table:table-cell office:value-type="float" office:value="148" calcext:value-type="float">
            <text:p>148</text:p>
          </table:table-cell>
          <table:table-cell office:value-type="float" office:value="10409" calcext:value-type="float">
            <text:p>10409</text:p>
          </table:table-cell>
          <table:table-cell office:value-type="float" office:value="10505" calcext:value-type="float">
            <text:p>10505</text:p>
          </table:table-cell>
          <table:table-cell office:value-type="float" office:value="10437" calcext:value-type="float">
            <text:p>10437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18540" calcext:value-type="float">
            <text:p>18540</text:p>
          </table:table-cell>
          <table:table-cell office:value-type="float" office:value="19035" calcext:value-type="float">
            <text:p>19035</text:p>
          </table:table-cell>
          <table:table-cell office:value-type="float" office:value="18417" calcext:value-type="float">
            <text:p>18417</text:p>
          </table:table-cell>
          <table:table-cell table:number-columns-repeated="10"/>
          <table:table-cell office:value-type="float" office:value="126" calcext:value-type="float">
            <text:p>126</text:p>
          </table:table-cell>
          <table:table-cell office:value-type="float" office:value="26279" calcext:value-type="float">
            <text:p>26279</text:p>
          </table:table-cell>
          <table:table-cell office:value-type="float" office:value="26003" calcext:value-type="float">
            <text:p>26003</text:p>
          </table:table-cell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7409" calcext:value-type="float">
            <text:p>7409</text:p>
          </table:table-cell>
          <table:table-cell office:value-type="float" office:value="7397" calcext:value-type="float">
            <text:p>7397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5207" calcext:value-type="float">
            <text:p>15207</text:p>
          </table:table-cell>
          <table:table-cell office:value-type="float" office:value="15241" calcext:value-type="float">
            <text:p>15241</text:p>
          </table:table-cell>
          <table:table-cell office:value-type="float" office:value="15289" calcext:value-type="float">
            <text:p>15289</text:p>
          </table:table-cell>
          <table:table-cell office:value-type="float" office:value="14916" calcext:value-type="float">
            <text:p>1491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6427" calcext:value-type="float">
            <text:p>6427</text:p>
          </table:table-cell>
          <table:table-cell office:value-type="float" office:value="6363" calcext:value-type="float">
            <text:p>636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-2614" calcext:value-type="float">
            <text:p>-2614</text:p>
          </table:table-cell>
          <table:table-cell office:value-type="float" office:value="-2517" calcext:value-type="float">
            <text:p>-251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-15182" calcext:value-type="float">
            <text:p>-15182</text:p>
          </table:table-cell>
          <table:table-cell office:value-type="float" office:value="-15111" calcext:value-type="float">
            <text:p>-15111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office:value-type="float" office:value="10839" calcext:value-type="float">
            <text:p>10839</text:p>
          </table:table-cell>
          <table:table-cell office:value-type="float" office:value="10861" calcext:value-type="float">
            <text:p>10861</text:p>
          </table:table-cell>
          <table:table-cell office:value-type="float" office:value="10907" calcext:value-type="float">
            <text:p>10907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18940" calcext:value-type="float">
            <text:p>18940</text:p>
          </table:table-cell>
          <table:table-cell office:value-type="float" office:value="19458" calcext:value-type="float">
            <text:p>19458</text:p>
          </table:table-cell>
          <table:table-cell office:value-type="float" office:value="18869" calcext:value-type="float">
            <text:p>18869</text:p>
          </table:table-cell>
          <table:table-cell table:number-columns-repeated="10"/>
          <table:table-cell office:value-type="float" office:value="127" calcext:value-type="float">
            <text:p>127</text:p>
          </table:table-cell>
          <table:table-cell office:value-type="float" office:value="27338" calcext:value-type="float">
            <text:p>27338</text:p>
          </table:table-cell>
          <table:table-cell office:value-type="float" office:value="27060" calcext:value-type="float">
            <text:p>27060</text:p>
          </table:table-cell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8106" calcext:value-type="float">
            <text:p>8106</text:p>
          </table:table-cell>
          <table:table-cell office:value-type="float" office:value="8047" calcext:value-type="float">
            <text:p>8047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600" calcext:value-type="float">
            <text:p>15600</text:p>
          </table:table-cell>
          <table:table-cell office:value-type="float" office:value="15631" calcext:value-type="float">
            <text:p>15631</text:p>
          </table:table-cell>
          <table:table-cell office:value-type="float" office:value="15649" calcext:value-type="float">
            <text:p>15649</text:p>
          </table:table-cell>
          <table:table-cell office:value-type="float" office:value="15308" calcext:value-type="float">
            <text:p>15308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6804" calcext:value-type="float">
            <text:p>6804</text:p>
          </table:table-cell>
          <table:table-cell office:value-type="float" office:value="6775" calcext:value-type="float">
            <text:p>677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-2195" calcext:value-type="float">
            <text:p>-2195</text:p>
          </table:table-cell>
          <table:table-cell office:value-type="float" office:value="-2118" calcext:value-type="float">
            <text:p>-211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14926" calcext:value-type="float">
            <text:p>-14926</text:p>
          </table:table-cell>
          <table:table-cell office:value-type="float" office:value="-14867" calcext:value-type="float">
            <text:p>-14867</text:p>
          </table:table-cell>
          <table:table-cell table:number-columns-repeated="10"/>
          <table:table-cell office:value-type="float" office:value="150" calcext:value-type="float">
            <text:p>150</text:p>
          </table:table-cell>
          <table:table-cell office:value-type="float" office:value="11161" calcext:value-type="float">
            <text:p>11161</text:p>
          </table:table-cell>
          <table:table-cell office:value-type="float" office:value="11213" calcext:value-type="float">
            <text:p>11213</text:p>
          </table:table-cell>
          <table:table-cell office:value-type="float" office:value="11191" calcext:value-type="float">
            <text:p>11191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9814" calcext:value-type="float">
            <text:p>19814</text:p>
          </table:table-cell>
          <table:table-cell office:value-type="float" office:value="20317" calcext:value-type="float">
            <text:p>20317</text:p>
          </table:table-cell>
          <table:table-cell office:value-type="float" office:value="19758" calcext:value-type="float">
            <text:p>19758</text:p>
          </table:table-cell>
          <table:table-cell table:number-columns-repeated="10"/>
          <table:table-cell office:value-type="float" office:value="128" calcext:value-type="float">
            <text:p>128</text:p>
          </table:table-cell>
          <table:table-cell office:value-type="float" office:value="4552" calcext:value-type="float">
            <text:p>4552</text:p>
          </table:table-cell>
          <table:table-cell office:value-type="float" office:value="4439" calcext:value-type="float">
            <text:p>4439</text:p>
          </table:table-cell>
          <table:table-cell table:number-columns-repeated="6"/>
          <table:table-cell office:value-type="float" office:value="98" calcext:value-type="float">
            <text:p>98</text:p>
          </table:table-cell>
          <table:table-cell office:value-type="float" office:value="8631" calcext:value-type="float">
            <text:p>8631</text:p>
          </table:table-cell>
          <table:table-cell office:value-type="float" office:value="8527" calcext:value-type="float">
            <text:p>8527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6083" calcext:value-type="float">
            <text:p>16083</text:p>
          </table:table-cell>
          <table:table-cell office:value-type="float" office:value="16110" calcext:value-type="float">
            <text:p>16110</text:p>
          </table:table-cell>
          <table:table-cell office:value-type="float" office:value="16163" calcext:value-type="float">
            <text:p>16163</text:p>
          </table:table-cell>
          <table:table-cell office:value-type="float" office:value="15795" calcext:value-type="float">
            <text:p>15795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6818" calcext:value-type="float">
            <text:p>6818</text:p>
          </table:table-cell>
          <table:table-cell office:value-type="float" office:value="6768" calcext:value-type="float">
            <text:p>6768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-1662" calcext:value-type="float">
            <text:p>-1662</text:p>
          </table:table-cell>
          <table:table-cell office:value-type="float" office:value="-1570" calcext:value-type="float">
            <text:p>-157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-14605" calcext:value-type="float">
            <text:p>-14605</text:p>
          </table:table-cell>
          <table:table-cell office:value-type="float" office:value="-14546" calcext:value-type="float">
            <text:p>-14546</text:p>
          </table:table-cell>
          <table:table-cell table:number-columns-repeated="10"/>
          <table:table-cell office:value-type="float" office:value="151" calcext:value-type="float">
            <text:p>151</text:p>
          </table:table-cell>
          <table:table-cell office:value-type="float" office:value="11591" calcext:value-type="float">
            <text:p>11591</text:p>
          </table:table-cell>
          <table:table-cell office:value-type="float" office:value="11674" calcext:value-type="float">
            <text:p>11674</text:p>
          </table:table-cell>
          <table:table-cell office:value-type="float" office:value="11649" calcext:value-type="float">
            <text:p>11649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20512" calcext:value-type="float">
            <text:p>20512</text:p>
          </table:table-cell>
          <table:table-cell office:value-type="float" office:value="20983" calcext:value-type="float">
            <text:p>20983</text:p>
          </table:table-cell>
          <table:table-cell office:value-type="float" office:value="20496" calcext:value-type="float">
            <text:p>20496</text:p>
          </table:table-cell>
          <table:table-cell table:number-columns-repeated="10"/>
          <table:table-cell office:value-type="float" office:value="129" calcext:value-type="float">
            <text:p>129</text:p>
          </table:table-cell>
          <table:table-cell office:value-type="float" office:value="4933" calcext:value-type="float">
            <text:p>4933</text:p>
          </table:table-cell>
          <table:table-cell office:value-type="float" office:value="4833" calcext:value-type="float">
            <text:p>4833</text:p>
          </table:table-cell>
          <table:table-cell table:number-columns-repeated="6"/>
          <table:table-cell office:value-type="float" office:value="99" calcext:value-type="float">
            <text:p>99</text:p>
          </table:table-cell>
          <table:table-cell office:value-type="float" office:value="9240" calcext:value-type="float">
            <text:p>9240</text:p>
          </table:table-cell>
          <table:table-cell office:value-type="float" office:value="9218" calcext:value-type="float">
            <text:p>9218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6313" calcext:value-type="float">
            <text:p>16313</text:p>
          </table:table-cell>
          <table:table-cell office:value-type="float" office:value="16356" calcext:value-type="float">
            <text:p>16356</text:p>
          </table:table-cell>
          <table:table-cell office:value-type="float" office:value="16419" calcext:value-type="float">
            <text:p>16419</text:p>
          </table:table-cell>
          <table:table-cell office:value-type="float" office:value="16035" calcext:value-type="float">
            <text:p>16035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7187" calcext:value-type="float">
            <text:p>7187</text:p>
          </table:table-cell>
          <table:table-cell office:value-type="float" office:value="7191" calcext:value-type="float">
            <text:p>7191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-1402" calcext:value-type="float">
            <text:p>-1402</text:p>
          </table:table-cell>
          <table:table-cell office:value-type="float" office:value="-1314" calcext:value-type="float">
            <text:p>-131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-14427" calcext:value-type="float">
            <text:p>-14427</text:p>
          </table:table-cell>
          <table:table-cell office:value-type="float" office:value="-14382" calcext:value-type="float">
            <text:p>-14382</text:p>
          </table:table-cell>
          <table:table-cell table:number-columns-repeated="10"/>
          <table:table-cell office:value-type="float" office:value="152" calcext:value-type="float">
            <text:p>152</text:p>
          </table:table-cell>
          <table:table-cell office:value-type="float" office:value="11617" calcext:value-type="float">
            <text:p>11617</text:p>
          </table:table-cell>
          <table:table-cell office:value-type="float" office:value="11669" calcext:value-type="float">
            <text:p>11669</text:p>
          </table:table-cell>
          <table:table-cell office:value-type="float" office:value="11653" calcext:value-type="float">
            <text:p>11653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21428" calcext:value-type="float">
            <text:p>21428</text:p>
          </table:table-cell>
          <table:table-cell office:value-type="float" office:value="21863" calcext:value-type="float">
            <text:p>21863</text:p>
          </table:table-cell>
          <table:table-cell office:value-type="float" office:value="21352" calcext:value-type="float">
            <text:p>21352</text:p>
          </table:table-cell>
          <table:table-cell table:number-columns-repeated="10"/>
          <table:table-cell office:value-type="float" office:value="130" calcext:value-type="float">
            <text:p>130</text:p>
          </table:table-cell>
          <table:table-cell office:value-type="float" office:value="5189" calcext:value-type="float">
            <text:p>5189</text:p>
          </table:table-cell>
          <table:table-cell office:value-type="float" office:value="5095" calcext:value-type="float">
            <text:p>5095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9596" calcext:value-type="float">
            <text:p>9596</text:p>
          </table:table-cell>
          <table:table-cell office:value-type="float" office:value="9510" calcext:value-type="float">
            <text:p>9510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16805" calcext:value-type="float">
            <text:p>16805</text:p>
          </table:table-cell>
          <table:table-cell office:value-type="float" office:value="16843" calcext:value-type="float">
            <text:p>16843</text:p>
          </table:table-cell>
          <table:table-cell office:value-type="float" office:value="16915" calcext:value-type="float">
            <text:p>16915</text:p>
          </table:table-cell>
          <table:table-cell office:value-type="float" office:value="16509" calcext:value-type="float">
            <text:p>16509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7516" calcext:value-type="float">
            <text:p>7516</text:p>
          </table:table-cell>
          <table:table-cell office:value-type="float" office:value="7451" calcext:value-type="float">
            <text:p>7451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-903" calcext:value-type="float">
            <text:p>-903</text:p>
          </table:table-cell>
          <table:table-cell office:value-type="float" office:value="-745" calcext:value-type="float">
            <text:p>-7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14114" calcext:value-type="float">
            <text:p>-14114</text:p>
          </table:table-cell>
          <table:table-cell office:value-type="float" office:value="-14054" calcext:value-type="float">
            <text:p>-14054</text:p>
          </table:table-cell>
          <table:table-cell table:number-columns-repeated="10"/>
          <table:table-cell office:value-type="float" office:value="153" calcext:value-type="float">
            <text:p>153</text:p>
          </table:table-cell>
          <table:table-cell office:value-type="float" office:value="12018" calcext:value-type="float">
            <text:p>12018</text:p>
          </table:table-cell>
          <table:table-cell office:value-type="float" office:value="12101" calcext:value-type="float">
            <text:p>12101</text:p>
          </table:table-cell>
          <table:table-cell office:value-type="float" office:value="12081" calcext:value-type="float">
            <text:p>12081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21435" calcext:value-type="float">
            <text:p>21435</text:p>
          </table:table-cell>
          <table:table-cell office:value-type="float" office:value="21901" calcext:value-type="float">
            <text:p>21901</text:p>
          </table:table-cell>
          <table:table-cell office:value-type="float" office:value="21371" calcext:value-type="float">
            <text:p>21371</text:p>
          </table:table-cell>
          <table:table-cell table:number-columns-repeated="10"/>
          <table:table-cell office:value-type="float" office:value="131" calcext:value-type="float">
            <text:p>131</text:p>
          </table:table-cell>
          <table:table-cell office:value-type="float" office:value="5582" calcext:value-type="float">
            <text:p>5582</text:p>
          </table:table-cell>
          <table:table-cell office:value-type="float" office:value="5465" calcext:value-type="float">
            <text:p>5465</text:p>
          </table:table-cell>
          <table:table-cell table:number-columns-repeated="6"/>
          <table:table-cell office:value-type="float" office:value="101" calcext:value-type="float">
            <text:p>101</text:p>
          </table:table-cell>
          <table:table-cell office:value-type="float" office:value="10292" calcext:value-type="float">
            <text:p>10292</text:p>
          </table:table-cell>
          <table:table-cell office:value-type="float" office:value="10143" calcext:value-type="float">
            <text:p>10143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191" calcext:value-type="float">
            <text:p>17191</text:p>
          </table:table-cell>
          <table:table-cell office:value-type="float" office:value="17236" calcext:value-type="float">
            <text:p>17236</text:p>
          </table:table-cell>
          <table:table-cell office:value-type="float" office:value="17291" calcext:value-type="float">
            <text:p>17291</text:p>
          </table:table-cell>
          <table:table-cell office:value-type="float" office:value="16910" calcext:value-type="float">
            <text:p>16910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7904" calcext:value-type="float">
            <text:p>7904</text:p>
          </table:table-cell>
          <table:table-cell office:value-type="float" office:value="7857" calcext:value-type="float">
            <text:p>7857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-436" calcext:value-type="float">
            <text:p>-436</text:p>
          </table:table-cell>
          <table:table-cell office:value-type="float" office:value="-314" calcext:value-type="float">
            <text:p>-31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-13857" calcext:value-type="float">
            <text:p>-13857</text:p>
          </table:table-cell>
          <table:table-cell office:value-type="float" office:value="-13803" calcext:value-type="float">
            <text:p>-13803</text:p>
          </table:table-cell>
          <table:table-cell table:number-columns-repeated="10"/>
          <table:table-cell office:value-type="float" office:value="154" calcext:value-type="float">
            <text:p>154</text:p>
          </table:table-cell>
          <table:table-cell office:value-type="float" office:value="12380" calcext:value-type="float">
            <text:p>12380</text:p>
          </table:table-cell>
          <table:table-cell office:value-type="float" office:value="12446" calcext:value-type="float">
            <text:p>12446</text:p>
          </table:table-cell>
          <table:table-cell office:value-type="float" office:value="12439" calcext:value-type="float">
            <text:p>12439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22336" calcext:value-type="float">
            <text:p>22336</text:p>
          </table:table-cell>
          <table:table-cell office:value-type="float" office:value="22785" calcext:value-type="float">
            <text:p>22785</text:p>
          </table:table-cell>
          <table:table-cell office:value-type="float" office:value="22293" calcext:value-type="float">
            <text:p>22293</text:p>
          </table:table-cell>
          <table:table-cell table:number-columns-repeated="10"/>
          <table:table-cell office:value-type="float" office:value="132" calcext:value-type="float">
            <text:p>132</text:p>
          </table:table-cell>
          <table:table-cell office:value-type="float" office:value="5724" calcext:value-type="float">
            <text:p>5724</text:p>
          </table:table-cell>
          <table:table-cell office:value-type="float" office:value="5649" calcext:value-type="float">
            <text:p>5649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office:value-type="float" office:value="10766" calcext:value-type="float">
            <text:p>10766</text:p>
          </table:table-cell>
          <table:table-cell office:value-type="float" office:value="10674" calcext:value-type="float">
            <text:p>10674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7717" calcext:value-type="float">
            <text:p>17717</text:p>
          </table:table-cell>
          <table:table-cell office:value-type="float" office:value="17732" calcext:value-type="float">
            <text:p>17732</text:p>
          </table:table-cell>
          <table:table-cell office:value-type="float" office:value="17811" calcext:value-type="float">
            <text:p>17811</text:p>
          </table:table-cell>
          <table:table-cell office:value-type="float" office:value="17435" calcext:value-type="float">
            <text:p>1743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8091" calcext:value-type="float">
            <text:p>8091</text:p>
          </table:table-cell>
          <table:table-cell office:value-type="float" office:value="8051" calcext:value-type="float">
            <text:p>8051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33" calcext:value-type="float">
            <text:p>13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-13560" calcext:value-type="float">
            <text:p>-13560</text:p>
          </table:table-cell>
          <table:table-cell office:value-type="float" office:value="-13478" calcext:value-type="float">
            <text:p>-13478</text:p>
          </table:table-cell>
          <table:table-cell table:number-columns-repeated="10"/>
          <table:table-cell office:value-type="float" office:value="155" calcext:value-type="float">
            <text:p>155</text:p>
          </table:table-cell>
          <table:table-cell office:value-type="float" office:value="12841" calcext:value-type="float">
            <text:p>12841</text:p>
          </table:table-cell>
          <table:table-cell office:value-type="float" office:value="12887" calcext:value-type="float">
            <text:p>12887</text:p>
          </table:table-cell>
          <table:table-cell office:value-type="float" office:value="12903" calcext:value-type="float">
            <text:p>12903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23094" calcext:value-type="float">
            <text:p>23094</text:p>
          </table:table-cell>
          <table:table-cell office:value-type="float" office:value="23518" calcext:value-type="float">
            <text:p>23518</text:p>
          </table:table-cell>
          <table:table-cell office:value-type="float" office:value="23008" calcext:value-type="float">
            <text:p>23008</text:p>
          </table:table-cell>
          <table:table-cell table:number-columns-repeated="10"/>
          <table:table-cell office:value-type="float" office:value="133" calcext:value-type="float">
            <text:p>133</text:p>
          </table:table-cell>
          <table:table-cell office:value-type="float" office:value="6109" calcext:value-type="float">
            <text:p>6109</text:p>
          </table:table-cell>
          <table:table-cell office:value-type="float" office:value="6011" calcext:value-type="float">
            <text:p>6011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office:value-type="float" office:value="11550" calcext:value-type="float">
            <text:p>11550</text:p>
          </table:table-cell>
          <table:table-cell office:value-type="float" office:value="11424" calcext:value-type="float">
            <text:p>11424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17700" calcext:value-type="float">
            <text:p>17700</text:p>
          </table:table-cell>
          <table:table-cell office:value-type="float" office:value="17699" calcext:value-type="float">
            <text:p>17699</text:p>
          </table:table-cell>
          <table:table-cell office:value-type="float" office:value="17821" calcext:value-type="float">
            <text:p>17821</text:p>
          </table:table-cell>
          <table:table-cell office:value-type="float" office:value="17415" calcext:value-type="float">
            <text:p>17415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8477" calcext:value-type="float">
            <text:p>8477</text:p>
          </table:table-cell>
          <table:table-cell office:value-type="float" office:value="8437" calcext:value-type="float">
            <text:p>843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15" calcext:value-type="float">
            <text:p>315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13385" calcext:value-type="float">
            <text:p>-13385</text:p>
          </table:table-cell>
          <table:table-cell office:value-type="float" office:value="-13343" calcext:value-type="float">
            <text:p>-13343</text:p>
          </table:table-cell>
          <table:table-cell table:number-columns-repeated="10"/>
          <table:table-cell office:value-type="float" office:value="156" calcext:value-type="float">
            <text:p>156</text:p>
          </table:table-cell>
          <table:table-cell office:value-type="float" office:value="13063" calcext:value-type="float">
            <text:p>13063</text:p>
          </table:table-cell>
          <table:table-cell office:value-type="float" office:value="13073" calcext:value-type="float">
            <text:p>13073</text:p>
          </table:table-cell>
          <table:table-cell office:value-type="float" office:value="13107" calcext:value-type="float">
            <text:p>13107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24104" calcext:value-type="float">
            <text:p>24104</text:p>
          </table:table-cell>
          <table:table-cell office:value-type="float" office:value="24485" calcext:value-type="float">
            <text:p>24485</text:p>
          </table:table-cell>
          <table:table-cell office:value-type="float" office:value="24013" calcext:value-type="float">
            <text:p>24013</text:p>
          </table:table-cell>
          <table:table-cell table:number-columns-repeated="10"/>
          <table:table-cell office:value-type="float" office:value="134" calcext:value-type="float">
            <text:p>134</text:p>
          </table:table-cell>
          <table:table-cell office:value-type="float" office:value="6398" calcext:value-type="float">
            <text:p>6398</text:p>
          </table:table-cell>
          <table:table-cell office:value-type="float" office:value="6294" calcext:value-type="float">
            <text:p>6294</text:p>
          </table:table-cell>
          <table:table-cell table:number-columns-repeated="6"/>
          <table:table-cell office:value-type="float" office:value="104" calcext:value-type="float">
            <text:p>104</text:p>
          </table:table-cell>
          <table:table-cell office:value-type="float" office:value="11545" calcext:value-type="float">
            <text:p>11545</text:p>
          </table:table-cell>
          <table:table-cell office:value-type="float" office:value="11475" calcext:value-type="float">
            <text:p>11475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8240" calcext:value-type="float">
            <text:p>18240</text:p>
          </table:table-cell>
          <table:table-cell office:value-type="float" office:value="18261" calcext:value-type="float">
            <text:p>18261</text:p>
          </table:table-cell>
          <table:table-cell office:value-type="float" office:value="18259" calcext:value-type="float">
            <text:p>18259</text:p>
          </table:table-cell>
          <table:table-cell office:value-type="float" office:value="17935" calcext:value-type="float">
            <text:p>17935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8819" calcext:value-type="float">
            <text:p>8819</text:p>
          </table:table-cell>
          <table:table-cell office:value-type="float" office:value="8755" calcext:value-type="float">
            <text:p>875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880" calcext:value-type="float">
            <text:p>880</text:p>
          </table:table-cell>
          <table:table-cell office:value-type="float" office:value="1018" calcext:value-type="float">
            <text:p>101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-13057" calcext:value-type="float">
            <text:p>-13057</text:p>
          </table:table-cell>
          <table:table-cell office:value-type="float" office:value="-12987" calcext:value-type="float">
            <text:p>-12987</text:p>
          </table:table-cell>
          <table:table-cell table:number-columns-repeated="10"/>
          <table:table-cell office:value-type="float" office:value="157" calcext:value-type="float">
            <text:p>157</text:p>
          </table:table-cell>
          <table:table-cell office:value-type="float" office:value="13512" calcext:value-type="float">
            <text:p>13512</text:p>
          </table:table-cell>
          <table:table-cell office:value-type="float" office:value="13555" calcext:value-type="float">
            <text:p>13555</text:p>
          </table:table-cell>
          <table:table-cell office:value-type="float" office:value="13577" calcext:value-type="float">
            <text:p>13577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24537" calcext:value-type="float">
            <text:p>24537</text:p>
          </table:table-cell>
          <table:table-cell office:value-type="float" office:value="24942" calcext:value-type="float">
            <text:p>24942</text:p>
          </table:table-cell>
          <table:table-cell office:value-type="float" office:value="24425" calcext:value-type="float">
            <text:p>24425</text:p>
          </table:table-cell>
          <table:table-cell table:number-columns-repeated="10"/>
          <table:table-cell office:value-type="float" office:value="135" calcext:value-type="float">
            <text:p>135</text:p>
          </table:table-cell>
          <table:table-cell office:value-type="float" office:value="6778" calcext:value-type="float">
            <text:p>6778</text:p>
          </table:table-cell>
          <table:table-cell office:value-type="float" office:value="6671" calcext:value-type="float">
            <text:p>6671</text:p>
          </table:table-cell>
          <table:table-cell table:number-columns-repeated="6"/>
          <table:table-cell office:value-type="float" office:value="105" calcext:value-type="float">
            <text:p>105</text:p>
          </table:table-cell>
          <table:table-cell office:value-type="float" office:value="12269" calcext:value-type="float">
            <text:p>12269</text:p>
          </table:table-cell>
          <table:table-cell office:value-type="float" office:value="12156" calcext:value-type="float">
            <text:p>12156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8641" calcext:value-type="float">
            <text:p>18641</text:p>
          </table:table-cell>
          <table:table-cell office:value-type="float" office:value="18656" calcext:value-type="float">
            <text:p>18656</text:p>
          </table:table-cell>
          <table:table-cell office:value-type="float" office:value="18687" calcext:value-type="float">
            <text:p>18687</text:p>
          </table:table-cell>
          <table:table-cell office:value-type="float" office:value="18352" calcext:value-type="float">
            <text:p>1835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9206" calcext:value-type="float">
            <text:p>9206</text:p>
          </table:table-cell>
          <table:table-cell office:value-type="float" office:value="9118" calcext:value-type="float">
            <text:p>9118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52" calcext:value-type="float">
            <text:p>1352</text:p>
          </table:table-cell>
          <table:table-cell office:value-type="float" office:value="1412" calcext:value-type="float">
            <text:p>141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12804" calcext:value-type="float">
            <text:p>-12804</text:p>
          </table:table-cell>
          <table:table-cell office:value-type="float" office:value="-12740" calcext:value-type="float">
            <text:p>-12740</text:p>
          </table:table-cell>
          <table:table-cell table:number-columns-repeated="10"/>
          <table:table-cell office:value-type="float" office:value="158" calcext:value-type="float">
            <text:p>158</text:p>
          </table:table-cell>
          <table:table-cell office:value-type="float" office:value="13853" calcext:value-type="float">
            <text:p>13853</text:p>
          </table:table-cell>
          <table:table-cell office:value-type="float" office:value="13893" calcext:value-type="float">
            <text:p>13893</text:p>
          </table:table-cell>
          <table:table-cell office:value-type="float" office:value="13911" calcext:value-type="float">
            <text:p>1391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25527" calcext:value-type="float">
            <text:p>25527</text:p>
          </table:table-cell>
          <table:table-cell office:value-type="float" office:value="25901" calcext:value-type="float">
            <text:p>25901</text:p>
          </table:table-cell>
          <table:table-cell office:value-type="float" office:value="25436" calcext:value-type="float">
            <text:p>25436</text:p>
          </table:table-cell>
          <table:table-cell table:number-columns-repeated="10"/>
          <table:table-cell office:value-type="float" office:value="136" calcext:value-type="float">
            <text:p>136</text:p>
          </table:table-cell>
          <table:table-cell office:value-type="float" office:value="6776" calcext:value-type="float">
            <text:p>6776</text:p>
          </table:table-cell>
          <table:table-cell office:value-type="float" office:value="6656" calcext:value-type="float">
            <text:p>6656</text:p>
          </table:table-cell>
          <table:table-cell table:number-columns-repeated="6"/>
          <table:table-cell office:value-type="float" office:value="106" calcext:value-type="float">
            <text:p>106</text:p>
          </table:table-cell>
          <table:table-cell office:value-type="float" office:value="12890" calcext:value-type="float">
            <text:p>12890</text:p>
          </table:table-cell>
          <table:table-cell office:value-type="float" office:value="12755" calcext:value-type="float">
            <text:p>12755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9150" calcext:value-type="float">
            <text:p>19150</text:p>
          </table:table-cell>
          <table:table-cell office:value-type="float" office:value="19189" calcext:value-type="float">
            <text:p>19189</text:p>
          </table:table-cell>
          <table:table-cell office:value-type="float" office:value="19221" calcext:value-type="float">
            <text:p>19221</text:p>
          </table:table-cell>
          <table:table-cell office:value-type="float" office:value="18868" calcext:value-type="float">
            <text:p>18868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9187" calcext:value-type="float">
            <text:p>9187</text:p>
          </table:table-cell>
          <table:table-cell office:value-type="float" office:value="9066" calcext:value-type="float">
            <text:p>9066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922" calcext:value-type="float">
            <text:p>1922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-12458" calcext:value-type="float">
            <text:p>-12458</text:p>
          </table:table-cell>
          <table:table-cell office:value-type="float" office:value="-12392" calcext:value-type="float">
            <text:p>-12392</text:p>
          </table:table-cell>
          <table:table-cell table:number-columns-repeated="10"/>
          <table:table-cell office:value-type="float" office:value="159" calcext:value-type="float">
            <text:p>159</text:p>
          </table:table-cell>
          <table:table-cell office:value-type="float" office:value="14351" calcext:value-type="float">
            <text:p>14351</text:p>
          </table:table-cell>
          <table:table-cell office:value-type="float" office:value="14377" calcext:value-type="float">
            <text:p>14377</text:p>
          </table:table-cell>
          <table:table-cell office:value-type="float" office:value="14397" calcext:value-type="float">
            <text:p>14397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26363" calcext:value-type="float">
            <text:p>26363</text:p>
          </table:table-cell>
          <table:table-cell office:value-type="float" office:value="26684" calcext:value-type="float">
            <text:p>26684</text:p>
          </table:table-cell>
          <table:table-cell office:value-type="float" office:value="26233" calcext:value-type="float">
            <text:p>26233</text:p>
          </table:table-cell>
          <table:table-cell table:number-columns-repeated="10"/>
          <table:table-cell office:value-type="float" office:value="137" calcext:value-type="float">
            <text:p>137</text:p>
          </table:table-cell>
          <table:table-cell office:value-type="float" office:value="7170" calcext:value-type="float">
            <text:p>7170</text:p>
          </table:table-cell>
          <table:table-cell office:value-type="float" office:value="7062" calcext:value-type="float">
            <text:p>7062</text:p>
          </table:table-cell>
          <table:table-cell table:number-columns-repeated="6"/>
          <table:table-cell office:value-type="float" office:value="107" calcext:value-type="float">
            <text:p>107</text:p>
          </table:table-cell>
          <table:table-cell office:value-type="float" office:value="13591" calcext:value-type="float">
            <text:p>13591</text:p>
          </table:table-cell>
          <table:table-cell office:value-type="float" office:value="13509" calcext:value-type="float">
            <text:p>13509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9401" calcext:value-type="float">
            <text:p>19401</text:p>
          </table:table-cell>
          <table:table-cell office:value-type="float" office:value="19420" calcext:value-type="float">
            <text:p>19420</text:p>
          </table:table-cell>
          <table:table-cell office:value-type="float" office:value="19479" calcext:value-type="float">
            <text:p>19479</text:p>
          </table:table-cell>
          <table:table-cell office:value-type="float" office:value="19111" calcext:value-type="float">
            <text:p>19111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70" calcext:value-type="float">
            <text:p>9570</text:p>
          </table:table-cell>
          <table:table-cell office:value-type="float" office:value="9495" calcext:value-type="float">
            <text:p>949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244" calcext:value-type="float">
            <text:p>2244</text:p>
          </table:table-cell>
          <table:table-cell office:value-type="float" office:value="2290" calcext:value-type="float">
            <text:p>229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-12276" calcext:value-type="float">
            <text:p>-12276</text:p>
          </table:table-cell>
          <table:table-cell office:value-type="float" office:value="-12209" calcext:value-type="float">
            <text:p>-12209</text:p>
          </table:table-cell>
          <table:table-cell table:number-columns-repeated="10"/>
          <table:table-cell office:value-type="float" office:value="160" calcext:value-type="float">
            <text:p>160</text:p>
          </table:table-cell>
          <table:table-cell office:value-type="float" office:value="14403" calcext:value-type="float">
            <text:p>14403</text:p>
          </table:table-cell>
          <table:table-cell office:value-type="float" office:value="14447" calcext:value-type="float">
            <text:p>14447</text:p>
          </table:table-cell>
          <table:table-cell office:value-type="float" office:value="14477" calcext:value-type="float">
            <text:p>14477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27394" calcext:value-type="float">
            <text:p>27394</text:p>
          </table:table-cell>
          <table:table-cell office:value-type="float" office:value="27719" calcext:value-type="float">
            <text:p>27719</text:p>
          </table:table-cell>
          <table:table-cell office:value-type="float" office:value="27314" calcext:value-type="float">
            <text:p>27314</text:p>
          </table:table-cell>
          <table:table-cell table:number-columns-repeated="10"/>
          <table:table-cell office:value-type="float" office:value="138" calcext:value-type="float">
            <text:p>138</text:p>
          </table:table-cell>
          <table:table-cell office:value-type="float" office:value="7474" calcext:value-type="float">
            <text:p>7474</text:p>
          </table:table-cell>
          <table:table-cell office:value-type="float" office:value="7346" calcext:value-type="float">
            <text:p>7346</text:p>
          </table:table-cell>
          <table:table-cell table:number-columns-repeated="6"/>
          <table:table-cell office:value-type="float" office:value="108" calcext:value-type="float">
            <text:p>108</text:p>
          </table:table-cell>
          <table:table-cell office:value-type="float" office:value="14055" calcext:value-type="float">
            <text:p>14055</text:p>
          </table:table-cell>
          <table:table-cell office:value-type="float" office:value="13811" calcext:value-type="float">
            <text:p>13811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9961" calcext:value-type="float">
            <text:p>19961</text:p>
          </table:table-cell>
          <table:table-cell office:value-type="float" office:value="19958" calcext:value-type="float">
            <text:p>19958</text:p>
          </table:table-cell>
          <table:table-cell office:value-type="float" office:value="19993" calcext:value-type="float">
            <text:p>19993</text:p>
          </table:table-cell>
          <table:table-cell office:value-type="float" office:value="19643" calcext:value-type="float">
            <text:p>19643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9887" calcext:value-type="float">
            <text:p>9887</text:p>
          </table:table-cell>
          <table:table-cell office:value-type="float" office:value="9774" calcext:value-type="float">
            <text:p>9774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2834" calcext:value-type="float">
            <text:p>2834</text:p>
          </table:table-cell>
          <table:table-cell office:value-type="float" office:value="2905" calcext:value-type="float">
            <text:p>290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-11918" calcext:value-type="float">
            <text:p>-11918</text:p>
          </table:table-cell>
          <table:table-cell office:value-type="float" office:value="-11851" calcext:value-type="float">
            <text:p>-11851</text:p>
          </table:table-cell>
          <table:table-cell table:number-columns-repeated="10"/>
          <table:table-cell office:value-type="float" office:value="161" calcext:value-type="float">
            <text:p>161</text:p>
          </table:table-cell>
          <table:table-cell office:value-type="float" office:value="14874" calcext:value-type="float">
            <text:p>14874</text:p>
          </table:table-cell>
          <table:table-cell office:value-type="float" office:value="14890" calcext:value-type="float">
            <text:p>14890</text:p>
          </table:table-cell>
          <table:table-cell office:value-type="float" office:value="14937" calcext:value-type="float">
            <text:p>14937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4509" calcext:value-type="float">
            <text:p>4509</text:p>
          </table:table-cell>
          <table:table-cell office:value-type="float" office:value="4851" calcext:value-type="float">
            <text:p>4851</text:p>
          </table:table-cell>
          <table:table-cell office:value-type="float" office:value="4445" calcext:value-type="float">
            <text:p>4445</text:p>
          </table:table-cell>
          <table:table-cell table:number-columns-repeated="10"/>
          <table:table-cell office:value-type="float" office:value="139" calcext:value-type="float">
            <text:p>139</text:p>
          </table:table-cell>
          <table:table-cell office:value-type="float" office:value="7872" calcext:value-type="float">
            <text:p>7872</text:p>
          </table:table-cell>
          <table:table-cell office:value-type="float" office:value="7743" calcext:value-type="float">
            <text:p>7743</text:p>
          </table:table-cell>
          <table:table-cell table:number-columns-repeated="6"/>
          <table:table-cell office:value-type="float" office:value="109" calcext:value-type="float">
            <text:p>109</text:p>
          </table:table-cell>
          <table:table-cell office:value-type="float" office:value="14706" calcext:value-type="float">
            <text:p>14706</text:p>
          </table:table-cell>
          <table:table-cell office:value-type="float" office:value="14574" calcext:value-type="float">
            <text:p>14574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20323" calcext:value-type="float">
            <text:p>20323</text:p>
          </table:table-cell>
          <table:table-cell office:value-type="float" office:value="20408" calcext:value-type="float">
            <text:p>20408</text:p>
          </table:table-cell>
          <table:table-cell office:value-type="float" office:value="20423" calcext:value-type="float">
            <text:p>20423</text:p>
          </table:table-cell>
          <table:table-cell office:value-type="float" office:value="20063" calcext:value-type="float">
            <text:p>20063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10305" calcext:value-type="float">
            <text:p>10305</text:p>
          </table:table-cell>
          <table:table-cell office:value-type="float" office:value="10162" calcext:value-type="float">
            <text:p>10162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3324" calcext:value-type="float">
            <text:p>3324</text:p>
          </table:table-cell>
          <table:table-cell office:value-type="float" office:value="3377" calcext:value-type="float">
            <text:p>337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-11643" calcext:value-type="float">
            <text:p>-11643</text:p>
          </table:table-cell>
          <table:table-cell office:value-type="float" office:value="-11591" calcext:value-type="float">
            <text:p>-11591</text:p>
          </table:table-cell>
          <table:table-cell table:number-columns-repeated="10"/>
          <table:table-cell office:value-type="float" office:value="162" calcext:value-type="float">
            <text:p>162</text:p>
          </table:table-cell>
          <table:table-cell office:value-type="float" office:value="15259" calcext:value-type="float">
            <text:p>15259</text:p>
          </table:table-cell>
          <table:table-cell office:value-type="float" office:value="15275" calcext:value-type="float">
            <text:p>15275</text:p>
          </table:table-cell>
          <table:table-cell office:value-type="float" office:value="15295" calcext:value-type="float">
            <text:p>15295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4865" calcext:value-type="float">
            <text:p>4865</text:p>
          </table:table-cell>
          <table:table-cell office:value-type="float" office:value="5204" calcext:value-type="float">
            <text:p>5204</text:p>
          </table:table-cell>
          <table:table-cell office:value-type="float" office:value="4822" calcext:value-type="float">
            <text:p>4822</text:p>
          </table:table-cell>
          <table:table-cell table:number-columns-repeated="10"/>
          <table:table-cell office:value-type="float" office:value="140" calcext:value-type="float">
            <text:p>140</text:p>
          </table:table-cell>
          <table:table-cell office:value-type="float" office:value="8062" calcext:value-type="float">
            <text:p>8062</text:p>
          </table:table-cell>
          <table:table-cell office:value-type="float" office:value="7922" calcext:value-type="float">
            <text:p>7922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office:value-type="float" office:value="15373" calcext:value-type="float">
            <text:p>15373</text:p>
          </table:table-cell>
          <table:table-cell office:value-type="float" office:value="15244" calcext:value-type="float">
            <text:p>15244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20871" calcext:value-type="float">
            <text:p>20871</text:p>
          </table:table-cell>
          <table:table-cell office:value-type="float" office:value="20938" calcext:value-type="float">
            <text:p>20938</text:p>
          </table:table-cell>
          <table:table-cell office:value-type="float" office:value="20973" calcext:value-type="float">
            <text:p>20973</text:p>
          </table:table-cell>
          <table:table-cell office:value-type="float" office:value="20573" calcext:value-type="float">
            <text:p>20573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10505" calcext:value-type="float">
            <text:p>10505</text:p>
          </table:table-cell>
          <table:table-cell office:value-type="float" office:value="10403" calcext:value-type="float">
            <text:p>10403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3944" calcext:value-type="float">
            <text:p>3944</text:p>
          </table:table-cell>
          <table:table-cell office:value-type="float" office:value="4048" calcext:value-type="float">
            <text:p>404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-11276" calcext:value-type="float">
            <text:p>-11276</text:p>
          </table:table-cell>
          <table:table-cell office:value-type="float" office:value="-11226" calcext:value-type="float">
            <text:p>-11226</text:p>
          </table:table-cell>
          <table:table-cell table:number-columns-repeated="10"/>
          <table:table-cell office:value-type="float" office:value="163" calcext:value-type="float">
            <text:p>163</text:p>
          </table:table-cell>
          <table:table-cell office:value-type="float" office:value="15735" calcext:value-type="float">
            <text:p>15735</text:p>
          </table:table-cell>
          <table:table-cell office:value-type="float" office:value="15770" calcext:value-type="float">
            <text:p>15770</text:p>
          </table:table-cell>
          <table:table-cell office:value-type="float" office:value="15781" calcext:value-type="float">
            <text:p>1578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5132" calcext:value-type="float">
            <text:p>5132</text:p>
          </table:table-cell>
          <table:table-cell office:value-type="float" office:value="5521" calcext:value-type="float">
            <text:p>5521</text:p>
          </table:table-cell>
          <table:table-cell office:value-type="float" office:value="5099" calcext:value-type="float">
            <text:p>5099</text:p>
          </table:table-cell>
          <table:table-cell table:number-columns-repeated="10"/>
          <table:table-cell office:value-type="float" office:value="141" calcext:value-type="float">
            <text:p>141</text:p>
          </table:table-cell>
          <table:table-cell office:value-type="float" office:value="8461" calcext:value-type="float">
            <text:p>8461</text:p>
          </table:table-cell>
          <table:table-cell office:value-type="float" office:value="8314" calcext:value-type="float">
            <text:p>8314</text:p>
          </table:table-cell>
          <table:table-cell table:number-columns-repeated="6"/>
          <table:table-cell office:value-type="float" office:value="111" calcext:value-type="float">
            <text:p>111</text:p>
          </table:table-cell>
          <table:table-cell office:value-type="float" office:value="16139" calcext:value-type="float">
            <text:p>16139</text:p>
          </table:table-cell>
          <table:table-cell office:value-type="float" office:value="16014" calcext:value-type="float">
            <text:p>16014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20925" calcext:value-type="float">
            <text:p>20925</text:p>
          </table:table-cell>
          <table:table-cell office:value-type="float" office:value="20967" calcext:value-type="float">
            <text:p>20967</text:p>
          </table:table-cell>
          <table:table-cell office:value-type="float" office:value="21027" calcext:value-type="float">
            <text:p>21027</text:p>
          </table:table-cell>
          <table:table-cell office:value-type="float" office:value="20624" calcext:value-type="float">
            <text:p>20624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0885" calcext:value-type="float">
            <text:p>10885</text:p>
          </table:table-cell>
          <table:table-cell office:value-type="float" office:value="10848" calcext:value-type="float">
            <text:p>10848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943" calcext:value-type="float">
            <text:p>3943</text:p>
          </table:table-cell>
          <table:table-cell office:value-type="float" office:value="3996" calcext:value-type="float">
            <text:p>399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11294" calcext:value-type="float">
            <text:p>-11294</text:p>
          </table:table-cell>
          <table:table-cell office:value-type="float" office:value="-11246" calcext:value-type="float">
            <text:p>-11246</text:p>
          </table:table-cell>
          <table:table-cell table:number-columns-repeated="10"/>
          <table:table-cell office:value-type="float" office:value="164" calcext:value-type="float">
            <text:p>164</text:p>
          </table:table-cell>
          <table:table-cell office:value-type="float" office:value="15961" calcext:value-type="float">
            <text:p>15961</text:p>
          </table:table-cell>
          <table:table-cell office:value-type="float" office:value="15963" calcext:value-type="float">
            <text:p>15963</text:p>
          </table:table-cell>
          <table:table-cell office:value-type="float" office:value="16047" calcext:value-type="float">
            <text:p>16047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5484" calcext:value-type="float">
            <text:p>5484</text:p>
          </table:table-cell>
          <table:table-cell office:value-type="float" office:value="5878" calcext:value-type="float">
            <text:p>5878</text:p>
          </table:table-cell>
          <table:table-cell office:value-type="float" office:value="5480" calcext:value-type="float">
            <text:p>5480</text:p>
          </table:table-cell>
          <table:table-cell table:number-columns-repeated="10"/>
          <table:table-cell office:value-type="float" office:value="142" calcext:value-type="float">
            <text:p>142</text:p>
          </table:table-cell>
          <table:table-cell office:value-type="float" office:value="8767" calcext:value-type="float">
            <text:p>8767</text:p>
          </table:table-cell>
          <table:table-cell office:value-type="float" office:value="8634" calcext:value-type="float">
            <text:p>8634</text:p>
          </table:table-cell>
          <table:table-cell table:number-columns-repeated="6"/>
          <table:table-cell office:value-type="float" office:value="112" calcext:value-type="float">
            <text:p>112</text:p>
          </table:table-cell>
          <table:table-cell office:value-type="float" office:value="16207" calcext:value-type="float">
            <text:p>16207</text:p>
          </table:table-cell>
          <table:table-cell office:value-type="float" office:value="16055" calcext:value-type="float">
            <text:p>16055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21507" calcext:value-type="float">
            <text:p>21507</text:p>
          </table:table-cell>
          <table:table-cell office:value-type="float" office:value="21543" calcext:value-type="float">
            <text:p>21543</text:p>
          </table:table-cell>
          <table:table-cell office:value-type="float" office:value="21565" calcext:value-type="float">
            <text:p>21565</text:p>
          </table:table-cell>
          <table:table-cell office:value-type="float" office:value="21216" calcext:value-type="float">
            <text:p>21216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1256" calcext:value-type="float">
            <text:p>11256</text:p>
          </table:table-cell>
          <table:table-cell office:value-type="float" office:value="11171" calcext:value-type="float">
            <text:p>1117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89" calcext:value-type="float">
            <text:p>4589</text:p>
          </table:table-cell>
          <table:table-cell office:value-type="float" office:value="4629" calcext:value-type="float">
            <text:p>462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-10925" calcext:value-type="float">
            <text:p>-10925</text:p>
          </table:table-cell>
          <table:table-cell office:value-type="float" office:value="-10873" calcext:value-type="float">
            <text:p>-10873</text:p>
          </table:table-cell>
          <table:table-cell table:number-columns-repeated="10"/>
          <table:table-cell office:value-type="float" office:value="165" calcext:value-type="float">
            <text:p>165</text:p>
          </table:table-cell>
          <table:table-cell office:value-type="float" office:value="16507" calcext:value-type="float">
            <text:p>16507</text:p>
          </table:table-cell>
          <table:table-cell office:value-type="float" office:value="16487" calcext:value-type="float">
            <text:p>16487</text:p>
          </table:table-cell>
          <table:table-cell office:value-type="float" office:value="16437" calcext:value-type="float">
            <text:p>16437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5665" calcext:value-type="float">
            <text:p>5665</text:p>
          </table:table-cell>
          <table:table-cell office:value-type="float" office:value="6037" calcext:value-type="float">
            <text:p>6037</text:p>
          </table:table-cell>
          <table:table-cell office:value-type="float" office:value="5630" calcext:value-type="float">
            <text:p>5630</text:p>
          </table:table-cell>
          <table:table-cell table:number-columns-repeated="10"/>
          <table:table-cell office:value-type="float" office:value="143" calcext:value-type="float">
            <text:p>143</text:p>
          </table:table-cell>
          <table:table-cell office:value-type="float" office:value="9170" calcext:value-type="float">
            <text:p>9170</text:p>
          </table:table-cell>
          <table:table-cell office:value-type="float" office:value="9029" calcext:value-type="float">
            <text:p>9029</text:p>
          </table:table-cell>
          <table:table-cell table:number-columns-repeated="6"/>
          <table:table-cell office:value-type="float" office:value="113" calcext:value-type="float">
            <text:p>113</text:p>
          </table:table-cell>
          <table:table-cell office:value-type="float" office:value="17062" calcext:value-type="float">
            <text:p>17062</text:p>
          </table:table-cell>
          <table:table-cell office:value-type="float" office:value="16895" calcext:value-type="float">
            <text:p>16895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21928" calcext:value-type="float">
            <text:p>21928</text:p>
          </table:table-cell>
          <table:table-cell office:value-type="float" office:value="21942" calcext:value-type="float">
            <text:p>21942</text:p>
          </table:table-cell>
          <table:table-cell office:value-type="float" office:value="21987" calcext:value-type="float">
            <text:p>21987</text:p>
          </table:table-cell>
          <table:table-cell office:value-type="float" office:value="21664" calcext:value-type="float">
            <text:p>2166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11700" calcext:value-type="float">
            <text:p>11700</text:p>
          </table:table-cell>
          <table:table-cell office:value-type="float" office:value="11617" calcext:value-type="float">
            <text:p>11617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5092" calcext:value-type="float">
            <text:p>5092</text:p>
          </table:table-cell>
          <table:table-cell office:value-type="float" office:value="5195" calcext:value-type="float">
            <text:p>519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-10635" calcext:value-type="float">
            <text:p>-10635</text:p>
          </table:table-cell>
          <table:table-cell office:value-type="float" office:value="-10603" calcext:value-type="float">
            <text:p>-10603</text:p>
          </table:table-cell>
          <table:table-cell table:number-columns-repeated="10"/>
          <table:table-cell office:value-type="float" office:value="166" calcext:value-type="float">
            <text:p>166</text:p>
          </table:table-cell>
          <table:table-cell office:value-type="float" office:value="16834" calcext:value-type="float">
            <text:p>16834</text:p>
          </table:table-cell>
          <table:table-cell office:value-type="float" office:value="16837" calcext:value-type="float">
            <text:p>16837</text:p>
          </table:table-cell>
          <table:table-cell office:value-type="float" office:value="16853" calcext:value-type="float">
            <text:p>16853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6045" calcext:value-type="float">
            <text:p>6045</text:p>
          </table:table-cell>
          <table:table-cell office:value-type="float" office:value="6383" calcext:value-type="float">
            <text:p>6383</text:p>
          </table:table-cell>
          <table:table-cell office:value-type="float" office:value="6012" calcext:value-type="float">
            <text:p>6012</text:p>
          </table:table-cell>
          <table:table-cell table:number-columns-repeated="10"/>
          <table:table-cell office:value-type="float" office:value="144" calcext:value-type="float">
            <text:p>144</text:p>
          </table:table-cell>
          <table:table-cell office:value-type="float" office:value="9140" calcext:value-type="float">
            <text:p>9140</text:p>
          </table:table-cell>
          <table:table-cell office:value-type="float" office:value="9020" calcext:value-type="float">
            <text:p>9020</text:p>
          </table:table-cell>
          <table:table-cell table:number-columns-repeated="6"/>
          <table:table-cell office:value-type="float" office:value="114" calcext:value-type="float">
            <text:p>114</text:p>
          </table:table-cell>
          <table:table-cell office:value-type="float" office:value="17648" calcext:value-type="float">
            <text:p>17648</text:p>
          </table:table-cell>
          <table:table-cell office:value-type="float" office:value="17550" calcext:value-type="float">
            <text:p>17550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22499" calcext:value-type="float">
            <text:p>22499</text:p>
          </table:table-cell>
          <table:table-cell office:value-type="float" office:value="22536" calcext:value-type="float">
            <text:p>22536</text:p>
          </table:table-cell>
          <table:table-cell office:value-type="float" office:value="22567" calcext:value-type="float">
            <text:p>22567</text:p>
          </table:table-cell>
          <table:table-cell office:value-type="float" office:value="22224" calcext:value-type="float">
            <text:p>22224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11723" calcext:value-type="float">
            <text:p>11723</text:p>
          </table:table-cell>
          <table:table-cell office:value-type="float" office:value="11624" calcext:value-type="float">
            <text:p>11624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5713" calcext:value-type="float">
            <text:p>5713</text:p>
          </table:table-cell>
          <table:table-cell office:value-type="float" office:value="5837" calcext:value-type="float">
            <text:p>583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-10232" calcext:value-type="float">
            <text:p>-10232</text:p>
          </table:table-cell>
          <table:table-cell office:value-type="float" office:value="-10258" calcext:value-type="float">
            <text:p>-10258</text:p>
          </table:table-cell>
          <table:table-cell table:number-columns-repeated="10"/>
          <table:table-cell office:value-type="float" office:value="167" calcext:value-type="float">
            <text:p>167</text:p>
          </table:table-cell>
          <table:table-cell office:value-type="float" office:value="17317" calcext:value-type="float">
            <text:p>17317</text:p>
          </table:table-cell>
          <table:table-cell office:value-type="float" office:value="17391" calcext:value-type="float">
            <text:p>17391</text:p>
          </table:table-cell>
          <table:table-cell office:value-type="float" office:value="17449" calcext:value-type="float">
            <text:p>17449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6345" calcext:value-type="float">
            <text:p>6345</text:p>
          </table:table-cell>
          <table:table-cell office:value-type="float" office:value="6699" calcext:value-type="float">
            <text:p>6699</text:p>
          </table:table-cell>
          <table:table-cell office:value-type="float" office:value="6318" calcext:value-type="float">
            <text:p>6318</text:p>
          </table:table-cell>
          <table:table-cell table:number-columns-repeated="10"/>
          <table:table-cell office:value-type="float" office:value="145" calcext:value-type="float">
            <text:p>145</text:p>
          </table:table-cell>
          <table:table-cell office:value-type="float" office:value="9559" calcext:value-type="float">
            <text:p>9559</text:p>
          </table:table-cell>
          <table:table-cell office:value-type="float" office:value="9409" calcext:value-type="float">
            <text:p>9409</text:p>
          </table:table-cell>
          <table:table-cell table:number-columns-repeated="6"/>
          <table:table-cell office:value-type="float" office:value="115" calcext:value-type="float">
            <text:p>115</text:p>
          </table:table-cell>
          <table:table-cell office:value-type="float" office:value="18519" calcext:value-type="float">
            <text:p>18519</text:p>
          </table:table-cell>
          <table:table-cell office:value-type="float" office:value="18377" calcext:value-type="float">
            <text:p>18377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22769" calcext:value-type="float">
            <text:p>22769</text:p>
          </table:table-cell>
          <table:table-cell office:value-type="float" office:value="22801" calcext:value-type="float">
            <text:p>22801</text:p>
          </table:table-cell>
          <table:table-cell office:value-type="float" office:value="22805" calcext:value-type="float">
            <text:p>22805</text:p>
          </table:table-cell>
          <table:table-cell office:value-type="float" office:value="22474" calcext:value-type="float">
            <text:p>22474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2158" calcext:value-type="float">
            <text:p>12158</text:p>
          </table:table-cell>
          <table:table-cell office:value-type="float" office:value="12071" calcext:value-type="float">
            <text:p>12071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6071" calcext:value-type="float">
            <text:p>6071</text:p>
          </table:table-cell>
          <table:table-cell office:value-type="float" office:value="6211" calcext:value-type="float">
            <text:p>621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10037" calcext:value-type="float">
            <text:p>-10037</text:p>
          </table:table-cell>
          <table:table-cell office:value-type="float" office:value="-10019" calcext:value-type="float">
            <text:p>-10019</text:p>
          </table:table-cell>
          <table:table-cell table:number-columns-repeated="10"/>
          <table:table-cell office:value-type="float" office:value="168" calcext:value-type="float">
            <text:p>168</text:p>
          </table:table-cell>
          <table:table-cell office:value-type="float" office:value="17330" calcext:value-type="float">
            <text:p>17330</text:p>
          </table:table-cell>
          <table:table-cell office:value-type="float" office:value="17421" calcext:value-type="float">
            <text:p>17421</text:p>
          </table:table-cell>
          <table:table-cell office:value-type="float" office:value="17447" calcext:value-type="float">
            <text:p>17447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6746" calcext:value-type="float">
            <text:p>6746</text:p>
          </table:table-cell>
          <table:table-cell office:value-type="float" office:value="7080" calcext:value-type="float">
            <text:p>7080</text:p>
          </table:table-cell>
          <table:table-cell office:value-type="float" office:value="6688" calcext:value-type="float">
            <text:p>6688</text:p>
          </table:table-cell>
          <table:table-cell table:number-columns-repeated="10"/>
          <table:table-cell office:value-type="float" office:value="146" calcext:value-type="float">
            <text:p>146</text:p>
          </table:table-cell>
          <table:table-cell office:value-type="float" office:value="9802" calcext:value-type="float">
            <text:p>9802</text:p>
          </table:table-cell>
          <table:table-cell office:value-type="float" office:value="9745" calcext:value-type="float">
            <text:p>9745</text:p>
          </table:table-cell>
          <table:table-cell table:number-columns-repeated="6"/>
          <table:table-cell office:value-type="float" office:value="116" calcext:value-type="float">
            <text:p>116</text:p>
          </table:table-cell>
          <table:table-cell office:value-type="float" office:value="18952" calcext:value-type="float">
            <text:p>18952</text:p>
          </table:table-cell>
          <table:table-cell office:value-type="float" office:value="18784" calcext:value-type="float">
            <text:p>18784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23370" calcext:value-type="float">
            <text:p>23370</text:p>
          </table:table-cell>
          <table:table-cell office:value-type="float" office:value="23358" calcext:value-type="float">
            <text:p>23358</text:p>
          </table:table-cell>
          <table:table-cell office:value-type="float" office:value="23353" calcext:value-type="float">
            <text:p>23353</text:p>
          </table:table-cell>
          <table:table-cell office:value-type="float" office:value="23058" calcext:value-type="float">
            <text:p>2305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2518" calcext:value-type="float">
            <text:p>12518</text:p>
          </table:table-cell>
          <table:table-cell office:value-type="float" office:value="12424" calcext:value-type="float">
            <text:p>12424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6740" calcext:value-type="float">
            <text:p>6740</text:p>
          </table:table-cell>
          <table:table-cell office:value-type="float" office:value="6866" calcext:value-type="float">
            <text:p>686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-9659" calcext:value-type="float">
            <text:p>-9659</text:p>
          </table:table-cell>
          <table:table-cell office:value-type="float" office:value="-9625" calcext:value-type="float">
            <text:p>-9625</text:p>
          </table:table-cell>
          <table:table-cell table:number-columns-repeated="10"/>
          <table:table-cell office:value-type="float" office:value="169" calcext:value-type="float">
            <text:p>169</text:p>
          </table:table-cell>
          <table:table-cell office:value-type="float" office:value="17818" calcext:value-type="float">
            <text:p>17818</text:p>
          </table:table-cell>
          <table:table-cell office:value-type="float" office:value="17917" calcext:value-type="float">
            <text:p>17917</text:p>
          </table:table-cell>
          <table:table-cell office:value-type="float" office:value="17939" calcext:value-type="float">
            <text:p>17939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6755" calcext:value-type="float">
            <text:p>6755</text:p>
          </table:table-cell>
          <table:table-cell office:value-type="float" office:value="7062" calcext:value-type="float">
            <text:p>7062</text:p>
          </table:table-cell>
          <table:table-cell office:value-type="float" office:value="6705" calcext:value-type="float">
            <text:p>6705</text:p>
          </table:table-cell>
          <table:table-cell table:number-columns-repeated="10"/>
          <table:table-cell office:value-type="float" office:value="147" calcext:value-type="float">
            <text:p>147</text:p>
          </table:table-cell>
          <table:table-cell office:value-type="float" office:value="10275" calcext:value-type="float">
            <text:p>10275</text:p>
          </table:table-cell>
          <table:table-cell office:value-type="float" office:value="10130" calcext:value-type="float">
            <text:p>10130</text:p>
          </table:table-cell>
          <table:table-cell table:number-columns-repeated="6"/>
          <table:table-cell office:value-type="float" office:value="117" calcext:value-type="float">
            <text:p>117</text:p>
          </table:table-cell>
          <table:table-cell office:value-type="float" office:value="19795" calcext:value-type="float">
            <text:p>19795</text:p>
          </table:table-cell>
          <table:table-cell office:value-type="float" office:value="19682" calcext:value-type="float">
            <text:p>19682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23818" calcext:value-type="float">
            <text:p>23818</text:p>
          </table:table-cell>
          <table:table-cell office:value-type="float" office:value="23838" calcext:value-type="float">
            <text:p>23838</text:p>
          </table:table-cell>
          <table:table-cell office:value-type="float" office:value="23815" calcext:value-type="float">
            <text:p>23815</text:p>
          </table:table-cell>
          <table:table-cell office:value-type="float" office:value="23504" calcext:value-type="float">
            <text:p>23504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12991" calcext:value-type="float">
            <text:p>12991</text:p>
          </table:table-cell>
          <table:table-cell office:value-type="float" office:value="12890" calcext:value-type="float">
            <text:p>1289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287" calcext:value-type="float">
            <text:p>7287</text:p>
          </table:table-cell>
          <table:table-cell office:value-type="float" office:value="7383" calcext:value-type="float">
            <text:p>738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-9343" calcext:value-type="float">
            <text:p>-9343</text:p>
          </table:table-cell>
          <table:table-cell office:value-type="float" office:value="-9317" calcext:value-type="float">
            <text:p>-9317</text:p>
          </table:table-cell>
          <table:table-cell table:number-columns-repeated="10"/>
          <table:table-cell office:value-type="float" office:value="170" calcext:value-type="float">
            <text:p>170</text:p>
          </table:table-cell>
          <table:table-cell office:value-type="float" office:value="18176" calcext:value-type="float">
            <text:p>18176</text:p>
          </table:table-cell>
          <table:table-cell office:value-type="float" office:value="18322" calcext:value-type="float">
            <text:p>18322</text:p>
          </table:table-cell>
          <table:table-cell office:value-type="float" office:value="18323" calcext:value-type="float">
            <text:p>18323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7124" calcext:value-type="float">
            <text:p>7124</text:p>
          </table:table-cell>
          <table:table-cell office:value-type="float" office:value="7448" calcext:value-type="float">
            <text:p>7448</text:p>
          </table:table-cell>
          <table:table-cell office:value-type="float" office:value="7114" calcext:value-type="float">
            <text:p>7114</text:p>
          </table:table-cell>
          <table:table-cell table:number-columns-repeated="10"/>
          <table:table-cell office:value-type="float" office:value="148" calcext:value-type="float">
            <text:p>148</text:p>
          </table:table-cell>
          <table:table-cell office:value-type="float" office:value="10442" calcext:value-type="float">
            <text:p>10442</text:p>
          </table:table-cell>
          <table:table-cell office:value-type="float" office:value="10389" calcext:value-type="float">
            <text:p>10389</text:p>
          </table:table-cell>
          <table:table-cell table:number-columns-repeated="6"/>
          <table:table-cell office:value-type="float" office:value="118" calcext:value-type="float">
            <text:p>118</text:p>
          </table:table-cell>
          <table:table-cell office:value-type="float" office:value="20464" calcext:value-type="float">
            <text:p>20464</text:p>
          </table:table-cell>
          <table:table-cell office:value-type="float" office:value="20432" calcext:value-type="float">
            <text:p>20432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24392" calcext:value-type="float">
            <text:p>24392</text:p>
          </table:table-cell>
          <table:table-cell office:value-type="float" office:value="24434" calcext:value-type="float">
            <text:p>24434</text:p>
          </table:table-cell>
          <table:table-cell office:value-type="float" office:value="24435" calcext:value-type="float">
            <text:p>24435</text:p>
          </table:table-cell>
          <table:table-cell office:value-type="float" office:value="24093" calcext:value-type="float">
            <text:p>2409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196" calcext:value-type="float">
            <text:p>13196</text:p>
          </table:table-cell>
          <table:table-cell office:value-type="float" office:value="13110" calcext:value-type="float">
            <text:p>13110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7984" calcext:value-type="float">
            <text:p>7984</text:p>
          </table:table-cell>
          <table:table-cell office:value-type="float" office:value="8105" calcext:value-type="float">
            <text:p>810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-8951" calcext:value-type="float">
            <text:p>-8951</text:p>
          </table:table-cell>
          <table:table-cell office:value-type="float" office:value="-8917" calcext:value-type="float">
            <text:p>-8917</text:p>
          </table:table-cell>
          <table:table-cell table:number-columns-repeated="10"/>
          <table:table-cell office:value-type="float" office:value="171" calcext:value-type="float">
            <text:p>171</text:p>
          </table:table-cell>
          <table:table-cell office:value-type="float" office:value="18750" calcext:value-type="float">
            <text:p>18750</text:p>
          </table:table-cell>
          <table:table-cell office:value-type="float" office:value="18847" calcext:value-type="float">
            <text:p>18847</text:p>
          </table:table-cell>
          <table:table-cell office:value-type="float" office:value="18867" calcext:value-type="float">
            <text:p>18867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7443" calcext:value-type="float">
            <text:p>7443</text:p>
          </table:table-cell>
          <table:table-cell office:value-type="float" office:value="7733" calcext:value-type="float">
            <text:p>7733</text:p>
          </table:table-cell>
          <table:table-cell office:value-type="float" office:value="7411" calcext:value-type="float">
            <text:p>7411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office:value-type="float" office:value="10878" calcext:value-type="float">
            <text:p>10878</text:p>
          </table:table-cell>
          <table:table-cell office:value-type="float" office:value="10776" calcext:value-type="float">
            <text:p>10776</text:p>
          </table:table-cell>
          <table:table-cell table:number-columns-repeated="6"/>
          <table:table-cell office:value-type="float" office:value="119" calcext:value-type="float">
            <text:p>119</text:p>
          </table:table-cell>
          <table:table-cell office:value-type="float" office:value="21414" calcext:value-type="float">
            <text:p>21414</text:p>
          </table:table-cell>
          <table:table-cell office:value-type="float" office:value="21336" calcext:value-type="float">
            <text:p>21336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24406" calcext:value-type="float">
            <text:p>24406</text:p>
          </table:table-cell>
          <table:table-cell office:value-type="float" office:value="24420" calcext:value-type="float">
            <text:p>24420</text:p>
          </table:table-cell>
          <table:table-cell office:value-type="float" office:value="24443" calcext:value-type="float">
            <text:p>24443</text:p>
          </table:table-cell>
          <table:table-cell office:value-type="float" office:value="24109" calcext:value-type="float">
            <text:p>24109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13648" calcext:value-type="float">
            <text:p>13648</text:p>
          </table:table-cell>
          <table:table-cell office:value-type="float" office:value="13556" calcext:value-type="float">
            <text:p>13556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8215" calcext:value-type="float">
            <text:p>8215</text:p>
          </table:table-cell>
          <table:table-cell office:value-type="float" office:value="8320" calcext:value-type="float">
            <text:p>832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8842" calcext:value-type="float">
            <text:p>-8842</text:p>
          </table:table-cell>
          <table:table-cell office:value-type="float" office:value="-8807" calcext:value-type="float">
            <text:p>-8807</text:p>
          </table:table-cell>
          <table:table-cell table:number-columns-repeated="10"/>
          <table:table-cell office:value-type="float" office:value="172" calcext:value-type="float">
            <text:p>172</text:p>
          </table:table-cell>
          <table:table-cell office:value-type="float" office:value="18997" calcext:value-type="float">
            <text:p>18997</text:p>
          </table:table-cell>
          <table:table-cell office:value-type="float" office:value="19061" calcext:value-type="float">
            <text:p>19061</text:p>
          </table:table-cell>
          <table:table-cell office:value-type="float" office:value="19095" calcext:value-type="float">
            <text:p>19095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7829" calcext:value-type="float">
            <text:p>7829</text:p>
          </table:table-cell>
          <table:table-cell office:value-type="float" office:value="8154" calcext:value-type="float">
            <text:p>8154</text:p>
          </table:table-cell>
          <table:table-cell office:value-type="float" office:value="7772" calcext:value-type="float">
            <text:p>7772</text:p>
          </table:table-cell>
          <table:table-cell table:number-columns-repeated="10"/>
          <table:table-cell office:value-type="float" office:value="150" calcext:value-type="float">
            <text:p>150</text:p>
          </table:table-cell>
          <table:table-cell office:value-type="float" office:value="11209" calcext:value-type="float">
            <text:p>11209</text:p>
          </table:table-cell>
          <table:table-cell office:value-type="float" office:value="11111" calcext:value-type="float">
            <text:p>11111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21367" calcext:value-type="float">
            <text:p>21367</text:p>
          </table:table-cell>
          <table:table-cell office:value-type="float" office:value="21262" calcext:value-type="float">
            <text:p>21262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24977" calcext:value-type="float">
            <text:p>24977</text:p>
          </table:table-cell>
          <table:table-cell office:value-type="float" office:value="24988" calcext:value-type="float">
            <text:p>24988</text:p>
          </table:table-cell>
          <table:table-cell office:value-type="float" office:value="25063" calcext:value-type="float">
            <text:p>25063</text:p>
          </table:table-cell>
          <table:table-cell office:value-type="float" office:value="24706" calcext:value-type="float">
            <text:p>24706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13987" calcext:value-type="float">
            <text:p>13987</text:p>
          </table:table-cell>
          <table:table-cell office:value-type="float" office:value="13904" calcext:value-type="float">
            <text:p>13904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8906" calcext:value-type="float">
            <text:p>8906</text:p>
          </table:table-cell>
          <table:table-cell office:value-type="float" office:value="9063" calcext:value-type="float">
            <text:p>906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-8435" calcext:value-type="float">
            <text:p>-8435</text:p>
          </table:table-cell>
          <table:table-cell office:value-type="float" office:value="-8413" calcext:value-type="float">
            <text:p>-8413</text:p>
          </table:table-cell>
          <table:table-cell table:number-columns-repeated="10"/>
          <table:table-cell office:value-type="float" office:value="173" calcext:value-type="float">
            <text:p>173</text:p>
          </table:table-cell>
          <table:table-cell office:value-type="float" office:value="19534" calcext:value-type="float">
            <text:p>19534</text:p>
          </table:table-cell>
          <table:table-cell office:value-type="float" office:value="19586" calcext:value-type="float">
            <text:p>19586</text:p>
          </table:table-cell>
          <table:table-cell office:value-type="float" office:value="19595" calcext:value-type="float">
            <text:p>19595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7997" calcext:value-type="float">
            <text:p>7997</text:p>
          </table:table-cell>
          <table:table-cell office:value-type="float" office:value="8354" calcext:value-type="float">
            <text:p>8354</text:p>
          </table:table-cell>
          <table:table-cell office:value-type="float" office:value="7965" calcext:value-type="float">
            <text:p>7965</text:p>
          </table:table-cell>
          <table:table-cell table:number-columns-repeated="10"/>
          <table:table-cell office:value-type="float" office:value="151" calcext:value-type="float">
            <text:p>151</text:p>
          </table:table-cell>
          <table:table-cell office:value-type="float" office:value="11614" calcext:value-type="float">
            <text:p>11614</text:p>
          </table:table-cell>
          <table:table-cell office:value-type="float" office:value="11569" calcext:value-type="float">
            <text:p>11569</text:p>
          </table:table-cell>
          <table:table-cell table:number-columns-repeated="6"/>
          <table:table-cell office:value-type="float" office:value="121" calcext:value-type="float">
            <text:p>121</text:p>
          </table:table-cell>
          <table:table-cell office:value-type="float" office:value="22341" calcext:value-type="float">
            <text:p>22341</text:p>
          </table:table-cell>
          <table:table-cell office:value-type="float" office:value="22117" calcext:value-type="float">
            <text:p>22117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25429" calcext:value-type="float">
            <text:p>25429</text:p>
          </table:table-cell>
          <table:table-cell office:value-type="float" office:value="25512" calcext:value-type="float">
            <text:p>25512</text:p>
          </table:table-cell>
          <table:table-cell office:value-type="float" office:value="25535" calcext:value-type="float">
            <text:p>25535</text:p>
          </table:table-cell>
          <table:table-cell office:value-type="float" office:value="25201" calcext:value-type="float">
            <text:p>25201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14450" calcext:value-type="float">
            <text:p>14450</text:p>
          </table:table-cell>
          <table:table-cell office:value-type="float" office:value="14395" calcext:value-type="float">
            <text:p>1439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9541" calcext:value-type="float">
            <text:p>9541</text:p>
          </table:table-cell>
          <table:table-cell office:value-type="float" office:value="9651" calcext:value-type="float">
            <text:p>965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-8118" calcext:value-type="float">
            <text:p>-8118</text:p>
          </table:table-cell>
          <table:table-cell office:value-type="float" office:value="-8095" calcext:value-type="float">
            <text:p>-8095</text:p>
          </table:table-cell>
          <table:table-cell table:number-columns-repeated="10"/>
          <table:table-cell office:value-type="float" office:value="174" calcext:value-type="float">
            <text:p>174</text:p>
          </table:table-cell>
          <table:table-cell office:value-type="float" office:value="19994" calcext:value-type="float">
            <text:p>19994</text:p>
          </table:table-cell>
          <table:table-cell office:value-type="float" office:value="20016" calcext:value-type="float">
            <text:p>20016</text:p>
          </table:table-cell>
          <table:table-cell office:value-type="float" office:value="20001" calcext:value-type="float">
            <text:p>20001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8407" calcext:value-type="float">
            <text:p>8407</text:p>
          </table:table-cell>
          <table:table-cell office:value-type="float" office:value="8716" calcext:value-type="float">
            <text:p>8716</text:p>
          </table:table-cell>
          <table:table-cell office:value-type="float" office:value="8331" calcext:value-type="float">
            <text:p>8331</text:p>
          </table:table-cell>
          <table:table-cell table:number-columns-repeated="10"/>
          <table:table-cell office:value-type="float" office:value="152" calcext:value-type="float">
            <text:p>152</text:p>
          </table:table-cell>
          <table:table-cell office:value-type="float" office:value="11655" calcext:value-type="float">
            <text:p>11655</text:p>
          </table:table-cell>
          <table:table-cell office:value-type="float" office:value="11567" calcext:value-type="float">
            <text:p>11567</text:p>
          </table:table-cell>
          <table:table-cell table:number-columns-repeated="6"/>
          <table:table-cell office:value-type="float" office:value="122" calcext:value-type="float">
            <text:p>122</text:p>
          </table:table-cell>
          <table:table-cell office:value-type="float" office:value="23084" calcext:value-type="float">
            <text:p>23084</text:p>
          </table:table-cell>
          <table:table-cell office:value-type="float" office:value="22881" calcext:value-type="float">
            <text:p>22881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26034" calcext:value-type="float">
            <text:p>26034</text:p>
          </table:table-cell>
          <table:table-cell office:value-type="float" office:value="26122" calcext:value-type="float">
            <text:p>26122</text:p>
          </table:table-cell>
          <table:table-cell office:value-type="float" office:value="26153" calcext:value-type="float">
            <text:p>26153</text:p>
          </table:table-cell>
          <table:table-cell office:value-type="float" office:value="25785" calcext:value-type="float">
            <text:p>2578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4496" calcext:value-type="float">
            <text:p>14496</text:p>
          </table:table-cell>
          <table:table-cell office:value-type="float" office:value="14472" calcext:value-type="float">
            <text:p>14472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0298" calcext:value-type="float">
            <text:p>10298</text:p>
          </table:table-cell>
          <table:table-cell office:value-type="float" office:value="10344" calcext:value-type="float">
            <text:p>1034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-7715" calcext:value-type="float">
            <text:p>-7715</text:p>
          </table:table-cell>
          <table:table-cell office:value-type="float" office:value="-7685" calcext:value-type="float">
            <text:p>-7685</text:p>
          </table:table-cell>
          <table:table-cell table:number-columns-repeated="10"/>
          <table:table-cell office:value-type="float" office:value="175" calcext:value-type="float">
            <text:p>175</text:p>
          </table:table-cell>
          <table:table-cell office:value-type="float" office:value="20562" calcext:value-type="float">
            <text:p>20562</text:p>
          </table:table-cell>
          <table:table-cell office:value-type="float" office:value="20524" calcext:value-type="float">
            <text:p>20524</text:p>
          </table:table-cell>
          <table:table-cell office:value-type="float" office:value="20607" calcext:value-type="float">
            <text:p>20607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8705" calcext:value-type="float">
            <text:p>8705</text:p>
          </table:table-cell>
          <table:table-cell office:value-type="float" office:value="9029" calcext:value-type="float">
            <text:p>9029</text:p>
          </table:table-cell>
          <table:table-cell office:value-type="float" office:value="8659" calcext:value-type="float">
            <text:p>8659</text:p>
          </table:table-cell>
          <table:table-cell table:number-columns-repeated="10"/>
          <table:table-cell office:value-type="float" office:value="153" calcext:value-type="float">
            <text:p>153</text:p>
          </table:table-cell>
          <table:table-cell office:value-type="float" office:value="12072" calcext:value-type="float">
            <text:p>12072</text:p>
          </table:table-cell>
          <table:table-cell office:value-type="float" office:value="11997" calcext:value-type="float">
            <text:p>11997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office:value-type="float" office:value="24081" calcext:value-type="float">
            <text:p>24081</text:p>
          </table:table-cell>
          <table:table-cell office:value-type="float" office:value="23849" calcext:value-type="float">
            <text:p>23849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6341" calcext:value-type="float">
            <text:p>26341</text:p>
          </table:table-cell>
          <table:table-cell office:value-type="float" office:value="26418" calcext:value-type="float">
            <text:p>26418</text:p>
          </table:table-cell>
          <table:table-cell office:value-type="float" office:value="26465" calcext:value-type="float">
            <text:p>26465</text:p>
          </table:table-cell>
          <table:table-cell office:value-type="float" office:value="26093" calcext:value-type="float">
            <text:p>26093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14942" calcext:value-type="float">
            <text:p>14942</text:p>
          </table:table-cell>
          <table:table-cell office:value-type="float" office:value="14916" calcext:value-type="float">
            <text:p>14916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0665" calcext:value-type="float">
            <text:p>10665</text:p>
          </table:table-cell>
          <table:table-cell office:value-type="float" office:value="10773" calcext:value-type="float">
            <text:p>1077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-7494" calcext:value-type="float">
            <text:p>-7494</text:p>
          </table:table-cell>
          <table:table-cell office:value-type="float" office:value="-7492" calcext:value-type="float">
            <text:p>-7492</text:p>
          </table:table-cell>
          <table:table-cell table:number-columns-repeated="10"/>
          <table:table-cell office:value-type="float" office:value="176" calcext:value-type="float">
            <text:p>176</text:p>
          </table:table-cell>
          <table:table-cell office:value-type="float" office:value="20570" calcext:value-type="float">
            <text:p>20570</text:p>
          </table:table-cell>
          <table:table-cell office:value-type="float" office:value="20582" calcext:value-type="float">
            <text:p>20582</text:p>
          </table:table-cell>
          <table:table-cell office:value-type="float" office:value="20621" calcext:value-type="float">
            <text:p>20621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9113" calcext:value-type="float">
            <text:p>9113</text:p>
          </table:table-cell>
          <table:table-cell office:value-type="float" office:value="9429" calcext:value-type="float">
            <text:p>9429</text:p>
          </table:table-cell>
          <table:table-cell office:value-type="float" office:value="9067" calcext:value-type="float">
            <text:p>9067</text:p>
          </table:table-cell>
          <table:table-cell table:number-columns-repeated="10"/>
          <table:table-cell office:value-type="float" office:value="154" calcext:value-type="float">
            <text:p>154</text:p>
          </table:table-cell>
          <table:table-cell office:value-type="float" office:value="12440" calcext:value-type="float">
            <text:p>12440</text:p>
          </table:table-cell>
          <table:table-cell office:value-type="float" office:value="12335" calcext:value-type="float">
            <text:p>12335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24394" calcext:value-type="float">
            <text:p>24394</text:p>
          </table:table-cell>
          <table:table-cell office:value-type="float" office:value="24338" calcext:value-type="float">
            <text:p>24338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26979" calcext:value-type="float">
            <text:p>26979</text:p>
          </table:table-cell>
          <table:table-cell office:value-type="float" office:value="27056" calcext:value-type="float">
            <text:p>27056</text:p>
          </table:table-cell>
          <table:table-cell office:value-type="float" office:value="27035" calcext:value-type="float">
            <text:p>27035</text:p>
          </table:table-cell>
          <table:table-cell office:value-type="float" office:value="26769" calcext:value-type="float">
            <text:p>26769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5331" calcext:value-type="float">
            <text:p>15331</text:p>
          </table:table-cell>
          <table:table-cell office:value-type="float" office:value="15308" calcext:value-type="float">
            <text:p>15308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1437" calcext:value-type="float">
            <text:p>11437</text:p>
          </table:table-cell>
          <table:table-cell office:value-type="float" office:value="11556" calcext:value-type="float">
            <text:p>1155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-7064" calcext:value-type="float">
            <text:p>-7064</text:p>
          </table:table-cell>
          <table:table-cell office:value-type="float" office:value="-7062" calcext:value-type="float">
            <text:p>-7062</text:p>
          </table:table-cell>
          <table:table-cell table:number-columns-repeated="10"/>
          <table:table-cell office:value-type="float" office:value="177" calcext:value-type="float">
            <text:p>177</text:p>
          </table:table-cell>
          <table:table-cell office:value-type="float" office:value="21131" calcext:value-type="float">
            <text:p>21131</text:p>
          </table:table-cell>
          <table:table-cell office:value-type="float" office:value="21133" calcext:value-type="float">
            <text:p>21133</text:p>
          </table:table-cell>
          <table:table-cell office:value-type="float" office:value="21165" calcext:value-type="float">
            <text:p>21165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9081" calcext:value-type="float">
            <text:p>9081</text:p>
          </table:table-cell>
          <table:table-cell office:value-type="float" office:value="9410" calcext:value-type="float">
            <text:p>9410</text:p>
          </table:table-cell>
          <table:table-cell office:value-type="float" office:value="9067" calcext:value-type="float">
            <text:p>9067</text:p>
          </table:table-cell>
          <table:table-cell table:number-columns-repeated="10"/>
          <table:table-cell office:value-type="float" office:value="155" calcext:value-type="float">
            <text:p>155</text:p>
          </table:table-cell>
          <table:table-cell office:value-type="float" office:value="12909" calcext:value-type="float">
            <text:p>12909</text:p>
          </table:table-cell>
          <table:table-cell office:value-type="float" office:value="12793" calcext:value-type="float">
            <text:p>12793</text:p>
          </table:table-cell>
          <table:table-cell table:number-columns-repeated="6"/>
          <table:table-cell office:value-type="float" office:value="125" calcext:value-type="float">
            <text:p>125</text:p>
          </table:table-cell>
          <table:table-cell office:value-type="float" office:value="25365" calcext:value-type="float">
            <text:p>25365</text:p>
          </table:table-cell>
          <table:table-cell office:value-type="float" office:value="25221" calcext:value-type="float">
            <text:p>25221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7502" calcext:value-type="float">
            <text:p>27502</text:p>
          </table:table-cell>
          <table:table-cell office:value-type="float" office:value="27527" calcext:value-type="float">
            <text:p>27527</text:p>
          </table:table-cell>
          <table:table-cell office:value-type="float" office:value="27581" calcext:value-type="float">
            <text:p>27581</text:p>
          </table:table-cell>
          <table:table-cell office:value-type="float" office:value="27245" calcext:value-type="float">
            <text:p>27245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15847" calcext:value-type="float">
            <text:p>15847</text:p>
          </table:table-cell>
          <table:table-cell office:value-type="float" office:value="15795" calcext:value-type="float">
            <text:p>15795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2033" calcext:value-type="float">
            <text:p>12033</text:p>
          </table:table-cell>
          <table:table-cell office:value-type="float" office:value="12186" calcext:value-type="float">
            <text:p>1218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-6730" calcext:value-type="float">
            <text:p>-6730</text:p>
          </table:table-cell>
          <table:table-cell office:value-type="float" office:value="-6698" calcext:value-type="float">
            <text:p>-6698</text:p>
          </table:table-cell>
          <table:table-cell table:number-columns-repeated="10"/>
          <table:table-cell office:value-type="float" office:value="178" calcext:value-type="float">
            <text:p>178</text:p>
          </table:table-cell>
          <table:table-cell office:value-type="float" office:value="21564" calcext:value-type="float">
            <text:p>21564</text:p>
          </table:table-cell>
          <table:table-cell office:value-type="float" office:value="21562" calcext:value-type="float">
            <text:p>21562</text:p>
          </table:table-cell>
          <table:table-cell office:value-type="float" office:value="21603" calcext:value-type="float">
            <text:p>2160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9479" calcext:value-type="float">
            <text:p>9479</text:p>
          </table:table-cell>
          <table:table-cell office:value-type="float" office:value="9802" calcext:value-type="float">
            <text:p>9802</text:p>
          </table:table-cell>
          <table:table-cell office:value-type="float" office:value="9441" calcext:value-type="float">
            <text:p>9441</text:p>
          </table:table-cell>
          <table:table-cell table:number-columns-repeated="10"/>
          <table:table-cell office:value-type="float" office:value="156" calcext:value-type="float">
            <text:p>156</text:p>
          </table:table-cell>
          <table:table-cell office:value-type="float" office:value="13159" calcext:value-type="float">
            <text:p>13159</text:p>
          </table:table-cell>
          <table:table-cell office:value-type="float" office:value="12992" calcext:value-type="float">
            <text:p>12992</text:p>
          </table:table-cell>
          <table:table-cell table:number-columns-repeated="6"/>
          <table:table-cell office:value-type="float" office:value="126" calcext:value-type="float">
            <text:p>126</text:p>
          </table:table-cell>
          <table:table-cell office:value-type="float" office:value="26270" calcext:value-type="float">
            <text:p>26270</text:p>
          </table:table-cell>
          <table:table-cell office:value-type="float" office:value="26066" calcext:value-type="float">
            <text:p>26066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8119" calcext:value-type="float">
            <text:p>28119</text:p>
          </table:table-cell>
          <table:table-cell office:value-type="float" office:value="28218" calcext:value-type="float">
            <text:p>28218</text:p>
          </table:table-cell>
          <table:table-cell office:value-type="float" office:value="28207" calcext:value-type="float">
            <text:p>28207</text:p>
          </table:table-cell>
          <table:table-cell office:value-type="float" office:value="27907" calcext:value-type="float">
            <text:p>27907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6109" calcext:value-type="float">
            <text:p>16109</text:p>
          </table:table-cell>
          <table:table-cell office:value-type="float" office:value="16035" calcext:value-type="float">
            <text:p>1603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2833" calcext:value-type="float">
            <text:p>12833</text:p>
          </table:table-cell>
          <table:table-cell office:value-type="float" office:value="12965" calcext:value-type="float">
            <text:p>1296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-6304" calcext:value-type="float">
            <text:p>-6304</text:p>
          </table:table-cell>
          <table:table-cell office:value-type="float" office:value="-6343" calcext:value-type="float">
            <text:p>-6343</text:p>
          </table:table-cell>
          <table:table-cell table:number-columns-repeated="10"/>
          <table:table-cell office:value-type="float" office:value="179" calcext:value-type="float">
            <text:p>179</text:p>
          </table:table-cell>
          <table:table-cell office:value-type="float" office:value="22106" calcext:value-type="float">
            <text:p>22106</text:p>
          </table:table-cell>
          <table:table-cell office:value-type="float" office:value="22206" calcext:value-type="float">
            <text:p>22206</text:p>
          </table:table-cell>
          <table:table-cell office:value-type="float" office:value="22195" calcext:value-type="float">
            <text:p>22195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9799" calcext:value-type="float">
            <text:p>9799</text:p>
          </table:table-cell>
          <table:table-cell office:value-type="float" office:value="10131" calcext:value-type="float">
            <text:p>10131</text:p>
          </table:table-cell>
          <table:table-cell office:value-type="float" office:value="9792" calcext:value-type="float">
            <text:p>9792</text:p>
          </table:table-cell>
          <table:table-cell table:number-columns-repeated="10"/>
          <table:table-cell office:value-type="float" office:value="157" calcext:value-type="float">
            <text:p>157</text:p>
          </table:table-cell>
          <table:table-cell office:value-type="float" office:value="13611" calcext:value-type="float">
            <text:p>13611</text:p>
          </table:table-cell>
          <table:table-cell office:value-type="float" office:value="13458" calcext:value-type="float">
            <text:p>13458</text:p>
          </table:table-cell>
          <table:table-cell table:number-columns-repeated="6"/>
          <table:table-cell office:value-type="float" office:value="127" calcext:value-type="float">
            <text:p>127</text:p>
          </table:table-cell>
          <table:table-cell office:value-type="float" office:value="27323" calcext:value-type="float">
            <text:p>27323</text:p>
          </table:table-cell>
          <table:table-cell office:value-type="float" office:value="27171" calcext:value-type="float">
            <text:p>27171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8163" calcext:value-type="float">
            <text:p>28163</text:p>
          </table:table-cell>
          <table:table-cell office:value-type="float" office:value="28252" calcext:value-type="float">
            <text:p>28252</text:p>
          </table:table-cell>
          <table:table-cell office:value-type="float" office:value="28291" calcext:value-type="float">
            <text:p>28291</text:p>
          </table:table-cell>
          <table:table-cell office:value-type="float" office:value="27961" calcext:value-type="float">
            <text:p>27961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6557" calcext:value-type="float">
            <text:p>16557</text:p>
          </table:table-cell>
          <table:table-cell office:value-type="float" office:value="16509" calcext:value-type="float">
            <text:p>1650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2833" calcext:value-type="float">
            <text:p>12833</text:p>
          </table:table-cell>
          <table:table-cell office:value-type="float" office:value="12949" calcext:value-type="float">
            <text:p>1294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6306" calcext:value-type="float">
            <text:p>-6306</text:p>
          </table:table-cell>
          <table:table-cell office:value-type="float" office:value="-6318" calcext:value-type="float">
            <text:p>-6318</text:p>
          </table:table-cell>
          <table:table-cell table:number-columns-repeated="10"/>
          <table:table-cell office:value-type="float" office:value="180" calcext:value-type="float">
            <text:p>180</text:p>
          </table:table-cell>
          <table:table-cell office:value-type="float" office:value="22397" calcext:value-type="float">
            <text:p>22397</text:p>
          </table:table-cell>
          <table:table-cell office:value-type="float" office:value="22412" calcext:value-type="float">
            <text:p>22412</text:p>
          </table:table-cell>
          <table:table-cell office:value-type="float" office:value="22539" calcext:value-type="float">
            <text:p>22539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10250" calcext:value-type="float">
            <text:p>10250</text:p>
          </table:table-cell>
          <table:table-cell office:value-type="float" office:value="10548" calcext:value-type="float">
            <text:p>10548</text:p>
          </table:table-cell>
          <table:table-cell office:value-type="float" office:value="10205" calcext:value-type="float">
            <text:p>10205</text:p>
          </table:table-cell>
          <table:table-cell table:number-columns-repeated="10"/>
          <table:table-cell office:value-type="float" office:value="158" calcext:value-type="float">
            <text:p>158</text:p>
          </table:table-cell>
          <table:table-cell office:value-type="float" office:value="13953" calcext:value-type="float">
            <text:p>13953</text:p>
          </table:table-cell>
          <table:table-cell office:value-type="float" office:value="13822" calcext:value-type="float">
            <text:p>13822</text:p>
          </table:table-cell>
          <table:table-cell table:number-columns-repeated="6"/>
          <table:table-cell office:value-type="float" office:value="128" calcext:value-type="float">
            <text:p>128</text:p>
          </table:table-cell>
          <table:table-cell office:value-type="float" office:value="5714" calcext:value-type="float">
            <text:p>5714</text:p>
          </table:table-cell>
          <table:table-cell office:value-type="float" office:value="5742" calcext:value-type="float">
            <text:p>5742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8883" calcext:value-type="float">
            <text:p>28883</text:p>
          </table:table-cell>
          <table:table-cell office:value-type="float" office:value="28939" calcext:value-type="float">
            <text:p>28939</text:p>
          </table:table-cell>
          <table:table-cell office:value-type="float" office:value="28919" calcext:value-type="float">
            <text:p>28919</text:p>
          </table:table-cell>
          <table:table-cell office:value-type="float" office:value="28571" calcext:value-type="float">
            <text:p>2857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16963" calcext:value-type="float">
            <text:p>16963</text:p>
          </table:table-cell>
          <table:table-cell office:value-type="float" office:value="16910" calcext:value-type="float">
            <text:p>1691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13654" calcext:value-type="float">
            <text:p>13654</text:p>
          </table:table-cell>
          <table:table-cell office:value-type="float" office:value="13742" calcext:value-type="float">
            <text:p>1374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-5886" calcext:value-type="float">
            <text:p>-5886</text:p>
          </table:table-cell>
          <table:table-cell office:value-type="float" office:value="-5867" calcext:value-type="float">
            <text:p>-5867</text:p>
          </table:table-cell>
          <table:table-cell table:number-columns-repeated="10"/>
          <table:table-cell office:value-type="float" office:value="181" calcext:value-type="float">
            <text:p>181</text:p>
          </table:table-cell>
          <table:table-cell office:value-type="float" office:value="22976" calcext:value-type="float">
            <text:p>22976</text:p>
          </table:table-cell>
          <table:table-cell office:value-type="float" office:value="22995" calcext:value-type="float">
            <text:p>22995</text:p>
          </table:table-cell>
          <table:table-cell office:value-type="float" office:value="23071" calcext:value-type="float">
            <text:p>23071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10448" calcext:value-type="float">
            <text:p>10448</text:p>
          </table:table-cell>
          <table:table-cell office:value-type="float" office:value="10750" calcext:value-type="float">
            <text:p>10750</text:p>
          </table:table-cell>
          <table:table-cell office:value-type="float" office:value="10458" calcext:value-type="float">
            <text:p>10458</text:p>
          </table:table-cell>
          <table:table-cell table:number-columns-repeated="10"/>
          <table:table-cell office:value-type="float" office:value="159" calcext:value-type="float">
            <text:p>159</text:p>
          </table:table-cell>
          <table:table-cell office:value-type="float" office:value="14465" calcext:value-type="float">
            <text:p>14465</text:p>
          </table:table-cell>
          <table:table-cell office:value-type="float" office:value="14285" calcext:value-type="float">
            <text:p>14285</text:p>
          </table:table-cell>
          <table:table-cell table:number-columns-repeated="6"/>
          <table:table-cell office:value-type="float" office:value="129" calcext:value-type="float">
            <text:p>129</text:p>
          </table:table-cell>
          <table:table-cell office:value-type="float" office:value="6082" calcext:value-type="float">
            <text:p>6082</text:p>
          </table:table-cell>
          <table:table-cell office:value-type="float" office:value="6138" calcext:value-type="float">
            <text:p>6138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9438" calcext:value-type="float">
            <text:p>29438</text:p>
          </table:table-cell>
          <table:table-cell office:value-type="float" office:value="29430" calcext:value-type="float">
            <text:p>29430</text:p>
          </table:table-cell>
          <table:table-cell office:value-type="float" office:value="29457" calcext:value-type="float">
            <text:p>29457</text:p>
          </table:table-cell>
          <table:table-cell office:value-type="float" office:value="29129" calcext:value-type="float">
            <text:p>29129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17477" calcext:value-type="float">
            <text:p>17477</text:p>
          </table:table-cell>
          <table:table-cell office:value-type="float" office:value="17435" calcext:value-type="float">
            <text:p>17435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4295" calcext:value-type="float">
            <text:p>14295</text:p>
          </table:table-cell>
          <table:table-cell office:value-type="float" office:value="14416" calcext:value-type="float">
            <text:p>1441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-5532" calcext:value-type="float">
            <text:p>-5532</text:p>
          </table:table-cell>
          <table:table-cell office:value-type="float" office:value="-5500" calcext:value-type="float">
            <text:p>-5500</text:p>
          </table:table-cell>
          <table:table-cell table:number-columns-repeated="10"/>
          <table:table-cell office:value-type="float" office:value="182" calcext:value-type="float">
            <text:p>182</text:p>
          </table:table-cell>
          <table:table-cell office:value-type="float" office:value="23432" calcext:value-type="float">
            <text:p>23432</text:p>
          </table:table-cell>
          <table:table-cell office:value-type="float" office:value="23450" calcext:value-type="float">
            <text:p>23450</text:p>
          </table:table-cell>
          <table:table-cell office:value-type="float" office:value="23495" calcext:value-type="float">
            <text:p>23495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10865" calcext:value-type="float">
            <text:p>10865</text:p>
          </table:table-cell>
          <table:table-cell office:value-type="float" office:value="11168" calcext:value-type="float">
            <text:p>11168</text:p>
          </table:table-cell>
          <table:table-cell office:value-type="float" office:value="10841" calcext:value-type="float">
            <text:p>10841</text:p>
          </table:table-cell>
          <table:table-cell table:number-columns-repeated="10"/>
          <table:table-cell office:value-type="float" office:value="160" calcext:value-type="float">
            <text:p>160</text:p>
          </table:table-cell>
          <table:table-cell office:value-type="float" office:value="14526" calcext:value-type="float">
            <text:p>14526</text:p>
          </table:table-cell>
          <table:table-cell office:value-type="float" office:value="14312" calcext:value-type="float">
            <text:p>14312</text:p>
          </table:table-cell>
          <table:table-cell table:number-columns-repeated="6"/>
          <table:table-cell office:value-type="float" office:value="130" calcext:value-type="float">
            <text:p>130</text:p>
          </table:table-cell>
          <table:table-cell office:value-type="float" office:value="6326" calcext:value-type="float">
            <text:p>6326</text:p>
          </table:table-cell>
          <table:table-cell office:value-type="float" office:value="6418" calcext:value-type="float">
            <text:p>6418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30093" calcext:value-type="float">
            <text:p>30093</text:p>
          </table:table-cell>
          <table:table-cell office:value-type="float" office:value="30101" calcext:value-type="float">
            <text:p>30101</text:p>
          </table:table-cell>
          <table:table-cell office:value-type="float" office:value="30125" calcext:value-type="float">
            <text:p>30125</text:p>
          </table:table-cell>
          <table:table-cell office:value-type="float" office:value="29811" calcext:value-type="float">
            <text:p>298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17475" calcext:value-type="float">
            <text:p>17475</text:p>
          </table:table-cell>
          <table:table-cell office:value-type="float" office:value="17415" calcext:value-type="float">
            <text:p>17415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170" calcext:value-type="float">
            <text:p>15170</text:p>
          </table:table-cell>
          <table:table-cell office:value-type="float" office:value="15264" calcext:value-type="float">
            <text:p>1526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-5069" calcext:value-type="float">
            <text:p>-5069</text:p>
          </table:table-cell>
          <table:table-cell office:value-type="float" office:value="-5052" calcext:value-type="float">
            <text:p>-5052</text:p>
          </table:table-cell>
          <table:table-cell table:number-columns-repeated="10"/>
          <table:table-cell office:value-type="float" office:value="183" calcext:value-type="float">
            <text:p>183</text:p>
          </table:table-cell>
          <table:table-cell office:value-type="float" office:value="24024" calcext:value-type="float">
            <text:p>24024</text:p>
          </table:table-cell>
          <table:table-cell office:value-type="float" office:value="24044" calcext:value-type="float">
            <text:p>24044</text:p>
          </table:table-cell>
          <table:table-cell office:value-type="float" office:value="24085" calcext:value-type="float">
            <text:p>24085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1215" calcext:value-type="float">
            <text:p>11215</text:p>
          </table:table-cell>
          <table:table-cell office:value-type="float" office:value="11495" calcext:value-type="float">
            <text:p>11495</text:p>
          </table:table-cell>
          <table:table-cell office:value-type="float" office:value="11165" calcext:value-type="float">
            <text:p>11165</text:p>
          </table:table-cell>
          <table:table-cell table:number-columns-repeated="10"/>
          <table:table-cell office:value-type="float" office:value="161" calcext:value-type="float">
            <text:p>161</text:p>
          </table:table-cell>
          <table:table-cell office:value-type="float" office:value="14970" calcext:value-type="float">
            <text:p>14970</text:p>
          </table:table-cell>
          <table:table-cell office:value-type="float" office:value="14805" calcext:value-type="float">
            <text:p>14805</text:p>
          </table:table-cell>
          <table:table-cell table:number-columns-repeated="6"/>
          <table:table-cell office:value-type="float" office:value="131" calcext:value-type="float">
            <text:p>131</text:p>
          </table:table-cell>
          <table:table-cell office:value-type="float" office:value="6729" calcext:value-type="float">
            <text:p>6729</text:p>
          </table:table-cell>
          <table:table-cell office:value-type="float" office:value="6780" calcext:value-type="float">
            <text:p>6780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30397" calcext:value-type="float">
            <text:p>30397</text:p>
          </table:table-cell>
          <table:table-cell office:value-type="float" office:value="30354" calcext:value-type="float">
            <text:p>30354</text:p>
          </table:table-cell>
          <table:table-cell office:value-type="float" office:value="30405" calcext:value-type="float">
            <text:p>30405</text:p>
          </table:table-cell>
          <table:table-cell office:value-type="float" office:value="30112" calcext:value-type="float">
            <text:p>30112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7974" calcext:value-type="float">
            <text:p>17974</text:p>
          </table:table-cell>
          <table:table-cell office:value-type="float" office:value="17935" calcext:value-type="float">
            <text:p>17935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15625" calcext:value-type="float">
            <text:p>15625</text:p>
          </table:table-cell>
          <table:table-cell office:value-type="float" office:value="15702" calcext:value-type="float">
            <text:p>1570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-4824" calcext:value-type="float">
            <text:p>-4824</text:p>
          </table:table-cell>
          <table:table-cell office:value-type="float" office:value="-4817" calcext:value-type="float">
            <text:p>-4817</text:p>
          </table:table-cell>
          <table:table-cell table:number-columns-repeated="10"/>
          <table:table-cell office:value-type="float" office:value="184" calcext:value-type="float">
            <text:p>184</text:p>
          </table:table-cell>
          <table:table-cell office:value-type="float" office:value="24040" calcext:value-type="float">
            <text:p>24040</text:p>
          </table:table-cell>
          <table:table-cell office:value-type="float" office:value="24090" calcext:value-type="float">
            <text:p>24090</text:p>
          </table:table-cell>
          <table:table-cell office:value-type="float" office:value="24075" calcext:value-type="float">
            <text:p>24075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11662" calcext:value-type="float">
            <text:p>11662</text:p>
          </table:table-cell>
          <table:table-cell office:value-type="float" office:value="11928" calcext:value-type="float">
            <text:p>11928</text:p>
          </table:table-cell>
          <table:table-cell office:value-type="float" office:value="11587" calcext:value-type="float">
            <text:p>11587</text:p>
          </table:table-cell>
          <table:table-cell table:number-columns-repeated="10"/>
          <table:table-cell office:value-type="float" office:value="162" calcext:value-type="float">
            <text:p>162</text:p>
          </table:table-cell>
          <table:table-cell office:value-type="float" office:value="15357" calcext:value-type="float">
            <text:p>15357</text:p>
          </table:table-cell>
          <table:table-cell office:value-type="float" office:value="15167" calcext:value-type="float">
            <text:p>15167</text:p>
          </table:table-cell>
          <table:table-cell table:number-columns-repeated="6"/>
          <table:table-cell office:value-type="float" office:value="132" calcext:value-type="float">
            <text:p>132</text:p>
          </table:table-cell>
          <table:table-cell office:value-type="float" office:value="6913" calcext:value-type="float">
            <text:p>6913</text:p>
          </table:table-cell>
          <table:table-cell office:value-type="float" office:value="6937" calcext:value-type="float">
            <text:p>6937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31097" calcext:value-type="float">
            <text:p>31097</text:p>
          </table:table-cell>
          <table:table-cell office:value-type="float" office:value="31088" calcext:value-type="float">
            <text:p>31088</text:p>
          </table:table-cell>
          <table:table-cell office:value-type="float" office:value="31059" calcext:value-type="float">
            <text:p>31059</text:p>
          </table:table-cell>
          <table:table-cell office:value-type="float" office:value="30792" calcext:value-type="float">
            <text:p>3079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18397" calcext:value-type="float">
            <text:p>18397</text:p>
          </table:table-cell>
          <table:table-cell office:value-type="float" office:value="18352" calcext:value-type="float">
            <text:p>1835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6489" calcext:value-type="float">
            <text:p>16489</text:p>
          </table:table-cell>
          <table:table-cell office:value-type="float" office:value="16612" calcext:value-type="float">
            <text:p>1661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-4369" calcext:value-type="float">
            <text:p>-4369</text:p>
          </table:table-cell>
          <table:table-cell office:value-type="float" office:value="-4371" calcext:value-type="float">
            <text:p>-4371</text:p>
          </table:table-cell>
          <table:table-cell table:number-columns-repeated="10"/>
          <table:table-cell office:value-type="float" office:value="185" calcext:value-type="float">
            <text:p>185</text:p>
          </table:table-cell>
          <table:table-cell office:value-type="float" office:value="24657" calcext:value-type="float">
            <text:p>24657</text:p>
          </table:table-cell>
          <table:table-cell office:value-type="float" office:value="24674" calcext:value-type="float">
            <text:p>24674</text:p>
          </table:table-cell>
          <table:table-cell office:value-type="float" office:value="24657" calcext:value-type="float">
            <text:p>24657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11646" calcext:value-type="float">
            <text:p>11646</text:p>
          </table:table-cell>
          <table:table-cell office:value-type="float" office:value="11934" calcext:value-type="float">
            <text:p>11934</text:p>
          </table:table-cell>
          <table:table-cell office:value-type="float" office:value="11593" calcext:value-type="float">
            <text:p>11593</text:p>
          </table:table-cell>
          <table:table-cell table:number-columns-repeated="10"/>
          <table:table-cell office:value-type="float" office:value="163" calcext:value-type="float">
            <text:p>163</text:p>
          </table:table-cell>
          <table:table-cell office:value-type="float" office:value="15827" calcext:value-type="float">
            <text:p>15827</text:p>
          </table:table-cell>
          <table:table-cell office:value-type="float" office:value="15686" calcext:value-type="float">
            <text:p>15686</text:p>
          </table:table-cell>
          <table:table-cell table:number-columns-repeated="6"/>
          <table:table-cell office:value-type="float" office:value="133" calcext:value-type="float">
            <text:p>133</text:p>
          </table:table-cell>
          <table:table-cell office:value-type="float" office:value="7310" calcext:value-type="float">
            <text:p>7310</text:p>
          </table:table-cell>
          <table:table-cell office:value-type="float" office:value="7360" calcext:value-type="float">
            <text:p>7360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31632" calcext:value-type="float">
            <text:p>31632</text:p>
          </table:table-cell>
          <table:table-cell office:value-type="float" office:value="31641" calcext:value-type="float">
            <text:p>31641</text:p>
          </table:table-cell>
          <table:table-cell office:value-type="float" office:value="31609" calcext:value-type="float">
            <text:p>31609</text:p>
          </table:table-cell>
          <table:table-cell office:value-type="float" office:value="31384" calcext:value-type="float">
            <text:p>31384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18909" calcext:value-type="float">
            <text:p>18909</text:p>
          </table:table-cell>
          <table:table-cell office:value-type="float" office:value="18868" calcext:value-type="float">
            <text:p>18868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17194" calcext:value-type="float">
            <text:p>17194</text:p>
          </table:table-cell>
          <table:table-cell office:value-type="float" office:value="17279" calcext:value-type="float">
            <text:p>1727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-4004" calcext:value-type="float">
            <text:p>-4004</text:p>
          </table:table-cell>
          <table:table-cell office:value-type="float" office:value="-4002" calcext:value-type="float">
            <text:p>-4002</text:p>
          </table:table-cell>
          <table:table-cell table:number-columns-repeated="10"/>
          <table:table-cell office:value-type="float" office:value="186" calcext:value-type="float">
            <text:p>186</text:p>
          </table:table-cell>
          <table:table-cell office:value-type="float" office:value="25142" calcext:value-type="float">
            <text:p>25142</text:p>
          </table:table-cell>
          <table:table-cell office:value-type="float" office:value="25172" calcext:value-type="float">
            <text:p>25172</text:p>
          </table:table-cell>
          <table:table-cell office:value-type="float" office:value="25163" calcext:value-type="float">
            <text:p>25163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12087" calcext:value-type="float">
            <text:p>12087</text:p>
          </table:table-cell>
          <table:table-cell office:value-type="float" office:value="12389" calcext:value-type="float">
            <text:p>12389</text:p>
          </table:table-cell>
          <table:table-cell office:value-type="float" office:value="12017" calcext:value-type="float">
            <text:p>12017</text:p>
          </table:table-cell>
          <table:table-cell table:number-columns-repeated="10"/>
          <table:table-cell office:value-type="float" office:value="164" calcext:value-type="float">
            <text:p>164</text:p>
          </table:table-cell>
          <table:table-cell office:value-type="float" office:value="16045" calcext:value-type="float">
            <text:p>16045</text:p>
          </table:table-cell>
          <table:table-cell office:value-type="float" office:value="15917" calcext:value-type="float">
            <text:p>15917</text:p>
          </table:table-cell>
          <table:table-cell table:number-columns-repeated="6"/>
          <table:table-cell office:value-type="float" office:value="134" calcext:value-type="float">
            <text:p>134</text:p>
          </table:table-cell>
          <table:table-cell office:value-type="float" office:value="7581" calcext:value-type="float">
            <text:p>7581</text:p>
          </table:table-cell>
          <table:table-cell office:value-type="float" office:value="7686" calcext:value-type="float">
            <text:p>768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32318" calcext:value-type="float">
            <text:p>32318</text:p>
          </table:table-cell>
          <table:table-cell office:value-type="float" office:value="32374" calcext:value-type="float">
            <text:p>32374</text:p>
          </table:table-cell>
          <table:table-cell office:value-type="float" office:value="32387" calcext:value-type="float">
            <text:p>32387</text:p>
          </table:table-cell>
          <table:table-cell office:value-type="float" office:value="32089" calcext:value-type="float">
            <text:p>32089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19187" calcext:value-type="float">
            <text:p>19187</text:p>
          </table:table-cell>
          <table:table-cell office:value-type="float" office:value="19111" calcext:value-type="float">
            <text:p>19111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18118" calcext:value-type="float">
            <text:p>18118</text:p>
          </table:table-cell>
          <table:table-cell office:value-type="float" office:value="18229" calcext:value-type="float">
            <text:p>1822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-3507" calcext:value-type="float">
            <text:p>-3507</text:p>
          </table:table-cell>
          <table:table-cell office:value-type="float" office:value="-3491" calcext:value-type="float">
            <text:p>-3491</text:p>
          </table:table-cell>
          <table:table-cell table:number-columns-repeated="10"/>
          <table:table-cell office:value-type="float" office:value="187" calcext:value-type="float">
            <text:p>187</text:p>
          </table:table-cell>
          <table:table-cell office:value-type="float" office:value="25722" calcext:value-type="float">
            <text:p>25722</text:p>
          </table:table-cell>
          <table:table-cell office:value-type="float" office:value="25804" calcext:value-type="float">
            <text:p>25804</text:p>
          </table:table-cell>
          <table:table-cell office:value-type="float" office:value="25763" calcext:value-type="float">
            <text:p>25763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12418" calcext:value-type="float">
            <text:p>12418</text:p>
          </table:table-cell>
          <table:table-cell office:value-type="float" office:value="12728" calcext:value-type="float">
            <text:p>12728</text:p>
          </table:table-cell>
          <table:table-cell office:value-type="float" office:value="12363" calcext:value-type="float">
            <text:p>12363</text:p>
          </table:table-cell>
          <table:table-cell table:number-columns-repeated="10"/>
          <table:table-cell office:value-type="float" office:value="165" calcext:value-type="float">
            <text:p>165</text:p>
          </table:table-cell>
          <table:table-cell office:value-type="float" office:value="16540" calcext:value-type="float">
            <text:p>16540</text:p>
          </table:table-cell>
          <table:table-cell office:value-type="float" office:value="16423" calcext:value-type="float">
            <text:p>16423</text:p>
          </table:table-cell>
          <table:table-cell table:number-columns-repeated="6"/>
          <table:table-cell office:value-type="float" office:value="135" calcext:value-type="float">
            <text:p>135</text:p>
          </table:table-cell>
          <table:table-cell office:value-type="float" office:value="8005" calcext:value-type="float">
            <text:p>8005</text:p>
          </table:table-cell>
          <table:table-cell office:value-type="float" office:value="8024" calcext:value-type="float">
            <text:p>802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2323" calcext:value-type="float">
            <text:p>32323</text:p>
          </table:table-cell>
          <table:table-cell office:value-type="float" office:value="32336" calcext:value-type="float">
            <text:p>32336</text:p>
          </table:table-cell>
          <table:table-cell office:value-type="float" office:value="32393" calcext:value-type="float">
            <text:p>32393</text:p>
          </table:table-cell>
          <table:table-cell office:value-type="float" office:value="32109" calcext:value-type="float">
            <text:p>32109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9700" calcext:value-type="float">
            <text:p>19700</text:p>
          </table:table-cell>
          <table:table-cell office:value-type="float" office:value="19643" calcext:value-type="float">
            <text:p>1964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-5724" calcext:value-type="float">
            <text:p>-5724</text:p>
          </table:table-cell>
          <table:table-cell office:value-type="float" office:value="-5616" calcext:value-type="float">
            <text:p>-56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3361" calcext:value-type="float">
            <text:p>-3361</text:p>
          </table:table-cell>
          <table:table-cell office:value-type="float" office:value="-3408" calcext:value-type="float">
            <text:p>-3408</text:p>
          </table:table-cell>
          <table:table-cell table:number-columns-repeated="10"/>
          <table:table-cell office:value-type="float" office:value="188" calcext:value-type="float">
            <text:p>188</text:p>
          </table:table-cell>
          <table:table-cell office:value-type="float" office:value="26074" calcext:value-type="float">
            <text:p>26074</text:p>
          </table:table-cell>
          <table:table-cell office:value-type="float" office:value="26103" calcext:value-type="float">
            <text:p>26103</text:p>
          </table:table-cell>
          <table:table-cell office:value-type="float" office:value="26075" calcext:value-type="float">
            <text:p>26075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12882" calcext:value-type="float">
            <text:p>12882</text:p>
          </table:table-cell>
          <table:table-cell office:value-type="float" office:value="13184" calcext:value-type="float">
            <text:p>13184</text:p>
          </table:table-cell>
          <table:table-cell office:value-type="float" office:value="12825" calcext:value-type="float">
            <text:p>12825</text:p>
          </table:table-cell>
          <table:table-cell table:number-columns-repeated="10"/>
          <table:table-cell office:value-type="float" office:value="166" calcext:value-type="float">
            <text:p>166</text:p>
          </table:table-cell>
          <table:table-cell office:value-type="float" office:value="16941" calcext:value-type="float">
            <text:p>16941</text:p>
          </table:table-cell>
          <table:table-cell office:value-type="float" office:value="16799" calcext:value-type="float">
            <text:p>16799</text:p>
          </table:table-cell>
          <table:table-cell table:number-columns-repeated="6"/>
          <table:table-cell office:value-type="float" office:value="136" calcext:value-type="float">
            <text:p>136</text:p>
          </table:table-cell>
          <table:table-cell office:value-type="float" office:value="7926" calcext:value-type="float">
            <text:p>7926</text:p>
          </table:table-cell>
          <table:table-cell office:value-type="float" office:value="8067" calcext:value-type="float">
            <text:p>8067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33034" calcext:value-type="float">
            <text:p>33034</text:p>
          </table:table-cell>
          <table:table-cell office:value-type="float" office:value="33085" calcext:value-type="float">
            <text:p>33085</text:p>
          </table:table-cell>
          <table:table-cell office:value-type="float" office:value="33073" calcext:value-type="float">
            <text:p>33073</text:p>
          </table:table-cell>
          <table:table-cell office:value-type="float" office:value="32788" calcext:value-type="float">
            <text:p>3278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20132" calcext:value-type="float">
            <text:p>20132</text:p>
          </table:table-cell>
          <table:table-cell office:value-type="float" office:value="20063" calcext:value-type="float">
            <text:p>20063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-5423" calcext:value-type="float">
            <text:p>-5423</text:p>
          </table:table-cell>
          <table:table-cell office:value-type="float" office:value="-5275" calcext:value-type="float">
            <text:p>-527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-2893" calcext:value-type="float">
            <text:p>-2893</text:p>
          </table:table-cell>
          <table:table-cell office:value-type="float" office:value="-2906" calcext:value-type="float">
            <text:p>-2906</text:p>
          </table:table-cell>
          <table:table-cell table:number-columns-repeated="10"/>
          <table:table-cell office:value-type="float" office:value="189" calcext:value-type="float">
            <text:p>189</text:p>
          </table:table-cell>
          <table:table-cell office:value-type="float" office:value="26689" calcext:value-type="float">
            <text:p>26689</text:p>
          </table:table-cell>
          <table:table-cell office:value-type="float" office:value="26714" calcext:value-type="float">
            <text:p>26714</text:p>
          </table:table-cell>
          <table:table-cell office:value-type="float" office:value="26695" calcext:value-type="float">
            <text:p>26695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13089" calcext:value-type="float">
            <text:p>13089</text:p>
          </table:table-cell>
          <table:table-cell office:value-type="float" office:value="13408" calcext:value-type="float">
            <text:p>13408</text:p>
          </table:table-cell>
          <table:table-cell office:value-type="float" office:value="13071" calcext:value-type="float">
            <text:p>13071</text:p>
          </table:table-cell>
          <table:table-cell table:number-columns-repeated="10"/>
          <table:table-cell office:value-type="float" office:value="167" calcext:value-type="float">
            <text:p>167</text:p>
          </table:table-cell>
          <table:table-cell office:value-type="float" office:value="17430" calcext:value-type="float">
            <text:p>17430</text:p>
          </table:table-cell>
          <table:table-cell office:value-type="float" office:value="17283" calcext:value-type="float">
            <text:p>17283</text:p>
          </table:table-cell>
          <table:table-cell table:number-columns-repeated="6"/>
          <table:table-cell office:value-type="float" office:value="137" calcext:value-type="float">
            <text:p>137</text:p>
          </table:table-cell>
          <table:table-cell office:value-type="float" office:value="8358" calcext:value-type="float">
            <text:p>8358</text:p>
          </table:table-cell>
          <table:table-cell office:value-type="float" office:value="8464" calcext:value-type="float">
            <text:p>8464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33589" calcext:value-type="float">
            <text:p>33589</text:p>
          </table:table-cell>
          <table:table-cell office:value-type="float" office:value="33645" calcext:value-type="float">
            <text:p>33645</text:p>
          </table:table-cell>
          <table:table-cell office:value-type="float" office:value="33677" calcext:value-type="float">
            <text:p>33677</text:p>
          </table:table-cell>
          <table:table-cell office:value-type="float" office:value="33360" calcext:value-type="float">
            <text:p>33360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20659" calcext:value-type="float">
            <text:p>20659</text:p>
          </table:table-cell>
          <table:table-cell office:value-type="float" office:value="20573" calcext:value-type="float">
            <text:p>2057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-5190" calcext:value-type="float">
            <text:p>-5190</text:p>
          </table:table-cell>
          <table:table-cell office:value-type="float" office:value="-5058" calcext:value-type="float">
            <text:p>-505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-2439" calcext:value-type="float">
            <text:p>-2439</text:p>
          </table:table-cell>
          <table:table-cell office:value-type="float" office:value="-2523" calcext:value-type="float">
            <text:p>-2523</text:p>
          </table:table-cell>
          <table:table-cell table:number-columns-repeated="10"/>
          <table:table-cell office:value-type="float" office:value="190" calcext:value-type="float">
            <text:p>190</text:p>
          </table:table-cell>
          <table:table-cell office:value-type="float" office:value="27164" calcext:value-type="float">
            <text:p>27164</text:p>
          </table:table-cell>
          <table:table-cell office:value-type="float" office:value="27236" calcext:value-type="float">
            <text:p>27236</text:p>
          </table:table-cell>
          <table:table-cell office:value-type="float" office:value="27211" calcext:value-type="float">
            <text:p>27211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13548" calcext:value-type="float">
            <text:p>13548</text:p>
          </table:table-cell>
          <table:table-cell office:value-type="float" office:value="13824" calcext:value-type="float">
            <text:p>13824</text:p>
          </table:table-cell>
          <table:table-cell office:value-type="float" office:value="13508" calcext:value-type="float">
            <text:p>13508</text:p>
          </table:table-cell>
          <table:table-cell table:number-columns-repeated="10"/>
          <table:table-cell office:value-type="float" office:value="168" calcext:value-type="float">
            <text:p>168</text:p>
          </table:table-cell>
          <table:table-cell office:value-type="float" office:value="17459" calcext:value-type="float">
            <text:p>17459</text:p>
          </table:table-cell>
          <table:table-cell office:value-type="float" office:value="17317" calcext:value-type="float">
            <text:p>17317</text:p>
          </table:table-cell>
          <table:table-cell table:number-columns-repeated="6"/>
          <table:table-cell office:value-type="float" office:value="138" calcext:value-type="float">
            <text:p>138</text:p>
          </table:table-cell>
          <table:table-cell office:value-type="float" office:value="8704" calcext:value-type="float">
            <text:p>8704</text:p>
          </table:table-cell>
          <table:table-cell office:value-type="float" office:value="8739" calcext:value-type="float">
            <text:p>8739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34277" calcext:value-type="float">
            <text:p>34277</text:p>
          </table:table-cell>
          <table:table-cell office:value-type="float" office:value="34407" calcext:value-type="float">
            <text:p>34407</text:p>
          </table:table-cell>
          <table:table-cell office:value-type="float" office:value="34329" calcext:value-type="float">
            <text:p>34329</text:p>
          </table:table-cell>
          <table:table-cell office:value-type="float" office:value="34117" calcext:value-type="float">
            <text:p>34117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20715" calcext:value-type="float">
            <text:p>20715</text:p>
          </table:table-cell>
          <table:table-cell office:value-type="float" office:value="20624" calcext:value-type="float">
            <text:p>20624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-4888" calcext:value-type="float">
            <text:p>-4888</text:p>
          </table:table-cell>
          <table:table-cell office:value-type="float" office:value="-4757" calcext:value-type="float">
            <text:p>-475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-1943" calcext:value-type="float">
            <text:p>-1943</text:p>
          </table:table-cell>
          <table:table-cell office:value-type="float" office:value="-2016" calcext:value-type="float">
            <text:p>-2016</text:p>
          </table:table-cell>
          <table:table-cell table:number-columns-repeated="10"/>
          <table:table-cell office:value-type="float" office:value="191" calcext:value-type="float">
            <text:p>191</text:p>
          </table:table-cell>
          <table:table-cell office:value-type="float" office:value="27790" calcext:value-type="float">
            <text:p>27790</text:p>
          </table:table-cell>
          <table:table-cell office:value-type="float" office:value="27878" calcext:value-type="float">
            <text:p>27878</text:p>
          </table:table-cell>
          <table:table-cell office:value-type="float" office:value="27875" calcext:value-type="float">
            <text:p>27875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13895" calcext:value-type="float">
            <text:p>13895</text:p>
          </table:table-cell>
          <table:table-cell office:value-type="float" office:value="14202" calcext:value-type="float">
            <text:p>14202</text:p>
          </table:table-cell>
          <table:table-cell office:value-type="float" office:value="13868" calcext:value-type="float">
            <text:p>13868</text:p>
          </table:table-cell>
          <table:table-cell table:number-columns-repeated="10"/>
          <table:table-cell office:value-type="float" office:value="169" calcext:value-type="float">
            <text:p>169</text:p>
          </table:table-cell>
          <table:table-cell office:value-type="float" office:value="18010" calcext:value-type="float">
            <text:p>18010</text:p>
          </table:table-cell>
          <table:table-cell office:value-type="float" office:value="17834" calcext:value-type="float">
            <text:p>17834</text:p>
          </table:table-cell>
          <table:table-cell table:number-columns-repeated="6"/>
          <table:table-cell office:value-type="float" office:value="139" calcext:value-type="float">
            <text:p>139</text:p>
          </table:table-cell>
          <table:table-cell office:value-type="float" office:value="9094" calcext:value-type="float">
            <text:p>9094</text:p>
          </table:table-cell>
          <table:table-cell office:value-type="float" office:value="9123" calcext:value-type="float">
            <text:p>9123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34637" calcext:value-type="float">
            <text:p>34637</text:p>
          </table:table-cell>
          <table:table-cell office:value-type="float" office:value="34773" calcext:value-type="float">
            <text:p>34773</text:p>
          </table:table-cell>
          <table:table-cell office:value-type="float" office:value="34671" calcext:value-type="float">
            <text:p>34671</text:p>
          </table:table-cell>
          <table:table-cell office:value-type="float" office:value="34475" calcext:value-type="float">
            <text:p>34475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21285" calcext:value-type="float">
            <text:p>21285</text:p>
          </table:table-cell>
          <table:table-cell office:value-type="float" office:value="21216" calcext:value-type="float">
            <text:p>212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-4724" calcext:value-type="float">
            <text:p>-4724</text:p>
          </table:table-cell>
          <table:table-cell office:value-type="float" office:value="-4611" calcext:value-type="float">
            <text:p>-461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-1688" calcext:value-type="float">
            <text:p>-1688</text:p>
          </table:table-cell>
          <table:table-cell office:value-type="float" office:value="-1770" calcext:value-type="float">
            <text:p>-1770</text:p>
          </table:table-cell>
          <table:table-cell table:number-columns-repeated="10"/>
          <table:table-cell office:value-type="float" office:value="192" calcext:value-type="float">
            <text:p>192</text:p>
          </table:table-cell>
          <table:table-cell office:value-type="float" office:value="27824" calcext:value-type="float">
            <text:p>27824</text:p>
          </table:table-cell>
          <table:table-cell office:value-type="float" office:value="27899" calcext:value-type="float">
            <text:p>27899</text:p>
          </table:table-cell>
          <table:table-cell office:value-type="float" office:value="27885" calcext:value-type="float">
            <text:p>27885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office:value-type="float" office:value="14378" calcext:value-type="float">
            <text:p>14378</text:p>
          </table:table-cell>
          <table:table-cell office:value-type="float" office:value="14669" calcext:value-type="float">
            <text:p>14669</text:p>
          </table:table-cell>
          <table:table-cell office:value-type="float" office:value="14305" calcext:value-type="float">
            <text:p>14305</text:p>
          </table:table-cell>
          <table:table-cell table:number-columns-repeated="10"/>
          <table:table-cell office:value-type="float" office:value="170" calcext:value-type="float">
            <text:p>170</text:p>
          </table:table-cell>
          <table:table-cell office:value-type="float" office:value="18383" calcext:value-type="float">
            <text:p>18383</text:p>
          </table:table-cell>
          <table:table-cell office:value-type="float" office:value="18220" calcext:value-type="float">
            <text:p>18220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 office:value-type="float" office:value="9251" calcext:value-type="float">
            <text:p>9251</text:p>
          </table:table-cell>
          <table:table-cell office:value-type="float" office:value="9368" calcext:value-type="float">
            <text:p>9368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35403" calcext:value-type="float">
            <text:p>35403</text:p>
          </table:table-cell>
          <table:table-cell office:value-type="float" office:value="35530" calcext:value-type="float">
            <text:p>35530</text:p>
          </table:table-cell>
          <table:table-cell office:value-type="float" office:value="35427" calcext:value-type="float">
            <text:p>35427</text:p>
          </table:table-cell>
          <table:table-cell office:value-type="float" office:value="35208" calcext:value-type="float">
            <text:p>3520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21728" calcext:value-type="float">
            <text:p>21728</text:p>
          </table:table-cell>
          <table:table-cell office:value-type="float" office:value="21664" calcext:value-type="float">
            <text:p>21664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-4396" calcext:value-type="float">
            <text:p>-4396</text:p>
          </table:table-cell>
          <table:table-cell office:value-type="float" office:value="-4296" calcext:value-type="float">
            <text:p>-429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-1226" calcext:value-type="float">
            <text:p>-1226</text:p>
          </table:table-cell>
          <table:table-cell office:value-type="float" office:value="-1232" calcext:value-type="float">
            <text:p>-1232</text:p>
          </table:table-cell>
          <table:table-cell table:number-columns-repeated="10"/>
          <table:table-cell office:value-type="float" office:value="193" calcext:value-type="float">
            <text:p>193</text:p>
          </table:table-cell>
          <table:table-cell office:value-type="float" office:value="28493" calcext:value-type="float">
            <text:p>28493</text:p>
          </table:table-cell>
          <table:table-cell office:value-type="float" office:value="28581" calcext:value-type="float">
            <text:p>28581</text:p>
          </table:table-cell>
          <table:table-cell office:value-type="float" office:value="28603" calcext:value-type="float">
            <text:p>28603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14450" calcext:value-type="float">
            <text:p>14450</text:p>
          </table:table-cell>
          <table:table-cell office:value-type="float" office:value="14690" calcext:value-type="float">
            <text:p>14690</text:p>
          </table:table-cell>
          <table:table-cell office:value-type="float" office:value="14387" calcext:value-type="float">
            <text:p>14387</text:p>
          </table:table-cell>
          <table:table-cell table:number-columns-repeated="10"/>
          <table:table-cell office:value-type="float" office:value="171" calcext:value-type="float">
            <text:p>171</text:p>
          </table:table-cell>
          <table:table-cell office:value-type="float" office:value="18887" calcext:value-type="float">
            <text:p>18887</text:p>
          </table:table-cell>
          <table:table-cell office:value-type="float" office:value="18761" calcext:value-type="float">
            <text:p>18761</text:p>
          </table:table-cell>
          <table:table-cell table:number-columns-repeated="6"/>
          <table:table-cell office:value-type="float" office:value="141" calcext:value-type="float">
            <text:p>141</text:p>
          </table:table-cell>
          <table:table-cell office:value-type="float" office:value="9670" calcext:value-type="float">
            <text:p>9670</text:p>
          </table:table-cell>
          <table:table-cell office:value-type="float" office:value="9734" calcext:value-type="float">
            <text:p>9734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35983" calcext:value-type="float">
            <text:p>35983</text:p>
          </table:table-cell>
          <table:table-cell office:value-type="float" office:value="36133" calcext:value-type="float">
            <text:p>36133</text:p>
          </table:table-cell>
          <table:table-cell office:value-type="float" office:value="36029" calcext:value-type="float">
            <text:p>36029</text:p>
          </table:table-cell>
          <table:table-cell office:value-type="float" office:value="35811" calcext:value-type="float">
            <text:p>35811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93" calcext:value-type="float">
            <text:p>22293</text:p>
          </table:table-cell>
          <table:table-cell office:value-type="float" office:value="22224" calcext:value-type="float">
            <text:p>22224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-4170" calcext:value-type="float">
            <text:p>-4170</text:p>
          </table:table-cell>
          <table:table-cell office:value-type="float" office:value="-4042" calcext:value-type="float">
            <text:p>-404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-812" calcext:value-type="float">
            <text:p>-812</text:p>
          </table:table-cell>
          <table:table-cell office:value-type="float" office:value="-838" calcext:value-type="float">
            <text:p>-838</text:p>
          </table:table-cell>
          <table:table-cell table:number-columns-repeated="10"/>
          <table:table-cell office:value-type="float" office:value="194" calcext:value-type="float">
            <text:p>194</text:p>
          </table:table-cell>
          <table:table-cell office:value-type="float" office:value="29078" calcext:value-type="float">
            <text:p>29078</text:p>
          </table:table-cell>
          <table:table-cell office:value-type="float" office:value="29090" calcext:value-type="float">
            <text:p>29090</text:p>
          </table:table-cell>
          <table:table-cell office:value-type="float" office:value="29161" calcext:value-type="float">
            <text:p>29161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14896" calcext:value-type="float">
            <text:p>14896</text:p>
          </table:table-cell>
          <table:table-cell office:value-type="float" office:value="15172" calcext:value-type="float">
            <text:p>15172</text:p>
          </table:table-cell>
          <table:table-cell office:value-type="float" office:value="14841" calcext:value-type="float">
            <text:p>14841</text:p>
          </table:table-cell>
          <table:table-cell table:number-columns-repeated="10"/>
          <table:table-cell office:value-type="float" office:value="172" calcext:value-type="float">
            <text:p>172</text:p>
          </table:table-cell>
          <table:table-cell office:value-type="float" office:value="19124" calcext:value-type="float">
            <text:p>19124</text:p>
          </table:table-cell>
          <table:table-cell office:value-type="float" office:value="18994" calcext:value-type="float">
            <text:p>18994</text:p>
          </table:table-cell>
          <table:table-cell table:number-columns-repeated="6"/>
          <table:table-cell office:value-type="float" office:value="142" calcext:value-type="float">
            <text:p>142</text:p>
          </table:table-cell>
          <table:table-cell office:value-type="float" office:value="10031" calcext:value-type="float">
            <text:p>10031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36789" calcext:value-type="float">
            <text:p>36789</text:p>
          </table:table-cell>
          <table:table-cell office:value-type="float" office:value="36920" calcext:value-type="float">
            <text:p>36920</text:p>
          </table:table-cell>
          <table:table-cell office:value-type="float" office:value="36851" calcext:value-type="float">
            <text:p>36851</text:p>
          </table:table-cell>
          <table:table-cell office:value-type="float" office:value="36600" calcext:value-type="float">
            <text:p>3660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22555" calcext:value-type="float">
            <text:p>22555</text:p>
          </table:table-cell>
          <table:table-cell office:value-type="float" office:value="22474" calcext:value-type="float">
            <text:p>22474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-3857" calcext:value-type="float">
            <text:p>-3857</text:p>
          </table:table-cell>
          <table:table-cell office:value-type="float" office:value="-3702" calcext:value-type="float">
            <text:p>-370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-312" calcext:value-type="float">
            <text:p>-312</text:p>
          </table:table-cell>
          <table:table-cell office:value-type="float" office:value="-311" calcext:value-type="float">
            <text:p>-311</text:p>
          </table:table-cell>
          <table:table-cell table:number-columns-repeated="10"/>
          <table:table-cell office:value-type="float" office:value="195" calcext:value-type="float">
            <text:p>195</text:p>
          </table:table-cell>
          <table:table-cell office:value-type="float" office:value="29712" calcext:value-type="float">
            <text:p>29712</text:p>
          </table:table-cell>
          <table:table-cell office:value-type="float" office:value="29762" calcext:value-type="float">
            <text:p>29762</text:p>
          </table:table-cell>
          <table:table-cell office:value-type="float" office:value="29811" calcext:value-type="float">
            <text:p>29811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15260" calcext:value-type="float">
            <text:p>15260</text:p>
          </table:table-cell>
          <table:table-cell office:value-type="float" office:value="15523" calcext:value-type="float">
            <text:p>15523</text:p>
          </table:table-cell>
          <table:table-cell office:value-type="float" office:value="15200" calcext:value-type="float">
            <text:p>15200</text:p>
          </table:table-cell>
          <table:table-cell table:number-columns-repeated="10"/>
          <table:table-cell office:value-type="float" office:value="173" calcext:value-type="float">
            <text:p>173</text:p>
          </table:table-cell>
          <table:table-cell office:value-type="float" office:value="19661" calcext:value-type="float">
            <text:p>19661</text:p>
          </table:table-cell>
          <table:table-cell office:value-type="float" office:value="19492" calcext:value-type="float">
            <text:p>19492</text:p>
          </table:table-cell>
          <table:table-cell table:number-columns-repeated="6"/>
          <table:table-cell office:value-type="float" office:value="143" calcext:value-type="float">
            <text:p>143</text:p>
          </table:table-cell>
          <table:table-cell office:value-type="float" office:value="10461" calcext:value-type="float">
            <text:p>10461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36907" calcext:value-type="float">
            <text:p>36907</text:p>
          </table:table-cell>
          <table:table-cell office:value-type="float" office:value="36972" calcext:value-type="float">
            <text:p>36972</text:p>
          </table:table-cell>
          <table:table-cell office:value-type="float" office:value="36917" calcext:value-type="float">
            <text:p>36917</text:p>
          </table:table-cell>
          <table:table-cell office:value-type="float" office:value="36682" calcext:value-type="float">
            <text:p>36682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23127" calcext:value-type="float">
            <text:p>23127</text:p>
          </table:table-cell>
          <table:table-cell office:value-type="float" office:value="23058" calcext:value-type="float">
            <text:p>23058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-3846" calcext:value-type="float">
            <text:p>-3846</text:p>
          </table:table-cell>
          <table:table-cell office:value-type="float" office:value="-3756" calcext:value-type="float">
            <text:p>-375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290" calcext:value-type="float">
            <text:p>-290</text:p>
          </table:table-cell>
          <table:table-cell office:value-type="float" office:value="-330" calcext:value-type="float">
            <text:p>-330</text:p>
          </table:table-cell>
          <table:table-cell table:number-columns-repeated="10"/>
          <table:table-cell office:value-type="float" office:value="196" calcext:value-type="float">
            <text:p>196</text:p>
          </table:table-cell>
          <table:table-cell office:value-type="float" office:value="30030" calcext:value-type="float">
            <text:p>30030</text:p>
          </table:table-cell>
          <table:table-cell office:value-type="float" office:value="30098" calcext:value-type="float">
            <text:p>30098</text:p>
          </table:table-cell>
          <table:table-cell office:value-type="float" office:value="30117" calcext:value-type="float">
            <text:p>30117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office:value-type="float" office:value="15712" calcext:value-type="float">
            <text:p>15712</text:p>
          </table:table-cell>
          <table:table-cell office:value-type="float" office:value="16009" calcext:value-type="float">
            <text:p>16009</text:p>
          </table:table-cell>
          <table:table-cell office:value-type="float" office:value="15691" calcext:value-type="float">
            <text:p>15691</text:p>
          </table:table-cell>
          <table:table-cell table:number-columns-repeated="10"/>
          <table:table-cell office:value-type="float" office:value="174" calcext:value-type="float">
            <text:p>174</text:p>
          </table:table-cell>
          <table:table-cell office:value-type="float" office:value="20069" calcext:value-type="float">
            <text:p>20069</text:p>
          </table:table-cell>
          <table:table-cell office:value-type="float" office:value="19921" calcext:value-type="float">
            <text:p>19921</text:p>
          </table:table-cell>
          <table:table-cell table:number-columns-repeated="6"/>
          <table:table-cell office:value-type="float" office:value="144" calcext:value-type="float">
            <text:p>144</text:p>
          </table:table-cell>
          <table:table-cell office:value-type="float" office:value="10384" calcext:value-type="float">
            <text:p>10384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37687" calcext:value-type="float">
            <text:p>37687</text:p>
          </table:table-cell>
          <table:table-cell office:value-type="float" office:value="37771" calcext:value-type="float">
            <text:p>37771</text:p>
          </table:table-cell>
          <table:table-cell office:value-type="float" office:value="37689" calcext:value-type="float">
            <text:p>37689</text:p>
          </table:table-cell>
          <table:table-cell office:value-type="float" office:value="37500" calcext:value-type="float">
            <text:p>37500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3583" calcext:value-type="float">
            <text:p>23583</text:p>
          </table:table-cell>
          <table:table-cell office:value-type="float" office:value="23504" calcext:value-type="float">
            <text:p>2350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-3526" calcext:value-type="float">
            <text:p>-3526</text:p>
          </table:table-cell>
          <table:table-cell office:value-type="float" office:value="-3444" calcext:value-type="float">
            <text:p>-344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55" calcext:value-type="float">
            <text:p>255</text:p>
          </table:table-cell>
          <table:table-cell office:value-type="float" office:value="213" calcext:value-type="float">
            <text:p>213</text:p>
          </table:table-cell>
          <table:table-cell table:number-columns-repeated="10"/>
          <table:table-cell office:value-type="float" office:value="197" calcext:value-type="float">
            <text:p>197</text:p>
          </table:table-cell>
          <table:table-cell office:value-type="float" office:value="30714" calcext:value-type="float">
            <text:p>30714</text:p>
          </table:table-cell>
          <table:table-cell office:value-type="float" office:value="30806" calcext:value-type="float">
            <text:p>30806</text:p>
          </table:table-cell>
          <table:table-cell office:value-type="float" office:value="30749" calcext:value-type="float">
            <text:p>30749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office:value-type="float" office:value="15989" calcext:value-type="float">
            <text:p>15989</text:p>
          </table:table-cell>
          <table:table-cell office:value-type="float" office:value="16241" calcext:value-type="float">
            <text:p>16241</text:p>
          </table:table-cell>
          <table:table-cell office:value-type="float" office:value="15915" calcext:value-type="float">
            <text:p>15915</text:p>
          </table:table-cell>
          <table:table-cell table:number-columns-repeated="10"/>
          <table:table-cell office:value-type="float" office:value="175" calcext:value-type="float">
            <text:p>175</text:p>
          </table:table-cell>
          <table:table-cell office:value-type="float" office:value="20583" calcext:value-type="float">
            <text:p>20583</text:p>
          </table:table-cell>
          <table:table-cell office:value-type="float" office:value="20507" calcext:value-type="float">
            <text:p>20507</text:p>
          </table:table-cell>
          <table:table-cell table:number-columns-repeated="6"/>
          <table:table-cell office:value-type="float" office:value="145" calcext:value-type="float">
            <text:p>145</text:p>
          </table:table-cell>
          <table:table-cell office:value-type="float" office:value="10828" calcext:value-type="float">
            <text:p>10828</text:p>
          </table:table-cell>
          <table:table-cell office:value-type="float" office:value="10875" calcext:value-type="float">
            <text:p>10875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38328" calcext:value-type="float">
            <text:p>38328</text:p>
          </table:table-cell>
          <table:table-cell office:value-type="float" office:value="38401" calcext:value-type="float">
            <text:p>38401</text:p>
          </table:table-cell>
          <table:table-cell office:value-type="float" office:value="38305" calcext:value-type="float">
            <text:p>38305</text:p>
          </table:table-cell>
          <table:table-cell office:value-type="float" office:value="38151" calcext:value-type="float">
            <text:p>3815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24162" calcext:value-type="float">
            <text:p>24162</text:p>
          </table:table-cell>
          <table:table-cell office:value-type="float" office:value="24093" calcext:value-type="float">
            <text:p>24093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-3275" calcext:value-type="float">
            <text:p>-3275</text:p>
          </table:table-cell>
          <table:table-cell office:value-type="float" office:value="-3195" calcext:value-type="float">
            <text:p>-319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93" calcext:value-type="float">
            <text:p>693</text:p>
          </table:table-cell>
          <table:table-cell office:value-type="float" office:value="641" calcext:value-type="float">
            <text:p>641</text:p>
          </table:table-cell>
          <table:table-cell table:number-columns-repeated="10"/>
          <table:table-cell office:value-type="float" office:value="198" calcext:value-type="float">
            <text:p>198</text:p>
          </table:table-cell>
          <table:table-cell office:value-type="float" office:value="31264" calcext:value-type="float">
            <text:p>31264</text:p>
          </table:table-cell>
          <table:table-cell office:value-type="float" office:value="31327" calcext:value-type="float">
            <text:p>31327</text:p>
          </table:table-cell>
          <table:table-cell office:value-type="float" office:value="31321" calcext:value-type="float">
            <text:p>31321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office:value-type="float" office:value="16493" calcext:value-type="float">
            <text:p>16493</text:p>
          </table:table-cell>
          <table:table-cell office:value-type="float" office:value="16722" calcext:value-type="float">
            <text:p>16722</text:p>
          </table:table-cell>
          <table:table-cell office:value-type="float" office:value="16431" calcext:value-type="float">
            <text:p>16431</text:p>
          </table:table-cell>
          <table:table-cell table:number-columns-repeated="10"/>
          <table:table-cell office:value-type="float" office:value="176" calcext:value-type="float">
            <text:p>176</text:p>
          </table:table-cell>
          <table:table-cell office:value-type="float" office:value="20620" calcext:value-type="float">
            <text:p>20620</text:p>
          </table:table-cell>
          <table:table-cell office:value-type="float" office:value="20546" calcext:value-type="float">
            <text:p>20546</text:p>
          </table:table-cell>
          <table:table-cell table:number-columns-repeated="6"/>
          <table:table-cell office:value-type="float" office:value="146" calcext:value-type="float">
            <text:p>146</text:p>
          </table:table-cell>
          <table:table-cell office:value-type="float" office:value="11133" calcext:value-type="float">
            <text:p>11133</text:p>
          </table:table-cell>
          <table:table-cell office:value-type="float" office:value="11173" calcext:value-type="float">
            <text:p>11173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39142" calcext:value-type="float">
            <text:p>39142</text:p>
          </table:table-cell>
          <table:table-cell office:value-type="float" office:value="39227" calcext:value-type="float">
            <text:p>39227</text:p>
          </table:table-cell>
          <table:table-cell office:value-type="float" office:value="39111" calcext:value-type="float">
            <text:p>39111</text:p>
          </table:table-cell>
          <table:table-cell office:value-type="float" office:value="38926" calcext:value-type="float">
            <text:p>38926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24139" calcext:value-type="float">
            <text:p>24139</text:p>
          </table:table-cell>
          <table:table-cell office:value-type="float" office:value="24109" calcext:value-type="float">
            <text:p>24109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-2963" calcext:value-type="float">
            <text:p>-2963</text:p>
          </table:table-cell>
          <table:table-cell office:value-type="float" office:value="-2871" calcext:value-type="float">
            <text:p>-287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45" calcext:value-type="float">
            <text:p>1245</text:p>
          </table:table-cell>
          <table:table-cell office:value-type="float" office:value="1189" calcext:value-type="float">
            <text:p>1189</text:p>
          </table:table-cell>
          <table:table-cell table:number-columns-repeated="10"/>
          <table:table-cell office:value-type="float" office:value="199" calcext:value-type="float">
            <text:p>199</text:p>
          </table:table-cell>
          <table:table-cell office:value-type="float" office:value="31980" calcext:value-type="float">
            <text:p>31980</text:p>
          </table:table-cell>
          <table:table-cell office:value-type="float" office:value="32044" calcext:value-type="float">
            <text:p>32044</text:p>
          </table:table-cell>
          <table:table-cell office:value-type="float" office:value="32001" calcext:value-type="float">
            <text:p>32001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office:value-type="float" office:value="16886" calcext:value-type="float">
            <text:p>16886</text:p>
          </table:table-cell>
          <table:table-cell office:value-type="float" office:value="17068" calcext:value-type="float">
            <text:p>17068</text:p>
          </table:table-cell>
          <table:table-cell office:value-type="float" office:value="16840" calcext:value-type="float">
            <text:p>16840</text:p>
          </table:table-cell>
          <table:table-cell table:number-columns-repeated="10"/>
          <table:table-cell office:value-type="float" office:value="177" calcext:value-type="float">
            <text:p>177</text:p>
          </table:table-cell>
          <table:table-cell office:value-type="float" office:value="21230" calcext:value-type="float">
            <text:p>21230</text:p>
          </table:table-cell>
          <table:table-cell office:value-type="float" office:value="21085" calcext:value-type="float">
            <text:p>21085</text:p>
          </table:table-cell>
          <table:table-cell table:number-columns-repeated="6"/>
          <table:table-cell office:value-type="float" office:value="147" calcext:value-type="float">
            <text:p>147</text:p>
          </table:table-cell>
          <table:table-cell office:value-type="float" office:value="11547" calcext:value-type="float">
            <text:p>11547</text:p>
          </table:table-cell>
          <table:table-cell office:value-type="float" office:value="11582" calcext:value-type="float">
            <text:p>11582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39542" calcext:value-type="float">
            <text:p>39542</text:p>
          </table:table-cell>
          <table:table-cell office:value-type="float" office:value="39549" calcext:value-type="float">
            <text:p>39549</text:p>
          </table:table-cell>
          <table:table-cell office:value-type="float" office:value="39631" calcext:value-type="float">
            <text:p>39631</text:p>
          </table:table-cell>
          <table:table-cell office:value-type="float" office:value="39302" calcext:value-type="float">
            <text:p>39302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24756" calcext:value-type="float">
            <text:p>24756</text:p>
          </table:table-cell>
          <table:table-cell office:value-type="float" office:value="24706" calcext:value-type="float">
            <text:p>24706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-2778" calcext:value-type="float">
            <text:p>-2778</text:p>
          </table:table-cell>
          <table:table-cell office:value-type="float" office:value="-2679" calcext:value-type="float">
            <text:p>-267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526" calcext:value-type="float">
            <text:p>1526</text:p>
          </table:table-cell>
          <table:table-cell office:value-type="float" office:value="1470" calcext:value-type="float">
            <text:p>1470</text:p>
          </table:table-cell>
          <table:table-cell table:number-columns-repeated="10"/>
          <table:table-cell office:value-type="float" office:value="200" calcext:value-type="float">
            <text:p>200</text:p>
          </table:table-cell>
          <table:table-cell office:value-type="float" office:value="31987" calcext:value-type="float">
            <text:p>31987</text:p>
          </table:table-cell>
          <table:table-cell office:value-type="float" office:value="32012" calcext:value-type="float">
            <text:p>32012</text:p>
          </table:table-cell>
          <table:table-cell office:value-type="float" office:value="32013" calcext:value-type="float">
            <text:p>32013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office:value-type="float" office:value="17369" calcext:value-type="float">
            <text:p>17369</text:p>
          </table:table-cell>
          <table:table-cell office:value-type="float" office:value="17578" calcext:value-type="float">
            <text:p>17578</text:p>
          </table:table-cell>
          <table:table-cell office:value-type="float" office:value="17336" calcext:value-type="float">
            <text:p>17336</text:p>
          </table:table-cell>
          <table:table-cell table:number-columns-repeated="10"/>
          <table:table-cell office:value-type="float" office:value="178" calcext:value-type="float">
            <text:p>178</text:p>
          </table:table-cell>
          <table:table-cell office:value-type="float" office:value="21667" calcext:value-type="float">
            <text:p>21667</text:p>
          </table:table-cell>
          <table:table-cell office:value-type="float" office:value="21554" calcext:value-type="float">
            <text:p>21554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office:value-type="float" office:value="11816" calcext:value-type="float">
            <text:p>11816</text:p>
          </table:table-cell>
          <table:table-cell office:value-type="float" office:value="11833" calcext:value-type="float">
            <text:p>11833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40370" calcext:value-type="float">
            <text:p>40370</text:p>
          </table:table-cell>
          <table:table-cell office:value-type="float" office:value="40400" calcext:value-type="float">
            <text:p>40400</text:p>
          </table:table-cell>
          <table:table-cell office:value-type="float" office:value="40479" calcext:value-type="float">
            <text:p>40479</text:p>
          </table:table-cell>
          <table:table-cell office:value-type="float" office:value="40131" calcext:value-type="float">
            <text:p>40131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25256" calcext:value-type="float">
            <text:p>25256</text:p>
          </table:table-cell>
          <table:table-cell office:value-type="float" office:value="25201" calcext:value-type="float">
            <text:p>25201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-2441" calcext:value-type="float">
            <text:p>-2441</text:p>
          </table:table-cell>
          <table:table-cell office:value-type="float" office:value="-2338" calcext:value-type="float">
            <text:p>-233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087" calcext:value-type="float">
            <text:p>2087</text:p>
          </table:table-cell>
          <table:table-cell office:value-type="float" office:value="2046" calcext:value-type="float">
            <text:p>2046</text:p>
          </table:table-cell>
          <table:table-cell table:number-columns-repeated="10"/>
          <table:table-cell office:value-type="float" office:value="201" calcext:value-type="float">
            <text:p>201</text:p>
          </table:table-cell>
          <table:table-cell office:value-type="float" office:value="32703" calcext:value-type="float">
            <text:p>32703</text:p>
          </table:table-cell>
          <table:table-cell office:value-type="float" office:value="32722" calcext:value-type="float">
            <text:p>32722</text:p>
          </table:table-cell>
          <table:table-cell office:value-type="float" office:value="32703" calcext:value-type="float">
            <text:p>32703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17413" calcext:value-type="float">
            <text:p>17413</text:p>
          </table:table-cell>
          <table:table-cell office:value-type="float" office:value="17601" calcext:value-type="float">
            <text:p>17601</text:p>
          </table:table-cell>
          <table:table-cell office:value-type="float" office:value="17344" calcext:value-type="float">
            <text:p>17344</text:p>
          </table:table-cell>
          <table:table-cell table:number-columns-repeated="10"/>
          <table:table-cell office:value-type="float" office:value="179" calcext:value-type="float">
            <text:p>179</text:p>
          </table:table-cell>
          <table:table-cell office:value-type="float" office:value="22254" calcext:value-type="float">
            <text:p>22254</text:p>
          </table:table-cell>
          <table:table-cell office:value-type="float" office:value="22094" calcext:value-type="float">
            <text:p>22094</text:p>
          </table:table-cell>
          <table:table-cell table:number-columns-repeated="6"/>
          <table:table-cell office:value-type="float" office:value="149" calcext:value-type="float">
            <text:p>149</text:p>
          </table:table-cell>
          <table:table-cell office:value-type="float" office:value="12178" calcext:value-type="float">
            <text:p>12178</text:p>
          </table:table-cell>
          <table:table-cell office:value-type="float" office:value="12251" calcext:value-type="float">
            <text:p>12251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41031" calcext:value-type="float">
            <text:p>41031</text:p>
          </table:table-cell>
          <table:table-cell office:value-type="float" office:value="41005" calcext:value-type="float">
            <text:p>41005</text:p>
          </table:table-cell>
          <table:table-cell office:value-type="float" office:value="41121" calcext:value-type="float">
            <text:p>41121</text:p>
          </table:table-cell>
          <table:table-cell office:value-type="float" office:value="40741" calcext:value-type="float">
            <text:p>40741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25868" calcext:value-type="float">
            <text:p>25868</text:p>
          </table:table-cell>
          <table:table-cell office:value-type="float" office:value="25785" calcext:value-type="float">
            <text:p>25785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-2186" calcext:value-type="float">
            <text:p>-2186</text:p>
          </table:table-cell>
          <table:table-cell office:value-type="float" office:value="-2092" calcext:value-type="float">
            <text:p>-209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548" calcext:value-type="float">
            <text:p>2548</text:p>
          </table:table-cell>
          <table:table-cell office:value-type="float" office:value="2506" calcext:value-type="float">
            <text:p>2506</text:p>
          </table:table-cell>
          <table:table-cell table:number-columns-repeated="10"/>
          <table:table-cell office:value-type="float" office:value="202" calcext:value-type="float">
            <text:p>202</text:p>
          </table:table-cell>
          <table:table-cell office:value-type="float" office:value="33317" calcext:value-type="float">
            <text:p>33317</text:p>
          </table:table-cell>
          <table:table-cell office:value-type="float" office:value="33255" calcext:value-type="float">
            <text:p>33255</text:p>
          </table:table-cell>
          <table:table-cell office:value-type="float" office:value="33271" calcext:value-type="float">
            <text:p>33271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17902" calcext:value-type="float">
            <text:p>17902</text:p>
          </table:table-cell>
          <table:table-cell office:value-type="float" office:value="18112" calcext:value-type="float">
            <text:p>18112</text:p>
          </table:table-cell>
          <table:table-cell office:value-type="float" office:value="17844" calcext:value-type="float">
            <text:p>17844</text:p>
          </table:table-cell>
          <table:table-cell table:number-columns-repeated="10"/>
          <table:table-cell office:value-type="float" office:value="180" calcext:value-type="float">
            <text:p>180</text:p>
          </table:table-cell>
          <table:table-cell office:value-type="float" office:value="22546" calcext:value-type="float">
            <text:p>22546</text:p>
          </table:table-cell>
          <table:table-cell office:value-type="float" office:value="22364" calcext:value-type="float">
            <text:p>22364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office:value-type="float" office:value="12567" calcext:value-type="float">
            <text:p>12567</text:p>
          </table:table-cell>
          <table:table-cell office:value-type="float" office:value="12600" calcext:value-type="float">
            <text:p>12600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41899" calcext:value-type="float">
            <text:p>41899</text:p>
          </table:table-cell>
          <table:table-cell office:value-type="float" office:value="41906" calcext:value-type="float">
            <text:p>41906</text:p>
          </table:table-cell>
          <table:table-cell office:value-type="float" office:value="41893" calcext:value-type="float">
            <text:p>41893</text:p>
          </table:table-cell>
          <table:table-cell office:value-type="float" office:value="41615" calcext:value-type="float">
            <text:p>41615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26166" calcext:value-type="float">
            <text:p>26166</text:p>
          </table:table-cell>
          <table:table-cell office:value-type="float" office:value="26093" calcext:value-type="float">
            <text:p>2609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-1844" calcext:value-type="float">
            <text:p>-1844</text:p>
          </table:table-cell>
          <table:table-cell office:value-type="float" office:value="-1753" calcext:value-type="float">
            <text:p>-175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-13270" calcext:value-type="float">
            <text:p>-13270</text:p>
          </table:table-cell>
          <table:table-cell office:value-type="float" office:value="3091" calcext:value-type="float">
            <text:p>3091</text:p>
          </table:table-cell>
          <table:table-cell table:number-columns-repeated="10"/>
          <table:table-cell office:value-type="float" office:value="203" calcext:value-type="float">
            <text:p>203</text:p>
          </table:table-cell>
          <table:table-cell office:value-type="float" office:value="33973" calcext:value-type="float">
            <text:p>33973</text:p>
          </table:table-cell>
          <table:table-cell office:value-type="float" office:value="34058" calcext:value-type="float">
            <text:p>34058</text:p>
          </table:table-cell>
          <table:table-cell office:value-type="float" office:value="34039" calcext:value-type="float">
            <text:p>34039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18322" calcext:value-type="float">
            <text:p>18322</text:p>
          </table:table-cell>
          <table:table-cell office:value-type="float" office:value="18505" calcext:value-type="float">
            <text:p>18505</text:p>
          </table:table-cell>
          <table:table-cell office:value-type="float" office:value="18244" calcext:value-type="float">
            <text:p>18244</text:p>
          </table:table-cell>
          <table:table-cell table:number-columns-repeated="10"/>
          <table:table-cell office:value-type="float" office:value="181" calcext:value-type="float">
            <text:p>181</text:p>
          </table:table-cell>
          <table:table-cell office:value-type="float" office:value="23134" calcext:value-type="float">
            <text:p>23134</text:p>
          </table:table-cell>
          <table:table-cell office:value-type="float" office:value="22951" calcext:value-type="float">
            <text:p>22951</text:p>
          </table:table-cell>
          <table:table-cell table:number-columns-repeated="6"/>
          <table:table-cell office:value-type="float" office:value="151" calcext:value-type="float">
            <text:p>151</text:p>
          </table:table-cell>
          <table:table-cell office:value-type="float" office:value="12967" calcext:value-type="float">
            <text:p>12967</text:p>
          </table:table-cell>
          <table:table-cell office:value-type="float" office:value="13031" calcext:value-type="float">
            <text:p>13031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number-columns-repeated="2" office:value-type="float" office:value="41896" calcext:value-type="float">
            <text:p>41896</text:p>
          </table:table-cell>
          <table:table-cell office:value-type="float" office:value="41905" calcext:value-type="float">
            <text:p>41905</text:p>
          </table:table-cell>
          <table:table-cell office:value-type="float" office:value="41653" calcext:value-type="float">
            <text:p>4165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26828" calcext:value-type="float">
            <text:p>26828</text:p>
          </table:table-cell>
          <table:table-cell office:value-type="float" office:value="26769" calcext:value-type="float">
            <text:p>26769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-1778" calcext:value-type="float">
            <text:p>-1778</text:p>
          </table:table-cell>
          <table:table-cell office:value-type="float" office:value="-1683" calcext:value-type="float">
            <text:p>-168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263" calcext:value-type="float">
            <text:p>3263</text:p>
          </table:table-cell>
          <table:table-cell office:value-type="float" office:value="3240" calcext:value-type="float">
            <text:p>3240</text:p>
          </table:table-cell>
          <table:table-cell table:number-columns-repeated="10"/>
          <table:table-cell office:value-type="float" office:value="204" calcext:value-type="float">
            <text:p>204</text:p>
          </table:table-cell>
          <table:table-cell office:value-type="float" office:value="34320" calcext:value-type="float">
            <text:p>34320</text:p>
          </table:table-cell>
          <table:table-cell office:value-type="float" office:value="34359" calcext:value-type="float">
            <text:p>34359</text:p>
          </table:table-cell>
          <table:table-cell office:value-type="float" office:value="34335" calcext:value-type="float">
            <text:p>34335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18846" calcext:value-type="float">
            <text:p>18846</text:p>
          </table:table-cell>
          <table:table-cell office:value-type="float" office:value="19027" calcext:value-type="float">
            <text:p>19027</text:p>
          </table:table-cell>
          <table:table-cell office:value-type="float" office:value="18756" calcext:value-type="float">
            <text:p>18756</text:p>
          </table:table-cell>
          <table:table-cell table:number-columns-repeated="10"/>
          <table:table-cell office:value-type="float" office:value="182" calcext:value-type="float">
            <text:p>182</text:p>
          </table:table-cell>
          <table:table-cell office:value-type="float" office:value="23597" calcext:value-type="float">
            <text:p>23597</text:p>
          </table:table-cell>
          <table:table-cell office:value-type="float" office:value="23403" calcext:value-type="float">
            <text:p>23403</text:p>
          </table:table-cell>
          <table:table-cell table:number-columns-repeated="6"/>
          <table:table-cell office:value-type="float" office:value="152" calcext:value-type="float">
            <text:p>152</text:p>
          </table:table-cell>
          <table:table-cell office:value-type="float" office:value="12994" calcext:value-type="float">
            <text:p>12994</text:p>
          </table:table-cell>
          <table:table-cell office:value-type="float" office:value="13059" calcext:value-type="float">
            <text:p>13059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42782" calcext:value-type="float">
            <text:p>42782</text:p>
          </table:table-cell>
          <table:table-cell office:value-type="float" office:value="42778" calcext:value-type="float">
            <text:p>42778</text:p>
          </table:table-cell>
          <table:table-cell office:value-type="float" office:value="42801" calcext:value-type="float">
            <text:p>42801</text:p>
          </table:table-cell>
          <table:table-cell office:value-type="float" office:value="42546" calcext:value-type="float">
            <text:p>42546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27299" calcext:value-type="float">
            <text:p>27299</text:p>
          </table:table-cell>
          <table:table-cell office:value-type="float" office:value="27245" calcext:value-type="float">
            <text:p>2724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-1450" calcext:value-type="float">
            <text:p>-1450</text:p>
          </table:table-cell>
          <table:table-cell office:value-type="float" office:value="-1348" calcext:value-type="float">
            <text:p>-134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885" calcext:value-type="float">
            <text:p>3885</text:p>
          </table:table-cell>
          <table:table-cell office:value-type="float" office:value="3823" calcext:value-type="float">
            <text:p>3823</text:p>
          </table:table-cell>
          <table:table-cell table:number-columns-repeated="10"/>
          <table:table-cell office:value-type="float" office:value="205" calcext:value-type="float">
            <text:p>205</text:p>
          </table:table-cell>
          <table:table-cell office:value-type="float" office:value="35079" calcext:value-type="float">
            <text:p>35079</text:p>
          </table:table-cell>
          <table:table-cell office:value-type="float" office:value="35153" calcext:value-type="float">
            <text:p>35153</text:p>
          </table:table-cell>
          <table:table-cell office:value-type="float" office:value="35093" calcext:value-type="float">
            <text:p>35093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19075" calcext:value-type="float">
            <text:p>19075</text:p>
          </table:table-cell>
          <table:table-cell office:value-type="float" office:value="19262" calcext:value-type="float">
            <text:p>19262</text:p>
          </table:table-cell>
          <table:table-cell office:value-type="float" office:value="19005" calcext:value-type="float">
            <text:p>19005</text:p>
          </table:table-cell>
          <table:table-cell table:number-columns-repeated="10"/>
          <table:table-cell office:value-type="float" office:value="183" calcext:value-type="float">
            <text:p>183</text:p>
          </table:table-cell>
          <table:table-cell office:value-type="float" office:value="24120" calcext:value-type="float">
            <text:p>24120</text:p>
          </table:table-cell>
          <table:table-cell office:value-type="float" office:value="24003" calcext:value-type="float">
            <text:p>24003</text:p>
          </table:table-cell>
          <table:table-cell table:number-columns-repeated="6"/>
          <table:table-cell office:value-type="float" office:value="153" calcext:value-type="float">
            <text:p>153</text:p>
          </table:table-cell>
          <table:table-cell office:value-type="float" office:value="13464" calcext:value-type="float">
            <text:p>13464</text:p>
          </table:table-cell>
          <table:table-cell office:value-type="float" office:value="13427" calcext:value-type="float">
            <text:p>13427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43423" calcext:value-type="float">
            <text:p>43423</text:p>
          </table:table-cell>
          <table:table-cell office:value-type="float" office:value="43452" calcext:value-type="float">
            <text:p>43452</text:p>
          </table:table-cell>
          <table:table-cell office:value-type="float" office:value="43457" calcext:value-type="float">
            <text:p>43457</text:p>
          </table:table-cell>
          <table:table-cell office:value-type="float" office:value="43267" calcext:value-type="float">
            <text:p>43267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27959" calcext:value-type="float">
            <text:p>27959</text:p>
          </table:table-cell>
          <table:table-cell office:value-type="float" office:value="27907" calcext:value-type="float">
            <text:p>27907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-1169" calcext:value-type="float">
            <text:p>-1169</text:p>
          </table:table-cell>
          <table:table-cell office:value-type="float" office:value="-1011" calcext:value-type="float">
            <text:p>-10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4353" calcext:value-type="float">
            <text:p>4353</text:p>
          </table:table-cell>
          <table:table-cell office:value-type="float" office:value="4337" calcext:value-type="float">
            <text:p>4337</text:p>
          </table:table-cell>
          <table:table-cell table:number-columns-repeated="10"/>
          <table:table-cell office:value-type="float" office:value="206" calcext:value-type="float">
            <text:p>206</text:p>
          </table:table-cell>
          <table:table-cell office:value-type="float" office:value="35640" calcext:value-type="float">
            <text:p>35640</text:p>
          </table:table-cell>
          <table:table-cell office:value-type="float" office:value="35741" calcext:value-type="float">
            <text:p>35741</text:p>
          </table:table-cell>
          <table:table-cell office:value-type="float" office:value="35711" calcext:value-type="float">
            <text:p>35711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19628" calcext:value-type="float">
            <text:p>19628</text:p>
          </table:table-cell>
          <table:table-cell office:value-type="float" office:value="19798" calcext:value-type="float">
            <text:p>19798</text:p>
          </table:table-cell>
          <table:table-cell office:value-type="float" office:value="19545" calcext:value-type="float">
            <text:p>19545</text:p>
          </table:table-cell>
          <table:table-cell table:number-columns-repeated="10"/>
          <table:table-cell office:value-type="float" office:value="184" calcext:value-type="float">
            <text:p>184</text:p>
          </table:table-cell>
          <table:table-cell office:value-type="float" office:value="24147" calcext:value-type="float">
            <text:p>24147</text:p>
          </table:table-cell>
          <table:table-cell office:value-type="float" office:value="23978" calcext:value-type="float">
            <text:p>23978</text:p>
          </table:table-cell>
          <table:table-cell table:number-columns-repeated="6"/>
          <table:table-cell office:value-type="float" office:value="154" calcext:value-type="float">
            <text:p>154</text:p>
          </table:table-cell>
          <table:table-cell office:value-type="float" office:value="13749" calcext:value-type="float">
            <text:p>13749</text:p>
          </table:table-cell>
          <table:table-cell office:value-type="float" office:value="13821" calcext:value-type="float">
            <text:p>13821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44356" calcext:value-type="float">
            <text:p>44356</text:p>
          </table:table-cell>
          <table:table-cell office:value-type="float" office:value="44352" calcext:value-type="float">
            <text:p>44352</text:p>
          </table:table-cell>
          <table:table-cell office:value-type="float" office:value="44449" calcext:value-type="float">
            <text:p>44449</text:p>
          </table:table-cell>
          <table:table-cell office:value-type="float" office:value="44182" calcext:value-type="float">
            <text:p>44182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27978" calcext:value-type="float">
            <text:p>27978</text:p>
          </table:table-cell>
          <table:table-cell office:value-type="float" office:value="27961" calcext:value-type="float">
            <text:p>2796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-815" calcext:value-type="float">
            <text:p>-815</text:p>
          </table:table-cell>
          <table:table-cell office:value-type="float" office:value="-727" calcext:value-type="float">
            <text:p>-72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4971" calcext:value-type="float">
            <text:p>4971</text:p>
          </table:table-cell>
          <table:table-cell office:value-type="float" office:value="4931" calcext:value-type="float">
            <text:p>4931</text:p>
          </table:table-cell>
          <table:table-cell table:number-columns-repeated="10"/>
          <table:table-cell office:value-type="float" office:value="207" calcext:value-type="float">
            <text:p>207</text:p>
          </table:table-cell>
          <table:table-cell office:value-type="float" office:value="36466" calcext:value-type="float">
            <text:p>36466</text:p>
          </table:table-cell>
          <table:table-cell office:value-type="float" office:value="36538" calcext:value-type="float">
            <text:p>36538</text:p>
          </table:table-cell>
          <table:table-cell office:value-type="float" office:value="36485" calcext:value-type="float">
            <text:p>36485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20051" calcext:value-type="float">
            <text:p>20051</text:p>
          </table:table-cell>
          <table:table-cell office:value-type="float" office:value="20242" calcext:value-type="float">
            <text:p>20242</text:p>
          </table:table-cell>
          <table:table-cell office:value-type="float" office:value="19962" calcext:value-type="float">
            <text:p>19962</text:p>
          </table:table-cell>
          <table:table-cell table:number-columns-repeated="10"/>
          <table:table-cell office:value-type="float" office:value="185" calcext:value-type="float">
            <text:p>185</text:p>
          </table:table-cell>
          <table:table-cell office:value-type="float" office:value="24749" calcext:value-type="float">
            <text:p>24749</text:p>
          </table:table-cell>
          <table:table-cell office:value-type="float" office:value="24610" calcext:value-type="float">
            <text:p>24610</text:p>
          </table:table-cell>
          <table:table-cell table:number-columns-repeated="6"/>
          <table:table-cell office:value-type="float" office:value="155" calcext:value-type="float">
            <text:p>155</text:p>
          </table:table-cell>
          <table:table-cell office:value-type="float" office:value="14262" calcext:value-type="float">
            <text:p>14262</text:p>
          </table:table-cell>
          <table:table-cell office:value-type="float" office:value="14270" calcext:value-type="float">
            <text:p>14270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44753" calcext:value-type="float">
            <text:p>44753</text:p>
          </table:table-cell>
          <table:table-cell office:value-type="float" office:value="44777" calcext:value-type="float">
            <text:p>44777</text:p>
          </table:table-cell>
          <table:table-cell office:value-type="float" office:value="44869" calcext:value-type="float">
            <text:p>44869</text:p>
          </table:table-cell>
          <table:table-cell office:value-type="float" office:value="44588" calcext:value-type="float">
            <text:p>44588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28664" calcext:value-type="float">
            <text:p>28664</text:p>
          </table:table-cell>
          <table:table-cell office:value-type="float" office:value="28571" calcext:value-type="float">
            <text:p>2857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-614" calcext:value-type="float">
            <text:p>-614</text:p>
          </table:table-cell>
          <table:table-cell office:value-type="float" office:value="-540" calcext:value-type="float">
            <text:p>-5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292" calcext:value-type="float">
            <text:p>5292</text:p>
          </table:table-cell>
          <table:table-cell office:value-type="float" office:value="5260" calcext:value-type="float">
            <text:p>5260</text:p>
          </table:table-cell>
          <table:table-cell table:number-columns-repeated="10"/>
          <table:table-cell office:value-type="float" office:value="208" calcext:value-type="float">
            <text:p>208</text:p>
          </table:table-cell>
          <table:table-cell office:value-type="float" office:value="36473" calcext:value-type="float">
            <text:p>36473</text:p>
          </table:table-cell>
          <table:table-cell office:value-type="float" office:value="36540" calcext:value-type="float">
            <text:p>36540</text:p>
          </table:table-cell>
          <table:table-cell office:value-type="float" office:value="36517" calcext:value-type="float">
            <text:p>36517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20563" calcext:value-type="float">
            <text:p>20563</text:p>
          </table:table-cell>
          <table:table-cell office:value-type="float" office:value="20785" calcext:value-type="float">
            <text:p>20785</text:p>
          </table:table-cell>
          <table:table-cell office:value-type="float" office:value="20498" calcext:value-type="float">
            <text:p>20498</text:p>
          </table:table-cell>
          <table:table-cell table:number-columns-repeated="10"/>
          <table:table-cell office:value-type="float" office:value="186" calcext:value-type="float">
            <text:p>186</text:p>
          </table:table-cell>
          <table:table-cell office:value-type="float" office:value="25224" calcext:value-type="float">
            <text:p>25224</text:p>
          </table:table-cell>
          <table:table-cell office:value-type="float" office:value="25062" calcext:value-type="float">
            <text:p>25062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 office:value-type="float" office:value="14442" calcext:value-type="float">
            <text:p>14442</text:p>
          </table:table-cell>
          <table:table-cell office:value-type="float" office:value="14478" calcext:value-type="float">
            <text:p>14478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45695" calcext:value-type="float">
            <text:p>45695</text:p>
          </table:table-cell>
          <table:table-cell office:value-type="float" office:value="45685" calcext:value-type="float">
            <text:p>45685</text:p>
          </table:table-cell>
          <table:table-cell office:value-type="float" office:value="45733" calcext:value-type="float">
            <text:p>45733</text:p>
          </table:table-cell>
          <table:table-cell office:value-type="float" office:value="45548" calcext:value-type="float">
            <text:p>45548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29191" calcext:value-type="float">
            <text:p>29191</text:p>
          </table:table-cell>
          <table:table-cell office:value-type="float" office:value="29129" calcext:value-type="float">
            <text:p>29129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-287" calcext:value-type="float">
            <text:p>-287</text:p>
          </table:table-cell>
          <table:table-cell office:value-type="float" office:value="-186" calcext:value-type="float">
            <text:p>-18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891" calcext:value-type="float">
            <text:p>5891</text:p>
          </table:table-cell>
          <table:table-cell office:value-type="float" office:value="5905" calcext:value-type="float">
            <text:p>5905</text:p>
          </table:table-cell>
          <table:table-cell table:number-columns-repeated="10"/>
          <table:table-cell office:value-type="float" office:value="209" calcext:value-type="float">
            <text:p>209</text:p>
          </table:table-cell>
          <table:table-cell office:value-type="float" office:value="37248" calcext:value-type="float">
            <text:p>37248</text:p>
          </table:table-cell>
          <table:table-cell office:value-type="float" office:value="37421" calcext:value-type="float">
            <text:p>37421</text:p>
          </table:table-cell>
          <table:table-cell office:value-type="float" office:value="37343" calcext:value-type="float">
            <text:p>37343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20626" calcext:value-type="float">
            <text:p>20626</text:p>
          </table:table-cell>
          <table:table-cell office:value-type="float" office:value="20801" calcext:value-type="float">
            <text:p>20801</text:p>
          </table:table-cell>
          <table:table-cell office:value-type="float" office:value="20546" calcext:value-type="float">
            <text:p>20546</text:p>
          </table:table-cell>
          <table:table-cell table:number-columns-repeated="10"/>
          <table:table-cell office:value-type="float" office:value="187" calcext:value-type="float">
            <text:p>187</text:p>
          </table:table-cell>
          <table:table-cell office:value-type="float" office:value="25862" calcext:value-type="float">
            <text:p>25862</text:p>
          </table:table-cell>
          <table:table-cell office:value-type="float" office:value="25670" calcext:value-type="float">
            <text:p>25670</text:p>
          </table:table-cell>
          <table:table-cell table:number-columns-repeated="6"/>
          <table:table-cell office:value-type="float" office:value="157" calcext:value-type="float">
            <text:p>157</text:p>
          </table:table-cell>
          <table:table-cell office:value-type="float" office:value="14917" calcext:value-type="float">
            <text:p>14917</text:p>
          </table:table-cell>
          <table:table-cell office:value-type="float" office:value="14934" calcext:value-type="float">
            <text:p>14934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46406" calcext:value-type="float">
            <text:p>46406</text:p>
          </table:table-cell>
          <table:table-cell office:value-type="float" office:value="46368" calcext:value-type="float">
            <text:p>46368</text:p>
          </table:table-cell>
          <table:table-cell office:value-type="float" office:value="46487" calcext:value-type="float">
            <text:p>46487</text:p>
          </table:table-cell>
          <table:table-cell office:value-type="float" office:value="46195" calcext:value-type="float">
            <text:p>4619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29866" calcext:value-type="float">
            <text:p>29866</text:p>
          </table:table-cell>
          <table:table-cell office:value-type="float" office:value="29811" calcext:value-type="float">
            <text:p>29811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445" calcext:value-type="float">
            <text:p>6445</text:p>
          </table:table-cell>
          <table:table-cell office:value-type="float" office:value="6390" calcext:value-type="float">
            <text:p>6390</text:p>
          </table:table-cell>
          <table:table-cell table:number-columns-repeated="10"/>
          <table:table-cell office:value-type="float" office:value="210" calcext:value-type="float">
            <text:p>210</text:p>
          </table:table-cell>
          <table:table-cell office:value-type="float" office:value="37894" calcext:value-type="float">
            <text:p>37894</text:p>
          </table:table-cell>
          <table:table-cell office:value-type="float" office:value="37983" calcext:value-type="float">
            <text:p>37983</text:p>
          </table:table-cell>
          <table:table-cell office:value-type="float" office:value="37941" calcext:value-type="float">
            <text:p>37941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21178" calcext:value-type="float">
            <text:p>21178</text:p>
          </table:table-cell>
          <table:table-cell office:value-type="float" office:value="21388" calcext:value-type="float">
            <text:p>21388</text:p>
          </table:table-cell>
          <table:table-cell office:value-type="float" office:value="21114" calcext:value-type="float">
            <text:p>21114</text:p>
          </table:table-cell>
          <table:table-cell table:number-columns-repeated="10"/>
          <table:table-cell office:value-type="float" office:value="188" calcext:value-type="float">
            <text:p>188</text:p>
          </table:table-cell>
          <table:table-cell office:value-type="float" office:value="26146" calcext:value-type="float">
            <text:p>26146</text:p>
          </table:table-cell>
          <table:table-cell office:value-type="float" office:value="25989" calcext:value-type="float">
            <text:p>25989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15268" calcext:value-type="float">
            <text:p>15268</text:p>
          </table:table-cell>
          <table:table-cell office:value-type="float" office:value="15355" calcext:value-type="float">
            <text:p>15355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47401" calcext:value-type="float">
            <text:p>47401</text:p>
          </table:table-cell>
          <table:table-cell office:value-type="float" office:value="47476" calcext:value-type="float">
            <text:p>47476</text:p>
          </table:table-cell>
          <table:table-cell office:value-type="float" office:value="47589" calcext:value-type="float">
            <text:p>47589</text:p>
          </table:table-cell>
          <table:table-cell office:value-type="float" office:value="47242" calcext:value-type="float">
            <text:p>47242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30173" calcext:value-type="float">
            <text:p>30173</text:p>
          </table:table-cell>
          <table:table-cell office:value-type="float" office:value="30112" calcext:value-type="float">
            <text:p>30112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338" calcext:value-type="float">
            <text:p>338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7117" calcext:value-type="float">
            <text:p>7117</text:p>
          </table:table-cell>
          <table:table-cell office:value-type="float" office:value="7045" calcext:value-type="float">
            <text:p>7045</text:p>
          </table:table-cell>
          <table:table-cell table:number-columns-repeated="10"/>
          <table:table-cell office:value-type="float" office:value="211" calcext:value-type="float">
            <text:p>211</text:p>
          </table:table-cell>
          <table:table-cell office:value-type="float" office:value="38698" calcext:value-type="float">
            <text:p>38698</text:p>
          </table:table-cell>
          <table:table-cell office:value-type="float" office:value="38776" calcext:value-type="float">
            <text:p>38776</text:p>
          </table:table-cell>
          <table:table-cell office:value-type="float" office:value="38791" calcext:value-type="float">
            <text:p>38791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 office:value-type="float" office:value="21626" calcext:value-type="float">
            <text:p>21626</text:p>
          </table:table-cell>
          <table:table-cell office:value-type="float" office:value="21842" calcext:value-type="float">
            <text:p>21842</text:p>
          </table:table-cell>
          <table:table-cell office:value-type="float" office:value="21542" calcext:value-type="float">
            <text:p>21542</text:p>
          </table:table-cell>
          <table:table-cell table:number-columns-repeated="10"/>
          <table:table-cell office:value-type="float" office:value="189" calcext:value-type="float">
            <text:p>189</text:p>
          </table:table-cell>
          <table:table-cell office:value-type="float" office:value="26776" calcext:value-type="float">
            <text:p>26776</text:p>
          </table:table-cell>
          <table:table-cell office:value-type="float" office:value="26620" calcext:value-type="float">
            <text:p>26620</text:p>
          </table:table-cell>
          <table:table-cell table:number-columns-repeated="6"/>
          <table:table-cell office:value-type="float" office:value="159" calcext:value-type="float">
            <text:p>159</text:p>
          </table:table-cell>
          <table:table-cell office:value-type="float" office:value="15736" calcext:value-type="float">
            <text:p>15736</text:p>
          </table:table-cell>
          <table:table-cell office:value-type="float" office:value="15823" calcext:value-type="float">
            <text:p>15823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47456" calcext:value-type="float">
            <text:p>47456</text:p>
          </table:table-cell>
          <table:table-cell office:value-type="float" office:value="47402" calcext:value-type="float">
            <text:p>47402</text:p>
          </table:table-cell>
          <table:table-cell office:value-type="float" office:value="47647" calcext:value-type="float">
            <text:p>47647</text:p>
          </table:table-cell>
          <table:table-cell office:value-type="float" office:value="47292" calcext:value-type="float">
            <text:p>47292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832" calcext:value-type="float">
            <text:p>30832</text:p>
          </table:table-cell>
          <table:table-cell office:value-type="float" office:value="30792" calcext:value-type="float">
            <text:p>30792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336" calcext:value-type="float">
            <text:p>33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087" calcext:value-type="float">
            <text:p>7087</text:p>
          </table:table-cell>
          <table:table-cell office:value-type="float" office:value="7003" calcext:value-type="float">
            <text:p>7003</text:p>
          </table:table-cell>
          <table:table-cell table:number-columns-repeated="10"/>
          <table:table-cell office:value-type="float" office:value="212" calcext:value-type="float">
            <text:p>212</text:p>
          </table:table-cell>
          <table:table-cell office:value-type="float" office:value="39098" calcext:value-type="float">
            <text:p>39098</text:p>
          </table:table-cell>
          <table:table-cell office:value-type="float" office:value="39196" calcext:value-type="float">
            <text:p>39196</text:p>
          </table:table-cell>
          <table:table-cell office:value-type="float" office:value="39205" calcext:value-type="float">
            <text:p>39205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 office:value-type="float" office:value="22171" calcext:value-type="float">
            <text:p>22171</text:p>
          </table:table-cell>
          <table:table-cell office:value-type="float" office:value="22409" calcext:value-type="float">
            <text:p>22409</text:p>
          </table:table-cell>
          <table:table-cell office:value-type="float" office:value="22122" calcext:value-type="float">
            <text:p>22122</text:p>
          </table:table-cell>
          <table:table-cell table:number-columns-repeated="10"/>
          <table:table-cell office:value-type="float" office:value="190" calcext:value-type="float">
            <text:p>190</text:p>
          </table:table-cell>
          <table:table-cell office:value-type="float" office:value="27294" calcext:value-type="float">
            <text:p>27294</text:p>
          </table:table-cell>
          <table:table-cell office:value-type="float" office:value="27119" calcext:value-type="float">
            <text:p>27119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15848" calcext:value-type="float">
            <text:p>15848</text:p>
          </table:table-cell>
          <table:table-cell office:value-type="float" office:value="15831" calcext:value-type="float">
            <text:p>15831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48421" calcext:value-type="float">
            <text:p>48421</text:p>
          </table:table-cell>
          <table:table-cell office:value-type="float" office:value="48420" calcext:value-type="float">
            <text:p>48420</text:p>
          </table:table-cell>
          <table:table-cell office:value-type="float" office:value="48557" calcext:value-type="float">
            <text:p>48557</text:p>
          </table:table-cell>
          <table:table-cell office:value-type="float" office:value="48238" calcext:value-type="float">
            <text:p>48238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31400" calcext:value-type="float">
            <text:p>31400</text:p>
          </table:table-cell>
          <table:table-cell office:value-type="float" office:value="31384" calcext:value-type="float">
            <text:p>31384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689" calcext:value-type="float">
            <text:p>689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7751" calcext:value-type="float">
            <text:p>7751</text:p>
          </table:table-cell>
          <table:table-cell office:value-type="float" office:value="7709" calcext:value-type="float">
            <text:p>7709</text:p>
          </table:table-cell>
          <table:table-cell table:number-columns-repeated="10"/>
          <table:table-cell office:value-type="float" office:value="213" calcext:value-type="float">
            <text:p>213</text:p>
          </table:table-cell>
          <table:table-cell office:value-type="float" office:value="39897" calcext:value-type="float">
            <text:p>39897</text:p>
          </table:table-cell>
          <table:table-cell office:value-type="float" office:value="40048" calcext:value-type="float">
            <text:p>40048</text:p>
          </table:table-cell>
          <table:table-cell office:value-type="float" office:value="39967" calcext:value-type="float">
            <text:p>39967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22427" calcext:value-type="float">
            <text:p>22427</text:p>
          </table:table-cell>
          <table:table-cell office:value-type="float" office:value="22693" calcext:value-type="float">
            <text:p>22693</text:p>
          </table:table-cell>
          <table:table-cell office:value-type="float" office:value="22384" calcext:value-type="float">
            <text:p>22384</text:p>
          </table:table-cell>
          <table:table-cell table:number-columns-repeated="10"/>
          <table:table-cell office:value-type="float" office:value="191" calcext:value-type="float">
            <text:p>191</text:p>
          </table:table-cell>
          <table:table-cell office:value-type="float" office:value="27935" calcext:value-type="float">
            <text:p>27935</text:p>
          </table:table-cell>
          <table:table-cell office:value-type="float" office:value="27776" calcext:value-type="float">
            <text:p>27776</text:p>
          </table:table-cell>
          <table:table-cell table:number-columns-repeated="6"/>
          <table:table-cell office:value-type="float" office:value="161" calcext:value-type="float">
            <text:p>161</text:p>
          </table:table-cell>
          <table:table-cell office:value-type="float" office:value="16303" calcext:value-type="float">
            <text:p>16303</text:p>
          </table:table-cell>
          <table:table-cell office:value-type="float" office:value="16287" calcext:value-type="float">
            <text:p>16287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49161" calcext:value-type="float">
            <text:p>49161</text:p>
          </table:table-cell>
          <table:table-cell office:value-type="float" office:value="49218" calcext:value-type="float">
            <text:p>49218</text:p>
          </table:table-cell>
          <table:table-cell office:value-type="float" office:value="49315" calcext:value-type="float">
            <text:p>49315</text:p>
          </table:table-cell>
          <table:table-cell office:value-type="float" office:value="49012" calcext:value-type="float">
            <text:p>49012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32114" calcext:value-type="float">
            <text:p>32114</text:p>
          </table:table-cell>
          <table:table-cell office:value-type="float" office:value="32089" calcext:value-type="float">
            <text:p>32089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989" calcext:value-type="float">
            <text:p>989</text:p>
          </table:table-cell>
          <table:table-cell office:value-type="float" office:value="1091" calcext:value-type="float">
            <text:p>109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323" calcext:value-type="float">
            <text:p>8323</text:p>
          </table:table-cell>
          <table:table-cell office:value-type="float" office:value="8224" calcext:value-type="float">
            <text:p>8224</text:p>
          </table:table-cell>
          <table:table-cell table:number-columns-repeated="10"/>
          <table:table-cell office:value-type="float" office:value="214" calcext:value-type="float">
            <text:p>214</text:p>
          </table:table-cell>
          <table:table-cell office:value-type="float" office:value="40592" calcext:value-type="float">
            <text:p>40592</text:p>
          </table:table-cell>
          <table:table-cell office:value-type="float" office:value="40668" calcext:value-type="float">
            <text:p>40668</text:p>
          </table:table-cell>
          <table:table-cell office:value-type="float" office:value="40637" calcext:value-type="float">
            <text:p>40637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23000" calcext:value-type="float">
            <text:p>23000</text:p>
          </table:table-cell>
          <table:table-cell office:value-type="float" office:value="23192" calcext:value-type="float">
            <text:p>23192</text:p>
          </table:table-cell>
          <table:table-cell office:value-type="float" office:value="22989" calcext:value-type="float">
            <text:p>22989</text:p>
          </table:table-cell>
          <table:table-cell table:number-columns-repeated="10"/>
          <table:table-cell office:value-type="float" office:value="192" calcext:value-type="float">
            <text:p>192</text:p>
          </table:table-cell>
          <table:table-cell office:value-type="float" office:value="27981" calcext:value-type="float">
            <text:p>27981</text:p>
          </table:table-cell>
          <table:table-cell office:value-type="float" office:value="27816" calcext:value-type="float">
            <text:p>27816</text:p>
          </table:table-cell>
          <table:table-cell table:number-columns-repeated="6"/>
          <table:table-cell office:value-type="float" office:value="162" calcext:value-type="float">
            <text:p>162</text:p>
          </table:table-cell>
          <table:table-cell office:value-type="float" office:value="16648" calcext:value-type="float">
            <text:p>16648</text:p>
          </table:table-cell>
          <table:table-cell office:value-type="float" office:value="16681" calcext:value-type="float">
            <text:p>16681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50161" calcext:value-type="float">
            <text:p>50161</text:p>
          </table:table-cell>
          <table:table-cell office:value-type="float" office:value="50219" calcext:value-type="float">
            <text:p>50219</text:p>
          </table:table-cell>
          <table:table-cell office:value-type="float" office:value="50315" calcext:value-type="float">
            <text:p>50315</text:p>
          </table:table-cell>
          <table:table-cell office:value-type="float" office:value="50050" calcext:value-type="float">
            <text:p>5005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2093" calcext:value-type="float">
            <text:p>32093</text:p>
          </table:table-cell>
          <table:table-cell office:value-type="float" office:value="32109" calcext:value-type="float">
            <text:p>32109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1397" calcext:value-type="float">
            <text:p>1397</text:p>
          </table:table-cell>
          <table:table-cell office:value-type="float" office:value="1463" calcext:value-type="float">
            <text:p>146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9015" calcext:value-type="float">
            <text:p>9015</text:p>
          </table:table-cell>
          <table:table-cell office:value-type="float" office:value="8923" calcext:value-type="float">
            <text:p>8923</text:p>
          </table:table-cell>
          <table:table-cell table:number-columns-repeated="10"/>
          <table:table-cell office:value-type="float" office:value="215" calcext:value-type="float">
            <text:p>215</text:p>
          </table:table-cell>
          <table:table-cell office:value-type="float" office:value="41408" calcext:value-type="float">
            <text:p>41408</text:p>
          </table:table-cell>
          <table:table-cell office:value-type="float" office:value="41527" calcext:value-type="float">
            <text:p>41527</text:p>
          </table:table-cell>
          <table:table-cell office:value-type="float" office:value="41475" calcext:value-type="float">
            <text:p>41475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 office:value-type="float" office:value="23450" calcext:value-type="float">
            <text:p>23450</text:p>
          </table:table-cell>
          <table:table-cell office:value-type="float" office:value="23571" calcext:value-type="float">
            <text:p>23571</text:p>
          </table:table-cell>
          <table:table-cell office:value-type="float" office:value="23412" calcext:value-type="float">
            <text:p>23412</text:p>
          </table:table-cell>
          <table:table-cell table:number-columns-repeated="10"/>
          <table:table-cell office:value-type="float" office:value="193" calcext:value-type="float">
            <text:p>193</text:p>
          </table:table-cell>
          <table:table-cell office:value-type="float" office:value="28636" calcext:value-type="float">
            <text:p>28636</text:p>
          </table:table-cell>
          <table:table-cell office:value-type="float" office:value="28494" calcext:value-type="float">
            <text:p>28494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office:value-type="float" office:value="17179" calcext:value-type="float">
            <text:p>17179</text:p>
          </table:table-cell>
          <table:table-cell office:value-type="float" office:value="17199" calcext:value-type="float">
            <text:p>17199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50674" calcext:value-type="float">
            <text:p>50674</text:p>
          </table:table-cell>
          <table:table-cell office:value-type="float" office:value="50702" calcext:value-type="float">
            <text:p>50702</text:p>
          </table:table-cell>
          <table:table-cell office:value-type="float" office:value="50759" calcext:value-type="float">
            <text:p>50759</text:p>
          </table:table-cell>
          <table:table-cell office:value-type="float" office:value="50462" calcext:value-type="float">
            <text:p>50462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32824" calcext:value-type="float">
            <text:p>32824</text:p>
          </table:table-cell>
          <table:table-cell office:value-type="float" office:value="32788" calcext:value-type="float">
            <text:p>3278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633" calcext:value-type="float">
            <text:p>163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9383" calcext:value-type="float">
            <text:p>9383</text:p>
          </table:table-cell>
          <table:table-cell office:value-type="float" office:value="9317" calcext:value-type="float">
            <text:p>9317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office:value-type="float" office:value="41399" calcext:value-type="float">
            <text:p>41399</text:p>
          </table:table-cell>
          <table:table-cell office:value-type="float" office:value="41538" calcext:value-type="float">
            <text:p>41538</text:p>
          </table:table-cell>
          <table:table-cell office:value-type="float" office:value="41527" calcext:value-type="float">
            <text:p>41527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24101" calcext:value-type="float">
            <text:p>24101</text:p>
          </table:table-cell>
          <table:table-cell office:value-type="float" office:value="24201" calcext:value-type="float">
            <text:p>24201</text:p>
          </table:table-cell>
          <table:table-cell office:value-type="float" office:value="24011" calcext:value-type="float">
            <text:p>24011</text:p>
          </table:table-cell>
          <table:table-cell table:number-columns-repeated="10"/>
          <table:table-cell office:value-type="float" office:value="194" calcext:value-type="float">
            <text:p>194</text:p>
          </table:table-cell>
          <table:table-cell office:value-type="float" office:value="29153" calcext:value-type="float">
            <text:p>29153</text:p>
          </table:table-cell>
          <table:table-cell office:value-type="float" office:value="29005" calcext:value-type="float">
            <text:p>29005</text:p>
          </table:table-cell>
          <table:table-cell table:number-columns-repeated="6"/>
          <table:table-cell office:value-type="float" office:value="164" calcext:value-type="float">
            <text:p>164</text:p>
          </table:table-cell>
          <table:table-cell office:value-type="float" office:value="17431" calcext:value-type="float">
            <text:p>17431</text:p>
          </table:table-cell>
          <table:table-cell office:value-type="float" office:value="17385" calcext:value-type="float">
            <text:p>17385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51720" calcext:value-type="float">
            <text:p>51720</text:p>
          </table:table-cell>
          <table:table-cell office:value-type="float" office:value="51706" calcext:value-type="float">
            <text:p>51706</text:p>
          </table:table-cell>
          <table:table-cell office:value-type="float" office:value="51757" calcext:value-type="float">
            <text:p>51757</text:p>
          </table:table-cell>
          <table:table-cell office:value-type="float" office:value="51512" calcext:value-type="float">
            <text:p>51512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3381" calcext:value-type="float">
            <text:p>33381</text:p>
          </table:table-cell>
          <table:table-cell office:value-type="float" office:value="33360" calcext:value-type="float">
            <text:p>33360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2010" calcext:value-type="float">
            <text:p>2010</text:p>
          </table:table-cell>
          <table:table-cell office:value-type="float" office:value="2050" calcext:value-type="float">
            <text:p>205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0107" calcext:value-type="float">
            <text:p>10107</text:p>
          </table:table-cell>
          <table:table-cell office:value-type="float" office:value="10037" calcext:value-type="float">
            <text:p>10037</text:p>
          </table:table-cell>
          <table:table-cell table:number-columns-repeated="10"/>
          <table:table-cell office:value-type="float" office:value="217" calcext:value-type="float">
            <text:p>217</text:p>
          </table:table-cell>
          <table:table-cell office:value-type="float" office:value="42300" calcext:value-type="float">
            <text:p>42300</text:p>
          </table:table-cell>
          <table:table-cell office:value-type="float" office:value="42385" calcext:value-type="float">
            <text:p>42385</text:p>
          </table:table-cell>
          <table:table-cell office:value-type="float" office:value="42383" calcext:value-type="float">
            <text:p>42383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24086" calcext:value-type="float">
            <text:p>24086</text:p>
          </table:table-cell>
          <table:table-cell office:value-type="float" office:value="24209" calcext:value-type="float">
            <text:p>24209</text:p>
          </table:table-cell>
          <table:table-cell office:value-type="float" office:value="24016" calcext:value-type="float">
            <text:p>24016</text:p>
          </table:table-cell>
          <table:table-cell table:number-columns-repeated="10"/>
          <table:table-cell office:value-type="float" office:value="195" calcext:value-type="float">
            <text:p>195</text:p>
          </table:table-cell>
          <table:table-cell office:value-type="float" office:value="29847" calcext:value-type="float">
            <text:p>29847</text:p>
          </table:table-cell>
          <table:table-cell office:value-type="float" office:value="29685" calcext:value-type="float">
            <text:p>29685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 office:value-type="float" office:value="17931" calcext:value-type="float">
            <text:p>17931</text:p>
          </table:table-cell>
          <table:table-cell office:value-type="float" office:value="17900" calcext:value-type="float">
            <text:p>17900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52528" calcext:value-type="float">
            <text:p>52528</text:p>
          </table:table-cell>
          <table:table-cell office:value-type="float" office:value="52492" calcext:value-type="float">
            <text:p>52492</text:p>
          </table:table-cell>
          <table:table-cell office:value-type="float" office:value="52571" calcext:value-type="float">
            <text:p>52571</text:p>
          </table:table-cell>
          <table:table-cell office:value-type="float" office:value="52340" calcext:value-type="float">
            <text:p>5234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34125" calcext:value-type="float">
            <text:p>34125</text:p>
          </table:table-cell>
          <table:table-cell office:value-type="float" office:value="34117" calcext:value-type="float">
            <text:p>34117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315" calcext:value-type="float">
            <text:p>2315</text:p>
          </table:table-cell>
          <table:table-cell office:value-type="float" office:value="2346" calcext:value-type="float">
            <text:p>234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673" calcext:value-type="float">
            <text:p>10673</text:p>
          </table:table-cell>
          <table:table-cell office:value-type="float" office:value="10560" calcext:value-type="float">
            <text:p>10560</text:p>
          </table:table-cell>
          <table:table-cell table:number-columns-repeated="10"/>
          <table:table-cell office:value-type="float" office:value="218" calcext:value-type="float">
            <text:p>218</text:p>
          </table:table-cell>
          <table:table-cell office:value-type="float" office:value="42973" calcext:value-type="float">
            <text:p>42973</text:p>
          </table:table-cell>
          <table:table-cell office:value-type="float" office:value="43119" calcext:value-type="float">
            <text:p>43119</text:p>
          </table:table-cell>
          <table:table-cell office:value-type="float" office:value="43061" calcext:value-type="float">
            <text:p>43061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office:value-type="float" office:value="24689" calcext:value-type="float">
            <text:p>24689</text:p>
          </table:table-cell>
          <table:table-cell office:value-type="float" office:value="24820" calcext:value-type="float">
            <text:p>24820</text:p>
          </table:table-cell>
          <table:table-cell office:value-type="float" office:value="24608" calcext:value-type="float">
            <text:p>24608</text:p>
          </table:table-cell>
          <table:table-cell table:number-columns-repeated="10"/>
          <table:table-cell office:value-type="float" office:value="196" calcext:value-type="float">
            <text:p>196</text:p>
          </table:table-cell>
          <table:table-cell office:value-type="float" office:value="30171" calcext:value-type="float">
            <text:p>30171</text:p>
          </table:table-cell>
          <table:table-cell office:value-type="float" office:value="30013" calcext:value-type="float">
            <text:p>30013</text:p>
          </table:table-cell>
          <table:table-cell table:number-columns-repeated="6"/>
          <table:table-cell office:value-type="float" office:value="166" calcext:value-type="float">
            <text:p>166</text:p>
          </table:table-cell>
          <table:table-cell office:value-type="float" office:value="18287" calcext:value-type="float">
            <text:p>18287</text:p>
          </table:table-cell>
          <table:table-cell office:value-type="float" office:value="18304" calcext:value-type="float">
            <text:p>18304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53602" calcext:value-type="float">
            <text:p>53602</text:p>
          </table:table-cell>
          <table:table-cell office:value-type="float" office:value="53594" calcext:value-type="float">
            <text:p>53594</text:p>
          </table:table-cell>
          <table:table-cell office:value-type="float" office:value="53743" calcext:value-type="float">
            <text:p>53743</text:p>
          </table:table-cell>
          <table:table-cell office:value-type="float" office:value="53403" calcext:value-type="float">
            <text:p>53403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448" calcext:value-type="float">
            <text:p>34448</text:p>
          </table:table-cell>
          <table:table-cell office:value-type="float" office:value="34475" calcext:value-type="float">
            <text:p>34475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641" calcext:value-type="float">
            <text:p>2641</text:p>
          </table:table-cell>
          <table:table-cell office:value-type="float" office:value="2735" calcext:value-type="float">
            <text:p>273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1411" calcext:value-type="float">
            <text:p>11411</text:p>
          </table:table-cell>
          <table:table-cell office:value-type="float" office:value="11324" calcext:value-type="float">
            <text:p>11324</text:p>
          </table:table-cell>
          <table:table-cell table:number-columns-repeated="10"/>
          <table:table-cell office:value-type="float" office:value="219" calcext:value-type="float">
            <text:p>219</text:p>
          </table:table-cell>
          <table:table-cell office:value-type="float" office:value="43868" calcext:value-type="float">
            <text:p>43868</text:p>
          </table:table-cell>
          <table:table-cell office:value-type="float" office:value="44010" calcext:value-type="float">
            <text:p>44010</text:p>
          </table:table-cell>
          <table:table-cell office:value-type="float" office:value="43985" calcext:value-type="float">
            <text:p>43985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office:value-type="float" office:value="25182" calcext:value-type="float">
            <text:p>25182</text:p>
          </table:table-cell>
          <table:table-cell office:value-type="float" office:value="25308" calcext:value-type="float">
            <text:p>25308</text:p>
          </table:table-cell>
          <table:table-cell office:value-type="float" office:value="25057" calcext:value-type="float">
            <text:p>25057</text:p>
          </table:table-cell>
          <table:table-cell table:number-columns-repeated="10"/>
          <table:table-cell office:value-type="float" office:value="197" calcext:value-type="float">
            <text:p>197</text:p>
          </table:table-cell>
          <table:table-cell office:value-type="float" office:value="30866" calcext:value-type="float">
            <text:p>30866</text:p>
          </table:table-cell>
          <table:table-cell office:value-type="float" office:value="30687" calcext:value-type="float">
            <text:p>30687</text:p>
          </table:table-cell>
          <table:table-cell table:number-columns-repeated="6"/>
          <table:table-cell office:value-type="float" office:value="167" calcext:value-type="float">
            <text:p>167</text:p>
          </table:table-cell>
          <table:table-cell office:value-type="float" office:value="18824" calcext:value-type="float">
            <text:p>18824</text:p>
          </table:table-cell>
          <table:table-cell office:value-type="float" office:value="18810" calcext:value-type="float">
            <text:p>18810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53548" calcext:value-type="float">
            <text:p>53548</text:p>
          </table:table-cell>
          <table:table-cell office:value-type="float" office:value="53586" calcext:value-type="float">
            <text:p>53586</text:p>
          </table:table-cell>
          <table:table-cell office:value-type="float" office:value="53703" calcext:value-type="float">
            <text:p>53703</text:p>
          </table:table-cell>
          <table:table-cell office:value-type="float" office:value="53418" calcext:value-type="float">
            <text:p>53418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5215" calcext:value-type="float">
            <text:p>35215</text:p>
          </table:table-cell>
          <table:table-cell office:value-type="float" office:value="35208" calcext:value-type="float">
            <text:p>3520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764" calcext:value-type="float">
            <text:p>2764</text:p>
          </table:table-cell>
          <table:table-cell office:value-type="float" office:value="2884" calcext:value-type="float">
            <text:p>288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535" calcext:value-type="float">
            <text:p>11535</text:p>
          </table:table-cell>
          <table:table-cell office:value-type="float" office:value="11424" calcext:value-type="float">
            <text:p>11424</text:p>
          </table:table-cell>
          <table:table-cell table:number-columns-repeated="10"/>
          <table:table-cell office:value-type="float" office:value="220" calcext:value-type="float">
            <text:p>220</text:p>
          </table:table-cell>
          <table:table-cell office:value-type="float" office:value="44366" calcext:value-type="float">
            <text:p>44366</text:p>
          </table:table-cell>
          <table:table-cell office:value-type="float" office:value="44350" calcext:value-type="float">
            <text:p>44350</text:p>
          </table:table-cell>
          <table:table-cell office:value-type="float" office:value="44343" calcext:value-type="float">
            <text:p>44343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25784" calcext:value-type="float">
            <text:p>25784</text:p>
          </table:table-cell>
          <table:table-cell office:value-type="float" office:value="25946" calcext:value-type="float">
            <text:p>25946</text:p>
          </table:table-cell>
          <table:table-cell office:value-type="float" office:value="25705" calcext:value-type="float">
            <text:p>25705</text:p>
          </table:table-cell>
          <table:table-cell table:number-columns-repeated="10"/>
          <table:table-cell office:value-type="float" office:value="198" calcext:value-type="float">
            <text:p>198</text:p>
          </table:table-cell>
          <table:table-cell office:value-type="float" office:value="31408" calcext:value-type="float">
            <text:p>31408</text:p>
          </table:table-cell>
          <table:table-cell office:value-type="float" office:value="31222" calcext:value-type="float">
            <text:p>31222</text:p>
          </table:table-cell>
          <table:table-cell table:number-columns-repeated="6"/>
          <table:table-cell office:value-type="float" office:value="168" calcext:value-type="float">
            <text:p>168</text:p>
          </table:table-cell>
          <table:table-cell office:value-type="float" office:value="18796" calcext:value-type="float">
            <text:p>18796</text:p>
          </table:table-cell>
          <table:table-cell office:value-type="float" office:value="18850" calcext:value-type="float">
            <text:p>18850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54658" calcext:value-type="float">
            <text:p>54658</text:p>
          </table:table-cell>
          <table:table-cell office:value-type="float" office:value="54643" calcext:value-type="float">
            <text:p>54643</text:p>
          </table:table-cell>
          <table:table-cell office:value-type="float" office:value="54777" calcext:value-type="float">
            <text:p>54777</text:p>
          </table:table-cell>
          <table:table-cell office:value-type="float" office:value="54502" calcext:value-type="float">
            <text:p>5450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35823" calcext:value-type="float">
            <text:p>35823</text:p>
          </table:table-cell>
          <table:table-cell office:value-type="float" office:value="35811" calcext:value-type="float">
            <text:p>35811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3190" calcext:value-type="float">
            <text:p>3190</text:p>
          </table:table-cell>
          <table:table-cell office:value-type="float" office:value="3279" calcext:value-type="float">
            <text:p>327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2280" calcext:value-type="float">
            <text:p>12280</text:p>
          </table:table-cell>
          <table:table-cell office:value-type="float" office:value="12171" calcext:value-type="float">
            <text:p>12171</text:p>
          </table:table-cell>
          <table:table-cell table:number-columns-repeated="10"/>
          <table:table-cell office:value-type="float" office:value="221" calcext:value-type="float">
            <text:p>221</text:p>
          </table:table-cell>
          <table:table-cell office:value-type="float" office:value="45265" calcext:value-type="float">
            <text:p>45265</text:p>
          </table:table-cell>
          <table:table-cell office:value-type="float" office:value="45305" calcext:value-type="float">
            <text:p>45305</text:p>
          </table:table-cell>
          <table:table-cell office:value-type="float" office:value="45319" calcext:value-type="float">
            <text:p>45319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 office:value-type="float" office:value="26090" calcext:value-type="float">
            <text:p>26090</text:p>
          </table:table-cell>
          <table:table-cell office:value-type="float" office:value="26195" calcext:value-type="float">
            <text:p>26195</text:p>
          </table:table-cell>
          <table:table-cell office:value-type="float" office:value="26001" calcext:value-type="float">
            <text:p>26001</text:p>
          </table:table-cell>
          <table:table-cell table:number-columns-repeated="10"/>
          <table:table-cell office:value-type="float" office:value="199" calcext:value-type="float">
            <text:p>199</text:p>
          </table:table-cell>
          <table:table-cell office:value-type="float" office:value="32121" calcext:value-type="float">
            <text:p>32121</text:p>
          </table:table-cell>
          <table:table-cell office:value-type="float" office:value="31954" calcext:value-type="float">
            <text:p>31954</text:p>
          </table:table-cell>
          <table:table-cell table:number-columns-repeated="6"/>
          <table:table-cell office:value-type="float" office:value="169" calcext:value-type="float">
            <text:p>169</text:p>
          </table:table-cell>
          <table:table-cell office:value-type="float" office:value="19352" calcext:value-type="float">
            <text:p>19352</text:p>
          </table:table-cell>
          <table:table-cell office:value-type="float" office:value="19386" calcext:value-type="float">
            <text:p>19386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55480" calcext:value-type="float">
            <text:p>55480</text:p>
          </table:table-cell>
          <table:table-cell office:value-type="float" office:value="55412" calcext:value-type="float">
            <text:p>55412</text:p>
          </table:table-cell>
          <table:table-cell office:value-type="float" office:value="55585" calcext:value-type="float">
            <text:p>55585</text:p>
          </table:table-cell>
          <table:table-cell office:value-type="float" office:value="55343" calcext:value-type="float">
            <text:p>55343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36582" calcext:value-type="float">
            <text:p>36582</text:p>
          </table:table-cell>
          <table:table-cell office:value-type="float" office:value="36600" calcext:value-type="float">
            <text:p>3660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3465" calcext:value-type="float">
            <text:p>3465</text:p>
          </table:table-cell>
          <table:table-cell office:value-type="float" office:value="3589" calcext:value-type="float">
            <text:p>358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2882" calcext:value-type="float">
            <text:p>12882</text:p>
          </table:table-cell>
          <table:table-cell office:value-type="float" office:value="12779" calcext:value-type="float">
            <text:p>12779</text:p>
          </table:table-cell>
          <table:table-cell table:number-columns-repeated="10"/>
          <table:table-cell office:value-type="float" office:value="222" calcext:value-type="float">
            <text:p>222</text:p>
          </table:table-cell>
          <table:table-cell office:value-type="float" office:value="46014" calcext:value-type="float">
            <text:p>46014</text:p>
          </table:table-cell>
          <table:table-cell office:value-type="float" office:value="46050" calcext:value-type="float">
            <text:p>46050</text:p>
          </table:table-cell>
          <table:table-cell office:value-type="float" office:value="46135" calcext:value-type="float">
            <text:p>46135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office:value-type="float" office:value="26767" calcext:value-type="float">
            <text:p>26767</text:p>
          </table:table-cell>
          <table:table-cell office:value-type="float" office:value="26825" calcext:value-type="float">
            <text:p>26825</text:p>
          </table:table-cell>
          <table:table-cell office:value-type="float" office:value="26600" calcext:value-type="float">
            <text:p>26600</text:p>
          </table:table-cell>
          <table:table-cell table:number-columns-repeated="10"/>
          <table:table-cell office:value-type="float" office:value="200" calcext:value-type="float">
            <text:p>200</text:p>
          </table:table-cell>
          <table:table-cell office:value-type="float" office:value="32111" calcext:value-type="float">
            <text:p>32111</text:p>
          </table:table-cell>
          <table:table-cell office:value-type="float" office:value="31936" calcext:value-type="float">
            <text:p>31936</text:p>
          </table:table-cell>
          <table:table-cell table:number-columns-repeated="6"/>
          <table:table-cell office:value-type="float" office:value="170" calcext:value-type="float">
            <text:p>170</text:p>
          </table:table-cell>
          <table:table-cell office:value-type="float" office:value="19736" calcext:value-type="float">
            <text:p>19736</text:p>
          </table:table-cell>
          <table:table-cell office:value-type="float" office:value="19771" calcext:value-type="float">
            <text:p>19771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56627" calcext:value-type="float">
            <text:p>56627</text:p>
          </table:table-cell>
          <table:table-cell office:value-type="float" office:value="56631" calcext:value-type="float">
            <text:p>56631</text:p>
          </table:table-cell>
          <table:table-cell office:value-type="float" office:value="56755" calcext:value-type="float">
            <text:p>56755</text:p>
          </table:table-cell>
          <table:table-cell office:value-type="float" office:value="56468" calcext:value-type="float">
            <text:p>5646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6676" calcext:value-type="float">
            <text:p>36676</text:p>
          </table:table-cell>
          <table:table-cell office:value-type="float" office:value="36682" calcext:value-type="float">
            <text:p>36682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3845" calcext:value-type="float">
            <text:p>3845</text:p>
          </table:table-cell>
          <table:table-cell office:value-type="float" office:value="3988" calcext:value-type="float">
            <text:p>398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694" calcext:value-type="float">
            <text:p>13694</text:p>
          </table:table-cell>
          <table:table-cell office:value-type="float" office:value="13579" calcext:value-type="float">
            <text:p>13579</text:p>
          </table:table-cell>
          <table:table-cell table:number-columns-repeated="10"/>
          <table:table-cell office:value-type="float" office:value="223" calcext:value-type="float">
            <text:p>223</text:p>
          </table:table-cell>
          <table:table-cell office:value-type="float" office:value="47017" calcext:value-type="float">
            <text:p>47017</text:p>
          </table:table-cell>
          <table:table-cell office:value-type="float" office:value="47098" calcext:value-type="float">
            <text:p>47098</text:p>
          </table:table-cell>
          <table:table-cell office:value-type="float" office:value="47091" calcext:value-type="float">
            <text:p>47091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27232" calcext:value-type="float">
            <text:p>27232</text:p>
          </table:table-cell>
          <table:table-cell office:value-type="float" office:value="27315" calcext:value-type="float">
            <text:p>27315</text:p>
          </table:table-cell>
          <table:table-cell office:value-type="float" office:value="27141" calcext:value-type="float">
            <text:p>27141</text:p>
          </table:table-cell>
          <table:table-cell table:number-columns-repeated="10"/>
          <table:table-cell office:value-type="float" office:value="201" calcext:value-type="float">
            <text:p>201</text:p>
          </table:table-cell>
          <table:table-cell office:value-type="float" office:value="32852" calcext:value-type="float">
            <text:p>32852</text:p>
          </table:table-cell>
          <table:table-cell office:value-type="float" office:value="32648" calcext:value-type="float">
            <text:p>32648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office:value-type="float" office:value="20265" calcext:value-type="float">
            <text:p>20265</text:p>
          </table:table-cell>
          <table:table-cell office:value-type="float" office:value="20284" calcext:value-type="float">
            <text:p>20284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57103" calcext:value-type="float">
            <text:p>57103</text:p>
          </table:table-cell>
          <table:table-cell office:value-type="float" office:value="57106" calcext:value-type="float">
            <text:p>57106</text:p>
          </table:table-cell>
          <table:table-cell office:value-type="float" office:value="57195" calcext:value-type="float">
            <text:p>57195</text:p>
          </table:table-cell>
          <table:table-cell office:value-type="float" office:value="56934" calcext:value-type="float">
            <text:p>56934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7460" calcext:value-type="float">
            <text:p>37460</text:p>
          </table:table-cell>
          <table:table-cell office:value-type="float" office:value="37500" calcext:value-type="float">
            <text:p>37500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4079" calcext:value-type="float">
            <text:p>4079</text:p>
          </table:table-cell>
          <table:table-cell office:value-type="float" office:value="4216" calcext:value-type="float">
            <text:p>4216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4111" calcext:value-type="float">
            <text:p>14111</text:p>
          </table:table-cell>
          <table:table-cell office:value-type="float" office:value="13979" calcext:value-type="float">
            <text:p>13979</text:p>
          </table:table-cell>
          <table:table-cell table:number-columns-repeated="10"/>
          <table:table-cell office:value-type="float" office:value="224" calcext:value-type="float">
            <text:p>224</text:p>
          </table:table-cell>
          <table:table-cell office:value-type="float" office:value="47018" calcext:value-type="float">
            <text:p>47018</text:p>
          </table:table-cell>
          <table:table-cell office:value-type="float" office:value="47193" calcext:value-type="float">
            <text:p>47193</text:p>
          </table:table-cell>
          <table:table-cell office:value-type="float" office:value="47041" calcext:value-type="float">
            <text:p>47041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 office:value-type="float" office:value="27853" calcext:value-type="float">
            <text:p>27853</text:p>
          </table:table-cell>
          <table:table-cell office:value-type="float" office:value="28022" calcext:value-type="float">
            <text:p>28022</text:p>
          </table:table-cell>
          <table:table-cell office:value-type="float" office:value="27789" calcext:value-type="float">
            <text:p>27789</text:p>
          </table:table-cell>
          <table:table-cell table:number-columns-repeated="10"/>
          <table:table-cell office:value-type="float" office:value="202" calcext:value-type="float">
            <text:p>202</text:p>
          </table:table-cell>
          <table:table-cell office:value-type="float" office:value="33424" calcext:value-type="float">
            <text:p>33424</text:p>
          </table:table-cell>
          <table:table-cell office:value-type="float" office:value="33204" calcext:value-type="float">
            <text:p>33204</text:p>
          </table:table-cell>
          <table:table-cell table:number-columns-repeated="6"/>
          <table:table-cell office:value-type="float" office:value="172" calcext:value-type="float">
            <text:p>172</text:p>
          </table:table-cell>
          <table:table-cell office:value-type="float" office:value="20605" calcext:value-type="float">
            <text:p>20605</text:p>
          </table:table-cell>
          <table:table-cell office:value-type="float" office:value="20543" calcext:value-type="float">
            <text:p>20543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58276" calcext:value-type="float">
            <text:p>58276</text:p>
          </table:table-cell>
          <table:table-cell office:value-type="float" office:value="58249" calcext:value-type="float">
            <text:p>58249</text:p>
          </table:table-cell>
          <table:table-cell office:value-type="float" office:value="58433" calcext:value-type="float">
            <text:p>58433</text:p>
          </table:table-cell>
          <table:table-cell office:value-type="float" office:value="58138" calcext:value-type="float">
            <text:p>58138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38107" calcext:value-type="float">
            <text:p>38107</text:p>
          </table:table-cell>
          <table:table-cell office:value-type="float" office:value="38151" calcext:value-type="float">
            <text:p>38151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4495" calcext:value-type="float">
            <text:p>4495</text:p>
          </table:table-cell>
          <table:table-cell office:value-type="float" office:value="4596" calcext:value-type="float">
            <text:p>4596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4869" calcext:value-type="float">
            <text:p>14869</text:p>
          </table:table-cell>
          <table:table-cell office:value-type="float" office:value="14806" calcext:value-type="float">
            <text:p>14806</text:p>
          </table:table-cell>
          <table:table-cell table:number-columns-repeated="10"/>
          <table:table-cell office:value-type="float" office:value="225" calcext:value-type="float">
            <text:p>225</text:p>
          </table:table-cell>
          <table:table-cell office:value-type="float" office:value="47946" calcext:value-type="float">
            <text:p>47946</text:p>
          </table:table-cell>
          <table:table-cell office:value-type="float" office:value="48040" calcext:value-type="float">
            <text:p>48040</text:p>
          </table:table-cell>
          <table:table-cell office:value-type="float" office:value="48117" calcext:value-type="float">
            <text:p>48117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27921" calcext:value-type="float">
            <text:p>27921</text:p>
          </table:table-cell>
          <table:table-cell office:value-type="float" office:value="28076" calcext:value-type="float">
            <text:p>28076</text:p>
          </table:table-cell>
          <table:table-cell office:value-type="float" office:value="27831" calcext:value-type="float">
            <text:p>27831</text:p>
          </table:table-cell>
          <table:table-cell table:number-columns-repeated="10"/>
          <table:table-cell office:value-type="float" office:value="203" calcext:value-type="float">
            <text:p>203</text:p>
          </table:table-cell>
          <table:table-cell office:value-type="float" office:value="34191" calcext:value-type="float">
            <text:p>34191</text:p>
          </table:table-cell>
          <table:table-cell office:value-type="float" office:value="33954" calcext:value-type="float">
            <text:p>33954</text:p>
          </table:table-cell>
          <table:table-cell table:number-columns-repeated="6"/>
          <table:table-cell office:value-type="float" office:value="173" calcext:value-type="float">
            <text:p>173</text:p>
          </table:table-cell>
          <table:table-cell office:value-type="float" office:value="21067" calcext:value-type="float">
            <text:p>21067</text:p>
          </table:table-cell>
          <table:table-cell office:value-type="float" office:value="21100" calcext:value-type="float">
            <text:p>21100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59131" calcext:value-type="float">
            <text:p>59131</text:p>
          </table:table-cell>
          <table:table-cell office:value-type="float" office:value="59161" calcext:value-type="float">
            <text:p>59161</text:p>
          </table:table-cell>
          <table:table-cell office:value-type="float" office:value="59239" calcext:value-type="float">
            <text:p>59239</text:p>
          </table:table-cell>
          <table:table-cell office:value-type="float" office:value="59061" calcext:value-type="float">
            <text:p>5906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38905" calcext:value-type="float">
            <text:p>38905</text:p>
          </table:table-cell>
          <table:table-cell office:value-type="float" office:value="38926" calcext:value-type="float">
            <text:p>38926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4830" calcext:value-type="float">
            <text:p>4830</text:p>
          </table:table-cell>
          <table:table-cell office:value-type="float" office:value="4882" calcext:value-type="float">
            <text:p>488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5561" calcext:value-type="float">
            <text:p>15561</text:p>
          </table:table-cell>
          <table:table-cell office:value-type="float" office:value="15434" calcext:value-type="float">
            <text:p>15434</text:p>
          </table:table-cell>
          <table:table-cell table:number-columns-repeated="10"/>
          <table:table-cell office:value-type="float" office:value="226" calcext:value-type="float">
            <text:p>226</text:p>
          </table:table-cell>
          <table:table-cell office:value-type="float" office:value="48728" calcext:value-type="float">
            <text:p>48728</text:p>
          </table:table-cell>
          <table:table-cell office:value-type="float" office:value="48826" calcext:value-type="float">
            <text:p>48826</text:p>
          </table:table-cell>
          <table:table-cell office:value-type="float" office:value="48887" calcext:value-type="float">
            <text:p>48887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28576" calcext:value-type="float">
            <text:p>28576</text:p>
          </table:table-cell>
          <table:table-cell office:value-type="float" office:value="28744" calcext:value-type="float">
            <text:p>28744</text:p>
          </table:table-cell>
          <table:table-cell office:value-type="float" office:value="28502" calcext:value-type="float">
            <text:p>28502</text:p>
          </table:table-cell>
          <table:table-cell table:number-columns-repeated="10"/>
          <table:table-cell office:value-type="float" office:value="204" calcext:value-type="float">
            <text:p>204</text:p>
          </table:table-cell>
          <table:table-cell office:value-type="float" office:value="34533" calcext:value-type="float">
            <text:p>34533</text:p>
          </table:table-cell>
          <table:table-cell office:value-type="float" office:value="34309" calcext:value-type="float">
            <text:p>34309</text:p>
          </table:table-cell>
          <table:table-cell table:number-columns-repeated="6"/>
          <table:table-cell office:value-type="float" office:value="174" calcext:value-type="float">
            <text:p>174</text:p>
          </table:table-cell>
          <table:table-cell office:value-type="float" office:value="21584" calcext:value-type="float">
            <text:p>21584</text:p>
          </table:table-cell>
          <table:table-cell office:value-type="float" office:value="21485" calcext:value-type="float">
            <text:p>21485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60447" calcext:value-type="float">
            <text:p>60447</text:p>
          </table:table-cell>
          <table:table-cell office:value-type="float" office:value="60451" calcext:value-type="float">
            <text:p>60451</text:p>
          </table:table-cell>
          <table:table-cell office:value-type="float" office:value="60617" calcext:value-type="float">
            <text:p>60617</text:p>
          </table:table-cell>
          <table:table-cell office:value-type="float" office:value="60359" calcext:value-type="float">
            <text:p>60359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9271" calcext:value-type="float">
            <text:p>39271</text:p>
          </table:table-cell>
          <table:table-cell office:value-type="float" office:value="39302" calcext:value-type="float">
            <text:p>39302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5288" calcext:value-type="float">
            <text:p>5288</text:p>
          </table:table-cell>
          <table:table-cell office:value-type="float" office:value="5320" calcext:value-type="float">
            <text:p>532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6409" calcext:value-type="float">
            <text:p>16409</text:p>
          </table:table-cell>
          <table:table-cell office:value-type="float" office:value="16285" calcext:value-type="float">
            <text:p>16285</text:p>
          </table:table-cell>
          <table:table-cell table:number-columns-repeated="10"/>
          <table:table-cell office:value-type="float" office:value="227" calcext:value-type="float">
            <text:p>227</text:p>
          </table:table-cell>
          <table:table-cell office:value-type="float" office:value="49771" calcext:value-type="float">
            <text:p>49771</text:p>
          </table:table-cell>
          <table:table-cell office:value-type="float" office:value="49845" calcext:value-type="float">
            <text:p>49845</text:p>
          </table:table-cell>
          <table:table-cell office:value-type="float" office:value="49903" calcext:value-type="float">
            <text:p>49903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office:value-type="float" office:value="29092" calcext:value-type="float">
            <text:p>29092</text:p>
          </table:table-cell>
          <table:table-cell office:value-type="float" office:value="29297" calcext:value-type="float">
            <text:p>29297</text:p>
          </table:table-cell>
          <table:table-cell office:value-type="float" office:value="28989" calcext:value-type="float">
            <text:p>28989</text:p>
          </table:table-cell>
          <table:table-cell table:number-columns-repeated="10"/>
          <table:table-cell office:value-type="float" office:value="205" calcext:value-type="float">
            <text:p>205</text:p>
          </table:table-cell>
          <table:table-cell office:value-type="float" office:value="35273" calcext:value-type="float">
            <text:p>35273</text:p>
          </table:table-cell>
          <table:table-cell office:value-type="float" office:value="35072" calcext:value-type="float">
            <text:p>35072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22085" calcext:value-type="float">
            <text:p>22085</text:p>
          </table:table-cell>
          <table:table-cell office:value-type="float" office:value="22101" calcext:value-type="float">
            <text:p>22101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60484" calcext:value-type="float">
            <text:p>60484</text:p>
          </table:table-cell>
          <table:table-cell office:value-type="float" office:value="60546" calcext:value-type="float">
            <text:p>60546</text:p>
          </table:table-cell>
          <table:table-cell office:value-type="float" office:value="60713" calcext:value-type="float">
            <text:p>60713</text:p>
          </table:table-cell>
          <table:table-cell office:value-type="float" office:value="60490" calcext:value-type="float">
            <text:p>60490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0053" calcext:value-type="float">
            <text:p>40053</text:p>
          </table:table-cell>
          <table:table-cell office:value-type="float" office:value="40131" calcext:value-type="float">
            <text:p>4013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5274" calcext:value-type="float">
            <text:p>5274</text:p>
          </table:table-cell>
          <table:table-cell office:value-type="float" office:value="5276" calcext:value-type="float">
            <text:p>527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6397" calcext:value-type="float">
            <text:p>16397</text:p>
          </table:table-cell>
          <table:table-cell office:value-type="float" office:value="16260" calcext:value-type="float">
            <text:p>16260</text:p>
          </table:table-cell>
          <table:table-cell table:number-columns-repeated="10"/>
          <table:table-cell office:value-type="float" office:value="228" calcext:value-type="float">
            <text:p>228</text:p>
          </table:table-cell>
          <table:table-cell office:value-type="float" office:value="50241" calcext:value-type="float">
            <text:p>50241</text:p>
          </table:table-cell>
          <table:table-cell office:value-type="float" office:value="50271" calcext:value-type="float">
            <text:p>50271</text:p>
          </table:table-cell>
          <table:table-cell office:value-type="float" office:value="50559" calcext:value-type="float">
            <text:p>50559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office:value-type="float" office:value="29747" calcext:value-type="float">
            <text:p>29747</text:p>
          </table:table-cell>
          <table:table-cell office:value-type="float" office:value="29933" calcext:value-type="float">
            <text:p>29933</text:p>
          </table:table-cell>
          <table:table-cell office:value-type="float" office:value="29691" calcext:value-type="float">
            <text:p>29691</text:p>
          </table:table-cell>
          <table:table-cell table:number-columns-repeated="10"/>
          <table:table-cell office:value-type="float" office:value="206" calcext:value-type="float">
            <text:p>206</text:p>
          </table:table-cell>
          <table:table-cell office:value-type="float" office:value="35820" calcext:value-type="float">
            <text:p>35820</text:p>
          </table:table-cell>
          <table:table-cell office:value-type="float" office:value="35668" calcext:value-type="float">
            <text:p>35668</text:p>
          </table:table-cell>
          <table:table-cell table:number-columns-repeated="6"/>
          <table:table-cell office:value-type="float" office:value="176" calcext:value-type="float">
            <text:p>176</text:p>
          </table:table-cell>
          <table:table-cell office:value-type="float" office:value="22111" calcext:value-type="float">
            <text:p>22111</text:p>
          </table:table-cell>
          <table:table-cell office:value-type="float" office:value="22138" calcext:value-type="float">
            <text:p>22138</text:p>
          </table:table-cell>
        </table:table-row>
        <table:table-row table:style-name="ro1">
          <table:table-cell table:number-columns-repeated="8"/>
          <table:table-cell office:value-type="float" office:value="214" calcext:value-type="float">
            <text:p>214</text:p>
          </table:table-cell>
          <table:table-cell office:value-type="float" office:value="40699" calcext:value-type="float">
            <text:p>40699</text:p>
          </table:table-cell>
          <table:table-cell office:value-type="float" office:value="40741" calcext:value-type="float">
            <text:p>40741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5691" calcext:value-type="float">
            <text:p>5691</text:p>
          </table:table-cell>
          <table:table-cell office:value-type="float" office:value="5740" calcext:value-type="float">
            <text:p>574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7254" calcext:value-type="float">
            <text:p>17254</text:p>
          </table:table-cell>
          <table:table-cell office:value-type="float" office:value="17121" calcext:value-type="float">
            <text:p>17121</text:p>
          </table:table-cell>
          <table:table-cell table:number-columns-repeated="10"/>
          <table:table-cell office:value-type="float" office:value="229" calcext:value-type="float">
            <text:p>229</text:p>
          </table:table-cell>
          <table:table-cell office:value-type="float" office:value="51296" calcext:value-type="float">
            <text:p>51296</text:p>
          </table:table-cell>
          <table:table-cell office:value-type="float" office:value="51360" calcext:value-type="float">
            <text:p>51360</text:p>
          </table:table-cell>
          <table:table-cell office:value-type="float" office:value="51377" calcext:value-type="float">
            <text:p>51377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office:value-type="float" office:value="30091" calcext:value-type="float">
            <text:p>30091</text:p>
          </table:table-cell>
          <table:table-cell office:value-type="float" office:value="30249" calcext:value-type="float">
            <text:p>30249</text:p>
          </table:table-cell>
          <table:table-cell office:value-type="float" office:value="30021" calcext:value-type="float">
            <text:p>30021</text:p>
          </table:table-cell>
          <table:table-cell table:number-columns-repeated="10"/>
          <table:table-cell office:value-type="float" office:value="207" calcext:value-type="float">
            <text:p>207</text:p>
          </table:table-cell>
          <table:table-cell office:value-type="float" office:value="36648" calcext:value-type="float">
            <text:p>36648</text:p>
          </table:table-cell>
          <table:table-cell office:value-type="float" office:value="36467" calcext:value-type="float">
            <text:p>36467</text:p>
          </table:table-cell>
          <table:table-cell table:number-columns-repeated="6"/>
          <table:table-cell office:value-type="float" office:value="177" calcext:value-type="float">
            <text:p>177</text:p>
          </table:table-cell>
          <table:table-cell office:value-type="float" office:value="22642" calcext:value-type="float">
            <text:p>22642</text:p>
          </table:table-cell>
          <table:table-cell office:value-type="float" office:value="22697" calcext:value-type="float">
            <text:p>22697</text:p>
          </table:table-cell>
        </table:table-row>
        <table:table-row table:style-name="ro1">
          <table:table-cell table:number-columns-repeated="8"/>
          <table:table-cell office:value-type="float" office:value="215" calcext:value-type="float">
            <text:p>215</text:p>
          </table:table-cell>
          <table:table-cell office:value-type="float" office:value="41622" calcext:value-type="float">
            <text:p>41622</text:p>
          </table:table-cell>
          <table:table-cell office:value-type="float" office:value="41615" calcext:value-type="float">
            <text:p>41615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6022" calcext:value-type="float">
            <text:p>6022</text:p>
          </table:table-cell>
          <table:table-cell office:value-type="float" office:value="6066" calcext:value-type="float">
            <text:p>606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7965" calcext:value-type="float">
            <text:p>17965</text:p>
          </table:table-cell>
          <table:table-cell office:value-type="float" office:value="17824" calcext:value-type="float">
            <text:p>17824</text:p>
          </table:table-cell>
          <table:table-cell table:number-columns-repeated="10"/>
          <table:table-cell office:value-type="float" office:value="230" calcext:value-type="float">
            <text:p>230</text:p>
          </table:table-cell>
          <table:table-cell office:value-type="float" office:value="52139" calcext:value-type="float">
            <text:p>52139</text:p>
          </table:table-cell>
          <table:table-cell office:value-type="float" office:value="52185" calcext:value-type="float">
            <text:p>52185</text:p>
          </table:table-cell>
          <table:table-cell office:value-type="float" office:value="52167" calcext:value-type="float">
            <text:p>52167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 office:value-type="float" office:value="30803" calcext:value-type="float">
            <text:p>30803</text:p>
          </table:table-cell>
          <table:table-cell office:value-type="float" office:value="30916" calcext:value-type="float">
            <text:p>30916</text:p>
          </table:table-cell>
          <table:table-cell office:value-type="float" office:value="30696" calcext:value-type="float">
            <text:p>30696</text:p>
          </table:table-cell>
          <table:table-cell table:number-columns-repeated="10"/>
          <table:table-cell office:value-type="float" office:value="208" calcext:value-type="float">
            <text:p>208</text:p>
          </table:table-cell>
          <table:table-cell office:value-type="float" office:value="36722" calcext:value-type="float">
            <text:p>36722</text:p>
          </table:table-cell>
          <table:table-cell office:value-type="float" office:value="36520" calcext:value-type="float">
            <text:p>36520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23180" calcext:value-type="float">
            <text:p>23180</text:p>
          </table:table-cell>
          <table:table-cell office:value-type="float" office:value="23098" calcext:value-type="float">
            <text:p>23098</text:p>
          </table:table-cell>
        </table:table-row>
        <table:table-row table:style-name="ro1">
          <table:table-cell table:number-columns-repeated="8"/>
          <table:table-cell office:value-type="float" office:value="216" calcext:value-type="float">
            <text:p>216</text:p>
          </table:table-cell>
          <table:table-cell office:value-type="float" office:value="41631" calcext:value-type="float">
            <text:p>41631</text:p>
          </table:table-cell>
          <table:table-cell office:value-type="float" office:value="41653" calcext:value-type="float">
            <text:p>4165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6445" calcext:value-type="float">
            <text:p>6445</text:p>
          </table:table-cell>
          <table:table-cell office:value-type="float" office:value="6508" calcext:value-type="float">
            <text:p>650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8867" calcext:value-type="float">
            <text:p>18867</text:p>
          </table:table-cell>
          <table:table-cell office:value-type="float" office:value="18711" calcext:value-type="float">
            <text:p>18711</text:p>
          </table:table-cell>
          <table:table-cell table:number-columns-repeated="10"/>
          <table:table-cell office:value-type="float" office:value="231" calcext:value-type="float">
            <text:p>231</text:p>
          </table:table-cell>
          <table:table-cell office:value-type="float" office:value="53212" calcext:value-type="float">
            <text:p>53212</text:p>
          </table:table-cell>
          <table:table-cell office:value-type="float" office:value="53287" calcext:value-type="float">
            <text:p>53287</text:p>
          </table:table-cell>
          <table:table-cell office:value-type="float" office:value="53319" calcext:value-type="float">
            <text:p>53319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office:value-type="float" office:value="31336" calcext:value-type="float">
            <text:p>31336</text:p>
          </table:table-cell>
          <table:table-cell office:value-type="float" office:value="31465" calcext:value-type="float">
            <text:p>31465</text:p>
          </table:table-cell>
          <table:table-cell office:value-type="float" office:value="31243" calcext:value-type="float">
            <text:p>31243</text:p>
          </table:table-cell>
          <table:table-cell table:number-columns-repeated="10"/>
          <table:table-cell office:value-type="float" office:value="209" calcext:value-type="float">
            <text:p>209</text:p>
          </table:table-cell>
          <table:table-cell office:value-type="float" office:value="37502" calcext:value-type="float">
            <text:p>37502</text:p>
          </table:table-cell>
          <table:table-cell office:value-type="float" office:value="37288" calcext:value-type="float">
            <text:p>37288</text:p>
          </table:table-cell>
          <table:table-cell table:number-columns-repeated="6"/>
          <table:table-cell office:value-type="float" office:value="179" calcext:value-type="float">
            <text:p>179</text:p>
          </table:table-cell>
          <table:table-cell office:value-type="float" office:value="23732" calcext:value-type="float">
            <text:p>23732</text:p>
          </table:table-cell>
          <table:table-cell office:value-type="float" office:value="23730" calcext:value-type="float">
            <text:p>23730</text:p>
          </table:table-cell>
        </table:table-row>
        <table:table-row table:style-name="ro1">
          <table:table-cell table:number-columns-repeated="8"/>
          <table:table-cell office:value-type="float" office:value="217" calcext:value-type="float">
            <text:p>217</text:p>
          </table:table-cell>
          <table:table-cell office:value-type="float" office:value="42517" calcext:value-type="float">
            <text:p>42517</text:p>
          </table:table-cell>
          <table:table-cell office:value-type="float" office:value="42546" calcext:value-type="float">
            <text:p>42546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6653" calcext:value-type="float">
            <text:p>6653</text:p>
          </table:table-cell>
          <table:table-cell office:value-type="float" office:value="6742" calcext:value-type="float">
            <text:p>674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9344" calcext:value-type="float">
            <text:p>19344</text:p>
          </table:table-cell>
          <table:table-cell office:value-type="float" office:value="19152" calcext:value-type="float">
            <text:p>19152</text:p>
          </table:table-cell>
          <table:table-cell table:number-columns-repeated="10"/>
          <table:table-cell office:value-type="float" office:value="232" calcext:value-type="float">
            <text:p>232</text:p>
          </table:table-cell>
          <table:table-cell office:value-type="float" office:value="53173" calcext:value-type="float">
            <text:p>53173</text:p>
          </table:table-cell>
          <table:table-cell office:value-type="float" office:value="53303" calcext:value-type="float">
            <text:p>53303</text:p>
          </table:table-cell>
          <table:table-cell office:value-type="float" office:value="53301" calcext:value-type="float">
            <text:p>53301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office:value-type="float" office:value="32033" calcext:value-type="float">
            <text:p>32033</text:p>
          </table:table-cell>
          <table:table-cell office:value-type="float" office:value="32154" calcext:value-type="float">
            <text:p>32154</text:p>
          </table:table-cell>
          <table:table-cell office:value-type="float" office:value="31948" calcext:value-type="float">
            <text:p>31948</text:p>
          </table:table-cell>
          <table:table-cell table:number-columns-repeated="10"/>
          <table:table-cell office:value-type="float" office:value="210" calcext:value-type="float">
            <text:p>210</text:p>
          </table:table-cell>
          <table:table-cell office:value-type="float" office:value="38166" calcext:value-type="float">
            <text:p>38166</text:p>
          </table:table-cell>
          <table:table-cell office:value-type="float" office:value="37927" calcext:value-type="float">
            <text:p>37927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24024" calcext:value-type="float">
            <text:p>24024</text:p>
          </table:table-cell>
          <table:table-cell office:value-type="float" office:value="23982" calcext:value-type="float">
            <text:p>23982</text:p>
          </table:table-cell>
        </table:table-row>
        <table:table-row table:style-name="ro1">
          <table:table-cell table:number-columns-repeated="8"/>
          <table:table-cell office:value-type="float" office:value="218" calcext:value-type="float">
            <text:p>218</text:p>
          </table:table-cell>
          <table:table-cell office:value-type="float" office:value="43176" calcext:value-type="float">
            <text:p>43176</text:p>
          </table:table-cell>
          <table:table-cell office:value-type="float" office:value="43267" calcext:value-type="float">
            <text:p>43267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7098" calcext:value-type="float">
            <text:p>7098</text:p>
          </table:table-cell>
          <table:table-cell office:value-type="float" office:value="7182" calcext:value-type="float">
            <text:p>718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0220" calcext:value-type="float">
            <text:p>20220</text:p>
          </table:table-cell>
          <table:table-cell office:value-type="float" office:value="20116" calcext:value-type="float">
            <text:p>20116</text:p>
          </table:table-cell>
          <table:table-cell table:number-columns-repeated="10"/>
          <table:table-cell office:value-type="float" office:value="233" calcext:value-type="float">
            <text:p>233</text:p>
          </table:table-cell>
          <table:table-cell office:value-type="float" office:value="54218" calcext:value-type="float">
            <text:p>54218</text:p>
          </table:table-cell>
          <table:table-cell office:value-type="float" office:value="54343" calcext:value-type="float">
            <text:p>54343</text:p>
          </table:table-cell>
          <table:table-cell office:value-type="float" office:value="54333" calcext:value-type="float">
            <text:p>54333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2060" calcext:value-type="float">
            <text:p>32060</text:p>
          </table:table-cell>
          <table:table-cell office:value-type="float" office:value="32179" calcext:value-type="float">
            <text:p>32179</text:p>
          </table:table-cell>
          <table:table-cell office:value-type="float" office:value="31946" calcext:value-type="float">
            <text:p>31946</text:p>
          </table:table-cell>
          <table:table-cell table:number-columns-repeated="10"/>
          <table:table-cell office:value-type="float" office:value="211" calcext:value-type="float">
            <text:p>211</text:p>
          </table:table-cell>
          <table:table-cell office:value-type="float" office:value="38958" calcext:value-type="float">
            <text:p>38958</text:p>
          </table:table-cell>
          <table:table-cell office:value-type="float" office:value="38752" calcext:value-type="float">
            <text:p>38752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24561" calcext:value-type="float">
            <text:p>24561</text:p>
          </table:table-cell>
          <table:table-cell office:value-type="float" office:value="24534" calcext:value-type="float">
            <text:p>24534</text:p>
          </table:table-cell>
        </table:table-row>
        <table:table-row table:style-name="ro1">
          <table:table-cell table:number-columns-repeated="8"/>
          <table:table-cell office:value-type="float" office:value="219" calcext:value-type="float">
            <text:p>219</text:p>
          </table:table-cell>
          <table:table-cell office:value-type="float" office:value="44059" calcext:value-type="float">
            <text:p>44059</text:p>
          </table:table-cell>
          <table:table-cell office:value-type="float" office:value="44182" calcext:value-type="float">
            <text:p>44182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7449" calcext:value-type="float">
            <text:p>7449</text:p>
          </table:table-cell>
          <table:table-cell office:value-type="float" office:value="7559" calcext:value-type="float">
            <text:p>755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0998" calcext:value-type="float">
            <text:p>20998</text:p>
          </table:table-cell>
          <table:table-cell office:value-type="float" office:value="20815" calcext:value-type="float">
            <text:p>20815</text:p>
          </table:table-cell>
          <table:table-cell table:number-columns-repeated="10"/>
          <table:table-cell office:value-type="float" office:value="234" calcext:value-type="float">
            <text:p>234</text:p>
          </table:table-cell>
          <table:table-cell office:value-type="float" office:value="55084" calcext:value-type="float">
            <text:p>55084</text:p>
          </table:table-cell>
          <table:table-cell office:value-type="float" office:value="55181" calcext:value-type="float">
            <text:p>55181</text:p>
          </table:table-cell>
          <table:table-cell office:value-type="float" office:value="55269" calcext:value-type="float">
            <text:p>55269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float" office:value="32782" calcext:value-type="float">
            <text:p>32782</text:p>
          </table:table-cell>
          <table:table-cell office:value-type="float" office:value="32891" calcext:value-type="float">
            <text:p>32891</text:p>
          </table:table-cell>
          <table:table-cell office:value-type="float" office:value="32673" calcext:value-type="float">
            <text:p>32673</text:p>
          </table:table-cell>
          <table:table-cell table:number-columns-repeated="10"/>
          <table:table-cell office:value-type="float" office:value="212" calcext:value-type="float">
            <text:p>212</text:p>
          </table:table-cell>
          <table:table-cell office:value-type="float" office:value="39347" calcext:value-type="float">
            <text:p>39347</text:p>
          </table:table-cell>
          <table:table-cell office:value-type="float" office:value="39090" calcext:value-type="float">
            <text:p>39090</text:p>
          </table:table-cell>
          <table:table-cell table:number-columns-repeated="6"/>
          <table:table-cell office:value-type="float" office:value="182" calcext:value-type="float">
            <text:p>182</text:p>
          </table:table-cell>
          <table:table-cell office:value-type="float" office:value="25023" calcext:value-type="float">
            <text:p>25023</text:p>
          </table:table-cell>
          <table:table-cell office:value-type="float" office:value="25035" calcext:value-type="float">
            <text:p>25035</text:p>
          </table:table-cell>
        </table:table-row>
        <table:table-row table:style-name="ro1">
          <table:table-cell table:number-columns-repeated="8"/>
          <table:table-cell office:value-type="float" office:value="220" calcext:value-type="float">
            <text:p>220</text:p>
          </table:table-cell>
          <table:table-cell office:value-type="float" office:value="44494" calcext:value-type="float">
            <text:p>44494</text:p>
          </table:table-cell>
          <table:table-cell office:value-type="float" office:value="44588" calcext:value-type="float">
            <text:p>44588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7911" calcext:value-type="float">
            <text:p>7911</text:p>
          </table:table-cell>
          <table:table-cell office:value-type="float" office:value="8020" calcext:value-type="float">
            <text:p>802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1933" calcext:value-type="float">
            <text:p>21933</text:p>
          </table:table-cell>
          <table:table-cell office:value-type="float" office:value="21829" calcext:value-type="float">
            <text:p>21829</text:p>
          </table:table-cell>
          <table:table-cell table:number-columns-repeated="10"/>
          <table:table-cell office:value-type="float" office:value="235" calcext:value-type="float">
            <text:p>235</text:p>
          </table:table-cell>
          <table:table-cell office:value-type="float" office:value="56229" calcext:value-type="float">
            <text:p>56229</text:p>
          </table:table-cell>
          <table:table-cell office:value-type="float" office:value="56303" calcext:value-type="float">
            <text:p>56303</text:p>
          </table:table-cell>
          <table:table-cell office:value-type="float" office:value="56255" calcext:value-type="float">
            <text:p>56255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float" office:value="33342" calcext:value-type="float">
            <text:p>33342</text:p>
          </table:table-cell>
          <table:table-cell office:value-type="float" office:value="33445" calcext:value-type="float">
            <text:p>33445</text:p>
          </table:table-cell>
          <table:table-cell office:value-type="float" office:value="33268" calcext:value-type="float">
            <text:p>33268</text:p>
          </table:table-cell>
          <table:table-cell table:number-columns-repeated="10"/>
          <table:table-cell office:value-type="float" office:value="213" calcext:value-type="float">
            <text:p>213</text:p>
          </table:table-cell>
          <table:table-cell office:value-type="float" office:value="40131" calcext:value-type="float">
            <text:p>40131</text:p>
          </table:table-cell>
          <table:table-cell office:value-type="float" office:value="39922" calcext:value-type="float">
            <text:p>39922</text:p>
          </table:table-cell>
          <table:table-cell table:number-columns-repeated="6"/>
          <table:table-cell office:value-type="float" office:value="183" calcext:value-type="float">
            <text:p>183</text:p>
          </table:table-cell>
          <table:table-cell office:value-type="float" office:value="25696" calcext:value-type="float">
            <text:p>25696</text:p>
          </table:table-cell>
          <table:table-cell office:value-type="float" office:value="25583" calcext:value-type="float">
            <text:p>25583</text:p>
          </table:table-cell>
        </table:table-row>
        <table:table-row table:style-name="ro1">
          <table:table-cell table:number-columns-repeated="8"/>
          <table:table-cell office:value-type="float" office:value="221" calcext:value-type="float">
            <text:p>221</text:p>
          </table:table-cell>
          <table:table-cell office:value-type="float" office:value="45436" calcext:value-type="float">
            <text:p>45436</text:p>
          </table:table-cell>
          <table:table-cell office:value-type="float" office:value="45548" calcext:value-type="float">
            <text:p>45548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8097" calcext:value-type="float">
            <text:p>8097</text:p>
          </table:table-cell>
          <table:table-cell office:value-type="float" office:value="8258" calcext:value-type="float">
            <text:p>825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-5425" calcext:value-type="float">
            <text:p>-5425</text:p>
          </table:table-cell>
          <table:table-cell office:value-type="float" office:value="-5279" calcext:value-type="float">
            <text:p>-5279</text:p>
          </table:table-cell>
          <table:table-cell table:number-columns-repeated="10"/>
          <table:table-cell office:value-type="float" office:value="236" calcext:value-type="float">
            <text:p>236</text:p>
          </table:table-cell>
          <table:table-cell office:value-type="float" office:value="56727" calcext:value-type="float">
            <text:p>56727</text:p>
          </table:table-cell>
          <table:table-cell office:value-type="float" office:value="56794" calcext:value-type="float">
            <text:p>56794</text:p>
          </table:table-cell>
          <table:table-cell office:value-type="float" office:value="56757" calcext:value-type="float">
            <text:p>56757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float" office:value="34078" calcext:value-type="float">
            <text:p>34078</text:p>
          </table:table-cell>
          <table:table-cell office:value-type="float" office:value="34167" calcext:value-type="float">
            <text:p>34167</text:p>
          </table:table-cell>
          <table:table-cell office:value-type="float" office:value="33999" calcext:value-type="float">
            <text:p>33999</text:p>
          </table:table-cell>
          <table:table-cell table:number-columns-repeated="10"/>
          <table:table-cell office:value-type="float" office:value="214" calcext:value-type="float">
            <text:p>214</text:p>
          </table:table-cell>
          <table:table-cell office:value-type="float" office:value="40799" calcext:value-type="float">
            <text:p>40799</text:p>
          </table:table-cell>
          <table:table-cell office:value-type="float" office:value="40605" calcext:value-type="float">
            <text:p>40605</text:p>
          </table:table-cell>
          <table:table-cell table:number-columns-repeated="6"/>
          <table:table-cell office:value-type="float" office:value="184" calcext:value-type="float">
            <text:p>184</text:p>
          </table:table-cell>
          <table:table-cell office:value-type="float" office:value="25667" calcext:value-type="float">
            <text:p>25667</text:p>
          </table:table-cell>
          <table:table-cell office:value-type="float" office:value="25658" calcext:value-type="float">
            <text:p>25658</text:p>
          </table:table-cell>
        </table:table-row>
        <table:table-row table:style-name="ro1">
          <table:table-cell table:number-columns-repeated="8"/>
          <table:table-cell office:value-type="float" office:value="222" calcext:value-type="float">
            <text:p>222</text:p>
          </table:table-cell>
          <table:table-cell office:value-type="float" office:value="46127" calcext:value-type="float">
            <text:p>46127</text:p>
          </table:table-cell>
          <table:table-cell office:value-type="float" office:value="46195" calcext:value-type="float">
            <text:p>46195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8555" calcext:value-type="float">
            <text:p>8555</text:p>
          </table:table-cell>
          <table:table-cell office:value-type="float" office:value="8666" calcext:value-type="float">
            <text:p>866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-5113" calcext:value-type="float">
            <text:p>-5113</text:p>
          </table:table-cell>
          <table:table-cell office:value-type="float" office:value="-4969" calcext:value-type="float">
            <text:p>-4969</text:p>
          </table:table-cell>
          <table:table-cell table:number-columns-repeated="10"/>
          <table:table-cell office:value-type="float" office:value="237" calcext:value-type="float">
            <text:p>237</text:p>
          </table:table-cell>
          <table:table-cell office:value-type="float" office:value="57883" calcext:value-type="float">
            <text:p>57883</text:p>
          </table:table-cell>
          <table:table-cell office:value-type="float" office:value="57964" calcext:value-type="float">
            <text:p>57964</text:p>
          </table:table-cell>
          <table:table-cell office:value-type="float" office:value="57983" calcext:value-type="float">
            <text:p>57983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float" office:value="34431" calcext:value-type="float">
            <text:p>34431</text:p>
          </table:table-cell>
          <table:table-cell office:value-type="float" office:value="34536" calcext:value-type="float">
            <text:p>34536</text:p>
          </table:table-cell>
          <table:table-cell office:value-type="float" office:value="34340" calcext:value-type="float">
            <text:p>34340</text:p>
          </table:table-cell>
          <table:table-cell table:number-columns-repeated="10"/>
          <table:table-cell office:value-type="float" office:value="215" calcext:value-type="float">
            <text:p>215</text:p>
          </table:table-cell>
          <table:table-cell office:value-type="float" office:value="41656" calcext:value-type="float">
            <text:p>41656</text:p>
          </table:table-cell>
          <table:table-cell office:value-type="float" office:value="41496" calcext:value-type="float">
            <text:p>41496</text:p>
          </table:table-cell>
          <table:table-cell table:number-columns-repeated="6"/>
          <table:table-cell office:value-type="float" office:value="185" calcext:value-type="float">
            <text:p>185</text:p>
          </table:table-cell>
          <table:table-cell office:value-type="float" office:value="26234" calcext:value-type="float">
            <text:p>26234</text:p>
          </table:table-cell>
          <table:table-cell office:value-type="float" office:value="26238" calcext:value-type="float">
            <text:p>26238</text:p>
          </table:table-cell>
        </table:table-row>
        <table:table-row table:style-name="ro1">
          <table:table-cell table:number-columns-repeated="8"/>
          <table:table-cell office:value-type="float" office:value="223" calcext:value-type="float">
            <text:p>223</text:p>
          </table:table-cell>
          <table:table-cell office:value-type="float" office:value="47142" calcext:value-type="float">
            <text:p>47142</text:p>
          </table:table-cell>
          <table:table-cell office:value-type="float" office:value="47242" calcext:value-type="float">
            <text:p>47242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8929" calcext:value-type="float">
            <text:p>8929</text:p>
          </table:table-cell>
          <table:table-cell office:value-type="float" office:value="9013" calcext:value-type="float">
            <text:p>901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-4875" calcext:value-type="float">
            <text:p>-4875</text:p>
          </table:table-cell>
          <table:table-cell office:value-type="float" office:value="-4739" calcext:value-type="float">
            <text:p>-4739</text:p>
          </table:table-cell>
          <table:table-cell table:number-columns-repeated="10"/>
          <table:table-cell office:value-type="float" office:value="238" calcext:value-type="float">
            <text:p>238</text:p>
          </table:table-cell>
          <table:table-cell office:value-type="float" office:value="58742" calcext:value-type="float">
            <text:p>58742</text:p>
          </table:table-cell>
          <table:table-cell office:value-type="float" office:value="58835" calcext:value-type="float">
            <text:p>58835</text:p>
          </table:table-cell>
          <table:table-cell office:value-type="float" office:value="58861" calcext:value-type="float">
            <text:p>58861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float" office:value="35174" calcext:value-type="float">
            <text:p>35174</text:p>
          </table:table-cell>
          <table:table-cell office:value-type="float" office:value="35241" calcext:value-type="float">
            <text:p>35241</text:p>
          </table:table-cell>
          <table:table-cell office:value-type="float" office:value="35102" calcext:value-type="float">
            <text:p>35102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office:value-type="float" office:value="41655" calcext:value-type="float">
            <text:p>41655</text:p>
          </table:table-cell>
          <table:table-cell office:value-type="float" office:value="41487" calcext:value-type="float">
            <text:p>41487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office:value-type="float" office:value="26751" calcext:value-type="float">
            <text:p>26751</text:p>
          </table:table-cell>
          <table:table-cell office:value-type="float" office:value="26754" calcext:value-type="float">
            <text:p>26754</text:p>
          </table:table-cell>
        </table:table-row>
        <table:table-row table:style-name="ro1">
          <table:table-cell table:number-columns-repeated="8"/>
          <table:table-cell office:value-type="float" office:value="224" calcext:value-type="float">
            <text:p>224</text:p>
          </table:table-cell>
          <table:table-cell office:value-type="float" office:value="47211" calcext:value-type="float">
            <text:p>47211</text:p>
          </table:table-cell>
          <table:table-cell office:value-type="float" office:value="47292" calcext:value-type="float">
            <text:p>47292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9392" calcext:value-type="float">
            <text:p>9392</text:p>
          </table:table-cell>
          <table:table-cell office:value-type="float" office:value="9487" calcext:value-type="float">
            <text:p>948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-4517" calcext:value-type="float">
            <text:p>-4517</text:p>
          </table:table-cell>
          <table:table-cell office:value-type="float" office:value="-4414" calcext:value-type="float">
            <text:p>-4414</text:p>
          </table:table-cell>
          <table:table-cell table:number-columns-repeated="10"/>
          <table:table-cell office:value-type="float" office:value="239" calcext:value-type="float">
            <text:p>239</text:p>
          </table:table-cell>
          <table:table-cell office:value-type="float" office:value="60061" calcext:value-type="float">
            <text:p>60061</text:p>
          </table:table-cell>
          <table:table-cell office:value-type="float" office:value="60146" calcext:value-type="float">
            <text:p>60146</text:p>
          </table:table-cell>
          <table:table-cell office:value-type="float" office:value="60095" calcext:value-type="float">
            <text:p>60095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office:value-type="float" office:value="35837" calcext:value-type="float">
            <text:p>35837</text:p>
          </table:table-cell>
          <table:table-cell office:value-type="float" office:value="35895" calcext:value-type="float">
            <text:p>35895</text:p>
          </table:table-cell>
          <table:table-cell office:value-type="float" office:value="35693" calcext:value-type="float">
            <text:p>35693</text:p>
          </table:table-cell>
          <table:table-cell table:number-columns-repeated="10"/>
          <table:table-cell office:value-type="float" office:value="217" calcext:value-type="float">
            <text:p>217</text:p>
          </table:table-cell>
          <table:table-cell office:value-type="float" office:value="42516" calcext:value-type="float">
            <text:p>42516</text:p>
          </table:table-cell>
          <table:table-cell office:value-type="float" office:value="42349" calcext:value-type="float">
            <text:p>42349</text:p>
          </table:table-cell>
          <table:table-cell table:number-columns-repeated="6"/>
          <table:table-cell office:value-type="float" office:value="187" calcext:value-type="float">
            <text:p>187</text:p>
          </table:table-cell>
          <table:table-cell office:value-type="float" office:value="27365" calcext:value-type="float">
            <text:p>27365</text:p>
          </table:table-cell>
          <table:table-cell office:value-type="float" office:value="27381" calcext:value-type="float">
            <text:p>27381</text:p>
          </table:table-cell>
        </table:table-row>
        <table:table-row table:style-name="ro1">
          <table:table-cell table:number-columns-repeated="8"/>
          <table:table-cell office:value-type="float" office:value="225" calcext:value-type="float">
            <text:p>225</text:p>
          </table:table-cell>
          <table:table-cell office:value-type="float" office:value="48175" calcext:value-type="float">
            <text:p>48175</text:p>
          </table:table-cell>
          <table:table-cell office:value-type="float" office:value="48238" calcext:value-type="float">
            <text:p>48238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634" calcext:value-type="float">
            <text:p>9634</text:p>
          </table:table-cell>
          <table:table-cell office:value-type="float" office:value="9728" calcext:value-type="float">
            <text:p>9728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-4398" calcext:value-type="float">
            <text:p>-4398</text:p>
          </table:table-cell>
          <table:table-cell office:value-type="float" office:value="-4263" calcext:value-type="float">
            <text:p>-4263</text:p>
          </table:table-cell>
          <table:table-cell table:number-columns-repeated="10"/>
          <table:table-cell office:value-type="float" office:value="240" calcext:value-type="float">
            <text:p>240</text:p>
          </table:table-cell>
          <table:table-cell office:value-type="float" office:value="60211" calcext:value-type="float">
            <text:p>60211</text:p>
          </table:table-cell>
          <table:table-cell office:value-type="float" office:value="60249" calcext:value-type="float">
            <text:p>60249</text:p>
          </table:table-cell>
          <table:table-cell office:value-type="float" office:value="60271" calcext:value-type="float">
            <text:p>60271</text:p>
          </table:table-cell>
          <table:table-cell table:number-columns-repeated="5"/>
          <table:table-cell office:value-type="float" office:value="207" calcext:value-type="float">
            <text:p>207</text:p>
          </table:table-cell>
          <table:table-cell office:value-type="float" office:value="36601" calcext:value-type="float">
            <text:p>36601</text:p>
          </table:table-cell>
          <table:table-cell office:value-type="float" office:value="36700" calcext:value-type="float">
            <text:p>36700</text:p>
          </table:table-cell>
          <table:table-cell office:value-type="float" office:value="36552" calcext:value-type="float">
            <text:p>36552</text:p>
          </table:table-cell>
          <table:table-cell table:number-columns-repeated="10"/>
          <table:table-cell office:value-type="float" office:value="218" calcext:value-type="float">
            <text:p>218</text:p>
          </table:table-cell>
          <table:table-cell office:value-type="float" office:value="43330" calcext:value-type="float">
            <text:p>43330</text:p>
          </table:table-cell>
          <table:table-cell office:value-type="float" office:value="43048" calcext:value-type="float">
            <text:p>43048</text:p>
          </table:table-cell>
          <table:table-cell table:number-columns-repeated="6"/>
          <table:table-cell office:value-type="float" office:value="188" calcext:value-type="float">
            <text:p>188</text:p>
          </table:table-cell>
          <table:table-cell office:value-type="float" office:value="27625" calcext:value-type="float">
            <text:p>27625</text:p>
          </table:table-cell>
          <table:table-cell office:value-type="float" office:value="27701" calcext:value-type="float">
            <text:p>27701</text:p>
          </table:table-cell>
        </table:table-row>
        <table:table-row table:style-name="ro1">
          <table:table-cell table:number-columns-repeated="8"/>
          <table:table-cell office:value-type="float" office:value="226" calcext:value-type="float">
            <text:p>226</text:p>
          </table:table-cell>
          <table:table-cell office:value-type="float" office:value="48966" calcext:value-type="float">
            <text:p>48966</text:p>
          </table:table-cell>
          <table:table-cell office:value-type="float" office:value="49012" calcext:value-type="float">
            <text:p>49012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10083" calcext:value-type="float">
            <text:p>10083</text:p>
          </table:table-cell>
          <table:table-cell office:value-type="float" office:value="10226" calcext:value-type="float">
            <text:p>10226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-4082" calcext:value-type="float">
            <text:p>-4082</text:p>
          </table:table-cell>
          <table:table-cell office:value-type="float" office:value="-3943" calcext:value-type="float">
            <text:p>-3943</text:p>
          </table:table-cell>
          <table:table-cell table:number-columns-repeated="19"/>
          <table:table-cell office:value-type="float" office:value="208" calcext:value-type="float">
            <text:p>208</text:p>
          </table:table-cell>
          <table:table-cell office:value-type="float" office:value="36683" calcext:value-type="float">
            <text:p>36683</text:p>
          </table:table-cell>
          <table:table-cell office:value-type="float" office:value="36773" calcext:value-type="float">
            <text:p>36773</text:p>
          </table:table-cell>
          <table:table-cell office:value-type="float" office:value="36563" calcext:value-type="float">
            <text:p>36563</text:p>
          </table:table-cell>
          <table:table-cell table:number-columns-repeated="10"/>
          <table:table-cell office:value-type="float" office:value="219" calcext:value-type="float">
            <text:p>219</text:p>
          </table:table-cell>
          <table:table-cell office:value-type="float" office:value="44187" calcext:value-type="float">
            <text:p>44187</text:p>
          </table:table-cell>
          <table:table-cell office:value-type="float" office:value="43960" calcext:value-type="float">
            <text:p>43960</text:p>
          </table:table-cell>
          <table:table-cell table:number-columns-repeated="6"/>
          <table:table-cell office:value-type="float" office:value="189" calcext:value-type="float">
            <text:p>189</text:p>
          </table:table-cell>
          <table:table-cell office:value-type="float" office:value="28309" calcext:value-type="float">
            <text:p>28309</text:p>
          </table:table-cell>
          <table:table-cell office:value-type="float" office:value="28304" calcext:value-type="float">
            <text:p>28304</text:p>
          </table:table-cell>
        </table:table-row>
        <table:table-row table:style-name="ro1">
          <table:table-cell table:number-columns-repeated="8"/>
          <table:table-cell office:value-type="float" office:value="227" calcext:value-type="float">
            <text:p>227</text:p>
          </table:table-cell>
          <table:table-cell office:value-type="float" office:value="49945" calcext:value-type="float">
            <text:p>49945</text:p>
          </table:table-cell>
          <table:table-cell office:value-type="float" office:value="50050" calcext:value-type="float">
            <text:p>50050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0493" calcext:value-type="float">
            <text:p>10493</text:p>
          </table:table-cell>
          <table:table-cell office:value-type="float" office:value="10623" calcext:value-type="float">
            <text:p>10623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-3840" calcext:value-type="float">
            <text:p>-3840</text:p>
          </table:table-cell>
          <table:table-cell office:value-type="float" office:value="-3757" calcext:value-type="float">
            <text:p>-3757</text:p>
          </table:table-cell>
          <table:table-cell table:number-columns-repeated="19"/>
          <table:table-cell office:value-type="float" office:value="209" calcext:value-type="float">
            <text:p>209</text:p>
          </table:table-cell>
          <table:table-cell office:value-type="float" office:value="37450" calcext:value-type="float">
            <text:p>37450</text:p>
          </table:table-cell>
          <table:table-cell office:value-type="float" office:value="37552" calcext:value-type="float">
            <text:p>37552</text:p>
          </table:table-cell>
          <table:table-cell office:value-type="float" office:value="37369" calcext:value-type="float">
            <text:p>37369</text:p>
          </table:table-cell>
          <table:table-cell table:number-columns-repeated="10"/>
          <table:table-cell office:value-type="float" office:value="220" calcext:value-type="float">
            <text:p>220</text:p>
          </table:table-cell>
          <table:table-cell office:value-type="float" office:value="44594" calcext:value-type="float">
            <text:p>44594</text:p>
          </table:table-cell>
          <table:table-cell office:value-type="float" office:value="44374" calcext:value-type="float">
            <text:p>44374</text:p>
          </table:table-cell>
          <table:table-cell table:number-columns-repeated="6"/>
          <table:table-cell office:value-type="float" office:value="190" calcext:value-type="float">
            <text:p>190</text:p>
          </table:table-cell>
          <table:table-cell office:value-type="float" office:value="28853" calcext:value-type="float">
            <text:p>28853</text:p>
          </table:table-cell>
          <table:table-cell office:value-type="float" office:value="28798" calcext:value-type="float">
            <text:p>28798</text:p>
          </table:table-cell>
        </table:table-row>
        <table:table-row table:style-name="ro1">
          <table:table-cell table:number-columns-repeated="8"/>
          <table:table-cell office:value-type="float" office:value="228" calcext:value-type="float">
            <text:p>228</text:p>
          </table:table-cell>
          <table:table-cell office:value-type="float" office:value="50434" calcext:value-type="float">
            <text:p>50434</text:p>
          </table:table-cell>
          <table:table-cell office:value-type="float" office:value="50462" calcext:value-type="float">
            <text:p>50462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11011" calcext:value-type="float">
            <text:p>11011</text:p>
          </table:table-cell>
          <table:table-cell office:value-type="float" office:value="11075" calcext:value-type="float">
            <text:p>1107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-3526" calcext:value-type="float">
            <text:p>-3526</text:p>
          </table:table-cell>
          <table:table-cell office:value-type="float" office:value="-3351" calcext:value-type="float">
            <text:p>-3351</text:p>
          </table:table-cell>
          <table:table-cell table:number-columns-repeated="19"/>
          <table:table-cell office:value-type="float" office:value="210" calcext:value-type="float">
            <text:p>210</text:p>
          </table:table-cell>
          <table:table-cell office:value-type="float" office:value="38085" calcext:value-type="float">
            <text:p>38085</text:p>
          </table:table-cell>
          <table:table-cell office:value-type="float" office:value="38185" calcext:value-type="float">
            <text:p>38185</text:p>
          </table:table-cell>
          <table:table-cell office:value-type="float" office:value="38016" calcext:value-type="float">
            <text:p>38016</text:p>
          </table:table-cell>
          <table:table-cell table:number-columns-repeated="10"/>
          <table:table-cell office:value-type="float" office:value="221" calcext:value-type="float">
            <text:p>221</text:p>
          </table:table-cell>
          <table:table-cell office:value-type="float" office:value="45565" calcext:value-type="float">
            <text:p>45565</text:p>
          </table:table-cell>
          <table:table-cell office:value-type="float" office:value="45275" calcext:value-type="float">
            <text:p>45275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29481" calcext:value-type="float">
            <text:p>29481</text:p>
          </table:table-cell>
          <table:table-cell office:value-type="float" office:value="29487" calcext:value-type="float">
            <text:p>29487</text:p>
          </table:table-cell>
        </table:table-row>
        <table:table-row table:style-name="ro1">
          <table:table-cell table:number-columns-repeated="8"/>
          <table:table-cell office:value-type="float" office:value="229" calcext:value-type="float">
            <text:p>229</text:p>
          </table:table-cell>
          <table:table-cell office:value-type="float" office:value="51466" calcext:value-type="float">
            <text:p>51466</text:p>
          </table:table-cell>
          <table:table-cell office:value-type="float" office:value="51512" calcext:value-type="float">
            <text:p>51512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0986" calcext:value-type="float">
            <text:p>10986</text:p>
          </table:table-cell>
          <table:table-cell office:value-type="float" office:value="11094" calcext:value-type="float">
            <text:p>1109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-3517" calcext:value-type="float">
            <text:p>-3517</text:p>
          </table:table-cell>
          <table:table-cell office:value-type="float" office:value="-3376" calcext:value-type="float">
            <text:p>-3376</text:p>
          </table:table-cell>
          <table:table-cell table:number-columns-repeated="19"/>
          <table:table-cell office:value-type="float" office:value="211" calcext:value-type="float">
            <text:p>211</text:p>
          </table:table-cell>
          <table:table-cell office:value-type="float" office:value="38891" calcext:value-type="float">
            <text:p>38891</text:p>
          </table:table-cell>
          <table:table-cell office:value-type="float" office:value="38990" calcext:value-type="float">
            <text:p>38990</text:p>
          </table:table-cell>
          <table:table-cell office:value-type="float" office:value="38846" calcext:value-type="float">
            <text:p>38846</text:p>
          </table:table-cell>
          <table:table-cell table:number-columns-repeated="10"/>
          <table:table-cell office:value-type="float" office:value="222" calcext:value-type="float">
            <text:p>222</text:p>
          </table:table-cell>
          <table:table-cell office:value-type="float" office:value="46280" calcext:value-type="float">
            <text:p>46280</text:p>
          </table:table-cell>
          <table:table-cell office:value-type="float" office:value="46032" calcext:value-type="float">
            <text:p>46032</text:p>
          </table:table-cell>
          <table:table-cell table:number-columns-repeated="6"/>
          <table:table-cell office:value-type="float" office:value="192" calcext:value-type="float">
            <text:p>192</text:p>
          </table:table-cell>
          <table:table-cell office:value-type="float" office:value="29602" calcext:value-type="float">
            <text:p>29602</text:p>
          </table:table-cell>
          <table:table-cell office:value-type="float" office:value="29474" calcext:value-type="float">
            <text:p>29474</text:p>
          </table:table-cell>
        </table:table-row>
        <table:table-row table:style-name="ro1">
          <table:table-cell table:number-columns-repeated="8"/>
          <table:table-cell office:value-type="float" office:value="230" calcext:value-type="float">
            <text:p>230</text:p>
          </table:table-cell>
          <table:table-cell office:value-type="float" office:value="52241" calcext:value-type="float">
            <text:p>52241</text:p>
          </table:table-cell>
          <table:table-cell office:value-type="float" office:value="52340" calcext:value-type="float">
            <text:p>52340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11558" calcext:value-type="float">
            <text:p>11558</text:p>
          </table:table-cell>
          <table:table-cell office:value-type="float" office:value="11600" calcext:value-type="float">
            <text:p>11600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-3245" calcext:value-type="float">
            <text:p>-3245</text:p>
          </table:table-cell>
          <table:table-cell office:value-type="float" office:value="-3058" calcext:value-type="float">
            <text:p>-3058</text:p>
          </table:table-cell>
          <table:table-cell table:number-columns-repeated="19"/>
          <table:table-cell office:value-type="float" office:value="212" calcext:value-type="float">
            <text:p>212</text:p>
          </table:table-cell>
          <table:table-cell office:value-type="float" office:value="39336" calcext:value-type="float">
            <text:p>39336</text:p>
          </table:table-cell>
          <table:table-cell office:value-type="float" office:value="39382" calcext:value-type="float">
            <text:p>39382</text:p>
          </table:table-cell>
          <table:table-cell office:value-type="float" office:value="39248" calcext:value-type="float">
            <text:p>39248</text:p>
          </table:table-cell>
          <table:table-cell table:number-columns-repeated="10"/>
          <table:table-cell office:value-type="float" office:value="223" calcext:value-type="float">
            <text:p>223</text:p>
          </table:table-cell>
          <table:table-cell office:value-type="float" office:value="47230" calcext:value-type="float">
            <text:p>47230</text:p>
          </table:table-cell>
          <table:table-cell office:value-type="float" office:value="47029" calcext:value-type="float">
            <text:p>47029</text:p>
          </table:table-cell>
          <table:table-cell table:number-columns-repeated="6"/>
          <table:table-cell office:value-type="float" office:value="193" calcext:value-type="float">
            <text:p>193</text:p>
          </table:table-cell>
          <table:table-cell office:value-type="float" office:value="30218" calcext:value-type="float">
            <text:p>30218</text:p>
          </table:table-cell>
          <table:table-cell office:value-type="float" office:value="30154" calcext:value-type="float">
            <text:p>30154</text:p>
          </table:table-cell>
        </table:table-row>
        <table:table-row table:style-name="ro1">
          <table:table-cell table:number-columns-repeated="8"/>
          <table:table-cell office:value-type="float" office:value="231" calcext:value-type="float">
            <text:p>231</text:p>
          </table:table-cell>
          <table:table-cell office:value-type="float" office:value="53348" calcext:value-type="float">
            <text:p>53348</text:p>
          </table:table-cell>
          <table:table-cell office:value-type="float" office:value="53403" calcext:value-type="float">
            <text:p>53403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12060" calcext:value-type="float">
            <text:p>12060</text:p>
          </table:table-cell>
          <table:table-cell office:value-type="float" office:value="11994" calcext:value-type="float">
            <text:p>11994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-3006" calcext:value-type="float">
            <text:p>-3006</text:p>
          </table:table-cell>
          <table:table-cell office:value-type="float" office:value="-2797" calcext:value-type="float">
            <text:p>-2797</text:p>
          </table:table-cell>
          <table:table-cell table:number-columns-repeated="19"/>
          <table:table-cell office:value-type="float" office:value="213" calcext:value-type="float">
            <text:p>213</text:p>
          </table:table-cell>
          <table:table-cell office:value-type="float" office:value="40131" calcext:value-type="float">
            <text:p>40131</text:p>
          </table:table-cell>
          <table:table-cell office:value-type="float" office:value="40219" calcext:value-type="float">
            <text:p>40219</text:p>
          </table:table-cell>
          <table:table-cell office:value-type="float" office:value="40077" calcext:value-type="float">
            <text:p>40077</text:p>
          </table:table-cell>
          <table:table-cell table:number-columns-repeated="10"/>
          <table:table-cell office:value-type="float" office:value="224" calcext:value-type="float">
            <text:p>224</text:p>
          </table:table-cell>
          <table:table-cell office:value-type="float" office:value="47336" calcext:value-type="float">
            <text:p>47336</text:p>
          </table:table-cell>
          <table:table-cell office:value-type="float" office:value="47076" calcext:value-type="float">
            <text:p>47076</text:p>
          </table:table-cell>
          <table:table-cell table:number-columns-repeated="6"/>
          <table:table-cell office:value-type="float" office:value="194" calcext:value-type="float">
            <text:p>194</text:p>
          </table:table-cell>
          <table:table-cell office:value-type="float" office:value="30801" calcext:value-type="float">
            <text:p>30801</text:p>
          </table:table-cell>
          <table:table-cell office:value-type="float" office:value="30745" calcext:value-type="float">
            <text:p>30745</text:p>
          </table:table-cell>
        </table:table-row>
        <table:table-row table:style-name="ro1">
          <table:table-cell table:number-columns-repeated="8"/>
          <table:table-cell office:value-type="float" office:value="232" calcext:value-type="float">
            <text:p>232</text:p>
          </table:table-cell>
          <table:table-cell office:value-type="float" office:value="53333" calcext:value-type="float">
            <text:p>53333</text:p>
          </table:table-cell>
          <table:table-cell office:value-type="float" office:value="53418" calcext:value-type="float">
            <text:p>53418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12529" calcext:value-type="float">
            <text:p>12529</text:p>
          </table:table-cell>
          <table:table-cell office:value-type="float" office:value="12522" calcext:value-type="float">
            <text:p>1252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-2585" calcext:value-type="float">
            <text:p>-2585</text:p>
          </table:table-cell>
          <table:table-cell office:value-type="float" office:value="-2474" calcext:value-type="float">
            <text:p>-2474</text:p>
          </table:table-cell>
          <table:table-cell table:number-columns-repeated="19"/>
          <table:table-cell office:value-type="float" office:value="214" calcext:value-type="float">
            <text:p>214</text:p>
          </table:table-cell>
          <table:table-cell office:value-type="float" office:value="40703" calcext:value-type="float">
            <text:p>40703</text:p>
          </table:table-cell>
          <table:table-cell office:value-type="float" office:value="40904" calcext:value-type="float">
            <text:p>40904</text:p>
          </table:table-cell>
          <table:table-cell office:value-type="float" office:value="40742" calcext:value-type="float">
            <text:p>40742</text:p>
          </table:table-cell>
          <table:table-cell table:number-columns-repeated="10"/>
          <table:table-cell office:value-type="float" office:value="225" calcext:value-type="float">
            <text:p>225</text:p>
          </table:table-cell>
          <table:table-cell office:value-type="float" office:value="48275" calcext:value-type="float">
            <text:p>48275</text:p>
          </table:table-cell>
          <table:table-cell office:value-type="float" office:value="47998" calcext:value-type="float">
            <text:p>47998</text:p>
          </table:table-cell>
          <table:table-cell table:number-columns-repeated="6"/>
          <table:table-cell office:value-type="float" office:value="195" calcext:value-type="float">
            <text:p>195</text:p>
          </table:table-cell>
          <table:table-cell office:value-type="float" office:value="31456" calcext:value-type="float">
            <text:p>31456</text:p>
          </table:table-cell>
          <table:table-cell office:value-type="float" office:value="31400" calcext:value-type="float">
            <text:p>31400</text:p>
          </table:table-cell>
        </table:table-row>
        <table:table-row table:style-name="ro1">
          <table:table-cell table:number-columns-repeated="8"/>
          <table:table-cell office:value-type="float" office:value="233" calcext:value-type="float">
            <text:p>233</text:p>
          </table:table-cell>
          <table:table-cell office:value-type="float" office:value="54380" calcext:value-type="float">
            <text:p>54380</text:p>
          </table:table-cell>
          <table:table-cell office:value-type="float" office:value="54502" calcext:value-type="float">
            <text:p>54502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12675" calcext:value-type="float">
            <text:p>12675</text:p>
          </table:table-cell>
          <table:table-cell office:value-type="float" office:value="12792" calcext:value-type="float">
            <text:p>1279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-2367" calcext:value-type="float">
            <text:p>-2367</text:p>
          </table:table-cell>
          <table:table-cell office:value-type="float" office:value="-2291" calcext:value-type="float">
            <text:p>-2291</text:p>
          </table:table-cell>
          <table:table-cell table:number-columns-repeated="19"/>
          <table:table-cell office:value-type="float" office:value="215" calcext:value-type="float">
            <text:p>215</text:p>
          </table:table-cell>
          <table:table-cell office:value-type="float" office:value="41652" calcext:value-type="float">
            <text:p>41652</text:p>
          </table:table-cell>
          <table:table-cell office:value-type="float" office:value="41750" calcext:value-type="float">
            <text:p>41750</text:p>
          </table:table-cell>
          <table:table-cell office:value-type="float" office:value="41578" calcext:value-type="float">
            <text:p>41578</text:p>
          </table:table-cell>
          <table:table-cell table:number-columns-repeated="10"/>
          <table:table-cell office:value-type="float" office:value="226" calcext:value-type="float">
            <text:p>226</text:p>
          </table:table-cell>
          <table:table-cell office:value-type="float" office:value="49036" calcext:value-type="float">
            <text:p>49036</text:p>
          </table:table-cell>
          <table:table-cell office:value-type="float" office:value="48812" calcext:value-type="float">
            <text:p>48812</text:p>
          </table:table-cell>
          <table:table-cell table:number-columns-repeated="6"/>
          <table:table-cell office:value-type="float" office:value="196" calcext:value-type="float">
            <text:p>196</text:p>
          </table:table-cell>
          <table:table-cell office:value-type="float" office:value="31821" calcext:value-type="float">
            <text:p>31821</text:p>
          </table:table-cell>
          <table:table-cell office:value-type="float" office:value="31839" calcext:value-type="float">
            <text:p>31839</text:p>
          </table:table-cell>
        </table:table-row>
        <table:table-row table:style-name="ro1">
          <table:table-cell table:number-columns-repeated="8"/>
          <table:table-cell office:value-type="float" office:value="234" calcext:value-type="float">
            <text:p>234</text:p>
          </table:table-cell>
          <table:table-cell office:value-type="float" office:value="55216" calcext:value-type="float">
            <text:p>55216</text:p>
          </table:table-cell>
          <table:table-cell office:value-type="float" office:value="55343" calcext:value-type="float">
            <text:p>5534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13222" calcext:value-type="float">
            <text:p>13222</text:p>
          </table:table-cell>
          <table:table-cell office:value-type="float" office:value="13249" calcext:value-type="float">
            <text:p>13249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-2051" calcext:value-type="float">
            <text:p>-2051</text:p>
          </table:table-cell>
          <table:table-cell office:value-type="float" office:value="-1969" calcext:value-type="float">
            <text:p>-1969</text:p>
          </table:table-cell>
          <table:table-cell table:number-columns-repeated="19"/>
          <table:table-cell office:value-type="float" office:value="216" calcext:value-type="float">
            <text:p>216</text:p>
          </table:table-cell>
          <table:table-cell office:value-type="float" office:value="41648" calcext:value-type="float">
            <text:p>41648</text:p>
          </table:table-cell>
          <table:table-cell office:value-type="float" office:value="41717" calcext:value-type="float">
            <text:p>41717</text:p>
          </table:table-cell>
          <table:table-cell office:value-type="float" office:value="41588" calcext:value-type="float">
            <text:p>41588</text:p>
          </table:table-cell>
          <table:table-cell table:number-columns-repeated="10"/>
          <table:table-cell office:value-type="float" office:value="227" calcext:value-type="float">
            <text:p>227</text:p>
          </table:table-cell>
          <table:table-cell office:value-type="float" office:value="50038" calcext:value-type="float">
            <text:p>50038</text:p>
          </table:table-cell>
          <table:table-cell office:value-type="float" office:value="49830" calcext:value-type="float">
            <text:p>49830</text:p>
          </table:table-cell>
          <table:table-cell table:number-columns-repeated="6"/>
          <table:table-cell office:value-type="float" office:value="197" calcext:value-type="float">
            <text:p>197</text:p>
          </table:table-cell>
          <table:table-cell office:value-type="float" office:value="32430" calcext:value-type="float">
            <text:p>32430</text:p>
          </table:table-cell>
          <table:table-cell office:value-type="float" office:value="32480" calcext:value-type="float">
            <text:p>32480</text:p>
          </table:table-cell>
        </table:table-row>
        <table:table-row table:style-name="ro1">
          <table:table-cell table:number-columns-repeated="8"/>
          <table:table-cell office:value-type="float" office:value="235" calcext:value-type="float">
            <text:p>235</text:p>
          </table:table-cell>
          <table:table-cell office:value-type="float" office:value="56363" calcext:value-type="float">
            <text:p>56363</text:p>
          </table:table-cell>
          <table:table-cell office:value-type="float" office:value="56468" calcext:value-type="float">
            <text:p>56468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13581" calcext:value-type="float">
            <text:p>13581</text:p>
          </table:table-cell>
          <table:table-cell office:value-type="float" office:value="13717" calcext:value-type="float">
            <text:p>1371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-1786" calcext:value-type="float">
            <text:p>-1786</text:p>
          </table:table-cell>
          <table:table-cell office:value-type="float" office:value="-1687" calcext:value-type="float">
            <text:p>-1687</text:p>
          </table:table-cell>
          <table:table-cell table:number-columns-repeated="19"/>
          <table:table-cell office:value-type="float" office:value="217" calcext:value-type="float">
            <text:p>217</text:p>
          </table:table-cell>
          <table:table-cell office:value-type="float" office:value="42530" calcext:value-type="float">
            <text:p>42530</text:p>
          </table:table-cell>
          <table:table-cell office:value-type="float" office:value="42572" calcext:value-type="float">
            <text:p>42572</text:p>
          </table:table-cell>
          <table:table-cell office:value-type="float" office:value="42452" calcext:value-type="float">
            <text:p>42452</text:p>
          </table:table-cell>
          <table:table-cell table:number-columns-repeated="10"/>
          <table:table-cell office:value-type="float" office:value="228" calcext:value-type="float">
            <text:p>228</text:p>
          </table:table-cell>
          <table:table-cell office:value-type="float" office:value="50522" calcext:value-type="float">
            <text:p>50522</text:p>
          </table:table-cell>
          <table:table-cell office:value-type="float" office:value="50321" calcext:value-type="float">
            <text:p>50321</text:p>
          </table:table-cell>
          <table:table-cell table:number-columns-repeated="6"/>
          <table:table-cell office:value-type="float" office:value="198" calcext:value-type="float">
            <text:p>198</text:p>
          </table:table-cell>
          <table:table-cell office:value-type="float" office:value="33009" calcext:value-type="float">
            <text:p>33009</text:p>
          </table:table-cell>
          <table:table-cell office:value-type="float" office:value="33011" calcext:value-type="float">
            <text:p>33011</text:p>
          </table:table-cell>
        </table:table-row>
        <table:table-row table:style-name="ro1">
          <table:table-cell table:number-columns-repeated="8"/>
          <table:table-cell office:value-type="float" office:value="236" calcext:value-type="float">
            <text:p>236</text:p>
          </table:table-cell>
          <table:table-cell office:value-type="float" office:value="56832" calcext:value-type="float">
            <text:p>56832</text:p>
          </table:table-cell>
          <table:table-cell office:value-type="float" office:value="56934" calcext:value-type="float">
            <text:p>56934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14216" calcext:value-type="float">
            <text:p>14216</text:p>
          </table:table-cell>
          <table:table-cell office:value-type="float" office:value="14264" calcext:value-type="float">
            <text:p>14264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-1476" calcext:value-type="float">
            <text:p>-1476</text:p>
          </table:table-cell>
          <table:table-cell office:value-type="float" office:value="-1357" calcext:value-type="float">
            <text:p>-1357</text:p>
          </table:table-cell>
          <table:table-cell table:number-columns-repeated="19"/>
          <table:table-cell office:value-type="float" office:value="218" calcext:value-type="float">
            <text:p>218</text:p>
          </table:table-cell>
          <table:table-cell office:value-type="float" office:value="43242" calcext:value-type="float">
            <text:p>43242</text:p>
          </table:table-cell>
          <table:table-cell office:value-type="float" office:value="43253" calcext:value-type="float">
            <text:p>43253</text:p>
          </table:table-cell>
          <table:table-cell office:value-type="float" office:value="43152" calcext:value-type="float">
            <text:p>43152</text:p>
          </table:table-cell>
          <table:table-cell table:number-columns-repeated="10"/>
          <table:table-cell office:value-type="float" office:value="229" calcext:value-type="float">
            <text:p>229</text:p>
          </table:table-cell>
          <table:table-cell office:value-type="float" office:value="51589" calcext:value-type="float">
            <text:p>51589</text:p>
          </table:table-cell>
          <table:table-cell office:value-type="float" office:value="51332" calcext:value-type="float">
            <text:p>51332</text:p>
          </table:table-cell>
          <table:table-cell table:number-columns-repeated="6"/>
          <table:table-cell office:value-type="float" office:value="199" calcext:value-type="float">
            <text:p>199</text:p>
          </table:table-cell>
          <table:table-cell office:value-type="float" office:value="33780" calcext:value-type="float">
            <text:p>33780</text:p>
          </table:table-cell>
          <table:table-cell office:value-type="float" office:value="33668" calcext:value-type="float">
            <text:p>33668</text:p>
          </table:table-cell>
        </table:table-row>
        <table:table-row table:style-name="ro1">
          <table:table-cell table:number-columns-repeated="8"/>
          <table:table-cell office:value-type="float" office:value="237" calcext:value-type="float">
            <text:p>237</text:p>
          </table:table-cell>
          <table:table-cell office:value-type="float" office:value="58018" calcext:value-type="float">
            <text:p>58018</text:p>
          </table:table-cell>
          <table:table-cell office:value-type="float" office:value="58138" calcext:value-type="float">
            <text:p>58138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14379" calcext:value-type="float">
            <text:p>14379</text:p>
          </table:table-cell>
          <table:table-cell office:value-type="float" office:value="14398" calcext:value-type="float">
            <text:p>1439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-1428" calcext:value-type="float">
            <text:p>-1428</text:p>
          </table:table-cell>
          <table:table-cell office:value-type="float" office:value="-1304" calcext:value-type="float">
            <text:p>-1304</text:p>
          </table:table-cell>
          <table:table-cell table:number-columns-repeated="19"/>
          <table:table-cell office:value-type="float" office:value="219" calcext:value-type="float">
            <text:p>219</text:p>
          </table:table-cell>
          <table:table-cell office:value-type="float" office:value="44124" calcext:value-type="float">
            <text:p>44124</text:p>
          </table:table-cell>
          <table:table-cell office:value-type="float" office:value="44238" calcext:value-type="float">
            <text:p>44238</text:p>
          </table:table-cell>
          <table:table-cell office:value-type="float" office:value="44025" calcext:value-type="float">
            <text:p>44025</text:p>
          </table:table-cell>
          <table:table-cell table:number-columns-repeated="10"/>
          <table:table-cell office:value-type="float" office:value="230" calcext:value-type="float">
            <text:p>230</text:p>
          </table:table-cell>
          <table:table-cell office:value-type="float" office:value="52397" calcext:value-type="float">
            <text:p>52397</text:p>
          </table:table-cell>
          <table:table-cell office:value-type="float" office:value="52161" calcext:value-type="float">
            <text:p>52161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33783" calcext:value-type="float">
            <text:p>33783</text:p>
          </table:table-cell>
          <table:table-cell office:value-type="float" office:value="33699" calcext:value-type="float">
            <text:p>33699</text:p>
          </table:table-cell>
        </table:table-row>
        <table:table-row table:style-name="ro1">
          <table:table-cell table:number-columns-repeated="8"/>
          <table:table-cell office:value-type="float" office:value="238" calcext:value-type="float">
            <text:p>238</text:p>
          </table:table-cell>
          <table:table-cell office:value-type="float" office:value="58891" calcext:value-type="float">
            <text:p>58891</text:p>
          </table:table-cell>
          <table:table-cell office:value-type="float" office:value="59061" calcext:value-type="float">
            <text:p>5906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14862" calcext:value-type="float">
            <text:p>14862</text:p>
          </table:table-cell>
          <table:table-cell office:value-type="float" office:value="14973" calcext:value-type="float">
            <text:p>1497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-1082" calcext:value-type="float">
            <text:p>-1082</text:p>
          </table:table-cell>
          <table:table-cell office:value-type="float" office:value="-937" calcext:value-type="float">
            <text:p>-937</text:p>
          </table:table-cell>
          <table:table-cell table:number-columns-repeated="19"/>
          <table:table-cell office:value-type="float" office:value="220" calcext:value-type="float">
            <text:p>220</text:p>
          </table:table-cell>
          <table:table-cell office:value-type="float" office:value="44474" calcext:value-type="float">
            <text:p>44474</text:p>
          </table:table-cell>
          <table:table-cell office:value-type="float" office:value="44679" calcext:value-type="float">
            <text:p>44679</text:p>
          </table:table-cell>
          <table:table-cell office:value-type="float" office:value="44455" calcext:value-type="float">
            <text:p>44455</text:p>
          </table:table-cell>
          <table:table-cell table:number-columns-repeated="10"/>
          <table:table-cell office:value-type="float" office:value="231" calcext:value-type="float">
            <text:p>231</text:p>
          </table:table-cell>
          <table:table-cell office:value-type="float" office:value="53480" calcext:value-type="float">
            <text:p>53480</text:p>
          </table:table-cell>
          <table:table-cell office:value-type="float" office:value="53233" calcext:value-type="float">
            <text:p>53233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34463" calcext:value-type="float">
            <text:p>34463</text:p>
          </table:table-cell>
          <table:table-cell office:value-type="float" office:value="34370" calcext:value-type="float">
            <text:p>34370</text:p>
          </table:table-cell>
        </table:table-row>
        <table:table-row table:style-name="ro1">
          <table:table-cell table:number-columns-repeated="8"/>
          <table:table-cell office:value-type="float" office:value="239" calcext:value-type="float">
            <text:p>239</text:p>
          </table:table-cell>
          <table:table-cell office:value-type="float" office:value="60228" calcext:value-type="float">
            <text:p>60228</text:p>
          </table:table-cell>
          <table:table-cell office:value-type="float" office:value="60359" calcext:value-type="float">
            <text:p>60359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15319" calcext:value-type="float">
            <text:p>15319</text:p>
          </table:table-cell>
          <table:table-cell office:value-type="float" office:value="15403" calcext:value-type="float">
            <text:p>15403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-790" calcext:value-type="float">
            <text:p>-790</text:p>
          </table:table-cell>
          <table:table-cell office:value-type="float" office:value="-681" calcext:value-type="float">
            <text:p>-681</text:p>
          </table:table-cell>
          <table:table-cell table:number-columns-repeated="19"/>
          <table:table-cell office:value-type="float" office:value="221" calcext:value-type="float">
            <text:p>221</text:p>
          </table:table-cell>
          <table:table-cell office:value-type="float" office:value="45424" calcext:value-type="float">
            <text:p>45424</text:p>
          </table:table-cell>
          <table:table-cell office:value-type="float" office:value="45602" calcext:value-type="float">
            <text:p>45602</text:p>
          </table:table-cell>
          <table:table-cell office:value-type="float" office:value="45371" calcext:value-type="float">
            <text:p>45371</text:p>
          </table:table-cell>
          <table:table-cell table:number-columns-repeated="10"/>
          <table:table-cell office:value-type="float" office:value="232" calcext:value-type="float">
            <text:p>232</text:p>
          </table:table-cell>
          <table:table-cell office:value-type="float" office:value="53456" calcext:value-type="float">
            <text:p>53456</text:p>
          </table:table-cell>
          <table:table-cell office:value-type="float" office:value="53243" calcext:value-type="float">
            <text:p>53243</text:p>
          </table:table-cell>
          <table:table-cell table:number-columns-repeated="6"/>
          <table:table-cell office:value-type="float" office:value="202" calcext:value-type="float">
            <text:p>202</text:p>
          </table:table-cell>
          <table:table-cell office:value-type="float" office:value="35060" calcext:value-type="float">
            <text:p>35060</text:p>
          </table:table-cell>
          <table:table-cell office:value-type="float" office:value="35008" calcext:value-type="float">
            <text:p>35008</text:p>
          </table:table-cell>
        </table:table-row>
        <table:table-row table:style-name="ro1">
          <table:table-cell table:number-columns-repeated="8"/>
          <table:table-cell office:value-type="float" office:value="240" calcext:value-type="float">
            <text:p>240</text:p>
          </table:table-cell>
          <table:table-cell office:value-type="float" office:value="60321" calcext:value-type="float">
            <text:p>60321</text:p>
          </table:table-cell>
          <table:table-cell office:value-type="float" office:value="60490" calcext:value-type="float">
            <text:p>60490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899" calcext:value-type="float">
            <text:p>15899</text:p>
          </table:table-cell>
          <table:table-cell office:value-type="float" office:value="15962" calcext:value-type="float">
            <text:p>1596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-438" calcext:value-type="float">
            <text:p>-438</text:p>
          </table:table-cell>
          <table:table-cell office:value-type="float" office:value="-309" calcext:value-type="float">
            <text:p>-309</text:p>
          </table:table-cell>
          <table:table-cell table:number-columns-repeated="19"/>
          <table:table-cell office:value-type="float" office:value="222" calcext:value-type="float">
            <text:p>222</text:p>
          </table:table-cell>
          <table:table-cell office:value-type="float" office:value="46132" calcext:value-type="float">
            <text:p>46132</text:p>
          </table:table-cell>
          <table:table-cell office:value-type="float" office:value="46320" calcext:value-type="float">
            <text:p>46320</text:p>
          </table:table-cell>
          <table:table-cell office:value-type="float" office:value="46116" calcext:value-type="float">
            <text:p>46116</text:p>
          </table:table-cell>
          <table:table-cell table:number-columns-repeated="10"/>
          <table:table-cell office:value-type="float" office:value="233" calcext:value-type="float">
            <text:p>233</text:p>
          </table:table-cell>
          <table:table-cell office:value-type="float" office:value="54482" calcext:value-type="float">
            <text:p>54482</text:p>
          </table:table-cell>
          <table:table-cell office:value-type="float" office:value="54305" calcext:value-type="float">
            <text:p>54305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35810" calcext:value-type="float">
            <text:p>35810</text:p>
          </table:table-cell>
          <table:table-cell office:value-type="float" office:value="35737" calcext:value-type="float">
            <text:p>35737</text:p>
          </table:table-cell>
        </table:table-row>
        <table:table-row table:style-name="ro1">
          <table:table-cell table:number-columns-repeated="13"/>
          <table:table-cell office:value-type="float" office:value="196" calcext:value-type="float">
            <text:p>196</text:p>
          </table:table-cell>
          <table:table-cell office:value-type="float" office:value="16329" calcext:value-type="float">
            <text:p>16329</text:p>
          </table:table-cell>
          <table:table-cell office:value-type="float" office:value="16251" calcext:value-type="float">
            <text:p>1625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-284" calcext:value-type="float">
            <text:p>-284</text:p>
          </table:table-cell>
          <table:table-cell office:value-type="float" office:value="-130" calcext:value-type="float">
            <text:p>-130</text:p>
          </table:table-cell>
          <table:table-cell table:number-columns-repeated="19"/>
          <table:table-cell office:value-type="float" office:value="223" calcext:value-type="float">
            <text:p>223</text:p>
          </table:table-cell>
          <table:table-cell office:value-type="float" office:value="47071" calcext:value-type="float">
            <text:p>47071</text:p>
          </table:table-cell>
          <table:table-cell office:value-type="float" office:value="47342" calcext:value-type="float">
            <text:p>47342</text:p>
          </table:table-cell>
          <table:table-cell office:value-type="float" office:value="47093" calcext:value-type="float">
            <text:p>47093</text:p>
          </table:table-cell>
          <table:table-cell table:number-columns-repeated="10"/>
          <table:table-cell office:value-type="float" office:value="234" calcext:value-type="float">
            <text:p>234</text:p>
          </table:table-cell>
          <table:table-cell office:value-type="float" office:value="55368" calcext:value-type="float">
            <text:p>55368</text:p>
          </table:table-cell>
          <table:table-cell office:value-type="float" office:value="55094" calcext:value-type="float">
            <text:p>55094</text:p>
          </table:table-cell>
          <table:table-cell table:number-columns-repeated="6"/>
          <table:table-cell office:value-type="float" office:value="204" calcext:value-type="float">
            <text:p>204</text:p>
          </table:table-cell>
          <table:table-cell office:value-type="float" office:value="36185" calcext:value-type="float">
            <text:p>36185</text:p>
          </table:table-cell>
          <table:table-cell office:value-type="float" office:value="36053" calcext:value-type="float">
            <text:p>36053</text:p>
          </table:table-cell>
        </table:table-row>
        <table:table-row table:style-name="ro1">
          <table:table-cell table:number-columns-repeated="13"/>
          <table:table-cell office:value-type="float" office:value="197" calcext:value-type="float">
            <text:p>197</text:p>
          </table:table-cell>
          <table:table-cell office:value-type="float" office:value="16876" calcext:value-type="float">
            <text:p>16876</text:p>
          </table:table-cell>
          <table:table-cell office:value-type="float" office:value="16843" calcext:value-type="float">
            <text:p>1684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97" calcext:value-type="float">
            <text:p>97</text:p>
          </table:table-cell>
          <table:table-cell office:value-type="float" office:value="210" calcext:value-type="float">
            <text:p>210</text:p>
          </table:table-cell>
          <table:table-cell table:number-columns-repeated="19"/>
          <table:table-cell office:value-type="float" office:value="224" calcext:value-type="float">
            <text:p>224</text:p>
          </table:table-cell>
          <table:table-cell office:value-type="float" office:value="47158" calcext:value-type="float">
            <text:p>47158</text:p>
          </table:table-cell>
          <table:table-cell office:value-type="float" office:value="47385" calcext:value-type="float">
            <text:p>47385</text:p>
          </table:table-cell>
          <table:table-cell office:value-type="float" office:value="47170" calcext:value-type="float">
            <text:p>47170</text:p>
          </table:table-cell>
          <table:table-cell table:number-columns-repeated="10"/>
          <table:table-cell office:value-type="float" office:value="235" calcext:value-type="float">
            <text:p>235</text:p>
          </table:table-cell>
          <table:table-cell office:value-type="float" office:value="56494" calcext:value-type="float">
            <text:p>56494</text:p>
          </table:table-cell>
          <table:table-cell office:value-type="float" office:value="56262" calcext:value-type="float">
            <text:p>56262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36970" calcext:value-type="float">
            <text:p>36970</text:p>
          </table:table-cell>
          <table:table-cell office:value-type="float" office:value="36847" calcext:value-type="float">
            <text:p>36847</text:p>
          </table:table-cell>
        </table:table-row>
        <table:table-row table:style-name="ro1">
          <table:table-cell table:number-columns-repeated="13"/>
          <table:table-cell office:value-type="float" office:value="198" calcext:value-type="float">
            <text:p>198</text:p>
          </table:table-cell>
          <table:table-cell office:value-type="float" office:value="17302" calcext:value-type="float">
            <text:p>17302</text:p>
          </table:table-cell>
          <table:table-cell office:value-type="float" office:value="17313" calcext:value-type="float">
            <text:p>1731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79" calcext:value-type="float">
            <text:p>379</text:p>
          </table:table-cell>
          <table:table-cell office:value-type="float" office:value="503" calcext:value-type="float">
            <text:p>503</text:p>
          </table:table-cell>
          <table:table-cell table:number-columns-repeated="19"/>
          <table:table-cell office:value-type="float" office:value="225" calcext:value-type="float">
            <text:p>225</text:p>
          </table:table-cell>
          <table:table-cell office:value-type="float" office:value="48165" calcext:value-type="float">
            <text:p>48165</text:p>
          </table:table-cell>
          <table:table-cell office:value-type="float" office:value="48363" calcext:value-type="float">
            <text:p>48363</text:p>
          </table:table-cell>
          <table:table-cell office:value-type="float" office:value="48126" calcext:value-type="float">
            <text:p>48126</text:p>
          </table:table-cell>
          <table:table-cell table:number-columns-repeated="10"/>
          <table:table-cell office:value-type="float" office:value="236" calcext:value-type="float">
            <text:p>236</text:p>
          </table:table-cell>
          <table:table-cell office:value-type="float" office:value="56971" calcext:value-type="float">
            <text:p>56971</text:p>
          </table:table-cell>
          <table:table-cell office:value-type="float" office:value="56764" calcext:value-type="float">
            <text:p>56764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37617" calcext:value-type="float">
            <text:p>37617</text:p>
          </table:table-cell>
          <table:table-cell office:value-type="float" office:value="37463" calcext:value-type="float">
            <text:p>37463</text:p>
          </table:table-cell>
        </table:table-row>
        <table:table-row table:style-name="ro1">
          <table:table-cell table:number-columns-repeated="13"/>
          <table:table-cell office:value-type="float" office:value="199" calcext:value-type="float">
            <text:p>199</text:p>
          </table:table-cell>
          <table:table-cell office:value-type="float" office:value="17846" calcext:value-type="float">
            <text:p>17846</text:p>
          </table:table-cell>
          <table:table-cell office:value-type="float" office:value="17872" calcext:value-type="float">
            <text:p>1787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755" calcext:value-type="float">
            <text:p>755</text:p>
          </table:table-cell>
          <table:table-cell office:value-type="float" office:value="881" calcext:value-type="float">
            <text:p>881</text:p>
          </table:table-cell>
          <table:table-cell table:number-columns-repeated="19"/>
          <table:table-cell office:value-type="float" office:value="226" calcext:value-type="float">
            <text:p>226</text:p>
          </table:table-cell>
          <table:table-cell office:value-type="float" office:value="48851" calcext:value-type="float">
            <text:p>48851</text:p>
          </table:table-cell>
          <table:table-cell office:value-type="float" office:value="49137" calcext:value-type="float">
            <text:p>49137</text:p>
          </table:table-cell>
          <table:table-cell office:value-type="float" office:value="48899" calcext:value-type="float">
            <text:p>48899</text:p>
          </table:table-cell>
          <table:table-cell table:number-columns-repeated="10"/>
          <table:table-cell office:value-type="float" office:value="237" calcext:value-type="float">
            <text:p>237</text:p>
          </table:table-cell>
          <table:table-cell office:value-type="float" office:value="58197" calcext:value-type="float">
            <text:p>58197</text:p>
          </table:table-cell>
          <table:table-cell office:value-type="float" office:value="57927" calcext:value-type="float">
            <text:p>57927</text:p>
          </table:table-cell>
          <table:table-cell table:number-columns-repeated="6"/>
          <table:table-cell office:value-type="float" office:value="207" calcext:value-type="float">
            <text:p>207</text:p>
          </table:table-cell>
          <table:table-cell office:value-type="float" office:value="38335" calcext:value-type="float">
            <text:p>38335</text:p>
          </table:table-cell>
          <table:table-cell office:value-type="float" office:value="38329" calcext:value-type="float">
            <text:p>38329</text:p>
          </table:table-cell>
        </table:table-row>
        <table:table-row table:style-name="ro1">
          <table:table-cell table:number-columns-repeated="13"/>
          <table:table-cell office:value-type="float" office:value="200" calcext:value-type="float">
            <text:p>200</text:p>
          </table:table-cell>
          <table:table-cell office:value-type="float" office:value="17847" calcext:value-type="float">
            <text:p>17847</text:p>
          </table:table-cell>
          <table:table-cell office:value-type="float" office:value="17863" calcext:value-type="float">
            <text:p>17863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742" calcext:value-type="float">
            <text:p>742</text:p>
          </table:table-cell>
          <table:table-cell office:value-type="float" office:value="861" calcext:value-type="float">
            <text:p>861</text:p>
          </table:table-cell>
          <table:table-cell table:number-columns-repeated="19"/>
          <table:table-cell office:value-type="float" office:value="227" calcext:value-type="float">
            <text:p>227</text:p>
          </table:table-cell>
          <table:table-cell office:value-type="float" office:value="49946" calcext:value-type="float">
            <text:p>49946</text:p>
          </table:table-cell>
          <table:table-cell office:value-type="float" office:value="50124" calcext:value-type="float">
            <text:p>50124</text:p>
          </table:table-cell>
          <table:table-cell office:value-type="float" office:value="49905" calcext:value-type="float">
            <text:p>49905</text:p>
          </table:table-cell>
          <table:table-cell table:number-columns-repeated="10"/>
          <table:table-cell office:value-type="float" office:value="238" calcext:value-type="float">
            <text:p>238</text:p>
          </table:table-cell>
          <table:table-cell office:value-type="float" office:value="59079" calcext:value-type="float">
            <text:p>59079</text:p>
          </table:table-cell>
          <table:table-cell office:value-type="float" office:value="58788" calcext:value-type="float">
            <text:p>58788</text:p>
          </table:table-cell>
          <table:table-cell table:number-columns-repeated="6"/>
          <table:table-cell office:value-type="float" office:value="208" calcext:value-type="float">
            <text:p>208</text:p>
          </table:table-cell>
          <table:table-cell office:value-type="float" office:value="38429" calcext:value-type="float">
            <text:p>38429</text:p>
          </table:table-cell>
          <table:table-cell office:value-type="float" office:value="38262" calcext:value-type="float">
            <text:p>38262</text:p>
          </table:table-cell>
        </table:table-row>
        <table:table-row table:style-name="ro1">
          <table:table-cell table:number-columns-repeated="13"/>
          <table:table-cell office:value-type="float" office:value="201" calcext:value-type="float">
            <text:p>201</text:p>
          </table:table-cell>
          <table:table-cell office:value-type="float" office:value="18422" calcext:value-type="float">
            <text:p>18422</text:p>
          </table:table-cell>
          <table:table-cell office:value-type="float" office:value="18454" calcext:value-type="float">
            <text:p>1845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121" calcext:value-type="float">
            <text:p>1121</text:p>
          </table:table-cell>
          <table:table-cell office:value-type="float" office:value="1249" calcext:value-type="float">
            <text:p>1249</text:p>
          </table:table-cell>
          <table:table-cell table:number-columns-repeated="19"/>
          <table:table-cell office:value-type="float" office:value="228" calcext:value-type="float">
            <text:p>228</text:p>
          </table:table-cell>
          <table:table-cell office:value-type="float" office:value="50410" calcext:value-type="float">
            <text:p>50410</text:p>
          </table:table-cell>
          <table:table-cell office:value-type="float" office:value="50585" calcext:value-type="float">
            <text:p>50585</text:p>
          </table:table-cell>
          <table:table-cell office:value-type="float" office:value="50390" calcext:value-type="float">
            <text:p>50390</text:p>
          </table:table-cell>
          <table:table-cell table:number-columns-repeated="10"/>
          <table:table-cell office:value-type="float" office:value="239" calcext:value-type="float">
            <text:p>239</text:p>
          </table:table-cell>
          <table:table-cell office:value-type="float" office:value="60422" calcext:value-type="float">
            <text:p>60422</text:p>
          </table:table-cell>
          <table:table-cell office:value-type="float" office:value="60100" calcext:value-type="float">
            <text:p>60100</text:p>
          </table:table-cell>
          <table:table-cell table:number-columns-repeated="6"/>
          <table:table-cell office:value-type="float" office:value="209" calcext:value-type="float">
            <text:p>209</text:p>
          </table:table-cell>
          <table:table-cell office:value-type="float" office:value="39210" calcext:value-type="float">
            <text:p>39210</text:p>
          </table:table-cell>
          <table:table-cell office:value-type="float" office:value="39106" calcext:value-type="float">
            <text:p>39106</text:p>
          </table:table-cell>
        </table:table-row>
        <table:table-row table:style-name="ro1">
          <table:table-cell table:number-columns-repeated="13"/>
          <table:table-cell office:value-type="float" office:value="202" calcext:value-type="float">
            <text:p>202</text:p>
          </table:table-cell>
          <table:table-cell office:value-type="float" office:value="18895" calcext:value-type="float">
            <text:p>18895</text:p>
          </table:table-cell>
          <table:table-cell office:value-type="float" office:value="18958" calcext:value-type="float">
            <text:p>18958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344" calcext:value-type="float">
            <text:p>1344</text:p>
          </table:table-cell>
          <table:table-cell office:value-type="float" office:value="1570" calcext:value-type="float">
            <text:p>1570</text:p>
          </table:table-cell>
          <table:table-cell table:number-columns-repeated="19"/>
          <table:table-cell office:value-type="float" office:value="229" calcext:value-type="float">
            <text:p>229</text:p>
          </table:table-cell>
          <table:table-cell office:value-type="float" office:value="51443" calcext:value-type="float">
            <text:p>51443</text:p>
          </table:table-cell>
          <table:table-cell office:value-type="float" office:value="51608" calcext:value-type="float">
            <text:p>51608</text:p>
          </table:table-cell>
          <table:table-cell office:value-type="float" office:value="51425" calcext:value-type="float">
            <text:p>51425</text:p>
          </table:table-cell>
          <table:table-cell table:number-columns-repeated="10"/>
          <table:table-cell office:value-type="float" office:value="240" calcext:value-type="float">
            <text:p>240</text:p>
          </table:table-cell>
          <table:table-cell office:value-type="float" office:value="60575" calcext:value-type="float">
            <text:p>60575</text:p>
          </table:table-cell>
          <table:table-cell office:value-type="float" office:value="60241" calcext:value-type="float">
            <text:p>60241</text:p>
          </table:table-cell>
          <table:table-cell table:number-columns-repeated="6"/>
          <table:table-cell office:value-type="float" office:value="210" calcext:value-type="float">
            <text:p>210</text:p>
          </table:table-cell>
          <table:table-cell office:value-type="float" office:value="39842" calcext:value-type="float">
            <text:p>39842</text:p>
          </table:table-cell>
          <table:table-cell office:value-type="float" office:value="39718" calcext:value-type="float">
            <text:p>39718</text:p>
          </table:table-cell>
        </table:table-row>
        <table:table-row table:style-name="ro1">
          <table:table-cell table:number-columns-repeated="13"/>
          <table:table-cell office:value-type="float" office:value="203" calcext:value-type="float">
            <text:p>203</text:p>
          </table:table-cell>
          <table:table-cell office:value-type="float" office:value="19526" calcext:value-type="float">
            <text:p>19526</text:p>
          </table:table-cell>
          <table:table-cell office:value-type="float" office:value="19560" calcext:value-type="float">
            <text:p>1956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806" calcext:value-type="float">
            <text:p>1806</text:p>
          </table:table-cell>
          <table:table-cell office:value-type="float" office:value="1966" calcext:value-type="float">
            <text:p>1966</text:p>
          </table:table-cell>
          <table:table-cell table:number-columns-repeated="19"/>
          <table:table-cell office:value-type="float" office:value="230" calcext:value-type="float">
            <text:p>230</text:p>
          </table:table-cell>
          <table:table-cell office:value-type="float" office:value="52251" calcext:value-type="float">
            <text:p>52251</text:p>
          </table:table-cell>
          <table:table-cell office:value-type="float" office:value="52406" calcext:value-type="float">
            <text:p>52406</text:p>
          </table:table-cell>
          <table:table-cell office:value-type="float" office:value="52254" calcext:value-type="float">
            <text:p>52254</text:p>
          </table:table-cell>
          <table:table-cell table:number-columns-repeated="19"/>
          <table:table-cell office:value-type="float" office:value="211" calcext:value-type="float">
            <text:p>211</text:p>
          </table:table-cell>
          <table:table-cell office:value-type="float" office:value="40645" calcext:value-type="float">
            <text:p>40645</text:p>
          </table:table-cell>
          <table:table-cell office:value-type="float" office:value="40646" calcext:value-type="float">
            <text:p>40646</text:p>
          </table:table-cell>
        </table:table-row>
        <table:table-row table:style-name="ro1">
          <table:table-cell table:number-columns-repeated="13"/>
          <table:table-cell office:value-type="float" office:value="204" calcext:value-type="float">
            <text:p>204</text:p>
          </table:table-cell>
          <table:table-cell office:value-type="float" office:value="19848" calcext:value-type="float">
            <text:p>19848</text:p>
          </table:table-cell>
          <table:table-cell office:value-type="float" office:value="19829" calcext:value-type="float">
            <text:p>1982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996" calcext:value-type="float">
            <text:p>1996</text:p>
          </table:table-cell>
          <table:table-cell office:value-type="float" office:value="2149" calcext:value-type="float">
            <text:p>2149</text:p>
          </table:table-cell>
          <table:table-cell table:number-columns-repeated="19"/>
          <table:table-cell office:value-type="float" office:value="231" calcext:value-type="float">
            <text:p>231</text:p>
          </table:table-cell>
          <table:table-cell office:value-type="float" office:value="53351" calcext:value-type="float">
            <text:p>53351</text:p>
          </table:table-cell>
          <table:table-cell office:value-type="float" office:value="53505" calcext:value-type="float">
            <text:p>53505</text:p>
          </table:table-cell>
          <table:table-cell office:value-type="float" office:value="53312" calcext:value-type="float">
            <text:p>53312</text:p>
          </table:table-cell>
          <table:table-cell table:number-columns-repeated="19"/>
          <table:table-cell office:value-type="float" office:value="212" calcext:value-type="float">
            <text:p>212</text:p>
          </table:table-cell>
          <table:table-cell office:value-type="float" office:value="41082" calcext:value-type="float">
            <text:p>41082</text:p>
          </table:table-cell>
          <table:table-cell office:value-type="float" office:value="41002" calcext:value-type="float">
            <text:p>41002</text:p>
          </table:table-cell>
        </table:table-row>
        <table:table-row table:style-name="ro1">
          <table:table-cell table:number-columns-repeated="13"/>
          <table:table-cell office:value-type="float" office:value="205" calcext:value-type="float">
            <text:p>205</text:p>
          </table:table-cell>
          <table:table-cell office:value-type="float" office:value="20451" calcext:value-type="float">
            <text:p>20451</text:p>
          </table:table-cell>
          <table:table-cell office:value-type="float" office:value="20459" calcext:value-type="float">
            <text:p>20459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379" calcext:value-type="float">
            <text:p>2379</text:p>
          </table:table-cell>
          <table:table-cell office:value-type="float" office:value="2555" calcext:value-type="float">
            <text:p>2555</text:p>
          </table:table-cell>
          <table:table-cell table:number-columns-repeated="19"/>
          <table:table-cell office:value-type="float" office:value="232" calcext:value-type="float">
            <text:p>232</text:p>
          </table:table-cell>
          <table:table-cell office:value-type="float" office:value="53391" calcext:value-type="float">
            <text:p>53391</text:p>
          </table:table-cell>
          <table:table-cell office:value-type="float" office:value="53482" calcext:value-type="float">
            <text:p>53482</text:p>
          </table:table-cell>
          <table:table-cell office:value-type="float" office:value="53309" calcext:value-type="float">
            <text:p>53309</text:p>
          </table:table-cell>
          <table:table-cell table:number-columns-repeated="19"/>
          <table:table-cell office:value-type="float" office:value="213" calcext:value-type="float">
            <text:p>213</text:p>
          </table:table-cell>
          <table:table-cell office:value-type="float" office:value="41898" calcext:value-type="float">
            <text:p>41898</text:p>
          </table:table-cell>
          <table:table-cell office:value-type="float" office:value="41826" calcext:value-type="float">
            <text:p>41826</text:p>
          </table:table-cell>
        </table:table-row>
        <table:table-row table:style-name="ro1">
          <table:table-cell table:number-columns-repeated="13"/>
          <table:table-cell office:value-type="float" office:value="206" calcext:value-type="float">
            <text:p>206</text:p>
          </table:table-cell>
          <table:table-cell office:value-type="float" office:value="20968" calcext:value-type="float">
            <text:p>20968</text:p>
          </table:table-cell>
          <table:table-cell office:value-type="float" office:value="21018" calcext:value-type="float">
            <text:p>2101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703" calcext:value-type="float">
            <text:p>2703</text:p>
          </table:table-cell>
          <table:table-cell office:value-type="float" office:value="2856" calcext:value-type="float">
            <text:p>2856</text:p>
          </table:table-cell>
          <table:table-cell table:number-columns-repeated="19"/>
          <table:table-cell office:value-type="float" office:value="233" calcext:value-type="float">
            <text:p>233</text:p>
          </table:table-cell>
          <table:table-cell office:value-type="float" office:value="54440" calcext:value-type="float">
            <text:p>54440</text:p>
          </table:table-cell>
          <table:table-cell office:value-type="float" office:value="54606" calcext:value-type="float">
            <text:p>54606</text:p>
          </table:table-cell>
          <table:table-cell office:value-type="float" office:value="54412" calcext:value-type="float">
            <text:p>54412</text:p>
          </table:table-cell>
          <table:table-cell table:number-columns-repeated="19"/>
          <table:table-cell office:value-type="float" office:value="214" calcext:value-type="float">
            <text:p>214</text:p>
          </table:table-cell>
          <table:table-cell office:value-type="float" office:value="42593" calcext:value-type="float">
            <text:p>42593</text:p>
          </table:table-cell>
          <table:table-cell office:value-type="float" office:value="42501" calcext:value-type="float">
            <text:p>42501</text:p>
          </table:table-cell>
        </table:table-row>
        <table:table-row table:style-name="ro1">
          <table:table-cell table:number-columns-repeated="13"/>
          <table:table-cell office:value-type="float" office:value="207" calcext:value-type="float">
            <text:p>207</text:p>
          </table:table-cell>
          <table:table-cell office:value-type="float" office:value="21645" calcext:value-type="float">
            <text:p>21645</text:p>
          </table:table-cell>
          <table:table-cell office:value-type="float" office:value="21680" calcext:value-type="float">
            <text:p>2168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088" calcext:value-type="float">
            <text:p>3088</text:p>
          </table:table-cell>
          <table:table-cell office:value-type="float" office:value="3249" calcext:value-type="float">
            <text:p>3249</text:p>
          </table:table-cell>
          <table:table-cell table:number-columns-repeated="19"/>
          <table:table-cell office:value-type="float" office:value="234" calcext:value-type="float">
            <text:p>234</text:p>
          </table:table-cell>
          <table:table-cell office:value-type="float" office:value="55366" calcext:value-type="float">
            <text:p>55366</text:p>
          </table:table-cell>
          <table:table-cell office:value-type="float" office:value="55505" calcext:value-type="float">
            <text:p>55505</text:p>
          </table:table-cell>
          <table:table-cell office:value-type="float" office:value="55244" calcext:value-type="float">
            <text:p>55244</text:p>
          </table:table-cell>
          <table:table-cell table:number-columns-repeated="19"/>
          <table:table-cell office:value-type="float" office:value="215" calcext:value-type="float">
            <text:p>215</text:p>
          </table:table-cell>
          <table:table-cell office:value-type="float" office:value="43516" calcext:value-type="float">
            <text:p>43516</text:p>
          </table:table-cell>
          <table:table-cell office:value-type="float" office:value="43333" calcext:value-type="float">
            <text:p>43333</text:p>
          </table:table-cell>
        </table:table-row>
        <table:table-row table:style-name="ro1">
          <table:table-cell table:number-columns-repeated="13"/>
          <table:table-cell office:value-type="float" office:value="208" calcext:value-type="float">
            <text:p>208</text:p>
          </table:table-cell>
          <table:table-cell office:value-type="float" office:value="21847" calcext:value-type="float">
            <text:p>21847</text:p>
          </table:table-cell>
          <table:table-cell office:value-type="float" office:value="21865" calcext:value-type="float">
            <text:p>2186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246" calcext:value-type="float">
            <text:p>3246</text:p>
          </table:table-cell>
          <table:table-cell office:value-type="float" office:value="3393" calcext:value-type="float">
            <text:p>3393</text:p>
          </table:table-cell>
          <table:table-cell table:number-columns-repeated="19"/>
          <table:table-cell office:value-type="float" office:value="235" calcext:value-type="float">
            <text:p>235</text:p>
          </table:table-cell>
          <table:table-cell office:value-type="float" office:value="56475" calcext:value-type="float">
            <text:p>56475</text:p>
          </table:table-cell>
          <table:table-cell office:value-type="float" office:value="56595" calcext:value-type="float">
            <text:p>56595</text:p>
          </table:table-cell>
          <table:table-cell office:value-type="float" office:value="56366" calcext:value-type="float">
            <text:p>56366</text:p>
          </table:table-cell>
          <table:table-cell table:number-columns-repeated="19"/>
          <table:table-cell office:value-type="float" office:value="216" calcext:value-type="float">
            <text:p>216</text:p>
          </table:table-cell>
          <table:table-cell office:value-type="float" office:value="43492" calcext:value-type="float">
            <text:p>43492</text:p>
          </table:table-cell>
          <table:table-cell office:value-type="float" office:value="43409" calcext:value-type="float">
            <text:p>43409</text:p>
          </table:table-cell>
        </table:table-row>
        <table:table-row table:style-name="ro1">
          <table:table-cell table:number-columns-repeated="13"/>
          <table:table-cell office:value-type="float" office:value="209" calcext:value-type="float">
            <text:p>209</text:p>
          </table:table-cell>
          <table:table-cell office:value-type="float" office:value="22490" calcext:value-type="float">
            <text:p>22490</text:p>
          </table:table-cell>
          <table:table-cell office:value-type="float" office:value="22524" calcext:value-type="float">
            <text:p>22524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3642" calcext:value-type="float">
            <text:p>3642</text:p>
          </table:table-cell>
          <table:table-cell office:value-type="float" office:value="3812" calcext:value-type="float">
            <text:p>3812</text:p>
          </table:table-cell>
          <table:table-cell table:number-columns-repeated="19"/>
          <table:table-cell office:value-type="float" office:value="236" calcext:value-type="float">
            <text:p>236</text:p>
          </table:table-cell>
          <table:table-cell office:value-type="float" office:value="56998" calcext:value-type="float">
            <text:p>56998</text:p>
          </table:table-cell>
          <table:table-cell office:value-type="float" office:value="57094" calcext:value-type="float">
            <text:p>57094</text:p>
          </table:table-cell>
          <table:table-cell office:value-type="float" office:value="56857" calcext:value-type="float">
            <text:p>56857</text:p>
          </table:table-cell>
          <table:table-cell table:number-columns-repeated="19"/>
          <table:table-cell office:value-type="float" office:value="217" calcext:value-type="float">
            <text:p>217</text:p>
          </table:table-cell>
          <table:table-cell office:value-type="float" office:value="44307" calcext:value-type="float">
            <text:p>44307</text:p>
          </table:table-cell>
          <table:table-cell office:value-type="float" office:value="44257" calcext:value-type="float">
            <text:p>44257</text:p>
          </table:table-cell>
        </table:table-row>
        <table:table-row table:style-name="ro1">
          <table:table-cell table:number-columns-repeated="13"/>
          <table:table-cell office:value-type="float" office:value="210" calcext:value-type="float">
            <text:p>210</text:p>
          </table:table-cell>
          <table:table-cell office:value-type="float" office:value="23035" calcext:value-type="float">
            <text:p>23035</text:p>
          </table:table-cell>
          <table:table-cell office:value-type="float" office:value="23109" calcext:value-type="float">
            <text:p>2310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3962" calcext:value-type="float">
            <text:p>3962</text:p>
          </table:table-cell>
          <table:table-cell office:value-type="float" office:value="4092" calcext:value-type="float">
            <text:p>4092</text:p>
          </table:table-cell>
          <table:table-cell table:number-columns-repeated="19"/>
          <table:table-cell office:value-type="float" office:value="237" calcext:value-type="float">
            <text:p>237</text:p>
          </table:table-cell>
          <table:table-cell office:value-type="float" office:value="58153" calcext:value-type="float">
            <text:p>58153</text:p>
          </table:table-cell>
          <table:table-cell office:value-type="float" office:value="58225" calcext:value-type="float">
            <text:p>58225</text:p>
          </table:table-cell>
          <table:table-cell office:value-type="float" office:value="58061" calcext:value-type="float">
            <text:p>58061</text:p>
          </table:table-cell>
          <table:table-cell table:number-columns-repeated="19"/>
          <table:table-cell office:value-type="float" office:value="218" calcext:value-type="float">
            <text:p>218</text:p>
          </table:table-cell>
          <table:table-cell office:value-type="float" office:value="45050" calcext:value-type="float">
            <text:p>45050</text:p>
          </table:table-cell>
          <table:table-cell office:value-type="float" office:value="44959" calcext:value-type="float">
            <text:p>44959</text:p>
          </table:table-cell>
        </table:table-row>
        <table:table-row table:style-name="ro1">
          <table:table-cell table:number-columns-repeated="13"/>
          <table:table-cell office:value-type="float" office:value="211" calcext:value-type="float">
            <text:p>211</text:p>
          </table:table-cell>
          <table:table-cell office:value-type="float" office:value="23715" calcext:value-type="float">
            <text:p>23715</text:p>
          </table:table-cell>
          <table:table-cell office:value-type="float" office:value="23764" calcext:value-type="float">
            <text:p>23764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380" calcext:value-type="float">
            <text:p>4380</text:p>
          </table:table-cell>
          <table:table-cell office:value-type="float" office:value="4519" calcext:value-type="float">
            <text:p>4519</text:p>
          </table:table-cell>
          <table:table-cell table:number-columns-repeated="19"/>
          <table:table-cell office:value-type="float" office:value="238" calcext:value-type="float">
            <text:p>238</text:p>
          </table:table-cell>
          <table:table-cell office:value-type="float" office:value="59075" calcext:value-type="float">
            <text:p>59075</text:p>
          </table:table-cell>
          <table:table-cell office:value-type="float" office:value="59047" calcext:value-type="float">
            <text:p>59047</text:p>
          </table:table-cell>
          <table:table-cell office:value-type="float" office:value="58943" calcext:value-type="float">
            <text:p>58943</text:p>
          </table:table-cell>
          <table:table-cell table:number-columns-repeated="19"/>
          <table:table-cell office:value-type="float" office:value="219" calcext:value-type="float">
            <text:p>219</text:p>
          </table:table-cell>
          <table:table-cell office:value-type="float" office:value="45926" calcext:value-type="float">
            <text:p>45926</text:p>
          </table:table-cell>
          <table:table-cell office:value-type="float" office:value="45950" calcext:value-type="float">
            <text:p>45950</text:p>
          </table:table-cell>
        </table:table-row>
        <table:table-row table:style-name="ro1">
          <table:table-cell table:number-columns-repeated="13"/>
          <table:table-cell office:value-type="float" office:value="212" calcext:value-type="float">
            <text:p>212</text:p>
          </table:table-cell>
          <table:table-cell office:value-type="float" office:value="24137" calcext:value-type="float">
            <text:p>24137</text:p>
          </table:table-cell>
          <table:table-cell office:value-type="float" office:value="24178" calcext:value-type="float">
            <text:p>24178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4604" calcext:value-type="float">
            <text:p>4604</text:p>
          </table:table-cell>
          <table:table-cell office:value-type="float" office:value="4718" calcext:value-type="float">
            <text:p>4718</text:p>
          </table:table-cell>
          <table:table-cell table:number-columns-repeated="19"/>
          <table:table-cell office:value-type="float" office:value="239" calcext:value-type="float">
            <text:p>239</text:p>
          </table:table-cell>
          <table:table-cell office:value-type="float" office:value="60398" calcext:value-type="float">
            <text:p>60398</text:p>
          </table:table-cell>
          <table:table-cell office:value-type="float" office:value="60363" calcext:value-type="float">
            <text:p>60363</text:p>
          </table:table-cell>
          <table:table-cell office:value-type="float" office:value="60289" calcext:value-type="float">
            <text:p>60289</text:p>
          </table:table-cell>
          <table:table-cell table:number-columns-repeated="19"/>
          <table:table-cell office:value-type="float" office:value="220" calcext:value-type="float">
            <text:p>220</text:p>
          </table:table-cell>
          <table:table-cell office:value-type="float" office:value="46443" calcext:value-type="float">
            <text:p>46443</text:p>
          </table:table-cell>
          <table:table-cell office:value-type="float" office:value="46408" calcext:value-type="float">
            <text:p>46408</text:p>
          </table:table-cell>
        </table:table-row>
        <table:table-row table:style-name="ro1">
          <table:table-cell table:number-columns-repeated="13"/>
          <table:table-cell office:value-type="float" office:value="213" calcext:value-type="float">
            <text:p>213</text:p>
          </table:table-cell>
          <table:table-cell office:value-type="float" office:value="24839" calcext:value-type="float">
            <text:p>24839</text:p>
          </table:table-cell>
          <table:table-cell office:value-type="float" office:value="24821" calcext:value-type="float">
            <text:p>2482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5035" calcext:value-type="float">
            <text:p>5035</text:p>
          </table:table-cell>
          <table:table-cell office:value-type="float" office:value="5143" calcext:value-type="float">
            <text:p>5143</text:p>
          </table:table-cell>
          <table:table-cell table:number-columns-repeated="19"/>
          <table:table-cell office:value-type="float" office:value="240" calcext:value-type="float">
            <text:p>240</text:p>
          </table:table-cell>
          <table:table-cell office:value-type="float" office:value="60531" calcext:value-type="float">
            <text:p>60531</text:p>
          </table:table-cell>
          <table:table-cell office:value-type="float" office:value="60466" calcext:value-type="float">
            <text:p>60466</text:p>
          </table:table-cell>
          <table:table-cell office:value-type="float" office:value="60365" calcext:value-type="float">
            <text:p>60365</text:p>
          </table:table-cell>
          <table:table-cell table:number-columns-repeated="19"/>
          <table:table-cell office:value-type="float" office:value="221" calcext:value-type="float">
            <text:p>221</text:p>
          </table:table-cell>
          <table:table-cell office:value-type="float" office:value="47337" calcext:value-type="float">
            <text:p>47337</text:p>
          </table:table-cell>
          <table:table-cell office:value-type="float" office:value="47293" calcext:value-type="float">
            <text:p>47293</text:p>
          </table:table-cell>
        </table:table-row>
        <table:table-row table:style-name="ro1">
          <table:table-cell table:number-columns-repeated="13"/>
          <table:table-cell office:value-type="float" office:value="214" calcext:value-type="float">
            <text:p>214</text:p>
          </table:table-cell>
          <table:table-cell office:value-type="float" office:value="25340" calcext:value-type="float">
            <text:p>25340</text:p>
          </table:table-cell>
          <table:table-cell office:value-type="float" office:value="25365" calcext:value-type="float">
            <text:p>25365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5375" calcext:value-type="float">
            <text:p>5375</text:p>
          </table:table-cell>
          <table:table-cell office:value-type="float" office:value="5475" calcext:value-type="float">
            <text:p>5475</text:p>
          </table:table-cell>
          <table:table-cell table:number-columns-repeated="42"/>
          <table:table-cell office:value-type="float" office:value="222" calcext:value-type="float">
            <text:p>222</text:p>
          </table:table-cell>
          <table:table-cell office:value-type="float" office:value="48111" calcext:value-type="float">
            <text:p>48111</text:p>
          </table:table-cell>
          <table:table-cell office:value-type="float" office:value="48020" calcext:value-type="float">
            <text:p>48020</text:p>
          </table:table-cell>
        </table:table-row>
        <table:table-row table:style-name="ro1">
          <table:table-cell table:number-columns-repeated="13"/>
          <table:table-cell office:value-type="float" office:value="215" calcext:value-type="float">
            <text:p>215</text:p>
          </table:table-cell>
          <table:table-cell office:value-type="float" office:value="26057" calcext:value-type="float">
            <text:p>26057</text:p>
          </table:table-cell>
          <table:table-cell office:value-type="float" office:value="26092" calcext:value-type="float">
            <text:p>2609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5794" calcext:value-type="float">
            <text:p>5794</text:p>
          </table:table-cell>
          <table:table-cell office:value-type="float" office:value="5905" calcext:value-type="float">
            <text:p>5905</text:p>
          </table:table-cell>
          <table:table-cell table:number-columns-repeated="42"/>
          <table:table-cell office:value-type="float" office:value="223" calcext:value-type="float">
            <text:p>223</text:p>
          </table:table-cell>
          <table:table-cell office:value-type="float" office:value="49141" calcext:value-type="float">
            <text:p>49141</text:p>
          </table:table-cell>
          <table:table-cell office:value-type="float" office:value="49062" calcext:value-type="float">
            <text:p>49062</text:p>
          </table:table-cell>
        </table:table-row>
        <table:table-row table:style-name="ro1">
          <table:table-cell table:number-columns-repeated="13"/>
          <table:table-cell office:value-type="float" office:value="216" calcext:value-type="float">
            <text:p>216</text:p>
          </table:table-cell>
          <table:table-cell office:value-type="float" office:value="26055" calcext:value-type="float">
            <text:p>26055</text:p>
          </table:table-cell>
          <table:table-cell office:value-type="float" office:value="26053" calcext:value-type="float">
            <text:p>26053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5808" calcext:value-type="float">
            <text:p>5808</text:p>
          </table:table-cell>
          <table:table-cell office:value-type="float" office:value="5885" calcext:value-type="float">
            <text:p>5885</text:p>
          </table:table-cell>
          <table:table-cell table:number-columns-repeated="42"/>
          <table:table-cell office:value-type="float" office:value="224" calcext:value-type="float">
            <text:p>224</text:p>
          </table:table-cell>
          <table:table-cell office:value-type="float" office:value="49294" calcext:value-type="float">
            <text:p>49294</text:p>
          </table:table-cell>
          <table:table-cell office:value-type="float" office:value="49084" calcext:value-type="float">
            <text:p>49084</text:p>
          </table:table-cell>
        </table:table-row>
        <table:table-row table:style-name="ro1">
          <table:table-cell table:number-columns-repeated="13"/>
          <table:table-cell office:value-type="float" office:value="217" calcext:value-type="float">
            <text:p>217</text:p>
          </table:table-cell>
          <table:table-cell office:value-type="float" office:value="26775" calcext:value-type="float">
            <text:p>26775</text:p>
          </table:table-cell>
          <table:table-cell office:value-type="float" office:value="26806" calcext:value-type="float">
            <text:p>26806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6219" calcext:value-type="float">
            <text:p>6219</text:p>
          </table:table-cell>
          <table:table-cell office:value-type="float" office:value="6333" calcext:value-type="float">
            <text:p>6333</text:p>
          </table:table-cell>
          <table:table-cell table:number-columns-repeated="42"/>
          <table:table-cell office:value-type="float" office:value="225" calcext:value-type="float">
            <text:p>225</text:p>
          </table:table-cell>
          <table:table-cell office:value-type="float" office:value="50207" calcext:value-type="float">
            <text:p>50207</text:p>
          </table:table-cell>
          <table:table-cell office:value-type="float" office:value="50120" calcext:value-type="float">
            <text:p>50120</text:p>
          </table:table-cell>
        </table:table-row>
        <table:table-row table:style-name="ro1">
          <table:table-cell table:number-columns-repeated="13"/>
          <table:table-cell office:value-type="float" office:value="218" calcext:value-type="float">
            <text:p>218</text:p>
          </table:table-cell>
          <table:table-cell office:value-type="float" office:value="27365" calcext:value-type="float">
            <text:p>27365</text:p>
          </table:table-cell>
          <table:table-cell office:value-type="float" office:value="27384" calcext:value-type="float">
            <text:p>2738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6554" calcext:value-type="float">
            <text:p>6554</text:p>
          </table:table-cell>
          <table:table-cell office:value-type="float" office:value="6676" calcext:value-type="float">
            <text:p>6676</text:p>
          </table:table-cell>
          <table:table-cell table:number-columns-repeated="42"/>
          <table:table-cell office:value-type="float" office:value="226" calcext:value-type="float">
            <text:p>226</text:p>
          </table:table-cell>
          <table:table-cell office:value-type="float" office:value="51032" calcext:value-type="float">
            <text:p>51032</text:p>
          </table:table-cell>
          <table:table-cell office:value-type="float" office:value="50860" calcext:value-type="float">
            <text:p>50860</text:p>
          </table:table-cell>
        </table:table-row>
        <table:table-row table:style-name="ro1">
          <table:table-cell table:number-columns-repeated="13"/>
          <table:table-cell office:value-type="float" office:value="219" calcext:value-type="float">
            <text:p>219</text:p>
          </table:table-cell>
          <table:table-cell office:value-type="float" office:value="28086" calcext:value-type="float">
            <text:p>28086</text:p>
          </table:table-cell>
          <table:table-cell office:value-type="float" office:value="28138" calcext:value-type="float">
            <text:p>28138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7013" calcext:value-type="float">
            <text:p>7013</text:p>
          </table:table-cell>
          <table:table-cell office:value-type="float" office:value="7125" calcext:value-type="float">
            <text:p>7125</text:p>
          </table:table-cell>
          <table:table-cell table:number-columns-repeated="42"/>
          <table:table-cell office:value-type="float" office:value="227" calcext:value-type="float">
            <text:p>227</text:p>
          </table:table-cell>
          <table:table-cell office:value-type="float" office:value="52034" calcext:value-type="float">
            <text:p>52034</text:p>
          </table:table-cell>
          <table:table-cell office:value-type="float" office:value="51893" calcext:value-type="float">
            <text:p>51893</text:p>
          </table:table-cell>
        </table:table-row>
        <table:table-row table:style-name="ro1">
          <table:table-cell table:number-columns-repeated="13"/>
          <table:table-cell office:value-type="float" office:value="220" calcext:value-type="float">
            <text:p>220</text:p>
          </table:table-cell>
          <table:table-cell office:value-type="float" office:value="28499" calcext:value-type="float">
            <text:p>28499</text:p>
          </table:table-cell>
          <table:table-cell office:value-type="float" office:value="28525" calcext:value-type="float">
            <text:p>2852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7224" calcext:value-type="float">
            <text:p>7224</text:p>
          </table:table-cell>
          <table:table-cell office:value-type="float" office:value="7354" calcext:value-type="float">
            <text:p>7354</text:p>
          </table:table-cell>
          <table:table-cell table:number-columns-repeated="42"/>
          <table:table-cell office:value-type="float" office:value="228" calcext:value-type="float">
            <text:p>228</text:p>
          </table:table-cell>
          <table:table-cell office:value-type="float" office:value="52449" calcext:value-type="float">
            <text:p>52449</text:p>
          </table:table-cell>
          <table:table-cell office:value-type="float" office:value="52471" calcext:value-type="float">
            <text:p>52471</text:p>
          </table:table-cell>
        </table:table-row>
        <table:table-row table:style-name="ro1">
          <table:table-cell table:number-columns-repeated="13"/>
          <table:table-cell office:value-type="float" office:value="221" calcext:value-type="float">
            <text:p>221</text:p>
          </table:table-cell>
          <table:table-cell office:value-type="float" office:value="29272" calcext:value-type="float">
            <text:p>29272</text:p>
          </table:table-cell>
          <table:table-cell office:value-type="float" office:value="29277" calcext:value-type="float">
            <text:p>29277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704" calcext:value-type="float">
            <text:p>7704</text:p>
          </table:table-cell>
          <table:table-cell office:value-type="float" office:value="7804" calcext:value-type="float">
            <text:p>7804</text:p>
          </table:table-cell>
          <table:table-cell table:number-columns-repeated="42"/>
          <table:table-cell office:value-type="float" office:value="229" calcext:value-type="float">
            <text:p>229</text:p>
          </table:table-cell>
          <table:table-cell office:value-type="float" office:value="53532" calcext:value-type="float">
            <text:p>53532</text:p>
          </table:table-cell>
          <table:table-cell office:value-type="float" office:value="53394" calcext:value-type="float">
            <text:p>53394</text:p>
          </table:table-cell>
        </table:table-row>
        <table:table-row table:style-name="ro1">
          <table:table-cell table:number-columns-repeated="13"/>
          <table:table-cell office:value-type="float" office:value="222" calcext:value-type="float">
            <text:p>222</text:p>
          </table:table-cell>
          <table:table-cell office:value-type="float" office:value="29884" calcext:value-type="float">
            <text:p>29884</text:p>
          </table:table-cell>
          <table:table-cell office:value-type="float" office:value="29917" calcext:value-type="float">
            <text:p>29917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059" calcext:value-type="float">
            <text:p>8059</text:p>
          </table:table-cell>
          <table:table-cell office:value-type="float" office:value="8156" calcext:value-type="float">
            <text:p>8156</text:p>
          </table:table-cell>
          <table:table-cell table:number-columns-repeated="42"/>
          <table:table-cell office:value-type="float" office:value="230" calcext:value-type="float">
            <text:p>230</text:p>
          </table:table-cell>
          <table:table-cell office:value-type="float" office:value="54458" calcext:value-type="float">
            <text:p>54458</text:p>
          </table:table-cell>
          <table:table-cell office:value-type="float" office:value="54302" calcext:value-type="float">
            <text:p>54302</text:p>
          </table:table-cell>
        </table:table-row>
        <table:table-row table:style-name="ro1">
          <table:table-cell table:number-columns-repeated="13"/>
          <table:table-cell office:value-type="float" office:value="223" calcext:value-type="float">
            <text:p>223</text:p>
          </table:table-cell>
          <table:table-cell office:value-type="float" office:value="30704" calcext:value-type="float">
            <text:p>30704</text:p>
          </table:table-cell>
          <table:table-cell office:value-type="float" office:value="30716" calcext:value-type="float">
            <text:p>30716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8505" calcext:value-type="float">
            <text:p>8505</text:p>
          </table:table-cell>
          <table:table-cell office:value-type="float" office:value="8642" calcext:value-type="float">
            <text:p>8642</text:p>
          </table:table-cell>
          <table:table-cell table:number-columns-repeated="42"/>
          <table:table-cell office:value-type="float" office:value="231" calcext:value-type="float">
            <text:p>231</text:p>
          </table:table-cell>
          <table:table-cell office:value-type="float" office:value="55361" calcext:value-type="float">
            <text:p>55361</text:p>
          </table:table-cell>
          <table:table-cell office:value-type="float" office:value="55320" calcext:value-type="float">
            <text:p>55320</text:p>
          </table:table-cell>
        </table:table-row>
        <table:table-row table:style-name="ro1">
          <table:table-cell table:number-columns-repeated="13"/>
          <table:table-cell office:value-type="float" office:value="224" calcext:value-type="float">
            <text:p>224</text:p>
          </table:table-cell>
          <table:table-cell office:value-type="float" office:value="30924" calcext:value-type="float">
            <text:p>30924</text:p>
          </table:table-cell>
          <table:table-cell office:value-type="float" office:value="30946" calcext:value-type="float">
            <text:p>3094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677" calcext:value-type="float">
            <text:p>8677</text:p>
          </table:table-cell>
          <table:table-cell office:value-type="float" office:value="8789" calcext:value-type="float">
            <text:p>8789</text:p>
          </table:table-cell>
          <table:table-cell table:number-columns-repeated="42"/>
          <table:table-cell office:value-type="float" office:value="232" calcext:value-type="float">
            <text:p>232</text:p>
          </table:table-cell>
          <table:table-cell office:value-type="float" office:value="55426" calcext:value-type="float">
            <text:p>55426</text:p>
          </table:table-cell>
          <table:table-cell office:value-type="float" office:value="55396" calcext:value-type="float">
            <text:p>55396</text:p>
          </table:table-cell>
        </table:table-row>
        <table:table-row table:style-name="ro1">
          <table:table-cell table:number-columns-repeated="13"/>
          <table:table-cell office:value-type="float" office:value="225" calcext:value-type="float">
            <text:p>225</text:p>
          </table:table-cell>
          <table:table-cell office:value-type="float" office:value="31743" calcext:value-type="float">
            <text:p>31743</text:p>
          </table:table-cell>
          <table:table-cell office:value-type="float" office:value="31766" calcext:value-type="float">
            <text:p>31766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144" calcext:value-type="float">
            <text:p>9144</text:p>
          </table:table-cell>
          <table:table-cell office:value-type="float" office:value="9261" calcext:value-type="float">
            <text:p>9261</text:p>
          </table:table-cell>
          <table:table-cell table:number-columns-repeated="42"/>
          <table:table-cell office:value-type="float" office:value="233" calcext:value-type="float">
            <text:p>233</text:p>
          </table:table-cell>
          <table:table-cell office:value-type="float" office:value="56544" calcext:value-type="float">
            <text:p>56544</text:p>
          </table:table-cell>
          <table:table-cell office:value-type="float" office:value="56492" calcext:value-type="float">
            <text:p>56492</text:p>
          </table:table-cell>
        </table:table-row>
        <table:table-row table:style-name="ro1">
          <table:table-cell table:number-columns-repeated="13"/>
          <table:table-cell office:value-type="float" office:value="226" calcext:value-type="float">
            <text:p>226</text:p>
          </table:table-cell>
          <table:table-cell office:value-type="float" office:value="32406" calcext:value-type="float">
            <text:p>32406</text:p>
          </table:table-cell>
          <table:table-cell office:value-type="float" office:value="32433" calcext:value-type="float">
            <text:p>3243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9530" calcext:value-type="float">
            <text:p>9530</text:p>
          </table:table-cell>
          <table:table-cell office:value-type="float" office:value="9683" calcext:value-type="float">
            <text:p>9683</text:p>
          </table:table-cell>
          <table:table-cell table:number-columns-repeated="42"/>
          <table:table-cell office:value-type="float" office:value="234" calcext:value-type="float">
            <text:p>234</text:p>
          </table:table-cell>
          <table:table-cell office:value-type="float" office:value="57490" calcext:value-type="float">
            <text:p>57490</text:p>
          </table:table-cell>
          <table:table-cell office:value-type="float" office:value="57296" calcext:value-type="float">
            <text:p>57296</text:p>
          </table:table-cell>
        </table:table-row>
        <table:table-row table:style-name="ro1">
          <table:table-cell table:number-columns-repeated="13"/>
          <table:table-cell office:value-type="float" office:value="227" calcext:value-type="float">
            <text:p>227</text:p>
          </table:table-cell>
          <table:table-cell office:value-type="float" office:value="-32273" calcext:value-type="float">
            <text:p>-32273</text:p>
          </table:table-cell>
          <table:table-cell office:value-type="float" office:value="-32295" calcext:value-type="float">
            <text:p>-32295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0024" calcext:value-type="float">
            <text:p>10024</text:p>
          </table:table-cell>
          <table:table-cell office:value-type="float" office:value="10111" calcext:value-type="float">
            <text:p>10111</text:p>
          </table:table-cell>
          <table:table-cell table:number-columns-repeated="42"/>
          <table:table-cell office:value-type="float" office:value="235" calcext:value-type="float">
            <text:p>235</text:p>
          </table:table-cell>
          <table:table-cell office:value-type="float" office:value="58634" calcext:value-type="float">
            <text:p>58634</text:p>
          </table:table-cell>
          <table:table-cell office:value-type="float" office:value="58512" calcext:value-type="float">
            <text:p>58512</text:p>
          </table:table-cell>
        </table:table-row>
        <table:table-row table:style-name="ro1">
          <table:table-cell table:number-columns-repeated="13"/>
          <table:table-cell office:value-type="float" office:value="228" calcext:value-type="float">
            <text:p>228</text:p>
          </table:table-cell>
          <table:table-cell office:value-type="float" office:value="-31857" calcext:value-type="float">
            <text:p>-31857</text:p>
          </table:table-cell>
          <table:table-cell office:value-type="float" office:value="-31859" calcext:value-type="float">
            <text:p>-3185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277" calcext:value-type="float">
            <text:p>10277</text:p>
          </table:table-cell>
          <table:table-cell office:value-type="float" office:value="10377" calcext:value-type="float">
            <text:p>10377</text:p>
          </table:table-cell>
          <table:table-cell table:number-columns-repeated="42"/>
          <table:table-cell office:value-type="float" office:value="236" calcext:value-type="float">
            <text:p>236</text:p>
          </table:table-cell>
          <table:table-cell office:value-type="float" office:value="59157" calcext:value-type="float">
            <text:p>59157</text:p>
          </table:table-cell>
          <table:table-cell office:value-type="float" office:value="59054" calcext:value-type="float">
            <text:p>59054</text:p>
          </table:table-cell>
        </table:table-row>
        <table:table-row table:style-name="ro1">
          <table:table-cell table:number-columns-repeated="13"/>
          <table:table-cell office:value-type="float" office:value="229" calcext:value-type="float">
            <text:p>229</text:p>
          </table:table-cell>
          <table:table-cell office:value-type="float" office:value="-30974" calcext:value-type="float">
            <text:p>-30974</text:p>
          </table:table-cell>
          <table:table-cell office:value-type="float" office:value="-30999" calcext:value-type="float">
            <text:p>-309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0791" calcext:value-type="float">
            <text:p>10791</text:p>
          </table:table-cell>
          <table:table-cell office:value-type="float" office:value="10865" calcext:value-type="float">
            <text:p>10865</text:p>
          </table:table-cell>
          <table:table-cell table:number-columns-repeated="42"/>
          <table:table-cell office:value-type="float" office:value="237" calcext:value-type="float">
            <text:p>237</text:p>
          </table:table-cell>
          <table:table-cell office:value-type="float" office:value="60299" calcext:value-type="float">
            <text:p>60299</text:p>
          </table:table-cell>
          <table:table-cell office:value-type="float" office:value="60127" calcext:value-type="float">
            <text:p>60127</text:p>
          </table:table-cell>
        </table:table-row>
        <table:table-row table:style-name="ro1">
          <table:table-cell table:number-columns-repeated="13"/>
          <table:table-cell office:value-type="float" office:value="230" calcext:value-type="float">
            <text:p>230</text:p>
          </table:table-cell>
          <table:table-cell office:value-type="float" office:value="-30286" calcext:value-type="float">
            <text:p>-30286</text:p>
          </table:table-cell>
          <table:table-cell office:value-type="float" office:value="-30296" calcext:value-type="float">
            <text:p>-3029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1156" calcext:value-type="float">
            <text:p>11156</text:p>
          </table:table-cell>
          <table:table-cell office:value-type="float" office:value="11258" calcext:value-type="float">
            <text:p>11258</text:p>
          </table:table-cell>
          <table:table-cell table:number-columns-repeated="42"/>
          <table:table-cell office:value-type="float" office:value="238" calcext:value-type="float">
            <text:p>238</text:p>
          </table:table-cell>
          <table:table-cell office:value-type="float" office:value="61141" calcext:value-type="float">
            <text:p>61141</text:p>
          </table:table-cell>
          <table:table-cell office:value-type="float" office:value="60982" calcext:value-type="float">
            <text:p>60982</text:p>
          </table:table-cell>
        </table:table-row>
        <table:table-row table:style-name="ro1">
          <table:table-cell table:number-columns-repeated="13"/>
          <table:table-cell office:value-type="float" office:value="231" calcext:value-type="float">
            <text:p>231</text:p>
          </table:table-cell>
          <table:table-cell office:value-type="float" office:value="-29390" calcext:value-type="float">
            <text:p>-29390</text:p>
          </table:table-cell>
          <table:table-cell office:value-type="float" office:value="-29409" calcext:value-type="float">
            <text:p>-29409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1689" calcext:value-type="float">
            <text:p>11689</text:p>
          </table:table-cell>
          <table:table-cell office:value-type="float" office:value="11760" calcext:value-type="float">
            <text:p>11760</text:p>
          </table:table-cell>
          <table:table-cell table:number-columns-repeated="42"/>
          <table:table-cell office:value-type="float" office:value="239" calcext:value-type="float">
            <text:p>239</text:p>
          </table:table-cell>
          <table:table-cell office:value-type="float" office:value="62427" calcext:value-type="float">
            <text:p>62427</text:p>
          </table:table-cell>
          <table:table-cell office:value-type="float" office:value="62415" calcext:value-type="float">
            <text:p>62415</text:p>
          </table:table-cell>
        </table:table-row>
        <table:table-row table:style-name="ro1">
          <table:table-cell table:number-columns-repeated="13"/>
          <table:table-cell office:value-type="float" office:value="232" calcext:value-type="float">
            <text:p>232</text:p>
          </table:table-cell>
          <table:table-cell office:value-type="float" office:value="-29394" calcext:value-type="float">
            <text:p>-29394</text:p>
          </table:table-cell>
          <table:table-cell office:value-type="float" office:value="-29422" calcext:value-type="float">
            <text:p>-2942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1680" calcext:value-type="float">
            <text:p>11680</text:p>
          </table:table-cell>
          <table:table-cell office:value-type="float" office:value="11730" calcext:value-type="float">
            <text:p>11730</text:p>
          </table:table-cell>
          <table:table-cell table:number-columns-repeated="42"/>
          <table:table-cell office:value-type="float" office:value="240" calcext:value-type="float">
            <text:p>240</text:p>
          </table:table-cell>
          <table:table-cell office:value-type="float" office:value="62473" calcext:value-type="float">
            <text:p>62473</text:p>
          </table:table-cell>
          <table:table-cell office:value-type="float" office:value="62425" calcext:value-type="float">
            <text:p>62425</text:p>
          </table:table-cell>
        </table:table-row>
        <table:table-row table:style-name="ro1">
          <table:table-cell table:number-columns-repeated="13"/>
          <table:table-cell office:value-type="float" office:value="233" calcext:value-type="float">
            <text:p>233</text:p>
          </table:table-cell>
          <table:table-cell office:value-type="float" office:value="-28491" calcext:value-type="float">
            <text:p>-28491</text:p>
          </table:table-cell>
          <table:table-cell office:value-type="float" office:value="-28430" calcext:value-type="float">
            <text:p>-2843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2159" calcext:value-type="float">
            <text:p>12159</text:p>
          </table:table-cell>
          <table:table-cell office:value-type="float" office:value="12272" calcext:value-type="float">
            <text:p>12272</text:p>
          </table:table-cell>
          <table:table-cell table:number-columns-repeated="45"/>
        </table:table-row>
        <table:table-row table:style-name="ro1">
          <table:table-cell table:number-columns-repeated="13"/>
          <table:table-cell office:value-type="float" office:value="234" calcext:value-type="float">
            <text:p>234</text:p>
          </table:table-cell>
          <table:table-cell office:value-type="float" office:value="-27792" calcext:value-type="float">
            <text:p>-27792</text:p>
          </table:table-cell>
          <table:table-cell office:value-type="float" office:value="-27793" calcext:value-type="float">
            <text:p>-27793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574" calcext:value-type="float">
            <text:p>12574</text:p>
          </table:table-cell>
          <table:table-cell office:value-type="float" office:value="12681" calcext:value-type="float">
            <text:p>12681</text:p>
          </table:table-cell>
          <table:table-cell table:number-columns-repeated="45"/>
        </table:table-row>
        <table:table-row table:style-name="ro1">
          <table:table-cell table:number-columns-repeated="13"/>
          <table:table-cell office:value-type="float" office:value="235" calcext:value-type="float">
            <text:p>235</text:p>
          </table:table-cell>
          <table:table-cell office:value-type="float" office:value="-26854" calcext:value-type="float">
            <text:p>-26854</text:p>
          </table:table-cell>
          <table:table-cell office:value-type="float" office:value="-26820" calcext:value-type="float">
            <text:p>-2682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3158" calcext:value-type="float">
            <text:p>13158</text:p>
          </table:table-cell>
          <table:table-cell office:value-type="float" office:value="13216" calcext:value-type="float">
            <text:p>13216</text:p>
          </table:table-cell>
          <table:table-cell table:number-columns-repeated="45"/>
        </table:table-row>
        <table:table-row table:style-name="ro1">
          <table:table-cell table:number-columns-repeated="13"/>
          <table:table-cell office:value-type="float" office:value="236" calcext:value-type="float">
            <text:p>236</text:p>
          </table:table-cell>
          <table:table-cell office:value-type="float" office:value="-26315" calcext:value-type="float">
            <text:p>-26315</text:p>
          </table:table-cell>
          <table:table-cell office:value-type="float" office:value="-26377" calcext:value-type="float">
            <text:p>-2637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3442" calcext:value-type="float">
            <text:p>13442</text:p>
          </table:table-cell>
          <table:table-cell office:value-type="float" office:value="13484" calcext:value-type="float">
            <text:p>13484</text:p>
          </table:table-cell>
          <table:table-cell table:number-columns-repeated="45"/>
        </table:table-row>
        <table:table-row table:style-name="ro1">
          <table:table-cell table:number-columns-repeated="13"/>
          <table:table-cell office:value-type="float" office:value="237" calcext:value-type="float">
            <text:p>237</text:p>
          </table:table-cell>
          <table:table-cell office:value-type="float" office:value="-25347" calcext:value-type="float">
            <text:p>-25347</text:p>
          </table:table-cell>
          <table:table-cell office:value-type="float" office:value="-25394" calcext:value-type="float">
            <text:p>-25394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3928" calcext:value-type="float">
            <text:p>13928</text:p>
          </table:table-cell>
          <table:table-cell office:value-type="float" office:value="14023" calcext:value-type="float">
            <text:p>14023</text:p>
          </table:table-cell>
          <table:table-cell table:number-columns-repeated="45"/>
        </table:table-row>
        <table:table-row table:style-name="ro1">
          <table:table-cell table:number-columns-repeated="13"/>
          <table:table-cell office:value-type="float" office:value="238" calcext:value-type="float">
            <text:p>238</text:p>
          </table:table-cell>
          <table:table-cell office:value-type="float" office:value="-24594" calcext:value-type="float">
            <text:p>-24594</text:p>
          </table:table-cell>
          <table:table-cell office:value-type="float" office:value="-24602" calcext:value-type="float">
            <text:p>-2460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4368" calcext:value-type="float">
            <text:p>14368</text:p>
          </table:table-cell>
          <table:table-cell office:value-type="float" office:value="14451" calcext:value-type="float">
            <text:p>14451</text:p>
          </table:table-cell>
          <table:table-cell table:number-columns-repeated="45"/>
        </table:table-row>
        <table:table-row table:style-name="ro1">
          <table:table-cell table:number-columns-repeated="13"/>
          <table:table-cell office:value-type="float" office:value="239" calcext:value-type="float">
            <text:p>239</text:p>
          </table:table-cell>
          <table:table-cell office:value-type="float" office:value="-23573" calcext:value-type="float">
            <text:p>-23573</text:p>
          </table:table-cell>
          <table:table-cell office:value-type="float" office:value="-23606" calcext:value-type="float">
            <text:p>-23606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4913" calcext:value-type="float">
            <text:p>14913</text:p>
          </table:table-cell>
          <table:table-cell office:value-type="float" office:value="14995" calcext:value-type="float">
            <text:p>14995</text:p>
          </table:table-cell>
          <table:table-cell table:number-columns-repeated="45"/>
        </table:table-row>
        <table:table-row table:style-name="ro1">
          <table:table-cell table:number-columns-repeated="13"/>
          <table:table-cell office:value-type="float" office:value="240" calcext:value-type="float">
            <text:p>240</text:p>
          </table:table-cell>
          <table:table-cell office:value-type="float" office:value="-23307" calcext:value-type="float">
            <text:p>-23307</text:p>
          </table:table-cell>
          <table:table-cell office:value-type="float" office:value="-23379" calcext:value-type="float">
            <text:p>-2337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5045" calcext:value-type="float">
            <text:p>15045</text:p>
          </table:table-cell>
          <table:table-cell office:value-type="float" office:value="15117" calcext:value-type="float">
            <text:p>15117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193" calcext:value-type="float">
            <text:p>193</text:p>
          </table:table-cell>
          <table:table-cell office:value-type="float" office:value="15609" calcext:value-type="float">
            <text:p>15609</text:p>
          </table:table-cell>
          <table:table-cell office:value-type="float" office:value="15684" calcext:value-type="float">
            <text:p>15684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194" calcext:value-type="float">
            <text:p>194</text:p>
          </table:table-cell>
          <table:table-cell office:value-type="float" office:value="16045" calcext:value-type="float">
            <text:p>16045</text:p>
          </table:table-cell>
          <table:table-cell office:value-type="float" office:value="16145" calcext:value-type="float">
            <text:p>16145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195" calcext:value-type="float">
            <text:p>195</text:p>
          </table:table-cell>
          <table:table-cell office:value-type="float" office:value="16641" calcext:value-type="float">
            <text:p>16641</text:p>
          </table:table-cell>
          <table:table-cell office:value-type="float" office:value="16702" calcext:value-type="float">
            <text:p>16702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196" calcext:value-type="float">
            <text:p>196</text:p>
          </table:table-cell>
          <table:table-cell office:value-type="float" office:value="16916" calcext:value-type="float">
            <text:p>16916</text:p>
          </table:table-cell>
          <table:table-cell office:value-type="float" office:value="17027" calcext:value-type="float">
            <text:p>17027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197" calcext:value-type="float">
            <text:p>197</text:p>
          </table:table-cell>
          <table:table-cell office:value-type="float" office:value="17507" calcext:value-type="float">
            <text:p>17507</text:p>
          </table:table-cell>
          <table:table-cell office:value-type="float" office:value="17589" calcext:value-type="float">
            <text:p>17589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198" calcext:value-type="float">
            <text:p>198</text:p>
          </table:table-cell>
          <table:table-cell office:value-type="float" office:value="18000" calcext:value-type="float">
            <text:p>18000</text:p>
          </table:table-cell>
          <table:table-cell office:value-type="float" office:value="18033" calcext:value-type="float">
            <text:p>18033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199" calcext:value-type="float">
            <text:p>199</text:p>
          </table:table-cell>
          <table:table-cell office:value-type="float" office:value="18590" calcext:value-type="float">
            <text:p>18590</text:p>
          </table:table-cell>
          <table:table-cell office:value-type="float" office:value="18662" calcext:value-type="float">
            <text:p>18662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00" calcext:value-type="float">
            <text:p>200</text:p>
          </table:table-cell>
          <table:table-cell office:value-type="float" office:value="18577" calcext:value-type="float">
            <text:p>18577</text:p>
          </table:table-cell>
          <table:table-cell office:value-type="float" office:value="18651" calcext:value-type="float">
            <text:p>18651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01" calcext:value-type="float">
            <text:p>201</text:p>
          </table:table-cell>
          <table:table-cell office:value-type="float" office:value="19208" calcext:value-type="float">
            <text:p>19208</text:p>
          </table:table-cell>
          <table:table-cell office:value-type="float" office:value="19280" calcext:value-type="float">
            <text:p>19280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02" calcext:value-type="float">
            <text:p>202</text:p>
          </table:table-cell>
          <table:table-cell office:value-type="float" office:value="19682" calcext:value-type="float">
            <text:p>19682</text:p>
          </table:table-cell>
          <table:table-cell office:value-type="float" office:value="19765" calcext:value-type="float">
            <text:p>19765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03" calcext:value-type="float">
            <text:p>203</text:p>
          </table:table-cell>
          <table:table-cell office:value-type="float" office:value="20295" calcext:value-type="float">
            <text:p>20295</text:p>
          </table:table-cell>
          <table:table-cell office:value-type="float" office:value="20405" calcext:value-type="float">
            <text:p>20405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04" calcext:value-type="float">
            <text:p>204</text:p>
          </table:table-cell>
          <table:table-cell office:value-type="float" office:value="20633" calcext:value-type="float">
            <text:p>20633</text:p>
          </table:table-cell>
          <table:table-cell office:value-type="float" office:value="20716" calcext:value-type="float">
            <text:p>20716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05" calcext:value-type="float">
            <text:p>205</text:p>
          </table:table-cell>
          <table:table-cell office:value-type="float" office:value="21268" calcext:value-type="float">
            <text:p>21268</text:p>
          </table:table-cell>
          <table:table-cell office:value-type="float" office:value="21356" calcext:value-type="float">
            <text:p>21356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06" calcext:value-type="float">
            <text:p>206</text:p>
          </table:table-cell>
          <table:table-cell office:value-type="float" office:value="21803" calcext:value-type="float">
            <text:p>21803</text:p>
          </table:table-cell>
          <table:table-cell office:value-type="float" office:value="21883" calcext:value-type="float">
            <text:p>21883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07" calcext:value-type="float">
            <text:p>207</text:p>
          </table:table-cell>
          <table:table-cell office:value-type="float" office:value="22454" calcext:value-type="float">
            <text:p>22454</text:p>
          </table:table-cell>
          <table:table-cell office:value-type="float" office:value="22531" calcext:value-type="float">
            <text:p>22531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08" calcext:value-type="float">
            <text:p>208</text:p>
          </table:table-cell>
          <table:table-cell office:value-type="float" office:value="22606" calcext:value-type="float">
            <text:p>22606</text:p>
          </table:table-cell>
          <table:table-cell office:value-type="float" office:value="22684" calcext:value-type="float">
            <text:p>22684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09" calcext:value-type="float">
            <text:p>209</text:p>
          </table:table-cell>
          <table:table-cell office:value-type="float" office:value="23299" calcext:value-type="float">
            <text:p>23299</text:p>
          </table:table-cell>
          <table:table-cell office:value-type="float" office:value="23343" calcext:value-type="float">
            <text:p>23343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10" calcext:value-type="float">
            <text:p>210</text:p>
          </table:table-cell>
          <table:table-cell office:value-type="float" office:value="23826" calcext:value-type="float">
            <text:p>23826</text:p>
          </table:table-cell>
          <table:table-cell office:value-type="float" office:value="23894" calcext:value-type="float">
            <text:p>23894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11" calcext:value-type="float">
            <text:p>211</text:p>
          </table:table-cell>
          <table:table-cell office:value-type="float" office:value="24526" calcext:value-type="float">
            <text:p>24526</text:p>
          </table:table-cell>
          <table:table-cell office:value-type="float" office:value="24592" calcext:value-type="float">
            <text:p>24592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12" calcext:value-type="float">
            <text:p>212</text:p>
          </table:table-cell>
          <table:table-cell table:number-columns-repeated="2" office:value-type="float" office:value="24892" calcext:value-type="float">
            <text:p>24892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13" calcext:value-type="float">
            <text:p>213</text:p>
          </table:table-cell>
          <table:table-cell office:value-type="float" office:value="25658" calcext:value-type="float">
            <text:p>25658</text:p>
          </table:table-cell>
          <table:table-cell office:value-type="float" office:value="25660" calcext:value-type="float">
            <text:p>25660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14" calcext:value-type="float">
            <text:p>214</text:p>
          </table:table-cell>
          <table:table-cell office:value-type="float" office:value="26179" calcext:value-type="float">
            <text:p>26179</text:p>
          </table:table-cell>
          <table:table-cell office:value-type="float" office:value="26237" calcext:value-type="float">
            <text:p>26237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15" calcext:value-type="float">
            <text:p>215</text:p>
          </table:table-cell>
          <table:table-cell office:value-type="float" office:value="26913" calcext:value-type="float">
            <text:p>26913</text:p>
          </table:table-cell>
          <table:table-cell office:value-type="float" office:value="26973" calcext:value-type="float">
            <text:p>26973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16" calcext:value-type="float">
            <text:p>216</text:p>
          </table:table-cell>
          <table:table-cell office:value-type="float" office:value="26881" calcext:value-type="float">
            <text:p>26881</text:p>
          </table:table-cell>
          <table:table-cell office:value-type="float" office:value="26964" calcext:value-type="float">
            <text:p>26964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17" calcext:value-type="float">
            <text:p>217</text:p>
          </table:table-cell>
          <table:table-cell office:value-type="float" office:value="27634" calcext:value-type="float">
            <text:p>27634</text:p>
          </table:table-cell>
          <table:table-cell office:value-type="float" office:value="27716" calcext:value-type="float">
            <text:p>27716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18" calcext:value-type="float">
            <text:p>218</text:p>
          </table:table-cell>
          <table:table-cell office:value-type="float" office:value="28225" calcext:value-type="float">
            <text:p>28225</text:p>
          </table:table-cell>
          <table:table-cell office:value-type="float" office:value="28327" calcext:value-type="float">
            <text:p>28327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19" calcext:value-type="float">
            <text:p>219</text:p>
          </table:table-cell>
          <table:table-cell office:value-type="float" office:value="29005" calcext:value-type="float">
            <text:p>29005</text:p>
          </table:table-cell>
          <table:table-cell office:value-type="float" office:value="29080" calcext:value-type="float">
            <text:p>29080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20" calcext:value-type="float">
            <text:p>220</text:p>
          </table:table-cell>
          <table:table-cell office:value-type="float" office:value="29406" calcext:value-type="float">
            <text:p>29406</text:p>
          </table:table-cell>
          <table:table-cell office:value-type="float" office:value="29470" calcext:value-type="float">
            <text:p>29470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21" calcext:value-type="float">
            <text:p>221</text:p>
          </table:table-cell>
          <table:table-cell office:value-type="float" office:value="30216" calcext:value-type="float">
            <text:p>30216</text:p>
          </table:table-cell>
          <table:table-cell office:value-type="float" office:value="30309" calcext:value-type="float">
            <text:p>30309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22" calcext:value-type="float">
            <text:p>222</text:p>
          </table:table-cell>
          <table:table-cell office:value-type="float" office:value="30824" calcext:value-type="float">
            <text:p>30824</text:p>
          </table:table-cell>
          <table:table-cell office:value-type="float" office:value="30879" calcext:value-type="float">
            <text:p>30879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23" calcext:value-type="float">
            <text:p>223</text:p>
          </table:table-cell>
          <table:table-cell office:value-type="float" office:value="31645" calcext:value-type="float">
            <text:p>31645</text:p>
          </table:table-cell>
          <table:table-cell office:value-type="float" office:value="31738" calcext:value-type="float">
            <text:p>31738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24" calcext:value-type="float">
            <text:p>224</text:p>
          </table:table-cell>
          <table:table-cell office:value-type="float" office:value="31770" calcext:value-type="float">
            <text:p>31770</text:p>
          </table:table-cell>
          <table:table-cell office:value-type="float" office:value="31830" calcext:value-type="float">
            <text:p>31830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25" calcext:value-type="float">
            <text:p>225</text:p>
          </table:table-cell>
          <table:table-cell office:value-type="float" office:value="32617" calcext:value-type="float">
            <text:p>32617</text:p>
          </table:table-cell>
          <table:table-cell office:value-type="float" office:value="32737" calcext:value-type="float">
            <text:p>32737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26" calcext:value-type="float">
            <text:p>226</text:p>
          </table:table-cell>
          <table:table-cell office:value-type="float" office:value="-32268" calcext:value-type="float">
            <text:p>-32268</text:p>
          </table:table-cell>
          <table:table-cell office:value-type="float" office:value="-32199" calcext:value-type="float">
            <text:p>-32199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27" calcext:value-type="float">
            <text:p>227</text:p>
          </table:table-cell>
          <table:table-cell office:value-type="float" office:value="-31297" calcext:value-type="float">
            <text:p>-31297</text:p>
          </table:table-cell>
          <table:table-cell office:value-type="float" office:value="-31343" calcext:value-type="float">
            <text:p>-31343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28" calcext:value-type="float">
            <text:p>228</text:p>
          </table:table-cell>
          <table:table-cell office:value-type="float" office:value="-30863" calcext:value-type="float">
            <text:p>-30863</text:p>
          </table:table-cell>
          <table:table-cell office:value-type="float" office:value="-30884" calcext:value-type="float">
            <text:p>-30884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29" calcext:value-type="float">
            <text:p>229</text:p>
          </table:table-cell>
          <table:table-cell office:value-type="float" office:value="-30032" calcext:value-type="float">
            <text:p>-30032</text:p>
          </table:table-cell>
          <table:table-cell office:value-type="float" office:value="-30033" calcext:value-type="float">
            <text:p>-30033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30" calcext:value-type="float">
            <text:p>230</text:p>
          </table:table-cell>
          <table:table-cell office:value-type="float" office:value="-29337" calcext:value-type="float">
            <text:p>-29337</text:p>
          </table:table-cell>
          <table:table-cell office:value-type="float" office:value="-29294" calcext:value-type="float">
            <text:p>-29294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31" calcext:value-type="float">
            <text:p>231</text:p>
          </table:table-cell>
          <table:table-cell office:value-type="float" office:value="-28406" calcext:value-type="float">
            <text:p>-28406</text:p>
          </table:table-cell>
          <table:table-cell office:value-type="float" office:value="-28368" calcext:value-type="float">
            <text:p>-28368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32" calcext:value-type="float">
            <text:p>232</text:p>
          </table:table-cell>
          <table:table-cell office:value-type="float" office:value="-28407" calcext:value-type="float">
            <text:p>-28407</text:p>
          </table:table-cell>
          <table:table-cell office:value-type="float" office:value="-28355" calcext:value-type="float">
            <text:p>-28355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33" calcext:value-type="float">
            <text:p>233</text:p>
          </table:table-cell>
          <table:table-cell office:value-type="float" office:value="-27475" calcext:value-type="float">
            <text:p>-27475</text:p>
          </table:table-cell>
          <table:table-cell office:value-type="float" office:value="-27489" calcext:value-type="float">
            <text:p>-27489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34" calcext:value-type="float">
            <text:p>234</text:p>
          </table:table-cell>
          <table:table-cell office:value-type="float" office:value="-26645" calcext:value-type="float">
            <text:p>-26645</text:p>
          </table:table-cell>
          <table:table-cell office:value-type="float" office:value="-26749" calcext:value-type="float">
            <text:p>-26749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35" calcext:value-type="float">
            <text:p>235</text:p>
          </table:table-cell>
          <table:table-cell office:value-type="float" office:value="-25744" calcext:value-type="float">
            <text:p>-25744</text:p>
          </table:table-cell>
          <table:table-cell office:value-type="float" office:value="-25772" calcext:value-type="float">
            <text:p>-25772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36" calcext:value-type="float">
            <text:p>236</text:p>
          </table:table-cell>
          <table:table-cell office:value-type="float" office:value="-25269" calcext:value-type="float">
            <text:p>-25269</text:p>
          </table:table-cell>
          <table:table-cell office:value-type="float" office:value="-25294" calcext:value-type="float">
            <text:p>-25294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37" calcext:value-type="float">
            <text:p>237</text:p>
          </table:table-cell>
          <table:table-cell office:value-type="float" office:value="-24272" calcext:value-type="float">
            <text:p>-24272</text:p>
          </table:table-cell>
          <table:table-cell office:value-type="float" office:value="-24308" calcext:value-type="float">
            <text:p>-24308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38" calcext:value-type="float">
            <text:p>238</text:p>
          </table:table-cell>
          <table:table-cell office:value-type="float" office:value="-23486" calcext:value-type="float">
            <text:p>-23486</text:p>
          </table:table-cell>
          <table:table-cell office:value-type="float" office:value="-23536" calcext:value-type="float">
            <text:p>-23536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39" calcext:value-type="float">
            <text:p>239</text:p>
          </table:table-cell>
          <table:table-cell office:value-type="float" office:value="-22435" calcext:value-type="float">
            <text:p>-22435</text:p>
          </table:table-cell>
          <table:table-cell office:value-type="float" office:value="-22443" calcext:value-type="float">
            <text:p>-22443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float" office:value="240" calcext:value-type="float">
            <text:p>240</text:p>
          </table:table-cell>
          <table:table-cell office:value-type="float" office:value="-22412" calcext:value-type="float">
            <text:p>-22412</text:p>
          </table:table-cell>
          <table:table-cell office:value-type="float" office:value="-22311" calcext:value-type="float">
            <text:p>-22311</text:p>
          </table:table-cell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14:39:46.1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7T15:35:44.860000000</meta:creation-date>
    <dc:date>2020-08-10T14:45:17.505000000</dc:date>
    <meta:editing-duration>PT2H2M8S</meta:editing-duration>
    <meta:editing-cycles>10</meta:editing-cycles>
    <meta:generator>LibreOffice/6.2.8.2$Windows_X86_64 LibreOffice_project/f82ddfca21ebc1e222a662a32b25c0c9d20169ee</meta:generator>
    <meta:document-statistic meta:table-count="1" meta:cell-count="6566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40" chart:maximum="12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Line_20_with_20_Fine_20_Dots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03cm" svg:height="9.084cm" xlink:href=".." xlink:type="simple" chart:class="chart:scatter" chart:style-name="ch1">
        <chart:legend chart:legend-position="end" svg:x="12.151cm" svg:y="3.496cm" style:legend-expansion="high" chart:style-name="ch2"/>
        <chart:plot-area chart:style-name="ch3" table:cell-range-address="Sheet1.B6:Sheet1.F231" svg:x="0.316cm" svg:y="0.181cm" svg:width="11.519cm" svg:height="8.722cm">
          <chartooo:coordinate-region svg:x="1.599cm" svg:y="0.38cm" svg:width="9.956cm" svg:height="8.3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C231" chart:class="chart:scatter">
            <chart:domain table:cell-range-address="Sheet1.B6:Sheet1.B231"/>
            <chart:data-point chart:repeated="226"/>
          </chart:series>
          <chart:series chart:style-name="ch8" chart:values-cell-range-address="Sheet1.D6:Sheet1.D231" chart:class="chart:scatter">
            <chart:data-point chart:repeated="226"/>
          </chart:series>
          <chart:series chart:style-name="ch9" chart:values-cell-range-address="Sheet1.E6:Sheet1.E231" chart:class="chart:scatter">
            <chart:data-point chart:repeated="226"/>
          </chart:series>
          <chart:series chart:style-name="ch10" chart:values-cell-range-address="Sheet1.F6:Sheet1.F231" chart:class="chart:scatter">
            <chart:data-point chart:repeated="2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B6:Sheet1.B231</svg:desc>
                </draw:g>
              </table:table-cell>
              <table:table-cell office:value-type="float" office:value="-17092">
                <text:p>-17092</text:p>
                <draw:g>
                  <svg:desc>Sheet1.C6:Sheet1.C231</svg:desc>
                </draw:g>
              </table:table-cell>
              <table:table-cell office:value-type="float" office:value="-17026">
                <text:p>-17026</text:p>
                <draw:g>
                  <svg:desc>Sheet1.D6:Sheet1.D231</svg:desc>
                </draw:g>
              </table:table-cell>
              <table:table-cell office:value-type="float" office:value="-17059">
                <text:p>-17059</text:p>
                <draw:g>
                  <svg:desc>Sheet1.E6:Sheet1.E231</svg:desc>
                </draw:g>
              </table:table-cell>
              <table:table-cell office:value-type="float" office:value="-17689">
                <text:p>-17689</text:p>
                <draw:g>
                  <svg:desc>Sheet1.F6:Sheet1.F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16832">
                <text:p>-16832</text:p>
              </table:table-cell>
              <table:table-cell office:value-type="float" office:value="-16697">
                <text:p>-16697</text:p>
              </table:table-cell>
              <table:table-cell office:value-type="float" office:value="-16825">
                <text:p>-16825</text:p>
              </table:table-cell>
              <table:table-cell office:value-type="float" office:value="-17423">
                <text:p>-17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16638">
                <text:p>-16638</text:p>
              </table:table-cell>
              <table:table-cell office:value-type="float" office:value="-16575">
                <text:p>-16575</text:p>
              </table:table-cell>
              <table:table-cell office:value-type="float" office:value="-16599">
                <text:p>-16599</text:p>
              </table:table-cell>
              <table:table-cell office:value-type="float" office:value="-17191">
                <text:p>-17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16380">
                <text:p>-16380</text:p>
              </table:table-cell>
              <table:table-cell office:value-type="float" office:value="-16343">
                <text:p>-16343</text:p>
              </table:table-cell>
              <table:table-cell office:value-type="float" office:value="-16351">
                <text:p>-16351</text:p>
              </table:table-cell>
              <table:table-cell office:value-type="float" office:value="-16947">
                <text:p>-16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16255">
                <text:p>-16255</text:p>
              </table:table-cell>
              <table:table-cell office:value-type="float" office:value="-16155">
                <text:p>-16155</text:p>
              </table:table-cell>
              <table:table-cell office:value-type="float" office:value="-16221">
                <text:p>-16221</text:p>
              </table:table-cell>
              <table:table-cell office:value-type="float" office:value="-16830">
                <text:p>-168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15986">
                <text:p>-15986</text:p>
              </table:table-cell>
              <table:table-cell office:value-type="float" office:value="-15921">
                <text:p>-15921</text:p>
              </table:table-cell>
              <table:table-cell office:value-type="float" office:value="-15969">
                <text:p>-15969</text:p>
              </table:table-cell>
              <table:table-cell office:value-type="float" office:value="-16547">
                <text:p>-16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15769">
                <text:p>-15769</text:p>
              </table:table-cell>
              <table:table-cell office:value-type="float" office:value="-15719">
                <text:p>-15719</text:p>
              </table:table-cell>
              <table:table-cell office:value-type="float" office:value="-15759">
                <text:p>-15759</text:p>
              </table:table-cell>
              <table:table-cell office:value-type="float" office:value="-16323">
                <text:p>-16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15493">
                <text:p>-15493</text:p>
              </table:table-cell>
              <table:table-cell office:value-type="float" office:value="-15445">
                <text:p>-15445</text:p>
              </table:table-cell>
              <table:table-cell office:value-type="float" office:value="-15487">
                <text:p>-15487</text:p>
              </table:table-cell>
              <table:table-cell office:value-type="float" office:value="-16028">
                <text:p>-16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15483">
                <text:p>-15483</text:p>
              </table:table-cell>
              <table:table-cell office:value-type="float" office:value="-15423">
                <text:p>-15423</text:p>
              </table:table-cell>
              <table:table-cell office:value-type="float" office:value="-15453">
                <text:p>-15453</text:p>
              </table:table-cell>
              <table:table-cell office:value-type="float" office:value="-16039">
                <text:p>-16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15178">
                <text:p>-15178</text:p>
              </table:table-cell>
              <table:table-cell office:value-type="float" office:value="-15123">
                <text:p>-15123</text:p>
              </table:table-cell>
              <table:table-cell office:value-type="float" office:value="-15219">
                <text:p>-15219</text:p>
              </table:table-cell>
              <table:table-cell office:value-type="float" office:value="-15766">
                <text:p>-157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15011">
                <text:p>-15011</text:p>
              </table:table-cell>
              <table:table-cell office:value-type="float" office:value="-14949">
                <text:p>-14949</text:p>
              </table:table-cell>
              <table:table-cell office:value-type="float" office:value="-14999">
                <text:p>-14999</text:p>
              </table:table-cell>
              <table:table-cell office:value-type="float" office:value="-15518">
                <text:p>-155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14699">
                <text:p>-14699</text:p>
              </table:table-cell>
              <table:table-cell office:value-type="float" office:value="-14684">
                <text:p>-14684</text:p>
              </table:table-cell>
              <table:table-cell office:value-type="float" office:value="-14683">
                <text:p>-14683</text:p>
              </table:table-cell>
              <table:table-cell office:value-type="float" office:value="-15228">
                <text:p>-15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14559">
                <text:p>-14559</text:p>
              </table:table-cell>
              <table:table-cell office:value-type="float" office:value="-14549">
                <text:p>-14549</text:p>
              </table:table-cell>
              <table:table-cell office:value-type="float" office:value="-14535">
                <text:p>-14535</text:p>
              </table:table-cell>
              <table:table-cell office:value-type="float" office:value="-15071">
                <text:p>-150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14281">
                <text:p>-14281</text:p>
              </table:table-cell>
              <table:table-cell office:value-type="float" office:value="-14268">
                <text:p>-14268</text:p>
              </table:table-cell>
              <table:table-cell office:value-type="float" office:value="-14229">
                <text:p>-14229</text:p>
              </table:table-cell>
              <table:table-cell office:value-type="float" office:value="-14789">
                <text:p>-147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14026">
                <text:p>-14026</text:p>
              </table:table-cell>
              <table:table-cell office:value-type="float" office:value="-14034">
                <text:p>-14034</text:p>
              </table:table-cell>
              <table:table-cell office:value-type="float" office:value="-13975">
                <text:p>-13975</text:p>
              </table:table-cell>
              <table:table-cell office:value-type="float" office:value="-14563">
                <text:p>-14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3724">
                <text:p>-13724</text:p>
              </table:table-cell>
              <table:table-cell office:value-type="float" office:value="-13718">
                <text:p>-13718</text:p>
              </table:table-cell>
              <table:table-cell office:value-type="float" office:value="-13699">
                <text:p>-13699</text:p>
              </table:table-cell>
              <table:table-cell office:value-type="float" office:value="-14257">
                <text:p>-142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13678">
                <text:p>-13678</text:p>
              </table:table-cell>
              <table:table-cell office:value-type="float" office:value="-13649">
                <text:p>-13649</text:p>
              </table:table-cell>
              <table:table-cell office:value-type="float" office:value="-13607">
                <text:p>-13607</text:p>
              </table:table-cell>
              <table:table-cell office:value-type="float" office:value="-14204">
                <text:p>-14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13366">
                <text:p>-13366</text:p>
              </table:table-cell>
              <table:table-cell office:value-type="float" office:value="-13350">
                <text:p>-13350</text:p>
              </table:table-cell>
              <table:table-cell office:value-type="float" office:value="-13329">
                <text:p>-13329</text:p>
              </table:table-cell>
              <table:table-cell office:value-type="float" office:value="-13896">
                <text:p>-138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13133">
                <text:p>-13133</text:p>
              </table:table-cell>
              <table:table-cell office:value-type="float" office:value="-13120">
                <text:p>-13120</text:p>
              </table:table-cell>
              <table:table-cell office:value-type="float" office:value="-13119">
                <text:p>-13119</text:p>
              </table:table-cell>
              <table:table-cell office:value-type="float" office:value="-13636">
                <text:p>-13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12802">
                <text:p>-12802</text:p>
              </table:table-cell>
              <table:table-cell office:value-type="float" office:value="-12801">
                <text:p>-12801</text:p>
              </table:table-cell>
              <table:table-cell office:value-type="float" office:value="-12741">
                <text:p>-12741</text:p>
              </table:table-cell>
              <table:table-cell office:value-type="float" office:value="-13324">
                <text:p>-13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2643">
                <text:p>-12643</text:p>
              </table:table-cell>
              <table:table-cell office:value-type="float" office:value="-12646">
                <text:p>-12646</text:p>
              </table:table-cell>
              <table:table-cell office:value-type="float" office:value="-12615">
                <text:p>-12615</text:p>
              </table:table-cell>
              <table:table-cell office:value-type="float" office:value="-13168">
                <text:p>-131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2326">
                <text:p>-12326</text:p>
              </table:table-cell>
              <table:table-cell office:value-type="float" office:value="-12367">
                <text:p>-12367</text:p>
              </table:table-cell>
              <table:table-cell office:value-type="float" office:value="-12289">
                <text:p>-12289</text:p>
              </table:table-cell>
              <table:table-cell office:value-type="float" office:value="-12844">
                <text:p>-128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12110">
                <text:p>-12110</text:p>
              </table:table-cell>
              <table:table-cell office:value-type="float" office:value="-12088">
                <text:p>-12088</text:p>
              </table:table-cell>
              <table:table-cell office:value-type="float" office:value="-12041">
                <text:p>-12041</text:p>
              </table:table-cell>
              <table:table-cell office:value-type="float" office:value="-12618">
                <text:p>-126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11764">
                <text:p>-11764</text:p>
              </table:table-cell>
              <table:table-cell office:value-type="float" office:value="-11748">
                <text:p>-11748</text:p>
              </table:table-cell>
              <table:table-cell office:value-type="float" office:value="-11695">
                <text:p>-11695</text:p>
              </table:table-cell>
              <table:table-cell office:value-type="float" office:value="-12258">
                <text:p>-12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11766">
                <text:p>-11766</text:p>
              </table:table-cell>
              <table:table-cell office:value-type="float" office:value="-11735">
                <text:p>-11735</text:p>
              </table:table-cell>
              <table:table-cell office:value-type="float" office:value="-11753">
                <text:p>-11753</text:p>
              </table:table-cell>
              <table:table-cell office:value-type="float" office:value="-12258">
                <text:p>-12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1433">
                <text:p>-11433</text:p>
              </table:table-cell>
              <table:table-cell office:value-type="float" office:value="-11434">
                <text:p>-11434</text:p>
              </table:table-cell>
              <table:table-cell office:value-type="float" office:value="-11391">
                <text:p>-11391</text:p>
              </table:table-cell>
              <table:table-cell office:value-type="float" office:value="-11921">
                <text:p>-119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1172">
                <text:p>-11172</text:p>
              </table:table-cell>
              <table:table-cell office:value-type="float" office:value="-11150">
                <text:p>-11150</text:p>
              </table:table-cell>
              <table:table-cell office:value-type="float" office:value="-11127">
                <text:p>-11127</text:p>
              </table:table-cell>
              <table:table-cell office:value-type="float" office:value="-11655">
                <text:p>-116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0842">
                <text:p>-10842</text:p>
              </table:table-cell>
              <table:table-cell office:value-type="float" office:value="-10831">
                <text:p>-10831</text:p>
              </table:table-cell>
              <table:table-cell office:value-type="float" office:value="-10791">
                <text:p>-10791</text:p>
              </table:table-cell>
              <table:table-cell office:value-type="float" office:value="-11301">
                <text:p>-113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0681">
                <text:p>-10681</text:p>
              </table:table-cell>
              <table:table-cell office:value-type="float" office:value="-10669">
                <text:p>-10669</text:p>
              </table:table-cell>
              <table:table-cell office:value-type="float" office:value="-10645">
                <text:p>-10645</text:p>
              </table:table-cell>
              <table:table-cell office:value-type="float" office:value="-11158">
                <text:p>-11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0342">
                <text:p>-10342</text:p>
              </table:table-cell>
              <table:table-cell office:value-type="float" office:value="-10324">
                <text:p>-10324</text:p>
              </table:table-cell>
              <table:table-cell office:value-type="float" office:value="-10275">
                <text:p>-10275</text:p>
              </table:table-cell>
              <table:table-cell office:value-type="float" office:value="-10829">
                <text:p>-108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0046">
                <text:p>-10046</text:p>
              </table:table-cell>
              <table:table-cell office:value-type="float" office:value="-10066">
                <text:p>-10066</text:p>
              </table:table-cell>
              <table:table-cell office:value-type="float" office:value="-10019">
                <text:p>-10019</text:p>
              </table:table-cell>
              <table:table-cell office:value-type="float" office:value="-10555">
                <text:p>-105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9692">
                <text:p>-9692</text:p>
              </table:table-cell>
              <table:table-cell office:value-type="float" office:value="-9693">
                <text:p>-9693</text:p>
              </table:table-cell>
              <table:table-cell office:value-type="float" office:value="-9655">
                <text:p>-9655</text:p>
              </table:table-cell>
              <table:table-cell office:value-type="float" office:value="-10189">
                <text:p>-101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9642">
                <text:p>-9642</text:p>
              </table:table-cell>
              <table:table-cell office:value-type="float" office:value="-9629">
                <text:p>-9629</text:p>
              </table:table-cell>
              <table:table-cell office:value-type="float" office:value="-9615">
                <text:p>-9615</text:p>
              </table:table-cell>
              <table:table-cell office:value-type="float" office:value="-10166">
                <text:p>-101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9276">
                <text:p>-9276</text:p>
              </table:table-cell>
              <table:table-cell office:value-type="float" office:value="-9269">
                <text:p>-9269</text:p>
              </table:table-cell>
              <table:table-cell office:value-type="float" office:value="-9255">
                <text:p>-9255</text:p>
              </table:table-cell>
              <table:table-cell office:value-type="float" office:value="-9811">
                <text:p>-98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8962">
                <text:p>-8962</text:p>
              </table:table-cell>
              <table:table-cell office:value-type="float" office:value="-9002">
                <text:p>-9002</text:p>
              </table:table-cell>
              <table:table-cell office:value-type="float" office:value="-8961">
                <text:p>-8961</text:p>
              </table:table-cell>
              <table:table-cell office:value-type="float" office:value="-9513">
                <text:p>-95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8589">
                <text:p>-8589</text:p>
              </table:table-cell>
              <table:table-cell office:value-type="float" office:value="-8597">
                <text:p>-8597</text:p>
              </table:table-cell>
              <table:table-cell office:value-type="float" office:value="-8613">
                <text:p>-8613</text:p>
              </table:table-cell>
              <table:table-cell office:value-type="float" office:value="-9116">
                <text:p>-91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8416">
                <text:p>-8416</text:p>
              </table:table-cell>
              <table:table-cell office:value-type="float" office:value="-8405">
                <text:p>-8405</text:p>
              </table:table-cell>
              <table:table-cell office:value-type="float" office:value="-8393">
                <text:p>-8393</text:p>
              </table:table-cell>
              <table:table-cell office:value-type="float" office:value="-8967">
                <text:p>-89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8063">
                <text:p>-8063</text:p>
              </table:table-cell>
              <table:table-cell office:value-type="float" office:value="-8051">
                <text:p>-8051</text:p>
              </table:table-cell>
              <table:table-cell office:value-type="float" office:value="-7947">
                <text:p>-7947</text:p>
              </table:table-cell>
              <table:table-cell office:value-type="float" office:value="-8545">
                <text:p>-85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7751">
                <text:p>-7751</text:p>
              </table:table-cell>
              <table:table-cell office:value-type="float" office:value="-7728">
                <text:p>-7728</text:p>
              </table:table-cell>
              <table:table-cell office:value-type="float" office:value="-7709">
                <text:p>-7709</text:p>
              </table:table-cell>
              <table:table-cell office:value-type="float" office:value="-8260">
                <text:p>-82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7363">
                <text:p>-7363</text:p>
              </table:table-cell>
              <table:table-cell office:value-type="float" office:value="-7385">
                <text:p>-7385</text:p>
              </table:table-cell>
              <table:table-cell office:value-type="float" office:value="-7313">
                <text:p>-7313</text:p>
              </table:table-cell>
              <table:table-cell office:value-type="float" office:value="-7880">
                <text:p>-78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7363">
                <text:p>-7363</text:p>
              </table:table-cell>
              <table:table-cell office:value-type="float" office:value="-7381">
                <text:p>-7381</text:p>
              </table:table-cell>
              <table:table-cell office:value-type="float" office:value="-7311">
                <text:p>-7311</text:p>
              </table:table-cell>
              <table:table-cell office:value-type="float" office:value="-7876">
                <text:p>-78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6974">
                <text:p>-6974</text:p>
              </table:table-cell>
              <table:table-cell office:value-type="float" office:value="-6967">
                <text:p>-6967</text:p>
              </table:table-cell>
              <table:table-cell office:value-type="float" office:value="-6941">
                <text:p>-6941</text:p>
              </table:table-cell>
              <table:table-cell office:value-type="float" office:value="-7487">
                <text:p>-74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6650">
                <text:p>-6650</text:p>
              </table:table-cell>
              <table:table-cell office:value-type="float" office:value="-6624">
                <text:p>-6624</text:p>
              </table:table-cell>
              <table:table-cell office:value-type="float" office:value="-6615">
                <text:p>-6615</text:p>
              </table:table-cell>
              <table:table-cell office:value-type="float" office:value="-7171">
                <text:p>-71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6252">
                <text:p>-6252</text:p>
              </table:table-cell>
              <table:table-cell office:value-type="float" office:value="-6192">
                <text:p>-6192</text:p>
              </table:table-cell>
              <table:table-cell office:value-type="float" office:value="-6215">
                <text:p>-6215</text:p>
              </table:table-cell>
              <table:table-cell office:value-type="float" office:value="-6781">
                <text:p>-67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6056">
                <text:p>-6056</text:p>
              </table:table-cell>
              <table:table-cell office:value-type="float" office:value="-6043">
                <text:p>-6043</text:p>
              </table:table-cell>
              <table:table-cell office:value-type="float" office:value="-5991">
                <text:p>-5991</text:p>
              </table:table-cell>
              <table:table-cell office:value-type="float" office:value="-6573">
                <text:p>-65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5637">
                <text:p>-5637</text:p>
              </table:table-cell>
              <table:table-cell office:value-type="float" office:value="-5620">
                <text:p>-5620</text:p>
              </table:table-cell>
              <table:table-cell office:value-type="float" office:value="-5583">
                <text:p>-5583</text:p>
              </table:table-cell>
              <table:table-cell office:value-type="float" office:value="-6170">
                <text:p>-61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5311">
                <text:p>-5311</text:p>
              </table:table-cell>
              <table:table-cell office:value-type="float" office:value="-5297">
                <text:p>-5297</text:p>
              </table:table-cell>
              <table:table-cell office:value-type="float" office:value="-5253">
                <text:p>-5253</text:p>
              </table:table-cell>
              <table:table-cell office:value-type="float" office:value="-5837">
                <text:p>-58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4861">
                <text:p>-4861</text:p>
              </table:table-cell>
              <table:table-cell office:value-type="float" office:value="-4796">
                <text:p>-4796</text:p>
              </table:table-cell>
              <table:table-cell office:value-type="float" office:value="-4815">
                <text:p>-4815</text:p>
              </table:table-cell>
              <table:table-cell office:value-type="float" office:value="-5406">
                <text:p>-54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4820">
                <text:p>-4820</text:p>
              </table:table-cell>
              <table:table-cell office:value-type="float" office:value="-4775">
                <text:p>-4775</text:p>
              </table:table-cell>
              <table:table-cell office:value-type="float" office:value="-4753">
                <text:p>-4753</text:p>
              </table:table-cell>
              <table:table-cell office:value-type="float" office:value="-5317">
                <text:p>-5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4387">
                <text:p>-4387</text:p>
              </table:table-cell>
              <table:table-cell office:value-type="float" office:value="-4370">
                <text:p>-4370</text:p>
              </table:table-cell>
              <table:table-cell office:value-type="float" office:value="-4305">
                <text:p>-4305</text:p>
              </table:table-cell>
              <table:table-cell office:value-type="float" office:value="-4908">
                <text:p>-49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4040">
                <text:p>-4040</text:p>
              </table:table-cell>
              <table:table-cell office:value-type="float" office:value="-4003">
                <text:p>-4003</text:p>
              </table:table-cell>
              <table:table-cell office:value-type="float" office:value="-3901">
                <text:p>-3901</text:p>
              </table:table-cell>
              <table:table-cell office:value-type="float" office:value="-4581">
                <text:p>-45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3584">
                <text:p>-3584</text:p>
              </table:table-cell>
              <table:table-cell office:value-type="float" office:value="-3479">
                <text:p>-3479</text:p>
              </table:table-cell>
              <table:table-cell office:value-type="float" office:value="-3427">
                <text:p>-3427</text:p>
              </table:table-cell>
              <table:table-cell office:value-type="float" office:value="-4139">
                <text:p>-41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3361">
                <text:p>-3361</text:p>
              </table:table-cell>
              <table:table-cell office:value-type="float" office:value="-3382">
                <text:p>-3382</text:p>
              </table:table-cell>
              <table:table-cell office:value-type="float" office:value="-3217">
                <text:p>-3217</text:p>
              </table:table-cell>
              <table:table-cell office:value-type="float" office:value="-3919">
                <text:p>-39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2891">
                <text:p>-2891</text:p>
              </table:table-cell>
              <table:table-cell office:value-type="float" office:value="-2874">
                <text:p>-2874</text:p>
              </table:table-cell>
              <table:table-cell office:value-type="float" office:value="-2721">
                <text:p>-2721</text:p>
              </table:table-cell>
              <table:table-cell office:value-type="float" office:value="-3449">
                <text:p>-34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2519">
                <text:p>-2519</text:p>
              </table:table-cell>
              <table:table-cell office:value-type="float" office:value="-2509">
                <text:p>-2509</text:p>
              </table:table-cell>
              <table:table-cell office:value-type="float" office:value="-2405">
                <text:p>-2405</text:p>
              </table:table-cell>
              <table:table-cell office:value-type="float" office:value="-3118">
                <text:p>-31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2010">
                <text:p>-2010</text:p>
              </table:table-cell>
              <table:table-cell office:value-type="float" office:value="-2015">
                <text:p>-2015</text:p>
              </table:table-cell>
              <table:table-cell office:value-type="float" office:value="-1831">
                <text:p>-1831</text:p>
              </table:table-cell>
              <table:table-cell office:value-type="float" office:value="-2649">
                <text:p>-26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1986">
                <text:p>-1986</text:p>
              </table:table-cell>
              <table:table-cell office:value-type="float" office:value="-1981">
                <text:p>-1981</text:p>
              </table:table-cell>
              <table:table-cell office:value-type="float" office:value="-1845">
                <text:p>-1845</text:p>
              </table:table-cell>
              <table:table-cell office:value-type="float" office:value="-2607">
                <text:p>-26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1486">
                <text:p>-1486</text:p>
              </table:table-cell>
              <table:table-cell office:value-type="float" office:value="-1492">
                <text:p>-1492</text:p>
              </table:table-cell>
              <table:table-cell office:value-type="float" office:value="-1351">
                <text:p>-1351</text:p>
              </table:table-cell>
              <table:table-cell office:value-type="float" office:value="-2156">
                <text:p>-21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1059">
                <text:p>-1059</text:p>
              </table:table-cell>
              <table:table-cell office:value-type="float" office:value="-1059">
                <text:p>-1059</text:p>
              </table:table-cell>
              <table:table-cell office:value-type="float" office:value="-779">
                <text:p>-779</text:p>
              </table:table-cell>
              <table:table-cell office:value-type="float" office:value="-1781">
                <text:p>-17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395">
                <text:p>-395</text:p>
              </table:table-cell>
              <table:table-cell office:value-type="float" office:value="-357">
                <text:p>-357</text:p>
              </table:table-cell>
              <table:table-cell office:value-type="float" office:value="173">
                <text:p>173</text:p>
              </table:table-cell>
              <table:table-cell office:value-type="float" office:value="-1332">
                <text:p>-13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318">
                <text:p>318</text:p>
              </table:table-cell>
              <table:table-cell office:value-type="float" office:value="399">
                <text:p>399</text:p>
              </table:table-cell>
              <table:table-cell office:value-type="float" office:value="45">
                <text:p>45</text:p>
              </table:table-cell>
              <table:table-cell office:value-type="float" office:value="-1120">
                <text:p>-11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148">
                <text:p>148</text:p>
              </table:table-cell>
              <table:table-cell office:value-type="float" office:value="83">
                <text:p>83</text:p>
              </table:table-cell>
              <table:table-cell office:value-type="float" office:value="-165">
                <text:p>-165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201">
                <text:p>201</text:p>
              </table:table-cell>
              <table:table-cell office:value-type="float" office:value="167">
                <text:p>167</text:p>
              </table:table-cell>
              <table:table-cell office:value-type="float" office:value="521">
                <text:p>521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977">
                <text:p>977</text:p>
              </table:table-cell>
              <table:table-cell office:value-type="float" office:value="974">
                <text:p>974</text:p>
              </table:table-cell>
              <table:table-cell office:value-type="float" office:value="1165">
                <text:p>116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1062">
                <text:p>1062</text:p>
              </table:table-cell>
              <table:table-cell office:value-type="float" office:value="1079">
                <text:p>1079</text:p>
              </table:table-cell>
              <table:table-cell office:value-type="float" office:value="1199">
                <text:p>119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1652">
                <text:p>1652</text:p>
              </table:table-cell>
              <table:table-cell office:value-type="float" office:value="1666">
                <text:p>1666</text:p>
              </table:table-cell>
              <table:table-cell office:value-type="float" office:value="1809">
                <text:p>1809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2112">
                <text:p>2112</text:p>
              </table:table-cell>
              <table:table-cell office:value-type="float" office:value="2155">
                <text:p>2155</text:p>
              </table:table-cell>
              <table:table-cell office:value-type="float" office:value="2283">
                <text:p>2283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2697">
                <text:p>2697</text:p>
              </table:table-cell>
              <table:table-cell office:value-type="float" office:value="2722">
                <text:p>2722</text:p>
              </table:table-cell>
              <table:table-cell office:value-type="float" office:value="2831">
                <text:p>2831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2933">
                <text:p>2933</text:p>
              </table:table-cell>
              <table:table-cell office:value-type="float" office:value="2968">
                <text:p>2968</text:p>
              </table:table-cell>
              <table:table-cell office:value-type="float" office:value="3123">
                <text:p>3123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3516">
                <text:p>3516</text:p>
              </table:table-cell>
              <table:table-cell office:value-type="float" office:value="3543">
                <text:p>3543</text:p>
              </table:table-cell>
              <table:table-cell office:value-type="float" office:value="3703">
                <text:p>3703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3977">
                <text:p>3977</text:p>
              </table:table-cell>
              <table:table-cell office:value-type="float" office:value="4031">
                <text:p>4031</text:p>
              </table:table-cell>
              <table:table-cell office:value-type="float" office:value="4115">
                <text:p>4115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4545">
                <text:p>4545</text:p>
              </table:table-cell>
              <table:table-cell office:value-type="float" office:value="4598">
                <text:p>4598</text:p>
              </table:table-cell>
              <table:table-cell office:value-type="float" office:value="4729">
                <text:p>4729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4564">
                <text:p>4564</text:p>
              </table:table-cell>
              <table:table-cell office:value-type="float" office:value="4599">
                <text:p>4599</text:p>
              </table:table-cell>
              <table:table-cell office:value-type="float" office:value="4757">
                <text:p>4757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5147">
                <text:p>5147</text:p>
              </table:table-cell>
              <table:table-cell office:value-type="float" office:value="5163">
                <text:p>5163</text:p>
              </table:table-cell>
              <table:table-cell office:value-type="float" office:value="5305">
                <text:p>5305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5614">
                <text:p>5614</text:p>
              </table:table-cell>
              <table:table-cell office:value-type="float" office:value="5663">
                <text:p>5663</text:p>
              </table:table-cell>
              <table:table-cell office:value-type="float" office:value="5765">
                <text:p>5765</text:p>
              </table:table-cell>
              <table:table-cell office:value-type="float" office:value="4767">
                <text:p>47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6232">
                <text:p>6232</text:p>
              </table:table-cell>
              <table:table-cell office:value-type="float" office:value="6342">
                <text:p>6342</text:p>
              </table:table-cell>
              <table:table-cell office:value-type="float" office:value="6353">
                <text:p>6353</text:p>
              </table:table-cell>
              <table:table-cell office:value-type="float" office:value="5367">
                <text:p>53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6500">
                <text:p>6500</text:p>
              </table:table-cell>
              <table:table-cell office:value-type="float" office:value="6624">
                <text:p>6624</text:p>
              </table:table-cell>
              <table:table-cell office:value-type="float" office:value="6685">
                <text:p>6685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7083">
                <text:p>7083</text:p>
              </table:table-cell>
              <table:table-cell office:value-type="float" office:value="7179">
                <text:p>7179</text:p>
              </table:table-cell>
              <table:table-cell office:value-type="float" office:value="7263">
                <text:p>7263</text:p>
              </table:table-cell>
              <table:table-cell office:value-type="float" office:value="6281">
                <text:p>62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7606">
                <text:p>7606</text:p>
              </table:table-cell>
              <table:table-cell office:value-type="float" office:value="7696">
                <text:p>7696</text:p>
              </table:table-cell>
              <table:table-cell office:value-type="float" office:value="7787">
                <text:p>7787</text:p>
              </table:table-cell>
              <table:table-cell office:value-type="float" office:value="6755">
                <text:p>67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8219">
                <text:p>8219</text:p>
              </table:table-cell>
              <table:table-cell office:value-type="float" office:value="8342">
                <text:p>8342</text:p>
              </table:table-cell>
              <table:table-cell office:value-type="float" office:value="8319">
                <text:p>8319</text:p>
              </table:table-cell>
              <table:table-cell office:value-type="float" office:value="7371">
                <text:p>73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8275">
                <text:p>8275</text:p>
              </table:table-cell>
              <table:table-cell office:value-type="float" office:value="8427">
                <text:p>8427</text:p>
              </table:table-cell>
              <table:table-cell office:value-type="float" office:value="8379">
                <text:p>8379</text:p>
              </table:table-cell>
              <table:table-cell office:value-type="float" office:value="7456">
                <text:p>74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8937">
                <text:p>8937</text:p>
              </table:table-cell>
              <table:table-cell office:value-type="float" office:value="8998">
                <text:p>8998</text:p>
              </table:table-cell>
              <table:table-cell office:value-type="float" office:value="9009">
                <text:p>9009</text:p>
              </table:table-cell>
              <table:table-cell office:value-type="float" office:value="8111">
                <text:p>81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9369">
                <text:p>9369</text:p>
              </table:table-cell>
              <table:table-cell office:value-type="float" office:value="9477">
                <text:p>9477</text:p>
              </table:table-cell>
              <table:table-cell office:value-type="float" office:value="9559">
                <text:p>9559</text:p>
              </table:table-cell>
              <table:table-cell office:value-type="float" office:value="8611">
                <text:p>86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10054">
                <text:p>10054</text:p>
              </table:table-cell>
              <table:table-cell office:value-type="float" office:value="10204">
                <text:p>10204</text:p>
              </table:table-cell>
              <table:table-cell office:value-type="float" office:value="10167">
                <text:p>10167</text:p>
              </table:table-cell>
              <table:table-cell office:value-type="float" office:value="9289">
                <text:p>92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0365">
                <text:p>10365</text:p>
              </table:table-cell>
              <table:table-cell office:value-type="float" office:value="10485">
                <text:p>10485</text:p>
              </table:table-cell>
              <table:table-cell office:value-type="float" office:value="10485">
                <text:p>10485</text:p>
              </table:table-cell>
              <table:table-cell office:value-type="float" office:value="9590">
                <text:p>95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11028">
                <text:p>11028</text:p>
              </table:table-cell>
              <table:table-cell office:value-type="float" office:value="11132">
                <text:p>11132</text:p>
              </table:table-cell>
              <table:table-cell office:value-type="float" office:value="11135">
                <text:p>11135</text:p>
              </table:table-cell>
              <table:table-cell office:value-type="float" office:value="10283">
                <text:p>102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11580">
                <text:p>11580</text:p>
              </table:table-cell>
              <table:table-cell office:value-type="float" office:value="11655">
                <text:p>11655</text:p>
              </table:table-cell>
              <table:table-cell office:value-type="float" office:value="11709">
                <text:p>11709</text:p>
              </table:table-cell>
              <table:table-cell office:value-type="float" office:value="10825">
                <text:p>108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12262">
                <text:p>12262</text:p>
              </table:table-cell>
              <table:table-cell office:value-type="float" office:value="12343">
                <text:p>12343</text:p>
              </table:table-cell>
              <table:table-cell office:value-type="float" office:value="12403">
                <text:p>12403</text:p>
              </table:table-cell>
              <table:table-cell office:value-type="float" office:value="11528">
                <text:p>115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12280">
                <text:p>12280</text:p>
              </table:table-cell>
              <table:table-cell office:value-type="float" office:value="12343">
                <text:p>12343</text:p>
              </table:table-cell>
              <table:table-cell office:value-type="float" office:value="12437">
                <text:p>12437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2941">
                <text:p>12941</text:p>
              </table:table-cell>
              <table:table-cell office:value-type="float" office:value="12992">
                <text:p>12992</text:p>
              </table:table-cell>
              <table:table-cell office:value-type="float" office:value="13057">
                <text:p>13057</text:p>
              </table:table-cell>
              <table:table-cell office:value-type="float" office:value="12233">
                <text:p>122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13532">
                <text:p>13532</text:p>
              </table:table-cell>
              <table:table-cell office:value-type="float" office:value="13581">
                <text:p>13581</text:p>
              </table:table-cell>
              <table:table-cell office:value-type="float" office:value="13681">
                <text:p>13681</text:p>
              </table:table-cell>
              <table:table-cell office:value-type="float" office:value="12819">
                <text:p>128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14272">
                <text:p>14272</text:p>
              </table:table-cell>
              <table:table-cell office:value-type="float" office:value="14293">
                <text:p>14293</text:p>
              </table:table-cell>
              <table:table-cell office:value-type="float" office:value="14455">
                <text:p>14455</text:p>
              </table:table-cell>
              <table:table-cell office:value-type="float" office:value="13548">
                <text:p>135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14626">
                <text:p>14626</text:p>
              </table:table-cell>
              <table:table-cell office:value-type="float" office:value="14618">
                <text:p>14618</text:p>
              </table:table-cell>
              <table:table-cell office:value-type="float" office:value="14783">
                <text:p>14783</text:p>
              </table:table-cell>
              <table:table-cell office:value-type="float" office:value="13933">
                <text:p>139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15376">
                <text:p>15376</text:p>
              </table:table-cell>
              <table:table-cell office:value-type="float" office:value="15382">
                <text:p>15382</text:p>
              </table:table-cell>
              <table:table-cell office:value-type="float" office:value="15533">
                <text:p>15533</text:p>
              </table:table-cell>
              <table:table-cell office:value-type="float" office:value="14667">
                <text:p>14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16015">
                <text:p>16015</text:p>
              </table:table-cell>
              <table:table-cell office:value-type="float" office:value="16020">
                <text:p>16020</text:p>
              </table:table-cell>
              <table:table-cell office:value-type="float" office:value="16083">
                <text:p>16083</text:p>
              </table:table-cell>
              <table:table-cell office:value-type="float" office:value="15235">
                <text:p>152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16826">
                <text:p>16826</text:p>
              </table:table-cell>
              <table:table-cell office:value-type="float" office:value="16819">
                <text:p>16819</text:p>
              </table:table-cell>
              <table:table-cell office:value-type="float" office:value="16893">
                <text:p>16893</text:p>
              </table:table-cell>
              <table:table-cell office:value-type="float" office:value="16117">
                <text:p>161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16879">
                <text:p>16879</text:p>
              </table:table-cell>
              <table:table-cell office:value-type="float" office:value="16915">
                <text:p>16915</text:p>
              </table:table-cell>
              <table:table-cell office:value-type="float" office:value="16979">
                <text:p>16979</text:p>
              </table:table-cell>
              <table:table-cell office:value-type="float" office:value="16201">
                <text:p>162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17714">
                <text:p>17714</text:p>
              </table:table-cell>
              <table:table-cell office:value-type="float" office:value="17680">
                <text:p>17680</text:p>
              </table:table-cell>
              <table:table-cell office:value-type="float" office:value="17803">
                <text:p>17803</text:p>
              </table:table-cell>
              <table:table-cell office:value-type="float" office:value="17050">
                <text:p>170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18359">
                <text:p>18359</text:p>
              </table:table-cell>
              <table:table-cell office:value-type="float" office:value="18333">
                <text:p>18333</text:p>
              </table:table-cell>
              <table:table-cell office:value-type="float" office:value="18443">
                <text:p>18443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9207">
                <text:p>19207</text:p>
              </table:table-cell>
              <table:table-cell office:value-type="float" office:value="19217">
                <text:p>19217</text:p>
              </table:table-cell>
              <table:table-cell office:value-type="float" office:value="19271">
                <text:p>19271</text:p>
              </table:table-cell>
              <table:table-cell office:value-type="float" office:value="18514">
                <text:p>185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19573">
                <text:p>19573</text:p>
              </table:table-cell>
              <table:table-cell office:value-type="float" office:value="19658">
                <text:p>19658</text:p>
              </table:table-cell>
              <table:table-cell office:value-type="float" office:value="19637">
                <text:p>19637</text:p>
              </table:table-cell>
              <table:table-cell office:value-type="float" office:value="18920">
                <text:p>189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20453">
                <text:p>20453</text:p>
              </table:table-cell>
              <table:table-cell office:value-type="float" office:value="20548">
                <text:p>20548</text:p>
              </table:table-cell>
              <table:table-cell office:value-type="float" office:value="20519">
                <text:p>20519</text:p>
              </table:table-cell>
              <table:table-cell office:value-type="float" office:value="19780">
                <text:p>197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21111">
                <text:p>21111</text:p>
              </table:table-cell>
              <table:table-cell office:value-type="float" office:value="21170">
                <text:p>21170</text:p>
              </table:table-cell>
              <table:table-cell office:value-type="float" office:value="21251">
                <text:p>21251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22036">
                <text:p>22036</text:p>
              </table:table-cell>
              <table:table-cell office:value-type="float" office:value="22030">
                <text:p>22030</text:p>
              </table:table-cell>
              <table:table-cell office:value-type="float" office:value="22171">
                <text:p>22171</text:p>
              </table:table-cell>
              <table:table-cell office:value-type="float" office:value="21379">
                <text:p>213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22047">
                <text:p>22047</text:p>
              </table:table-cell>
              <table:table-cell office:value-type="float" office:value="22092">
                <text:p>22092</text:p>
              </table:table-cell>
              <table:table-cell office:value-type="float" office:value="22211">
                <text:p>22211</text:p>
              </table:table-cell>
              <table:table-cell office:value-type="float" office:value="21395">
                <text:p>213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22984">
                <text:p>22984</text:p>
              </table:table-cell>
              <table:table-cell office:value-type="float" office:value="22985">
                <text:p>22985</text:p>
              </table:table-cell>
              <table:table-cell office:value-type="float" office:value="23113">
                <text:p>23113</text:p>
              </table:table-cell>
              <table:table-cell office:value-type="float" office:value="22300">
                <text:p>223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23660">
                <text:p>23660</text:p>
              </table:table-cell>
              <table:table-cell office:value-type="float" office:value="23742">
                <text:p>23742</text:p>
              </table:table-cell>
              <table:table-cell office:value-type="float" office:value="23861">
                <text:p>23861</text:p>
              </table:table-cell>
              <table:table-cell office:value-type="float" office:value="23049">
                <text:p>230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24687">
                <text:p>24687</text:p>
              </table:table-cell>
              <table:table-cell office:value-type="float" office:value="24691">
                <text:p>24691</text:p>
              </table:table-cell>
              <table:table-cell office:value-type="float" office:value="24823">
                <text:p>24823</text:p>
              </table:table-cell>
              <table:table-cell office:value-type="float" office:value="23999">
                <text:p>239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25154">
                <text:p>25154</text:p>
              </table:table-cell>
              <table:table-cell office:value-type="float" office:value="25141">
                <text:p>25141</text:p>
              </table:table-cell>
              <table:table-cell office:value-type="float" office:value="25187">
                <text:p>25187</text:p>
              </table:table-cell>
              <table:table-cell office:value-type="float" office:value="24496">
                <text:p>244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26137">
                <text:p>26137</text:p>
              </table:table-cell>
              <table:table-cell office:value-type="float" office:value="26132">
                <text:p>26132</text:p>
              </table:table-cell>
              <table:table-cell office:value-type="float" office:value="26167">
                <text:p>26167</text:p>
              </table:table-cell>
              <table:table-cell office:value-type="float" office:value="25501">
                <text:p>255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26845">
                <text:p>26845</text:p>
              </table:table-cell>
              <table:table-cell office:value-type="float" office:value="26902">
                <text:p>26902</text:p>
              </table:table-cell>
              <table:table-cell office:value-type="float" office:value="26945">
                <text:p>26945</text:p>
              </table:table-cell>
              <table:table-cell office:value-type="float" office:value="26235">
                <text:p>262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27980">
                <text:p>27980</text:p>
              </table:table-cell>
              <table:table-cell office:value-type="float" office:value="28002">
                <text:p>28002</text:p>
              </table:table-cell>
              <table:table-cell office:value-type="float" office:value="28031">
                <text:p>28031</text:p>
              </table:table-cell>
              <table:table-cell office:value-type="float" office:value="27323">
                <text:p>273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4766">
                <text:p>4766</text:p>
              </table:table-cell>
              <table:table-cell office:value-type="float" office:value="4816">
                <text:p>4816</text:p>
              </table:table-cell>
              <table:table-cell office:value-type="float" office:value="4801">
                <text:p>4801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5142">
                <text:p>5142</text:p>
              </table:table-cell>
              <table:table-cell office:value-type="float" office:value="5160">
                <text:p>5160</text:p>
              </table:table-cell>
              <table:table-cell office:value-type="float" office:value="5201">
                <text:p>5201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5426">
                <text:p>5426</text:p>
              </table:table-cell>
              <table:table-cell office:value-type="float" office:value="5448">
                <text:p>5448</text:p>
              </table:table-cell>
              <table:table-cell office:value-type="float" office:value="5433">
                <text:p>5433</text:p>
              </table:table-cell>
              <table:table-cell office:value-type="float" office:value="5126">
                <text:p>51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5775">
                <text:p>5775</text:p>
              </table:table-cell>
              <table:table-cell office:value-type="float" office:value="5839">
                <text:p>5839</text:p>
              </table:table-cell>
              <table:table-cell office:value-type="float" office:value="5845">
                <text:p>5845</text:p>
              </table:table-cell>
              <table:table-cell office:value-type="float" office:value="5486">
                <text:p>54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5952">
                <text:p>5952</text:p>
              </table:table-cell>
              <table:table-cell office:value-type="float" office:value="6005">
                <text:p>6005</text:p>
              </table:table-cell>
              <table:table-cell office:value-type="float" office:value="6037">
                <text:p>6037</text:p>
              </table:table-cell>
              <table:table-cell office:value-type="float" office:value="5741">
                <text:p>57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6339">
                <text:p>6339</text:p>
              </table:table-cell>
              <table:table-cell office:value-type="float" office:value="6344">
                <text:p>6344</text:p>
              </table:table-cell>
              <table:table-cell office:value-type="float" office:value="6381">
                <text:p>6381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6623">
                <text:p>6623</text:p>
              </table:table-cell>
              <table:table-cell office:value-type="float" office:value="6648">
                <text:p>6648</text:p>
              </table:table-cell>
              <table:table-cell office:value-type="float" office:value="6639">
                <text:p>6639</text:p>
              </table:table-cell>
              <table:table-cell office:value-type="float" office:value="6363">
                <text:p>63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6997">
                <text:p>6997</text:p>
              </table:table-cell>
              <table:table-cell office:value-type="float" office:value="7038">
                <text:p>7038</text:p>
              </table:table-cell>
              <table:table-cell office:value-type="float" office:value="7081">
                <text:p>7081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7028">
                <text:p>7028</text:p>
              </table:table-cell>
              <table:table-cell office:value-type="float" office:value="7094">
                <text:p>7094</text:p>
              </table:table-cell>
              <table:table-cell office:value-type="float" office:value="7079">
                <text:p>7079</text:p>
              </table:table-cell>
              <table:table-cell office:value-type="float" office:value="6768">
                <text:p>6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7407">
                <text:p>7407</text:p>
              </table:table-cell>
              <table:table-cell office:value-type="float" office:value="7443">
                <text:p>7443</text:p>
              </table:table-cell>
              <table:table-cell office:value-type="float" office:value="7471">
                <text:p>7471</text:p>
              </table:table-cell>
              <table:table-cell office:value-type="float" office:value="7191">
                <text:p>71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7699">
                <text:p>7699</text:p>
              </table:table-cell>
              <table:table-cell office:value-type="float" office:value="7716">
                <text:p>7716</text:p>
              </table:table-cell>
              <table:table-cell office:value-type="float" office:value="7813">
                <text:p>7813</text:p>
              </table:table-cell>
              <table:table-cell office:value-type="float" office:value="7451">
                <text:p>74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8109">
                <text:p>8109</text:p>
              </table:table-cell>
              <table:table-cell office:value-type="float" office:value="8099">
                <text:p>8099</text:p>
              </table:table-cell>
              <table:table-cell office:value-type="float" office:value="8123">
                <text:p>8123</text:p>
              </table:table-cell>
              <table:table-cell office:value-type="float" office:value="7857">
                <text:p>78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8290">
                <text:p>8290</text:p>
              </table:table-cell>
              <table:table-cell office:value-type="float" office:value="8321">
                <text:p>8321</text:p>
              </table:table-cell>
              <table:table-cell office:value-type="float" office:value="8335">
                <text:p>8335</text:p>
              </table:table-cell>
              <table:table-cell office:value-type="float" office:value="8051">
                <text:p>80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8682">
                <text:p>8682</text:p>
              </table:table-cell>
              <table:table-cell office:value-type="float" office:value="8734">
                <text:p>8734</text:p>
              </table:table-cell>
              <table:table-cell office:value-type="float" office:value="8765">
                <text:p>8765</text:p>
              </table:table-cell>
              <table:table-cell office:value-type="float" office:value="8437">
                <text:p>84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9017">
                <text:p>9017</text:p>
              </table:table-cell>
              <table:table-cell office:value-type="float" office:value="9050">
                <text:p>9050</text:p>
              </table:table-cell>
              <table:table-cell office:value-type="float" office:value="9019">
                <text:p>9019</text:p>
              </table:table-cell>
              <table:table-cell office:value-type="float" office:value="8755">
                <text:p>87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9462">
                <text:p>9462</text:p>
              </table:table-cell>
              <table:table-cell office:value-type="float" office:value="9469">
                <text:p>9469</text:p>
              </table:table-cell>
              <table:table-cell office:value-type="float" office:value="9433">
                <text:p>9433</text:p>
              </table:table-cell>
              <table:table-cell office:value-type="float" office:value="9118">
                <text:p>91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9426">
                <text:p>9426</text:p>
              </table:table-cell>
              <table:table-cell office:value-type="float" office:value="9436">
                <text:p>9436</text:p>
              </table:table-cell>
              <table:table-cell office:value-type="float" office:value="9439">
                <text:p>9439</text:p>
              </table:table-cell>
              <table:table-cell office:value-type="float" office:value="9066">
                <text:p>90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9849">
                <text:p>9849</text:p>
              </table:table-cell>
              <table:table-cell office:value-type="float" office:value="9829">
                <text:p>9829</text:p>
              </table:table-cell>
              <table:table-cell office:value-type="float" office:value="9919">
                <text:p>9919</text:p>
              </table:table-cell>
              <table:table-cell office:value-type="float" office:value="9495">
                <text:p>94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10153">
                <text:p>10153</text:p>
              </table:table-cell>
              <table:table-cell office:value-type="float" office:value="10183">
                <text:p>10183</text:p>
              </table:table-cell>
              <table:table-cell office:value-type="float" office:value="10165">
                <text:p>10165</text:p>
              </table:table-cell>
              <table:table-cell office:value-type="float" office:value="9774">
                <text:p>97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10580">
                <text:p>10580</text:p>
              </table:table-cell>
              <table:table-cell office:value-type="float" office:value="10585">
                <text:p>10585</text:p>
              </table:table-cell>
              <table:table-cell office:value-type="float" office:value="10645">
                <text:p>10645</text:p>
              </table:table-cell>
              <table:table-cell office:value-type="float" office:value="10162">
                <text:p>101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10728">
                <text:p>10728</text:p>
              </table:table-cell>
              <table:table-cell office:value-type="float" office:value="10796">
                <text:p>10796</text:p>
              </table:table-cell>
              <table:table-cell office:value-type="float" office:value="10801">
                <text:p>10801</text:p>
              </table:table-cell>
              <table:table-cell office:value-type="float" office:value="10403">
                <text:p>104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11183">
                <text:p>11183</text:p>
              </table:table-cell>
              <table:table-cell office:value-type="float" office:value="11201">
                <text:p>11201</text:p>
              </table:table-cell>
              <table:table-cell office:value-type="float" office:value="11263">
                <text:p>11263</text:p>
              </table:table-cell>
              <table:table-cell office:value-type="float" office:value="10848">
                <text:p>108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11490">
                <text:p>11490</text:p>
              </table:table-cell>
              <table:table-cell office:value-type="float" office:value="11533">
                <text:p>11533</text:p>
              </table:table-cell>
              <table:table-cell office:value-type="float" office:value="11575">
                <text:p>11575</text:p>
              </table:table-cell>
              <table:table-cell office:value-type="float" office:value="11171">
                <text:p>111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11948">
                <text:p>11948</text:p>
              </table:table-cell>
              <table:table-cell office:value-type="float" office:value="11947">
                <text:p>11947</text:p>
              </table:table-cell>
              <table:table-cell office:value-type="float" office:value="11999">
                <text:p>11999</text:p>
              </table:table-cell>
              <table:table-cell office:value-type="float" office:value="11617">
                <text:p>116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11945">
                <text:p>11945</text:p>
              </table:table-cell>
              <table:table-cell office:value-type="float" office:value="11967">
                <text:p>11967</text:p>
              </table:table-cell>
              <table:table-cell office:value-type="float" office:value="11989">
                <text:p>11989</text:p>
              </table:table-cell>
              <table:table-cell office:value-type="float" office:value="11624">
                <text:p>116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12408">
                <text:p>12408</text:p>
              </table:table-cell>
              <table:table-cell office:value-type="float" office:value="12409">
                <text:p>12409</text:p>
              </table:table-cell>
              <table:table-cell office:value-type="float" office:value="12427">
                <text:p>12427</text:p>
              </table:table-cell>
              <table:table-cell office:value-type="float" office:value="12071">
                <text:p>120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12756">
                <text:p>12756</text:p>
              </table:table-cell>
              <table:table-cell office:value-type="float" office:value="12772">
                <text:p>12772</text:p>
              </table:table-cell>
              <table:table-cell office:value-type="float" office:value="12801">
                <text:p>12801</text:p>
              </table:table-cell>
              <table:table-cell office:value-type="float" office:value="12424">
                <text:p>124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13210">
                <text:p>13210</text:p>
              </table:table-cell>
              <table:table-cell office:value-type="float" office:value="13196">
                <text:p>13196</text:p>
              </table:table-cell>
              <table:table-cell office:value-type="float" office:value="13209">
                <text:p>13209</text:p>
              </table:table-cell>
              <table:table-cell office:value-type="float" office:value="12890">
                <text:p>1289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13424">
                <text:p>13424</text:p>
              </table:table-cell>
              <table:table-cell office:value-type="float" office:value="13419">
                <text:p>13419</text:p>
              </table:table-cell>
              <table:table-cell office:value-type="float" office:value="13457">
                <text:p>13457</text:p>
              </table:table-cell>
              <table:table-cell office:value-type="float" office:value="13110">
                <text:p>131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13870">
                <text:p>13870</text:p>
              </table:table-cell>
              <table:table-cell office:value-type="float" office:value="13874">
                <text:p>13874</text:p>
              </table:table-cell>
              <table:table-cell office:value-type="float" office:value="13931">
                <text:p>13931</text:p>
              </table:table-cell>
              <table:table-cell office:value-type="float" office:value="13556">
                <text:p>135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14237">
                <text:p>14237</text:p>
              </table:table-cell>
              <table:table-cell office:value-type="float" office:value="14235">
                <text:p>14235</text:p>
              </table:table-cell>
              <table:table-cell office:value-type="float" office:value="14323">
                <text:p>14323</text:p>
              </table:table-cell>
              <table:table-cell office:value-type="float" office:value="13904">
                <text:p>139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14689">
                <text:p>14689</text:p>
              </table:table-cell>
              <table:table-cell office:value-type="float" office:value="14702">
                <text:p>14702</text:p>
              </table:table-cell>
              <table:table-cell office:value-type="float" office:value="14769">
                <text:p>14769</text:p>
              </table:table-cell>
              <table:table-cell office:value-type="float" office:value="14395">
                <text:p>143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14744">
                <text:p>14744</text:p>
              </table:table-cell>
              <table:table-cell office:value-type="float" office:value="14755">
                <text:p>14755</text:p>
              </table:table-cell>
              <table:table-cell office:value-type="float" office:value="14807">
                <text:p>14807</text:p>
              </table:table-cell>
              <table:table-cell office:value-type="float" office:value="14472">
                <text:p>144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15207">
                <text:p>15207</text:p>
              </table:table-cell>
              <table:table-cell office:value-type="float" office:value="15241">
                <text:p>15241</text:p>
              </table:table-cell>
              <table:table-cell office:value-type="float" office:value="15289">
                <text:p>15289</text:p>
              </table:table-cell>
              <table:table-cell office:value-type="float" office:value="14916">
                <text:p>149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15600">
                <text:p>15600</text:p>
              </table:table-cell>
              <table:table-cell office:value-type="float" office:value="15631">
                <text:p>15631</text:p>
              </table:table-cell>
              <table:table-cell office:value-type="float" office:value="15649">
                <text:p>15649</text:p>
              </table:table-cell>
              <table:table-cell office:value-type="float" office:value="15308">
                <text:p>153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16083">
                <text:p>16083</text:p>
              </table:table-cell>
              <table:table-cell office:value-type="float" office:value="16110">
                <text:p>16110</text:p>
              </table:table-cell>
              <table:table-cell office:value-type="float" office:value="16163">
                <text:p>16163</text:p>
              </table:table-cell>
              <table:table-cell office:value-type="float" office:value="15795">
                <text:p>157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16313">
                <text:p>16313</text:p>
              </table:table-cell>
              <table:table-cell office:value-type="float" office:value="16356">
                <text:p>16356</text:p>
              </table:table-cell>
              <table:table-cell office:value-type="float" office:value="16419">
                <text:p>16419</text:p>
              </table:table-cell>
              <table:table-cell office:value-type="float" office:value="16035">
                <text:p>160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16805">
                <text:p>16805</text:p>
              </table:table-cell>
              <table:table-cell office:value-type="float" office:value="16843">
                <text:p>16843</text:p>
              </table:table-cell>
              <table:table-cell office:value-type="float" office:value="16915">
                <text:p>16915</text:p>
              </table:table-cell>
              <table:table-cell office:value-type="float" office:value="16509">
                <text:p>165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17191">
                <text:p>17191</text:p>
              </table:table-cell>
              <table:table-cell office:value-type="float" office:value="17236">
                <text:p>17236</text:p>
              </table:table-cell>
              <table:table-cell office:value-type="float" office:value="17291">
                <text:p>17291</text:p>
              </table:table-cell>
              <table:table-cell office:value-type="float" office:value="16910">
                <text:p>169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17717">
                <text:p>17717</text:p>
              </table:table-cell>
              <table:table-cell office:value-type="float" office:value="17732">
                <text:p>17732</text:p>
              </table:table-cell>
              <table:table-cell office:value-type="float" office:value="17811">
                <text:p>17811</text:p>
              </table:table-cell>
              <table:table-cell office:value-type="float" office:value="17435">
                <text:p>174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17700">
                <text:p>17700</text:p>
              </table:table-cell>
              <table:table-cell office:value-type="float" office:value="17699">
                <text:p>17699</text:p>
              </table:table-cell>
              <table:table-cell office:value-type="float" office:value="17821">
                <text:p>17821</text:p>
              </table:table-cell>
              <table:table-cell office:value-type="float" office:value="17415">
                <text:p>174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18240">
                <text:p>18240</text:p>
              </table:table-cell>
              <table:table-cell office:value-type="float" office:value="18261">
                <text:p>18261</text:p>
              </table:table-cell>
              <table:table-cell office:value-type="float" office:value="18259">
                <text:p>18259</text:p>
              </table:table-cell>
              <table:table-cell office:value-type="float" office:value="17935">
                <text:p>179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8641">
                <text:p>18641</text:p>
              </table:table-cell>
              <table:table-cell office:value-type="float" office:value="18656">
                <text:p>18656</text:p>
              </table:table-cell>
              <table:table-cell office:value-type="float" office:value="18687">
                <text:p>18687</text:p>
              </table:table-cell>
              <table:table-cell office:value-type="float" office:value="18352">
                <text:p>183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19150">
                <text:p>19150</text:p>
              </table:table-cell>
              <table:table-cell office:value-type="float" office:value="19189">
                <text:p>19189</text:p>
              </table:table-cell>
              <table:table-cell office:value-type="float" office:value="19221">
                <text:p>19221</text:p>
              </table:table-cell>
              <table:table-cell office:value-type="float" office:value="18868">
                <text:p>188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19401">
                <text:p>19401</text:p>
              </table:table-cell>
              <table:table-cell office:value-type="float" office:value="19420">
                <text:p>19420</text:p>
              </table:table-cell>
              <table:table-cell office:value-type="float" office:value="19479">
                <text:p>19479</text:p>
              </table:table-cell>
              <table:table-cell office:value-type="float" office:value="19111">
                <text:p>191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9961">
                <text:p>19961</text:p>
              </table:table-cell>
              <table:table-cell office:value-type="float" office:value="19958">
                <text:p>19958</text:p>
              </table:table-cell>
              <table:table-cell office:value-type="float" office:value="19993">
                <text:p>19993</text:p>
              </table:table-cell>
              <table:table-cell office:value-type="float" office:value="19643">
                <text:p>196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20323">
                <text:p>20323</text:p>
              </table:table-cell>
              <table:table-cell office:value-type="float" office:value="20408">
                <text:p>20408</text:p>
              </table:table-cell>
              <table:table-cell office:value-type="float" office:value="20423">
                <text:p>20423</text:p>
              </table:table-cell>
              <table:table-cell office:value-type="float" office:value="20063">
                <text:p>200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20871">
                <text:p>20871</text:p>
              </table:table-cell>
              <table:table-cell office:value-type="float" office:value="20938">
                <text:p>20938</text:p>
              </table:table-cell>
              <table:table-cell office:value-type="float" office:value="20973">
                <text:p>20973</text:p>
              </table:table-cell>
              <table:table-cell office:value-type="float" office:value="20573">
                <text:p>205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20925">
                <text:p>20925</text:p>
              </table:table-cell>
              <table:table-cell office:value-type="float" office:value="20967">
                <text:p>20967</text:p>
              </table:table-cell>
              <table:table-cell office:value-type="float" office:value="21027">
                <text:p>21027</text:p>
              </table:table-cell>
              <table:table-cell office:value-type="float" office:value="20624">
                <text:p>206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21507">
                <text:p>21507</text:p>
              </table:table-cell>
              <table:table-cell office:value-type="float" office:value="21543">
                <text:p>21543</text:p>
              </table:table-cell>
              <table:table-cell office:value-type="float" office:value="21565">
                <text:p>21565</text:p>
              </table:table-cell>
              <table:table-cell office:value-type="float" office:value="21216">
                <text:p>212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21928">
                <text:p>21928</text:p>
              </table:table-cell>
              <table:table-cell office:value-type="float" office:value="21942">
                <text:p>21942</text:p>
              </table:table-cell>
              <table:table-cell office:value-type="float" office:value="21987">
                <text:p>21987</text:p>
              </table:table-cell>
              <table:table-cell office:value-type="float" office:value="21664">
                <text:p>216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22499">
                <text:p>22499</text:p>
              </table:table-cell>
              <table:table-cell office:value-type="float" office:value="22536">
                <text:p>22536</text:p>
              </table:table-cell>
              <table:table-cell office:value-type="float" office:value="22567">
                <text:p>22567</text:p>
              </table:table-cell>
              <table:table-cell office:value-type="float" office:value="22224">
                <text:p>222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22769">
                <text:p>22769</text:p>
              </table:table-cell>
              <table:table-cell office:value-type="float" office:value="22801">
                <text:p>22801</text:p>
              </table:table-cell>
              <table:table-cell office:value-type="float" office:value="22805">
                <text:p>22805</text:p>
              </table:table-cell>
              <table:table-cell office:value-type="float" office:value="22474">
                <text:p>224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23370">
                <text:p>23370</text:p>
              </table:table-cell>
              <table:table-cell office:value-type="float" office:value="23358">
                <text:p>23358</text:p>
              </table:table-cell>
              <table:table-cell office:value-type="float" office:value="23353">
                <text:p>23353</text:p>
              </table:table-cell>
              <table:table-cell office:value-type="float" office:value="23058">
                <text:p>230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23818">
                <text:p>23818</text:p>
              </table:table-cell>
              <table:table-cell office:value-type="float" office:value="23838">
                <text:p>23838</text:p>
              </table:table-cell>
              <table:table-cell office:value-type="float" office:value="23815">
                <text:p>23815</text:p>
              </table:table-cell>
              <table:table-cell office:value-type="float" office:value="23504">
                <text:p>235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24392">
                <text:p>24392</text:p>
              </table:table-cell>
              <table:table-cell office:value-type="float" office:value="24434">
                <text:p>24434</text:p>
              </table:table-cell>
              <table:table-cell office:value-type="float" office:value="24435">
                <text:p>24435</text:p>
              </table:table-cell>
              <table:table-cell office:value-type="float" office:value="24093">
                <text:p>240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24406">
                <text:p>24406</text:p>
              </table:table-cell>
              <table:table-cell office:value-type="float" office:value="24420">
                <text:p>24420</text:p>
              </table:table-cell>
              <table:table-cell office:value-type="float" office:value="24443">
                <text:p>24443</text:p>
              </table:table-cell>
              <table:table-cell office:value-type="float" office:value="24109">
                <text:p>241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24977">
                <text:p>24977</text:p>
              </table:table-cell>
              <table:table-cell office:value-type="float" office:value="24988">
                <text:p>24988</text:p>
              </table:table-cell>
              <table:table-cell office:value-type="float" office:value="25063">
                <text:p>25063</text:p>
              </table:table-cell>
              <table:table-cell office:value-type="float" office:value="24706">
                <text:p>247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25429">
                <text:p>25429</text:p>
              </table:table-cell>
              <table:table-cell office:value-type="float" office:value="25512">
                <text:p>25512</text:p>
              </table:table-cell>
              <table:table-cell office:value-type="float" office:value="25535">
                <text:p>25535</text:p>
              </table:table-cell>
              <table:table-cell office:value-type="float" office:value="25201">
                <text:p>252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26034">
                <text:p>26034</text:p>
              </table:table-cell>
              <table:table-cell office:value-type="float" office:value="26122">
                <text:p>26122</text:p>
              </table:table-cell>
              <table:table-cell office:value-type="float" office:value="26153">
                <text:p>26153</text:p>
              </table:table-cell>
              <table:table-cell office:value-type="float" office:value="25785">
                <text:p>257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26341">
                <text:p>26341</text:p>
              </table:table-cell>
              <table:table-cell office:value-type="float" office:value="26418">
                <text:p>26418</text:p>
              </table:table-cell>
              <table:table-cell office:value-type="float" office:value="26465">
                <text:p>26465</text:p>
              </table:table-cell>
              <table:table-cell office:value-type="float" office:value="26093">
                <text:p>260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26979">
                <text:p>26979</text:p>
              </table:table-cell>
              <table:table-cell office:value-type="float" office:value="27056">
                <text:p>27056</text:p>
              </table:table-cell>
              <table:table-cell office:value-type="float" office:value="27035">
                <text:p>27035</text:p>
              </table:table-cell>
              <table:table-cell office:value-type="float" office:value="26769">
                <text:p>267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27502">
                <text:p>27502</text:p>
              </table:table-cell>
              <table:table-cell office:value-type="float" office:value="27527">
                <text:p>27527</text:p>
              </table:table-cell>
              <table:table-cell office:value-type="float" office:value="27581">
                <text:p>27581</text:p>
              </table:table-cell>
              <table:table-cell office:value-type="float" office:value="27245">
                <text:p>272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28119">
                <text:p>28119</text:p>
              </table:table-cell>
              <table:table-cell office:value-type="float" office:value="28218">
                <text:p>28218</text:p>
              </table:table-cell>
              <table:table-cell office:value-type="float" office:value="28207">
                <text:p>28207</text:p>
              </table:table-cell>
              <table:table-cell office:value-type="float" office:value="27907">
                <text:p>279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28163">
                <text:p>28163</text:p>
              </table:table-cell>
              <table:table-cell office:value-type="float" office:value="28252">
                <text:p>28252</text:p>
              </table:table-cell>
              <table:table-cell office:value-type="float" office:value="28291">
                <text:p>28291</text:p>
              </table:table-cell>
              <table:table-cell office:value-type="float" office:value="27961">
                <text:p>279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28883">
                <text:p>28883</text:p>
              </table:table-cell>
              <table:table-cell office:value-type="float" office:value="28939">
                <text:p>28939</text:p>
              </table:table-cell>
              <table:table-cell office:value-type="float" office:value="28919">
                <text:p>28919</text:p>
              </table:table-cell>
              <table:table-cell office:value-type="float" office:value="28571">
                <text:p>285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29438">
                <text:p>29438</text:p>
              </table:table-cell>
              <table:table-cell office:value-type="float" office:value="29430">
                <text:p>29430</text:p>
              </table:table-cell>
              <table:table-cell office:value-type="float" office:value="29457">
                <text:p>29457</text:p>
              </table:table-cell>
              <table:table-cell office:value-type="float" office:value="29129">
                <text:p>291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30093">
                <text:p>30093</text:p>
              </table:table-cell>
              <table:table-cell office:value-type="float" office:value="30101">
                <text:p>30101</text:p>
              </table:table-cell>
              <table:table-cell office:value-type="float" office:value="30125">
                <text:p>30125</text:p>
              </table:table-cell>
              <table:table-cell office:value-type="float" office:value="29811">
                <text:p>298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30397">
                <text:p>30397</text:p>
              </table:table-cell>
              <table:table-cell office:value-type="float" office:value="30354">
                <text:p>30354</text:p>
              </table:table-cell>
              <table:table-cell office:value-type="float" office:value="30405">
                <text:p>30405</text:p>
              </table:table-cell>
              <table:table-cell office:value-type="float" office:value="30112">
                <text:p>301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31097">
                <text:p>31097</text:p>
              </table:table-cell>
              <table:table-cell office:value-type="float" office:value="31088">
                <text:p>31088</text:p>
              </table:table-cell>
              <table:table-cell office:value-type="float" office:value="31059">
                <text:p>31059</text:p>
              </table:table-cell>
              <table:table-cell office:value-type="float" office:value="30792">
                <text:p>307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31632">
                <text:p>31632</text:p>
              </table:table-cell>
              <table:table-cell office:value-type="float" office:value="31641">
                <text:p>31641</text:p>
              </table:table-cell>
              <table:table-cell office:value-type="float" office:value="31609">
                <text:p>31609</text:p>
              </table:table-cell>
              <table:table-cell office:value-type="float" office:value="31384">
                <text:p>313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32318">
                <text:p>32318</text:p>
              </table:table-cell>
              <table:table-cell office:value-type="float" office:value="32374">
                <text:p>32374</text:p>
              </table:table-cell>
              <table:table-cell office:value-type="float" office:value="32387">
                <text:p>32387</text:p>
              </table:table-cell>
              <table:table-cell office:value-type="float" office:value="32089">
                <text:p>320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32323">
                <text:p>32323</text:p>
              </table:table-cell>
              <table:table-cell office:value-type="float" office:value="32336">
                <text:p>32336</text:p>
              </table:table-cell>
              <table:table-cell office:value-type="float" office:value="32393">
                <text:p>32393</text:p>
              </table:table-cell>
              <table:table-cell office:value-type="float" office:value="32109">
                <text:p>321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33034">
                <text:p>33034</text:p>
              </table:table-cell>
              <table:table-cell office:value-type="float" office:value="33085">
                <text:p>33085</text:p>
              </table:table-cell>
              <table:table-cell office:value-type="float" office:value="33073">
                <text:p>33073</text:p>
              </table:table-cell>
              <table:table-cell office:value-type="float" office:value="32788">
                <text:p>327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33589">
                <text:p>33589</text:p>
              </table:table-cell>
              <table:table-cell office:value-type="float" office:value="33645">
                <text:p>33645</text:p>
              </table:table-cell>
              <table:table-cell office:value-type="float" office:value="33677">
                <text:p>33677</text:p>
              </table:table-cell>
              <table:table-cell office:value-type="float" office:value="33360">
                <text:p>3336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34277">
                <text:p>34277</text:p>
              </table:table-cell>
              <table:table-cell office:value-type="float" office:value="34407">
                <text:p>34407</text:p>
              </table:table-cell>
              <table:table-cell office:value-type="float" office:value="34329">
                <text:p>34329</text:p>
              </table:table-cell>
              <table:table-cell office:value-type="float" office:value="34117">
                <text:p>341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34637">
                <text:p>34637</text:p>
              </table:table-cell>
              <table:table-cell office:value-type="float" office:value="34773">
                <text:p>34773</text:p>
              </table:table-cell>
              <table:table-cell office:value-type="float" office:value="34671">
                <text:p>34671</text:p>
              </table:table-cell>
              <table:table-cell office:value-type="float" office:value="34475">
                <text:p>344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35403">
                <text:p>35403</text:p>
              </table:table-cell>
              <table:table-cell office:value-type="float" office:value="35530">
                <text:p>35530</text:p>
              </table:table-cell>
              <table:table-cell office:value-type="float" office:value="35427">
                <text:p>35427</text:p>
              </table:table-cell>
              <table:table-cell office:value-type="float" office:value="35208">
                <text:p>352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35983">
                <text:p>35983</text:p>
              </table:table-cell>
              <table:table-cell office:value-type="float" office:value="36133">
                <text:p>36133</text:p>
              </table:table-cell>
              <table:table-cell office:value-type="float" office:value="36029">
                <text:p>36029</text:p>
              </table:table-cell>
              <table:table-cell office:value-type="float" office:value="35811">
                <text:p>358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36789">
                <text:p>36789</text:p>
              </table:table-cell>
              <table:table-cell office:value-type="float" office:value="36920">
                <text:p>36920</text:p>
              </table:table-cell>
              <table:table-cell office:value-type="float" office:value="36851">
                <text:p>36851</text:p>
              </table:table-cell>
              <table:table-cell office:value-type="float" office:value="36600">
                <text:p>366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36907">
                <text:p>36907</text:p>
              </table:table-cell>
              <table:table-cell office:value-type="float" office:value="36972">
                <text:p>36972</text:p>
              </table:table-cell>
              <table:table-cell office:value-type="float" office:value="36917">
                <text:p>36917</text:p>
              </table:table-cell>
              <table:table-cell office:value-type="float" office:value="36682">
                <text:p>366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37687">
                <text:p>37687</text:p>
              </table:table-cell>
              <table:table-cell office:value-type="float" office:value="37771">
                <text:p>37771</text:p>
              </table:table-cell>
              <table:table-cell office:value-type="float" office:value="37689">
                <text:p>37689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38328">
                <text:p>38328</text:p>
              </table:table-cell>
              <table:table-cell office:value-type="float" office:value="38401">
                <text:p>38401</text:p>
              </table:table-cell>
              <table:table-cell office:value-type="float" office:value="38305">
                <text:p>38305</text:p>
              </table:table-cell>
              <table:table-cell office:value-type="float" office:value="38151">
                <text:p>381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39142">
                <text:p>39142</text:p>
              </table:table-cell>
              <table:table-cell office:value-type="float" office:value="39227">
                <text:p>39227</text:p>
              </table:table-cell>
              <table:table-cell office:value-type="float" office:value="39111">
                <text:p>39111</text:p>
              </table:table-cell>
              <table:table-cell office:value-type="float" office:value="38926">
                <text:p>389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39542">
                <text:p>39542</text:p>
              </table:table-cell>
              <table:table-cell office:value-type="float" office:value="39549">
                <text:p>39549</text:p>
              </table:table-cell>
              <table:table-cell office:value-type="float" office:value="39631">
                <text:p>39631</text:p>
              </table:table-cell>
              <table:table-cell office:value-type="float" office:value="39302">
                <text:p>393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40370">
                <text:p>40370</text:p>
              </table:table-cell>
              <table:table-cell office:value-type="float" office:value="40400">
                <text:p>40400</text:p>
              </table:table-cell>
              <table:table-cell office:value-type="float" office:value="40479">
                <text:p>40479</text:p>
              </table:table-cell>
              <table:table-cell office:value-type="float" office:value="40131">
                <text:p>401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41031">
                <text:p>41031</text:p>
              </table:table-cell>
              <table:table-cell office:value-type="float" office:value="41005">
                <text:p>41005</text:p>
              </table:table-cell>
              <table:table-cell office:value-type="float" office:value="41121">
                <text:p>41121</text:p>
              </table:table-cell>
              <table:table-cell office:value-type="float" office:value="40741">
                <text:p>407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41899">
                <text:p>41899</text:p>
              </table:table-cell>
              <table:table-cell office:value-type="float" office:value="41906">
                <text:p>41906</text:p>
              </table:table-cell>
              <table:table-cell office:value-type="float" office:value="41893">
                <text:p>41893</text:p>
              </table:table-cell>
              <table:table-cell office:value-type="float" office:value="41615">
                <text:p>416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41896">
                <text:p>41896</text:p>
              </table:table-cell>
              <table:table-cell office:value-type="float" office:value="41896">
                <text:p>41896</text:p>
              </table:table-cell>
              <table:table-cell office:value-type="float" office:value="41905">
                <text:p>41905</text:p>
              </table:table-cell>
              <table:table-cell office:value-type="float" office:value="41653">
                <text:p>416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42782">
                <text:p>42782</text:p>
              </table:table-cell>
              <table:table-cell office:value-type="float" office:value="42778">
                <text:p>42778</text:p>
              </table:table-cell>
              <table:table-cell office:value-type="float" office:value="42801">
                <text:p>42801</text:p>
              </table:table-cell>
              <table:table-cell office:value-type="float" office:value="42546">
                <text:p>425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43423">
                <text:p>43423</text:p>
              </table:table-cell>
              <table:table-cell office:value-type="float" office:value="43452">
                <text:p>43452</text:p>
              </table:table-cell>
              <table:table-cell office:value-type="float" office:value="43457">
                <text:p>43457</text:p>
              </table:table-cell>
              <table:table-cell office:value-type="float" office:value="43267">
                <text:p>432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44356">
                <text:p>44356</text:p>
              </table:table-cell>
              <table:table-cell office:value-type="float" office:value="44352">
                <text:p>44352</text:p>
              </table:table-cell>
              <table:table-cell office:value-type="float" office:value="44449">
                <text:p>44449</text:p>
              </table:table-cell>
              <table:table-cell office:value-type="float" office:value="44182">
                <text:p>441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44753">
                <text:p>44753</text:p>
              </table:table-cell>
              <table:table-cell office:value-type="float" office:value="44777">
                <text:p>44777</text:p>
              </table:table-cell>
              <table:table-cell office:value-type="float" office:value="44869">
                <text:p>44869</text:p>
              </table:table-cell>
              <table:table-cell office:value-type="float" office:value="44588">
                <text:p>445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45695">
                <text:p>45695</text:p>
              </table:table-cell>
              <table:table-cell office:value-type="float" office:value="45685">
                <text:p>45685</text:p>
              </table:table-cell>
              <table:table-cell office:value-type="float" office:value="45733">
                <text:p>45733</text:p>
              </table:table-cell>
              <table:table-cell office:value-type="float" office:value="45548">
                <text:p>455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46406">
                <text:p>46406</text:p>
              </table:table-cell>
              <table:table-cell office:value-type="float" office:value="46368">
                <text:p>46368</text:p>
              </table:table-cell>
              <table:table-cell office:value-type="float" office:value="46487">
                <text:p>46487</text:p>
              </table:table-cell>
              <table:table-cell office:value-type="float" office:value="46195">
                <text:p>461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47401">
                <text:p>47401</text:p>
              </table:table-cell>
              <table:table-cell office:value-type="float" office:value="47476">
                <text:p>47476</text:p>
              </table:table-cell>
              <table:table-cell office:value-type="float" office:value="47589">
                <text:p>47589</text:p>
              </table:table-cell>
              <table:table-cell office:value-type="float" office:value="47242">
                <text:p>472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47456">
                <text:p>47456</text:p>
              </table:table-cell>
              <table:table-cell office:value-type="float" office:value="47402">
                <text:p>47402</text:p>
              </table:table-cell>
              <table:table-cell office:value-type="float" office:value="47647">
                <text:p>47647</text:p>
              </table:table-cell>
              <table:table-cell office:value-type="float" office:value="47292">
                <text:p>472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48421">
                <text:p>48421</text:p>
              </table:table-cell>
              <table:table-cell office:value-type="float" office:value="48420">
                <text:p>48420</text:p>
              </table:table-cell>
              <table:table-cell office:value-type="float" office:value="48557">
                <text:p>48557</text:p>
              </table:table-cell>
              <table:table-cell office:value-type="float" office:value="48238">
                <text:p>482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49161">
                <text:p>49161</text:p>
              </table:table-cell>
              <table:table-cell office:value-type="float" office:value="49218">
                <text:p>49218</text:p>
              </table:table-cell>
              <table:table-cell office:value-type="float" office:value="49315">
                <text:p>49315</text:p>
              </table:table-cell>
              <table:table-cell office:value-type="float" office:value="49012">
                <text:p>490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50161">
                <text:p>50161</text:p>
              </table:table-cell>
              <table:table-cell office:value-type="float" office:value="50219">
                <text:p>50219</text:p>
              </table:table-cell>
              <table:table-cell office:value-type="float" office:value="50315">
                <text:p>50315</text:p>
              </table:table-cell>
              <table:table-cell office:value-type="float" office:value="50050">
                <text:p>5005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50674">
                <text:p>50674</text:p>
              </table:table-cell>
              <table:table-cell office:value-type="float" office:value="50702">
                <text:p>50702</text:p>
              </table:table-cell>
              <table:table-cell office:value-type="float" office:value="50759">
                <text:p>50759</text:p>
              </table:table-cell>
              <table:table-cell office:value-type="float" office:value="50462">
                <text:p>504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51720">
                <text:p>51720</text:p>
              </table:table-cell>
              <table:table-cell office:value-type="float" office:value="51706">
                <text:p>51706</text:p>
              </table:table-cell>
              <table:table-cell office:value-type="float" office:value="51757">
                <text:p>51757</text:p>
              </table:table-cell>
              <table:table-cell office:value-type="float" office:value="51512">
                <text:p>515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52528">
                <text:p>52528</text:p>
              </table:table-cell>
              <table:table-cell office:value-type="float" office:value="52492">
                <text:p>52492</text:p>
              </table:table-cell>
              <table:table-cell office:value-type="float" office:value="52571">
                <text:p>52571</text:p>
              </table:table-cell>
              <table:table-cell office:value-type="float" office:value="52340">
                <text:p>5234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53602">
                <text:p>53602</text:p>
              </table:table-cell>
              <table:table-cell office:value-type="float" office:value="53594">
                <text:p>53594</text:p>
              </table:table-cell>
              <table:table-cell office:value-type="float" office:value="53743">
                <text:p>53743</text:p>
              </table:table-cell>
              <table:table-cell office:value-type="float" office:value="53403">
                <text:p>534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53548">
                <text:p>53548</text:p>
              </table:table-cell>
              <table:table-cell office:value-type="float" office:value="53586">
                <text:p>53586</text:p>
              </table:table-cell>
              <table:table-cell office:value-type="float" office:value="53703">
                <text:p>53703</text:p>
              </table:table-cell>
              <table:table-cell office:value-type="float" office:value="53418">
                <text:p>534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54658">
                <text:p>54658</text:p>
              </table:table-cell>
              <table:table-cell office:value-type="float" office:value="54643">
                <text:p>54643</text:p>
              </table:table-cell>
              <table:table-cell office:value-type="float" office:value="54777">
                <text:p>54777</text:p>
              </table:table-cell>
              <table:table-cell office:value-type="float" office:value="54502">
                <text:p>545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55480">
                <text:p>55480</text:p>
              </table:table-cell>
              <table:table-cell office:value-type="float" office:value="55412">
                <text:p>55412</text:p>
              </table:table-cell>
              <table:table-cell office:value-type="float" office:value="55585">
                <text:p>55585</text:p>
              </table:table-cell>
              <table:table-cell office:value-type="float" office:value="55343">
                <text:p>553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56627">
                <text:p>56627</text:p>
              </table:table-cell>
              <table:table-cell office:value-type="float" office:value="56631">
                <text:p>56631</text:p>
              </table:table-cell>
              <table:table-cell office:value-type="float" office:value="56755">
                <text:p>56755</text:p>
              </table:table-cell>
              <table:table-cell office:value-type="float" office:value="56468">
                <text:p>564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57103">
                <text:p>57103</text:p>
              </table:table-cell>
              <table:table-cell office:value-type="float" office:value="57106">
                <text:p>57106</text:p>
              </table:table-cell>
              <table:table-cell office:value-type="float" office:value="57195">
                <text:p>57195</text:p>
              </table:table-cell>
              <table:table-cell office:value-type="float" office:value="56934">
                <text:p>569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58276">
                <text:p>58276</text:p>
              </table:table-cell>
              <table:table-cell office:value-type="float" office:value="58249">
                <text:p>58249</text:p>
              </table:table-cell>
              <table:table-cell office:value-type="float" office:value="58433">
                <text:p>58433</text:p>
              </table:table-cell>
              <table:table-cell office:value-type="float" office:value="58138">
                <text:p>581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59131">
                <text:p>59131</text:p>
              </table:table-cell>
              <table:table-cell office:value-type="float" office:value="59161">
                <text:p>59161</text:p>
              </table:table-cell>
              <table:table-cell office:value-type="float" office:value="59239">
                <text:p>59239</text:p>
              </table:table-cell>
              <table:table-cell office:value-type="float" office:value="59061">
                <text:p>590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60447">
                <text:p>60447</text:p>
              </table:table-cell>
              <table:table-cell office:value-type="float" office:value="60451">
                <text:p>60451</text:p>
              </table:table-cell>
              <table:table-cell office:value-type="float" office:value="60617">
                <text:p>60617</text:p>
              </table:table-cell>
              <table:table-cell office:value-type="float" office:value="60359">
                <text:p>603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60484">
                <text:p>60484</text:p>
              </table:table-cell>
              <table:table-cell office:value-type="float" office:value="60546">
                <text:p>60546</text:p>
              </table:table-cell>
              <table:table-cell office:value-type="float" office:value="60713">
                <text:p>60713</text:p>
              </table:table-cell>
              <table:table-cell office:value-type="float" office:value="60490">
                <text:p>6049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44cm" svg:height="11.665cm" xlink:href=".." xlink:type="simple" chart:class="chart:scatter" chart:style-name="ch1">
        <chart:legend chart:legend-position="end" svg:x="14.827cm" svg:y="5.035cm" style:legend-expansion="high" chart:style-name="ch2"/>
        <chart:plot-area chart:style-name="ch3" table:cell-range-address="Sheet1.AN50:Sheet1.AQ275" svg:x="0.374cm" svg:y="0.233cm" svg:width="14.079cm" svg:height="11.199cm">
          <chartooo:coordinate-region svg:x="1.657cm" svg:y="0.432cm" svg:width="12.516cm" svg:height="10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O50:Sheet1.AO275" chart:class="chart:scatter">
            <chart:domain table:cell-range-address="Sheet1.AN50:Sheet1.AN275"/>
            <chart:data-point chart:repeated="226"/>
          </chart:series>
          <chart:series chart:style-name="ch7" chart:values-cell-range-address="Sheet1.AP50:Sheet1.AP275" chart:class="chart:scatter">
            <chart:data-point chart:repeated="226"/>
          </chart:series>
          <chart:series chart:style-name="ch8" chart:values-cell-range-address="Sheet1.AQ50:Sheet1.AQ275" chart:class="chart:scatter">
            <chart:data-point chart:repeated="2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AN50:Sheet1.AN275</svg:desc>
                </draw:g>
              </table:table-cell>
              <table:table-cell office:value-type="float" office:value="-17725">
                <text:p>-17725</text:p>
                <draw:g>
                  <svg:desc>Sheet1.AO50:Sheet1.AO275</svg:desc>
                </draw:g>
              </table:table-cell>
              <table:table-cell office:value-type="float" office:value="-16772">
                <text:p>-16772</text:p>
                <draw:g>
                  <svg:desc>Sheet1.AP50:Sheet1.AP275</svg:desc>
                </draw:g>
              </table:table-cell>
              <table:table-cell office:value-type="float" office:value="-17700">
                <text:p>-17700</text:p>
                <draw:g>
                  <svg:desc>Sheet1.AQ50:Sheet1.AQ2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17712">
                <text:p>-17712</text:p>
              </table:table-cell>
              <table:table-cell office:value-type="float" office:value="-16802">
                <text:p>-16802</text:p>
              </table:table-cell>
              <table:table-cell office:value-type="float" office:value="-17725">
                <text:p>-17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17433">
                <text:p>-17433</text:p>
              </table:table-cell>
              <table:table-cell office:value-type="float" office:value="-16523">
                <text:p>-16523</text:p>
              </table:table-cell>
              <table:table-cell office:value-type="float" office:value="-17470">
                <text:p>-174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17261">
                <text:p>-17261</text:p>
              </table:table-cell>
              <table:table-cell office:value-type="float" office:value="-16317">
                <text:p>-16317</text:p>
              </table:table-cell>
              <table:table-cell office:value-type="float" office:value="-17287">
                <text:p>-17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-16992">
                <text:p>-16992</text:p>
              </table:table-cell>
              <table:table-cell office:value-type="float" office:value="-16079">
                <text:p>-16079</text:p>
              </table:table-cell>
              <table:table-cell office:value-type="float" office:value="-16991">
                <text:p>-16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16860">
                <text:p>-16860</text:p>
              </table:table-cell>
              <table:table-cell office:value-type="float" office:value="-15977">
                <text:p>-15977</text:p>
              </table:table-cell>
              <table:table-cell office:value-type="float" office:value="-16857">
                <text:p>-16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16583">
                <text:p>-16583</text:p>
              </table:table-cell>
              <table:table-cell office:value-type="float" office:value="-15715">
                <text:p>-15715</text:p>
              </table:table-cell>
              <table:table-cell office:value-type="float" office:value="-16612">
                <text:p>-16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16367">
                <text:p>-16367</text:p>
              </table:table-cell>
              <table:table-cell office:value-type="float" office:value="-15489">
                <text:p>-15489</text:p>
              </table:table-cell>
              <table:table-cell office:value-type="float" office:value="-16376">
                <text:p>-16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-16108">
                <text:p>-16108</text:p>
              </table:table-cell>
              <table:table-cell office:value-type="float" office:value="-15207">
                <text:p>-15207</text:p>
              </table:table-cell>
              <table:table-cell office:value-type="float" office:value="-16111">
                <text:p>-16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16090">
                <text:p>-16090</text:p>
              </table:table-cell>
              <table:table-cell office:value-type="float" office:value="-15209">
                <text:p>-15209</text:p>
              </table:table-cell>
              <table:table-cell office:value-type="float" office:value="-16097">
                <text:p>-160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15763">
                <text:p>-15763</text:p>
              </table:table-cell>
              <table:table-cell office:value-type="float" office:value="-14942">
                <text:p>-14942</text:p>
              </table:table-cell>
              <table:table-cell office:value-type="float" office:value="-15788">
                <text:p>-15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15574">
                <text:p>-15574</text:p>
              </table:table-cell>
              <table:table-cell office:value-type="float" office:value="-14716">
                <text:p>-14716</text:p>
              </table:table-cell>
              <table:table-cell office:value-type="float" office:value="-15603">
                <text:p>-15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-15268">
                <text:p>-15268</text:p>
              </table:table-cell>
              <table:table-cell office:value-type="float" office:value="-14392">
                <text:p>-14392</text:p>
              </table:table-cell>
              <table:table-cell office:value-type="float" office:value="-15295">
                <text:p>-152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-15151">
                <text:p>-15151</text:p>
              </table:table-cell>
              <table:table-cell office:value-type="float" office:value="-14270">
                <text:p>-14270</text:p>
              </table:table-cell>
              <table:table-cell office:value-type="float" office:value="-15169">
                <text:p>-15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4852">
                <text:p>-14852</text:p>
              </table:table-cell>
              <table:table-cell office:value-type="float" office:value="-13968">
                <text:p>-13968</text:p>
              </table:table-cell>
              <table:table-cell office:value-type="float" office:value="-14890">
                <text:p>-148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14613">
                <text:p>-14613</text:p>
              </table:table-cell>
              <table:table-cell office:value-type="float" office:value="-13714">
                <text:p>-13714</text:p>
              </table:table-cell>
              <table:table-cell office:value-type="float" office:value="-14595">
                <text:p>-14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-14304">
                <text:p>-14304</text:p>
              </table:table-cell>
              <table:table-cell office:value-type="float" office:value="-13406">
                <text:p>-13406</text:p>
              </table:table-cell>
              <table:table-cell office:value-type="float" office:value="-14294">
                <text:p>-14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14243">
                <text:p>-14243</text:p>
              </table:table-cell>
              <table:table-cell office:value-type="float" office:value="-13346">
                <text:p>-13346</text:p>
              </table:table-cell>
              <table:table-cell office:value-type="float" office:value="-14269">
                <text:p>-142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-13937">
                <text:p>-13937</text:p>
              </table:table-cell>
              <table:table-cell office:value-type="float" office:value="-13009">
                <text:p>-13009</text:p>
              </table:table-cell>
              <table:table-cell office:value-type="float" office:value="-13964">
                <text:p>-139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13685">
                <text:p>-13685</text:p>
              </table:table-cell>
              <table:table-cell office:value-type="float" office:value="-12746">
                <text:p>-12746</text:p>
              </table:table-cell>
              <table:table-cell office:value-type="float" office:value="-13720">
                <text:p>-137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13385">
                <text:p>-13385</text:p>
              </table:table-cell>
              <table:table-cell office:value-type="float" office:value="-12391">
                <text:p>-12391</text:p>
              </table:table-cell>
              <table:table-cell office:value-type="float" office:value="-13395">
                <text:p>-133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-13233">
                <text:p>-13233</text:p>
              </table:table-cell>
              <table:table-cell office:value-type="float" office:value="-12252">
                <text:p>-12252</text:p>
              </table:table-cell>
              <table:table-cell office:value-type="float" office:value="-13280">
                <text:p>-132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-12878">
                <text:p>-12878</text:p>
              </table:table-cell>
              <table:table-cell office:value-type="float" office:value="-11867">
                <text:p>-11867</text:p>
              </table:table-cell>
              <table:table-cell office:value-type="float" office:value="-12942">
                <text:p>-129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-12657">
                <text:p>-12657</text:p>
              </table:table-cell>
              <table:table-cell office:value-type="float" office:value="-11553">
                <text:p>-11553</text:p>
              </table:table-cell>
              <table:table-cell office:value-type="float" office:value="-12673">
                <text:p>-126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12326">
                <text:p>-12326</text:p>
              </table:table-cell>
              <table:table-cell office:value-type="float" office:value="-11125">
                <text:p>-11125</text:p>
              </table:table-cell>
              <table:table-cell office:value-type="float" office:value="-12340">
                <text:p>-123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12324">
                <text:p>-12324</text:p>
              </table:table-cell>
              <table:table-cell office:value-type="float" office:value="-11136">
                <text:p>-11136</text:p>
              </table:table-cell>
              <table:table-cell office:value-type="float" office:value="-12347">
                <text:p>-123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11982">
                <text:p>-11982</text:p>
              </table:table-cell>
              <table:table-cell office:value-type="float" office:value="-10723">
                <text:p>-10723</text:p>
              </table:table-cell>
              <table:table-cell office:value-type="float" office:value="-12030">
                <text:p>-120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11735">
                <text:p>-11735</text:p>
              </table:table-cell>
              <table:table-cell office:value-type="float" office:value="-10361">
                <text:p>-10361</text:p>
              </table:table-cell>
              <table:table-cell office:value-type="float" office:value="-11725">
                <text:p>-117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11357">
                <text:p>-11357</text:p>
              </table:table-cell>
              <table:table-cell office:value-type="float" office:value="-9846">
                <text:p>-9846</text:p>
              </table:table-cell>
              <table:table-cell office:value-type="float" office:value="-11421">
                <text:p>-114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11217">
                <text:p>-11217</text:p>
              </table:table-cell>
              <table:table-cell office:value-type="float" office:value="-9524">
                <text:p>-9524</text:p>
              </table:table-cell>
              <table:table-cell office:value-type="float" office:value="-11257">
                <text:p>-112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10868">
                <text:p>-10868</text:p>
              </table:table-cell>
              <table:table-cell office:value-type="float" office:value="-8969">
                <text:p>-8969</text:p>
              </table:table-cell>
              <table:table-cell office:value-type="float" office:value="-10896">
                <text:p>-108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10590">
                <text:p>-10590</text:p>
              </table:table-cell>
              <table:table-cell office:value-type="float" office:value="-8529">
                <text:p>-8529</text:p>
              </table:table-cell>
              <table:table-cell office:value-type="float" office:value="-10619">
                <text:p>-106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-10225">
                <text:p>-10225</text:p>
              </table:table-cell>
              <table:table-cell office:value-type="float" office:value="-7866">
                <text:p>-7866</text:p>
              </table:table-cell>
              <table:table-cell office:value-type="float" office:value="-10254">
                <text:p>-102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10184">
                <text:p>-10184</text:p>
              </table:table-cell>
              <table:table-cell office:value-type="float" office:value="-7827">
                <text:p>-7827</text:p>
              </table:table-cell>
              <table:table-cell office:value-type="float" office:value="-10198">
                <text:p>-101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-9822">
                <text:p>-9822</text:p>
              </table:table-cell>
              <table:table-cell office:value-type="float" office:value="-7186">
                <text:p>-7186</text:p>
              </table:table-cell>
              <table:table-cell office:value-type="float" office:value="-9835">
                <text:p>-98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9515">
                <text:p>-9515</text:p>
              </table:table-cell>
              <table:table-cell office:value-type="float" office:value="-6743">
                <text:p>-6743</text:p>
              </table:table-cell>
              <table:table-cell office:value-type="float" office:value="-9574">
                <text:p>-95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-9159">
                <text:p>-9159</text:p>
              </table:table-cell>
              <table:table-cell office:value-type="float" office:value="-6194">
                <text:p>-6194</text:p>
              </table:table-cell>
              <table:table-cell office:value-type="float" office:value="-9214">
                <text:p>-92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8990">
                <text:p>-8990</text:p>
              </table:table-cell>
              <table:table-cell office:value-type="float" office:value="-6028">
                <text:p>-6028</text:p>
              </table:table-cell>
              <table:table-cell office:value-type="float" office:value="-9040">
                <text:p>-90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-8592">
                <text:p>-8592</text:p>
              </table:table-cell>
              <table:table-cell office:value-type="float" office:value="-5549">
                <text:p>-5549</text:p>
              </table:table-cell>
              <table:table-cell office:value-type="float" office:value="-8644">
                <text:p>-86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-8310">
                <text:p>-8310</text:p>
              </table:table-cell>
              <table:table-cell office:value-type="float" office:value="-5263">
                <text:p>-5263</text:p>
              </table:table-cell>
              <table:table-cell office:value-type="float" office:value="-8341">
                <text:p>-83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-7920">
                <text:p>-7920</text:p>
              </table:table-cell>
              <table:table-cell office:value-type="float" office:value="-4832">
                <text:p>-4832</text:p>
              </table:table-cell>
              <table:table-cell office:value-type="float" office:value="-7953">
                <text:p>-79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-7925">
                <text:p>-7925</text:p>
              </table:table-cell>
              <table:table-cell office:value-type="float" office:value="-4855">
                <text:p>-4855</text:p>
              </table:table-cell>
              <table:table-cell office:value-type="float" office:value="-7932">
                <text:p>-79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-7525">
                <text:p>-7525</text:p>
              </table:table-cell>
              <table:table-cell office:value-type="float" office:value="-4469">
                <text:p>-4469</text:p>
              </table:table-cell>
              <table:table-cell office:value-type="float" office:value="-7504">
                <text:p>-75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7203">
                <text:p>-7203</text:p>
              </table:table-cell>
              <table:table-cell office:value-type="float" office:value="-4183">
                <text:p>-4183</text:p>
              </table:table-cell>
              <table:table-cell office:value-type="float" office:value="-7168">
                <text:p>-71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-6786">
                <text:p>-6786</text:p>
              </table:table-cell>
              <table:table-cell office:value-type="float" office:value="-3835">
                <text:p>-3835</text:p>
              </table:table-cell>
              <table:table-cell office:value-type="float" office:value="-6791">
                <text:p>-67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-6599">
                <text:p>-6599</text:p>
              </table:table-cell>
              <table:table-cell office:value-type="float" office:value="-3676">
                <text:p>-3676</text:p>
              </table:table-cell>
              <table:table-cell office:value-type="float" office:value="-6611">
                <text:p>-66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-6172">
                <text:p>-6172</text:p>
              </table:table-cell>
              <table:table-cell office:value-type="float" office:value="-3322">
                <text:p>-3322</text:p>
              </table:table-cell>
              <table:table-cell office:value-type="float" office:value="-6207">
                <text:p>-6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-5846">
                <text:p>-5846</text:p>
              </table:table-cell>
              <table:table-cell office:value-type="float" office:value="-3052">
                <text:p>-3052</text:p>
              </table:table-cell>
              <table:table-cell office:value-type="float" office:value="-5883">
                <text:p>-58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5422">
                <text:p>-5422</text:p>
              </table:table-cell>
              <table:table-cell office:value-type="float" office:value="-2716">
                <text:p>-2716</text:p>
              </table:table-cell>
              <table:table-cell office:value-type="float" office:value="-5484">
                <text:p>-54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-5352">
                <text:p>-5352</text:p>
              </table:table-cell>
              <table:table-cell office:value-type="float" office:value="-2648">
                <text:p>-2648</text:p>
              </table:table-cell>
              <table:table-cell office:value-type="float" office:value="-5388">
                <text:p>-53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-4925">
                <text:p>-4925</text:p>
              </table:table-cell>
              <table:table-cell office:value-type="float" office:value="-2296">
                <text:p>-2296</text:p>
              </table:table-cell>
              <table:table-cell office:value-type="float" office:value="-4955">
                <text:p>-49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-4570">
                <text:p>-4570</text:p>
              </table:table-cell>
              <table:table-cell office:value-type="float" office:value="-2029">
                <text:p>-2029</text:p>
              </table:table-cell>
              <table:table-cell office:value-type="float" office:value="-4610">
                <text:p>-46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-4130">
                <text:p>-4130</text:p>
              </table:table-cell>
              <table:table-cell office:value-type="float" office:value="-1675">
                <text:p>-1675</text:p>
              </table:table-cell>
              <table:table-cell office:value-type="float" office:value="-4162">
                <text:p>-41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3939">
                <text:p>-3939</text:p>
              </table:table-cell>
              <table:table-cell office:value-type="float" office:value="-1507">
                <text:p>-1507</text:p>
              </table:table-cell>
              <table:table-cell office:value-type="float" office:value="-3939">
                <text:p>-39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-3460">
                <text:p>-3460</text:p>
              </table:table-cell>
              <table:table-cell office:value-type="float" office:value="-1117">
                <text:p>-1117</text:p>
              </table:table-cell>
              <table:table-cell office:value-type="float" office:value="-3505">
                <text:p>-35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-3109">
                <text:p>-3109</text:p>
              </table:table-cell>
              <table:table-cell office:value-type="float" office:value="-839">
                <text:p>-839</text:p>
              </table:table-cell>
              <table:table-cell office:value-type="float" office:value="-3160">
                <text:p>-31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-2637">
                <text:p>-2637</text:p>
              </table:table-cell>
              <table:table-cell office:value-type="float" office:value="-463">
                <text:p>-463</text:p>
              </table:table-cell>
              <table:table-cell office:value-type="float" office:value="-2684">
                <text:p>-26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-2636">
                <text:p>-2636</text:p>
              </table:table-cell>
              <table:table-cell office:value-type="float" office:value="-458">
                <text:p>-458</text:p>
              </table:table-cell>
              <table:table-cell office:value-type="float" office:value="-2739">
                <text:p>-27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-2150">
                <text:p>-2150</text:p>
              </table:table-cell>
              <table:table-cell office:value-type="float" office:value="-62">
                <text:p>-62</text:p>
              </table:table-cell>
              <table:table-cell office:value-type="float" office:value="-2279">
                <text:p>-22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-1794">
                <text:p>-1794</text:p>
              </table:table-cell>
              <table:table-cell office:value-type="float" office:value="231">
                <text:p>231</text:p>
              </table:table-cell>
              <table:table-cell office:value-type="float" office:value="-1913">
                <text:p>-19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-1299">
                <text:p>-1299</text:p>
              </table:table-cell>
              <table:table-cell office:value-type="float" office:value="660">
                <text:p>660</text:p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1081">
                <text:p>-1081</text:p>
              </table:table-cell>
              <table:table-cell office:value-type="float" office:value="846">
                <text:p>846</text:p>
              </table:table-cell>
              <table:table-cell office:value-type="float" office:value="-1151">
                <text:p>-11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-592">
                <text:p>-592</text:p>
              </table:table-cell>
              <table:table-cell office:value-type="float" office:value="1277">
                <text:p>1277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188">
                <text:p>-188</text:p>
              </table:table-cell>
              <table:table-cell office:value-type="float" office:value="1609">
                <text:p>1609</text:p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342">
                <text:p>342</text:p>
              </table:table-cell>
              <table:table-cell office:value-type="float" office:value="2037">
                <text:p>203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408">
                <text:p>408</text:p>
              </table:table-cell>
              <table:table-cell office:value-type="float" office:value="2130">
                <text:p>213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928">
                <text:p>928</text:p>
              </table:table-cell>
              <table:table-cell office:value-type="float" office:value="2578">
                <text:p>257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1368">
                <text:p>1368</text:p>
              </table:table-cell>
              <table:table-cell office:value-type="float" office:value="2966">
                <text:p>2966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1885">
                <text:p>1885</text:p>
              </table:table-cell>
              <table:table-cell office:value-type="float" office:value="3420">
                <text:p>342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2151">
                <text:p>2151</text:p>
              </table:table-cell>
              <table:table-cell office:value-type="float" office:value="3652">
                <text:p>3652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2705">
                <text:p>2705</text:p>
              </table:table-cell>
              <table:table-cell office:value-type="float" office:value="4129">
                <text:p>4129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3147">
                <text:p>3147</text:p>
              </table:table-cell>
              <table:table-cell office:value-type="float" office:value="4538">
                <text:p>4538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3761">
                <text:p>3761</text:p>
              </table:table-cell>
              <table:table-cell office:value-type="float" office:value="5028">
                <text:p>5028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3771">
                <text:p>3771</text:p>
              </table:table-cell>
              <table:table-cell office:value-type="float" office:value="5061">
                <text:p>5061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4359">
                <text:p>4359</text:p>
              </table:table-cell>
              <table:table-cell office:value-type="float" office:value="5572">
                <text:p>5572</text:p>
              </table:table-cell>
              <table:table-cell office:value-type="float" office:value="4269">
                <text:p>42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4768">
                <text:p>4768</text:p>
              </table:table-cell>
              <table:table-cell office:value-type="float" office:value="5998">
                <text:p>5998</text:p>
              </table:table-cell>
              <table:table-cell office:value-type="float" office:value="4733">
                <text:p>47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5373">
                <text:p>5373</text:p>
              </table:table-cell>
              <table:table-cell office:value-type="float" office:value="6534">
                <text:p>6534</text:p>
              </table:table-cell>
              <table:table-cell office:value-type="float" office:value="5306">
                <text:p>5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5626">
                <text:p>5626</text:p>
              </table:table-cell>
              <table:table-cell office:value-type="float" office:value="6807">
                <text:p>6807</text:p>
              </table:table-cell>
              <table:table-cell office:value-type="float" office:value="5577">
                <text:p>55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6266">
                <text:p>6266</text:p>
              </table:table-cell>
              <table:table-cell office:value-type="float" office:value="7365">
                <text:p>7365</text:p>
              </table:table-cell>
              <table:table-cell office:value-type="float" office:value="6195">
                <text:p>61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6733">
                <text:p>6733</text:p>
              </table:table-cell>
              <table:table-cell office:value-type="float" office:value="7821">
                <text:p>7821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7379">
                <text:p>7379</text:p>
              </table:table-cell>
              <table:table-cell office:value-type="float" office:value="8416">
                <text:p>8416</text:p>
              </table:table-cell>
              <table:table-cell office:value-type="float" office:value="7304">
                <text:p>73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7433">
                <text:p>7433</text:p>
              </table:table-cell>
              <table:table-cell office:value-type="float" office:value="8480">
                <text:p>8480</text:p>
              </table:table-cell>
              <table:table-cell office:value-type="float" office:value="7339">
                <text:p>73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8072">
                <text:p>8072</text:p>
              </table:table-cell>
              <table:table-cell office:value-type="float" office:value="9053">
                <text:p>9053</text:p>
              </table:table-cell>
              <table:table-cell office:value-type="float" office:value="7999">
                <text:p>7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8577">
                <text:p>8577</text:p>
              </table:table-cell>
              <table:table-cell office:value-type="float" office:value="9537">
                <text:p>9537</text:p>
              </table:table-cell>
              <table:table-cell office:value-type="float" office:value="8526">
                <text:p>85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9262">
                <text:p>9262</text:p>
              </table:table-cell>
              <table:table-cell office:value-type="float" office:value="10173">
                <text:p>10173</text:p>
              </table:table-cell>
              <table:table-cell office:value-type="float" office:value="9189">
                <text:p>91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9609">
                <text:p>9609</text:p>
              </table:table-cell>
              <table:table-cell office:value-type="float" office:value="10473">
                <text:p>10473</text:p>
              </table:table-cell>
              <table:table-cell office:value-type="float" office:value="9511">
                <text:p>95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10269">
                <text:p>10269</text:p>
              </table:table-cell>
              <table:table-cell office:value-type="float" office:value="11097">
                <text:p>11097</text:p>
              </table:table-cell>
              <table:table-cell office:value-type="float" office:value="10211">
                <text:p>102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10785">
                <text:p>10785</text:p>
              </table:table-cell>
              <table:table-cell office:value-type="float" office:value="11627">
                <text:p>11627</text:p>
              </table:table-cell>
              <table:table-cell office:value-type="float" office:value="10741">
                <text:p>107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11523">
                <text:p>11523</text:p>
              </table:table-cell>
              <table:table-cell office:value-type="float" office:value="12306">
                <text:p>12306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11549">
                <text:p>11549</text:p>
              </table:table-cell>
              <table:table-cell office:value-type="float" office:value="12321">
                <text:p>12321</text:p>
              </table:table-cell>
              <table:table-cell office:value-type="float" office:value="11465">
                <text:p>114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12238">
                <text:p>12238</text:p>
              </table:table-cell>
              <table:table-cell office:value-type="float" office:value="12966">
                <text:p>12966</text:p>
              </table:table-cell>
              <table:table-cell office:value-type="float" office:value="12187">
                <text:p>121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12786">
                <text:p>12786</text:p>
              </table:table-cell>
              <table:table-cell office:value-type="float" office:value="13560">
                <text:p>13560</text:p>
              </table:table-cell>
              <table:table-cell office:value-type="float" office:value="12734">
                <text:p>127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13591">
                <text:p>13591</text:p>
              </table:table-cell>
              <table:table-cell office:value-type="float" office:value="14278">
                <text:p>14278</text:p>
              </table:table-cell>
              <table:table-cell office:value-type="float" office:value="13497">
                <text:p>134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13943">
                <text:p>13943</text:p>
              </table:table-cell>
              <table:table-cell office:value-type="float" office:value="14642">
                <text:p>14642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14715">
                <text:p>14715</text:p>
              </table:table-cell>
              <table:table-cell office:value-type="float" office:value="15358">
                <text:p>15358</text:p>
              </table:table-cell>
              <table:table-cell office:value-type="float" office:value="14636">
                <text:p>146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15306">
                <text:p>15306</text:p>
              </table:table-cell>
              <table:table-cell office:value-type="float" office:value="15922">
                <text:p>15922</text:p>
              </table:table-cell>
              <table:table-cell office:value-type="float" office:value="15245">
                <text:p>152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16112">
                <text:p>16112</text:p>
              </table:table-cell>
              <table:table-cell office:value-type="float" office:value="16701">
                <text:p>16701</text:p>
              </table:table-cell>
              <table:table-cell office:value-type="float" office:value="16030">
                <text:p>160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16225">
                <text:p>16225</text:p>
              </table:table-cell>
              <table:table-cell office:value-type="float" office:value="16823">
                <text:p>16823</text:p>
              </table:table-cell>
              <table:table-cell office:value-type="float" office:value="16139">
                <text:p>161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17048">
                <text:p>17048</text:p>
              </table:table-cell>
              <table:table-cell office:value-type="float" office:value="17613">
                <text:p>17613</text:p>
              </table:table-cell>
              <table:table-cell office:value-type="float" office:value="16954">
                <text:p>169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17690">
                <text:p>17690</text:p>
              </table:table-cell>
              <table:table-cell office:value-type="float" office:value="18255">
                <text:p>18255</text:p>
              </table:table-cell>
              <table:table-cell office:value-type="float" office:value="17593">
                <text:p>175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18540">
                <text:p>18540</text:p>
              </table:table-cell>
              <table:table-cell office:value-type="float" office:value="19035">
                <text:p>19035</text:p>
              </table:table-cell>
              <table:table-cell office:value-type="float" office:value="18417">
                <text:p>184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18940">
                <text:p>18940</text:p>
              </table:table-cell>
              <table:table-cell office:value-type="float" office:value="19458">
                <text:p>19458</text:p>
              </table:table-cell>
              <table:table-cell office:value-type="float" office:value="18869">
                <text:p>188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19814">
                <text:p>19814</text:p>
              </table:table-cell>
              <table:table-cell office:value-type="float" office:value="20317">
                <text:p>20317</text:p>
              </table:table-cell>
              <table:table-cell office:value-type="float" office:value="19758">
                <text:p>197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20512">
                <text:p>20512</text:p>
              </table:table-cell>
              <table:table-cell office:value-type="float" office:value="20983">
                <text:p>20983</text:p>
              </table:table-cell>
              <table:table-cell office:value-type="float" office:value="20496">
                <text:p>204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21428">
                <text:p>21428</text:p>
              </table:table-cell>
              <table:table-cell office:value-type="float" office:value="21863">
                <text:p>21863</text:p>
              </table:table-cell>
              <table:table-cell office:value-type="float" office:value="21352">
                <text:p>213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21435">
                <text:p>21435</text:p>
              </table:table-cell>
              <table:table-cell office:value-type="float" office:value="21901">
                <text:p>21901</text:p>
              </table:table-cell>
              <table:table-cell office:value-type="float" office:value="21371">
                <text:p>213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22336">
                <text:p>22336</text:p>
              </table:table-cell>
              <table:table-cell office:value-type="float" office:value="22785">
                <text:p>22785</text:p>
              </table:table-cell>
              <table:table-cell office:value-type="float" office:value="22293">
                <text:p>222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23094">
                <text:p>23094</text:p>
              </table:table-cell>
              <table:table-cell office:value-type="float" office:value="23518">
                <text:p>23518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24104">
                <text:p>24104</text:p>
              </table:table-cell>
              <table:table-cell office:value-type="float" office:value="24485">
                <text:p>24485</text:p>
              </table:table-cell>
              <table:table-cell office:value-type="float" office:value="24013">
                <text:p>240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24537">
                <text:p>24537</text:p>
              </table:table-cell>
              <table:table-cell office:value-type="float" office:value="24942">
                <text:p>24942</text:p>
              </table:table-cell>
              <table:table-cell office:value-type="float" office:value="24425">
                <text:p>244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25527">
                <text:p>25527</text:p>
              </table:table-cell>
              <table:table-cell office:value-type="float" office:value="25901">
                <text:p>25901</text:p>
              </table:table-cell>
              <table:table-cell office:value-type="float" office:value="25436">
                <text:p>254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26363">
                <text:p>26363</text:p>
              </table:table-cell>
              <table:table-cell office:value-type="float" office:value="26684">
                <text:p>26684</text:p>
              </table:table-cell>
              <table:table-cell office:value-type="float" office:value="26233">
                <text:p>262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27394">
                <text:p>27394</text:p>
              </table:table-cell>
              <table:table-cell office:value-type="float" office:value="27719">
                <text:p>27719</text:p>
              </table:table-cell>
              <table:table-cell office:value-type="float" office:value="27314">
                <text:p>273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4509">
                <text:p>4509</text:p>
              </table:table-cell>
              <table:table-cell office:value-type="float" office:value="4851">
                <text:p>4851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4865">
                <text:p>4865</text:p>
              </table:table-cell>
              <table:table-cell office:value-type="float" office:value="5204">
                <text:p>5204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5132">
                <text:p>5132</text:p>
              </table:table-cell>
              <table:table-cell office:value-type="float" office:value="5521">
                <text:p>5521</text:p>
              </table:table-cell>
              <table:table-cell office:value-type="float" office:value="5099">
                <text:p>50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5484">
                <text:p>5484</text:p>
              </table:table-cell>
              <table:table-cell office:value-type="float" office:value="5878">
                <text:p>5878</text:p>
              </table:table-cell>
              <table:table-cell office:value-type="float" office:value="5480">
                <text:p>54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5665">
                <text:p>5665</text:p>
              </table:table-cell>
              <table:table-cell office:value-type="float" office:value="6037">
                <text:p>6037</text:p>
              </table:table-cell>
              <table:table-cell office:value-type="float" office:value="5630">
                <text:p>563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6045">
                <text:p>6045</text:p>
              </table:table-cell>
              <table:table-cell office:value-type="float" office:value="6383">
                <text:p>6383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6345">
                <text:p>6345</text:p>
              </table:table-cell>
              <table:table-cell office:value-type="float" office:value="6699">
                <text:p>6699</text:p>
              </table:table-cell>
              <table:table-cell office:value-type="float" office:value="6318">
                <text:p>63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6746">
                <text:p>6746</text:p>
              </table:table-cell>
              <table:table-cell office:value-type="float" office:value="7080">
                <text:p>7080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6755">
                <text:p>6755</text:p>
              </table:table-cell>
              <table:table-cell office:value-type="float" office:value="7062">
                <text:p>7062</text:p>
              </table:table-cell>
              <table:table-cell office:value-type="float" office:value="6705">
                <text:p>67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7124">
                <text:p>7124</text:p>
              </table:table-cell>
              <table:table-cell office:value-type="float" office:value="7448">
                <text:p>7448</text:p>
              </table:table-cell>
              <table:table-cell office:value-type="float" office:value="7114">
                <text:p>71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7443">
                <text:p>7443</text:p>
              </table:table-cell>
              <table:table-cell office:value-type="float" office:value="7733">
                <text:p>7733</text:p>
              </table:table-cell>
              <table:table-cell office:value-type="float" office:value="7411">
                <text:p>74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7829">
                <text:p>7829</text:p>
              </table:table-cell>
              <table:table-cell office:value-type="float" office:value="8154">
                <text:p>8154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7997">
                <text:p>7997</text:p>
              </table:table-cell>
              <table:table-cell office:value-type="float" office:value="8354">
                <text:p>8354</text:p>
              </table:table-cell>
              <table:table-cell office:value-type="float" office:value="7965">
                <text:p>79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8407">
                <text:p>8407</text:p>
              </table:table-cell>
              <table:table-cell office:value-type="float" office:value="8716">
                <text:p>8716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8705">
                <text:p>8705</text:p>
              </table:table-cell>
              <table:table-cell office:value-type="float" office:value="9029">
                <text:p>9029</text:p>
              </table:table-cell>
              <table:table-cell office:value-type="float" office:value="8659">
                <text:p>86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9113">
                <text:p>9113</text:p>
              </table:table-cell>
              <table:table-cell office:value-type="float" office:value="9429">
                <text:p>9429</text:p>
              </table:table-cell>
              <table:table-cell office:value-type="float" office:value="9067">
                <text:p>90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9081">
                <text:p>9081</text:p>
              </table:table-cell>
              <table:table-cell office:value-type="float" office:value="9410">
                <text:p>9410</text:p>
              </table:table-cell>
              <table:table-cell office:value-type="float" office:value="9067">
                <text:p>90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9479">
                <text:p>9479</text:p>
              </table:table-cell>
              <table:table-cell office:value-type="float" office:value="9802">
                <text:p>9802</text:p>
              </table:table-cell>
              <table:table-cell office:value-type="float" office:value="9441">
                <text:p>94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9799">
                <text:p>9799</text:p>
              </table:table-cell>
              <table:table-cell office:value-type="float" office:value="10131">
                <text:p>10131</text:p>
              </table:table-cell>
              <table:table-cell office:value-type="float" office:value="9792">
                <text:p>97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10250">
                <text:p>10250</text:p>
              </table:table-cell>
              <table:table-cell office:value-type="float" office:value="10548">
                <text:p>10548</text:p>
              </table:table-cell>
              <table:table-cell office:value-type="float" office:value="10205">
                <text:p>102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10448">
                <text:p>10448</text:p>
              </table:table-cell>
              <table:table-cell office:value-type="float" office:value="10750">
                <text:p>10750</text:p>
              </table:table-cell>
              <table:table-cell office:value-type="float" office:value="10458">
                <text:p>104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10865">
                <text:p>10865</text:p>
              </table:table-cell>
              <table:table-cell office:value-type="float" office:value="11168">
                <text:p>11168</text:p>
              </table:table-cell>
              <table:table-cell office:value-type="float" office:value="10841">
                <text:p>108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11215">
                <text:p>11215</text:p>
              </table:table-cell>
              <table:table-cell office:value-type="float" office:value="11495">
                <text:p>11495</text:p>
              </table:table-cell>
              <table:table-cell office:value-type="float" office:value="11165">
                <text:p>111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11662">
                <text:p>11662</text:p>
              </table:table-cell>
              <table:table-cell office:value-type="float" office:value="11928">
                <text:p>11928</text:p>
              </table:table-cell>
              <table:table-cell office:value-type="float" office:value="11587">
                <text:p>115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11646">
                <text:p>11646</text:p>
              </table:table-cell>
              <table:table-cell office:value-type="float" office:value="11934">
                <text:p>11934</text:p>
              </table:table-cell>
              <table:table-cell office:value-type="float" office:value="11593">
                <text:p>115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12087">
                <text:p>12087</text:p>
              </table:table-cell>
              <table:table-cell office:value-type="float" office:value="12389">
                <text:p>12389</text:p>
              </table:table-cell>
              <table:table-cell office:value-type="float" office:value="12017">
                <text:p>120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12418">
                <text:p>12418</text:p>
              </table:table-cell>
              <table:table-cell office:value-type="float" office:value="12728">
                <text:p>12728</text:p>
              </table:table-cell>
              <table:table-cell office:value-type="float" office:value="12363">
                <text:p>123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12882">
                <text:p>12882</text:p>
              </table:table-cell>
              <table:table-cell office:value-type="float" office:value="13184">
                <text:p>13184</text:p>
              </table:table-cell>
              <table:table-cell office:value-type="float" office:value="12825">
                <text:p>128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13089">
                <text:p>13089</text:p>
              </table:table-cell>
              <table:table-cell office:value-type="float" office:value="13408">
                <text:p>13408</text:p>
              </table:table-cell>
              <table:table-cell office:value-type="float" office:value="13071">
                <text:p>130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13548">
                <text:p>13548</text:p>
              </table:table-cell>
              <table:table-cell office:value-type="float" office:value="13824">
                <text:p>13824</text:p>
              </table:table-cell>
              <table:table-cell office:value-type="float" office:value="13508">
                <text:p>135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13895">
                <text:p>13895</text:p>
              </table:table-cell>
              <table:table-cell office:value-type="float" office:value="14202">
                <text:p>14202</text:p>
              </table:table-cell>
              <table:table-cell office:value-type="float" office:value="13868">
                <text:p>138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14378">
                <text:p>14378</text:p>
              </table:table-cell>
              <table:table-cell office:value-type="float" office:value="14669">
                <text:p>14669</text:p>
              </table:table-cell>
              <table:table-cell office:value-type="float" office:value="14305">
                <text:p>143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14450">
                <text:p>14450</text:p>
              </table:table-cell>
              <table:table-cell office:value-type="float" office:value="14690">
                <text:p>14690</text:p>
              </table:table-cell>
              <table:table-cell office:value-type="float" office:value="14387">
                <text:p>143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14896">
                <text:p>14896</text:p>
              </table:table-cell>
              <table:table-cell office:value-type="float" office:value="15172">
                <text:p>15172</text:p>
              </table:table-cell>
              <table:table-cell office:value-type="float" office:value="14841">
                <text:p>148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15260">
                <text:p>15260</text:p>
              </table:table-cell>
              <table:table-cell office:value-type="float" office:value="15523">
                <text:p>15523</text:p>
              </table:table-cell>
              <table:table-cell office:value-type="float" office:value="15200">
                <text:p>152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15712">
                <text:p>15712</text:p>
              </table:table-cell>
              <table:table-cell office:value-type="float" office:value="16009">
                <text:p>16009</text:p>
              </table:table-cell>
              <table:table-cell office:value-type="float" office:value="15691">
                <text:p>156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15989">
                <text:p>15989</text:p>
              </table:table-cell>
              <table:table-cell office:value-type="float" office:value="16241">
                <text:p>16241</text:p>
              </table:table-cell>
              <table:table-cell office:value-type="float" office:value="15915">
                <text:p>159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16493">
                <text:p>16493</text:p>
              </table:table-cell>
              <table:table-cell office:value-type="float" office:value="16722">
                <text:p>16722</text:p>
              </table:table-cell>
              <table:table-cell office:value-type="float" office:value="16431">
                <text:p>164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6886">
                <text:p>16886</text:p>
              </table:table-cell>
              <table:table-cell office:value-type="float" office:value="17068">
                <text:p>17068</text:p>
              </table:table-cell>
              <table:table-cell office:value-type="float" office:value="16840">
                <text:p>168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17369">
                <text:p>17369</text:p>
              </table:table-cell>
              <table:table-cell office:value-type="float" office:value="17578">
                <text:p>17578</text:p>
              </table:table-cell>
              <table:table-cell office:value-type="float" office:value="17336">
                <text:p>173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17413">
                <text:p>17413</text:p>
              </table:table-cell>
              <table:table-cell office:value-type="float" office:value="17601">
                <text:p>17601</text:p>
              </table:table-cell>
              <table:table-cell office:value-type="float" office:value="17344">
                <text:p>173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17902">
                <text:p>17902</text:p>
              </table:table-cell>
              <table:table-cell office:value-type="float" office:value="18112">
                <text:p>18112</text:p>
              </table:table-cell>
              <table:table-cell office:value-type="float" office:value="17844">
                <text:p>178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8322">
                <text:p>18322</text:p>
              </table:table-cell>
              <table:table-cell office:value-type="float" office:value="18505">
                <text:p>18505</text:p>
              </table:table-cell>
              <table:table-cell office:value-type="float" office:value="18244">
                <text:p>182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18846">
                <text:p>18846</text:p>
              </table:table-cell>
              <table:table-cell office:value-type="float" office:value="19027">
                <text:p>19027</text:p>
              </table:table-cell>
              <table:table-cell office:value-type="float" office:value="18756">
                <text:p>187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19075">
                <text:p>19075</text:p>
              </table:table-cell>
              <table:table-cell office:value-type="float" office:value="19262">
                <text:p>19262</text:p>
              </table:table-cell>
              <table:table-cell office:value-type="float" office:value="19005">
                <text:p>190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19628">
                <text:p>19628</text:p>
              </table:table-cell>
              <table:table-cell office:value-type="float" office:value="19798">
                <text:p>19798</text:p>
              </table:table-cell>
              <table:table-cell office:value-type="float" office:value="19545">
                <text:p>195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20051">
                <text:p>20051</text:p>
              </table:table-cell>
              <table:table-cell office:value-type="float" office:value="20242">
                <text:p>20242</text:p>
              </table:table-cell>
              <table:table-cell office:value-type="float" office:value="19962">
                <text:p>199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20563">
                <text:p>20563</text:p>
              </table:table-cell>
              <table:table-cell office:value-type="float" office:value="20785">
                <text:p>20785</text:p>
              </table:table-cell>
              <table:table-cell office:value-type="float" office:value="20498">
                <text:p>204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20626">
                <text:p>20626</text:p>
              </table:table-cell>
              <table:table-cell office:value-type="float" office:value="20801">
                <text:p>20801</text:p>
              </table:table-cell>
              <table:table-cell office:value-type="float" office:value="20546">
                <text:p>205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21178">
                <text:p>21178</text:p>
              </table:table-cell>
              <table:table-cell office:value-type="float" office:value="21388">
                <text:p>21388</text:p>
              </table:table-cell>
              <table:table-cell office:value-type="float" office:value="21114">
                <text:p>211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21626">
                <text:p>21626</text:p>
              </table:table-cell>
              <table:table-cell office:value-type="float" office:value="21842">
                <text:p>21842</text:p>
              </table:table-cell>
              <table:table-cell office:value-type="float" office:value="21542">
                <text:p>215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22171">
                <text:p>22171</text:p>
              </table:table-cell>
              <table:table-cell office:value-type="float" office:value="22409">
                <text:p>22409</text:p>
              </table:table-cell>
              <table:table-cell office:value-type="float" office:value="22122">
                <text:p>221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22427">
                <text:p>22427</text:p>
              </table:table-cell>
              <table:table-cell office:value-type="float" office:value="22693">
                <text:p>22693</text:p>
              </table:table-cell>
              <table:table-cell office:value-type="float" office:value="22384">
                <text:p>223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23000">
                <text:p>23000</text:p>
              </table:table-cell>
              <table:table-cell office:value-type="float" office:value="23192">
                <text:p>23192</text:p>
              </table:table-cell>
              <table:table-cell office:value-type="float" office:value="22989">
                <text:p>229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23450">
                <text:p>23450</text:p>
              </table:table-cell>
              <table:table-cell office:value-type="float" office:value="23571">
                <text:p>23571</text:p>
              </table:table-cell>
              <table:table-cell office:value-type="float" office:value="23412">
                <text:p>234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24101">
                <text:p>24101</text:p>
              </table:table-cell>
              <table:table-cell office:value-type="float" office:value="24201">
                <text:p>24201</text:p>
              </table:table-cell>
              <table:table-cell office:value-type="float" office:value="24011">
                <text:p>240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24086">
                <text:p>24086</text:p>
              </table:table-cell>
              <table:table-cell office:value-type="float" office:value="24209">
                <text:p>24209</text:p>
              </table:table-cell>
              <table:table-cell office:value-type="float" office:value="24016">
                <text:p>240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24689">
                <text:p>24689</text:p>
              </table:table-cell>
              <table:table-cell office:value-type="float" office:value="24820">
                <text:p>24820</text:p>
              </table:table-cell>
              <table:table-cell office:value-type="float" office:value="24608">
                <text:p>246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25182">
                <text:p>25182</text:p>
              </table:table-cell>
              <table:table-cell office:value-type="float" office:value="25308">
                <text:p>25308</text:p>
              </table:table-cell>
              <table:table-cell office:value-type="float" office:value="25057">
                <text:p>250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25784">
                <text:p>25784</text:p>
              </table:table-cell>
              <table:table-cell office:value-type="float" office:value="25946">
                <text:p>25946</text:p>
              </table:table-cell>
              <table:table-cell office:value-type="float" office:value="25705">
                <text:p>257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26090">
                <text:p>26090</text:p>
              </table:table-cell>
              <table:table-cell office:value-type="float" office:value="26195">
                <text:p>26195</text:p>
              </table:table-cell>
              <table:table-cell office:value-type="float" office:value="26001">
                <text:p>260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26767">
                <text:p>26767</text:p>
              </table:table-cell>
              <table:table-cell office:value-type="float" office:value="26825">
                <text:p>26825</text:p>
              </table:table-cell>
              <table:table-cell office:value-type="float" office:value="26600">
                <text:p>266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27232">
                <text:p>27232</text:p>
              </table:table-cell>
              <table:table-cell office:value-type="float" office:value="27315">
                <text:p>27315</text:p>
              </table:table-cell>
              <table:table-cell office:value-type="float" office:value="27141">
                <text:p>271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27853">
                <text:p>27853</text:p>
              </table:table-cell>
              <table:table-cell office:value-type="float" office:value="28022">
                <text:p>28022</text:p>
              </table:table-cell>
              <table:table-cell office:value-type="float" office:value="27789">
                <text:p>277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27921">
                <text:p>27921</text:p>
              </table:table-cell>
              <table:table-cell office:value-type="float" office:value="28076">
                <text:p>28076</text:p>
              </table:table-cell>
              <table:table-cell office:value-type="float" office:value="27831">
                <text:p>278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28576">
                <text:p>28576</text:p>
              </table:table-cell>
              <table:table-cell office:value-type="float" office:value="28744">
                <text:p>28744</text:p>
              </table:table-cell>
              <table:table-cell office:value-type="float" office:value="28502">
                <text:p>285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29092">
                <text:p>29092</text:p>
              </table:table-cell>
              <table:table-cell office:value-type="float" office:value="29297">
                <text:p>29297</text:p>
              </table:table-cell>
              <table:table-cell office:value-type="float" office:value="28989">
                <text:p>289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29747">
                <text:p>29747</text:p>
              </table:table-cell>
              <table:table-cell office:value-type="float" office:value="29933">
                <text:p>29933</text:p>
              </table:table-cell>
              <table:table-cell office:value-type="float" office:value="29691">
                <text:p>296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30091">
                <text:p>30091</text:p>
              </table:table-cell>
              <table:table-cell office:value-type="float" office:value="30249">
                <text:p>30249</text:p>
              </table:table-cell>
              <table:table-cell office:value-type="float" office:value="30021">
                <text:p>300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30803">
                <text:p>30803</text:p>
              </table:table-cell>
              <table:table-cell office:value-type="float" office:value="30916">
                <text:p>30916</text:p>
              </table:table-cell>
              <table:table-cell office:value-type="float" office:value="30696">
                <text:p>306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31336">
                <text:p>31336</text:p>
              </table:table-cell>
              <table:table-cell office:value-type="float" office:value="31465">
                <text:p>31465</text:p>
              </table:table-cell>
              <table:table-cell office:value-type="float" office:value="31243">
                <text:p>312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32033">
                <text:p>32033</text:p>
              </table:table-cell>
              <table:table-cell office:value-type="float" office:value="32154">
                <text:p>32154</text:p>
              </table:table-cell>
              <table:table-cell office:value-type="float" office:value="31948">
                <text:p>319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32060">
                <text:p>32060</text:p>
              </table:table-cell>
              <table:table-cell office:value-type="float" office:value="32179">
                <text:p>32179</text:p>
              </table:table-cell>
              <table:table-cell office:value-type="float" office:value="31946">
                <text:p>319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32782">
                <text:p>32782</text:p>
              </table:table-cell>
              <table:table-cell office:value-type="float" office:value="32891">
                <text:p>32891</text:p>
              </table:table-cell>
              <table:table-cell office:value-type="float" office:value="32673">
                <text:p>326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33342">
                <text:p>33342</text:p>
              </table:table-cell>
              <table:table-cell office:value-type="float" office:value="33445">
                <text:p>33445</text:p>
              </table:table-cell>
              <table:table-cell office:value-type="float" office:value="33268">
                <text:p>332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34078">
                <text:p>34078</text:p>
              </table:table-cell>
              <table:table-cell office:value-type="float" office:value="34167">
                <text:p>34167</text:p>
              </table:table-cell>
              <table:table-cell office:value-type="float" office:value="33999">
                <text:p>339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34431">
                <text:p>34431</text:p>
              </table:table-cell>
              <table:table-cell office:value-type="float" office:value="34536">
                <text:p>34536</text:p>
              </table:table-cell>
              <table:table-cell office:value-type="float" office:value="34340">
                <text:p>3434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35174">
                <text:p>35174</text:p>
              </table:table-cell>
              <table:table-cell office:value-type="float" office:value="35241">
                <text:p>35241</text:p>
              </table:table-cell>
              <table:table-cell office:value-type="float" office:value="35102">
                <text:p>351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35837">
                <text:p>35837</text:p>
              </table:table-cell>
              <table:table-cell office:value-type="float" office:value="35895">
                <text:p>35895</text:p>
              </table:table-cell>
              <table:table-cell office:value-type="float" office:value="35693">
                <text:p>356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36601">
                <text:p>36601</text:p>
              </table:table-cell>
              <table:table-cell office:value-type="float" office:value="36700">
                <text:p>36700</text:p>
              </table:table-cell>
              <table:table-cell office:value-type="float" office:value="36552">
                <text:p>365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36683">
                <text:p>36683</text:p>
              </table:table-cell>
              <table:table-cell office:value-type="float" office:value="36773">
                <text:p>36773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37450">
                <text:p>37450</text:p>
              </table:table-cell>
              <table:table-cell office:value-type="float" office:value="37552">
                <text:p>37552</text:p>
              </table:table-cell>
              <table:table-cell office:value-type="float" office:value="37369">
                <text:p>373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38085">
                <text:p>38085</text:p>
              </table:table-cell>
              <table:table-cell office:value-type="float" office:value="38185">
                <text:p>38185</text:p>
              </table:table-cell>
              <table:table-cell office:value-type="float" office:value="38016">
                <text:p>380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38891">
                <text:p>38891</text:p>
              </table:table-cell>
              <table:table-cell office:value-type="float" office:value="38990">
                <text:p>38990</text:p>
              </table:table-cell>
              <table:table-cell office:value-type="float" office:value="38846">
                <text:p>388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39336">
                <text:p>39336</text:p>
              </table:table-cell>
              <table:table-cell office:value-type="float" office:value="39382">
                <text:p>39382</text:p>
              </table:table-cell>
              <table:table-cell office:value-type="float" office:value="39248">
                <text:p>392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40131">
                <text:p>40131</text:p>
              </table:table-cell>
              <table:table-cell office:value-type="float" office:value="40219">
                <text:p>40219</text:p>
              </table:table-cell>
              <table:table-cell office:value-type="float" office:value="40077">
                <text:p>400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40703">
                <text:p>40703</text:p>
              </table:table-cell>
              <table:table-cell office:value-type="float" office:value="40904">
                <text:p>40904</text:p>
              </table:table-cell>
              <table:table-cell office:value-type="float" office:value="40742">
                <text:p>407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41652">
                <text:p>41652</text:p>
              </table:table-cell>
              <table:table-cell office:value-type="float" office:value="41750">
                <text:p>41750</text:p>
              </table:table-cell>
              <table:table-cell office:value-type="float" office:value="41578">
                <text:p>415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41648">
                <text:p>41648</text:p>
              </table:table-cell>
              <table:table-cell office:value-type="float" office:value="41717">
                <text:p>41717</text:p>
              </table:table-cell>
              <table:table-cell office:value-type="float" office:value="41588">
                <text:p>415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42530">
                <text:p>42530</text:p>
              </table:table-cell>
              <table:table-cell office:value-type="float" office:value="42572">
                <text:p>42572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43242">
                <text:p>43242</text:p>
              </table:table-cell>
              <table:table-cell office:value-type="float" office:value="43253">
                <text:p>43253</text:p>
              </table:table-cell>
              <table:table-cell office:value-type="float" office:value="43152">
                <text:p>431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44124">
                <text:p>44124</text:p>
              </table:table-cell>
              <table:table-cell office:value-type="float" office:value="44238">
                <text:p>44238</text:p>
              </table:table-cell>
              <table:table-cell office:value-type="float" office:value="44025">
                <text:p>440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44474">
                <text:p>44474</text:p>
              </table:table-cell>
              <table:table-cell office:value-type="float" office:value="44679">
                <text:p>44679</text:p>
              </table:table-cell>
              <table:table-cell office:value-type="float" office:value="44455">
                <text:p>444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45424">
                <text:p>45424</text:p>
              </table:table-cell>
              <table:table-cell office:value-type="float" office:value="45602">
                <text:p>45602</text:p>
              </table:table-cell>
              <table:table-cell office:value-type="float" office:value="45371">
                <text:p>453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46132">
                <text:p>46132</text:p>
              </table:table-cell>
              <table:table-cell office:value-type="float" office:value="46320">
                <text:p>46320</text:p>
              </table:table-cell>
              <table:table-cell office:value-type="float" office:value="46116">
                <text:p>461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47071">
                <text:p>47071</text:p>
              </table:table-cell>
              <table:table-cell office:value-type="float" office:value="47342">
                <text:p>47342</text:p>
              </table:table-cell>
              <table:table-cell office:value-type="float" office:value="47093">
                <text:p>470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47158">
                <text:p>47158</text:p>
              </table:table-cell>
              <table:table-cell office:value-type="float" office:value="47385">
                <text:p>47385</text:p>
              </table:table-cell>
              <table:table-cell office:value-type="float" office:value="47170">
                <text:p>4717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48165">
                <text:p>48165</text:p>
              </table:table-cell>
              <table:table-cell office:value-type="float" office:value="48363">
                <text:p>48363</text:p>
              </table:table-cell>
              <table:table-cell office:value-type="float" office:value="48126">
                <text:p>481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48851">
                <text:p>48851</text:p>
              </table:table-cell>
              <table:table-cell office:value-type="float" office:value="49137">
                <text:p>49137</text:p>
              </table:table-cell>
              <table:table-cell office:value-type="float" office:value="48899">
                <text:p>488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49946">
                <text:p>49946</text:p>
              </table:table-cell>
              <table:table-cell office:value-type="float" office:value="50124">
                <text:p>50124</text:p>
              </table:table-cell>
              <table:table-cell office:value-type="float" office:value="49905">
                <text:p>499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50410">
                <text:p>50410</text:p>
              </table:table-cell>
              <table:table-cell office:value-type="float" office:value="50585">
                <text:p>50585</text:p>
              </table:table-cell>
              <table:table-cell office:value-type="float" office:value="50390">
                <text:p>5039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51443">
                <text:p>51443</text:p>
              </table:table-cell>
              <table:table-cell office:value-type="float" office:value="51608">
                <text:p>51608</text:p>
              </table:table-cell>
              <table:table-cell office:value-type="float" office:value="51425">
                <text:p>514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52251">
                <text:p>52251</text:p>
              </table:table-cell>
              <table:table-cell office:value-type="float" office:value="52406">
                <text:p>52406</text:p>
              </table:table-cell>
              <table:table-cell office:value-type="float" office:value="52254">
                <text:p>522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53351">
                <text:p>53351</text:p>
              </table:table-cell>
              <table:table-cell office:value-type="float" office:value="53505">
                <text:p>53505</text:p>
              </table:table-cell>
              <table:table-cell office:value-type="float" office:value="53312">
                <text:p>533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53391">
                <text:p>53391</text:p>
              </table:table-cell>
              <table:table-cell office:value-type="float" office:value="53482">
                <text:p>53482</text:p>
              </table:table-cell>
              <table:table-cell office:value-type="float" office:value="53309">
                <text:p>533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54440">
                <text:p>54440</text:p>
              </table:table-cell>
              <table:table-cell office:value-type="float" office:value="54606">
                <text:p>54606</text:p>
              </table:table-cell>
              <table:table-cell office:value-type="float" office:value="54412">
                <text:p>544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55366">
                <text:p>55366</text:p>
              </table:table-cell>
              <table:table-cell office:value-type="float" office:value="55505">
                <text:p>55505</text:p>
              </table:table-cell>
              <table:table-cell office:value-type="float" office:value="55244">
                <text:p>552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56475">
                <text:p>56475</text:p>
              </table:table-cell>
              <table:table-cell office:value-type="float" office:value="56595">
                <text:p>56595</text:p>
              </table:table-cell>
              <table:table-cell office:value-type="float" office:value="56366">
                <text:p>563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56998">
                <text:p>56998</text:p>
              </table:table-cell>
              <table:table-cell office:value-type="float" office:value="57094">
                <text:p>57094</text:p>
              </table:table-cell>
              <table:table-cell office:value-type="float" office:value="56857">
                <text:p>568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58153">
                <text:p>58153</text:p>
              </table:table-cell>
              <table:table-cell office:value-type="float" office:value="58225">
                <text:p>58225</text:p>
              </table:table-cell>
              <table:table-cell office:value-type="float" office:value="58061">
                <text:p>580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59075">
                <text:p>59075</text:p>
              </table:table-cell>
              <table:table-cell office:value-type="float" office:value="59047">
                <text:p>59047</text:p>
              </table:table-cell>
              <table:table-cell office:value-type="float" office:value="58943">
                <text:p>589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60398">
                <text:p>60398</text:p>
              </table:table-cell>
              <table:table-cell office:value-type="float" office:value="60363">
                <text:p>60363</text:p>
              </table:table-cell>
              <table:table-cell office:value-type="float" office:value="60289">
                <text:p>602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60531">
                <text:p>60531</text:p>
              </table:table-cell>
              <table:table-cell office:value-type="float" office:value="60466">
                <text:p>60466</text:p>
              </table:table-cell>
              <table:table-cell office:value-type="float" office:value="60365">
                <text:p>603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1cm" svg:y="3.952cm" style:legend-expansion="high" chart:style-name="ch2"/>
        <chart:plot-area chart:style-name="ch3" table:cell-range-address="Sheet1.BB39:Sheet1.BD265" svg:x="0.32cm" svg:y="0.18cm" svg:width="11.47cm" svg:height="8.64cm">
          <chartooo:coordinate-region svg:x="1.603cm" svg:y="0.379cm" svg:width="9.90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C39:Sheet1.BC265" chart:class="chart:scatter">
            <chart:domain table:cell-range-address="Sheet1.BB39:Sheet1.BB265"/>
            <chart:data-point chart:repeated="227"/>
          </chart:series>
          <chart:series chart:style-name="ch7" chart:values-cell-range-address="Sheet1.BD39:Sheet1.BD265" chart:class="chart:scatter">
            <chart:data-point chart:repeated="2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BB39:Sheet1.BB265</svg:desc>
                </draw:g>
              </table:table-cell>
              <table:table-cell office:value-type="float" office:value="-17688">
                <text:p>-17688</text:p>
                <draw:g>
                  <svg:desc>Sheet1.BC39:Sheet1.BC265</svg:desc>
                </draw:g>
              </table:table-cell>
              <table:table-cell office:value-type="float" office:value="-17810">
                <text:p>-17810</text:p>
                <draw:g>
                  <svg:desc>Sheet1.BD39:Sheet1.BD2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17692">
                <text:p>-17692</text:p>
              </table:table-cell>
              <table:table-cell office:value-type="float" office:value="-17815">
                <text:p>-17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17434">
                <text:p>-17434</text:p>
              </table:table-cell>
              <table:table-cell office:value-type="float" office:value="-17557">
                <text:p>-17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17237">
                <text:p>-17237</text:p>
              </table:table-cell>
              <table:table-cell office:value-type="float" office:value="-17309">
                <text:p>-17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-16962">
                <text:p>-16962</text:p>
              </table:table-cell>
              <table:table-cell office:value-type="float" office:value="-17024">
                <text:p>-17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16845">
                <text:p>-16845</text:p>
              </table:table-cell>
              <table:table-cell office:value-type="float" office:value="-16924">
                <text:p>-16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16558">
                <text:p>-16558</text:p>
              </table:table-cell>
              <table:table-cell office:value-type="float" office:value="-16678">
                <text:p>-16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16334">
                <text:p>-16334</text:p>
              </table:table-cell>
              <table:table-cell office:value-type="float" office:value="-16448">
                <text:p>-16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-16052">
                <text:p>-16052</text:p>
              </table:table-cell>
              <table:table-cell office:value-type="float" office:value="-16167">
                <text:p>-16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16052">
                <text:p>-16052</text:p>
              </table:table-cell>
              <table:table-cell office:value-type="float" office:value="-16167">
                <text:p>-16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15786">
                <text:p>-15786</text:p>
              </table:table-cell>
              <table:table-cell office:value-type="float" office:value="-15879">
                <text:p>-158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15509">
                <text:p>-15509</text:p>
              </table:table-cell>
              <table:table-cell office:value-type="float" office:value="-15667">
                <text:p>-15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-15262">
                <text:p>-15262</text:p>
              </table:table-cell>
              <table:table-cell office:value-type="float" office:value="-15361">
                <text:p>-153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-15143">
                <text:p>-15143</text:p>
              </table:table-cell>
              <table:table-cell office:value-type="float" office:value="-15235">
                <text:p>-152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4853">
                <text:p>-14853</text:p>
              </table:table-cell>
              <table:table-cell office:value-type="float" office:value="-14936">
                <text:p>-149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14629">
                <text:p>-14629</text:p>
              </table:table-cell>
              <table:table-cell office:value-type="float" office:value="-14706">
                <text:p>-147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-14305">
                <text:p>-14305</text:p>
              </table:table-cell>
              <table:table-cell office:value-type="float" office:value="-14407">
                <text:p>-144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14256">
                <text:p>-14256</text:p>
              </table:table-cell>
              <table:table-cell office:value-type="float" office:value="-14383">
                <text:p>-143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-13943">
                <text:p>-13943</text:p>
              </table:table-cell>
              <table:table-cell office:value-type="float" office:value="-14059">
                <text:p>-140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13685">
                <text:p>-13685</text:p>
              </table:table-cell>
              <table:table-cell office:value-type="float" office:value="-13816">
                <text:p>-138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13364">
                <text:p>-13364</text:p>
              </table:table-cell>
              <table:table-cell office:value-type="float" office:value="-13479">
                <text:p>-134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-13219">
                <text:p>-13219</text:p>
              </table:table-cell>
              <table:table-cell office:value-type="float" office:value="-13303">
                <text:p>-133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-12908">
                <text:p>-12908</text:p>
              </table:table-cell>
              <table:table-cell office:value-type="float" office:value="-13026">
                <text:p>-130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-12649">
                <text:p>-12649</text:p>
              </table:table-cell>
              <table:table-cell office:value-type="float" office:value="-12769">
                <text:p>-127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12323">
                <text:p>-12323</text:p>
              </table:table-cell>
              <table:table-cell office:value-type="float" office:value="-12444">
                <text:p>-124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12322">
                <text:p>-12322</text:p>
              </table:table-cell>
              <table:table-cell office:value-type="float" office:value="-12404">
                <text:p>-124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11979">
                <text:p>-11979</text:p>
              </table:table-cell>
              <table:table-cell office:value-type="float" office:value="-12065">
                <text:p>-120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11717">
                <text:p>-11717</text:p>
              </table:table-cell>
              <table:table-cell office:value-type="float" office:value="-11794">
                <text:p>-117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11392">
                <text:p>-11392</text:p>
              </table:table-cell>
              <table:table-cell office:value-type="float" office:value="-11471">
                <text:p>-114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11201">
                <text:p>-11201</text:p>
              </table:table-cell>
              <table:table-cell office:value-type="float" office:value="-11299">
                <text:p>-11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10863">
                <text:p>-10863</text:p>
              </table:table-cell>
              <table:table-cell office:value-type="float" office:value="-10946">
                <text:p>-109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10595">
                <text:p>-10595</text:p>
              </table:table-cell>
              <table:table-cell office:value-type="float" office:value="-10692">
                <text:p>-106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-10239">
                <text:p>-10239</text:p>
              </table:table-cell>
              <table:table-cell office:value-type="float" office:value="-10331">
                <text:p>-103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10176">
                <text:p>-10176</text:p>
              </table:table-cell>
              <table:table-cell office:value-type="float" office:value="-10270">
                <text:p>-102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-9815">
                <text:p>-9815</text:p>
              </table:table-cell>
              <table:table-cell office:value-type="float" office:value="-9915">
                <text:p>-99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9558">
                <text:p>-9558</text:p>
              </table:table-cell>
              <table:table-cell office:value-type="float" office:value="-9605">
                <text:p>-96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-9188">
                <text:p>-9188</text:p>
              </table:table-cell>
              <table:table-cell office:value-type="float" office:value="-9225">
                <text:p>-92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8979">
                <text:p>-8979</text:p>
              </table:table-cell>
              <table:table-cell office:value-type="float" office:value="-9057">
                <text:p>-90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-8579">
                <text:p>-8579</text:p>
              </table:table-cell>
              <table:table-cell office:value-type="float" office:value="-8680">
                <text:p>-86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-8249">
                <text:p>-8249</text:p>
              </table:table-cell>
              <table:table-cell office:value-type="float" office:value="-8394">
                <text:p>-83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-7864">
                <text:p>-7864</text:p>
              </table:table-cell>
              <table:table-cell office:value-type="float" office:value="-7988">
                <text:p>-79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-7870">
                <text:p>-7870</text:p>
              </table:table-cell>
              <table:table-cell office:value-type="float" office:value="-7987">
                <text:p>-79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-7423">
                <text:p>-7423</text:p>
              </table:table-cell>
              <table:table-cell office:value-type="float" office:value="-7594">
                <text:p>-75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7178">
                <text:p>-7178</text:p>
              </table:table-cell>
              <table:table-cell office:value-type="float" office:value="-7297">
                <text:p>-72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-6742">
                <text:p>-6742</text:p>
              </table:table-cell>
              <table:table-cell office:value-type="float" office:value="-6875">
                <text:p>-6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-6571">
                <text:p>-6571</text:p>
              </table:table-cell>
              <table:table-cell office:value-type="float" office:value="-6680">
                <text:p>-66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-6156">
                <text:p>-6156</text:p>
              </table:table-cell>
              <table:table-cell office:value-type="float" office:value="-6273">
                <text:p>-62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-5845">
                <text:p>-5845</text:p>
              </table:table-cell>
              <table:table-cell office:value-type="float" office:value="-5935">
                <text:p>-59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5426">
                <text:p>-5426</text:p>
              </table:table-cell>
              <table:table-cell office:value-type="float" office:value="-5513">
                <text:p>-55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-5365">
                <text:p>-5365</text:p>
              </table:table-cell>
              <table:table-cell office:value-type="float" office:value="-5444">
                <text:p>-54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-4951">
                <text:p>-4951</text:p>
              </table:table-cell>
              <table:table-cell office:value-type="float" office:value="-5040">
                <text:p>-50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-4573">
                <text:p>-4573</text:p>
              </table:table-cell>
              <table:table-cell office:value-type="float" office:value="-4707">
                <text:p>-47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-4120">
                <text:p>-4120</text:p>
              </table:table-cell>
              <table:table-cell office:value-type="float" office:value="-4273">
                <text:p>-42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3930">
                <text:p>-3930</text:p>
              </table:table-cell>
              <table:table-cell office:value-type="float" office:value="-4048">
                <text:p>-40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-3454">
                <text:p>-3454</text:p>
              </table:table-cell>
              <table:table-cell office:value-type="float" office:value="-3596">
                <text:p>-35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-3094">
                <text:p>-3094</text:p>
              </table:table-cell>
              <table:table-cell office:value-type="float" office:value="-3246">
                <text:p>-32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-2680">
                <text:p>-2680</text:p>
              </table:table-cell>
              <table:table-cell office:value-type="float" office:value="-2778">
                <text:p>-27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-2666">
                <text:p>-2666</text:p>
              </table:table-cell>
              <table:table-cell office:value-type="float" office:value="-2779">
                <text:p>-27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-2185">
                <text:p>-2185</text:p>
              </table:table-cell>
              <table:table-cell office:value-type="float" office:value="-2286">
                <text:p>-22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-1817">
                <text:p>-1817</text:p>
              </table:table-cell>
              <table:table-cell office:value-type="float" office:value="-1929">
                <text:p>-19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-1324">
                <text:p>-1324</text:p>
              </table:table-cell>
              <table:table-cell office:value-type="float" office:value="-1427">
                <text:p>-14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1095">
                <text:p>-1095</text:p>
              </table:table-cell>
              <table:table-cell office:value-type="float" office:value="-1191">
                <text:p>-11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-600">
                <text:p>-600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228">
                <text:p>-228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349">
                <text:p>34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483">
                <text:p>48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959">
                <text:p>95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1385">
                <text:p>1385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1917">
                <text:p>1917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2192">
                <text:p>2192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2721">
                <text:p>2721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3183">
                <text:p>3183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3757">
                <text:p>3757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3746">
                <text:p>3746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4309">
                <text:p>4309</text:p>
              </table:table-cell>
              <table:table-cell office:value-type="float" office:value="4113">
                <text:p>41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4775">
                <text:p>4775</text:p>
              </table:table-cell>
              <table:table-cell office:value-type="float" office:value="4581">
                <text:p>45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5353">
                <text:p>5353</text:p>
              </table:table-cell>
              <table:table-cell office:value-type="float" office:value="5161">
                <text:p>51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5661">
                <text:p>5661</text:p>
              </table:table-cell>
              <table:table-cell office:value-type="float" office:value="5473">
                <text:p>54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6269">
                <text:p>6269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6793">
                <text:p>6793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7403">
                <text:p>7403</text:p>
              </table:table-cell>
              <table:table-cell office:value-type="float" office:value="7207">
                <text:p>72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7448">
                <text:p>7448</text:p>
              </table:table-cell>
              <table:table-cell office:value-type="float" office:value="7273">
                <text:p>72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8119">
                <text:p>8119</text:p>
              </table:table-cell>
              <table:table-cell office:value-type="float" office:value="7848">
                <text:p>78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8630">
                <text:p>8630</text:p>
              </table:table-cell>
              <table:table-cell office:value-type="float" office:value="8353">
                <text:p>83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9336">
                <text:p>9336</text:p>
              </table:table-cell>
              <table:table-cell office:value-type="float" office:value="9021">
                <text:p>90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9617">
                <text:p>9617</text:p>
              </table:table-cell>
              <table:table-cell office:value-type="float" office:value="9344">
                <text:p>93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10307">
                <text:p>10307</text:p>
              </table:table-cell>
              <table:table-cell office:value-type="float" office:value="10084">
                <text:p>100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10824">
                <text:p>10824</text:p>
              </table:table-cell>
              <table:table-cell office:value-type="float" office:value="10669">
                <text:p>106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11546">
                <text:p>11546</text:p>
              </table:table-cell>
              <table:table-cell office:value-type="float" office:value="11327">
                <text:p>113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11583">
                <text:p>11583</text:p>
              </table:table-cell>
              <table:table-cell office:value-type="float" office:value="11331">
                <text:p>113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12295">
                <text:p>12295</text:p>
              </table:table-cell>
              <table:table-cell office:value-type="float" office:value="12079">
                <text:p>120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12834">
                <text:p>12834</text:p>
              </table:table-cell>
              <table:table-cell office:value-type="float" office:value="12668">
                <text:p>126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13534">
                <text:p>13534</text:p>
              </table:table-cell>
              <table:table-cell office:value-type="float" office:value="13336">
                <text:p>133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13873">
                <text:p>13873</text:p>
              </table:table-cell>
              <table:table-cell office:value-type="float" office:value="13666">
                <text:p>136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14642">
                <text:p>14642</text:p>
              </table:table-cell>
              <table:table-cell office:value-type="float" office:value="14447">
                <text:p>144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15257">
                <text:p>15257</text:p>
              </table:table-cell>
              <table:table-cell office:value-type="float" office:value="15086">
                <text:p>150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16092">
                <text:p>16092</text:p>
              </table:table-cell>
              <table:table-cell office:value-type="float" office:value="15917">
                <text:p>159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16176">
                <text:p>16176</text:p>
              </table:table-cell>
              <table:table-cell office:value-type="float" office:value="15951">
                <text:p>159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16968">
                <text:p>16968</text:p>
              </table:table-cell>
              <table:table-cell office:value-type="float" office:value="16783">
                <text:p>167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17595">
                <text:p>17595</text:p>
              </table:table-cell>
              <table:table-cell office:value-type="float" office:value="17448">
                <text:p>174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18452">
                <text:p>18452</text:p>
              </table:table-cell>
              <table:table-cell office:value-type="float" office:value="18282">
                <text:p>182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18900">
                <text:p>18900</text:p>
              </table:table-cell>
              <table:table-cell office:value-type="float" office:value="18674">
                <text:p>186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19762">
                <text:p>19762</text:p>
              </table:table-cell>
              <table:table-cell office:value-type="float" office:value="19540">
                <text:p>195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20465">
                <text:p>20465</text:p>
              </table:table-cell>
              <table:table-cell office:value-type="float" office:value="20240">
                <text:p>202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21380">
                <text:p>21380</text:p>
              </table:table-cell>
              <table:table-cell office:value-type="float" office:value="21138">
                <text:p>211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21376">
                <text:p>21376</text:p>
              </table:table-cell>
              <table:table-cell office:value-type="float" office:value="21150">
                <text:p>211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22299">
                <text:p>22299</text:p>
              </table:table-cell>
              <table:table-cell office:value-type="float" office:value="22066">
                <text:p>220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23078">
                <text:p>23078</text:p>
              </table:table-cell>
              <table:table-cell office:value-type="float" office:value="22847">
                <text:p>228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24018">
                <text:p>24018</text:p>
              </table:table-cell>
              <table:table-cell office:value-type="float" office:value="23759">
                <text:p>237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24488">
                <text:p>24488</text:p>
              </table:table-cell>
              <table:table-cell office:value-type="float" office:value="24208">
                <text:p>242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25522">
                <text:p>25522</text:p>
              </table:table-cell>
              <table:table-cell office:value-type="float" office:value="25225">
                <text:p>252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26279">
                <text:p>26279</text:p>
              </table:table-cell>
              <table:table-cell office:value-type="float" office:value="26003">
                <text:p>260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27338">
                <text:p>27338</text:p>
              </table:table-cell>
              <table:table-cell office:value-type="float" office:value="27060">
                <text:p>2706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4552">
                <text:p>4552</text:p>
              </table:table-cell>
              <table:table-cell office:value-type="float" office:value="4439">
                <text:p>44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4933">
                <text:p>4933</text:p>
              </table:table-cell>
              <table:table-cell office:value-type="float" office:value="4833">
                <text:p>48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5189">
                <text:p>5189</text:p>
              </table:table-cell>
              <table:table-cell office:value-type="float" office:value="5095">
                <text:p>50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5582">
                <text:p>5582</text:p>
              </table:table-cell>
              <table:table-cell office:value-type="float" office:value="5465">
                <text:p>54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5724">
                <text:p>5724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6109">
                <text:p>6109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6398">
                <text:p>6398</text:p>
              </table:table-cell>
              <table:table-cell office:value-type="float" office:value="6294">
                <text:p>62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6778">
                <text:p>6778</text:p>
              </table:table-cell>
              <table:table-cell office:value-type="float" office:value="6671">
                <text:p>66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6776">
                <text:p>6776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7170">
                <text:p>7170</text:p>
              </table:table-cell>
              <table:table-cell office:value-type="float" office:value="7062">
                <text:p>70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7474">
                <text:p>7474</text:p>
              </table:table-cell>
              <table:table-cell office:value-type="float" office:value="7346">
                <text:p>73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7872">
                <text:p>7872</text:p>
              </table:table-cell>
              <table:table-cell office:value-type="float" office:value="7743">
                <text:p>77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8062">
                <text:p>8062</text:p>
              </table:table-cell>
              <table:table-cell office:value-type="float" office:value="7922">
                <text:p>79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8461">
                <text:p>8461</text:p>
              </table:table-cell>
              <table:table-cell office:value-type="float" office:value="8314">
                <text:p>83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8767">
                <text:p>8767</text:p>
              </table:table-cell>
              <table:table-cell office:value-type="float" office:value="8634">
                <text:p>86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9170">
                <text:p>9170</text:p>
              </table:table-cell>
              <table:table-cell office:value-type="float" office:value="9029">
                <text:p>90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9140">
                <text:p>9140</text:p>
              </table:table-cell>
              <table:table-cell office:value-type="float" office:value="9020">
                <text:p>90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9559">
                <text:p>955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9802">
                <text:p>9802</text:p>
              </table:table-cell>
              <table:table-cell office:value-type="float" office:value="9745">
                <text:p>97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10275">
                <text:p>10275</text:p>
              </table:table-cell>
              <table:table-cell office:value-type="float" office:value="10130">
                <text:p>101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10442">
                <text:p>10442</text:p>
              </table:table-cell>
              <table:table-cell office:value-type="float" office:value="10389">
                <text:p>103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10878">
                <text:p>10878</text:p>
              </table:table-cell>
              <table:table-cell office:value-type="float" office:value="10776">
                <text:p>107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11209">
                <text:p>11209</text:p>
              </table:table-cell>
              <table:table-cell office:value-type="float" office:value="11111">
                <text:p>111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11614">
                <text:p>11614</text:p>
              </table:table-cell>
              <table:table-cell office:value-type="float" office:value="11569">
                <text:p>115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11655">
                <text:p>11655</text:p>
              </table:table-cell>
              <table:table-cell office:value-type="float" office:value="11567">
                <text:p>115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12072">
                <text:p>12072</text:p>
              </table:table-cell>
              <table:table-cell office:value-type="float" office:value="11997">
                <text:p>119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12440">
                <text:p>12440</text:p>
              </table:table-cell>
              <table:table-cell office:value-type="float" office:value="12335">
                <text:p>123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12909">
                <text:p>12909</text:p>
              </table:table-cell>
              <table:table-cell office:value-type="float" office:value="12793">
                <text:p>127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13159">
                <text:p>13159</text:p>
              </table:table-cell>
              <table:table-cell office:value-type="float" office:value="12992">
                <text:p>129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13611">
                <text:p>13611</text:p>
              </table:table-cell>
              <table:table-cell office:value-type="float" office:value="13458">
                <text:p>134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13953">
                <text:p>13953</text:p>
              </table:table-cell>
              <table:table-cell office:value-type="float" office:value="13822">
                <text:p>138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14465">
                <text:p>14465</text:p>
              </table:table-cell>
              <table:table-cell office:value-type="float" office:value="14285">
                <text:p>142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14526">
                <text:p>14526</text:p>
              </table:table-cell>
              <table:table-cell office:value-type="float" office:value="14312">
                <text:p>143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14970">
                <text:p>14970</text:p>
              </table:table-cell>
              <table:table-cell office:value-type="float" office:value="14805">
                <text:p>148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15357">
                <text:p>15357</text:p>
              </table:table-cell>
              <table:table-cell office:value-type="float" office:value="15167">
                <text:p>151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15827">
                <text:p>15827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16045">
                <text:p>16045</text:p>
              </table:table-cell>
              <table:table-cell office:value-type="float" office:value="15917">
                <text:p>159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16540">
                <text:p>16540</text:p>
              </table:table-cell>
              <table:table-cell office:value-type="float" office:value="16423">
                <text:p>164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6941">
                <text:p>16941</text:p>
              </table:table-cell>
              <table:table-cell office:value-type="float" office:value="16799">
                <text:p>167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17430">
                <text:p>17430</text:p>
              </table:table-cell>
              <table:table-cell office:value-type="float" office:value="17283">
                <text:p>172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17459">
                <text:p>17459</text:p>
              </table:table-cell>
              <table:table-cell office:value-type="float" office:value="17317">
                <text:p>173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18010">
                <text:p>18010</text:p>
              </table:table-cell>
              <table:table-cell office:value-type="float" office:value="17834">
                <text:p>178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8383">
                <text:p>18383</text:p>
              </table:table-cell>
              <table:table-cell office:value-type="float" office:value="18220">
                <text:p>182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18887">
                <text:p>18887</text:p>
              </table:table-cell>
              <table:table-cell office:value-type="float" office:value="18761">
                <text:p>187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19124">
                <text:p>19124</text:p>
              </table:table-cell>
              <table:table-cell office:value-type="float" office:value="18994">
                <text:p>189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19661">
                <text:p>19661</text:p>
              </table:table-cell>
              <table:table-cell office:value-type="float" office:value="19492">
                <text:p>194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20069">
                <text:p>20069</text:p>
              </table:table-cell>
              <table:table-cell office:value-type="float" office:value="19921">
                <text:p>199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20583">
                <text:p>20583</text:p>
              </table:table-cell>
              <table:table-cell office:value-type="float" office:value="20507">
                <text:p>205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20620">
                <text:p>20620</text:p>
              </table:table-cell>
              <table:table-cell office:value-type="float" office:value="20546">
                <text:p>205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21230">
                <text:p>21230</text:p>
              </table:table-cell>
              <table:table-cell office:value-type="float" office:value="21085">
                <text:p>210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21667">
                <text:p>21667</text:p>
              </table:table-cell>
              <table:table-cell office:value-type="float" office:value="21554">
                <text:p>215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22254">
                <text:p>22254</text:p>
              </table:table-cell>
              <table:table-cell office:value-type="float" office:value="22094">
                <text:p>220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22546">
                <text:p>22546</text:p>
              </table:table-cell>
              <table:table-cell office:value-type="float" office:value="22364">
                <text:p>223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23134">
                <text:p>23134</text:p>
              </table:table-cell>
              <table:table-cell office:value-type="float" office:value="22951">
                <text:p>229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23597">
                <text:p>23597</text:p>
              </table:table-cell>
              <table:table-cell office:value-type="float" office:value="23403">
                <text:p>234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24120">
                <text:p>24120</text:p>
              </table:table-cell>
              <table:table-cell office:value-type="float" office:value="24003">
                <text:p>240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24147">
                <text:p>24147</text:p>
              </table:table-cell>
              <table:table-cell office:value-type="float" office:value="23978">
                <text:p>239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24749">
                <text:p>24749</text:p>
              </table:table-cell>
              <table:table-cell office:value-type="float" office:value="24610">
                <text:p>2461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25224">
                <text:p>25224</text:p>
              </table:table-cell>
              <table:table-cell office:value-type="float" office:value="25062">
                <text:p>250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25862">
                <text:p>25862</text:p>
              </table:table-cell>
              <table:table-cell office:value-type="float" office:value="25670">
                <text:p>2567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26146">
                <text:p>26146</text:p>
              </table:table-cell>
              <table:table-cell office:value-type="float" office:value="25989">
                <text:p>259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26776">
                <text:p>26776</text:p>
              </table:table-cell>
              <table:table-cell office:value-type="float" office:value="26620">
                <text:p>2662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27294">
                <text:p>27294</text:p>
              </table:table-cell>
              <table:table-cell office:value-type="float" office:value="27119">
                <text:p>271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27935">
                <text:p>27935</text:p>
              </table:table-cell>
              <table:table-cell office:value-type="float" office:value="27776">
                <text:p>277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27981">
                <text:p>27981</text:p>
              </table:table-cell>
              <table:table-cell office:value-type="float" office:value="27816">
                <text:p>278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28636">
                <text:p>28636</text:p>
              </table:table-cell>
              <table:table-cell office:value-type="float" office:value="28494">
                <text:p>284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29153">
                <text:p>29153</text:p>
              </table:table-cell>
              <table:table-cell office:value-type="float" office:value="29005">
                <text:p>290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29847">
                <text:p>29847</text:p>
              </table:table-cell>
              <table:table-cell office:value-type="float" office:value="29685">
                <text:p>296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30171">
                <text:p>30171</text:p>
              </table:table-cell>
              <table:table-cell office:value-type="float" office:value="30013">
                <text:p>300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30866">
                <text:p>30866</text:p>
              </table:table-cell>
              <table:table-cell office:value-type="float" office:value="30687">
                <text:p>306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31408">
                <text:p>31408</text:p>
              </table:table-cell>
              <table:table-cell office:value-type="float" office:value="31222">
                <text:p>312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32121">
                <text:p>32121</text:p>
              </table:table-cell>
              <table:table-cell office:value-type="float" office:value="31954">
                <text:p>319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32111">
                <text:p>32111</text:p>
              </table:table-cell>
              <table:table-cell office:value-type="float" office:value="31936">
                <text:p>319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32852">
                <text:p>32852</text:p>
              </table:table-cell>
              <table:table-cell office:value-type="float" office:value="32648">
                <text:p>326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33424">
                <text:p>33424</text:p>
              </table:table-cell>
              <table:table-cell office:value-type="float" office:value="33204">
                <text:p>332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34191">
                <text:p>34191</text:p>
              </table:table-cell>
              <table:table-cell office:value-type="float" office:value="33954">
                <text:p>339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34533">
                <text:p>34533</text:p>
              </table:table-cell>
              <table:table-cell office:value-type="float" office:value="34309">
                <text:p>343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35273">
                <text:p>35273</text:p>
              </table:table-cell>
              <table:table-cell office:value-type="float" office:value="35072">
                <text:p>350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35820">
                <text:p>35820</text:p>
              </table:table-cell>
              <table:table-cell office:value-type="float" office:value="35668">
                <text:p>356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36648">
                <text:p>36648</text:p>
              </table:table-cell>
              <table:table-cell office:value-type="float" office:value="36467">
                <text:p>364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36722">
                <text:p>36722</text:p>
              </table:table-cell>
              <table:table-cell office:value-type="float" office:value="36520">
                <text:p>3652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37502">
                <text:p>37502</text:p>
              </table:table-cell>
              <table:table-cell office:value-type="float" office:value="37288">
                <text:p>372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38166">
                <text:p>38166</text:p>
              </table:table-cell>
              <table:table-cell office:value-type="float" office:value="37927">
                <text:p>379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38958">
                <text:p>38958</text:p>
              </table:table-cell>
              <table:table-cell office:value-type="float" office:value="38752">
                <text:p>387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39347">
                <text:p>39347</text:p>
              </table:table-cell>
              <table:table-cell office:value-type="float" office:value="39090">
                <text:p>3909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40131">
                <text:p>40131</text:p>
              </table:table-cell>
              <table:table-cell office:value-type="float" office:value="39922">
                <text:p>399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40799">
                <text:p>40799</text:p>
              </table:table-cell>
              <table:table-cell office:value-type="float" office:value="40605">
                <text:p>406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41656">
                <text:p>41656</text:p>
              </table:table-cell>
              <table:table-cell office:value-type="float" office:value="41496">
                <text:p>414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41655">
                <text:p>41655</text:p>
              </table:table-cell>
              <table:table-cell office:value-type="float" office:value="41487">
                <text:p>414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42516">
                <text:p>42516</text:p>
              </table:table-cell>
              <table:table-cell office:value-type="float" office:value="42349">
                <text:p>423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43330">
                <text:p>43330</text:p>
              </table:table-cell>
              <table:table-cell office:value-type="float" office:value="43048">
                <text:p>430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44187">
                <text:p>44187</text:p>
              </table:table-cell>
              <table:table-cell office:value-type="float" office:value="43960">
                <text:p>4396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44594">
                <text:p>44594</text:p>
              </table:table-cell>
              <table:table-cell office:value-type="float" office:value="44374">
                <text:p>443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45565">
                <text:p>45565</text:p>
              </table:table-cell>
              <table:table-cell office:value-type="float" office:value="45275">
                <text:p>452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46280">
                <text:p>46280</text:p>
              </table:table-cell>
              <table:table-cell office:value-type="float" office:value="46032">
                <text:p>460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47230">
                <text:p>47230</text:p>
              </table:table-cell>
              <table:table-cell office:value-type="float" office:value="47029">
                <text:p>470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47336">
                <text:p>47336</text:p>
              </table:table-cell>
              <table:table-cell office:value-type="float" office:value="47076">
                <text:p>470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48275">
                <text:p>48275</text:p>
              </table:table-cell>
              <table:table-cell office:value-type="float" office:value="47998">
                <text:p>479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49036">
                <text:p>49036</text:p>
              </table:table-cell>
              <table:table-cell office:value-type="float" office:value="48812">
                <text:p>488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50038">
                <text:p>50038</text:p>
              </table:table-cell>
              <table:table-cell office:value-type="float" office:value="49830">
                <text:p>4983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50522">
                <text:p>50522</text:p>
              </table:table-cell>
              <table:table-cell office:value-type="float" office:value="50321">
                <text:p>503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51589">
                <text:p>51589</text:p>
              </table:table-cell>
              <table:table-cell office:value-type="float" office:value="51332">
                <text:p>513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52397">
                <text:p>52397</text:p>
              </table:table-cell>
              <table:table-cell office:value-type="float" office:value="52161">
                <text:p>521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53480">
                <text:p>53480</text:p>
              </table:table-cell>
              <table:table-cell office:value-type="float" office:value="53233">
                <text:p>532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53456">
                <text:p>53456</text:p>
              </table:table-cell>
              <table:table-cell office:value-type="float" office:value="53243">
                <text:p>532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54482">
                <text:p>54482</text:p>
              </table:table-cell>
              <table:table-cell office:value-type="float" office:value="54305">
                <text:p>543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55368">
                <text:p>55368</text:p>
              </table:table-cell>
              <table:table-cell office:value-type="float" office:value="55094">
                <text:p>550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56494">
                <text:p>56494</text:p>
              </table:table-cell>
              <table:table-cell office:value-type="float" office:value="56262">
                <text:p>562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56971">
                <text:p>56971</text:p>
              </table:table-cell>
              <table:table-cell office:value-type="float" office:value="56764">
                <text:p>567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58197">
                <text:p>58197</text:p>
              </table:table-cell>
              <table:table-cell office:value-type="float" office:value="57927">
                <text:p>579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59079">
                <text:p>59079</text:p>
              </table:table-cell>
              <table:table-cell office:value-type="float" office:value="58788">
                <text:p>587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60422">
                <text:p>60422</text:p>
              </table:table-cell>
              <table:table-cell office:value-type="float" office:value="60100">
                <text:p>601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60575">
                <text:p>60575</text:p>
              </table:table-cell>
              <table:table-cell office:value-type="float" office:value="60241">
                <text:p>602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57cm" svg:y="3.952cm" style:legend-expansion="high" chart:style-name="ch2"/>
        <chart:plot-area chart:style-name="ch3" table:cell-range-address="Sheet1.BK69:Sheet1.BM294" svg:x="0.32cm" svg:y="0.18cm" svg:width="11.417cm" svg:height="8.64cm">
          <chartooo:coordinate-region svg:x="1.603cm" svg:y="0.379cm" svg:width="9.85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L69:Sheet1.BL294" chart:class="chart:scatter">
            <chart:domain table:cell-range-address="Sheet1.BK69:Sheet1.BK294"/>
            <chart:data-point chart:repeated="226"/>
          </chart:series>
          <chart:series chart:style-name="ch7" chart:values-cell-range-address="Sheet1.BM69:Sheet1.BM294" chart:class="chart:scatter">
            <chart:data-point chart:repeated="2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BK69:Sheet1.BK294</svg:desc>
                </draw:g>
              </table:table-cell>
              <table:table-cell office:value-type="float" office:value="-17655">
                <text:p>-17655</text:p>
                <draw:g>
                  <svg:desc>Sheet1.BL69:Sheet1.BL294</svg:desc>
                </draw:g>
              </table:table-cell>
              <table:table-cell office:value-type="float" office:value="-17644">
                <text:p>-17644</text:p>
                <draw:g>
                  <svg:desc>Sheet1.BM69:Sheet1.BM2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17678">
                <text:p>-17678</text:p>
              </table:table-cell>
              <table:table-cell office:value-type="float" office:value="-17675">
                <text:p>-17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17363">
                <text:p>-17363</text:p>
              </table:table-cell>
              <table:table-cell office:value-type="float" office:value="-17379">
                <text:p>-17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17176">
                <text:p>-17176</text:p>
              </table:table-cell>
              <table:table-cell office:value-type="float" office:value="-17209">
                <text:p>-17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-16881">
                <text:p>-16881</text:p>
              </table:table-cell>
              <table:table-cell office:value-type="float" office:value="-16941">
                <text:p>-16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16764">
                <text:p>-16764</text:p>
              </table:table-cell>
              <table:table-cell office:value-type="float" office:value="-16750">
                <text:p>-167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16470">
                <text:p>-16470</text:p>
              </table:table-cell>
              <table:table-cell office:value-type="float" office:value="-16497">
                <text:p>-16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16298">
                <text:p>-16298</text:p>
              </table:table-cell>
              <table:table-cell office:value-type="float" office:value="-16291">
                <text:p>-162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-16019">
                <text:p>-16019</text:p>
              </table:table-cell>
              <table:table-cell office:value-type="float" office:value="-16017">
                <text:p>-16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16013">
                <text:p>-16013</text:p>
              </table:table-cell>
              <table:table-cell office:value-type="float" office:value="-16025">
                <text:p>-16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15759">
                <text:p>-15759</text:p>
              </table:table-cell>
              <table:table-cell office:value-type="float" office:value="-15740">
                <text:p>-157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15486">
                <text:p>-15486</text:p>
              </table:table-cell>
              <table:table-cell office:value-type="float" office:value="-15505">
                <text:p>-155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-15207">
                <text:p>-15207</text:p>
              </table:table-cell>
              <table:table-cell office:value-type="float" office:value="-15213">
                <text:p>-152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-15032">
                <text:p>-15032</text:p>
              </table:table-cell>
              <table:table-cell office:value-type="float" office:value="-15077">
                <text:p>-150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4756">
                <text:p>-14756</text:p>
              </table:table-cell>
              <table:table-cell office:value-type="float" office:value="-14789">
                <text:p>-147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14517">
                <text:p>-14517</text:p>
              </table:table-cell>
              <table:table-cell office:value-type="float" office:value="-14565">
                <text:p>-145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-14237">
                <text:p>-14237</text:p>
              </table:table-cell>
              <table:table-cell office:value-type="float" office:value="-14260">
                <text:p>-142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14118">
                <text:p>-14118</text:p>
              </table:table-cell>
              <table:table-cell office:value-type="float" office:value="-14200">
                <text:p>-142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-13855">
                <text:p>-13855</text:p>
              </table:table-cell>
              <table:table-cell office:value-type="float" office:value="-13842">
                <text:p>-13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13615">
                <text:p>-13615</text:p>
              </table:table-cell>
              <table:table-cell office:value-type="float" office:value="-13651">
                <text:p>-136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13233">
                <text:p>-13233</text:p>
              </table:table-cell>
              <table:table-cell office:value-type="float" office:value="-13325">
                <text:p>-133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-13145">
                <text:p>-13145</text:p>
              </table:table-cell>
              <table:table-cell office:value-type="float" office:value="-13284">
                <text:p>-13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-12799">
                <text:p>-12799</text:p>
              </table:table-cell>
              <table:table-cell office:value-type="float" office:value="-12872">
                <text:p>-128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-12522">
                <text:p>-12522</text:p>
              </table:table-cell>
              <table:table-cell office:value-type="float" office:value="-12631">
                <text:p>-126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12227">
                <text:p>-12227</text:p>
              </table:table-cell>
              <table:table-cell office:value-type="float" office:value="-12287">
                <text:p>-12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12223">
                <text:p>-12223</text:p>
              </table:table-cell>
              <table:table-cell office:value-type="float" office:value="-12297">
                <text:p>-122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11905">
                <text:p>-11905</text:p>
              </table:table-cell>
              <table:table-cell office:value-type="float" office:value="-11986">
                <text:p>-119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11636">
                <text:p>-11636</text:p>
              </table:table-cell>
              <table:table-cell office:value-type="float" office:value="-11719">
                <text:p>-117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11325">
                <text:p>-11325</text:p>
              </table:table-cell>
              <table:table-cell office:value-type="float" office:value="-11387">
                <text:p>-113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11112">
                <text:p>-11112</text:p>
              </table:table-cell>
              <table:table-cell office:value-type="float" office:value="-11130">
                <text:p>-111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10782">
                <text:p>-10782</text:p>
              </table:table-cell>
              <table:table-cell office:value-type="float" office:value="-10858">
                <text:p>-108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10512">
                <text:p>-10512</text:p>
              </table:table-cell>
              <table:table-cell office:value-type="float" office:value="-10542">
                <text:p>-105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-10180">
                <text:p>-10180</text:p>
              </table:table-cell>
              <table:table-cell office:value-type="float" office:value="-10186">
                <text:p>-101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10115">
                <text:p>-10115</text:p>
              </table:table-cell>
              <table:table-cell office:value-type="float" office:value="-10139">
                <text:p>-101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-9729">
                <text:p>-9729</text:p>
              </table:table-cell>
              <table:table-cell office:value-type="float" office:value="-9795">
                <text:p>-97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9428">
                <text:p>-9428</text:p>
              </table:table-cell>
              <table:table-cell office:value-type="float" office:value="-9529">
                <text:p>-95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-9085">
                <text:p>-9085</text:p>
              </table:table-cell>
              <table:table-cell office:value-type="float" office:value="-9125">
                <text:p>-9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8906">
                <text:p>-8906</text:p>
              </table:table-cell>
              <table:table-cell office:value-type="float" office:value="-8918">
                <text:p>-89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-8533">
                <text:p>-8533</text:p>
              </table:table-cell>
              <table:table-cell office:value-type="float" office:value="-8578">
                <text:p>-85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-8224">
                <text:p>-8224</text:p>
              </table:table-cell>
              <table:table-cell office:value-type="float" office:value="-8256">
                <text:p>-82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-7836">
                <text:p>-7836</text:p>
              </table:table-cell>
              <table:table-cell office:value-type="float" office:value="-7911">
                <text:p>-79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-7797">
                <text:p>-7797</text:p>
              </table:table-cell>
              <table:table-cell office:value-type="float" office:value="-7913">
                <text:p>-79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-7492">
                <text:p>-7492</text:p>
              </table:table-cell>
              <table:table-cell office:value-type="float" office:value="-7529">
                <text:p>-75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7164">
                <text:p>-7164</text:p>
              </table:table-cell>
              <table:table-cell office:value-type="float" office:value="-7156">
                <text:p>-7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-6775">
                <text:p>-6775</text:p>
              </table:table-cell>
              <table:table-cell office:value-type="float" office:value="-6831">
                <text:p>-68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-6583">
                <text:p>-6583</text:p>
              </table:table-cell>
              <table:table-cell office:value-type="float" office:value="-6622">
                <text:p>-66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-6157">
                <text:p>-6157</text:p>
              </table:table-cell>
              <table:table-cell office:value-type="float" office:value="-6160">
                <text:p>-61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-5864">
                <text:p>-5864</text:p>
              </table:table-cell>
              <table:table-cell office:value-type="float" office:value="-5782">
                <text:p>-57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5454">
                <text:p>-5454</text:p>
              </table:table-cell>
              <table:table-cell office:value-type="float" office:value="-5457">
                <text:p>-54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-5365">
                <text:p>-5365</text:p>
              </table:table-cell>
              <table:table-cell office:value-type="float" office:value="-5321">
                <text:p>-53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-4950">
                <text:p>-4950</text:p>
              </table:table-cell>
              <table:table-cell office:value-type="float" office:value="-4902">
                <text:p>-49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-4542">
                <text:p>-4542</text:p>
              </table:table-cell>
              <table:table-cell office:value-type="float" office:value="-4550">
                <text:p>-45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-4117">
                <text:p>-4117</text:p>
              </table:table-cell>
              <table:table-cell office:value-type="float" office:value="-4110">
                <text:p>-41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3839">
                <text:p>-3839</text:p>
              </table:table-cell>
              <table:table-cell office:value-type="float" office:value="-3873">
                <text:p>-38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-3433">
                <text:p>-3433</text:p>
              </table:table-cell>
              <table:table-cell office:value-type="float" office:value="-3456">
                <text:p>-34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-3073">
                <text:p>-3073</text:p>
              </table:table-cell>
              <table:table-cell office:value-type="float" office:value="-3081">
                <text:p>-30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-2584">
                <text:p>-2584</text:p>
              </table:table-cell>
              <table:table-cell office:value-type="float" office:value="-2636">
                <text:p>-26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-2570">
                <text:p>-2570</text:p>
              </table:table-cell>
              <table:table-cell office:value-type="float" office:value="-2644">
                <text:p>-26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-2189">
                <text:p>-2189</text:p>
              </table:table-cell>
              <table:table-cell office:value-type="float" office:value="-2208">
                <text:p>-22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-1761">
                <text:p>-1761</text:p>
              </table:table-cell>
              <table:table-cell office:value-type="float" office:value="-1827">
                <text:p>-18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-1303">
                <text:p>-1303</text:p>
              </table:table-cell>
              <table:table-cell office:value-type="float" office:value="-1346">
                <text:p>-13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1090">
                <text:p>-1090</text:p>
              </table:table-cell>
              <table:table-cell office:value-type="float" office:value="-1094">
                <text:p>-10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-628">
                <text:p>-628</text:p>
              </table:table-cell>
              <table:table-cell office:value-type="float" office:value="-597">
                <text:p>-5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241">
                <text:p>-241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421">
                <text:p>42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916">
                <text:p>916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1327">
                <text:p>1327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1854">
                <text:p>1854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2107">
                <text:p>2107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2654">
                <text:p>2654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3124">
                <text:p>3124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3748">
                <text:p>3748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3785">
                <text:p>3785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4346">
                <text:p>4346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4794">
                <text:p>4794</text:p>
              </table:table-cell>
              <table:table-cell office:value-type="float" office:value="4698">
                <text:p>46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5344">
                <text:p>5344</text:p>
              </table:table-cell>
              <table:table-cell office:value-type="float" office:value="5230">
                <text:p>52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5704">
                <text:p>5704</text:p>
              </table:table-cell>
              <table:table-cell office:value-type="float" office:value="5557">
                <text:p>55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6257">
                <text:p>6257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6732">
                <text:p>6732</text:p>
              </table:table-cell>
              <table:table-cell office:value-type="float" office:value="6638">
                <text:p>66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7373">
                <text:p>7373</text:p>
              </table:table-cell>
              <table:table-cell office:value-type="float" office:value="7266">
                <text:p>72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7409">
                <text:p>7409</text:p>
              </table:table-cell>
              <table:table-cell office:value-type="float" office:value="7397">
                <text:p>73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8106">
                <text:p>8106</text:p>
              </table:table-cell>
              <table:table-cell office:value-type="float" office:value="8047">
                <text:p>80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8631">
                <text:p>8631</text:p>
              </table:table-cell>
              <table:table-cell office:value-type="float" office:value="8527">
                <text:p>85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9240">
                <text:p>9240</text:p>
              </table:table-cell>
              <table:table-cell office:value-type="float" office:value="9218">
                <text:p>92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9596">
                <text:p>9596</text:p>
              </table:table-cell>
              <table:table-cell office:value-type="float" office:value="9510">
                <text:p>95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10292">
                <text:p>10292</text:p>
              </table:table-cell>
              <table:table-cell office:value-type="float" office:value="10143">
                <text:p>101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10766">
                <text:p>10766</text:p>
              </table:table-cell>
              <table:table-cell office:value-type="float" office:value="10674">
                <text:p>106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11550">
                <text:p>11550</text:p>
              </table:table-cell>
              <table:table-cell office:value-type="float" office:value="11424">
                <text:p>114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11545">
                <text:p>11545</text:p>
              </table:table-cell>
              <table:table-cell office:value-type="float" office:value="11475">
                <text:p>114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12269">
                <text:p>12269</text:p>
              </table:table-cell>
              <table:table-cell office:value-type="float" office:value="12156">
                <text:p>121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12890">
                <text:p>12890</text:p>
              </table:table-cell>
              <table:table-cell office:value-type="float" office:value="12755">
                <text:p>127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13591">
                <text:p>13591</text:p>
              </table:table-cell>
              <table:table-cell office:value-type="float" office:value="13509">
                <text:p>135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14055">
                <text:p>14055</text:p>
              </table:table-cell>
              <table:table-cell office:value-type="float" office:value="13811">
                <text:p>138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14706">
                <text:p>14706</text:p>
              </table:table-cell>
              <table:table-cell office:value-type="float" office:value="14574">
                <text:p>145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15373">
                <text:p>15373</text:p>
              </table:table-cell>
              <table:table-cell office:value-type="float" office:value="15244">
                <text:p>152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16139">
                <text:p>16139</text:p>
              </table:table-cell>
              <table:table-cell office:value-type="float" office:value="16014">
                <text:p>160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16207">
                <text:p>16207</text:p>
              </table:table-cell>
              <table:table-cell office:value-type="float" office:value="16055">
                <text:p>160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17062">
                <text:p>17062</text:p>
              </table:table-cell>
              <table:table-cell office:value-type="float" office:value="16895">
                <text:p>168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17648">
                <text:p>17648</text:p>
              </table:table-cell>
              <table:table-cell office:value-type="float" office:value="17550">
                <text:p>175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18519">
                <text:p>18519</text:p>
              </table:table-cell>
              <table:table-cell office:value-type="float" office:value="18377">
                <text:p>183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18952">
                <text:p>18952</text:p>
              </table:table-cell>
              <table:table-cell office:value-type="float" office:value="18784">
                <text:p>187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19795">
                <text:p>19795</text:p>
              </table:table-cell>
              <table:table-cell office:value-type="float" office:value="19682">
                <text:p>196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20464">
                <text:p>20464</text:p>
              </table:table-cell>
              <table:table-cell office:value-type="float" office:value="20432">
                <text:p>204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21414">
                <text:p>21414</text:p>
              </table:table-cell>
              <table:table-cell office:value-type="float" office:value="21336">
                <text:p>213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21367">
                <text:p>21367</text:p>
              </table:table-cell>
              <table:table-cell office:value-type="float" office:value="21262">
                <text:p>212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22341">
                <text:p>22341</text:p>
              </table:table-cell>
              <table:table-cell office:value-type="float" office:value="22117">
                <text:p>221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23084">
                <text:p>23084</text:p>
              </table:table-cell>
              <table:table-cell office:value-type="float" office:value="22881">
                <text:p>228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24081">
                <text:p>24081</text:p>
              </table:table-cell>
              <table:table-cell office:value-type="float" office:value="23849">
                <text:p>238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24394">
                <text:p>24394</text:p>
              </table:table-cell>
              <table:table-cell office:value-type="float" office:value="24338">
                <text:p>243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25365">
                <text:p>25365</text:p>
              </table:table-cell>
              <table:table-cell office:value-type="float" office:value="25221">
                <text:p>252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26270">
                <text:p>26270</text:p>
              </table:table-cell>
              <table:table-cell office:value-type="float" office:value="26066">
                <text:p>260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27323">
                <text:p>27323</text:p>
              </table:table-cell>
              <table:table-cell office:value-type="float" office:value="27171">
                <text:p>271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5714">
                <text:p>5714</text:p>
              </table:table-cell>
              <table:table-cell office:value-type="float" office:value="5742">
                <text:p>57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6082">
                <text:p>6082</text:p>
              </table:table-cell>
              <table:table-cell office:value-type="float" office:value="6138">
                <text:p>61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6326">
                <text:p>6326</text:p>
              </table:table-cell>
              <table:table-cell office:value-type="float" office:value="6418">
                <text:p>64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6729">
                <text:p>6729</text:p>
              </table:table-cell>
              <table:table-cell office:value-type="float" office:value="6780">
                <text:p>67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6913">
                <text:p>6913</text:p>
              </table:table-cell>
              <table:table-cell office:value-type="float" office:value="6937">
                <text:p>6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7310">
                <text:p>7310</text:p>
              </table:table-cell>
              <table:table-cell office:value-type="float" office:value="7360">
                <text:p>73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7581">
                <text:p>7581</text:p>
              </table:table-cell>
              <table:table-cell office:value-type="float" office:value="7686">
                <text:p>76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8005">
                <text:p>8005</text:p>
              </table:table-cell>
              <table:table-cell office:value-type="float" office:value="8024">
                <text:p>80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7926">
                <text:p>7926</text:p>
              </table:table-cell>
              <table:table-cell office:value-type="float" office:value="8067">
                <text:p>80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8358">
                <text:p>8358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8704">
                <text:p>8704</text:p>
              </table:table-cell>
              <table:table-cell office:value-type="float" office:value="8739">
                <text:p>87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9094">
                <text:p>9094</text:p>
              </table:table-cell>
              <table:table-cell office:value-type="float" office:value="9123">
                <text:p>91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9251">
                <text:p>9251</text:p>
              </table:table-cell>
              <table:table-cell office:value-type="float" office:value="9368">
                <text:p>93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9670">
                <text:p>9670</text:p>
              </table:table-cell>
              <table:table-cell office:value-type="float" office:value="9734">
                <text:p>97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10031">
                <text:p>10031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10461">
                <text:p>10461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10384">
                <text:p>10384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10828">
                <text:p>10828</text:p>
              </table:table-cell>
              <table:table-cell office:value-type="float" office:value="10875">
                <text:p>10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11133">
                <text:p>11133</text:p>
              </table:table-cell>
              <table:table-cell office:value-type="float" office:value="11173">
                <text:p>111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11547">
                <text:p>11547</text:p>
              </table:table-cell>
              <table:table-cell office:value-type="float" office:value="11582">
                <text:p>115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11816">
                <text:p>11816</text:p>
              </table:table-cell>
              <table:table-cell office:value-type="float" office:value="11833">
                <text:p>118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12178">
                <text:p>12178</text:p>
              </table:table-cell>
              <table:table-cell office:value-type="float" office:value="12251">
                <text:p>122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12567">
                <text:p>12567</text:p>
              </table:table-cell>
              <table:table-cell office:value-type="float" office:value="12600">
                <text:p>126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12967">
                <text:p>12967</text:p>
              </table:table-cell>
              <table:table-cell office:value-type="float" office:value="13031">
                <text:p>130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12994">
                <text:p>12994</text:p>
              </table:table-cell>
              <table:table-cell office:value-type="float" office:value="13059">
                <text:p>130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13464">
                <text:p>13464</text:p>
              </table:table-cell>
              <table:table-cell office:value-type="float" office:value="13427">
                <text:p>134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13749">
                <text:p>13749</text:p>
              </table:table-cell>
              <table:table-cell office:value-type="float" office:value="13821">
                <text:p>138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14262">
                <text:p>14262</text:p>
              </table:table-cell>
              <table:table-cell office:value-type="float" office:value="14270">
                <text:p>1427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14442">
                <text:p>14442</text:p>
              </table:table-cell>
              <table:table-cell office:value-type="float" office:value="14478">
                <text:p>144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14917">
                <text:p>14917</text:p>
              </table:table-cell>
              <table:table-cell office:value-type="float" office:value="14934">
                <text:p>149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15268">
                <text:p>15268</text:p>
              </table:table-cell>
              <table:table-cell office:value-type="float" office:value="15355">
                <text:p>153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15736">
                <text:p>15736</text:p>
              </table:table-cell>
              <table:table-cell office:value-type="float" office:value="15823">
                <text:p>158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15848">
                <text:p>15848</text:p>
              </table:table-cell>
              <table:table-cell office:value-type="float" office:value="15831">
                <text:p>158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16303">
                <text:p>16303</text:p>
              </table:table-cell>
              <table:table-cell office:value-type="float" office:value="16287">
                <text:p>162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16648">
                <text:p>16648</text:p>
              </table:table-cell>
              <table:table-cell office:value-type="float" office:value="16681">
                <text:p>166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17179">
                <text:p>17179</text:p>
              </table:table-cell>
              <table:table-cell office:value-type="float" office:value="17199">
                <text:p>171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17431">
                <text:p>17431</text:p>
              </table:table-cell>
              <table:table-cell office:value-type="float" office:value="17385">
                <text:p>173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17931">
                <text:p>17931</text:p>
              </table:table-cell>
              <table:table-cell office:value-type="float" office:value="17900">
                <text:p>179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8287">
                <text:p>18287</text:p>
              </table:table-cell>
              <table:table-cell office:value-type="float" office:value="18304">
                <text:p>183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18824">
                <text:p>18824</text:p>
              </table:table-cell>
              <table:table-cell office:value-type="float" office:value="18810">
                <text:p>188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18796">
                <text:p>18796</text:p>
              </table:table-cell>
              <table:table-cell office:value-type="float" office:value="18850">
                <text:p>1885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19352">
                <text:p>19352</text:p>
              </table:table-cell>
              <table:table-cell office:value-type="float" office:value="19386">
                <text:p>193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9736">
                <text:p>19736</text:p>
              </table:table-cell>
              <table:table-cell office:value-type="float" office:value="19771">
                <text:p>197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20265">
                <text:p>20265</text:p>
              </table:table-cell>
              <table:table-cell office:value-type="float" office:value="20284">
                <text:p>202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20605">
                <text:p>20605</text:p>
              </table:table-cell>
              <table:table-cell office:value-type="float" office:value="20543">
                <text:p>205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21067">
                <text:p>21067</text:p>
              </table:table-cell>
              <table:table-cell office:value-type="float" office:value="21100">
                <text:p>211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21584">
                <text:p>21584</text:p>
              </table:table-cell>
              <table:table-cell office:value-type="float" office:value="21485">
                <text:p>214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22085">
                <text:p>22085</text:p>
              </table:table-cell>
              <table:table-cell office:value-type="float" office:value="22101">
                <text:p>221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22111">
                <text:p>22111</text:p>
              </table:table-cell>
              <table:table-cell office:value-type="float" office:value="22138">
                <text:p>221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22642">
                <text:p>22642</text:p>
              </table:table-cell>
              <table:table-cell office:value-type="float" office:value="22697">
                <text:p>226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23180">
                <text:p>23180</text:p>
              </table:table-cell>
              <table:table-cell office:value-type="float" office:value="23098">
                <text:p>230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23732">
                <text:p>23732</text:p>
              </table:table-cell>
              <table:table-cell office:value-type="float" office:value="23730">
                <text:p>2373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24024">
                <text:p>24024</text:p>
              </table:table-cell>
              <table:table-cell office:value-type="float" office:value="23982">
                <text:p>239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24561">
                <text:p>24561</text:p>
              </table:table-cell>
              <table:table-cell office:value-type="float" office:value="24534">
                <text:p>245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25023">
                <text:p>25023</text:p>
              </table:table-cell>
              <table:table-cell office:value-type="float" office:value="25035">
                <text:p>250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25696">
                <text:p>25696</text:p>
              </table:table-cell>
              <table:table-cell office:value-type="float" office:value="25583">
                <text:p>255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25667">
                <text:p>25667</text:p>
              </table:table-cell>
              <table:table-cell office:value-type="float" office:value="25658">
                <text:p>256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26234">
                <text:p>26234</text:p>
              </table:table-cell>
              <table:table-cell office:value-type="float" office:value="26238">
                <text:p>262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26751">
                <text:p>26751</text:p>
              </table:table-cell>
              <table:table-cell office:value-type="float" office:value="26754">
                <text:p>267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27365">
                <text:p>27365</text:p>
              </table:table-cell>
              <table:table-cell office:value-type="float" office:value="27381">
                <text:p>273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27625">
                <text:p>27625</text:p>
              </table:table-cell>
              <table:table-cell office:value-type="float" office:value="27701">
                <text:p>277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28309">
                <text:p>28309</text:p>
              </table:table-cell>
              <table:table-cell office:value-type="float" office:value="28304">
                <text:p>283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28853">
                <text:p>28853</text:p>
              </table:table-cell>
              <table:table-cell office:value-type="float" office:value="28798">
                <text:p>287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29481">
                <text:p>29481</text:p>
              </table:table-cell>
              <table:table-cell office:value-type="float" office:value="29487">
                <text:p>294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29602">
                <text:p>29602</text:p>
              </table:table-cell>
              <table:table-cell office:value-type="float" office:value="29474">
                <text:p>294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30218">
                <text:p>30218</text:p>
              </table:table-cell>
              <table:table-cell office:value-type="float" office:value="30154">
                <text:p>301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30801">
                <text:p>30801</text:p>
              </table:table-cell>
              <table:table-cell office:value-type="float" office:value="30745">
                <text:p>307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31456">
                <text:p>31456</text:p>
              </table:table-cell>
              <table:table-cell office:value-type="float" office:value="31400">
                <text:p>314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31821">
                <text:p>31821</text:p>
              </table:table-cell>
              <table:table-cell office:value-type="float" office:value="31839">
                <text:p>318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32430">
                <text:p>32430</text:p>
              </table:table-cell>
              <table:table-cell office:value-type="float" office:value="32480">
                <text:p>324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33009">
                <text:p>33009</text:p>
              </table:table-cell>
              <table:table-cell office:value-type="float" office:value="33011">
                <text:p>330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33780">
                <text:p>33780</text:p>
              </table:table-cell>
              <table:table-cell office:value-type="float" office:value="33668">
                <text:p>336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33783">
                <text:p>33783</text:p>
              </table:table-cell>
              <table:table-cell office:value-type="float" office:value="33699">
                <text:p>336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34463">
                <text:p>34463</text:p>
              </table:table-cell>
              <table:table-cell office:value-type="float" office:value="34370">
                <text:p>343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35060">
                <text:p>35060</text:p>
              </table:table-cell>
              <table:table-cell office:value-type="float" office:value="35008">
                <text:p>350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35810">
                <text:p>35810</text:p>
              </table:table-cell>
              <table:table-cell office:value-type="float" office:value="35737">
                <text:p>357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36185">
                <text:p>36185</text:p>
              </table:table-cell>
              <table:table-cell office:value-type="float" office:value="36053">
                <text:p>360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36970">
                <text:p>36970</text:p>
              </table:table-cell>
              <table:table-cell office:value-type="float" office:value="36847">
                <text:p>368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37617">
                <text:p>37617</text:p>
              </table:table-cell>
              <table:table-cell office:value-type="float" office:value="37463">
                <text:p>374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38335">
                <text:p>38335</text:p>
              </table:table-cell>
              <table:table-cell office:value-type="float" office:value="38329">
                <text:p>383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38429">
                <text:p>38429</text:p>
              </table:table-cell>
              <table:table-cell office:value-type="float" office:value="38262">
                <text:p>382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39210">
                <text:p>39210</text:p>
              </table:table-cell>
              <table:table-cell office:value-type="float" office:value="39106">
                <text:p>391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39842">
                <text:p>39842</text:p>
              </table:table-cell>
              <table:table-cell office:value-type="float" office:value="39718">
                <text:p>397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40645">
                <text:p>40645</text:p>
              </table:table-cell>
              <table:table-cell office:value-type="float" office:value="40646">
                <text:p>406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41082">
                <text:p>41082</text:p>
              </table:table-cell>
              <table:table-cell office:value-type="float" office:value="41002">
                <text:p>410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41898">
                <text:p>41898</text:p>
              </table:table-cell>
              <table:table-cell office:value-type="float" office:value="41826">
                <text:p>418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42593">
                <text:p>42593</text:p>
              </table:table-cell>
              <table:table-cell office:value-type="float" office:value="42501">
                <text:p>425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43516">
                <text:p>43516</text:p>
              </table:table-cell>
              <table:table-cell office:value-type="float" office:value="43333">
                <text:p>43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43492">
                <text:p>43492</text:p>
              </table:table-cell>
              <table:table-cell office:value-type="float" office:value="43409">
                <text:p>434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44307">
                <text:p>44307</text:p>
              </table:table-cell>
              <table:table-cell office:value-type="float" office:value="44257">
                <text:p>442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45050">
                <text:p>45050</text:p>
              </table:table-cell>
              <table:table-cell office:value-type="float" office:value="44959">
                <text:p>449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45926">
                <text:p>45926</text:p>
              </table:table-cell>
              <table:table-cell office:value-type="float" office:value="45950">
                <text:p>4595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46443">
                <text:p>46443</text:p>
              </table:table-cell>
              <table:table-cell office:value-type="float" office:value="46408">
                <text:p>464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47337">
                <text:p>47337</text:p>
              </table:table-cell>
              <table:table-cell office:value-type="float" office:value="47293">
                <text:p>472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48111">
                <text:p>48111</text:p>
              </table:table-cell>
              <table:table-cell office:value-type="float" office:value="48020">
                <text:p>4802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49141">
                <text:p>49141</text:p>
              </table:table-cell>
              <table:table-cell office:value-type="float" office:value="49062">
                <text:p>490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49294">
                <text:p>49294</text:p>
              </table:table-cell>
              <table:table-cell office:value-type="float" office:value="49084">
                <text:p>490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50207">
                <text:p>50207</text:p>
              </table:table-cell>
              <table:table-cell office:value-type="float" office:value="50120">
                <text:p>5012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51032">
                <text:p>51032</text:p>
              </table:table-cell>
              <table:table-cell office:value-type="float" office:value="50860">
                <text:p>5086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52034">
                <text:p>52034</text:p>
              </table:table-cell>
              <table:table-cell office:value-type="float" office:value="51893">
                <text:p>518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52449">
                <text:p>52449</text:p>
              </table:table-cell>
              <table:table-cell office:value-type="float" office:value="52471">
                <text:p>524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53532">
                <text:p>53532</text:p>
              </table:table-cell>
              <table:table-cell office:value-type="float" office:value="53394">
                <text:p>533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54458">
                <text:p>54458</text:p>
              </table:table-cell>
              <table:table-cell office:value-type="float" office:value="54302">
                <text:p>543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55361">
                <text:p>55361</text:p>
              </table:table-cell>
              <table:table-cell office:value-type="float" office:value="55320">
                <text:p>5532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55426">
                <text:p>55426</text:p>
              </table:table-cell>
              <table:table-cell office:value-type="float" office:value="55396">
                <text:p>553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56544">
                <text:p>56544</text:p>
              </table:table-cell>
              <table:table-cell office:value-type="float" office:value="56492">
                <text:p>564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57490">
                <text:p>57490</text:p>
              </table:table-cell>
              <table:table-cell office:value-type="float" office:value="57296">
                <text:p>572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58634">
                <text:p>58634</text:p>
              </table:table-cell>
              <table:table-cell office:value-type="float" office:value="58512">
                <text:p>585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59157">
                <text:p>59157</text:p>
              </table:table-cell>
              <table:table-cell office:value-type="float" office:value="59054">
                <text:p>590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60299">
                <text:p>60299</text:p>
              </table:table-cell>
              <table:table-cell office:value-type="float" office:value="60127">
                <text:p>601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61141">
                <text:p>61141</text:p>
              </table:table-cell>
              <table:table-cell office:value-type="float" office:value="60982">
                <text:p>609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62427">
                <text:p>62427</text:p>
              </table:table-cell>
              <table:table-cell office:value-type="float" office:value="62415">
                <text:p>624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62473">
                <text:p>62473</text:p>
              </table:table-cell>
              <table:table-cell office:value-type="float" office:value="62425">
                <text:p>624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ine_20_with_20_Fine_20_Dots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03cm" svg:height="9.084cm" xlink:href=".." xlink:type="simple" chart:class="chart:scatter" chart:style-name="ch1">
        <chart:legend chart:legend-position="end" svg:x="12.151cm" svg:y="3.496cm" style:legend-expansion="high" chart:style-name="ch2"/>
        <chart:plot-area chart:style-name="ch3" table:cell-range-address="Sheet1.B6:Sheet1.F231" svg:x="0.316cm" svg:y="0.181cm" svg:width="11.519cm" svg:height="8.722cm">
          <chartooo:coordinate-region svg:x="1.599cm" svg:y="0.38cm" svg:width="9.956cm" svg:height="8.3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6:Sheet1.C231" chart:class="chart:scatter">
            <chart:domain table:cell-range-address="Sheet1.B6:Sheet1.B231"/>
            <chart:data-point chart:repeated="226"/>
          </chart:series>
          <chart:series chart:style-name="ch7" chart:values-cell-range-address="Sheet1.D6:Sheet1.D231" chart:class="chart:scatter">
            <chart:data-point chart:repeated="226"/>
          </chart:series>
          <chart:series chart:style-name="ch8" chart:values-cell-range-address="Sheet1.E6:Sheet1.E231" chart:class="chart:scatter">
            <chart:data-point chart:repeated="226"/>
          </chart:series>
          <chart:series chart:style-name="ch9" chart:values-cell-range-address="Sheet1.F6:Sheet1.F231" chart:class="chart:scatter">
            <chart:data-point chart:repeated="2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B6:Sheet1.B231</svg:desc>
                </draw:g>
              </table:table-cell>
              <table:table-cell office:value-type="float" office:value="-17092">
                <text:p>-17092</text:p>
                <draw:g>
                  <svg:desc>Sheet1.C6:Sheet1.C231</svg:desc>
                </draw:g>
              </table:table-cell>
              <table:table-cell office:value-type="float" office:value="-17026">
                <text:p>-17026</text:p>
                <draw:g>
                  <svg:desc>Sheet1.D6:Sheet1.D231</svg:desc>
                </draw:g>
              </table:table-cell>
              <table:table-cell office:value-type="float" office:value="-17059">
                <text:p>-17059</text:p>
                <draw:g>
                  <svg:desc>Sheet1.E6:Sheet1.E231</svg:desc>
                </draw:g>
              </table:table-cell>
              <table:table-cell office:value-type="float" office:value="-17689">
                <text:p>-17689</text:p>
                <draw:g>
                  <svg:desc>Sheet1.F6:Sheet1.F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16832">
                <text:p>-16832</text:p>
              </table:table-cell>
              <table:table-cell office:value-type="float" office:value="-16697">
                <text:p>-16697</text:p>
              </table:table-cell>
              <table:table-cell office:value-type="float" office:value="-16825">
                <text:p>-16825</text:p>
              </table:table-cell>
              <table:table-cell office:value-type="float" office:value="-17423">
                <text:p>-17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16638">
                <text:p>-16638</text:p>
              </table:table-cell>
              <table:table-cell office:value-type="float" office:value="-16575">
                <text:p>-16575</text:p>
              </table:table-cell>
              <table:table-cell office:value-type="float" office:value="-16599">
                <text:p>-16599</text:p>
              </table:table-cell>
              <table:table-cell office:value-type="float" office:value="-17191">
                <text:p>-17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16380">
                <text:p>-16380</text:p>
              </table:table-cell>
              <table:table-cell office:value-type="float" office:value="-16343">
                <text:p>-16343</text:p>
              </table:table-cell>
              <table:table-cell office:value-type="float" office:value="-16351">
                <text:p>-16351</text:p>
              </table:table-cell>
              <table:table-cell office:value-type="float" office:value="-16947">
                <text:p>-16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16255">
                <text:p>-16255</text:p>
              </table:table-cell>
              <table:table-cell office:value-type="float" office:value="-16155">
                <text:p>-16155</text:p>
              </table:table-cell>
              <table:table-cell office:value-type="float" office:value="-16221">
                <text:p>-16221</text:p>
              </table:table-cell>
              <table:table-cell office:value-type="float" office:value="-16830">
                <text:p>-168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15986">
                <text:p>-15986</text:p>
              </table:table-cell>
              <table:table-cell office:value-type="float" office:value="-15921">
                <text:p>-15921</text:p>
              </table:table-cell>
              <table:table-cell office:value-type="float" office:value="-15969">
                <text:p>-15969</text:p>
              </table:table-cell>
              <table:table-cell office:value-type="float" office:value="-16547">
                <text:p>-16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15769">
                <text:p>-15769</text:p>
              </table:table-cell>
              <table:table-cell office:value-type="float" office:value="-15719">
                <text:p>-15719</text:p>
              </table:table-cell>
              <table:table-cell office:value-type="float" office:value="-15759">
                <text:p>-15759</text:p>
              </table:table-cell>
              <table:table-cell office:value-type="float" office:value="-16323">
                <text:p>-16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15493">
                <text:p>-15493</text:p>
              </table:table-cell>
              <table:table-cell office:value-type="float" office:value="-15445">
                <text:p>-15445</text:p>
              </table:table-cell>
              <table:table-cell office:value-type="float" office:value="-15487">
                <text:p>-15487</text:p>
              </table:table-cell>
              <table:table-cell office:value-type="float" office:value="-16028">
                <text:p>-16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15483">
                <text:p>-15483</text:p>
              </table:table-cell>
              <table:table-cell office:value-type="float" office:value="-15423">
                <text:p>-15423</text:p>
              </table:table-cell>
              <table:table-cell office:value-type="float" office:value="-15453">
                <text:p>-15453</text:p>
              </table:table-cell>
              <table:table-cell office:value-type="float" office:value="-16039">
                <text:p>-16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15178">
                <text:p>-15178</text:p>
              </table:table-cell>
              <table:table-cell office:value-type="float" office:value="-15123">
                <text:p>-15123</text:p>
              </table:table-cell>
              <table:table-cell office:value-type="float" office:value="-15219">
                <text:p>-15219</text:p>
              </table:table-cell>
              <table:table-cell office:value-type="float" office:value="-15766">
                <text:p>-157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15011">
                <text:p>-15011</text:p>
              </table:table-cell>
              <table:table-cell office:value-type="float" office:value="-14949">
                <text:p>-14949</text:p>
              </table:table-cell>
              <table:table-cell office:value-type="float" office:value="-14999">
                <text:p>-14999</text:p>
              </table:table-cell>
              <table:table-cell office:value-type="float" office:value="-15518">
                <text:p>-155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14699">
                <text:p>-14699</text:p>
              </table:table-cell>
              <table:table-cell office:value-type="float" office:value="-14684">
                <text:p>-14684</text:p>
              </table:table-cell>
              <table:table-cell office:value-type="float" office:value="-14683">
                <text:p>-14683</text:p>
              </table:table-cell>
              <table:table-cell office:value-type="float" office:value="-15228">
                <text:p>-15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14559">
                <text:p>-14559</text:p>
              </table:table-cell>
              <table:table-cell office:value-type="float" office:value="-14549">
                <text:p>-14549</text:p>
              </table:table-cell>
              <table:table-cell office:value-type="float" office:value="-14535">
                <text:p>-14535</text:p>
              </table:table-cell>
              <table:table-cell office:value-type="float" office:value="-15071">
                <text:p>-150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14281">
                <text:p>-14281</text:p>
              </table:table-cell>
              <table:table-cell office:value-type="float" office:value="-14268">
                <text:p>-14268</text:p>
              </table:table-cell>
              <table:table-cell office:value-type="float" office:value="-14229">
                <text:p>-14229</text:p>
              </table:table-cell>
              <table:table-cell office:value-type="float" office:value="-14789">
                <text:p>-147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14026">
                <text:p>-14026</text:p>
              </table:table-cell>
              <table:table-cell office:value-type="float" office:value="-14034">
                <text:p>-14034</text:p>
              </table:table-cell>
              <table:table-cell office:value-type="float" office:value="-13975">
                <text:p>-13975</text:p>
              </table:table-cell>
              <table:table-cell office:value-type="float" office:value="-14563">
                <text:p>-14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3724">
                <text:p>-13724</text:p>
              </table:table-cell>
              <table:table-cell office:value-type="float" office:value="-13718">
                <text:p>-13718</text:p>
              </table:table-cell>
              <table:table-cell office:value-type="float" office:value="-13699">
                <text:p>-13699</text:p>
              </table:table-cell>
              <table:table-cell office:value-type="float" office:value="-14257">
                <text:p>-142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13678">
                <text:p>-13678</text:p>
              </table:table-cell>
              <table:table-cell office:value-type="float" office:value="-13649">
                <text:p>-13649</text:p>
              </table:table-cell>
              <table:table-cell office:value-type="float" office:value="-13607">
                <text:p>-13607</text:p>
              </table:table-cell>
              <table:table-cell office:value-type="float" office:value="-14204">
                <text:p>-14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13366">
                <text:p>-13366</text:p>
              </table:table-cell>
              <table:table-cell office:value-type="float" office:value="-13350">
                <text:p>-13350</text:p>
              </table:table-cell>
              <table:table-cell office:value-type="float" office:value="-13329">
                <text:p>-13329</text:p>
              </table:table-cell>
              <table:table-cell office:value-type="float" office:value="-13896">
                <text:p>-138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13133">
                <text:p>-13133</text:p>
              </table:table-cell>
              <table:table-cell office:value-type="float" office:value="-13120">
                <text:p>-13120</text:p>
              </table:table-cell>
              <table:table-cell office:value-type="float" office:value="-13119">
                <text:p>-13119</text:p>
              </table:table-cell>
              <table:table-cell office:value-type="float" office:value="-13636">
                <text:p>-13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12802">
                <text:p>-12802</text:p>
              </table:table-cell>
              <table:table-cell office:value-type="float" office:value="-12801">
                <text:p>-12801</text:p>
              </table:table-cell>
              <table:table-cell office:value-type="float" office:value="-12741">
                <text:p>-12741</text:p>
              </table:table-cell>
              <table:table-cell office:value-type="float" office:value="-13324">
                <text:p>-13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2643">
                <text:p>-12643</text:p>
              </table:table-cell>
              <table:table-cell office:value-type="float" office:value="-12646">
                <text:p>-12646</text:p>
              </table:table-cell>
              <table:table-cell office:value-type="float" office:value="-12615">
                <text:p>-12615</text:p>
              </table:table-cell>
              <table:table-cell office:value-type="float" office:value="-13168">
                <text:p>-131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2326">
                <text:p>-12326</text:p>
              </table:table-cell>
              <table:table-cell office:value-type="float" office:value="-12367">
                <text:p>-12367</text:p>
              </table:table-cell>
              <table:table-cell office:value-type="float" office:value="-12289">
                <text:p>-12289</text:p>
              </table:table-cell>
              <table:table-cell office:value-type="float" office:value="-12844">
                <text:p>-128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12110">
                <text:p>-12110</text:p>
              </table:table-cell>
              <table:table-cell office:value-type="float" office:value="-12088">
                <text:p>-12088</text:p>
              </table:table-cell>
              <table:table-cell office:value-type="float" office:value="-12041">
                <text:p>-12041</text:p>
              </table:table-cell>
              <table:table-cell office:value-type="float" office:value="-12618">
                <text:p>-126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11764">
                <text:p>-11764</text:p>
              </table:table-cell>
              <table:table-cell office:value-type="float" office:value="-11748">
                <text:p>-11748</text:p>
              </table:table-cell>
              <table:table-cell office:value-type="float" office:value="-11695">
                <text:p>-11695</text:p>
              </table:table-cell>
              <table:table-cell office:value-type="float" office:value="-12258">
                <text:p>-12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11766">
                <text:p>-11766</text:p>
              </table:table-cell>
              <table:table-cell office:value-type="float" office:value="-11735">
                <text:p>-11735</text:p>
              </table:table-cell>
              <table:table-cell office:value-type="float" office:value="-11753">
                <text:p>-11753</text:p>
              </table:table-cell>
              <table:table-cell office:value-type="float" office:value="-12258">
                <text:p>-12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1433">
                <text:p>-11433</text:p>
              </table:table-cell>
              <table:table-cell office:value-type="float" office:value="-11434">
                <text:p>-11434</text:p>
              </table:table-cell>
              <table:table-cell office:value-type="float" office:value="-11391">
                <text:p>-11391</text:p>
              </table:table-cell>
              <table:table-cell office:value-type="float" office:value="-11921">
                <text:p>-119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1172">
                <text:p>-11172</text:p>
              </table:table-cell>
              <table:table-cell office:value-type="float" office:value="-11150">
                <text:p>-11150</text:p>
              </table:table-cell>
              <table:table-cell office:value-type="float" office:value="-11127">
                <text:p>-11127</text:p>
              </table:table-cell>
              <table:table-cell office:value-type="float" office:value="-11655">
                <text:p>-116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0842">
                <text:p>-10842</text:p>
              </table:table-cell>
              <table:table-cell office:value-type="float" office:value="-10831">
                <text:p>-10831</text:p>
              </table:table-cell>
              <table:table-cell office:value-type="float" office:value="-10791">
                <text:p>-10791</text:p>
              </table:table-cell>
              <table:table-cell office:value-type="float" office:value="-11301">
                <text:p>-113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0681">
                <text:p>-10681</text:p>
              </table:table-cell>
              <table:table-cell office:value-type="float" office:value="-10669">
                <text:p>-10669</text:p>
              </table:table-cell>
              <table:table-cell office:value-type="float" office:value="-10645">
                <text:p>-10645</text:p>
              </table:table-cell>
              <table:table-cell office:value-type="float" office:value="-11158">
                <text:p>-11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0342">
                <text:p>-10342</text:p>
              </table:table-cell>
              <table:table-cell office:value-type="float" office:value="-10324">
                <text:p>-10324</text:p>
              </table:table-cell>
              <table:table-cell office:value-type="float" office:value="-10275">
                <text:p>-10275</text:p>
              </table:table-cell>
              <table:table-cell office:value-type="float" office:value="-10829">
                <text:p>-108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0046">
                <text:p>-10046</text:p>
              </table:table-cell>
              <table:table-cell office:value-type="float" office:value="-10066">
                <text:p>-10066</text:p>
              </table:table-cell>
              <table:table-cell office:value-type="float" office:value="-10019">
                <text:p>-10019</text:p>
              </table:table-cell>
              <table:table-cell office:value-type="float" office:value="-10555">
                <text:p>-105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9692">
                <text:p>-9692</text:p>
              </table:table-cell>
              <table:table-cell office:value-type="float" office:value="-9693">
                <text:p>-9693</text:p>
              </table:table-cell>
              <table:table-cell office:value-type="float" office:value="-9655">
                <text:p>-9655</text:p>
              </table:table-cell>
              <table:table-cell office:value-type="float" office:value="-10189">
                <text:p>-101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9642">
                <text:p>-9642</text:p>
              </table:table-cell>
              <table:table-cell office:value-type="float" office:value="-9629">
                <text:p>-9629</text:p>
              </table:table-cell>
              <table:table-cell office:value-type="float" office:value="-9615">
                <text:p>-9615</text:p>
              </table:table-cell>
              <table:table-cell office:value-type="float" office:value="-10166">
                <text:p>-101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9276">
                <text:p>-9276</text:p>
              </table:table-cell>
              <table:table-cell office:value-type="float" office:value="-9269">
                <text:p>-9269</text:p>
              </table:table-cell>
              <table:table-cell office:value-type="float" office:value="-9255">
                <text:p>-9255</text:p>
              </table:table-cell>
              <table:table-cell office:value-type="float" office:value="-9811">
                <text:p>-98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8962">
                <text:p>-8962</text:p>
              </table:table-cell>
              <table:table-cell office:value-type="float" office:value="-9002">
                <text:p>-9002</text:p>
              </table:table-cell>
              <table:table-cell office:value-type="float" office:value="-8961">
                <text:p>-8961</text:p>
              </table:table-cell>
              <table:table-cell office:value-type="float" office:value="-9513">
                <text:p>-95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8589">
                <text:p>-8589</text:p>
              </table:table-cell>
              <table:table-cell office:value-type="float" office:value="-8597">
                <text:p>-8597</text:p>
              </table:table-cell>
              <table:table-cell office:value-type="float" office:value="-8613">
                <text:p>-8613</text:p>
              </table:table-cell>
              <table:table-cell office:value-type="float" office:value="-9116">
                <text:p>-91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8416">
                <text:p>-8416</text:p>
              </table:table-cell>
              <table:table-cell office:value-type="float" office:value="-8405">
                <text:p>-8405</text:p>
              </table:table-cell>
              <table:table-cell office:value-type="float" office:value="-8393">
                <text:p>-8393</text:p>
              </table:table-cell>
              <table:table-cell office:value-type="float" office:value="-8967">
                <text:p>-89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8063">
                <text:p>-8063</text:p>
              </table:table-cell>
              <table:table-cell office:value-type="float" office:value="-8051">
                <text:p>-8051</text:p>
              </table:table-cell>
              <table:table-cell office:value-type="float" office:value="-7947">
                <text:p>-7947</text:p>
              </table:table-cell>
              <table:table-cell office:value-type="float" office:value="-8545">
                <text:p>-85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7751">
                <text:p>-7751</text:p>
              </table:table-cell>
              <table:table-cell office:value-type="float" office:value="-7728">
                <text:p>-7728</text:p>
              </table:table-cell>
              <table:table-cell office:value-type="float" office:value="-7709">
                <text:p>-7709</text:p>
              </table:table-cell>
              <table:table-cell office:value-type="float" office:value="-8260">
                <text:p>-82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7363">
                <text:p>-7363</text:p>
              </table:table-cell>
              <table:table-cell office:value-type="float" office:value="-7385">
                <text:p>-7385</text:p>
              </table:table-cell>
              <table:table-cell office:value-type="float" office:value="-7313">
                <text:p>-7313</text:p>
              </table:table-cell>
              <table:table-cell office:value-type="float" office:value="-7880">
                <text:p>-78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7363">
                <text:p>-7363</text:p>
              </table:table-cell>
              <table:table-cell office:value-type="float" office:value="-7381">
                <text:p>-7381</text:p>
              </table:table-cell>
              <table:table-cell office:value-type="float" office:value="-7311">
                <text:p>-7311</text:p>
              </table:table-cell>
              <table:table-cell office:value-type="float" office:value="-7876">
                <text:p>-78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6974">
                <text:p>-6974</text:p>
              </table:table-cell>
              <table:table-cell office:value-type="float" office:value="-6967">
                <text:p>-6967</text:p>
              </table:table-cell>
              <table:table-cell office:value-type="float" office:value="-6941">
                <text:p>-6941</text:p>
              </table:table-cell>
              <table:table-cell office:value-type="float" office:value="-7487">
                <text:p>-74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6650">
                <text:p>-6650</text:p>
              </table:table-cell>
              <table:table-cell office:value-type="float" office:value="-6624">
                <text:p>-6624</text:p>
              </table:table-cell>
              <table:table-cell office:value-type="float" office:value="-6615">
                <text:p>-6615</text:p>
              </table:table-cell>
              <table:table-cell office:value-type="float" office:value="-7171">
                <text:p>-71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6252">
                <text:p>-6252</text:p>
              </table:table-cell>
              <table:table-cell office:value-type="float" office:value="-6192">
                <text:p>-6192</text:p>
              </table:table-cell>
              <table:table-cell office:value-type="float" office:value="-6215">
                <text:p>-6215</text:p>
              </table:table-cell>
              <table:table-cell office:value-type="float" office:value="-6781">
                <text:p>-67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6056">
                <text:p>-6056</text:p>
              </table:table-cell>
              <table:table-cell office:value-type="float" office:value="-6043">
                <text:p>-6043</text:p>
              </table:table-cell>
              <table:table-cell office:value-type="float" office:value="-5991">
                <text:p>-5991</text:p>
              </table:table-cell>
              <table:table-cell office:value-type="float" office:value="-6573">
                <text:p>-65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5637">
                <text:p>-5637</text:p>
              </table:table-cell>
              <table:table-cell office:value-type="float" office:value="-5620">
                <text:p>-5620</text:p>
              </table:table-cell>
              <table:table-cell office:value-type="float" office:value="-5583">
                <text:p>-5583</text:p>
              </table:table-cell>
              <table:table-cell office:value-type="float" office:value="-6170">
                <text:p>-61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5311">
                <text:p>-5311</text:p>
              </table:table-cell>
              <table:table-cell office:value-type="float" office:value="-5297">
                <text:p>-5297</text:p>
              </table:table-cell>
              <table:table-cell office:value-type="float" office:value="-5253">
                <text:p>-5253</text:p>
              </table:table-cell>
              <table:table-cell office:value-type="float" office:value="-5837">
                <text:p>-58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4861">
                <text:p>-4861</text:p>
              </table:table-cell>
              <table:table-cell office:value-type="float" office:value="-4796">
                <text:p>-4796</text:p>
              </table:table-cell>
              <table:table-cell office:value-type="float" office:value="-4815">
                <text:p>-4815</text:p>
              </table:table-cell>
              <table:table-cell office:value-type="float" office:value="-5406">
                <text:p>-54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4820">
                <text:p>-4820</text:p>
              </table:table-cell>
              <table:table-cell office:value-type="float" office:value="-4775">
                <text:p>-4775</text:p>
              </table:table-cell>
              <table:table-cell office:value-type="float" office:value="-4753">
                <text:p>-4753</text:p>
              </table:table-cell>
              <table:table-cell office:value-type="float" office:value="-5317">
                <text:p>-5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4387">
                <text:p>-4387</text:p>
              </table:table-cell>
              <table:table-cell office:value-type="float" office:value="-4370">
                <text:p>-4370</text:p>
              </table:table-cell>
              <table:table-cell office:value-type="float" office:value="-4305">
                <text:p>-4305</text:p>
              </table:table-cell>
              <table:table-cell office:value-type="float" office:value="-4908">
                <text:p>-49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4040">
                <text:p>-4040</text:p>
              </table:table-cell>
              <table:table-cell office:value-type="float" office:value="-4003">
                <text:p>-4003</text:p>
              </table:table-cell>
              <table:table-cell office:value-type="float" office:value="-3901">
                <text:p>-3901</text:p>
              </table:table-cell>
              <table:table-cell office:value-type="float" office:value="-4581">
                <text:p>-45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3584">
                <text:p>-3584</text:p>
              </table:table-cell>
              <table:table-cell office:value-type="float" office:value="-3479">
                <text:p>-3479</text:p>
              </table:table-cell>
              <table:table-cell office:value-type="float" office:value="-3427">
                <text:p>-3427</text:p>
              </table:table-cell>
              <table:table-cell office:value-type="float" office:value="-4139">
                <text:p>-41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3361">
                <text:p>-3361</text:p>
              </table:table-cell>
              <table:table-cell office:value-type="float" office:value="-3382">
                <text:p>-3382</text:p>
              </table:table-cell>
              <table:table-cell office:value-type="float" office:value="-3217">
                <text:p>-3217</text:p>
              </table:table-cell>
              <table:table-cell office:value-type="float" office:value="-3919">
                <text:p>-39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2891">
                <text:p>-2891</text:p>
              </table:table-cell>
              <table:table-cell office:value-type="float" office:value="-2874">
                <text:p>-2874</text:p>
              </table:table-cell>
              <table:table-cell office:value-type="float" office:value="-2721">
                <text:p>-2721</text:p>
              </table:table-cell>
              <table:table-cell office:value-type="float" office:value="-3449">
                <text:p>-34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2519">
                <text:p>-2519</text:p>
              </table:table-cell>
              <table:table-cell office:value-type="float" office:value="-2509">
                <text:p>-2509</text:p>
              </table:table-cell>
              <table:table-cell office:value-type="float" office:value="-2405">
                <text:p>-2405</text:p>
              </table:table-cell>
              <table:table-cell office:value-type="float" office:value="-3118">
                <text:p>-31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2010">
                <text:p>-2010</text:p>
              </table:table-cell>
              <table:table-cell office:value-type="float" office:value="-2015">
                <text:p>-2015</text:p>
              </table:table-cell>
              <table:table-cell office:value-type="float" office:value="-1831">
                <text:p>-1831</text:p>
              </table:table-cell>
              <table:table-cell office:value-type="float" office:value="-2649">
                <text:p>-26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1986">
                <text:p>-1986</text:p>
              </table:table-cell>
              <table:table-cell office:value-type="float" office:value="-1981">
                <text:p>-1981</text:p>
              </table:table-cell>
              <table:table-cell office:value-type="float" office:value="-1845">
                <text:p>-1845</text:p>
              </table:table-cell>
              <table:table-cell office:value-type="float" office:value="-2607">
                <text:p>-26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1486">
                <text:p>-1486</text:p>
              </table:table-cell>
              <table:table-cell office:value-type="float" office:value="-1492">
                <text:p>-1492</text:p>
              </table:table-cell>
              <table:table-cell office:value-type="float" office:value="-1351">
                <text:p>-1351</text:p>
              </table:table-cell>
              <table:table-cell office:value-type="float" office:value="-2156">
                <text:p>-21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1059">
                <text:p>-1059</text:p>
              </table:table-cell>
              <table:table-cell office:value-type="float" office:value="-1059">
                <text:p>-1059</text:p>
              </table:table-cell>
              <table:table-cell office:value-type="float" office:value="-779">
                <text:p>-779</text:p>
              </table:table-cell>
              <table:table-cell office:value-type="float" office:value="-1781">
                <text:p>-17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395">
                <text:p>-395</text:p>
              </table:table-cell>
              <table:table-cell office:value-type="float" office:value="-357">
                <text:p>-357</text:p>
              </table:table-cell>
              <table:table-cell office:value-type="float" office:value="173">
                <text:p>173</text:p>
              </table:table-cell>
              <table:table-cell office:value-type="float" office:value="-1332">
                <text:p>-13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318">
                <text:p>318</text:p>
              </table:table-cell>
              <table:table-cell office:value-type="float" office:value="399">
                <text:p>399</text:p>
              </table:table-cell>
              <table:table-cell office:value-type="float" office:value="45">
                <text:p>45</text:p>
              </table:table-cell>
              <table:table-cell office:value-type="float" office:value="-1120">
                <text:p>-11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148">
                <text:p>148</text:p>
              </table:table-cell>
              <table:table-cell office:value-type="float" office:value="83">
                <text:p>83</text:p>
              </table:table-cell>
              <table:table-cell office:value-type="float" office:value="-165">
                <text:p>-165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201">
                <text:p>201</text:p>
              </table:table-cell>
              <table:table-cell office:value-type="float" office:value="167">
                <text:p>167</text:p>
              </table:table-cell>
              <table:table-cell office:value-type="float" office:value="521">
                <text:p>521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977">
                <text:p>977</text:p>
              </table:table-cell>
              <table:table-cell office:value-type="float" office:value="974">
                <text:p>974</text:p>
              </table:table-cell>
              <table:table-cell office:value-type="float" office:value="1165">
                <text:p>116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1062">
                <text:p>1062</text:p>
              </table:table-cell>
              <table:table-cell office:value-type="float" office:value="1079">
                <text:p>1079</text:p>
              </table:table-cell>
              <table:table-cell office:value-type="float" office:value="1199">
                <text:p>119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1652">
                <text:p>1652</text:p>
              </table:table-cell>
              <table:table-cell office:value-type="float" office:value="1666">
                <text:p>1666</text:p>
              </table:table-cell>
              <table:table-cell office:value-type="float" office:value="1809">
                <text:p>1809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2112">
                <text:p>2112</text:p>
              </table:table-cell>
              <table:table-cell office:value-type="float" office:value="2155">
                <text:p>2155</text:p>
              </table:table-cell>
              <table:table-cell office:value-type="float" office:value="2283">
                <text:p>2283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2697">
                <text:p>2697</text:p>
              </table:table-cell>
              <table:table-cell office:value-type="float" office:value="2722">
                <text:p>2722</text:p>
              </table:table-cell>
              <table:table-cell office:value-type="float" office:value="2831">
                <text:p>2831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2933">
                <text:p>2933</text:p>
              </table:table-cell>
              <table:table-cell office:value-type="float" office:value="2968">
                <text:p>2968</text:p>
              </table:table-cell>
              <table:table-cell office:value-type="float" office:value="3123">
                <text:p>3123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3516">
                <text:p>3516</text:p>
              </table:table-cell>
              <table:table-cell office:value-type="float" office:value="3543">
                <text:p>3543</text:p>
              </table:table-cell>
              <table:table-cell office:value-type="float" office:value="3703">
                <text:p>3703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3977">
                <text:p>3977</text:p>
              </table:table-cell>
              <table:table-cell office:value-type="float" office:value="4031">
                <text:p>4031</text:p>
              </table:table-cell>
              <table:table-cell office:value-type="float" office:value="4115">
                <text:p>4115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4545">
                <text:p>4545</text:p>
              </table:table-cell>
              <table:table-cell office:value-type="float" office:value="4598">
                <text:p>4598</text:p>
              </table:table-cell>
              <table:table-cell office:value-type="float" office:value="4729">
                <text:p>4729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4564">
                <text:p>4564</text:p>
              </table:table-cell>
              <table:table-cell office:value-type="float" office:value="4599">
                <text:p>4599</text:p>
              </table:table-cell>
              <table:table-cell office:value-type="float" office:value="4757">
                <text:p>4757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5147">
                <text:p>5147</text:p>
              </table:table-cell>
              <table:table-cell office:value-type="float" office:value="5163">
                <text:p>5163</text:p>
              </table:table-cell>
              <table:table-cell office:value-type="float" office:value="5305">
                <text:p>5305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5614">
                <text:p>5614</text:p>
              </table:table-cell>
              <table:table-cell office:value-type="float" office:value="5663">
                <text:p>5663</text:p>
              </table:table-cell>
              <table:table-cell office:value-type="float" office:value="5765">
                <text:p>5765</text:p>
              </table:table-cell>
              <table:table-cell office:value-type="float" office:value="4767">
                <text:p>47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6232">
                <text:p>6232</text:p>
              </table:table-cell>
              <table:table-cell office:value-type="float" office:value="6342">
                <text:p>6342</text:p>
              </table:table-cell>
              <table:table-cell office:value-type="float" office:value="6353">
                <text:p>6353</text:p>
              </table:table-cell>
              <table:table-cell office:value-type="float" office:value="5367">
                <text:p>53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6500">
                <text:p>6500</text:p>
              </table:table-cell>
              <table:table-cell office:value-type="float" office:value="6624">
                <text:p>6624</text:p>
              </table:table-cell>
              <table:table-cell office:value-type="float" office:value="6685">
                <text:p>6685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7083">
                <text:p>7083</text:p>
              </table:table-cell>
              <table:table-cell office:value-type="float" office:value="7179">
                <text:p>7179</text:p>
              </table:table-cell>
              <table:table-cell office:value-type="float" office:value="7263">
                <text:p>7263</text:p>
              </table:table-cell>
              <table:table-cell office:value-type="float" office:value="6281">
                <text:p>62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7606">
                <text:p>7606</text:p>
              </table:table-cell>
              <table:table-cell office:value-type="float" office:value="7696">
                <text:p>7696</text:p>
              </table:table-cell>
              <table:table-cell office:value-type="float" office:value="7787">
                <text:p>7787</text:p>
              </table:table-cell>
              <table:table-cell office:value-type="float" office:value="6755">
                <text:p>67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8219">
                <text:p>8219</text:p>
              </table:table-cell>
              <table:table-cell office:value-type="float" office:value="8342">
                <text:p>8342</text:p>
              </table:table-cell>
              <table:table-cell office:value-type="float" office:value="8319">
                <text:p>8319</text:p>
              </table:table-cell>
              <table:table-cell office:value-type="float" office:value="7371">
                <text:p>73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8275">
                <text:p>8275</text:p>
              </table:table-cell>
              <table:table-cell office:value-type="float" office:value="8427">
                <text:p>8427</text:p>
              </table:table-cell>
              <table:table-cell office:value-type="float" office:value="8379">
                <text:p>8379</text:p>
              </table:table-cell>
              <table:table-cell office:value-type="float" office:value="7456">
                <text:p>74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8937">
                <text:p>8937</text:p>
              </table:table-cell>
              <table:table-cell office:value-type="float" office:value="8998">
                <text:p>8998</text:p>
              </table:table-cell>
              <table:table-cell office:value-type="float" office:value="9009">
                <text:p>9009</text:p>
              </table:table-cell>
              <table:table-cell office:value-type="float" office:value="8111">
                <text:p>81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9369">
                <text:p>9369</text:p>
              </table:table-cell>
              <table:table-cell office:value-type="float" office:value="9477">
                <text:p>9477</text:p>
              </table:table-cell>
              <table:table-cell office:value-type="float" office:value="9559">
                <text:p>9559</text:p>
              </table:table-cell>
              <table:table-cell office:value-type="float" office:value="8611">
                <text:p>86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10054">
                <text:p>10054</text:p>
              </table:table-cell>
              <table:table-cell office:value-type="float" office:value="10204">
                <text:p>10204</text:p>
              </table:table-cell>
              <table:table-cell office:value-type="float" office:value="10167">
                <text:p>10167</text:p>
              </table:table-cell>
              <table:table-cell office:value-type="float" office:value="9289">
                <text:p>92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0365">
                <text:p>10365</text:p>
              </table:table-cell>
              <table:table-cell office:value-type="float" office:value="10485">
                <text:p>10485</text:p>
              </table:table-cell>
              <table:table-cell office:value-type="float" office:value="10485">
                <text:p>10485</text:p>
              </table:table-cell>
              <table:table-cell office:value-type="float" office:value="9590">
                <text:p>95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11028">
                <text:p>11028</text:p>
              </table:table-cell>
              <table:table-cell office:value-type="float" office:value="11132">
                <text:p>11132</text:p>
              </table:table-cell>
              <table:table-cell office:value-type="float" office:value="11135">
                <text:p>11135</text:p>
              </table:table-cell>
              <table:table-cell office:value-type="float" office:value="10283">
                <text:p>102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11580">
                <text:p>11580</text:p>
              </table:table-cell>
              <table:table-cell office:value-type="float" office:value="11655">
                <text:p>11655</text:p>
              </table:table-cell>
              <table:table-cell office:value-type="float" office:value="11709">
                <text:p>11709</text:p>
              </table:table-cell>
              <table:table-cell office:value-type="float" office:value="10825">
                <text:p>108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12262">
                <text:p>12262</text:p>
              </table:table-cell>
              <table:table-cell office:value-type="float" office:value="12343">
                <text:p>12343</text:p>
              </table:table-cell>
              <table:table-cell office:value-type="float" office:value="12403">
                <text:p>12403</text:p>
              </table:table-cell>
              <table:table-cell office:value-type="float" office:value="11528">
                <text:p>115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12280">
                <text:p>12280</text:p>
              </table:table-cell>
              <table:table-cell office:value-type="float" office:value="12343">
                <text:p>12343</text:p>
              </table:table-cell>
              <table:table-cell office:value-type="float" office:value="12437">
                <text:p>12437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2941">
                <text:p>12941</text:p>
              </table:table-cell>
              <table:table-cell office:value-type="float" office:value="12992">
                <text:p>12992</text:p>
              </table:table-cell>
              <table:table-cell office:value-type="float" office:value="13057">
                <text:p>13057</text:p>
              </table:table-cell>
              <table:table-cell office:value-type="float" office:value="12233">
                <text:p>122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13532">
                <text:p>13532</text:p>
              </table:table-cell>
              <table:table-cell office:value-type="float" office:value="13581">
                <text:p>13581</text:p>
              </table:table-cell>
              <table:table-cell office:value-type="float" office:value="13681">
                <text:p>13681</text:p>
              </table:table-cell>
              <table:table-cell office:value-type="float" office:value="12819">
                <text:p>128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14272">
                <text:p>14272</text:p>
              </table:table-cell>
              <table:table-cell office:value-type="float" office:value="14293">
                <text:p>14293</text:p>
              </table:table-cell>
              <table:table-cell office:value-type="float" office:value="14455">
                <text:p>14455</text:p>
              </table:table-cell>
              <table:table-cell office:value-type="float" office:value="13548">
                <text:p>135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14626">
                <text:p>14626</text:p>
              </table:table-cell>
              <table:table-cell office:value-type="float" office:value="14618">
                <text:p>14618</text:p>
              </table:table-cell>
              <table:table-cell office:value-type="float" office:value="14783">
                <text:p>14783</text:p>
              </table:table-cell>
              <table:table-cell office:value-type="float" office:value="13933">
                <text:p>139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15376">
                <text:p>15376</text:p>
              </table:table-cell>
              <table:table-cell office:value-type="float" office:value="15382">
                <text:p>15382</text:p>
              </table:table-cell>
              <table:table-cell office:value-type="float" office:value="15533">
                <text:p>15533</text:p>
              </table:table-cell>
              <table:table-cell office:value-type="float" office:value="14667">
                <text:p>14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16015">
                <text:p>16015</text:p>
              </table:table-cell>
              <table:table-cell office:value-type="float" office:value="16020">
                <text:p>16020</text:p>
              </table:table-cell>
              <table:table-cell office:value-type="float" office:value="16083">
                <text:p>16083</text:p>
              </table:table-cell>
              <table:table-cell office:value-type="float" office:value="15235">
                <text:p>152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16826">
                <text:p>16826</text:p>
              </table:table-cell>
              <table:table-cell office:value-type="float" office:value="16819">
                <text:p>16819</text:p>
              </table:table-cell>
              <table:table-cell office:value-type="float" office:value="16893">
                <text:p>16893</text:p>
              </table:table-cell>
              <table:table-cell office:value-type="float" office:value="16117">
                <text:p>161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16879">
                <text:p>16879</text:p>
              </table:table-cell>
              <table:table-cell office:value-type="float" office:value="16915">
                <text:p>16915</text:p>
              </table:table-cell>
              <table:table-cell office:value-type="float" office:value="16979">
                <text:p>16979</text:p>
              </table:table-cell>
              <table:table-cell office:value-type="float" office:value="16201">
                <text:p>162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17714">
                <text:p>17714</text:p>
              </table:table-cell>
              <table:table-cell office:value-type="float" office:value="17680">
                <text:p>17680</text:p>
              </table:table-cell>
              <table:table-cell office:value-type="float" office:value="17803">
                <text:p>17803</text:p>
              </table:table-cell>
              <table:table-cell office:value-type="float" office:value="17050">
                <text:p>170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18359">
                <text:p>18359</text:p>
              </table:table-cell>
              <table:table-cell office:value-type="float" office:value="18333">
                <text:p>18333</text:p>
              </table:table-cell>
              <table:table-cell office:value-type="float" office:value="18443">
                <text:p>18443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9207">
                <text:p>19207</text:p>
              </table:table-cell>
              <table:table-cell office:value-type="float" office:value="19217">
                <text:p>19217</text:p>
              </table:table-cell>
              <table:table-cell office:value-type="float" office:value="19271">
                <text:p>19271</text:p>
              </table:table-cell>
              <table:table-cell office:value-type="float" office:value="18514">
                <text:p>185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19573">
                <text:p>19573</text:p>
              </table:table-cell>
              <table:table-cell office:value-type="float" office:value="19658">
                <text:p>19658</text:p>
              </table:table-cell>
              <table:table-cell office:value-type="float" office:value="19637">
                <text:p>19637</text:p>
              </table:table-cell>
              <table:table-cell office:value-type="float" office:value="18920">
                <text:p>189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20453">
                <text:p>20453</text:p>
              </table:table-cell>
              <table:table-cell office:value-type="float" office:value="20548">
                <text:p>20548</text:p>
              </table:table-cell>
              <table:table-cell office:value-type="float" office:value="20519">
                <text:p>20519</text:p>
              </table:table-cell>
              <table:table-cell office:value-type="float" office:value="19780">
                <text:p>197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21111">
                <text:p>21111</text:p>
              </table:table-cell>
              <table:table-cell office:value-type="float" office:value="21170">
                <text:p>21170</text:p>
              </table:table-cell>
              <table:table-cell office:value-type="float" office:value="21251">
                <text:p>21251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22036">
                <text:p>22036</text:p>
              </table:table-cell>
              <table:table-cell office:value-type="float" office:value="22030">
                <text:p>22030</text:p>
              </table:table-cell>
              <table:table-cell office:value-type="float" office:value="22171">
                <text:p>22171</text:p>
              </table:table-cell>
              <table:table-cell office:value-type="float" office:value="21379">
                <text:p>213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22047">
                <text:p>22047</text:p>
              </table:table-cell>
              <table:table-cell office:value-type="float" office:value="22092">
                <text:p>22092</text:p>
              </table:table-cell>
              <table:table-cell office:value-type="float" office:value="22211">
                <text:p>22211</text:p>
              </table:table-cell>
              <table:table-cell office:value-type="float" office:value="21395">
                <text:p>213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22984">
                <text:p>22984</text:p>
              </table:table-cell>
              <table:table-cell office:value-type="float" office:value="22985">
                <text:p>22985</text:p>
              </table:table-cell>
              <table:table-cell office:value-type="float" office:value="23113">
                <text:p>23113</text:p>
              </table:table-cell>
              <table:table-cell office:value-type="float" office:value="22300">
                <text:p>223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23660">
                <text:p>23660</text:p>
              </table:table-cell>
              <table:table-cell office:value-type="float" office:value="23742">
                <text:p>23742</text:p>
              </table:table-cell>
              <table:table-cell office:value-type="float" office:value="23861">
                <text:p>23861</text:p>
              </table:table-cell>
              <table:table-cell office:value-type="float" office:value="23049">
                <text:p>230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24687">
                <text:p>24687</text:p>
              </table:table-cell>
              <table:table-cell office:value-type="float" office:value="24691">
                <text:p>24691</text:p>
              </table:table-cell>
              <table:table-cell office:value-type="float" office:value="24823">
                <text:p>24823</text:p>
              </table:table-cell>
              <table:table-cell office:value-type="float" office:value="23999">
                <text:p>239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25154">
                <text:p>25154</text:p>
              </table:table-cell>
              <table:table-cell office:value-type="float" office:value="25141">
                <text:p>25141</text:p>
              </table:table-cell>
              <table:table-cell office:value-type="float" office:value="25187">
                <text:p>25187</text:p>
              </table:table-cell>
              <table:table-cell office:value-type="float" office:value="24496">
                <text:p>244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26137">
                <text:p>26137</text:p>
              </table:table-cell>
              <table:table-cell office:value-type="float" office:value="26132">
                <text:p>26132</text:p>
              </table:table-cell>
              <table:table-cell office:value-type="float" office:value="26167">
                <text:p>26167</text:p>
              </table:table-cell>
              <table:table-cell office:value-type="float" office:value="25501">
                <text:p>255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26845">
                <text:p>26845</text:p>
              </table:table-cell>
              <table:table-cell office:value-type="float" office:value="26902">
                <text:p>26902</text:p>
              </table:table-cell>
              <table:table-cell office:value-type="float" office:value="26945">
                <text:p>26945</text:p>
              </table:table-cell>
              <table:table-cell office:value-type="float" office:value="26235">
                <text:p>262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27980">
                <text:p>27980</text:p>
              </table:table-cell>
              <table:table-cell office:value-type="float" office:value="28002">
                <text:p>28002</text:p>
              </table:table-cell>
              <table:table-cell office:value-type="float" office:value="28031">
                <text:p>28031</text:p>
              </table:table-cell>
              <table:table-cell office:value-type="float" office:value="27323">
                <text:p>273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4766">
                <text:p>4766</text:p>
              </table:table-cell>
              <table:table-cell office:value-type="float" office:value="4816">
                <text:p>4816</text:p>
              </table:table-cell>
              <table:table-cell office:value-type="float" office:value="4801">
                <text:p>4801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5142">
                <text:p>5142</text:p>
              </table:table-cell>
              <table:table-cell office:value-type="float" office:value="5160">
                <text:p>5160</text:p>
              </table:table-cell>
              <table:table-cell office:value-type="float" office:value="5201">
                <text:p>5201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5426">
                <text:p>5426</text:p>
              </table:table-cell>
              <table:table-cell office:value-type="float" office:value="5448">
                <text:p>5448</text:p>
              </table:table-cell>
              <table:table-cell office:value-type="float" office:value="5433">
                <text:p>5433</text:p>
              </table:table-cell>
              <table:table-cell office:value-type="float" office:value="5126">
                <text:p>51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5775">
                <text:p>5775</text:p>
              </table:table-cell>
              <table:table-cell office:value-type="float" office:value="5839">
                <text:p>5839</text:p>
              </table:table-cell>
              <table:table-cell office:value-type="float" office:value="5845">
                <text:p>5845</text:p>
              </table:table-cell>
              <table:table-cell office:value-type="float" office:value="5486">
                <text:p>54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5952">
                <text:p>5952</text:p>
              </table:table-cell>
              <table:table-cell office:value-type="float" office:value="6005">
                <text:p>6005</text:p>
              </table:table-cell>
              <table:table-cell office:value-type="float" office:value="6037">
                <text:p>6037</text:p>
              </table:table-cell>
              <table:table-cell office:value-type="float" office:value="5741">
                <text:p>57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6339">
                <text:p>6339</text:p>
              </table:table-cell>
              <table:table-cell office:value-type="float" office:value="6344">
                <text:p>6344</text:p>
              </table:table-cell>
              <table:table-cell office:value-type="float" office:value="6381">
                <text:p>6381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6623">
                <text:p>6623</text:p>
              </table:table-cell>
              <table:table-cell office:value-type="float" office:value="6648">
                <text:p>6648</text:p>
              </table:table-cell>
              <table:table-cell office:value-type="float" office:value="6639">
                <text:p>6639</text:p>
              </table:table-cell>
              <table:table-cell office:value-type="float" office:value="6363">
                <text:p>63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6997">
                <text:p>6997</text:p>
              </table:table-cell>
              <table:table-cell office:value-type="float" office:value="7038">
                <text:p>7038</text:p>
              </table:table-cell>
              <table:table-cell office:value-type="float" office:value="7081">
                <text:p>7081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7028">
                <text:p>7028</text:p>
              </table:table-cell>
              <table:table-cell office:value-type="float" office:value="7094">
                <text:p>7094</text:p>
              </table:table-cell>
              <table:table-cell office:value-type="float" office:value="7079">
                <text:p>7079</text:p>
              </table:table-cell>
              <table:table-cell office:value-type="float" office:value="6768">
                <text:p>6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7407">
                <text:p>7407</text:p>
              </table:table-cell>
              <table:table-cell office:value-type="float" office:value="7443">
                <text:p>7443</text:p>
              </table:table-cell>
              <table:table-cell office:value-type="float" office:value="7471">
                <text:p>7471</text:p>
              </table:table-cell>
              <table:table-cell office:value-type="float" office:value="7191">
                <text:p>71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7699">
                <text:p>7699</text:p>
              </table:table-cell>
              <table:table-cell office:value-type="float" office:value="7716">
                <text:p>7716</text:p>
              </table:table-cell>
              <table:table-cell office:value-type="float" office:value="7813">
                <text:p>7813</text:p>
              </table:table-cell>
              <table:table-cell office:value-type="float" office:value="7451">
                <text:p>74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8109">
                <text:p>8109</text:p>
              </table:table-cell>
              <table:table-cell office:value-type="float" office:value="8099">
                <text:p>8099</text:p>
              </table:table-cell>
              <table:table-cell office:value-type="float" office:value="8123">
                <text:p>8123</text:p>
              </table:table-cell>
              <table:table-cell office:value-type="float" office:value="7857">
                <text:p>78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8290">
                <text:p>8290</text:p>
              </table:table-cell>
              <table:table-cell office:value-type="float" office:value="8321">
                <text:p>8321</text:p>
              </table:table-cell>
              <table:table-cell office:value-type="float" office:value="8335">
                <text:p>8335</text:p>
              </table:table-cell>
              <table:table-cell office:value-type="float" office:value="8051">
                <text:p>80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8682">
                <text:p>8682</text:p>
              </table:table-cell>
              <table:table-cell office:value-type="float" office:value="8734">
                <text:p>8734</text:p>
              </table:table-cell>
              <table:table-cell office:value-type="float" office:value="8765">
                <text:p>8765</text:p>
              </table:table-cell>
              <table:table-cell office:value-type="float" office:value="8437">
                <text:p>84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9017">
                <text:p>9017</text:p>
              </table:table-cell>
              <table:table-cell office:value-type="float" office:value="9050">
                <text:p>9050</text:p>
              </table:table-cell>
              <table:table-cell office:value-type="float" office:value="9019">
                <text:p>9019</text:p>
              </table:table-cell>
              <table:table-cell office:value-type="float" office:value="8755">
                <text:p>87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9462">
                <text:p>9462</text:p>
              </table:table-cell>
              <table:table-cell office:value-type="float" office:value="9469">
                <text:p>9469</text:p>
              </table:table-cell>
              <table:table-cell office:value-type="float" office:value="9433">
                <text:p>9433</text:p>
              </table:table-cell>
              <table:table-cell office:value-type="float" office:value="9118">
                <text:p>91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9426">
                <text:p>9426</text:p>
              </table:table-cell>
              <table:table-cell office:value-type="float" office:value="9436">
                <text:p>9436</text:p>
              </table:table-cell>
              <table:table-cell office:value-type="float" office:value="9439">
                <text:p>9439</text:p>
              </table:table-cell>
              <table:table-cell office:value-type="float" office:value="9066">
                <text:p>90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9849">
                <text:p>9849</text:p>
              </table:table-cell>
              <table:table-cell office:value-type="float" office:value="9829">
                <text:p>9829</text:p>
              </table:table-cell>
              <table:table-cell office:value-type="float" office:value="9919">
                <text:p>9919</text:p>
              </table:table-cell>
              <table:table-cell office:value-type="float" office:value="9495">
                <text:p>94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10153">
                <text:p>10153</text:p>
              </table:table-cell>
              <table:table-cell office:value-type="float" office:value="10183">
                <text:p>10183</text:p>
              </table:table-cell>
              <table:table-cell office:value-type="float" office:value="10165">
                <text:p>10165</text:p>
              </table:table-cell>
              <table:table-cell office:value-type="float" office:value="9774">
                <text:p>97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10580">
                <text:p>10580</text:p>
              </table:table-cell>
              <table:table-cell office:value-type="float" office:value="10585">
                <text:p>10585</text:p>
              </table:table-cell>
              <table:table-cell office:value-type="float" office:value="10645">
                <text:p>10645</text:p>
              </table:table-cell>
              <table:table-cell office:value-type="float" office:value="10162">
                <text:p>101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10728">
                <text:p>10728</text:p>
              </table:table-cell>
              <table:table-cell office:value-type="float" office:value="10796">
                <text:p>10796</text:p>
              </table:table-cell>
              <table:table-cell office:value-type="float" office:value="10801">
                <text:p>10801</text:p>
              </table:table-cell>
              <table:table-cell office:value-type="float" office:value="10403">
                <text:p>104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11183">
                <text:p>11183</text:p>
              </table:table-cell>
              <table:table-cell office:value-type="float" office:value="11201">
                <text:p>11201</text:p>
              </table:table-cell>
              <table:table-cell office:value-type="float" office:value="11263">
                <text:p>11263</text:p>
              </table:table-cell>
              <table:table-cell office:value-type="float" office:value="10848">
                <text:p>108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11490">
                <text:p>11490</text:p>
              </table:table-cell>
              <table:table-cell office:value-type="float" office:value="11533">
                <text:p>11533</text:p>
              </table:table-cell>
              <table:table-cell office:value-type="float" office:value="11575">
                <text:p>11575</text:p>
              </table:table-cell>
              <table:table-cell office:value-type="float" office:value="11171">
                <text:p>111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11948">
                <text:p>11948</text:p>
              </table:table-cell>
              <table:table-cell office:value-type="float" office:value="11947">
                <text:p>11947</text:p>
              </table:table-cell>
              <table:table-cell office:value-type="float" office:value="11999">
                <text:p>11999</text:p>
              </table:table-cell>
              <table:table-cell office:value-type="float" office:value="11617">
                <text:p>116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11945">
                <text:p>11945</text:p>
              </table:table-cell>
              <table:table-cell office:value-type="float" office:value="11967">
                <text:p>11967</text:p>
              </table:table-cell>
              <table:table-cell office:value-type="float" office:value="11989">
                <text:p>11989</text:p>
              </table:table-cell>
              <table:table-cell office:value-type="float" office:value="11624">
                <text:p>116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12408">
                <text:p>12408</text:p>
              </table:table-cell>
              <table:table-cell office:value-type="float" office:value="12409">
                <text:p>12409</text:p>
              </table:table-cell>
              <table:table-cell office:value-type="float" office:value="12427">
                <text:p>12427</text:p>
              </table:table-cell>
              <table:table-cell office:value-type="float" office:value="12071">
                <text:p>120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12756">
                <text:p>12756</text:p>
              </table:table-cell>
              <table:table-cell office:value-type="float" office:value="12772">
                <text:p>12772</text:p>
              </table:table-cell>
              <table:table-cell office:value-type="float" office:value="12801">
                <text:p>12801</text:p>
              </table:table-cell>
              <table:table-cell office:value-type="float" office:value="12424">
                <text:p>124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13210">
                <text:p>13210</text:p>
              </table:table-cell>
              <table:table-cell office:value-type="float" office:value="13196">
                <text:p>13196</text:p>
              </table:table-cell>
              <table:table-cell office:value-type="float" office:value="13209">
                <text:p>13209</text:p>
              </table:table-cell>
              <table:table-cell office:value-type="float" office:value="12890">
                <text:p>1289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13424">
                <text:p>13424</text:p>
              </table:table-cell>
              <table:table-cell office:value-type="float" office:value="13419">
                <text:p>13419</text:p>
              </table:table-cell>
              <table:table-cell office:value-type="float" office:value="13457">
                <text:p>13457</text:p>
              </table:table-cell>
              <table:table-cell office:value-type="float" office:value="13110">
                <text:p>131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13870">
                <text:p>13870</text:p>
              </table:table-cell>
              <table:table-cell office:value-type="float" office:value="13874">
                <text:p>13874</text:p>
              </table:table-cell>
              <table:table-cell office:value-type="float" office:value="13931">
                <text:p>13931</text:p>
              </table:table-cell>
              <table:table-cell office:value-type="float" office:value="13556">
                <text:p>135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14237">
                <text:p>14237</text:p>
              </table:table-cell>
              <table:table-cell office:value-type="float" office:value="14235">
                <text:p>14235</text:p>
              </table:table-cell>
              <table:table-cell office:value-type="float" office:value="14323">
                <text:p>14323</text:p>
              </table:table-cell>
              <table:table-cell office:value-type="float" office:value="13904">
                <text:p>139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14689">
                <text:p>14689</text:p>
              </table:table-cell>
              <table:table-cell office:value-type="float" office:value="14702">
                <text:p>14702</text:p>
              </table:table-cell>
              <table:table-cell office:value-type="float" office:value="14769">
                <text:p>14769</text:p>
              </table:table-cell>
              <table:table-cell office:value-type="float" office:value="14395">
                <text:p>143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14744">
                <text:p>14744</text:p>
              </table:table-cell>
              <table:table-cell office:value-type="float" office:value="14755">
                <text:p>14755</text:p>
              </table:table-cell>
              <table:table-cell office:value-type="float" office:value="14807">
                <text:p>14807</text:p>
              </table:table-cell>
              <table:table-cell office:value-type="float" office:value="14472">
                <text:p>144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15207">
                <text:p>15207</text:p>
              </table:table-cell>
              <table:table-cell office:value-type="float" office:value="15241">
                <text:p>15241</text:p>
              </table:table-cell>
              <table:table-cell office:value-type="float" office:value="15289">
                <text:p>15289</text:p>
              </table:table-cell>
              <table:table-cell office:value-type="float" office:value="14916">
                <text:p>149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15600">
                <text:p>15600</text:p>
              </table:table-cell>
              <table:table-cell office:value-type="float" office:value="15631">
                <text:p>15631</text:p>
              </table:table-cell>
              <table:table-cell office:value-type="float" office:value="15649">
                <text:p>15649</text:p>
              </table:table-cell>
              <table:table-cell office:value-type="float" office:value="15308">
                <text:p>153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16083">
                <text:p>16083</text:p>
              </table:table-cell>
              <table:table-cell office:value-type="float" office:value="16110">
                <text:p>16110</text:p>
              </table:table-cell>
              <table:table-cell office:value-type="float" office:value="16163">
                <text:p>16163</text:p>
              </table:table-cell>
              <table:table-cell office:value-type="float" office:value="15795">
                <text:p>157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16313">
                <text:p>16313</text:p>
              </table:table-cell>
              <table:table-cell office:value-type="float" office:value="16356">
                <text:p>16356</text:p>
              </table:table-cell>
              <table:table-cell office:value-type="float" office:value="16419">
                <text:p>16419</text:p>
              </table:table-cell>
              <table:table-cell office:value-type="float" office:value="16035">
                <text:p>160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16805">
                <text:p>16805</text:p>
              </table:table-cell>
              <table:table-cell office:value-type="float" office:value="16843">
                <text:p>16843</text:p>
              </table:table-cell>
              <table:table-cell office:value-type="float" office:value="16915">
                <text:p>16915</text:p>
              </table:table-cell>
              <table:table-cell office:value-type="float" office:value="16509">
                <text:p>165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17191">
                <text:p>17191</text:p>
              </table:table-cell>
              <table:table-cell office:value-type="float" office:value="17236">
                <text:p>17236</text:p>
              </table:table-cell>
              <table:table-cell office:value-type="float" office:value="17291">
                <text:p>17291</text:p>
              </table:table-cell>
              <table:table-cell office:value-type="float" office:value="16910">
                <text:p>169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17717">
                <text:p>17717</text:p>
              </table:table-cell>
              <table:table-cell office:value-type="float" office:value="17732">
                <text:p>17732</text:p>
              </table:table-cell>
              <table:table-cell office:value-type="float" office:value="17811">
                <text:p>17811</text:p>
              </table:table-cell>
              <table:table-cell office:value-type="float" office:value="17435">
                <text:p>174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17700">
                <text:p>17700</text:p>
              </table:table-cell>
              <table:table-cell office:value-type="float" office:value="17699">
                <text:p>17699</text:p>
              </table:table-cell>
              <table:table-cell office:value-type="float" office:value="17821">
                <text:p>17821</text:p>
              </table:table-cell>
              <table:table-cell office:value-type="float" office:value="17415">
                <text:p>174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18240">
                <text:p>18240</text:p>
              </table:table-cell>
              <table:table-cell office:value-type="float" office:value="18261">
                <text:p>18261</text:p>
              </table:table-cell>
              <table:table-cell office:value-type="float" office:value="18259">
                <text:p>18259</text:p>
              </table:table-cell>
              <table:table-cell office:value-type="float" office:value="17935">
                <text:p>179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8641">
                <text:p>18641</text:p>
              </table:table-cell>
              <table:table-cell office:value-type="float" office:value="18656">
                <text:p>18656</text:p>
              </table:table-cell>
              <table:table-cell office:value-type="float" office:value="18687">
                <text:p>18687</text:p>
              </table:table-cell>
              <table:table-cell office:value-type="float" office:value="18352">
                <text:p>183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19150">
                <text:p>19150</text:p>
              </table:table-cell>
              <table:table-cell office:value-type="float" office:value="19189">
                <text:p>19189</text:p>
              </table:table-cell>
              <table:table-cell office:value-type="float" office:value="19221">
                <text:p>19221</text:p>
              </table:table-cell>
              <table:table-cell office:value-type="float" office:value="18868">
                <text:p>188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19401">
                <text:p>19401</text:p>
              </table:table-cell>
              <table:table-cell office:value-type="float" office:value="19420">
                <text:p>19420</text:p>
              </table:table-cell>
              <table:table-cell office:value-type="float" office:value="19479">
                <text:p>19479</text:p>
              </table:table-cell>
              <table:table-cell office:value-type="float" office:value="19111">
                <text:p>191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9961">
                <text:p>19961</text:p>
              </table:table-cell>
              <table:table-cell office:value-type="float" office:value="19958">
                <text:p>19958</text:p>
              </table:table-cell>
              <table:table-cell office:value-type="float" office:value="19993">
                <text:p>19993</text:p>
              </table:table-cell>
              <table:table-cell office:value-type="float" office:value="19643">
                <text:p>196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20323">
                <text:p>20323</text:p>
              </table:table-cell>
              <table:table-cell office:value-type="float" office:value="20408">
                <text:p>20408</text:p>
              </table:table-cell>
              <table:table-cell office:value-type="float" office:value="20423">
                <text:p>20423</text:p>
              </table:table-cell>
              <table:table-cell office:value-type="float" office:value="20063">
                <text:p>200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20871">
                <text:p>20871</text:p>
              </table:table-cell>
              <table:table-cell office:value-type="float" office:value="20938">
                <text:p>20938</text:p>
              </table:table-cell>
              <table:table-cell office:value-type="float" office:value="20973">
                <text:p>20973</text:p>
              </table:table-cell>
              <table:table-cell office:value-type="float" office:value="20573">
                <text:p>205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20925">
                <text:p>20925</text:p>
              </table:table-cell>
              <table:table-cell office:value-type="float" office:value="20967">
                <text:p>20967</text:p>
              </table:table-cell>
              <table:table-cell office:value-type="float" office:value="21027">
                <text:p>21027</text:p>
              </table:table-cell>
              <table:table-cell office:value-type="float" office:value="20624">
                <text:p>206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21507">
                <text:p>21507</text:p>
              </table:table-cell>
              <table:table-cell office:value-type="float" office:value="21543">
                <text:p>21543</text:p>
              </table:table-cell>
              <table:table-cell office:value-type="float" office:value="21565">
                <text:p>21565</text:p>
              </table:table-cell>
              <table:table-cell office:value-type="float" office:value="21216">
                <text:p>212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21928">
                <text:p>21928</text:p>
              </table:table-cell>
              <table:table-cell office:value-type="float" office:value="21942">
                <text:p>21942</text:p>
              </table:table-cell>
              <table:table-cell office:value-type="float" office:value="21987">
                <text:p>21987</text:p>
              </table:table-cell>
              <table:table-cell office:value-type="float" office:value="21664">
                <text:p>216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22499">
                <text:p>22499</text:p>
              </table:table-cell>
              <table:table-cell office:value-type="float" office:value="22536">
                <text:p>22536</text:p>
              </table:table-cell>
              <table:table-cell office:value-type="float" office:value="22567">
                <text:p>22567</text:p>
              </table:table-cell>
              <table:table-cell office:value-type="float" office:value="22224">
                <text:p>222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22769">
                <text:p>22769</text:p>
              </table:table-cell>
              <table:table-cell office:value-type="float" office:value="22801">
                <text:p>22801</text:p>
              </table:table-cell>
              <table:table-cell office:value-type="float" office:value="22805">
                <text:p>22805</text:p>
              </table:table-cell>
              <table:table-cell office:value-type="float" office:value="22474">
                <text:p>224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23370">
                <text:p>23370</text:p>
              </table:table-cell>
              <table:table-cell office:value-type="float" office:value="23358">
                <text:p>23358</text:p>
              </table:table-cell>
              <table:table-cell office:value-type="float" office:value="23353">
                <text:p>23353</text:p>
              </table:table-cell>
              <table:table-cell office:value-type="float" office:value="23058">
                <text:p>230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23818">
                <text:p>23818</text:p>
              </table:table-cell>
              <table:table-cell office:value-type="float" office:value="23838">
                <text:p>23838</text:p>
              </table:table-cell>
              <table:table-cell office:value-type="float" office:value="23815">
                <text:p>23815</text:p>
              </table:table-cell>
              <table:table-cell office:value-type="float" office:value="23504">
                <text:p>235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24392">
                <text:p>24392</text:p>
              </table:table-cell>
              <table:table-cell office:value-type="float" office:value="24434">
                <text:p>24434</text:p>
              </table:table-cell>
              <table:table-cell office:value-type="float" office:value="24435">
                <text:p>24435</text:p>
              </table:table-cell>
              <table:table-cell office:value-type="float" office:value="24093">
                <text:p>240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24406">
                <text:p>24406</text:p>
              </table:table-cell>
              <table:table-cell office:value-type="float" office:value="24420">
                <text:p>24420</text:p>
              </table:table-cell>
              <table:table-cell office:value-type="float" office:value="24443">
                <text:p>24443</text:p>
              </table:table-cell>
              <table:table-cell office:value-type="float" office:value="24109">
                <text:p>241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24977">
                <text:p>24977</text:p>
              </table:table-cell>
              <table:table-cell office:value-type="float" office:value="24988">
                <text:p>24988</text:p>
              </table:table-cell>
              <table:table-cell office:value-type="float" office:value="25063">
                <text:p>25063</text:p>
              </table:table-cell>
              <table:table-cell office:value-type="float" office:value="24706">
                <text:p>247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25429">
                <text:p>25429</text:p>
              </table:table-cell>
              <table:table-cell office:value-type="float" office:value="25512">
                <text:p>25512</text:p>
              </table:table-cell>
              <table:table-cell office:value-type="float" office:value="25535">
                <text:p>25535</text:p>
              </table:table-cell>
              <table:table-cell office:value-type="float" office:value="25201">
                <text:p>252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26034">
                <text:p>26034</text:p>
              </table:table-cell>
              <table:table-cell office:value-type="float" office:value="26122">
                <text:p>26122</text:p>
              </table:table-cell>
              <table:table-cell office:value-type="float" office:value="26153">
                <text:p>26153</text:p>
              </table:table-cell>
              <table:table-cell office:value-type="float" office:value="25785">
                <text:p>257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26341">
                <text:p>26341</text:p>
              </table:table-cell>
              <table:table-cell office:value-type="float" office:value="26418">
                <text:p>26418</text:p>
              </table:table-cell>
              <table:table-cell office:value-type="float" office:value="26465">
                <text:p>26465</text:p>
              </table:table-cell>
              <table:table-cell office:value-type="float" office:value="26093">
                <text:p>260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26979">
                <text:p>26979</text:p>
              </table:table-cell>
              <table:table-cell office:value-type="float" office:value="27056">
                <text:p>27056</text:p>
              </table:table-cell>
              <table:table-cell office:value-type="float" office:value="27035">
                <text:p>27035</text:p>
              </table:table-cell>
              <table:table-cell office:value-type="float" office:value="26769">
                <text:p>267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27502">
                <text:p>27502</text:p>
              </table:table-cell>
              <table:table-cell office:value-type="float" office:value="27527">
                <text:p>27527</text:p>
              </table:table-cell>
              <table:table-cell office:value-type="float" office:value="27581">
                <text:p>27581</text:p>
              </table:table-cell>
              <table:table-cell office:value-type="float" office:value="27245">
                <text:p>272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28119">
                <text:p>28119</text:p>
              </table:table-cell>
              <table:table-cell office:value-type="float" office:value="28218">
                <text:p>28218</text:p>
              </table:table-cell>
              <table:table-cell office:value-type="float" office:value="28207">
                <text:p>28207</text:p>
              </table:table-cell>
              <table:table-cell office:value-type="float" office:value="27907">
                <text:p>279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28163">
                <text:p>28163</text:p>
              </table:table-cell>
              <table:table-cell office:value-type="float" office:value="28252">
                <text:p>28252</text:p>
              </table:table-cell>
              <table:table-cell office:value-type="float" office:value="28291">
                <text:p>28291</text:p>
              </table:table-cell>
              <table:table-cell office:value-type="float" office:value="27961">
                <text:p>279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28883">
                <text:p>28883</text:p>
              </table:table-cell>
              <table:table-cell office:value-type="float" office:value="28939">
                <text:p>28939</text:p>
              </table:table-cell>
              <table:table-cell office:value-type="float" office:value="28919">
                <text:p>28919</text:p>
              </table:table-cell>
              <table:table-cell office:value-type="float" office:value="28571">
                <text:p>285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29438">
                <text:p>29438</text:p>
              </table:table-cell>
              <table:table-cell office:value-type="float" office:value="29430">
                <text:p>29430</text:p>
              </table:table-cell>
              <table:table-cell office:value-type="float" office:value="29457">
                <text:p>29457</text:p>
              </table:table-cell>
              <table:table-cell office:value-type="float" office:value="29129">
                <text:p>291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30093">
                <text:p>30093</text:p>
              </table:table-cell>
              <table:table-cell office:value-type="float" office:value="30101">
                <text:p>30101</text:p>
              </table:table-cell>
              <table:table-cell office:value-type="float" office:value="30125">
                <text:p>30125</text:p>
              </table:table-cell>
              <table:table-cell office:value-type="float" office:value="29811">
                <text:p>298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30397">
                <text:p>30397</text:p>
              </table:table-cell>
              <table:table-cell office:value-type="float" office:value="30354">
                <text:p>30354</text:p>
              </table:table-cell>
              <table:table-cell office:value-type="float" office:value="30405">
                <text:p>30405</text:p>
              </table:table-cell>
              <table:table-cell office:value-type="float" office:value="30112">
                <text:p>301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31097">
                <text:p>31097</text:p>
              </table:table-cell>
              <table:table-cell office:value-type="float" office:value="31088">
                <text:p>31088</text:p>
              </table:table-cell>
              <table:table-cell office:value-type="float" office:value="31059">
                <text:p>31059</text:p>
              </table:table-cell>
              <table:table-cell office:value-type="float" office:value="30792">
                <text:p>307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31632">
                <text:p>31632</text:p>
              </table:table-cell>
              <table:table-cell office:value-type="float" office:value="31641">
                <text:p>31641</text:p>
              </table:table-cell>
              <table:table-cell office:value-type="float" office:value="31609">
                <text:p>31609</text:p>
              </table:table-cell>
              <table:table-cell office:value-type="float" office:value="31384">
                <text:p>313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32318">
                <text:p>32318</text:p>
              </table:table-cell>
              <table:table-cell office:value-type="float" office:value="32374">
                <text:p>32374</text:p>
              </table:table-cell>
              <table:table-cell office:value-type="float" office:value="32387">
                <text:p>32387</text:p>
              </table:table-cell>
              <table:table-cell office:value-type="float" office:value="32089">
                <text:p>320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32323">
                <text:p>32323</text:p>
              </table:table-cell>
              <table:table-cell office:value-type="float" office:value="32336">
                <text:p>32336</text:p>
              </table:table-cell>
              <table:table-cell office:value-type="float" office:value="32393">
                <text:p>32393</text:p>
              </table:table-cell>
              <table:table-cell office:value-type="float" office:value="32109">
                <text:p>321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33034">
                <text:p>33034</text:p>
              </table:table-cell>
              <table:table-cell office:value-type="float" office:value="33085">
                <text:p>33085</text:p>
              </table:table-cell>
              <table:table-cell office:value-type="float" office:value="33073">
                <text:p>33073</text:p>
              </table:table-cell>
              <table:table-cell office:value-type="float" office:value="32788">
                <text:p>327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33589">
                <text:p>33589</text:p>
              </table:table-cell>
              <table:table-cell office:value-type="float" office:value="33645">
                <text:p>33645</text:p>
              </table:table-cell>
              <table:table-cell office:value-type="float" office:value="33677">
                <text:p>33677</text:p>
              </table:table-cell>
              <table:table-cell office:value-type="float" office:value="33360">
                <text:p>3336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34277">
                <text:p>34277</text:p>
              </table:table-cell>
              <table:table-cell office:value-type="float" office:value="34407">
                <text:p>34407</text:p>
              </table:table-cell>
              <table:table-cell office:value-type="float" office:value="34329">
                <text:p>34329</text:p>
              </table:table-cell>
              <table:table-cell office:value-type="float" office:value="34117">
                <text:p>341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34637">
                <text:p>34637</text:p>
              </table:table-cell>
              <table:table-cell office:value-type="float" office:value="34773">
                <text:p>34773</text:p>
              </table:table-cell>
              <table:table-cell office:value-type="float" office:value="34671">
                <text:p>34671</text:p>
              </table:table-cell>
              <table:table-cell office:value-type="float" office:value="34475">
                <text:p>344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35403">
                <text:p>35403</text:p>
              </table:table-cell>
              <table:table-cell office:value-type="float" office:value="35530">
                <text:p>35530</text:p>
              </table:table-cell>
              <table:table-cell office:value-type="float" office:value="35427">
                <text:p>35427</text:p>
              </table:table-cell>
              <table:table-cell office:value-type="float" office:value="35208">
                <text:p>352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35983">
                <text:p>35983</text:p>
              </table:table-cell>
              <table:table-cell office:value-type="float" office:value="36133">
                <text:p>36133</text:p>
              </table:table-cell>
              <table:table-cell office:value-type="float" office:value="36029">
                <text:p>36029</text:p>
              </table:table-cell>
              <table:table-cell office:value-type="float" office:value="35811">
                <text:p>358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36789">
                <text:p>36789</text:p>
              </table:table-cell>
              <table:table-cell office:value-type="float" office:value="36920">
                <text:p>36920</text:p>
              </table:table-cell>
              <table:table-cell office:value-type="float" office:value="36851">
                <text:p>36851</text:p>
              </table:table-cell>
              <table:table-cell office:value-type="float" office:value="36600">
                <text:p>366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36907">
                <text:p>36907</text:p>
              </table:table-cell>
              <table:table-cell office:value-type="float" office:value="36972">
                <text:p>36972</text:p>
              </table:table-cell>
              <table:table-cell office:value-type="float" office:value="36917">
                <text:p>36917</text:p>
              </table:table-cell>
              <table:table-cell office:value-type="float" office:value="36682">
                <text:p>366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37687">
                <text:p>37687</text:p>
              </table:table-cell>
              <table:table-cell office:value-type="float" office:value="37771">
                <text:p>37771</text:p>
              </table:table-cell>
              <table:table-cell office:value-type="float" office:value="37689">
                <text:p>37689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38328">
                <text:p>38328</text:p>
              </table:table-cell>
              <table:table-cell office:value-type="float" office:value="38401">
                <text:p>38401</text:p>
              </table:table-cell>
              <table:table-cell office:value-type="float" office:value="38305">
                <text:p>38305</text:p>
              </table:table-cell>
              <table:table-cell office:value-type="float" office:value="38151">
                <text:p>381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39142">
                <text:p>39142</text:p>
              </table:table-cell>
              <table:table-cell office:value-type="float" office:value="39227">
                <text:p>39227</text:p>
              </table:table-cell>
              <table:table-cell office:value-type="float" office:value="39111">
                <text:p>39111</text:p>
              </table:table-cell>
              <table:table-cell office:value-type="float" office:value="38926">
                <text:p>389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39542">
                <text:p>39542</text:p>
              </table:table-cell>
              <table:table-cell office:value-type="float" office:value="39549">
                <text:p>39549</text:p>
              </table:table-cell>
              <table:table-cell office:value-type="float" office:value="39631">
                <text:p>39631</text:p>
              </table:table-cell>
              <table:table-cell office:value-type="float" office:value="39302">
                <text:p>393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40370">
                <text:p>40370</text:p>
              </table:table-cell>
              <table:table-cell office:value-type="float" office:value="40400">
                <text:p>40400</text:p>
              </table:table-cell>
              <table:table-cell office:value-type="float" office:value="40479">
                <text:p>40479</text:p>
              </table:table-cell>
              <table:table-cell office:value-type="float" office:value="40131">
                <text:p>401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41031">
                <text:p>41031</text:p>
              </table:table-cell>
              <table:table-cell office:value-type="float" office:value="41005">
                <text:p>41005</text:p>
              </table:table-cell>
              <table:table-cell office:value-type="float" office:value="41121">
                <text:p>41121</text:p>
              </table:table-cell>
              <table:table-cell office:value-type="float" office:value="40741">
                <text:p>407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41899">
                <text:p>41899</text:p>
              </table:table-cell>
              <table:table-cell office:value-type="float" office:value="41906">
                <text:p>41906</text:p>
              </table:table-cell>
              <table:table-cell office:value-type="float" office:value="41893">
                <text:p>41893</text:p>
              </table:table-cell>
              <table:table-cell office:value-type="float" office:value="41615">
                <text:p>416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41896">
                <text:p>41896</text:p>
              </table:table-cell>
              <table:table-cell office:value-type="float" office:value="41896">
                <text:p>41896</text:p>
              </table:table-cell>
              <table:table-cell office:value-type="float" office:value="41905">
                <text:p>41905</text:p>
              </table:table-cell>
              <table:table-cell office:value-type="float" office:value="41653">
                <text:p>416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42782">
                <text:p>42782</text:p>
              </table:table-cell>
              <table:table-cell office:value-type="float" office:value="42778">
                <text:p>42778</text:p>
              </table:table-cell>
              <table:table-cell office:value-type="float" office:value="42801">
                <text:p>42801</text:p>
              </table:table-cell>
              <table:table-cell office:value-type="float" office:value="42546">
                <text:p>425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43423">
                <text:p>43423</text:p>
              </table:table-cell>
              <table:table-cell office:value-type="float" office:value="43452">
                <text:p>43452</text:p>
              </table:table-cell>
              <table:table-cell office:value-type="float" office:value="43457">
                <text:p>43457</text:p>
              </table:table-cell>
              <table:table-cell office:value-type="float" office:value="43267">
                <text:p>432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44356">
                <text:p>44356</text:p>
              </table:table-cell>
              <table:table-cell office:value-type="float" office:value="44352">
                <text:p>44352</text:p>
              </table:table-cell>
              <table:table-cell office:value-type="float" office:value="44449">
                <text:p>44449</text:p>
              </table:table-cell>
              <table:table-cell office:value-type="float" office:value="44182">
                <text:p>441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44753">
                <text:p>44753</text:p>
              </table:table-cell>
              <table:table-cell office:value-type="float" office:value="44777">
                <text:p>44777</text:p>
              </table:table-cell>
              <table:table-cell office:value-type="float" office:value="44869">
                <text:p>44869</text:p>
              </table:table-cell>
              <table:table-cell office:value-type="float" office:value="44588">
                <text:p>445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45695">
                <text:p>45695</text:p>
              </table:table-cell>
              <table:table-cell office:value-type="float" office:value="45685">
                <text:p>45685</text:p>
              </table:table-cell>
              <table:table-cell office:value-type="float" office:value="45733">
                <text:p>45733</text:p>
              </table:table-cell>
              <table:table-cell office:value-type="float" office:value="45548">
                <text:p>455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46406">
                <text:p>46406</text:p>
              </table:table-cell>
              <table:table-cell office:value-type="float" office:value="46368">
                <text:p>46368</text:p>
              </table:table-cell>
              <table:table-cell office:value-type="float" office:value="46487">
                <text:p>46487</text:p>
              </table:table-cell>
              <table:table-cell office:value-type="float" office:value="46195">
                <text:p>461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47401">
                <text:p>47401</text:p>
              </table:table-cell>
              <table:table-cell office:value-type="float" office:value="47476">
                <text:p>47476</text:p>
              </table:table-cell>
              <table:table-cell office:value-type="float" office:value="47589">
                <text:p>47589</text:p>
              </table:table-cell>
              <table:table-cell office:value-type="float" office:value="47242">
                <text:p>472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47456">
                <text:p>47456</text:p>
              </table:table-cell>
              <table:table-cell office:value-type="float" office:value="47402">
                <text:p>47402</text:p>
              </table:table-cell>
              <table:table-cell office:value-type="float" office:value="47647">
                <text:p>47647</text:p>
              </table:table-cell>
              <table:table-cell office:value-type="float" office:value="47292">
                <text:p>472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48421">
                <text:p>48421</text:p>
              </table:table-cell>
              <table:table-cell office:value-type="float" office:value="48420">
                <text:p>48420</text:p>
              </table:table-cell>
              <table:table-cell office:value-type="float" office:value="48557">
                <text:p>48557</text:p>
              </table:table-cell>
              <table:table-cell office:value-type="float" office:value="48238">
                <text:p>482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49161">
                <text:p>49161</text:p>
              </table:table-cell>
              <table:table-cell office:value-type="float" office:value="49218">
                <text:p>49218</text:p>
              </table:table-cell>
              <table:table-cell office:value-type="float" office:value="49315">
                <text:p>49315</text:p>
              </table:table-cell>
              <table:table-cell office:value-type="float" office:value="49012">
                <text:p>490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50161">
                <text:p>50161</text:p>
              </table:table-cell>
              <table:table-cell office:value-type="float" office:value="50219">
                <text:p>50219</text:p>
              </table:table-cell>
              <table:table-cell office:value-type="float" office:value="50315">
                <text:p>50315</text:p>
              </table:table-cell>
              <table:table-cell office:value-type="float" office:value="50050">
                <text:p>5005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50674">
                <text:p>50674</text:p>
              </table:table-cell>
              <table:table-cell office:value-type="float" office:value="50702">
                <text:p>50702</text:p>
              </table:table-cell>
              <table:table-cell office:value-type="float" office:value="50759">
                <text:p>50759</text:p>
              </table:table-cell>
              <table:table-cell office:value-type="float" office:value="50462">
                <text:p>504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51720">
                <text:p>51720</text:p>
              </table:table-cell>
              <table:table-cell office:value-type="float" office:value="51706">
                <text:p>51706</text:p>
              </table:table-cell>
              <table:table-cell office:value-type="float" office:value="51757">
                <text:p>51757</text:p>
              </table:table-cell>
              <table:table-cell office:value-type="float" office:value="51512">
                <text:p>515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52528">
                <text:p>52528</text:p>
              </table:table-cell>
              <table:table-cell office:value-type="float" office:value="52492">
                <text:p>52492</text:p>
              </table:table-cell>
              <table:table-cell office:value-type="float" office:value="52571">
                <text:p>52571</text:p>
              </table:table-cell>
              <table:table-cell office:value-type="float" office:value="52340">
                <text:p>5234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53602">
                <text:p>53602</text:p>
              </table:table-cell>
              <table:table-cell office:value-type="float" office:value="53594">
                <text:p>53594</text:p>
              </table:table-cell>
              <table:table-cell office:value-type="float" office:value="53743">
                <text:p>53743</text:p>
              </table:table-cell>
              <table:table-cell office:value-type="float" office:value="53403">
                <text:p>534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53548">
                <text:p>53548</text:p>
              </table:table-cell>
              <table:table-cell office:value-type="float" office:value="53586">
                <text:p>53586</text:p>
              </table:table-cell>
              <table:table-cell office:value-type="float" office:value="53703">
                <text:p>53703</text:p>
              </table:table-cell>
              <table:table-cell office:value-type="float" office:value="53418">
                <text:p>534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54658">
                <text:p>54658</text:p>
              </table:table-cell>
              <table:table-cell office:value-type="float" office:value="54643">
                <text:p>54643</text:p>
              </table:table-cell>
              <table:table-cell office:value-type="float" office:value="54777">
                <text:p>54777</text:p>
              </table:table-cell>
              <table:table-cell office:value-type="float" office:value="54502">
                <text:p>545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55480">
                <text:p>55480</text:p>
              </table:table-cell>
              <table:table-cell office:value-type="float" office:value="55412">
                <text:p>55412</text:p>
              </table:table-cell>
              <table:table-cell office:value-type="float" office:value="55585">
                <text:p>55585</text:p>
              </table:table-cell>
              <table:table-cell office:value-type="float" office:value="55343">
                <text:p>553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56627">
                <text:p>56627</text:p>
              </table:table-cell>
              <table:table-cell office:value-type="float" office:value="56631">
                <text:p>56631</text:p>
              </table:table-cell>
              <table:table-cell office:value-type="float" office:value="56755">
                <text:p>56755</text:p>
              </table:table-cell>
              <table:table-cell office:value-type="float" office:value="56468">
                <text:p>564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57103">
                <text:p>57103</text:p>
              </table:table-cell>
              <table:table-cell office:value-type="float" office:value="57106">
                <text:p>57106</text:p>
              </table:table-cell>
              <table:table-cell office:value-type="float" office:value="57195">
                <text:p>57195</text:p>
              </table:table-cell>
              <table:table-cell office:value-type="float" office:value="56934">
                <text:p>569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58276">
                <text:p>58276</text:p>
              </table:table-cell>
              <table:table-cell office:value-type="float" office:value="58249">
                <text:p>58249</text:p>
              </table:table-cell>
              <table:table-cell office:value-type="float" office:value="58433">
                <text:p>58433</text:p>
              </table:table-cell>
              <table:table-cell office:value-type="float" office:value="58138">
                <text:p>581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59131">
                <text:p>59131</text:p>
              </table:table-cell>
              <table:table-cell office:value-type="float" office:value="59161">
                <text:p>59161</text:p>
              </table:table-cell>
              <table:table-cell office:value-type="float" office:value="59239">
                <text:p>59239</text:p>
              </table:table-cell>
              <table:table-cell office:value-type="float" office:value="59061">
                <text:p>590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60447">
                <text:p>60447</text:p>
              </table:table-cell>
              <table:table-cell office:value-type="float" office:value="60451">
                <text:p>60451</text:p>
              </table:table-cell>
              <table:table-cell office:value-type="float" office:value="60617">
                <text:p>60617</text:p>
              </table:table-cell>
              <table:table-cell office:value-type="float" office:value="60359">
                <text:p>603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60484">
                <text:p>60484</text:p>
              </table:table-cell>
              <table:table-cell office:value-type="float" office:value="60546">
                <text:p>60546</text:p>
              </table:table-cell>
              <table:table-cell office:value-type="float" office:value="60713">
                <text:p>60713</text:p>
              </table:table-cell>
              <table:table-cell office:value-type="float" office:value="60490">
                <text:p>6049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48cm" svg:y="3.952cm" style:legend-expansion="high" chart:style-name="ch2"/>
        <chart:plot-area chart:style-name="ch3" table:cell-range-address="Sheet1.I57:Sheet1.K137" svg:x="0.32cm" svg:y="0.18cm" svg:width="11.708cm" svg:height="8.64cm">
          <chartooo:coordinate-region svg:x="1.603cm" svg:y="0.379cm" svg:width="10.14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57:Sheet1.J137" chart:class="chart:scatter">
            <chart:domain table:cell-range-address="Sheet1.I57:Sheet1.I137"/>
            <chart:data-point chart:repeated="81"/>
          </chart:series>
          <chart:series chart:style-name="ch7" chart:values-cell-range-address="Sheet1.K57:Sheet1.K137" chart:class="chart:scatter">
            <chart:data-point chart:repeated="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Sheet1.I57:Sheet1.I137</svg:desc>
                </draw:g>
              </table:table-cell>
              <table:table-cell office:value-type="float" office:value="-12277">
                <text:p>-12277</text:p>
                <draw:g>
                  <svg:desc>Sheet1.J57:Sheet1.J137</svg:desc>
                </draw:g>
              </table:table-cell>
              <table:table-cell office:value-type="float" office:value="-12258">
                <text:p>-12258</text:p>
                <draw:g>
                  <svg:desc>Sheet1.K57:Sheet1.K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-11943">
                <text:p>-11943</text:p>
              </table:table-cell>
              <table:table-cell office:value-type="float" office:value="-11921">
                <text:p>-11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-11673">
                <text:p>-11673</text:p>
              </table:table-cell>
              <table:table-cell office:value-type="float" office:value="-11655">
                <text:p>-11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-11335">
                <text:p>-11335</text:p>
              </table:table-cell>
              <table:table-cell office:value-type="float" office:value="-11301">
                <text:p>-11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-11166">
                <text:p>-11166</text:p>
              </table:table-cell>
              <table:table-cell office:value-type="float" office:value="-11158">
                <text:p>-11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-10859">
                <text:p>-10859</text:p>
              </table:table-cell>
              <table:table-cell office:value-type="float" office:value="-10829">
                <text:p>-10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">
                <text:p>46</text:p>
              </table:table-cell>
              <table:table-cell office:value-type="float" office:value="-10551">
                <text:p>-10551</text:p>
              </table:table-cell>
              <table:table-cell office:value-type="float" office:value="-10555">
                <text:p>-10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">
                <text:p>47</text:p>
              </table:table-cell>
              <table:table-cell office:value-type="float" office:value="-10193">
                <text:p>-10193</text:p>
              </table:table-cell>
              <table:table-cell office:value-type="float" office:value="-10189">
                <text:p>-10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-10138">
                <text:p>-10138</text:p>
              </table:table-cell>
              <table:table-cell office:value-type="float" office:value="-10166">
                <text:p>-10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-9787">
                <text:p>-9787</text:p>
              </table:table-cell>
              <table:table-cell office:value-type="float" office:value="-9811">
                <text:p>-98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-9512">
                <text:p>-9512</text:p>
              </table:table-cell>
              <table:table-cell office:value-type="float" office:value="-9513">
                <text:p>-95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-9143">
                <text:p>-9143</text:p>
              </table:table-cell>
              <table:table-cell office:value-type="float" office:value="-9116">
                <text:p>-9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-8948">
                <text:p>-8948</text:p>
              </table:table-cell>
              <table:table-cell office:value-type="float" office:value="-8967">
                <text:p>-89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">
                <text:p>53</text:p>
              </table:table-cell>
              <table:table-cell office:value-type="float" office:value="-8569">
                <text:p>-8569</text:p>
              </table:table-cell>
              <table:table-cell office:value-type="float" office:value="-8545">
                <text:p>-8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-8260">
                <text:p>-8260</text:p>
              </table:table-cell>
              <table:table-cell office:value-type="float" office:value="-8260">
                <text:p>-82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">
                <text:p>55</text:p>
              </table:table-cell>
              <table:table-cell office:value-type="float" office:value="-7864">
                <text:p>-7864</text:p>
              </table:table-cell>
              <table:table-cell office:value-type="float" office:value="-7880">
                <text:p>-78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">
                <text:p>56</text:p>
              </table:table-cell>
              <table:table-cell office:value-type="float" office:value="-7842">
                <text:p>-7842</text:p>
              </table:table-cell>
              <table:table-cell office:value-type="float" office:value="-7876">
                <text:p>-78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-7461">
                <text:p>-7461</text:p>
              </table:table-cell>
              <table:table-cell office:value-type="float" office:value="-7487">
                <text:p>-74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">
                <text:p>58</text:p>
              </table:table-cell>
              <table:table-cell office:value-type="float" office:value="-7159">
                <text:p>-7159</text:p>
              </table:table-cell>
              <table:table-cell office:value-type="float" office:value="-7171">
                <text:p>-7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">
                <text:p>59</text:p>
              </table:table-cell>
              <table:table-cell office:value-type="float" office:value="-6748">
                <text:p>-6748</text:p>
              </table:table-cell>
              <table:table-cell office:value-type="float" office:value="-6781">
                <text:p>-67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-6554">
                <text:p>-6554</text:p>
              </table:table-cell>
              <table:table-cell office:value-type="float" office:value="-6573">
                <text:p>-65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">
                <text:p>61</text:p>
              </table:table-cell>
              <table:table-cell office:value-type="float" office:value="-6146">
                <text:p>-6146</text:p>
              </table:table-cell>
              <table:table-cell office:value-type="float" office:value="-6170">
                <text:p>-61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">
                <text:p>62</text:p>
              </table:table-cell>
              <table:table-cell office:value-type="float" office:value="-5815">
                <text:p>-5815</text:p>
              </table:table-cell>
              <table:table-cell office:value-type="float" office:value="-5837">
                <text:p>-58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">
                <text:p>63</text:p>
              </table:table-cell>
              <table:table-cell office:value-type="float" office:value="-5380">
                <text:p>-5380</text:p>
              </table:table-cell>
              <table:table-cell office:value-type="float" office:value="-5406">
                <text:p>-5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">
                <text:p>64</text:p>
              </table:table-cell>
              <table:table-cell office:value-type="float" office:value="-5327">
                <text:p>-5327</text:p>
              </table:table-cell>
              <table:table-cell office:value-type="float" office:value="-5317">
                <text:p>-53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-4913">
                <text:p>-4913</text:p>
              </table:table-cell>
              <table:table-cell office:value-type="float" office:value="-4908">
                <text:p>-49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">
                <text:p>66</text:p>
              </table:table-cell>
              <table:table-cell office:value-type="float" office:value="-4565">
                <text:p>-4565</text:p>
              </table:table-cell>
              <table:table-cell office:value-type="float" office:value="-4581">
                <text:p>-45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">
                <text:p>67</text:p>
              </table:table-cell>
              <table:table-cell office:value-type="float" office:value="-4116">
                <text:p>-4116</text:p>
              </table:table-cell>
              <table:table-cell office:value-type="float" office:value="-4139">
                <text:p>-41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">
                <text:p>68</text:p>
              </table:table-cell>
              <table:table-cell office:value-type="float" office:value="-3946">
                <text:p>-3946</text:p>
              </table:table-cell>
              <table:table-cell office:value-type="float" office:value="-3919">
                <text:p>-39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9">
                <text:p>69</text:p>
              </table:table-cell>
              <table:table-cell office:value-type="float" office:value="-3517">
                <text:p>-3517</text:p>
              </table:table-cell>
              <table:table-cell office:value-type="float" office:value="-3449">
                <text:p>-34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">
                <text:p>70</text:p>
              </table:table-cell>
              <table:table-cell office:value-type="float" office:value="-3132">
                <text:p>-3132</text:p>
              </table:table-cell>
              <table:table-cell office:value-type="float" office:value="-3118">
                <text:p>-31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">
                <text:p>71</text:p>
              </table:table-cell>
              <table:table-cell office:value-type="float" office:value="-2649">
                <text:p>-2649</text:p>
              </table:table-cell>
              <table:table-cell office:value-type="float" office:value="-2649">
                <text:p>-26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-2667">
                <text:p>-2667</text:p>
              </table:table-cell>
              <table:table-cell office:value-type="float" office:value="-2607">
                <text:p>-26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">
                <text:p>73</text:p>
              </table:table-cell>
              <table:table-cell office:value-type="float" office:value="-2199">
                <text:p>-2199</text:p>
              </table:table-cell>
              <table:table-cell office:value-type="float" office:value="-2156">
                <text:p>-21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4">
                <text:p>74</text:p>
              </table:table-cell>
              <table:table-cell office:value-type="float" office:value="-1835">
                <text:p>-1835</text:p>
              </table:table-cell>
              <table:table-cell office:value-type="float" office:value="-1781">
                <text:p>-17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-1331">
                <text:p>-1331</text:p>
              </table:table-cell>
              <table:table-cell office:value-type="float" office:value="-1332">
                <text:p>-13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">
                <text:p>76</text:p>
              </table:table-cell>
              <table:table-cell office:value-type="float" office:value="-1073">
                <text:p>-1073</text:p>
              </table:table-cell>
              <table:table-cell office:value-type="float" office:value="-1120">
                <text:p>-11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7">
                <text:p>77</text:p>
              </table:table-cell>
              <table:table-cell office:value-type="float" office:value="-607">
                <text:p>-607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">
                <text:p>78</text:p>
              </table:table-cell>
              <table:table-cell office:value-type="float" office:value="-221">
                <text:p>-221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316">
                <text:p>31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369">
                <text:p>36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913">
                <text:p>913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2">
                <text:p>82</text:p>
              </table:table-cell>
              <table:table-cell office:value-type="float" office:value="1383">
                <text:p>1383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3">
                <text:p>83</text:p>
              </table:table-cell>
              <table:table-cell office:value-type="float" office:value="1951">
                <text:p>1951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4">
                <text:p>84</text:p>
              </table:table-cell>
              <table:table-cell office:value-type="float" office:value="2123">
                <text:p>2123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">
                <text:p>85</text:p>
              </table:table-cell>
              <table:table-cell office:value-type="float" office:value="2714">
                <text:p>2714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6">
                <text:p>86</text:p>
              </table:table-cell>
              <table:table-cell office:value-type="float" office:value="3146">
                <text:p>3146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">
                <text:p>87</text:p>
              </table:table-cell>
              <table:table-cell office:value-type="float" office:value="3727">
                <text:p>3727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8">
                <text:p>88</text:p>
              </table:table-cell>
              <table:table-cell office:value-type="float" office:value="3723">
                <text:p>3723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9">
                <text:p>89</text:p>
              </table:table-cell>
              <table:table-cell office:value-type="float" office:value="4304">
                <text:p>4304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">
                <text:p>90</text:p>
              </table:table-cell>
              <table:table-cell office:value-type="float" office:value="4736">
                <text:p>4736</text:p>
              </table:table-cell>
              <table:table-cell office:value-type="float" office:value="4767">
                <text:p>47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1">
                <text:p>91</text:p>
              </table:table-cell>
              <table:table-cell office:value-type="float" office:value="5340">
                <text:p>5340</text:p>
              </table:table-cell>
              <table:table-cell office:value-type="float" office:value="5367">
                <text:p>53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2">
                <text:p>92</text:p>
              </table:table-cell>
              <table:table-cell office:value-type="float" office:value="5624">
                <text:p>5624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">
                <text:p>93</text:p>
              </table:table-cell>
              <table:table-cell office:value-type="float" office:value="6201">
                <text:p>6201</text:p>
              </table:table-cell>
              <table:table-cell office:value-type="float" office:value="6281">
                <text:p>62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4">
                <text:p>94</text:p>
              </table:table-cell>
              <table:table-cell office:value-type="float" office:value="6724">
                <text:p>6724</text:p>
              </table:table-cell>
              <table:table-cell office:value-type="float" office:value="6755">
                <text:p>67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">
                <text:p>95</text:p>
              </table:table-cell>
              <table:table-cell office:value-type="float" office:value="7361">
                <text:p>7361</text:p>
              </table:table-cell>
              <table:table-cell office:value-type="float" office:value="7371">
                <text:p>73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6">
                <text:p>96</text:p>
              </table:table-cell>
              <table:table-cell office:value-type="float" office:value="7418">
                <text:p>7418</text:p>
              </table:table-cell>
              <table:table-cell office:value-type="float" office:value="7456">
                <text:p>74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7">
                <text:p>97</text:p>
              </table:table-cell>
              <table:table-cell office:value-type="float" office:value="8067">
                <text:p>8067</text:p>
              </table:table-cell>
              <table:table-cell office:value-type="float" office:value="8111">
                <text:p>81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">
                <text:p>98</text:p>
              </table:table-cell>
              <table:table-cell office:value-type="float" office:value="8567">
                <text:p>8567</text:p>
              </table:table-cell>
              <table:table-cell office:value-type="float" office:value="8611">
                <text:p>86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">
                <text:p>99</text:p>
              </table:table-cell>
              <table:table-cell office:value-type="float" office:value="9236">
                <text:p>9236</text:p>
              </table:table-cell>
              <table:table-cell office:value-type="float" office:value="9289">
                <text:p>92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9548">
                <text:p>9548</text:p>
              </table:table-cell>
              <table:table-cell office:value-type="float" office:value="9590">
                <text:p>95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1">
                <text:p>101</text:p>
              </table:table-cell>
              <table:table-cell office:value-type="float" office:value="10202">
                <text:p>10202</text:p>
              </table:table-cell>
              <table:table-cell office:value-type="float" office:value="10283">
                <text:p>102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2">
                <text:p>102</text:p>
              </table:table-cell>
              <table:table-cell office:value-type="float" office:value="10742">
                <text:p>10742</text:p>
              </table:table-cell>
              <table:table-cell office:value-type="float" office:value="10825">
                <text:p>108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3">
                <text:p>103</text:p>
              </table:table-cell>
              <table:table-cell office:value-type="float" office:value="11455">
                <text:p>11455</text:p>
              </table:table-cell>
              <table:table-cell office:value-type="float" office:value="11528">
                <text:p>115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4">
                <text:p>104</text:p>
              </table:table-cell>
              <table:table-cell office:value-type="float" office:value="11437">
                <text:p>11437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">
                <text:p>105</text:p>
              </table:table-cell>
              <table:table-cell office:value-type="float" office:value="12177">
                <text:p>12177</text:p>
              </table:table-cell>
              <table:table-cell office:value-type="float" office:value="12233">
                <text:p>122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6">
                <text:p>106</text:p>
              </table:table-cell>
              <table:table-cell office:value-type="float" office:value="12742">
                <text:p>12742</text:p>
              </table:table-cell>
              <table:table-cell office:value-type="float" office:value="12819">
                <text:p>128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7">
                <text:p>107</text:p>
              </table:table-cell>
              <table:table-cell office:value-type="float" office:value="13569">
                <text:p>13569</text:p>
              </table:table-cell>
              <table:table-cell office:value-type="float" office:value="13548">
                <text:p>135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8">
                <text:p>108</text:p>
              </table:table-cell>
              <table:table-cell office:value-type="float" office:value="13909">
                <text:p>13909</text:p>
              </table:table-cell>
              <table:table-cell office:value-type="float" office:value="13933">
                <text:p>139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9">
                <text:p>109</text:p>
              </table:table-cell>
              <table:table-cell office:value-type="float" office:value="14676">
                <text:p>14676</text:p>
              </table:table-cell>
              <table:table-cell office:value-type="float" office:value="14667">
                <text:p>14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0">
                <text:p>110</text:p>
              </table:table-cell>
              <table:table-cell office:value-type="float" office:value="15272">
                <text:p>15272</text:p>
              </table:table-cell>
              <table:table-cell office:value-type="float" office:value="15235">
                <text:p>152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1">
                <text:p>111</text:p>
              </table:table-cell>
              <table:table-cell office:value-type="float" office:value="16130">
                <text:p>16130</text:p>
              </table:table-cell>
              <table:table-cell office:value-type="float" office:value="16117">
                <text:p>161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2">
                <text:p>112</text:p>
              </table:table-cell>
              <table:table-cell office:value-type="float" office:value="16246">
                <text:p>16246</text:p>
              </table:table-cell>
              <table:table-cell office:value-type="float" office:value="16201">
                <text:p>162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3">
                <text:p>113</text:p>
              </table:table-cell>
              <table:table-cell office:value-type="float" office:value="17048">
                <text:p>17048</text:p>
              </table:table-cell>
              <table:table-cell office:value-type="float" office:value="17050">
                <text:p>170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4">
                <text:p>114</text:p>
              </table:table-cell>
              <table:table-cell office:value-type="float" office:value="17663">
                <text:p>17663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">
                <text:p>115</text:p>
              </table:table-cell>
              <table:table-cell office:value-type="float" office:value="18478">
                <text:p>18478</text:p>
              </table:table-cell>
              <table:table-cell office:value-type="float" office:value="18514">
                <text:p>18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6">
                <text:p>116</text:p>
              </table:table-cell>
              <table:table-cell office:value-type="float" office:value="18881">
                <text:p>18881</text:p>
              </table:table-cell>
              <table:table-cell office:value-type="float" office:value="18920">
                <text:p>189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7">
                <text:p>117</text:p>
              </table:table-cell>
              <table:table-cell office:value-type="float" office:value="19762">
                <text:p>19762</text:p>
              </table:table-cell>
              <table:table-cell office:value-type="float" office:value="19780">
                <text:p>197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8">
                <text:p>118</text:p>
              </table:table-cell>
              <table:table-cell office:value-type="float" office:value="20445">
                <text:p>20445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9">
                <text:p>119</text:p>
              </table:table-cell>
              <table:table-cell office:value-type="float" office:value="21336">
                <text:p>21336</text:p>
              </table:table-cell>
              <table:table-cell office:value-type="float" office:value="21379">
                <text:p>213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0">
                <text:p>120</text:p>
              </table:table-cell>
              <table:table-cell office:value-type="float" office:value="21350">
                <text:p>21350</text:p>
              </table:table-cell>
              <table:table-cell office:value-type="float" office:value="21395">
                <text:p>213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952cm" style:legend-expansion="high" chart:style-name="ch2"/>
        <chart:plot-area chart:style-name="ch3" table:cell-range-address="Sheet1.N78:Sheet1.P302" svg:x="0.32cm" svg:y="0.18cm" svg:width="12.481cm" svg:height="8.64cm">
          <chartooo:coordinate-region svg:x="1.603cm" svg:y="0.379cm" svg:width="10.91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78:Sheet1.O302" chart:class="chart:scatter">
            <chart:domain table:cell-range-address="Sheet1.N78:Sheet1.N302"/>
            <chart:data-point chart:repeated="225"/>
          </chart:series>
          <chart:series chart:style-name="ch7" chart:values-cell-range-address="Sheet1.P78:Sheet1.P302" chart:class="chart:scatter">
            <chart:data-point chart:repeated="2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N78:Sheet1.N302</svg:desc>
                </draw:g>
              </table:table-cell>
              <table:table-cell office:value-type="float" office:value="-22312">
                <text:p>-22312</text:p>
                <draw:g>
                  <svg:desc>Sheet1.O78:Sheet1.O302</svg:desc>
                </draw:g>
              </table:table-cell>
              <table:table-cell office:value-type="float" office:value="-22259">
                <text:p>-22259</text:p>
                <draw:g>
                  <svg:desc>Sheet1.P78:Sheet1.P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22113">
                <text:p>-22113</text:p>
              </table:table-cell>
              <table:table-cell office:value-type="float" office:value="-21993">
                <text:p>-21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21920">
                <text:p>-21920</text:p>
              </table:table-cell>
              <table:table-cell office:value-type="float" office:value="-21827">
                <text:p>-21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21683">
                <text:p>-21683</text:p>
              </table:table-cell>
              <table:table-cell office:value-type="float" office:value="-21608">
                <text:p>-21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21552">
                <text:p>-21552</text:p>
              </table:table-cell>
              <table:table-cell office:value-type="float" office:value="-21484">
                <text:p>-21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21297">
                <text:p>-21297</text:p>
              </table:table-cell>
              <table:table-cell office:value-type="float" office:value="-21234">
                <text:p>-21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21115">
                <text:p>-21115</text:p>
              </table:table-cell>
              <table:table-cell office:value-type="float" office:value="-21010">
                <text:p>-210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20833">
                <text:p>-20833</text:p>
              </table:table-cell>
              <table:table-cell office:value-type="float" office:value="-20775">
                <text:p>-20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0885">
                <text:p>-20885</text:p>
              </table:table-cell>
              <table:table-cell office:value-type="float" office:value="-20796">
                <text:p>-207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20603">
                <text:p>-20603</text:p>
              </table:table-cell>
              <table:table-cell office:value-type="float" office:value="-20561">
                <text:p>-20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20385">
                <text:p>-20385</text:p>
              </table:table-cell>
              <table:table-cell office:value-type="float" office:value="-20361">
                <text:p>-20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20178">
                <text:p>-20178</text:p>
              </table:table-cell>
              <table:table-cell office:value-type="float" office:value="-20101">
                <text:p>-20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20045">
                <text:p>-20045</text:p>
              </table:table-cell>
              <table:table-cell office:value-type="float" office:value="-19979">
                <text:p>-199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19775">
                <text:p>-19775</text:p>
              </table:table-cell>
              <table:table-cell office:value-type="float" office:value="-19681">
                <text:p>-196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19574">
                <text:p>-19574</text:p>
              </table:table-cell>
              <table:table-cell office:value-type="float" office:value="-19479">
                <text:p>-194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9304">
                <text:p>-19304</text:p>
              </table:table-cell>
              <table:table-cell office:value-type="float" office:value="-19241">
                <text:p>-19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19184">
                <text:p>-19184</text:p>
              </table:table-cell>
              <table:table-cell office:value-type="float" office:value="-19118">
                <text:p>-19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18913">
                <text:p>-18913</text:p>
              </table:table-cell>
              <table:table-cell office:value-type="float" office:value="-18839">
                <text:p>-188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18701">
                <text:p>-18701</text:p>
              </table:table-cell>
              <table:table-cell office:value-type="float" office:value="-18630">
                <text:p>-186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18447">
                <text:p>-18447</text:p>
              </table:table-cell>
              <table:table-cell office:value-type="float" office:value="-18327">
                <text:p>-183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8262">
                <text:p>-18262</text:p>
              </table:table-cell>
              <table:table-cell office:value-type="float" office:value="-18198">
                <text:p>-181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7990">
                <text:p>-17990</text:p>
              </table:table-cell>
              <table:table-cell office:value-type="float" office:value="-17915">
                <text:p>-179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17768">
                <text:p>-17768</text:p>
              </table:table-cell>
              <table:table-cell office:value-type="float" office:value="-17689">
                <text:p>-17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17490">
                <text:p>-17490</text:p>
              </table:table-cell>
              <table:table-cell office:value-type="float" office:value="-17391">
                <text:p>-17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17491">
                <text:p>-17491</text:p>
              </table:table-cell>
              <table:table-cell office:value-type="float" office:value="-17422">
                <text:p>-174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7223">
                <text:p>-17223</text:p>
              </table:table-cell>
              <table:table-cell office:value-type="float" office:value="-17109">
                <text:p>-171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6947">
                <text:p>-16947</text:p>
              </table:table-cell>
              <table:table-cell office:value-type="float" office:value="-16898">
                <text:p>-168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6624">
                <text:p>-16624</text:p>
              </table:table-cell>
              <table:table-cell office:value-type="float" office:value="-16583">
                <text:p>-165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6491">
                <text:p>-16491</text:p>
              </table:table-cell>
              <table:table-cell office:value-type="float" office:value="-16452">
                <text:p>-164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6226">
                <text:p>-16226</text:p>
              </table:table-cell>
              <table:table-cell office:value-type="float" office:value="-16135">
                <text:p>-161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5966">
                <text:p>-15966</text:p>
              </table:table-cell>
              <table:table-cell office:value-type="float" office:value="-15897">
                <text:p>-158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15661">
                <text:p>-15661</text:p>
              </table:table-cell>
              <table:table-cell office:value-type="float" office:value="-15570">
                <text:p>-155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15530">
                <text:p>-15530</text:p>
              </table:table-cell>
              <table:table-cell office:value-type="float" office:value="-15444">
                <text:p>-154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15225">
                <text:p>-15225</text:p>
              </table:table-cell>
              <table:table-cell office:value-type="float" office:value="-15124">
                <text:p>-151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14969">
                <text:p>-14969</text:p>
              </table:table-cell>
              <table:table-cell office:value-type="float" office:value="-14870">
                <text:p>-148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14610">
                <text:p>-14610</text:p>
              </table:table-cell>
              <table:table-cell office:value-type="float" office:value="-14537">
                <text:p>-145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14448">
                <text:p>-14448</text:p>
              </table:table-cell>
              <table:table-cell office:value-type="float" office:value="-14362">
                <text:p>-143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14105">
                <text:p>-14105</text:p>
              </table:table-cell>
              <table:table-cell office:value-type="float" office:value="-14033">
                <text:p>-140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13848">
                <text:p>-13848</text:p>
              </table:table-cell>
              <table:table-cell office:value-type="float" office:value="-13770">
                <text:p>-137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13507">
                <text:p>-13507</text:p>
              </table:table-cell>
              <table:table-cell office:value-type="float" office:value="-13457">
                <text:p>-134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13522">
                <text:p>-13522</text:p>
              </table:table-cell>
              <table:table-cell office:value-type="float" office:value="-13440">
                <text:p>-134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13165">
                <text:p>-13165</text:p>
              </table:table-cell>
              <table:table-cell office:value-type="float" office:value="-13063">
                <text:p>-130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12914">
                <text:p>-12914</text:p>
              </table:table-cell>
              <table:table-cell office:value-type="float" office:value="-12837">
                <text:p>-128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12564">
                <text:p>-12564</text:p>
              </table:table-cell>
              <table:table-cell office:value-type="float" office:value="-12493">
                <text:p>-124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12377">
                <text:p>-12377</text:p>
              </table:table-cell>
              <table:table-cell office:value-type="float" office:value="-12287">
                <text:p>-122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12018">
                <text:p>-12018</text:p>
              </table:table-cell>
              <table:table-cell office:value-type="float" office:value="-11927">
                <text:p>-119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11712">
                <text:p>-11712</text:p>
              </table:table-cell>
              <table:table-cell office:value-type="float" office:value="-11643">
                <text:p>-116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11348">
                <text:p>-11348</text:p>
              </table:table-cell>
              <table:table-cell office:value-type="float" office:value="-11269">
                <text:p>-112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11196">
                <text:p>-11196</text:p>
              </table:table-cell>
              <table:table-cell office:value-type="float" office:value="-11136">
                <text:p>-111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10830">
                <text:p>-10830</text:p>
              </table:table-cell>
              <table:table-cell office:value-type="float" office:value="-10770">
                <text:p>-107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10521">
                <text:p>-10521</text:p>
              </table:table-cell>
              <table:table-cell office:value-type="float" office:value="-10455">
                <text:p>-104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10123">
                <text:p>-10123</text:p>
              </table:table-cell>
              <table:table-cell office:value-type="float" office:value="-10042">
                <text:p>-100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9890">
                <text:p>-9890</text:p>
              </table:table-cell>
              <table:table-cell office:value-type="float" office:value="-9828">
                <text:p>-98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9540">
                <text:p>-9540</text:p>
              </table:table-cell>
              <table:table-cell office:value-type="float" office:value="-9458">
                <text:p>-94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9221">
                <text:p>-9221</text:p>
              </table:table-cell>
              <table:table-cell office:value-type="float" office:value="-9075">
                <text:p>-90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8816">
                <text:p>-8816</text:p>
              </table:table-cell>
              <table:table-cell office:value-type="float" office:value="-8672">
                <text:p>-86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8823">
                <text:p>-8823</text:p>
              </table:table-cell>
              <table:table-cell office:value-type="float" office:value="-8731">
                <text:p>-87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8397">
                <text:p>-8397</text:p>
              </table:table-cell>
              <table:table-cell office:value-type="float" office:value="-8294">
                <text:p>-82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8087">
                <text:p>-8087</text:p>
              </table:table-cell>
              <table:table-cell office:value-type="float" office:value="-7973">
                <text:p>-79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7643">
                <text:p>-7643</text:p>
              </table:table-cell>
              <table:table-cell office:value-type="float" office:value="-7621">
                <text:p>-76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7431">
                <text:p>-7431</text:p>
              </table:table-cell>
              <table:table-cell office:value-type="float" office:value="-7345">
                <text:p>-73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6944">
                <text:p>-6944</text:p>
              </table:table-cell>
              <table:table-cell office:value-type="float" office:value="-6901">
                <text:p>-69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6629">
                <text:p>-6629</text:p>
              </table:table-cell>
              <table:table-cell office:value-type="float" office:value="-6526">
                <text:p>-65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6204">
                <text:p>-6204</text:p>
              </table:table-cell>
              <table:table-cell office:value-type="float" office:value="-6074">
                <text:p>-60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-6036">
                <text:p>-6036</text:p>
              </table:table-cell>
              <table:table-cell office:value-type="float" office:value="-5916">
                <text:p>-59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-5564">
                <text:p>-5564</text:p>
              </table:table-cell>
              <table:table-cell office:value-type="float" office:value="-5467">
                <text:p>-54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-5181">
                <text:p>-5181</text:p>
              </table:table-cell>
              <table:table-cell office:value-type="float" office:value="-5103">
                <text:p>-51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-4676">
                <text:p>-4676</text:p>
              </table:table-cell>
              <table:table-cell office:value-type="float" office:value="-4655">
                <text:p>-46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-4444">
                <text:p>-4444</text:p>
              </table:table-cell>
              <table:table-cell office:value-type="float" office:value="-4405">
                <text:p>-44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-4050">
                <text:p>-4050</text:p>
              </table:table-cell>
              <table:table-cell office:value-type="float" office:value="-3916">
                <text:p>-39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-3666">
                <text:p>-3666</text:p>
              </table:table-cell>
              <table:table-cell office:value-type="float" office:value="-3540">
                <text:p>-35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-3124">
                <text:p>-3124</text:p>
              </table:table-cell>
              <table:table-cell office:value-type="float" office:value="-3012">
                <text:p>-30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-3100">
                <text:p>-3100</text:p>
              </table:table-cell>
              <table:table-cell office:value-type="float" office:value="-3030">
                <text:p>-30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-2614">
                <text:p>-2614</text:p>
              </table:table-cell>
              <table:table-cell office:value-type="float" office:value="-2517">
                <text:p>-25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-2195">
                <text:p>-2195</text:p>
              </table:table-cell>
              <table:table-cell office:value-type="float" office:value="-2118">
                <text:p>-21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-1662">
                <text:p>-1662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-1402">
                <text:p>-1402</text:p>
              </table:table-cell>
              <table:table-cell office:value-type="float" office:value="-1314">
                <text:p>-13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-903">
                <text:p>-903</text:p>
              </table:table-cell>
              <table:table-cell office:value-type="float" office:value="-745">
                <text:p>-7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-436">
                <text:p>-436</text:p>
              </table:table-cell>
              <table:table-cell office:value-type="float" office:value="-314">
                <text:p>-3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133">
                <text:p>13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315">
                <text:p>31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880">
                <text:p>88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1352">
                <text:p>1352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1922">
                <text:p>1922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2244">
                <text:p>2244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2834">
                <text:p>2834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3324">
                <text:p>3324</text:p>
              </table:table-cell>
              <table:table-cell office:value-type="float" office:value="3377">
                <text:p>33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3944">
                <text:p>3944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3943">
                <text:p>3943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4589">
                <text:p>4589</text:p>
              </table:table-cell>
              <table:table-cell office:value-type="float" office:value="4629">
                <text:p>46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5092">
                <text:p>5092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5713">
                <text:p>5713</text:p>
              </table:table-cell>
              <table:table-cell office:value-type="float" office:value="5837">
                <text:p>58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6071">
                <text:p>6071</text:p>
              </table:table-cell>
              <table:table-cell office:value-type="float" office:value="6211">
                <text:p>62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6740">
                <text:p>6740</text:p>
              </table:table-cell>
              <table:table-cell office:value-type="float" office:value="6866">
                <text:p>68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7287">
                <text:p>7287</text:p>
              </table:table-cell>
              <table:table-cell office:value-type="float" office:value="7383">
                <text:p>73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7984">
                <text:p>7984</text:p>
              </table:table-cell>
              <table:table-cell office:value-type="float" office:value="8105">
                <text:p>81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8215">
                <text:p>8215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8906">
                <text:p>8906</text:p>
              </table:table-cell>
              <table:table-cell office:value-type="float" office:value="9063">
                <text:p>90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9541">
                <text:p>9541</text:p>
              </table:table-cell>
              <table:table-cell office:value-type="float" office:value="9651">
                <text:p>96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0298">
                <text:p>10298</text:p>
              </table:table-cell>
              <table:table-cell office:value-type="float" office:value="10344">
                <text:p>103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10665">
                <text:p>10665</text:p>
              </table:table-cell>
              <table:table-cell office:value-type="float" office:value="10773">
                <text:p>107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11437">
                <text:p>11437</text:p>
              </table:table-cell>
              <table:table-cell office:value-type="float" office:value="11556">
                <text:p>115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12033">
                <text:p>12033</text:p>
              </table:table-cell>
              <table:table-cell office:value-type="float" office:value="12186">
                <text:p>121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12833">
                <text:p>12833</text:p>
              </table:table-cell>
              <table:table-cell office:value-type="float" office:value="12965">
                <text:p>129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12833">
                <text:p>12833</text:p>
              </table:table-cell>
              <table:table-cell office:value-type="float" office:value="12949">
                <text:p>129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13654">
                <text:p>13654</text:p>
              </table:table-cell>
              <table:table-cell office:value-type="float" office:value="13742">
                <text:p>13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4295">
                <text:p>14295</text:p>
              </table:table-cell>
              <table:table-cell office:value-type="float" office:value="14416">
                <text:p>144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15170">
                <text:p>15170</text:p>
              </table:table-cell>
              <table:table-cell office:value-type="float" office:value="15264">
                <text:p>152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15625">
                <text:p>15625</text:p>
              </table:table-cell>
              <table:table-cell office:value-type="float" office:value="15702">
                <text:p>157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6489">
                <text:p>16489</text:p>
              </table:table-cell>
              <table:table-cell office:value-type="float" office:value="16612">
                <text:p>166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17194">
                <text:p>17194</text:p>
              </table:table-cell>
              <table:table-cell office:value-type="float" office:value="17279">
                <text:p>172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18118">
                <text:p>18118</text:p>
              </table:table-cell>
              <table:table-cell office:value-type="float" office:value="18229">
                <text:p>182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5724">
                <text:p>-5724</text:p>
              </table:table-cell>
              <table:table-cell office:value-type="float" office:value="-5616">
                <text:p>-56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5423">
                <text:p>-5423</text:p>
              </table:table-cell>
              <table:table-cell office:value-type="float" office:value="-5275">
                <text:p>-52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5190">
                <text:p>-5190</text:p>
              </table:table-cell>
              <table:table-cell office:value-type="float" office:value="-5058">
                <text:p>-50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4888">
                <text:p>-4888</text:p>
              </table:table-cell>
              <table:table-cell office:value-type="float" office:value="-4757">
                <text:p>-47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4724">
                <text:p>-4724</text:p>
              </table:table-cell>
              <table:table-cell office:value-type="float" office:value="-4611">
                <text:p>-46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4396">
                <text:p>-4396</text:p>
              </table:table-cell>
              <table:table-cell office:value-type="float" office:value="-4296">
                <text:p>-42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4170">
                <text:p>-4170</text:p>
              </table:table-cell>
              <table:table-cell office:value-type="float" office:value="-4042">
                <text:p>-40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3857">
                <text:p>-3857</text:p>
              </table:table-cell>
              <table:table-cell office:value-type="float" office:value="-3702">
                <text:p>-37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3846">
                <text:p>-3846</text:p>
              </table:table-cell>
              <table:table-cell office:value-type="float" office:value="-3756">
                <text:p>-37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3526">
                <text:p>-3526</text:p>
              </table:table-cell>
              <table:table-cell office:value-type="float" office:value="-3444">
                <text:p>-34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3275">
                <text:p>-3275</text:p>
              </table:table-cell>
              <table:table-cell office:value-type="float" office:value="-3195">
                <text:p>-31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2963">
                <text:p>-2963</text:p>
              </table:table-cell>
              <table:table-cell office:value-type="float" office:value="-2871">
                <text:p>-28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2778">
                <text:p>-2778</text:p>
              </table:table-cell>
              <table:table-cell office:value-type="float" office:value="-2679">
                <text:p>-26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-2441">
                <text:p>-2441</text:p>
              </table:table-cell>
              <table:table-cell office:value-type="float" office:value="-2338">
                <text:p>-23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-2186">
                <text:p>-2186</text:p>
              </table:table-cell>
              <table:table-cell office:value-type="float" office:value="-2092">
                <text:p>-20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-1844">
                <text:p>-1844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-1778">
                <text:p>-1778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-1450">
                <text:p>-1450</text:p>
              </table:table-cell>
              <table:table-cell office:value-type="float" office:value="-1348">
                <text:p>-13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-1169">
                <text:p>-1169</text:p>
              </table:table-cell>
              <table:table-cell office:value-type="float" office:value="-1011">
                <text:p>-10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-815">
                <text:p>-815</text:p>
              </table:table-cell>
              <table:table-cell office:value-type="float" office:value="-727">
                <text:p>-7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-614">
                <text:p>-614</text:p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-287">
                <text:p>-287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338">
                <text:p>33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336">
                <text:p>336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689">
                <text:p>689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989">
                <text:p>989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1397">
                <text:p>1397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1633">
                <text:p>1633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2010">
                <text:p>201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2315">
                <text:p>2315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2641">
                <text:p>2641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2764">
                <text:p>2764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3190">
                <text:p>3190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3465">
                <text:p>3465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3845">
                <text:p>3845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4079">
                <text:p>4079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4495">
                <text:p>4495</text:p>
              </table:table-cell>
              <table:table-cell office:value-type="float" office:value="4596">
                <text:p>45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4830">
                <text:p>4830</text:p>
              </table:table-cell>
              <table:table-cell office:value-type="float" office:value="4882">
                <text:p>48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5288">
                <text:p>5288</text:p>
              </table:table-cell>
              <table:table-cell office:value-type="float" office:value="5320">
                <text:p>53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5274">
                <text:p>5274</text:p>
              </table:table-cell>
              <table:table-cell office:value-type="float" office:value="5276">
                <text:p>52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5691">
                <text:p>5691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6022">
                <text:p>60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6445">
                <text:p>6445</text:p>
              </table:table-cell>
              <table:table-cell office:value-type="float" office:value="6508">
                <text:p>65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6653">
                <text:p>6653</text:p>
              </table:table-cell>
              <table:table-cell office:value-type="float" office:value="6742">
                <text:p>67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7098">
                <text:p>7098</text:p>
              </table:table-cell>
              <table:table-cell office:value-type="float" office:value="7182">
                <text:p>71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7449">
                <text:p>7449</text:p>
              </table:table-cell>
              <table:table-cell office:value-type="float" office:value="7559">
                <text:p>75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7911">
                <text:p>7911</text:p>
              </table:table-cell>
              <table:table-cell office:value-type="float" office:value="8020">
                <text:p>80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8097">
                <text:p>8097</text:p>
              </table:table-cell>
              <table:table-cell office:value-type="float" office:value="8258">
                <text:p>82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8555">
                <text:p>8555</text:p>
              </table:table-cell>
              <table:table-cell office:value-type="float" office:value="8666">
                <text:p>86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8929">
                <text:p>8929</text:p>
              </table:table-cell>
              <table:table-cell office:value-type="float" office:value="9013">
                <text:p>90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9392">
                <text:p>9392</text:p>
              </table:table-cell>
              <table:table-cell office:value-type="float" office:value="9487">
                <text:p>94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9634">
                <text:p>9634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10083">
                <text:p>10083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10493">
                <text:p>10493</text:p>
              </table:table-cell>
              <table:table-cell office:value-type="float" office:value="10623">
                <text:p>106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11011">
                <text:p>11011</text:p>
              </table:table-cell>
              <table:table-cell office:value-type="float" office:value="11075">
                <text:p>110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10986">
                <text:p>10986</text:p>
              </table:table-cell>
              <table:table-cell office:value-type="float" office:value="11094">
                <text:p>110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11558">
                <text:p>11558</text:p>
              </table:table-cell>
              <table:table-cell office:value-type="float" office:value="11600">
                <text:p>116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12060">
                <text:p>12060</text:p>
              </table:table-cell>
              <table:table-cell office:value-type="float" office:value="11994">
                <text:p>119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12529">
                <text:p>12529</text:p>
              </table:table-cell>
              <table:table-cell office:value-type="float" office:value="12522">
                <text:p>125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12675">
                <text:p>12675</text:p>
              </table:table-cell>
              <table:table-cell office:value-type="float" office:value="12792">
                <text:p>127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13222">
                <text:p>13222</text:p>
              </table:table-cell>
              <table:table-cell office:value-type="float" office:value="13249">
                <text:p>132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13581">
                <text:p>13581</text:p>
              </table:table-cell>
              <table:table-cell office:value-type="float" office:value="13717">
                <text:p>137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14216">
                <text:p>14216</text:p>
              </table:table-cell>
              <table:table-cell office:value-type="float" office:value="14264">
                <text:p>142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14379">
                <text:p>14379</text:p>
              </table:table-cell>
              <table:table-cell office:value-type="float" office:value="14398">
                <text:p>143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14862">
                <text:p>14862</text:p>
              </table:table-cell>
              <table:table-cell office:value-type="float" office:value="14973">
                <text:p>149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15319">
                <text:p>15319</text:p>
              </table:table-cell>
              <table:table-cell office:value-type="float" office:value="15403">
                <text:p>154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15899">
                <text:p>15899</text:p>
              </table:table-cell>
              <table:table-cell office:value-type="float" office:value="15962">
                <text:p>159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16329">
                <text:p>16329</text:p>
              </table:table-cell>
              <table:table-cell office:value-type="float" office:value="16251">
                <text:p>162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16876">
                <text:p>16876</text:p>
              </table:table-cell>
              <table:table-cell office:value-type="float" office:value="16843">
                <text:p>168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17302">
                <text:p>17302</text:p>
              </table:table-cell>
              <table:table-cell office:value-type="float" office:value="17313">
                <text:p>173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17846">
                <text:p>17846</text:p>
              </table:table-cell>
              <table:table-cell office:value-type="float" office:value="17872">
                <text:p>178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17847">
                <text:p>17847</text:p>
              </table:table-cell>
              <table:table-cell office:value-type="float" office:value="17863">
                <text:p>178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18422">
                <text:p>18422</text:p>
              </table:table-cell>
              <table:table-cell office:value-type="float" office:value="18454">
                <text:p>184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18895">
                <text:p>18895</text:p>
              </table:table-cell>
              <table:table-cell office:value-type="float" office:value="18958">
                <text:p>189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19526">
                <text:p>19526</text:p>
              </table:table-cell>
              <table:table-cell office:value-type="float" office:value="19560">
                <text:p>1956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19848">
                <text:p>19848</text:p>
              </table:table-cell>
              <table:table-cell office:value-type="float" office:value="19829">
                <text:p>198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20451">
                <text:p>20451</text:p>
              </table:table-cell>
              <table:table-cell office:value-type="float" office:value="20459">
                <text:p>204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20968">
                <text:p>20968</text:p>
              </table:table-cell>
              <table:table-cell office:value-type="float" office:value="21018">
                <text:p>210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21645">
                <text:p>21645</text:p>
              </table:table-cell>
              <table:table-cell office:value-type="float" office:value="21680">
                <text:p>216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21847">
                <text:p>21847</text:p>
              </table:table-cell>
              <table:table-cell office:value-type="float" office:value="21865">
                <text:p>218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22490">
                <text:p>22490</text:p>
              </table:table-cell>
              <table:table-cell office:value-type="float" office:value="22524">
                <text:p>225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23035">
                <text:p>23035</text:p>
              </table:table-cell>
              <table:table-cell office:value-type="float" office:value="23109">
                <text:p>231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23715">
                <text:p>23715</text:p>
              </table:table-cell>
              <table:table-cell office:value-type="float" office:value="23764">
                <text:p>237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24137">
                <text:p>24137</text:p>
              </table:table-cell>
              <table:table-cell office:value-type="float" office:value="24178">
                <text:p>241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24839">
                <text:p>24839</text:p>
              </table:table-cell>
              <table:table-cell office:value-type="float" office:value="24821">
                <text:p>248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25340">
                <text:p>25340</text:p>
              </table:table-cell>
              <table:table-cell office:value-type="float" office:value="25365">
                <text:p>253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26057">
                <text:p>26057</text:p>
              </table:table-cell>
              <table:table-cell office:value-type="float" office:value="26092">
                <text:p>260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26055">
                <text:p>26055</text:p>
              </table:table-cell>
              <table:table-cell office:value-type="float" office:value="26053">
                <text:p>260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26775">
                <text:p>26775</text:p>
              </table:table-cell>
              <table:table-cell office:value-type="float" office:value="26806">
                <text:p>268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27365">
                <text:p>27365</text:p>
              </table:table-cell>
              <table:table-cell office:value-type="float" office:value="27384">
                <text:p>273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28086">
                <text:p>28086</text:p>
              </table:table-cell>
              <table:table-cell office:value-type="float" office:value="28138">
                <text:p>281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28499">
                <text:p>28499</text:p>
              </table:table-cell>
              <table:table-cell office:value-type="float" office:value="28525">
                <text:p>285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29272">
                <text:p>29272</text:p>
              </table:table-cell>
              <table:table-cell office:value-type="float" office:value="29277">
                <text:p>292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29884">
                <text:p>29884</text:p>
              </table:table-cell>
              <table:table-cell office:value-type="float" office:value="29917">
                <text:p>299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30704">
                <text:p>30704</text:p>
              </table:table-cell>
              <table:table-cell office:value-type="float" office:value="30716">
                <text:p>307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30924">
                <text:p>30924</text:p>
              </table:table-cell>
              <table:table-cell office:value-type="float" office:value="30946">
                <text:p>309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31743">
                <text:p>31743</text:p>
              </table:table-cell>
              <table:table-cell office:value-type="float" office:value="31766">
                <text:p>317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32406">
                <text:p>32406</text:p>
              </table:table-cell>
              <table:table-cell office:value-type="float" office:value="32433">
                <text:p>324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-32273">
                <text:p>-32273</text:p>
              </table:table-cell>
              <table:table-cell office:value-type="float" office:value="-32295">
                <text:p>-322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-31857">
                <text:p>-31857</text:p>
              </table:table-cell>
              <table:table-cell office:value-type="float" office:value="-31859">
                <text:p>-318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-30974">
                <text:p>-30974</text:p>
              </table:table-cell>
              <table:table-cell office:value-type="float" office:value="-30999">
                <text:p>-309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-30286">
                <text:p>-30286</text:p>
              </table:table-cell>
              <table:table-cell office:value-type="float" office:value="-30296">
                <text:p>-302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-29390">
                <text:p>-29390</text:p>
              </table:table-cell>
              <table:table-cell office:value-type="float" office:value="-29409">
                <text:p>-294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-29394">
                <text:p>-29394</text:p>
              </table:table-cell>
              <table:table-cell office:value-type="float" office:value="-29422">
                <text:p>-294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-28491">
                <text:p>-28491</text:p>
              </table:table-cell>
              <table:table-cell office:value-type="float" office:value="-28430">
                <text:p>-2843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-27792">
                <text:p>-27792</text:p>
              </table:table-cell>
              <table:table-cell office:value-type="float" office:value="-27793">
                <text:p>-277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-26854">
                <text:p>-26854</text:p>
              </table:table-cell>
              <table:table-cell office:value-type="float" office:value="-26820">
                <text:p>-2682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-26315">
                <text:p>-26315</text:p>
              </table:table-cell>
              <table:table-cell office:value-type="float" office:value="-26377">
                <text:p>-263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-25347">
                <text:p>-25347</text:p>
              </table:table-cell>
              <table:table-cell office:value-type="float" office:value="-25394">
                <text:p>-253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-24594">
                <text:p>-24594</text:p>
              </table:table-cell>
              <table:table-cell office:value-type="float" office:value="-24602">
                <text:p>-246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-23573">
                <text:p>-23573</text:p>
              </table:table-cell>
              <table:table-cell office:value-type="float" office:value="-23606">
                <text:p>-236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-23307">
                <text:p>-23307</text:p>
              </table:table-cell>
              <table:table-cell office:value-type="float" office:value="-23379">
                <text:p>-233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952cm" style:legend-expansion="high" chart:style-name="ch2"/>
        <chart:plot-area chart:style-name="ch3" table:cell-range-address="Sheet1.N132:Sheet1.P182" svg:x="0.32cm" svg:y="0.18cm" svg:width="12.481cm" svg:height="8.64cm">
          <chartooo:coordinate-region svg:x="1.603cm" svg:y="0.379cm" svg:width="10.91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132:Sheet1.O182" chart:class="chart:scatter">
            <chart:domain table:cell-range-address="Sheet1.N132:Sheet1.N182"/>
            <chart:data-point chart:repeated="51"/>
          </chart:series>
          <chart:series chart:style-name="ch7" chart:values-cell-range-address="Sheet1.P132:Sheet1.P182" chart:class="chart:scatte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Sheet1.N132:Sheet1.N182</svg:desc>
                </draw:g>
              </table:table-cell>
              <table:table-cell office:value-type="float" office:value="-9221">
                <text:p>-9221</text:p>
                <draw:g>
                  <svg:desc>Sheet1.O132:Sheet1.O182</svg:desc>
                </draw:g>
              </table:table-cell>
              <table:table-cell office:value-type="float" office:value="-9075">
                <text:p>-9075</text:p>
                <draw:g>
                  <svg:desc>Sheet1.P132:Sheet1.P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-8816">
                <text:p>-8816</text:p>
              </table:table-cell>
              <table:table-cell office:value-type="float" office:value="-8672">
                <text:p>-8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">
                <text:p>72</text:p>
              </table:table-cell>
              <table:table-cell office:value-type="float" office:value="-8823">
                <text:p>-8823</text:p>
              </table:table-cell>
              <table:table-cell office:value-type="float" office:value="-8731">
                <text:p>-8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-8397">
                <text:p>-8397</text:p>
              </table:table-cell>
              <table:table-cell office:value-type="float" office:value="-8294">
                <text:p>-8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">
                <text:p>74</text:p>
              </table:table-cell>
              <table:table-cell office:value-type="float" office:value="-8087">
                <text:p>-8087</text:p>
              </table:table-cell>
              <table:table-cell office:value-type="float" office:value="-7973">
                <text:p>-79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-7643">
                <text:p>-7643</text:p>
              </table:table-cell>
              <table:table-cell office:value-type="float" office:value="-7621">
                <text:p>-76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  <table:table-cell office:value-type="float" office:value="-7431">
                <text:p>-7431</text:p>
              </table:table-cell>
              <table:table-cell office:value-type="float" office:value="-7345">
                <text:p>-7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">
                <text:p>77</text:p>
              </table:table-cell>
              <table:table-cell office:value-type="float" office:value="-6944">
                <text:p>-6944</text:p>
              </table:table-cell>
              <table:table-cell office:value-type="float" office:value="-6901">
                <text:p>-6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">
                <text:p>78</text:p>
              </table:table-cell>
              <table:table-cell office:value-type="float" office:value="-6629">
                <text:p>-6629</text:p>
              </table:table-cell>
              <table:table-cell office:value-type="float" office:value="-6526">
                <text:p>-6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">
                <text:p>79</text:p>
              </table:table-cell>
              <table:table-cell office:value-type="float" office:value="-6204">
                <text:p>-6204</text:p>
              </table:table-cell>
              <table:table-cell office:value-type="float" office:value="-6074">
                <text:p>-60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-6036">
                <text:p>-6036</text:p>
              </table:table-cell>
              <table:table-cell office:value-type="float" office:value="-5916">
                <text:p>-5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-5564">
                <text:p>-5564</text:p>
              </table:table-cell>
              <table:table-cell office:value-type="float" office:value="-5467">
                <text:p>-54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">
                <text:p>82</text:p>
              </table:table-cell>
              <table:table-cell office:value-type="float" office:value="-5181">
                <text:p>-5181</text:p>
              </table:table-cell>
              <table:table-cell office:value-type="float" office:value="-5103">
                <text:p>-5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">
                <text:p>83</text:p>
              </table:table-cell>
              <table:table-cell office:value-type="float" office:value="-4676">
                <text:p>-4676</text:p>
              </table:table-cell>
              <table:table-cell office:value-type="float" office:value="-4655">
                <text:p>-4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">
                <text:p>84</text:p>
              </table:table-cell>
              <table:table-cell office:value-type="float" office:value="-4444">
                <text:p>-4444</text:p>
              </table:table-cell>
              <table:table-cell office:value-type="float" office:value="-4405">
                <text:p>-4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">
                <text:p>85</text:p>
              </table:table-cell>
              <table:table-cell office:value-type="float" office:value="-4050">
                <text:p>-4050</text:p>
              </table:table-cell>
              <table:table-cell office:value-type="float" office:value="-3916">
                <text:p>-39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">
                <text:p>86</text:p>
              </table:table-cell>
              <table:table-cell office:value-type="float" office:value="-3666">
                <text:p>-3666</text:p>
              </table:table-cell>
              <table:table-cell office:value-type="float" office:value="-3540">
                <text:p>-35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">
                <text:p>87</text:p>
              </table:table-cell>
              <table:table-cell office:value-type="float" office:value="-3124">
                <text:p>-3124</text:p>
              </table:table-cell>
              <table:table-cell office:value-type="float" office:value="-3012">
                <text:p>-3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">
                <text:p>88</text:p>
              </table:table-cell>
              <table:table-cell office:value-type="float" office:value="-3100">
                <text:p>-3100</text:p>
              </table:table-cell>
              <table:table-cell office:value-type="float" office:value="-3030">
                <text:p>-3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">
                <text:p>89</text:p>
              </table:table-cell>
              <table:table-cell office:value-type="float" office:value="-2614">
                <text:p>-2614</text:p>
              </table:table-cell>
              <table:table-cell office:value-type="float" office:value="-2517">
                <text:p>-25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-2195">
                <text:p>-2195</text:p>
              </table:table-cell>
              <table:table-cell office:value-type="float" office:value="-2118">
                <text:p>-21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">
                <text:p>91</text:p>
              </table:table-cell>
              <table:table-cell office:value-type="float" office:value="-1662">
                <text:p>-1662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">
                <text:p>92</text:p>
              </table:table-cell>
              <table:table-cell office:value-type="float" office:value="-1402">
                <text:p>-1402</text:p>
              </table:table-cell>
              <table:table-cell office:value-type="float" office:value="-1314">
                <text:p>-13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3">
                <text:p>93</text:p>
              </table:table-cell>
              <table:table-cell office:value-type="float" office:value="-903">
                <text:p>-903</text:p>
              </table:table-cell>
              <table:table-cell office:value-type="float" office:value="-745">
                <text:p>-7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4">
                <text:p>94</text:p>
              </table:table-cell>
              <table:table-cell office:value-type="float" office:value="-436">
                <text:p>-436</text:p>
              </table:table-cell>
              <table:table-cell office:value-type="float" office:value="-314">
                <text:p>-3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">
                <text:p>95</text:p>
              </table:table-cell>
              <table:table-cell office:value-type="float" office:value="133">
                <text:p>13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">
                <text:p>96</text:p>
              </table:table-cell>
              <table:table-cell office:value-type="float" office:value="315">
                <text:p>31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">
                <text:p>97</text:p>
              </table:table-cell>
              <table:table-cell office:value-type="float" office:value="880">
                <text:p>88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">
                <text:p>98</text:p>
              </table:table-cell>
              <table:table-cell office:value-type="float" office:value="1352">
                <text:p>1352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1922">
                <text:p>1922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2244">
                <text:p>2244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1">
                <text:p>101</text:p>
              </table:table-cell>
              <table:table-cell office:value-type="float" office:value="2834">
                <text:p>2834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">
                <text:p>102</text:p>
              </table:table-cell>
              <table:table-cell office:value-type="float" office:value="3324">
                <text:p>3324</text:p>
              </table:table-cell>
              <table:table-cell office:value-type="float" office:value="3377">
                <text:p>33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">
                <text:p>103</text:p>
              </table:table-cell>
              <table:table-cell office:value-type="float" office:value="3944">
                <text:p>3944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">
                <text:p>104</text:p>
              </table:table-cell>
              <table:table-cell office:value-type="float" office:value="3943">
                <text:p>3943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4589">
                <text:p>4589</text:p>
              </table:table-cell>
              <table:table-cell office:value-type="float" office:value="4629">
                <text:p>46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6">
                <text:p>106</text:p>
              </table:table-cell>
              <table:table-cell office:value-type="float" office:value="5092">
                <text:p>5092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7">
                <text:p>107</text:p>
              </table:table-cell>
              <table:table-cell office:value-type="float" office:value="5713">
                <text:p>5713</text:p>
              </table:table-cell>
              <table:table-cell office:value-type="float" office:value="5837">
                <text:p>58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8">
                <text:p>108</text:p>
              </table:table-cell>
              <table:table-cell office:value-type="float" office:value="6071">
                <text:p>6071</text:p>
              </table:table-cell>
              <table:table-cell office:value-type="float" office:value="6211">
                <text:p>62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">
                <text:p>109</text:p>
              </table:table-cell>
              <table:table-cell office:value-type="float" office:value="6740">
                <text:p>6740</text:p>
              </table:table-cell>
              <table:table-cell office:value-type="float" office:value="6866">
                <text:p>6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">
                <text:p>110</text:p>
              </table:table-cell>
              <table:table-cell office:value-type="float" office:value="7287">
                <text:p>7287</text:p>
              </table:table-cell>
              <table:table-cell office:value-type="float" office:value="7383">
                <text:p>73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1">
                <text:p>111</text:p>
              </table:table-cell>
              <table:table-cell office:value-type="float" office:value="7984">
                <text:p>7984</text:p>
              </table:table-cell>
              <table:table-cell office:value-type="float" office:value="8105">
                <text:p>81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2">
                <text:p>112</text:p>
              </table:table-cell>
              <table:table-cell office:value-type="float" office:value="8215">
                <text:p>8215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3">
                <text:p>113</text:p>
              </table:table-cell>
              <table:table-cell office:value-type="float" office:value="8906">
                <text:p>8906</text:p>
              </table:table-cell>
              <table:table-cell office:value-type="float" office:value="9063">
                <text:p>90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4">
                <text:p>114</text:p>
              </table:table-cell>
              <table:table-cell office:value-type="float" office:value="9541">
                <text:p>9541</text:p>
              </table:table-cell>
              <table:table-cell office:value-type="float" office:value="9651">
                <text:p>9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5">
                <text:p>115</text:p>
              </table:table-cell>
              <table:table-cell office:value-type="float" office:value="10298">
                <text:p>10298</text:p>
              </table:table-cell>
              <table:table-cell office:value-type="float" office:value="10344">
                <text:p>103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6">
                <text:p>116</text:p>
              </table:table-cell>
              <table:table-cell office:value-type="float" office:value="10665">
                <text:p>10665</text:p>
              </table:table-cell>
              <table:table-cell office:value-type="float" office:value="10773">
                <text:p>107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7">
                <text:p>117</text:p>
              </table:table-cell>
              <table:table-cell office:value-type="float" office:value="11437">
                <text:p>11437</text:p>
              </table:table-cell>
              <table:table-cell office:value-type="float" office:value="11556">
                <text:p>115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8">
                <text:p>118</text:p>
              </table:table-cell>
              <table:table-cell office:value-type="float" office:value="12033">
                <text:p>12033</text:p>
              </table:table-cell>
              <table:table-cell office:value-type="float" office:value="12186">
                <text:p>121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9">
                <text:p>119</text:p>
              </table:table-cell>
              <table:table-cell office:value-type="float" office:value="12833">
                <text:p>12833</text:p>
              </table:table-cell>
              <table:table-cell office:value-type="float" office:value="12965">
                <text:p>129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0">
                <text:p>120</text:p>
              </table:table-cell>
              <table:table-cell office:value-type="float" office:value="12833">
                <text:p>12833</text:p>
              </table:table-cell>
              <table:table-cell office:value-type="float" office:value="12949">
                <text:p>129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R126:Sheet1.T350" svg:x="0.32cm" svg:y="0.18cm" svg:width="12.508cm" svg:height="8.64cm">
          <chartooo:coordinate-region svg:x="1.603cm" svg:y="0.379cm" svg:width="10.94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S126:Sheet1.S350" chart:class="chart:scatter">
            <chart:domain table:cell-range-address="Sheet1.R126:Sheet1.R350"/>
            <chart:data-point chart:repeated="225"/>
          </chart:series>
          <chart:series chart:style-name="ch7" chart:values-cell-range-address="Sheet1.T126:Sheet1.T350" chart:class="chart:scatter">
            <chart:data-point chart:repeated="2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R126:Sheet1.R350</svg:desc>
                </draw:g>
              </table:table-cell>
              <table:table-cell office:value-type="float" office:value="-20618">
                <text:p>-20618</text:p>
                <draw:g>
                  <svg:desc>Sheet1.S126:Sheet1.S350</svg:desc>
                </draw:g>
              </table:table-cell>
              <table:table-cell office:value-type="float" office:value="-20520">
                <text:p>-20520</text:p>
                <draw:g>
                  <svg:desc>Sheet1.T126:Sheet1.T3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20357">
                <text:p>-20357</text:p>
              </table:table-cell>
              <table:table-cell office:value-type="float" office:value="-20257">
                <text:p>-20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20162">
                <text:p>-20162</text:p>
              </table:table-cell>
              <table:table-cell office:value-type="float" office:value="-20070">
                <text:p>-200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19905">
                <text:p>-19905</text:p>
              </table:table-cell>
              <table:table-cell office:value-type="float" office:value="-19825">
                <text:p>-19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19773">
                <text:p>-19773</text:p>
              </table:table-cell>
              <table:table-cell office:value-type="float" office:value="-19688">
                <text:p>-19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19521">
                <text:p>-19521</text:p>
              </table:table-cell>
              <table:table-cell office:value-type="float" office:value="-19436">
                <text:p>-194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19312">
                <text:p>-19312</text:p>
              </table:table-cell>
              <table:table-cell office:value-type="float" office:value="-19247">
                <text:p>-19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19042">
                <text:p>-19042</text:p>
              </table:table-cell>
              <table:table-cell office:value-type="float" office:value="-18974">
                <text:p>-189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19053">
                <text:p>-19053</text:p>
              </table:table-cell>
              <table:table-cell office:value-type="float" office:value="-18988">
                <text:p>-18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18792">
                <text:p>-18792</text:p>
              </table:table-cell>
              <table:table-cell office:value-type="float" office:value="-18728">
                <text:p>-18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18590">
                <text:p>-18590</text:p>
              </table:table-cell>
              <table:table-cell office:value-type="float" office:value="-18517">
                <text:p>-185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18314">
                <text:p>-18314</text:p>
              </table:table-cell>
              <table:table-cell office:value-type="float" office:value="-18241">
                <text:p>-182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18178">
                <text:p>-18178</text:p>
              </table:table-cell>
              <table:table-cell office:value-type="float" office:value="-18103">
                <text:p>-18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17892">
                <text:p>-17892</text:p>
              </table:table-cell>
              <table:table-cell office:value-type="float" office:value="-17767">
                <text:p>-177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17686">
                <text:p>-17686</text:p>
              </table:table-cell>
              <table:table-cell office:value-type="float" office:value="-17606">
                <text:p>-176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7395">
                <text:p>-17395</text:p>
              </table:table-cell>
              <table:table-cell office:value-type="float" office:value="-17327">
                <text:p>-173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17275">
                <text:p>-17275</text:p>
              </table:table-cell>
              <table:table-cell office:value-type="float" office:value="-17198">
                <text:p>-17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16974">
                <text:p>-16974</text:p>
              </table:table-cell>
              <table:table-cell office:value-type="float" office:value="-16898">
                <text:p>-168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16754">
                <text:p>-16754</text:p>
              </table:table-cell>
              <table:table-cell office:value-type="float" office:value="-16678">
                <text:p>-166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16459">
                <text:p>-16459</text:p>
              </table:table-cell>
              <table:table-cell office:value-type="float" office:value="-16384">
                <text:p>-163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6308">
                <text:p>-16308</text:p>
              </table:table-cell>
              <table:table-cell office:value-type="float" office:value="-16242">
                <text:p>-16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6020">
                <text:p>-16020</text:p>
              </table:table-cell>
              <table:table-cell office:value-type="float" office:value="-15947">
                <text:p>-15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15783">
                <text:p>-15783</text:p>
              </table:table-cell>
              <table:table-cell office:value-type="float" office:value="-15704">
                <text:p>-157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15473">
                <text:p>-15473</text:p>
              </table:table-cell>
              <table:table-cell office:value-type="float" office:value="-15393">
                <text:p>-153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15488">
                <text:p>-15488</text:p>
              </table:table-cell>
              <table:table-cell office:value-type="float" office:value="-15412">
                <text:p>-154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5182">
                <text:p>-15182</text:p>
              </table:table-cell>
              <table:table-cell office:value-type="float" office:value="-15111">
                <text:p>-15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4926">
                <text:p>-14926</text:p>
              </table:table-cell>
              <table:table-cell office:value-type="float" office:value="-14867">
                <text:p>-148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4605">
                <text:p>-14605</text:p>
              </table:table-cell>
              <table:table-cell office:value-type="float" office:value="-14546">
                <text:p>-145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4427">
                <text:p>-14427</text:p>
              </table:table-cell>
              <table:table-cell office:value-type="float" office:value="-14382">
                <text:p>-143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4114">
                <text:p>-14114</text:p>
              </table:table-cell>
              <table:table-cell office:value-type="float" office:value="-14054">
                <text:p>-140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3857">
                <text:p>-13857</text:p>
              </table:table-cell>
              <table:table-cell office:value-type="float" office:value="-13803">
                <text:p>-138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13560">
                <text:p>-13560</text:p>
              </table:table-cell>
              <table:table-cell office:value-type="float" office:value="-13478">
                <text:p>-134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13385">
                <text:p>-13385</text:p>
              </table:table-cell>
              <table:table-cell office:value-type="float" office:value="-13343">
                <text:p>-133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13057">
                <text:p>-13057</text:p>
              </table:table-cell>
              <table:table-cell office:value-type="float" office:value="-12987">
                <text:p>-129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12804">
                <text:p>-12804</text:p>
              </table:table-cell>
              <table:table-cell office:value-type="float" office:value="-12740">
                <text:p>-127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12458">
                <text:p>-12458</text:p>
              </table:table-cell>
              <table:table-cell office:value-type="float" office:value="-12392">
                <text:p>-123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12276">
                <text:p>-12276</text:p>
              </table:table-cell>
              <table:table-cell office:value-type="float" office:value="-12209">
                <text:p>-122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11918">
                <text:p>-11918</text:p>
              </table:table-cell>
              <table:table-cell office:value-type="float" office:value="-11851">
                <text:p>-118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11643">
                <text:p>-11643</text:p>
              </table:table-cell>
              <table:table-cell office:value-type="float" office:value="-11591">
                <text:p>-115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11276">
                <text:p>-11276</text:p>
              </table:table-cell>
              <table:table-cell office:value-type="float" office:value="-11226">
                <text:p>-112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11294">
                <text:p>-11294</text:p>
              </table:table-cell>
              <table:table-cell office:value-type="float" office:value="-11246">
                <text:p>-112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10925">
                <text:p>-10925</text:p>
              </table:table-cell>
              <table:table-cell office:value-type="float" office:value="-10873">
                <text:p>-108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10635">
                <text:p>-10635</text:p>
              </table:table-cell>
              <table:table-cell office:value-type="float" office:value="-10603">
                <text:p>-106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10232">
                <text:p>-10232</text:p>
              </table:table-cell>
              <table:table-cell office:value-type="float" office:value="-10258">
                <text:p>-102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10037">
                <text:p>-10037</text:p>
              </table:table-cell>
              <table:table-cell office:value-type="float" office:value="-10019">
                <text:p>-100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9659">
                <text:p>-9659</text:p>
              </table:table-cell>
              <table:table-cell office:value-type="float" office:value="-9625">
                <text:p>-9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9343">
                <text:p>-9343</text:p>
              </table:table-cell>
              <table:table-cell office:value-type="float" office:value="-9317">
                <text:p>-9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8951">
                <text:p>-8951</text:p>
              </table:table-cell>
              <table:table-cell office:value-type="float" office:value="-8917">
                <text:p>-89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8842">
                <text:p>-8842</text:p>
              </table:table-cell>
              <table:table-cell office:value-type="float" office:value="-8807">
                <text:p>-88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8435">
                <text:p>-8435</text:p>
              </table:table-cell>
              <table:table-cell office:value-type="float" office:value="-8413">
                <text:p>-84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8118">
                <text:p>-8118</text:p>
              </table:table-cell>
              <table:table-cell office:value-type="float" office:value="-8095">
                <text:p>-80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7715">
                <text:p>-7715</text:p>
              </table:table-cell>
              <table:table-cell office:value-type="float" office:value="-7685">
                <text:p>-76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7494">
                <text:p>-7494</text:p>
              </table:table-cell>
              <table:table-cell office:value-type="float" office:value="-7492">
                <text:p>-74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7064">
                <text:p>-7064</text:p>
              </table:table-cell>
              <table:table-cell office:value-type="float" office:value="-7062">
                <text:p>-70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6730">
                <text:p>-6730</text:p>
              </table:table-cell>
              <table:table-cell office:value-type="float" office:value="-6698">
                <text:p>-66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6304">
                <text:p>-6304</text:p>
              </table:table-cell>
              <table:table-cell office:value-type="float" office:value="-6343">
                <text:p>-63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6306">
                <text:p>-6306</text:p>
              </table:table-cell>
              <table:table-cell office:value-type="float" office:value="-6318">
                <text:p>-63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5886">
                <text:p>-5886</text:p>
              </table:table-cell>
              <table:table-cell office:value-type="float" office:value="-5867">
                <text:p>-58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5532">
                <text:p>-5532</text:p>
              </table:table-cell>
              <table:table-cell office:value-type="float" office:value="-5500">
                <text:p>-55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5069">
                <text:p>-5069</text:p>
              </table:table-cell>
              <table:table-cell office:value-type="float" office:value="-5052">
                <text:p>-50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4824">
                <text:p>-4824</text:p>
              </table:table-cell>
              <table:table-cell office:value-type="float" office:value="-4817">
                <text:p>-48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4369">
                <text:p>-4369</text:p>
              </table:table-cell>
              <table:table-cell office:value-type="float" office:value="-4371">
                <text:p>-43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4004">
                <text:p>-4004</text:p>
              </table:table-cell>
              <table:table-cell office:value-type="float" office:value="-4002">
                <text:p>-4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3507">
                <text:p>-3507</text:p>
              </table:table-cell>
              <table:table-cell office:value-type="float" office:value="-3491">
                <text:p>-34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-3361">
                <text:p>-3361</text:p>
              </table:table-cell>
              <table:table-cell office:value-type="float" office:value="-3408">
                <text:p>-34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-2893">
                <text:p>-2893</text:p>
              </table:table-cell>
              <table:table-cell office:value-type="float" office:value="-2906">
                <text:p>-29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-2439">
                <text:p>-2439</text:p>
              </table:table-cell>
              <table:table-cell office:value-type="float" office:value="-2523">
                <text:p>-25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-1943">
                <text:p>-1943</text:p>
              </table:table-cell>
              <table:table-cell office:value-type="float" office:value="-2016">
                <text:p>-20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-1688">
                <text:p>-1688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-1226">
                <text:p>-1226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-812">
                <text:p>-812</text:p>
              </table:table-cell>
              <table:table-cell office:value-type="float" office:value="-838">
                <text:p>-8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-312">
                <text:p>-312</text:p>
              </table:table-cell>
              <table:table-cell office:value-type="float" office:value="-311">
                <text:p>-3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-290">
                <text:p>-290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693">
                <text:p>69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1245">
                <text:p>1245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1526">
                <text:p>1526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2087">
                <text:p>208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2548">
                <text:p>2548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-13270">
                <text:p>-13270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3263">
                <text:p>3263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3885">
                <text:p>3885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4353">
                <text:p>4353</text:p>
              </table:table-cell>
              <table:table-cell office:value-type="float" office:value="4337">
                <text:p>43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4971">
                <text:p>4971</text:p>
              </table:table-cell>
              <table:table-cell office:value-type="float" office:value="4931">
                <text:p>49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5292">
                <text:p>5292</text:p>
              </table:table-cell>
              <table:table-cell office:value-type="float" office:value="5260">
                <text:p>52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5891">
                <text:p>5891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6445">
                <text:p>6445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7117">
                <text:p>7117</text:p>
              </table:table-cell>
              <table:table-cell office:value-type="float" office:value="7045">
                <text:p>70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7087">
                <text:p>7087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7751">
                <text:p>7751</text:p>
              </table:table-cell>
              <table:table-cell office:value-type="float" office:value="7709">
                <text:p>77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8323">
                <text:p>8323</text:p>
              </table:table-cell>
              <table:table-cell office:value-type="float" office:value="8224">
                <text:p>82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9015">
                <text:p>9015</text:p>
              </table:table-cell>
              <table:table-cell office:value-type="float" office:value="8923">
                <text:p>89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9383">
                <text:p>9383</text:p>
              </table:table-cell>
              <table:table-cell office:value-type="float" office:value="9317">
                <text:p>93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10107">
                <text:p>10107</text:p>
              </table:table-cell>
              <table:table-cell office:value-type="float" office:value="10037">
                <text:p>100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10673">
                <text:p>10673</text:p>
              </table:table-cell>
              <table:table-cell office:value-type="float" office:value="10560">
                <text:p>105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11411">
                <text:p>11411</text:p>
              </table:table-cell>
              <table:table-cell office:value-type="float" office:value="11324">
                <text:p>113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11535">
                <text:p>11535</text:p>
              </table:table-cell>
              <table:table-cell office:value-type="float" office:value="11424">
                <text:p>114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12280">
                <text:p>12280</text:p>
              </table:table-cell>
              <table:table-cell office:value-type="float" office:value="12171">
                <text:p>121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12882">
                <text:p>12882</text:p>
              </table:table-cell>
              <table:table-cell office:value-type="float" office:value="12779">
                <text:p>127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3694">
                <text:p>13694</text:p>
              </table:table-cell>
              <table:table-cell office:value-type="float" office:value="13579">
                <text:p>135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14111">
                <text:p>14111</text:p>
              </table:table-cell>
              <table:table-cell office:value-type="float" office:value="13979">
                <text:p>139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14869">
                <text:p>14869</text:p>
              </table:table-cell>
              <table:table-cell office:value-type="float" office:value="14806">
                <text:p>148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15561">
                <text:p>15561</text:p>
              </table:table-cell>
              <table:table-cell office:value-type="float" office:value="15434">
                <text:p>154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16409">
                <text:p>16409</text:p>
              </table:table-cell>
              <table:table-cell office:value-type="float" office:value="16285">
                <text:p>162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16397">
                <text:p>16397</text:p>
              </table:table-cell>
              <table:table-cell office:value-type="float" office:value="16260">
                <text:p>162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17254">
                <text:p>17254</text:p>
              </table:table-cell>
              <table:table-cell office:value-type="float" office:value="17121">
                <text:p>171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7965">
                <text:p>17965</text:p>
              </table:table-cell>
              <table:table-cell office:value-type="float" office:value="17824">
                <text:p>178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18867">
                <text:p>18867</text:p>
              </table:table-cell>
              <table:table-cell office:value-type="float" office:value="18711">
                <text:p>187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19344">
                <text:p>19344</text:p>
              </table:table-cell>
              <table:table-cell office:value-type="float" office:value="19152">
                <text:p>191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20220">
                <text:p>20220</text:p>
              </table:table-cell>
              <table:table-cell office:value-type="float" office:value="20116">
                <text:p>201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20998">
                <text:p>20998</text:p>
              </table:table-cell>
              <table:table-cell office:value-type="float" office:value="20815">
                <text:p>208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21933">
                <text:p>21933</text:p>
              </table:table-cell>
              <table:table-cell office:value-type="float" office:value="21829">
                <text:p>218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5425">
                <text:p>-5425</text:p>
              </table:table-cell>
              <table:table-cell office:value-type="float" office:value="-5279">
                <text:p>-52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5113">
                <text:p>-5113</text:p>
              </table:table-cell>
              <table:table-cell office:value-type="float" office:value="-4969">
                <text:p>-49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4875">
                <text:p>-4875</text:p>
              </table:table-cell>
              <table:table-cell office:value-type="float" office:value="-4739">
                <text:p>-47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4517">
                <text:p>-4517</text:p>
              </table:table-cell>
              <table:table-cell office:value-type="float" office:value="-4414">
                <text:p>-44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4398">
                <text:p>-4398</text:p>
              </table:table-cell>
              <table:table-cell office:value-type="float" office:value="-4263">
                <text:p>-42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4082">
                <text:p>-4082</text:p>
              </table:table-cell>
              <table:table-cell office:value-type="float" office:value="-3943">
                <text:p>-39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3840">
                <text:p>-3840</text:p>
              </table:table-cell>
              <table:table-cell office:value-type="float" office:value="-3757">
                <text:p>-37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3526">
                <text:p>-3526</text:p>
              </table:table-cell>
              <table:table-cell office:value-type="float" office:value="-3351">
                <text:p>-33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3517">
                <text:p>-3517</text:p>
              </table:table-cell>
              <table:table-cell office:value-type="float" office:value="-3376">
                <text:p>-33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3245">
                <text:p>-3245</text:p>
              </table:table-cell>
              <table:table-cell office:value-type="float" office:value="-3058">
                <text:p>-30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3006">
                <text:p>-3006</text:p>
              </table:table-cell>
              <table:table-cell office:value-type="float" office:value="-2797">
                <text:p>-27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2585">
                <text:p>-2585</text:p>
              </table:table-cell>
              <table:table-cell office:value-type="float" office:value="-2474">
                <text:p>-24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2367">
                <text:p>-2367</text:p>
              </table:table-cell>
              <table:table-cell office:value-type="float" office:value="-2291">
                <text:p>-22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-2051">
                <text:p>-2051</text:p>
              </table:table-cell>
              <table:table-cell office:value-type="float" office:value="-1969">
                <text:p>-19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-1786">
                <text:p>-1786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-1476">
                <text:p>-1476</text:p>
              </table:table-cell>
              <table:table-cell office:value-type="float" office:value="-1357">
                <text:p>-13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-1428">
                <text:p>-1428</text:p>
              </table:table-cell>
              <table:table-cell office:value-type="float" office:value="-1304">
                <text:p>-13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-1082">
                <text:p>-1082</text:p>
              </table:table-cell>
              <table:table-cell office:value-type="float" office:value="-937">
                <text:p>-9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-790">
                <text:p>-790</text:p>
              </table:table-cell>
              <table:table-cell office:value-type="float" office:value="-681">
                <text:p>-6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-438">
                <text:p>-438</text:p>
              </table:table-cell>
              <table:table-cell office:value-type="float" office:value="-309">
                <text:p>-3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-284">
                <text:p>-284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97">
                <text:p>9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379">
                <text:p>379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755">
                <text:p>755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742">
                <text:p>742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1121">
                <text:p>1121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1344">
                <text:p>1344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1806">
                <text:p>1806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1996">
                <text:p>1996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2379">
                <text:p>2379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2703">
                <text:p>2703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3088">
                <text:p>3088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3246">
                <text:p>3246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3642">
                <text:p>3642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3962">
                <text:p>3962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4380">
                <text:p>4380</text:p>
              </table:table-cell>
              <table:table-cell office:value-type="float" office:value="4519">
                <text:p>45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4604">
                <text:p>4604</text:p>
              </table:table-cell>
              <table:table-cell office:value-type="float" office:value="4718">
                <text:p>47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5035">
                <text:p>5035</text:p>
              </table:table-cell>
              <table:table-cell office:value-type="float" office:value="5143">
                <text:p>51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5375">
                <text:p>5375</text:p>
              </table:table-cell>
              <table:table-cell office:value-type="float" office:value="5475">
                <text:p>54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5794">
                <text:p>5794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5808">
                <text:p>5808</text:p>
              </table:table-cell>
              <table:table-cell office:value-type="float" office:value="5885">
                <text:p>58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6219">
                <text:p>6219</text:p>
              </table:table-cell>
              <table:table-cell office:value-type="float" office:value="6333">
                <text:p>6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6554">
                <text:p>6554</text:p>
              </table:table-cell>
              <table:table-cell office:value-type="float" office:value="6676">
                <text:p>66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7013">
                <text:p>7013</text:p>
              </table:table-cell>
              <table:table-cell office:value-type="float" office:value="7125">
                <text:p>7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7224">
                <text:p>7224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7704">
                <text:p>7704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8059">
                <text:p>8059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8505">
                <text:p>8505</text:p>
              </table:table-cell>
              <table:table-cell office:value-type="float" office:value="8642">
                <text:p>86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8677">
                <text:p>8677</text:p>
              </table:table-cell>
              <table:table-cell office:value-type="float" office:value="8789">
                <text:p>87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9144">
                <text:p>9144</text:p>
              </table:table-cell>
              <table:table-cell office:value-type="float" office:value="9261">
                <text:p>92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9530">
                <text:p>9530</text:p>
              </table:table-cell>
              <table:table-cell office:value-type="float" office:value="9683">
                <text:p>96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10024">
                <text:p>10024</text:p>
              </table:table-cell>
              <table:table-cell office:value-type="float" office:value="10111">
                <text:p>101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10277">
                <text:p>10277</text:p>
              </table:table-cell>
              <table:table-cell office:value-type="float" office:value="10377">
                <text:p>103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10791">
                <text:p>10791</text:p>
              </table:table-cell>
              <table:table-cell office:value-type="float" office:value="10865">
                <text:p>108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11156">
                <text:p>11156</text:p>
              </table:table-cell>
              <table:table-cell office:value-type="float" office:value="11258">
                <text:p>112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11689">
                <text:p>11689</text:p>
              </table:table-cell>
              <table:table-cell office:value-type="float" office:value="11760">
                <text:p>1176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11680">
                <text:p>11680</text:p>
              </table:table-cell>
              <table:table-cell office:value-type="float" office:value="11730">
                <text:p>1173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12159">
                <text:p>12159</text:p>
              </table:table-cell>
              <table:table-cell office:value-type="float" office:value="12272">
                <text:p>122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12574">
                <text:p>12574</text:p>
              </table:table-cell>
              <table:table-cell office:value-type="float" office:value="12681">
                <text:p>126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13158">
                <text:p>13158</text:p>
              </table:table-cell>
              <table:table-cell office:value-type="float" office:value="13216">
                <text:p>132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13442">
                <text:p>13442</text:p>
              </table:table-cell>
              <table:table-cell office:value-type="float" office:value="13484">
                <text:p>134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13928">
                <text:p>13928</text:p>
              </table:table-cell>
              <table:table-cell office:value-type="float" office:value="14023">
                <text:p>140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14368">
                <text:p>14368</text:p>
              </table:table-cell>
              <table:table-cell office:value-type="float" office:value="14451">
                <text:p>144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14913">
                <text:p>14913</text:p>
              </table:table-cell>
              <table:table-cell office:value-type="float" office:value="14995">
                <text:p>149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15045">
                <text:p>15045</text:p>
              </table:table-cell>
              <table:table-cell office:value-type="float" office:value="15117">
                <text:p>151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15609">
                <text:p>15609</text:p>
              </table:table-cell>
              <table:table-cell office:value-type="float" office:value="15684">
                <text:p>156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16045">
                <text:p>16045</text:p>
              </table:table-cell>
              <table:table-cell office:value-type="float" office:value="16145">
                <text:p>161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16641">
                <text:p>16641</text:p>
              </table:table-cell>
              <table:table-cell office:value-type="float" office:value="16702">
                <text:p>167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16916">
                <text:p>16916</text:p>
              </table:table-cell>
              <table:table-cell office:value-type="float" office:value="17027">
                <text:p>170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17507">
                <text:p>17507</text:p>
              </table:table-cell>
              <table:table-cell office:value-type="float" office:value="17589">
                <text:p>175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18000">
                <text:p>18000</text:p>
              </table:table-cell>
              <table:table-cell office:value-type="float" office:value="18033">
                <text:p>180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18590">
                <text:p>18590</text:p>
              </table:table-cell>
              <table:table-cell office:value-type="float" office:value="18662">
                <text:p>186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18577">
                <text:p>18577</text:p>
              </table:table-cell>
              <table:table-cell office:value-type="float" office:value="18651">
                <text:p>186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19208">
                <text:p>19208</text:p>
              </table:table-cell>
              <table:table-cell office:value-type="float" office:value="19280">
                <text:p>192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19682">
                <text:p>19682</text:p>
              </table:table-cell>
              <table:table-cell office:value-type="float" office:value="19765">
                <text:p>197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20295">
                <text:p>20295</text:p>
              </table:table-cell>
              <table:table-cell office:value-type="float" office:value="20405">
                <text:p>204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20633">
                <text:p>20633</text:p>
              </table:table-cell>
              <table:table-cell office:value-type="float" office:value="20716">
                <text:p>207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21268">
                <text:p>21268</text:p>
              </table:table-cell>
              <table:table-cell office:value-type="float" office:value="21356">
                <text:p>213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21803">
                <text:p>21803</text:p>
              </table:table-cell>
              <table:table-cell office:value-type="float" office:value="21883">
                <text:p>218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22454">
                <text:p>22454</text:p>
              </table:table-cell>
              <table:table-cell office:value-type="float" office:value="22531">
                <text:p>225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22606">
                <text:p>22606</text:p>
              </table:table-cell>
              <table:table-cell office:value-type="float" office:value="22684">
                <text:p>226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23299">
                <text:p>23299</text:p>
              </table:table-cell>
              <table:table-cell office:value-type="float" office:value="23343">
                <text:p>233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23826">
                <text:p>23826</text:p>
              </table:table-cell>
              <table:table-cell office:value-type="float" office:value="23894">
                <text:p>238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24526">
                <text:p>24526</text:p>
              </table:table-cell>
              <table:table-cell office:value-type="float" office:value="24592">
                <text:p>245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24892">
                <text:p>24892</text:p>
              </table:table-cell>
              <table:table-cell office:value-type="float" office:value="24892">
                <text:p>248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25658">
                <text:p>25658</text:p>
              </table:table-cell>
              <table:table-cell office:value-type="float" office:value="25660">
                <text:p>2566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26179">
                <text:p>26179</text:p>
              </table:table-cell>
              <table:table-cell office:value-type="float" office:value="26237">
                <text:p>262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26913">
                <text:p>26913</text:p>
              </table:table-cell>
              <table:table-cell office:value-type="float" office:value="26973">
                <text:p>269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26881">
                <text:p>26881</text:p>
              </table:table-cell>
              <table:table-cell office:value-type="float" office:value="26964">
                <text:p>269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27634">
                <text:p>27634</text:p>
              </table:table-cell>
              <table:table-cell office:value-type="float" office:value="27716">
                <text:p>277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28225">
                <text:p>28225</text:p>
              </table:table-cell>
              <table:table-cell office:value-type="float" office:value="28327">
                <text:p>283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29005">
                <text:p>29005</text:p>
              </table:table-cell>
              <table:table-cell office:value-type="float" office:value="29080">
                <text:p>290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29406">
                <text:p>29406</text:p>
              </table:table-cell>
              <table:table-cell office:value-type="float" office:value="29470">
                <text:p>2947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30216">
                <text:p>30216</text:p>
              </table:table-cell>
              <table:table-cell office:value-type="float" office:value="30309">
                <text:p>303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30824">
                <text:p>30824</text:p>
              </table:table-cell>
              <table:table-cell office:value-type="float" office:value="30879">
                <text:p>308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31645">
                <text:p>31645</text:p>
              </table:table-cell>
              <table:table-cell office:value-type="float" office:value="31738">
                <text:p>317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31770">
                <text:p>31770</text:p>
              </table:table-cell>
              <table:table-cell office:value-type="float" office:value="31830">
                <text:p>3183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32617">
                <text:p>32617</text:p>
              </table:table-cell>
              <table:table-cell office:value-type="float" office:value="32737">
                <text:p>327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-32268">
                <text:p>-32268</text:p>
              </table:table-cell>
              <table:table-cell office:value-type="float" office:value="-32199">
                <text:p>-321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-31297">
                <text:p>-31297</text:p>
              </table:table-cell>
              <table:table-cell office:value-type="float" office:value="-31343">
                <text:p>-313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-30863">
                <text:p>-30863</text:p>
              </table:table-cell>
              <table:table-cell office:value-type="float" office:value="-30884">
                <text:p>-308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-30032">
                <text:p>-30032</text:p>
              </table:table-cell>
              <table:table-cell office:value-type="float" office:value="-30033">
                <text:p>-300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-29337">
                <text:p>-29337</text:p>
              </table:table-cell>
              <table:table-cell office:value-type="float" office:value="-29294">
                <text:p>-292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-28406">
                <text:p>-28406</text:p>
              </table:table-cell>
              <table:table-cell office:value-type="float" office:value="-28368">
                <text:p>-283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-28407">
                <text:p>-28407</text:p>
              </table:table-cell>
              <table:table-cell office:value-type="float" office:value="-28355">
                <text:p>-283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-27475">
                <text:p>-27475</text:p>
              </table:table-cell>
              <table:table-cell office:value-type="float" office:value="-27489">
                <text:p>-274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-26645">
                <text:p>-26645</text:p>
              </table:table-cell>
              <table:table-cell office:value-type="float" office:value="-26749">
                <text:p>-267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-25744">
                <text:p>-25744</text:p>
              </table:table-cell>
              <table:table-cell office:value-type="float" office:value="-25772">
                <text:p>-257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-25269">
                <text:p>-25269</text:p>
              </table:table-cell>
              <table:table-cell office:value-type="float" office:value="-25294">
                <text:p>-252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-24272">
                <text:p>-24272</text:p>
              </table:table-cell>
              <table:table-cell office:value-type="float" office:value="-24308">
                <text:p>-243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-23486">
                <text:p>-23486</text:p>
              </table:table-cell>
              <table:table-cell office:value-type="float" office:value="-23536">
                <text:p>-235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-22435">
                <text:p>-22435</text:p>
              </table:table-cell>
              <table:table-cell office:value-type="float" office:value="-22443">
                <text:p>-224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-22412">
                <text:p>-22412</text:p>
              </table:table-cell>
              <table:table-cell office:value-type="float" office:value="-22311">
                <text:p>-223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R180:Sheet1.T230" svg:x="0.32cm" svg:y="0.18cm" svg:width="12.508cm" svg:height="8.64cm">
          <chartooo:coordinate-region svg:x="1.603cm" svg:y="0.379cm" svg:width="10.94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S180:Sheet1.S230" chart:class="chart:scatter">
            <chart:domain table:cell-range-address="Sheet1.R180:Sheet1.R230"/>
            <chart:data-point chart:repeated="51"/>
          </chart:series>
          <chart:series chart:style-name="ch7" chart:values-cell-range-address="Sheet1.T180:Sheet1.T230" chart:class="chart:scatte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Sheet1.R180:Sheet1.R230</svg:desc>
                </draw:g>
              </table:table-cell>
              <table:table-cell office:value-type="float" office:value="-6730">
                <text:p>-6730</text:p>
                <draw:g>
                  <svg:desc>Sheet1.S180:Sheet1.S230</svg:desc>
                </draw:g>
              </table:table-cell>
              <table:table-cell office:value-type="float" office:value="-6698">
                <text:p>-6698</text:p>
                <draw:g>
                  <svg:desc>Sheet1.T180:Sheet1.T2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-6304">
                <text:p>-6304</text:p>
              </table:table-cell>
              <table:table-cell office:value-type="float" office:value="-6343">
                <text:p>-6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">
                <text:p>72</text:p>
              </table:table-cell>
              <table:table-cell office:value-type="float" office:value="-6306">
                <text:p>-6306</text:p>
              </table:table-cell>
              <table:table-cell office:value-type="float" office:value="-6318">
                <text:p>-6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-5886">
                <text:p>-5886</text:p>
              </table:table-cell>
              <table:table-cell office:value-type="float" office:value="-5867">
                <text:p>-5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">
                <text:p>74</text:p>
              </table:table-cell>
              <table:table-cell office:value-type="float" office:value="-5532">
                <text:p>-5532</text:p>
              </table:table-cell>
              <table:table-cell office:value-type="float" office:value="-5500">
                <text:p>-5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-5069">
                <text:p>-5069</text:p>
              </table:table-cell>
              <table:table-cell office:value-type="float" office:value="-5052">
                <text:p>-5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  <table:table-cell office:value-type="float" office:value="-4824">
                <text:p>-4824</text:p>
              </table:table-cell>
              <table:table-cell office:value-type="float" office:value="-4817">
                <text:p>-48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">
                <text:p>77</text:p>
              </table:table-cell>
              <table:table-cell office:value-type="float" office:value="-4369">
                <text:p>-4369</text:p>
              </table:table-cell>
              <table:table-cell office:value-type="float" office:value="-4371">
                <text:p>-43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">
                <text:p>78</text:p>
              </table:table-cell>
              <table:table-cell office:value-type="float" office:value="-4004">
                <text:p>-4004</text:p>
              </table:table-cell>
              <table:table-cell office:value-type="float" office:value="-4002">
                <text:p>-4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">
                <text:p>79</text:p>
              </table:table-cell>
              <table:table-cell office:value-type="float" office:value="-3507">
                <text:p>-3507</text:p>
              </table:table-cell>
              <table:table-cell office:value-type="float" office:value="-3491">
                <text:p>-34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-3361">
                <text:p>-3361</text:p>
              </table:table-cell>
              <table:table-cell office:value-type="float" office:value="-3408">
                <text:p>-34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-2893">
                <text:p>-2893</text:p>
              </table:table-cell>
              <table:table-cell office:value-type="float" office:value="-2906">
                <text:p>-2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">
                <text:p>82</text:p>
              </table:table-cell>
              <table:table-cell office:value-type="float" office:value="-2439">
                <text:p>-2439</text:p>
              </table:table-cell>
              <table:table-cell office:value-type="float" office:value="-2523">
                <text:p>-25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">
                <text:p>83</text:p>
              </table:table-cell>
              <table:table-cell office:value-type="float" office:value="-1943">
                <text:p>-1943</text:p>
              </table:table-cell>
              <table:table-cell office:value-type="float" office:value="-2016">
                <text:p>-2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">
                <text:p>84</text:p>
              </table:table-cell>
              <table:table-cell office:value-type="float" office:value="-1688">
                <text:p>-1688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">
                <text:p>85</text:p>
              </table:table-cell>
              <table:table-cell office:value-type="float" office:value="-1226">
                <text:p>-1226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">
                <text:p>86</text:p>
              </table:table-cell>
              <table:table-cell office:value-type="float" office:value="-812">
                <text:p>-812</text:p>
              </table:table-cell>
              <table:table-cell office:value-type="float" office:value="-838">
                <text:p>-8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">
                <text:p>87</text:p>
              </table:table-cell>
              <table:table-cell office:value-type="float" office:value="-312">
                <text:p>-312</text:p>
              </table:table-cell>
              <table:table-cell office:value-type="float" office:value="-311">
                <text:p>-3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">
                <text:p>88</text:p>
              </table:table-cell>
              <table:table-cell office:value-type="float" office:value="-290">
                <text:p>-290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">
                <text:p>89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693">
                <text:p>69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">
                <text:p>91</text:p>
              </table:table-cell>
              <table:table-cell office:value-type="float" office:value="1245">
                <text:p>1245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">
                <text:p>92</text:p>
              </table:table-cell>
              <table:table-cell office:value-type="float" office:value="1526">
                <text:p>1526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3">
                <text:p>93</text:p>
              </table:table-cell>
              <table:table-cell office:value-type="float" office:value="2087">
                <text:p>208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4">
                <text:p>94</text:p>
              </table:table-cell>
              <table:table-cell office:value-type="float" office:value="2548">
                <text:p>2548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">
                <text:p>95</text:p>
              </table:table-cell>
              <table:table-cell office:value-type="float" office:value="-13270">
                <text:p>-13270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">
                <text:p>96</text:p>
              </table:table-cell>
              <table:table-cell office:value-type="float" office:value="3263">
                <text:p>3263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">
                <text:p>97</text:p>
              </table:table-cell>
              <table:table-cell office:value-type="float" office:value="3885">
                <text:p>3885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">
                <text:p>98</text:p>
              </table:table-cell>
              <table:table-cell office:value-type="float" office:value="4353">
                <text:p>4353</text:p>
              </table:table-cell>
              <table:table-cell office:value-type="float" office:value="4337">
                <text:p>43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4971">
                <text:p>4971</text:p>
              </table:table-cell>
              <table:table-cell office:value-type="float" office:value="4931">
                <text:p>49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5292">
                <text:p>5292</text:p>
              </table:table-cell>
              <table:table-cell office:value-type="float" office:value="5260">
                <text:p>52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1">
                <text:p>101</text:p>
              </table:table-cell>
              <table:table-cell office:value-type="float" office:value="5891">
                <text:p>5891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">
                <text:p>102</text:p>
              </table:table-cell>
              <table:table-cell office:value-type="float" office:value="6445">
                <text:p>6445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">
                <text:p>103</text:p>
              </table:table-cell>
              <table:table-cell office:value-type="float" office:value="7117">
                <text:p>7117</text:p>
              </table:table-cell>
              <table:table-cell office:value-type="float" office:value="7045">
                <text:p>70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">
                <text:p>104</text:p>
              </table:table-cell>
              <table:table-cell office:value-type="float" office:value="7087">
                <text:p>7087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7751">
                <text:p>7751</text:p>
              </table:table-cell>
              <table:table-cell office:value-type="float" office:value="7709">
                <text:p>77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6">
                <text:p>106</text:p>
              </table:table-cell>
              <table:table-cell office:value-type="float" office:value="8323">
                <text:p>8323</text:p>
              </table:table-cell>
              <table:table-cell office:value-type="float" office:value="8224">
                <text:p>82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7">
                <text:p>107</text:p>
              </table:table-cell>
              <table:table-cell office:value-type="float" office:value="9015">
                <text:p>9015</text:p>
              </table:table-cell>
              <table:table-cell office:value-type="float" office:value="8923">
                <text:p>89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8">
                <text:p>108</text:p>
              </table:table-cell>
              <table:table-cell office:value-type="float" office:value="9383">
                <text:p>9383</text:p>
              </table:table-cell>
              <table:table-cell office:value-type="float" office:value="9317">
                <text:p>93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">
                <text:p>109</text:p>
              </table:table-cell>
              <table:table-cell office:value-type="float" office:value="10107">
                <text:p>10107</text:p>
              </table:table-cell>
              <table:table-cell office:value-type="float" office:value="10037">
                <text:p>100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">
                <text:p>110</text:p>
              </table:table-cell>
              <table:table-cell office:value-type="float" office:value="10673">
                <text:p>10673</text:p>
              </table:table-cell>
              <table:table-cell office:value-type="float" office:value="10560">
                <text:p>105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1">
                <text:p>111</text:p>
              </table:table-cell>
              <table:table-cell office:value-type="float" office:value="11411">
                <text:p>11411</text:p>
              </table:table-cell>
              <table:table-cell office:value-type="float" office:value="11324">
                <text:p>11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2">
                <text:p>112</text:p>
              </table:table-cell>
              <table:table-cell office:value-type="float" office:value="11535">
                <text:p>11535</text:p>
              </table:table-cell>
              <table:table-cell office:value-type="float" office:value="11424">
                <text:p>114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3">
                <text:p>113</text:p>
              </table:table-cell>
              <table:table-cell office:value-type="float" office:value="12280">
                <text:p>12280</text:p>
              </table:table-cell>
              <table:table-cell office:value-type="float" office:value="12171">
                <text:p>121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4">
                <text:p>114</text:p>
              </table:table-cell>
              <table:table-cell office:value-type="float" office:value="12882">
                <text:p>12882</text:p>
              </table:table-cell>
              <table:table-cell office:value-type="float" office:value="12779">
                <text:p>127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5">
                <text:p>115</text:p>
              </table:table-cell>
              <table:table-cell office:value-type="float" office:value="13694">
                <text:p>13694</text:p>
              </table:table-cell>
              <table:table-cell office:value-type="float" office:value="13579">
                <text:p>135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6">
                <text:p>116</text:p>
              </table:table-cell>
              <table:table-cell office:value-type="float" office:value="14111">
                <text:p>14111</text:p>
              </table:table-cell>
              <table:table-cell office:value-type="float" office:value="13979">
                <text:p>139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7">
                <text:p>117</text:p>
              </table:table-cell>
              <table:table-cell office:value-type="float" office:value="14869">
                <text:p>14869</text:p>
              </table:table-cell>
              <table:table-cell office:value-type="float" office:value="14806">
                <text:p>148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8">
                <text:p>118</text:p>
              </table:table-cell>
              <table:table-cell office:value-type="float" office:value="15561">
                <text:p>15561</text:p>
              </table:table-cell>
              <table:table-cell office:value-type="float" office:value="15434">
                <text:p>15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9">
                <text:p>119</text:p>
              </table:table-cell>
              <table:table-cell office:value-type="float" office:value="16409">
                <text:p>16409</text:p>
              </table:table-cell>
              <table:table-cell office:value-type="float" office:value="16285">
                <text:p>162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0">
                <text:p>120</text:p>
              </table:table-cell>
              <table:table-cell office:value-type="float" office:value="16397">
                <text:p>16397</text:p>
              </table:table-cell>
              <table:table-cell office:value-type="float" office:value="16260">
                <text:p>1626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Line_20_with_20_Fine_20_Dot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66cm" svg:height="11.993cm" xlink:href=".." xlink:type="simple" chart:class="chart:scatter" chart:style-name="ch1">
        <chart:legend chart:legend-position="end" svg:x="17.649cm" svg:y="5.199cm" style:legend-expansion="high" chart:style-name="ch2"/>
        <chart:plot-area chart:style-name="ch3" table:cell-range-address="Sheet1.AE18:Sheet1.AH243" svg:x="0.431cm" svg:y="0.239cm" svg:width="16.787cm" svg:height="11.515cm">
          <chartooo:coordinate-region svg:x="1.714cm" svg:y="0.438cm" svg:width="15.224cm" svg:height="11.1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F18:Sheet1.AF243" chart:class="chart:scatter">
            <chart:domain table:cell-range-address="Sheet1.AE18:Sheet1.AE243"/>
            <chart:data-point chart:repeated="226"/>
          </chart:series>
          <chart:series chart:style-name="ch7" chart:values-cell-range-address="Sheet1.AG18:Sheet1.AG243" chart:class="chart:scatter">
            <chart:data-point chart:repeated="226"/>
          </chart:series>
          <chart:series chart:style-name="ch8" chart:values-cell-range-address="Sheet1.AH18:Sheet1.AH243" chart:class="chart:scatter">
            <chart:data-point chart:repeated="2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E18:Sheet1.AE243</svg:desc>
                </draw:g>
              </table:table-cell>
              <table:table-cell office:value-type="float" office:value="-17750">
                <text:p>-17750</text:p>
                <draw:g>
                  <svg:desc>Sheet1.AF18:Sheet1.AF243</svg:desc>
                </draw:g>
              </table:table-cell>
              <table:table-cell office:value-type="float" office:value="-17704">
                <text:p>-17704</text:p>
                <draw:g>
                  <svg:desc>Sheet1.AG18:Sheet1.AG243</svg:desc>
                </draw:g>
              </table:table-cell>
              <table:table-cell office:value-type="float" office:value="-17701">
                <text:p>-17701</text:p>
                <draw:g>
                  <svg:desc>Sheet1.AH18:Sheet1.AH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17502">
                <text:p>-17502</text:p>
              </table:table-cell>
              <table:table-cell office:value-type="float" office:value="-17466">
                <text:p>-17466</text:p>
              </table:table-cell>
              <table:table-cell office:value-type="float" office:value="-17457">
                <text:p>-17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17297">
                <text:p>-17297</text:p>
              </table:table-cell>
              <table:table-cell office:value-type="float" office:value="-17269">
                <text:p>-17269</text:p>
              </table:table-cell>
              <table:table-cell office:value-type="float" office:value="-17235">
                <text:p>-17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17039">
                <text:p>-17039</text:p>
              </table:table-cell>
              <table:table-cell office:value-type="float" office:value="-16976">
                <text:p>-16976</text:p>
              </table:table-cell>
              <table:table-cell office:value-type="float" office:value="-16997">
                <text:p>-16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16903">
                <text:p>-16903</text:p>
              </table:table-cell>
              <table:table-cell office:value-type="float" office:value="-16879">
                <text:p>-16879</text:p>
              </table:table-cell>
              <table:table-cell office:value-type="float" office:value="-16879">
                <text:p>-168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16629">
                <text:p>-16629</text:p>
              </table:table-cell>
              <table:table-cell office:value-type="float" office:value="-16584">
                <text:p>-16584</text:p>
              </table:table-cell>
              <table:table-cell office:value-type="float" office:value="-16597">
                <text:p>-16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16405">
                <text:p>-16405</text:p>
              </table:table-cell>
              <table:table-cell office:value-type="float" office:value="-16344">
                <text:p>-16344</text:p>
              </table:table-cell>
              <table:table-cell office:value-type="float" office:value="-16351">
                <text:p>-163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16119">
                <text:p>-16119</text:p>
              </table:table-cell>
              <table:table-cell office:value-type="float" office:value="-16073">
                <text:p>-16073</text:p>
              </table:table-cell>
              <table:table-cell office:value-type="float" office:value="-16083">
                <text:p>-16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16137">
                <text:p>-16137</text:p>
              </table:table-cell>
              <table:table-cell office:value-type="float" office:value="-16091">
                <text:p>-16091</text:p>
              </table:table-cell>
              <table:table-cell office:value-type="float" office:value="-16093">
                <text:p>-16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15847">
                <text:p>-15847</text:p>
              </table:table-cell>
              <table:table-cell office:value-type="float" office:value="-15811">
                <text:p>-15811</text:p>
              </table:table-cell>
              <table:table-cell office:value-type="float" office:value="-15767">
                <text:p>-15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15603">
                <text:p>-15603</text:p>
              </table:table-cell>
              <table:table-cell office:value-type="float" office:value="-15582">
                <text:p>-15582</text:p>
              </table:table-cell>
              <table:table-cell office:value-type="float" office:value="-15579">
                <text:p>-15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15315">
                <text:p>-15315</text:p>
              </table:table-cell>
              <table:table-cell office:value-type="float" office:value="-15290">
                <text:p>-15290</text:p>
              </table:table-cell>
              <table:table-cell office:value-type="float" office:value="-15295">
                <text:p>-15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15202">
                <text:p>-15202</text:p>
              </table:table-cell>
              <table:table-cell office:value-type="float" office:value="-15153">
                <text:p>-15153</text:p>
              </table:table-cell>
              <table:table-cell office:value-type="float" office:value="-15135">
                <text:p>-15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14885">
                <text:p>-14885</text:p>
              </table:table-cell>
              <table:table-cell office:value-type="float" office:value="-14841">
                <text:p>-14841</text:p>
              </table:table-cell>
              <table:table-cell office:value-type="float" office:value="-14853">
                <text:p>-148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14664">
                <text:p>-14664</text:p>
              </table:table-cell>
              <table:table-cell office:value-type="float" office:value="-14605">
                <text:p>-14605</text:p>
              </table:table-cell>
              <table:table-cell office:value-type="float" office:value="-14613">
                <text:p>-146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4350">
                <text:p>-14350</text:p>
              </table:table-cell>
              <table:table-cell office:value-type="float" office:value="-14308">
                <text:p>-14308</text:p>
              </table:table-cell>
              <table:table-cell office:value-type="float" office:value="-14299">
                <text:p>-142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14290">
                <text:p>-14290</text:p>
              </table:table-cell>
              <table:table-cell office:value-type="float" office:value="-14252">
                <text:p>-14252</text:p>
              </table:table-cell>
              <table:table-cell office:value-type="float" office:value="-14243">
                <text:p>-142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13988">
                <text:p>-13988</text:p>
              </table:table-cell>
              <table:table-cell office:value-type="float" office:value="-13935">
                <text:p>-13935</text:p>
              </table:table-cell>
              <table:table-cell office:value-type="float" office:value="-13873">
                <text:p>-138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13734">
                <text:p>-13734</text:p>
              </table:table-cell>
              <table:table-cell office:value-type="float" office:value="-13698">
                <text:p>-13698</text:p>
              </table:table-cell>
              <table:table-cell office:value-type="float" office:value="-13699">
                <text:p>-136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13427">
                <text:p>-13427</text:p>
              </table:table-cell>
              <table:table-cell office:value-type="float" office:value="-13380">
                <text:p>-13380</text:p>
              </table:table-cell>
              <table:table-cell office:value-type="float" office:value="-13381">
                <text:p>-13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3263">
                <text:p>-13263</text:p>
              </table:table-cell>
              <table:table-cell office:value-type="float" office:value="-13220">
                <text:p>-13220</text:p>
              </table:table-cell>
              <table:table-cell office:value-type="float" office:value="-13239">
                <text:p>-132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2950">
                <text:p>-12950</text:p>
              </table:table-cell>
              <table:table-cell office:value-type="float" office:value="-12951">
                <text:p>-12951</text:p>
              </table:table-cell>
              <table:table-cell office:value-type="float" office:value="-12929">
                <text:p>-129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12662">
                <text:p>-12662</text:p>
              </table:table-cell>
              <table:table-cell office:value-type="float" office:value="-12706">
                <text:p>-12706</text:p>
              </table:table-cell>
              <table:table-cell office:value-type="float" office:value="-12637">
                <text:p>-126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12371">
                <text:p>-12371</text:p>
              </table:table-cell>
              <table:table-cell office:value-type="float" office:value="-12395">
                <text:p>-12395</text:p>
              </table:table-cell>
              <table:table-cell office:value-type="float" office:value="-12293">
                <text:p>-122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12369">
                <text:p>-12369</text:p>
              </table:table-cell>
              <table:table-cell office:value-type="float" office:value="-12378">
                <text:p>-12378</text:p>
              </table:table-cell>
              <table:table-cell office:value-type="float" office:value="-12335">
                <text:p>-123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2022">
                <text:p>-12022</text:p>
              </table:table-cell>
              <table:table-cell office:value-type="float" office:value="-12050">
                <text:p>-12050</text:p>
              </table:table-cell>
              <table:table-cell office:value-type="float" office:value="-12035">
                <text:p>-120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1715">
                <text:p>-11715</text:p>
              </table:table-cell>
              <table:table-cell office:value-type="float" office:value="-11736">
                <text:p>-11736</text:p>
              </table:table-cell>
              <table:table-cell office:value-type="float" office:value="-11751">
                <text:p>-117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1425">
                <text:p>-11425</text:p>
              </table:table-cell>
              <table:table-cell office:value-type="float" office:value="-11413">
                <text:p>-11413</text:p>
              </table:table-cell>
              <table:table-cell office:value-type="float" office:value="-11357">
                <text:p>-113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1319">
                <text:p>-11319</text:p>
              </table:table-cell>
              <table:table-cell office:value-type="float" office:value="-11257">
                <text:p>-11257</text:p>
              </table:table-cell>
              <table:table-cell office:value-type="float" office:value="-11271">
                <text:p>-112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0998">
                <text:p>-10998</text:p>
              </table:table-cell>
              <table:table-cell office:value-type="float" office:value="-10916">
                <text:p>-10916</text:p>
              </table:table-cell>
              <table:table-cell office:value-type="float" office:value="-10941">
                <text:p>-109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0680">
                <text:p>-10680</text:p>
              </table:table-cell>
              <table:table-cell office:value-type="float" office:value="-10659">
                <text:p>-10659</text:p>
              </table:table-cell>
              <table:table-cell office:value-type="float" office:value="-10663">
                <text:p>-106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10324">
                <text:p>-10324</text:p>
              </table:table-cell>
              <table:table-cell office:value-type="float" office:value="-10301">
                <text:p>-10301</text:p>
              </table:table-cell>
              <table:table-cell office:value-type="float" office:value="-10235">
                <text:p>-102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10280">
                <text:p>-10280</text:p>
              </table:table-cell>
              <table:table-cell office:value-type="float" office:value="-10270">
                <text:p>-10270</text:p>
              </table:table-cell>
              <table:table-cell office:value-type="float" office:value="-10245">
                <text:p>-102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9904">
                <text:p>-9904</text:p>
              </table:table-cell>
              <table:table-cell office:value-type="float" office:value="-9872">
                <text:p>-9872</text:p>
              </table:table-cell>
              <table:table-cell office:value-type="float" office:value="-9915">
                <text:p>-99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9621">
                <text:p>-9621</text:p>
              </table:table-cell>
              <table:table-cell office:value-type="float" office:value="-9550">
                <text:p>-9550</text:p>
              </table:table-cell>
              <table:table-cell office:value-type="float" office:value="-9583">
                <text:p>-95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9260">
                <text:p>-9260</text:p>
              </table:table-cell>
              <table:table-cell office:value-type="float" office:value="-9187">
                <text:p>-9187</text:p>
              </table:table-cell>
              <table:table-cell office:value-type="float" office:value="-9193">
                <text:p>-91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9085">
                <text:p>-9085</text:p>
              </table:table-cell>
              <table:table-cell office:value-type="float" office:value="-9050">
                <text:p>-9050</text:p>
              </table:table-cell>
              <table:table-cell office:value-type="float" office:value="-9053">
                <text:p>-90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8682">
                <text:p>-8682</text:p>
              </table:table-cell>
              <table:table-cell office:value-type="float" office:value="-8678">
                <text:p>-8678</text:p>
              </table:table-cell>
              <table:table-cell office:value-type="float" office:value="-8609">
                <text:p>-86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8396">
                <text:p>-8396</text:p>
              </table:table-cell>
              <table:table-cell office:value-type="float" office:value="-8368">
                <text:p>-8368</text:p>
              </table:table-cell>
              <table:table-cell office:value-type="float" office:value="-8335">
                <text:p>-83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8014">
                <text:p>-8014</text:p>
              </table:table-cell>
              <table:table-cell office:value-type="float" office:value="-7943">
                <text:p>-7943</text:p>
              </table:table-cell>
              <table:table-cell office:value-type="float" office:value="-7945">
                <text:p>-79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7998">
                <text:p>-7998</text:p>
              </table:table-cell>
              <table:table-cell office:value-type="float" office:value="-7939">
                <text:p>-7939</text:p>
              </table:table-cell>
              <table:table-cell office:value-type="float" office:value="-7885">
                <text:p>-78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7607">
                <text:p>-7607</text:p>
              </table:table-cell>
              <table:table-cell office:value-type="float" office:value="-7533">
                <text:p>-7533</text:p>
              </table:table-cell>
              <table:table-cell office:value-type="float" office:value="-7475">
                <text:p>-74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7293">
                <text:p>-7293</text:p>
              </table:table-cell>
              <table:table-cell office:value-type="float" office:value="-7239">
                <text:p>-7239</text:p>
              </table:table-cell>
              <table:table-cell office:value-type="float" office:value="-7231">
                <text:p>-7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6857">
                <text:p>-6857</text:p>
              </table:table-cell>
              <table:table-cell office:value-type="float" office:value="-6837">
                <text:p>-6837</text:p>
              </table:table-cell>
              <table:table-cell office:value-type="float" office:value="-6779">
                <text:p>-6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6690">
                <text:p>-6690</text:p>
              </table:table-cell>
              <table:table-cell office:value-type="float" office:value="-6654">
                <text:p>-6654</text:p>
              </table:table-cell>
              <table:table-cell office:value-type="float" office:value="-6611">
                <text:p>-66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6252">
                <text:p>-6252</text:p>
              </table:table-cell>
              <table:table-cell office:value-type="float" office:value="-6233">
                <text:p>-6233</text:p>
              </table:table-cell>
              <table:table-cell office:value-type="float" office:value="-6141">
                <text:p>-61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5949">
                <text:p>-5949</text:p>
              </table:table-cell>
              <table:table-cell office:value-type="float" office:value="-5858">
                <text:p>-5858</text:p>
              </table:table-cell>
              <table:table-cell office:value-type="float" office:value="-5879">
                <text:p>-58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5500">
                <text:p>-5500</text:p>
              </table:table-cell>
              <table:table-cell office:value-type="float" office:value="-5433">
                <text:p>-5433</text:p>
              </table:table-cell>
              <table:table-cell office:value-type="float" office:value="-5447">
                <text:p>-54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5438">
                <text:p>-5438</text:p>
              </table:table-cell>
              <table:table-cell office:value-type="float" office:value="-5423">
                <text:p>-5423</text:p>
              </table:table-cell>
              <table:table-cell office:value-type="float" office:value="-5393">
                <text:p>-53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4987">
                <text:p>-4987</text:p>
              </table:table-cell>
              <table:table-cell office:value-type="float" office:value="-4992">
                <text:p>-4992</text:p>
              </table:table-cell>
              <table:table-cell office:value-type="float" office:value="-4971">
                <text:p>-49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4652">
                <text:p>-4652</text:p>
              </table:table-cell>
              <table:table-cell office:value-type="float" office:value="-4623">
                <text:p>-4623</text:p>
              </table:table-cell>
              <table:table-cell office:value-type="float" office:value="-4607">
                <text:p>-46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4165">
                <text:p>-4165</text:p>
              </table:table-cell>
              <table:table-cell office:value-type="float" office:value="-4205">
                <text:p>-4205</text:p>
              </table:table-cell>
              <table:table-cell office:value-type="float" office:value="-4179">
                <text:p>-4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4008">
                <text:p>-4008</text:p>
              </table:table-cell>
              <table:table-cell office:value-type="float" office:value="-3924">
                <text:p>-3924</text:p>
              </table:table-cell>
              <table:table-cell office:value-type="float" office:value="-4015">
                <text:p>-40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3556">
                <text:p>-3556</text:p>
              </table:table-cell>
              <table:table-cell office:value-type="float" office:value="-3520">
                <text:p>-3520</text:p>
              </table:table-cell>
              <table:table-cell office:value-type="float" office:value="-3553">
                <text:p>-35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3215">
                <text:p>-3215</text:p>
              </table:table-cell>
              <table:table-cell office:value-type="float" office:value="-3179">
                <text:p>-3179</text:p>
              </table:table-cell>
              <table:table-cell office:value-type="float" office:value="-3167">
                <text:p>-31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2741">
                <text:p>-2741</text:p>
              </table:table-cell>
              <table:table-cell office:value-type="float" office:value="-2708">
                <text:p>-2708</text:p>
              </table:table-cell>
              <table:table-cell office:value-type="float" office:value="-2673">
                <text:p>-26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2725">
                <text:p>-2725</text:p>
              </table:table-cell>
              <table:table-cell office:value-type="float" office:value="-2676">
                <text:p>-2676</text:p>
              </table:table-cell>
              <table:table-cell office:value-type="float" office:value="-2671">
                <text:p>-26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2274">
                <text:p>-2274</text:p>
              </table:table-cell>
              <table:table-cell office:value-type="float" office:value="-2224">
                <text:p>-2224</text:p>
              </table:table-cell>
              <table:table-cell office:value-type="float" office:value="-2201">
                <text:p>-22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1853">
                <text:p>-1853</text:p>
              </table:table-cell>
              <table:table-cell office:value-type="float" office:value="-1823">
                <text:p>-1823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1408">
                <text:p>-1408</text:p>
              </table:table-cell>
              <table:table-cell office:value-type="float" office:value="-1331">
                <text:p>-1331</text:p>
              </table:table-cell>
              <table:table-cell office:value-type="float" office:value="-1337">
                <text:p>-13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1154">
                <text:p>-1154</text:p>
              </table:table-cell>
              <table:table-cell office:value-type="float" office:value="-1098">
                <text:p>-1098</text:p>
              </table:table-cell>
              <table:table-cell office:value-type="float" office:value="-1149">
                <text:p>-11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692">
                <text:p>-692</text:p>
              </table:table-cell>
              <table:table-cell office:value-type="float" office:value="-611">
                <text:p>-611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289">
                <text:p>-289</text:p>
              </table:table-cell>
              <table:table-cell office:value-type="float" office:value="-264">
                <text:p>-264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226">
                <text:p>226</text:p>
              </table:table-cell>
              <table:table-cell office:value-type="float" office:value="243">
                <text:p>24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285">
                <text:p>285</text:p>
              </table:table-cell>
              <table:table-cell office:value-type="float" office:value="358">
                <text:p>35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835">
                <text:p>835</text:p>
              </table:table-cell>
              <table:table-cell office:value-type="float" office:value="888">
                <text:p>888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1245">
                <text:p>1245</text:p>
              </table:table-cell>
              <table:table-cell office:value-type="float" office:value="1362">
                <text:p>1362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1809">
                <text:p>1809</text:p>
              </table:table-cell>
              <table:table-cell office:value-type="float" office:value="1857">
                <text:p>1857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2054">
                <text:p>2054</text:p>
              </table:table-cell>
              <table:table-cell office:value-type="float" office:value="2115">
                <text:p>2115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2603">
                <text:p>2603</text:p>
              </table:table-cell>
              <table:table-cell office:value-type="float" office:value="2652">
                <text:p>2652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3061">
                <text:p>3061</text:p>
              </table:table-cell>
              <table:table-cell office:value-type="float" office:value="3102">
                <text:p>3102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3662">
                <text:p>3662</text:p>
              </table:table-cell>
              <table:table-cell office:value-type="float" office:value="3673">
                <text:p>3673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3619">
                <text:p>3619</text:p>
              </table:table-cell>
              <table:table-cell office:value-type="float" office:value="3732">
                <text:p>3732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4194">
                <text:p>4194</text:p>
              </table:table-cell>
              <table:table-cell office:value-type="float" office:value="4284">
                <text:p>4284</text:p>
              </table:table-cell>
              <table:table-cell office:value-type="float" office:value="4237">
                <text:p>42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4692">
                <text:p>4692</text:p>
              </table:table-cell>
              <table:table-cell office:value-type="float" office:value="4747">
                <text:p>4747</text:p>
              </table:table-cell>
              <table:table-cell office:value-type="float" office:value="4701">
                <text:p>47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5273">
                <text:p>5273</text:p>
              </table:table-cell>
              <table:table-cell office:value-type="float" office:value="5289">
                <text:p>5289</text:p>
              </table:table-cell>
              <table:table-cell office:value-type="float" office:value="5323">
                <text:p>53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5591">
                <text:p>5591</text:p>
              </table:table-cell>
              <table:table-cell office:value-type="float" office:value="5614">
                <text:p>5614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6142">
                <text:p>6142</text:p>
              </table:table-cell>
              <table:table-cell office:value-type="float" office:value="6205">
                <text:p>6205</text:p>
              </table:table-cell>
              <table:table-cell office:value-type="float" office:value="6183">
                <text:p>61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6614">
                <text:p>6614</text:p>
              </table:table-cell>
              <table:table-cell office:value-type="float" office:value="6721">
                <text:p>6721</text:p>
              </table:table-cell>
              <table:table-cell office:value-type="float" office:value="6709">
                <text:p>67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7259">
                <text:p>7259</text:p>
              </table:table-cell>
              <table:table-cell office:value-type="float" office:value="7336">
                <text:p>7336</text:p>
              </table:table-cell>
              <table:table-cell office:value-type="float" office:value="7317">
                <text:p>73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7361">
                <text:p>7361</text:p>
              </table:table-cell>
              <table:table-cell office:value-type="float" office:value="7376">
                <text:p>7376</text:p>
              </table:table-cell>
              <table:table-cell office:value-type="float" office:value="7375">
                <text:p>7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7948">
                <text:p>7948</text:p>
              </table:table-cell>
              <table:table-cell office:value-type="float" office:value="8167">
                <text:p>8167</text:p>
              </table:table-cell>
              <table:table-cell office:value-type="float" office:value="8051">
                <text:p>80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8524">
                <text:p>8524</text:p>
              </table:table-cell>
              <table:table-cell office:value-type="float" office:value="8609">
                <text:p>8609</text:p>
              </table:table-cell>
              <table:table-cell office:value-type="float" office:value="8535">
                <text:p>85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9129">
                <text:p>9129</text:p>
              </table:table-cell>
              <table:table-cell office:value-type="float" office:value="9253">
                <text:p>9253</text:p>
              </table:table-cell>
              <table:table-cell office:value-type="float" office:value="9209">
                <text:p>92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9434">
                <text:p>9434</text:p>
              </table:table-cell>
              <table:table-cell office:value-type="float" office:value="9532">
                <text:p>9532</text:p>
              </table:table-cell>
              <table:table-cell office:value-type="float" office:value="9551">
                <text:p>95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10195">
                <text:p>10195</text:p>
              </table:table-cell>
              <table:table-cell office:value-type="float" office:value="10205">
                <text:p>10205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10707">
                <text:p>10707</text:p>
              </table:table-cell>
              <table:table-cell office:value-type="float" office:value="10779">
                <text:p>10779</text:p>
              </table:table-cell>
              <table:table-cell office:value-type="float" office:value="10771">
                <text:p>107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11411">
                <text:p>11411</text:p>
              </table:table-cell>
              <table:table-cell office:value-type="float" office:value="11471">
                <text:p>11471</text:p>
              </table:table-cell>
              <table:table-cell office:value-type="float" office:value="11501">
                <text:p>115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11383">
                <text:p>11383</text:p>
              </table:table-cell>
              <table:table-cell office:value-type="float" office:value="11491">
                <text:p>11491</text:p>
              </table:table-cell>
              <table:table-cell office:value-type="float" office:value="11459">
                <text:p>114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2105">
                <text:p>12105</text:p>
              </table:table-cell>
              <table:table-cell office:value-type="float" office:value="12226">
                <text:p>12226</text:p>
              </table:table-cell>
              <table:table-cell office:value-type="float" office:value="12139">
                <text:p>121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12684">
                <text:p>12684</text:p>
              </table:table-cell>
              <table:table-cell office:value-type="float" office:value="12769">
                <text:p>12769</text:p>
              </table:table-cell>
              <table:table-cell office:value-type="float" office:value="12773">
                <text:p>127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13490">
                <text:p>13490</text:p>
              </table:table-cell>
              <table:table-cell office:value-type="float" office:value="13534">
                <text:p>13534</text:p>
              </table:table-cell>
              <table:table-cell office:value-type="float" office:value="13537">
                <text:p>135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13780">
                <text:p>13780</text:p>
              </table:table-cell>
              <table:table-cell office:value-type="float" office:value="13906">
                <text:p>13906</text:p>
              </table:table-cell>
              <table:table-cell office:value-type="float" office:value="13903">
                <text:p>139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14528">
                <text:p>14528</text:p>
              </table:table-cell>
              <table:table-cell office:value-type="float" office:value="14641">
                <text:p>14641</text:p>
              </table:table-cell>
              <table:table-cell office:value-type="float" office:value="14619">
                <text:p>146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15165">
                <text:p>15165</text:p>
              </table:table-cell>
              <table:table-cell office:value-type="float" office:value="15234">
                <text:p>15234</text:p>
              </table:table-cell>
              <table:table-cell office:value-type="float" office:value="15287">
                <text:p>152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15953">
                <text:p>15953</text:p>
              </table:table-cell>
              <table:table-cell office:value-type="float" office:value="16045">
                <text:p>16045</text:p>
              </table:table-cell>
              <table:table-cell office:value-type="float" office:value="16109">
                <text:p>161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16082">
                <text:p>16082</text:p>
              </table:table-cell>
              <table:table-cell office:value-type="float" office:value="16131">
                <text:p>16131</text:p>
              </table:table-cell>
              <table:table-cell office:value-type="float" office:value="16235">
                <text:p>162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16896">
                <text:p>16896</text:p>
              </table:table-cell>
              <table:table-cell office:value-type="float" office:value="17015">
                <text:p>17015</text:p>
              </table:table-cell>
              <table:table-cell office:value-type="float" office:value="16991">
                <text:p>169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17590">
                <text:p>17590</text:p>
              </table:table-cell>
              <table:table-cell office:value-type="float" office:value="17638">
                <text:p>17638</text:p>
              </table:table-cell>
              <table:table-cell office:value-type="float" office:value="17665">
                <text:p>176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8354">
                <text:p>18354</text:p>
              </table:table-cell>
              <table:table-cell office:value-type="float" office:value="18463">
                <text:p>18463</text:p>
              </table:table-cell>
              <table:table-cell office:value-type="float" office:value="18505">
                <text:p>185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18804">
                <text:p>18804</text:p>
              </table:table-cell>
              <table:table-cell office:value-type="float" office:value="18880">
                <text:p>18880</text:p>
              </table:table-cell>
              <table:table-cell office:value-type="float" office:value="18911">
                <text:p>189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19679">
                <text:p>19679</text:p>
              </table:table-cell>
              <table:table-cell office:value-type="float" office:value="19755">
                <text:p>19755</text:p>
              </table:table-cell>
              <table:table-cell office:value-type="float" office:value="19759">
                <text:p>197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20357">
                <text:p>20357</text:p>
              </table:table-cell>
              <table:table-cell office:value-type="float" office:value="20465">
                <text:p>20465</text:p>
              </table:table-cell>
              <table:table-cell office:value-type="float" office:value="20497">
                <text:p>204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21265">
                <text:p>21265</text:p>
              </table:table-cell>
              <table:table-cell office:value-type="float" office:value="21371">
                <text:p>21371</text:p>
              </table:table-cell>
              <table:table-cell office:value-type="float" office:value="21379">
                <text:p>213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21268">
                <text:p>21268</text:p>
              </table:table-cell>
              <table:table-cell office:value-type="float" office:value="21407">
                <text:p>21407</text:p>
              </table:table-cell>
              <table:table-cell office:value-type="float" office:value="21327">
                <text:p>213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22207">
                <text:p>22207</text:p>
              </table:table-cell>
              <table:table-cell office:value-type="float" office:value="22329">
                <text:p>22329</text:p>
              </table:table-cell>
              <table:table-cell office:value-type="float" office:value="22231">
                <text:p>222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22941">
                <text:p>22941</text:p>
              </table:table-cell>
              <table:table-cell office:value-type="float" office:value="22982">
                <text:p>22982</text:p>
              </table:table-cell>
              <table:table-cell office:value-type="float" office:value="22955">
                <text:p>229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23910">
                <text:p>23910</text:p>
              </table:table-cell>
              <table:table-cell office:value-type="float" office:value="23989">
                <text:p>23989</text:p>
              </table:table-cell>
              <table:table-cell office:value-type="float" office:value="23985">
                <text:p>239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24412">
                <text:p>24412</text:p>
              </table:table-cell>
              <table:table-cell office:value-type="float" office:value="24459">
                <text:p>24459</text:p>
              </table:table-cell>
              <table:table-cell office:value-type="float" office:value="24439">
                <text:p>244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25368">
                <text:p>25368</text:p>
              </table:table-cell>
              <table:table-cell office:value-type="float" office:value="25412">
                <text:p>25412</text:p>
              </table:table-cell>
              <table:table-cell office:value-type="float" office:value="25369">
                <text:p>253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26154">
                <text:p>26154</text:p>
              </table:table-cell>
              <table:table-cell office:value-type="float" office:value="26251">
                <text:p>26251</text:p>
              </table:table-cell>
              <table:table-cell office:value-type="float" office:value="26143">
                <text:p>261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27216">
                <text:p>27216</text:p>
              </table:table-cell>
              <table:table-cell office:value-type="float" office:value="27310">
                <text:p>27310</text:p>
              </table:table-cell>
              <table:table-cell office:value-type="float" office:value="27245">
                <text:p>272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4465">
                <text:p>4465</text:p>
              </table:table-cell>
              <table:table-cell office:value-type="float" office:value="4496">
                <text:p>4496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4828">
                <text:p>4828</text:p>
              </table:table-cell>
              <table:table-cell office:value-type="float" office:value="4847">
                <text:p>4847</text:p>
              </table:table-cell>
              <table:table-cell office:value-type="float" office:value="4841">
                <text:p>48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5106">
                <text:p>5106</text:p>
              </table:table-cell>
              <table:table-cell office:value-type="float" office:value="5078">
                <text:p>5078</text:p>
              </table:table-cell>
              <table:table-cell office:value-type="float" office:value="5119">
                <text:p>51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5465">
                <text:p>5465</text:p>
              </table:table-cell>
              <table:table-cell office:value-type="float" office:value="5498">
                <text:p>5498</text:p>
              </table:table-cell>
              <table:table-cell office:value-type="float" office:value="5523">
                <text:p>55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5634">
                <text:p>5634</text:p>
              </table:table-cell>
              <table:table-cell office:value-type="float" office:value="5680">
                <text:p>5680</text:p>
              </table:table-cell>
              <table:table-cell office:value-type="float" office:value="5645">
                <text:p>56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6012">
                <text:p>6012</text:p>
              </table:table-cell>
              <table:table-cell office:value-type="float" office:value="5942">
                <text:p>5942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6289">
                <text:p>6289</text:p>
              </table:table-cell>
              <table:table-cell office:value-type="float" office:value="6357">
                <text:p>6357</text:p>
              </table:table-cell>
              <table:table-cell office:value-type="float" office:value="6273">
                <text:p>62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6669">
                <text:p>6669</text:p>
              </table:table-cell>
              <table:table-cell office:value-type="float" office:value="6727">
                <text:p>6727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6686">
                <text:p>6686</text:p>
              </table:table-cell>
              <table:table-cell office:value-type="float" office:value="6727">
                <text:p>6727</text:p>
              </table:table-cell>
              <table:table-cell office:value-type="float" office:value="6729">
                <text:p>67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7121">
                <text:p>7121</text:p>
              </table:table-cell>
              <table:table-cell office:value-type="float" office:value="7107">
                <text:p>7107</text:p>
              </table:table-cell>
              <table:table-cell office:value-type="float" office:value="7107">
                <text:p>71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7336">
                <text:p>7336</text:p>
              </table:table-cell>
              <table:table-cell office:value-type="float" office:value="7447">
                <text:p>7447</text:p>
              </table:table-cell>
              <table:table-cell office:value-type="float" office:value="7395">
                <text:p>73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7742">
                <text:p>7742</text:p>
              </table:table-cell>
              <table:table-cell office:value-type="float" office:value="7795">
                <text:p>7795</text:p>
              </table:table-cell>
              <table:table-cell office:value-type="float" office:value="7883">
                <text:p>78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7937">
                <text:p>7937</text:p>
              </table:table-cell>
              <table:table-cell office:value-type="float" office:value="8008">
                <text:p>8008</text:p>
              </table:table-cell>
              <table:table-cell office:value-type="float" office:value="7985">
                <text:p>79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8338">
                <text:p>8338</text:p>
              </table:table-cell>
              <table:table-cell office:value-type="float" office:value="8400">
                <text:p>8400</text:p>
              </table:table-cell>
              <table:table-cell office:value-type="float" office:value="8371">
                <text:p>83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8656">
                <text:p>8656</text:p>
              </table:table-cell>
              <table:table-cell office:value-type="float" office:value="8717">
                <text:p>8717</text:p>
              </table:table-cell>
              <table:table-cell office:value-type="float" office:value="8687">
                <text:p>86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9081">
                <text:p>9081</text:p>
              </table:table-cell>
              <table:table-cell office:value-type="float" office:value="9099">
                <text:p>9099</text:p>
              </table:table-cell>
              <table:table-cell office:value-type="float" office:value="9113">
                <text:p>91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9036">
                <text:p>9036</text:p>
              </table:table-cell>
              <table:table-cell office:value-type="float" office:value="9097">
                <text:p>9097</text:p>
              </table:table-cell>
              <table:table-cell office:value-type="float" office:value="9049">
                <text:p>90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9448">
                <text:p>9448</text:p>
              </table:table-cell>
              <table:table-cell office:value-type="float" office:value="9517">
                <text:p>9517</text:p>
              </table:table-cell>
              <table:table-cell office:value-type="float" office:value="9449">
                <text:p>94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9774">
                <text:p>9774</text:p>
              </table:table-cell>
              <table:table-cell office:value-type="float" office:value="9816">
                <text:p>9816</text:p>
              </table:table-cell>
              <table:table-cell office:value-type="float" office:value="9821">
                <text:p>98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10202">
                <text:p>10202</text:p>
              </table:table-cell>
              <table:table-cell office:value-type="float" office:value="10209">
                <text:p>10209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10409">
                <text:p>10409</text:p>
              </table:table-cell>
              <table:table-cell office:value-type="float" office:value="10505">
                <text:p>10505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10839">
                <text:p>10839</text:p>
              </table:table-cell>
              <table:table-cell office:value-type="float" office:value="10861">
                <text:p>10861</text:p>
              </table:table-cell>
              <table:table-cell office:value-type="float" office:value="10907">
                <text:p>109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11161">
                <text:p>11161</text:p>
              </table:table-cell>
              <table:table-cell office:value-type="float" office:value="11213">
                <text:p>11213</text:p>
              </table:table-cell>
              <table:table-cell office:value-type="float" office:value="11191">
                <text:p>111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11591">
                <text:p>11591</text:p>
              </table:table-cell>
              <table:table-cell office:value-type="float" office:value="11674">
                <text:p>11674</text:p>
              </table:table-cell>
              <table:table-cell office:value-type="float" office:value="11649">
                <text:p>116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11617">
                <text:p>11617</text:p>
              </table:table-cell>
              <table:table-cell office:value-type="float" office:value="11669">
                <text:p>11669</text:p>
              </table:table-cell>
              <table:table-cell office:value-type="float" office:value="11653">
                <text:p>116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12018">
                <text:p>12018</text:p>
              </table:table-cell>
              <table:table-cell office:value-type="float" office:value="12101">
                <text:p>12101</text:p>
              </table:table-cell>
              <table:table-cell office:value-type="float" office:value="12081">
                <text:p>120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12380">
                <text:p>12380</text:p>
              </table:table-cell>
              <table:table-cell office:value-type="float" office:value="12446">
                <text:p>12446</text:p>
              </table:table-cell>
              <table:table-cell office:value-type="float" office:value="12439">
                <text:p>124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12841">
                <text:p>12841</text:p>
              </table:table-cell>
              <table:table-cell office:value-type="float" office:value="12887">
                <text:p>12887</text:p>
              </table:table-cell>
              <table:table-cell office:value-type="float" office:value="12903">
                <text:p>129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13063">
                <text:p>13063</text:p>
              </table:table-cell>
              <table:table-cell office:value-type="float" office:value="13073">
                <text:p>13073</text:p>
              </table:table-cell>
              <table:table-cell office:value-type="float" office:value="13107">
                <text:p>131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13512">
                <text:p>13512</text:p>
              </table:table-cell>
              <table:table-cell office:value-type="float" office:value="13555">
                <text:p>13555</text:p>
              </table:table-cell>
              <table:table-cell office:value-type="float" office:value="13577">
                <text:p>135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13853">
                <text:p>13853</text:p>
              </table:table-cell>
              <table:table-cell office:value-type="float" office:value="13893">
                <text:p>13893</text:p>
              </table:table-cell>
              <table:table-cell office:value-type="float" office:value="13911">
                <text:p>139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14351">
                <text:p>14351</text:p>
              </table:table-cell>
              <table:table-cell office:value-type="float" office:value="14377">
                <text:p>14377</text:p>
              </table:table-cell>
              <table:table-cell office:value-type="float" office:value="14397">
                <text:p>143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14403">
                <text:p>14403</text:p>
              </table:table-cell>
              <table:table-cell office:value-type="float" office:value="14447">
                <text:p>14447</text:p>
              </table:table-cell>
              <table:table-cell office:value-type="float" office:value="14477">
                <text:p>144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14874">
                <text:p>14874</text:p>
              </table:table-cell>
              <table:table-cell office:value-type="float" office:value="14890">
                <text:p>14890</text:p>
              </table:table-cell>
              <table:table-cell office:value-type="float" office:value="14937">
                <text:p>149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15259">
                <text:p>15259</text:p>
              </table:table-cell>
              <table:table-cell office:value-type="float" office:value="15275">
                <text:p>15275</text:p>
              </table:table-cell>
              <table:table-cell office:value-type="float" office:value="15295">
                <text:p>152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15735">
                <text:p>15735</text:p>
              </table:table-cell>
              <table:table-cell office:value-type="float" office:value="15770">
                <text:p>15770</text:p>
              </table:table-cell>
              <table:table-cell office:value-type="float" office:value="15781">
                <text:p>157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15961">
                <text:p>15961</text:p>
              </table:table-cell>
              <table:table-cell office:value-type="float" office:value="15963">
                <text:p>15963</text:p>
              </table:table-cell>
              <table:table-cell office:value-type="float" office:value="16047">
                <text:p>160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16507">
                <text:p>16507</text:p>
              </table:table-cell>
              <table:table-cell office:value-type="float" office:value="16487">
                <text:p>16487</text:p>
              </table:table-cell>
              <table:table-cell office:value-type="float" office:value="16437">
                <text:p>164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16834">
                <text:p>16834</text:p>
              </table:table-cell>
              <table:table-cell office:value-type="float" office:value="16837">
                <text:p>16837</text:p>
              </table:table-cell>
              <table:table-cell office:value-type="float" office:value="16853">
                <text:p>168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17317">
                <text:p>17317</text:p>
              </table:table-cell>
              <table:table-cell office:value-type="float" office:value="17391">
                <text:p>17391</text:p>
              </table:table-cell>
              <table:table-cell office:value-type="float" office:value="17449">
                <text:p>174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17330">
                <text:p>17330</text:p>
              </table:table-cell>
              <table:table-cell office:value-type="float" office:value="17421">
                <text:p>17421</text:p>
              </table:table-cell>
              <table:table-cell office:value-type="float" office:value="17447">
                <text:p>174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17818">
                <text:p>17818</text:p>
              </table:table-cell>
              <table:table-cell office:value-type="float" office:value="17917">
                <text:p>17917</text:p>
              </table:table-cell>
              <table:table-cell office:value-type="float" office:value="17939">
                <text:p>179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8176">
                <text:p>18176</text:p>
              </table:table-cell>
              <table:table-cell office:value-type="float" office:value="18322">
                <text:p>18322</text:p>
              </table:table-cell>
              <table:table-cell office:value-type="float" office:value="18323">
                <text:p>183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18750">
                <text:p>18750</text:p>
              </table:table-cell>
              <table:table-cell office:value-type="float" office:value="18847">
                <text:p>18847</text:p>
              </table:table-cell>
              <table:table-cell office:value-type="float" office:value="18867">
                <text:p>188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18997">
                <text:p>18997</text:p>
              </table:table-cell>
              <table:table-cell office:value-type="float" office:value="19061">
                <text:p>19061</text:p>
              </table:table-cell>
              <table:table-cell office:value-type="float" office:value="19095">
                <text:p>190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9534">
                <text:p>19534</text:p>
              </table:table-cell>
              <table:table-cell office:value-type="float" office:value="19586">
                <text:p>19586</text:p>
              </table:table-cell>
              <table:table-cell office:value-type="float" office:value="19595">
                <text:p>195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19994">
                <text:p>19994</text:p>
              </table:table-cell>
              <table:table-cell office:value-type="float" office:value="20016">
                <text:p>20016</text:p>
              </table:table-cell>
              <table:table-cell office:value-type="float" office:value="20001">
                <text:p>20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20562">
                <text:p>20562</text:p>
              </table:table-cell>
              <table:table-cell office:value-type="float" office:value="20524">
                <text:p>20524</text:p>
              </table:table-cell>
              <table:table-cell office:value-type="float" office:value="20607">
                <text:p>206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20570">
                <text:p>20570</text:p>
              </table:table-cell>
              <table:table-cell office:value-type="float" office:value="20582">
                <text:p>20582</text:p>
              </table:table-cell>
              <table:table-cell office:value-type="float" office:value="20621">
                <text:p>206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21131">
                <text:p>21131</text:p>
              </table:table-cell>
              <table:table-cell office:value-type="float" office:value="21133">
                <text:p>21133</text:p>
              </table:table-cell>
              <table:table-cell office:value-type="float" office:value="21165">
                <text:p>211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21564">
                <text:p>21564</text:p>
              </table:table-cell>
              <table:table-cell office:value-type="float" office:value="21562">
                <text:p>21562</text:p>
              </table:table-cell>
              <table:table-cell office:value-type="float" office:value="21603">
                <text:p>216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22106">
                <text:p>22106</text:p>
              </table:table-cell>
              <table:table-cell office:value-type="float" office:value="22206">
                <text:p>22206</text:p>
              </table:table-cell>
              <table:table-cell office:value-type="float" office:value="22195">
                <text:p>221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22397">
                <text:p>22397</text:p>
              </table:table-cell>
              <table:table-cell office:value-type="float" office:value="22412">
                <text:p>22412</text:p>
              </table:table-cell>
              <table:table-cell office:value-type="float" office:value="22539">
                <text:p>225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22976">
                <text:p>22976</text:p>
              </table:table-cell>
              <table:table-cell office:value-type="float" office:value="22995">
                <text:p>22995</text:p>
              </table:table-cell>
              <table:table-cell office:value-type="float" office:value="23071">
                <text:p>230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23432">
                <text:p>23432</text:p>
              </table:table-cell>
              <table:table-cell office:value-type="float" office:value="23450">
                <text:p>23450</text:p>
              </table:table-cell>
              <table:table-cell office:value-type="float" office:value="23495">
                <text:p>234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24024">
                <text:p>24024</text:p>
              </table:table-cell>
              <table:table-cell office:value-type="float" office:value="24044">
                <text:p>24044</text:p>
              </table:table-cell>
              <table:table-cell office:value-type="float" office:value="24085">
                <text:p>240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24040">
                <text:p>24040</text:p>
              </table:table-cell>
              <table:table-cell office:value-type="float" office:value="24090">
                <text:p>24090</text:p>
              </table:table-cell>
              <table:table-cell office:value-type="float" office:value="24075">
                <text:p>240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24657">
                <text:p>24657</text:p>
              </table:table-cell>
              <table:table-cell office:value-type="float" office:value="24674">
                <text:p>24674</text:p>
              </table:table-cell>
              <table:table-cell office:value-type="float" office:value="24657">
                <text:p>246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25142">
                <text:p>25142</text:p>
              </table:table-cell>
              <table:table-cell office:value-type="float" office:value="25172">
                <text:p>25172</text:p>
              </table:table-cell>
              <table:table-cell office:value-type="float" office:value="25163">
                <text:p>251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25722">
                <text:p>25722</text:p>
              </table:table-cell>
              <table:table-cell office:value-type="float" office:value="25804">
                <text:p>25804</text:p>
              </table:table-cell>
              <table:table-cell office:value-type="float" office:value="25763">
                <text:p>257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26074">
                <text:p>26074</text:p>
              </table:table-cell>
              <table:table-cell office:value-type="float" office:value="26103">
                <text:p>26103</text:p>
              </table:table-cell>
              <table:table-cell office:value-type="float" office:value="26075">
                <text:p>260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26689">
                <text:p>26689</text:p>
              </table:table-cell>
              <table:table-cell office:value-type="float" office:value="26714">
                <text:p>26714</text:p>
              </table:table-cell>
              <table:table-cell office:value-type="float" office:value="26695">
                <text:p>266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27164">
                <text:p>27164</text:p>
              </table:table-cell>
              <table:table-cell office:value-type="float" office:value="27236">
                <text:p>27236</text:p>
              </table:table-cell>
              <table:table-cell office:value-type="float" office:value="27211">
                <text:p>272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27790">
                <text:p>27790</text:p>
              </table:table-cell>
              <table:table-cell office:value-type="float" office:value="27878">
                <text:p>27878</text:p>
              </table:table-cell>
              <table:table-cell office:value-type="float" office:value="27875">
                <text:p>278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27824">
                <text:p>27824</text:p>
              </table:table-cell>
              <table:table-cell office:value-type="float" office:value="27899">
                <text:p>27899</text:p>
              </table:table-cell>
              <table:table-cell office:value-type="float" office:value="27885">
                <text:p>278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28493">
                <text:p>28493</text:p>
              </table:table-cell>
              <table:table-cell office:value-type="float" office:value="28581">
                <text:p>28581</text:p>
              </table:table-cell>
              <table:table-cell office:value-type="float" office:value="28603">
                <text:p>286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29078">
                <text:p>29078</text:p>
              </table:table-cell>
              <table:table-cell office:value-type="float" office:value="29090">
                <text:p>29090</text:p>
              </table:table-cell>
              <table:table-cell office:value-type="float" office:value="29161">
                <text:p>291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29712">
                <text:p>29712</text:p>
              </table:table-cell>
              <table:table-cell office:value-type="float" office:value="29762">
                <text:p>29762</text:p>
              </table:table-cell>
              <table:table-cell office:value-type="float" office:value="29811">
                <text:p>298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30030">
                <text:p>30030</text:p>
              </table:table-cell>
              <table:table-cell office:value-type="float" office:value="30098">
                <text:p>30098</text:p>
              </table:table-cell>
              <table:table-cell office:value-type="float" office:value="30117">
                <text:p>301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30714">
                <text:p>30714</text:p>
              </table:table-cell>
              <table:table-cell office:value-type="float" office:value="30806">
                <text:p>30806</text:p>
              </table:table-cell>
              <table:table-cell office:value-type="float" office:value="30749">
                <text:p>307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31264">
                <text:p>31264</text:p>
              </table:table-cell>
              <table:table-cell office:value-type="float" office:value="31327">
                <text:p>31327</text:p>
              </table:table-cell>
              <table:table-cell office:value-type="float" office:value="31321">
                <text:p>313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31980">
                <text:p>31980</text:p>
              </table:table-cell>
              <table:table-cell office:value-type="float" office:value="32044">
                <text:p>32044</text:p>
              </table:table-cell>
              <table:table-cell office:value-type="float" office:value="32001">
                <text:p>320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31987">
                <text:p>31987</text:p>
              </table:table-cell>
              <table:table-cell office:value-type="float" office:value="32012">
                <text:p>32012</text:p>
              </table:table-cell>
              <table:table-cell office:value-type="float" office:value="32013">
                <text:p>320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32703">
                <text:p>32703</text:p>
              </table:table-cell>
              <table:table-cell office:value-type="float" office:value="32722">
                <text:p>32722</text:p>
              </table:table-cell>
              <table:table-cell office:value-type="float" office:value="32703">
                <text:p>327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33317">
                <text:p>33317</text:p>
              </table:table-cell>
              <table:table-cell office:value-type="float" office:value="33255">
                <text:p>33255</text:p>
              </table:table-cell>
              <table:table-cell office:value-type="float" office:value="33271">
                <text:p>332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33973">
                <text:p>33973</text:p>
              </table:table-cell>
              <table:table-cell office:value-type="float" office:value="34058">
                <text:p>34058</text:p>
              </table:table-cell>
              <table:table-cell office:value-type="float" office:value="34039">
                <text:p>340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34320">
                <text:p>34320</text:p>
              </table:table-cell>
              <table:table-cell office:value-type="float" office:value="34359">
                <text:p>34359</text:p>
              </table:table-cell>
              <table:table-cell office:value-type="float" office:value="34335">
                <text:p>343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35079">
                <text:p>35079</text:p>
              </table:table-cell>
              <table:table-cell office:value-type="float" office:value="35153">
                <text:p>35153</text:p>
              </table:table-cell>
              <table:table-cell office:value-type="float" office:value="35093">
                <text:p>350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35640">
                <text:p>35640</text:p>
              </table:table-cell>
              <table:table-cell office:value-type="float" office:value="35741">
                <text:p>35741</text:p>
              </table:table-cell>
              <table:table-cell office:value-type="float" office:value="35711">
                <text:p>357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36466">
                <text:p>36466</text:p>
              </table:table-cell>
              <table:table-cell office:value-type="float" office:value="36538">
                <text:p>36538</text:p>
              </table:table-cell>
              <table:table-cell office:value-type="float" office:value="36485">
                <text:p>364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36473">
                <text:p>36473</text:p>
              </table:table-cell>
              <table:table-cell office:value-type="float" office:value="36540">
                <text:p>36540</text:p>
              </table:table-cell>
              <table:table-cell office:value-type="float" office:value="36517">
                <text:p>365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37248">
                <text:p>37248</text:p>
              </table:table-cell>
              <table:table-cell office:value-type="float" office:value="37421">
                <text:p>37421</text:p>
              </table:table-cell>
              <table:table-cell office:value-type="float" office:value="37343">
                <text:p>373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37894">
                <text:p>37894</text:p>
              </table:table-cell>
              <table:table-cell office:value-type="float" office:value="37983">
                <text:p>37983</text:p>
              </table:table-cell>
              <table:table-cell office:value-type="float" office:value="37941">
                <text:p>379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38698">
                <text:p>38698</text:p>
              </table:table-cell>
              <table:table-cell office:value-type="float" office:value="38776">
                <text:p>38776</text:p>
              </table:table-cell>
              <table:table-cell office:value-type="float" office:value="38791">
                <text:p>387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39098">
                <text:p>39098</text:p>
              </table:table-cell>
              <table:table-cell office:value-type="float" office:value="39196">
                <text:p>39196</text:p>
              </table:table-cell>
              <table:table-cell office:value-type="float" office:value="39205">
                <text:p>392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39897">
                <text:p>39897</text:p>
              </table:table-cell>
              <table:table-cell office:value-type="float" office:value="40048">
                <text:p>40048</text:p>
              </table:table-cell>
              <table:table-cell office:value-type="float" office:value="39967">
                <text:p>399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40592">
                <text:p>40592</text:p>
              </table:table-cell>
              <table:table-cell office:value-type="float" office:value="40668">
                <text:p>40668</text:p>
              </table:table-cell>
              <table:table-cell office:value-type="float" office:value="40637">
                <text:p>406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41408">
                <text:p>41408</text:p>
              </table:table-cell>
              <table:table-cell office:value-type="float" office:value="41527">
                <text:p>41527</text:p>
              </table:table-cell>
              <table:table-cell office:value-type="float" office:value="41475">
                <text:p>414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41399">
                <text:p>41399</text:p>
              </table:table-cell>
              <table:table-cell office:value-type="float" office:value="41538">
                <text:p>41538</text:p>
              </table:table-cell>
              <table:table-cell office:value-type="float" office:value="41527">
                <text:p>415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42300">
                <text:p>42300</text:p>
              </table:table-cell>
              <table:table-cell office:value-type="float" office:value="42385">
                <text:p>42385</text:p>
              </table:table-cell>
              <table:table-cell office:value-type="float" office:value="42383">
                <text:p>423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42973">
                <text:p>42973</text:p>
              </table:table-cell>
              <table:table-cell office:value-type="float" office:value="43119">
                <text:p>43119</text:p>
              </table:table-cell>
              <table:table-cell office:value-type="float" office:value="43061">
                <text:p>430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43868">
                <text:p>43868</text:p>
              </table:table-cell>
              <table:table-cell office:value-type="float" office:value="44010">
                <text:p>44010</text:p>
              </table:table-cell>
              <table:table-cell office:value-type="float" office:value="43985">
                <text:p>439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44366">
                <text:p>44366</text:p>
              </table:table-cell>
              <table:table-cell office:value-type="float" office:value="44350">
                <text:p>44350</text:p>
              </table:table-cell>
              <table:table-cell office:value-type="float" office:value="44343">
                <text:p>443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45265">
                <text:p>45265</text:p>
              </table:table-cell>
              <table:table-cell office:value-type="float" office:value="45305">
                <text:p>45305</text:p>
              </table:table-cell>
              <table:table-cell office:value-type="float" office:value="45319">
                <text:p>453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46014">
                <text:p>46014</text:p>
              </table:table-cell>
              <table:table-cell office:value-type="float" office:value="46050">
                <text:p>46050</text:p>
              </table:table-cell>
              <table:table-cell office:value-type="float" office:value="46135">
                <text:p>461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47017">
                <text:p>47017</text:p>
              </table:table-cell>
              <table:table-cell office:value-type="float" office:value="47098">
                <text:p>47098</text:p>
              </table:table-cell>
              <table:table-cell office:value-type="float" office:value="47091">
                <text:p>470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47018">
                <text:p>47018</text:p>
              </table:table-cell>
              <table:table-cell office:value-type="float" office:value="47193">
                <text:p>47193</text:p>
              </table:table-cell>
              <table:table-cell office:value-type="float" office:value="47041">
                <text:p>470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47946">
                <text:p>47946</text:p>
              </table:table-cell>
              <table:table-cell office:value-type="float" office:value="48040">
                <text:p>48040</text:p>
              </table:table-cell>
              <table:table-cell office:value-type="float" office:value="48117">
                <text:p>481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48728">
                <text:p>48728</text:p>
              </table:table-cell>
              <table:table-cell office:value-type="float" office:value="48826">
                <text:p>48826</text:p>
              </table:table-cell>
              <table:table-cell office:value-type="float" office:value="48887">
                <text:p>488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49771">
                <text:p>49771</text:p>
              </table:table-cell>
              <table:table-cell office:value-type="float" office:value="49845">
                <text:p>49845</text:p>
              </table:table-cell>
              <table:table-cell office:value-type="float" office:value="49903">
                <text:p>499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50241">
                <text:p>50241</text:p>
              </table:table-cell>
              <table:table-cell office:value-type="float" office:value="50271">
                <text:p>50271</text:p>
              </table:table-cell>
              <table:table-cell office:value-type="float" office:value="50559">
                <text:p>505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51296">
                <text:p>51296</text:p>
              </table:table-cell>
              <table:table-cell office:value-type="float" office:value="51360">
                <text:p>51360</text:p>
              </table:table-cell>
              <table:table-cell office:value-type="float" office:value="51377">
                <text:p>513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52139">
                <text:p>52139</text:p>
              </table:table-cell>
              <table:table-cell office:value-type="float" office:value="52185">
                <text:p>52185</text:p>
              </table:table-cell>
              <table:table-cell office:value-type="float" office:value="52167">
                <text:p>521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53212">
                <text:p>53212</text:p>
              </table:table-cell>
              <table:table-cell office:value-type="float" office:value="53287">
                <text:p>53287</text:p>
              </table:table-cell>
              <table:table-cell office:value-type="float" office:value="53319">
                <text:p>533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53173">
                <text:p>53173</text:p>
              </table:table-cell>
              <table:table-cell office:value-type="float" office:value="53303">
                <text:p>53303</text:p>
              </table:table-cell>
              <table:table-cell office:value-type="float" office:value="53301">
                <text:p>533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54218">
                <text:p>54218</text:p>
              </table:table-cell>
              <table:table-cell office:value-type="float" office:value="54343">
                <text:p>54343</text:p>
              </table:table-cell>
              <table:table-cell office:value-type="float" office:value="54333">
                <text:p>54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55084">
                <text:p>55084</text:p>
              </table:table-cell>
              <table:table-cell office:value-type="float" office:value="55181">
                <text:p>55181</text:p>
              </table:table-cell>
              <table:table-cell office:value-type="float" office:value="55269">
                <text:p>552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56229">
                <text:p>56229</text:p>
              </table:table-cell>
              <table:table-cell office:value-type="float" office:value="56303">
                <text:p>56303</text:p>
              </table:table-cell>
              <table:table-cell office:value-type="float" office:value="56255">
                <text:p>562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56727">
                <text:p>56727</text:p>
              </table:table-cell>
              <table:table-cell office:value-type="float" office:value="56794">
                <text:p>56794</text:p>
              </table:table-cell>
              <table:table-cell office:value-type="float" office:value="56757">
                <text:p>567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57883">
                <text:p>57883</text:p>
              </table:table-cell>
              <table:table-cell office:value-type="float" office:value="57964">
                <text:p>57964</text:p>
              </table:table-cell>
              <table:table-cell office:value-type="float" office:value="57983">
                <text:p>579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58742">
                <text:p>58742</text:p>
              </table:table-cell>
              <table:table-cell office:value-type="float" office:value="58835">
                <text:p>58835</text:p>
              </table:table-cell>
              <table:table-cell office:value-type="float" office:value="58861">
                <text:p>588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60061">
                <text:p>60061</text:p>
              </table:table-cell>
              <table:table-cell office:value-type="float" office:value="60146">
                <text:p>60146</text:p>
              </table:table-cell>
              <table:table-cell office:value-type="float" office:value="60095">
                <text:p>600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60211">
                <text:p>60211</text:p>
              </table:table-cell>
              <table:table-cell office:value-type="float" office:value="60249">
                <text:p>60249</text:p>
              </table:table-cell>
              <table:table-cell office:value-type="float" office:value="60271">
                <text:p>602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Sheet1.AN50:Sheet1.AP275" svg:x="0.32cm" svg:y="0.18cm" svg:width="12.243cm" svg:height="8.64cm">
          <chartooo:coordinate-region svg:x="1.603cm" svg:y="0.379cm" svg:width="10.6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O50:Sheet1.AO275" chart:class="chart:scatter">
            <chart:domain table:cell-range-address="Sheet1.AN50:Sheet1.AN275"/>
            <chart:data-point chart:repeated="226"/>
          </chart:series>
          <chart:series chart:style-name="ch7" chart:values-cell-range-address="Sheet1.AP50:Sheet1.AP275" chart:class="chart:scatter">
            <chart:data-point chart:repeated="2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AN50:Sheet1.AN275</svg:desc>
                </draw:g>
              </table:table-cell>
              <table:table-cell office:value-type="float" office:value="-17725">
                <text:p>-17725</text:p>
                <draw:g>
                  <svg:desc>Sheet1.AO50:Sheet1.AO275</svg:desc>
                </draw:g>
              </table:table-cell>
              <table:table-cell office:value-type="float" office:value="-16772">
                <text:p>-16772</text:p>
                <draw:g>
                  <svg:desc>Sheet1.AP50:Sheet1.AP2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17712">
                <text:p>-17712</text:p>
              </table:table-cell>
              <table:table-cell office:value-type="float" office:value="-16802">
                <text:p>-168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17433">
                <text:p>-17433</text:p>
              </table:table-cell>
              <table:table-cell office:value-type="float" office:value="-16523">
                <text:p>-16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17261">
                <text:p>-17261</text:p>
              </table:table-cell>
              <table:table-cell office:value-type="float" office:value="-16317">
                <text:p>-163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-16992">
                <text:p>-16992</text:p>
              </table:table-cell>
              <table:table-cell office:value-type="float" office:value="-16079">
                <text:p>-16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16860">
                <text:p>-16860</text:p>
              </table:table-cell>
              <table:table-cell office:value-type="float" office:value="-15977">
                <text:p>-159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16583">
                <text:p>-16583</text:p>
              </table:table-cell>
              <table:table-cell office:value-type="float" office:value="-15715">
                <text:p>-15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16367">
                <text:p>-16367</text:p>
              </table:table-cell>
              <table:table-cell office:value-type="float" office:value="-15489">
                <text:p>-15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-16108">
                <text:p>-16108</text:p>
              </table:table-cell>
              <table:table-cell office:value-type="float" office:value="-15207">
                <text:p>-15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16090">
                <text:p>-16090</text:p>
              </table:table-cell>
              <table:table-cell office:value-type="float" office:value="-15209">
                <text:p>-152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15763">
                <text:p>-15763</text:p>
              </table:table-cell>
              <table:table-cell office:value-type="float" office:value="-14942">
                <text:p>-149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15574">
                <text:p>-15574</text:p>
              </table:table-cell>
              <table:table-cell office:value-type="float" office:value="-14716">
                <text:p>-147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-15268">
                <text:p>-15268</text:p>
              </table:table-cell>
              <table:table-cell office:value-type="float" office:value="-14392">
                <text:p>-143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-15151">
                <text:p>-15151</text:p>
              </table:table-cell>
              <table:table-cell office:value-type="float" office:value="-14270">
                <text:p>-142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4852">
                <text:p>-14852</text:p>
              </table:table-cell>
              <table:table-cell office:value-type="float" office:value="-13968">
                <text:p>-13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14613">
                <text:p>-14613</text:p>
              </table:table-cell>
              <table:table-cell office:value-type="float" office:value="-13714">
                <text:p>-13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-14304">
                <text:p>-14304</text:p>
              </table:table-cell>
              <table:table-cell office:value-type="float" office:value="-13406">
                <text:p>-134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14243">
                <text:p>-14243</text:p>
              </table:table-cell>
              <table:table-cell office:value-type="float" office:value="-13346">
                <text:p>-133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-13937">
                <text:p>-13937</text:p>
              </table:table-cell>
              <table:table-cell office:value-type="float" office:value="-13009">
                <text:p>-130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13685">
                <text:p>-13685</text:p>
              </table:table-cell>
              <table:table-cell office:value-type="float" office:value="-12746">
                <text:p>-127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13385">
                <text:p>-13385</text:p>
              </table:table-cell>
              <table:table-cell office:value-type="float" office:value="-12391">
                <text:p>-123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-13233">
                <text:p>-13233</text:p>
              </table:table-cell>
              <table:table-cell office:value-type="float" office:value="-12252">
                <text:p>-12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-12878">
                <text:p>-12878</text:p>
              </table:table-cell>
              <table:table-cell office:value-type="float" office:value="-11867">
                <text:p>-118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-12657">
                <text:p>-12657</text:p>
              </table:table-cell>
              <table:table-cell office:value-type="float" office:value="-11553">
                <text:p>-115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12326">
                <text:p>-12326</text:p>
              </table:table-cell>
              <table:table-cell office:value-type="float" office:value="-11125">
                <text:p>-11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12324">
                <text:p>-12324</text:p>
              </table:table-cell>
              <table:table-cell office:value-type="float" office:value="-11136">
                <text:p>-11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11982">
                <text:p>-11982</text:p>
              </table:table-cell>
              <table:table-cell office:value-type="float" office:value="-10723">
                <text:p>-107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11735">
                <text:p>-11735</text:p>
              </table:table-cell>
              <table:table-cell office:value-type="float" office:value="-10361">
                <text:p>-103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11357">
                <text:p>-11357</text:p>
              </table:table-cell>
              <table:table-cell office:value-type="float" office:value="-9846">
                <text:p>-98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11217">
                <text:p>-11217</text:p>
              </table:table-cell>
              <table:table-cell office:value-type="float" office:value="-9524">
                <text:p>-9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10868">
                <text:p>-10868</text:p>
              </table:table-cell>
              <table:table-cell office:value-type="float" office:value="-8969">
                <text:p>-89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10590">
                <text:p>-10590</text:p>
              </table:table-cell>
              <table:table-cell office:value-type="float" office:value="-8529">
                <text:p>-85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-10225">
                <text:p>-10225</text:p>
              </table:table-cell>
              <table:table-cell office:value-type="float" office:value="-7866">
                <text:p>-78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10184">
                <text:p>-10184</text:p>
              </table:table-cell>
              <table:table-cell office:value-type="float" office:value="-7827">
                <text:p>-78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-9822">
                <text:p>-9822</text:p>
              </table:table-cell>
              <table:table-cell office:value-type="float" office:value="-7186">
                <text:p>-71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9515">
                <text:p>-9515</text:p>
              </table:table-cell>
              <table:table-cell office:value-type="float" office:value="-6743">
                <text:p>-67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-9159">
                <text:p>-9159</text:p>
              </table:table-cell>
              <table:table-cell office:value-type="float" office:value="-6194">
                <text:p>-61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8990">
                <text:p>-8990</text:p>
              </table:table-cell>
              <table:table-cell office:value-type="float" office:value="-6028">
                <text:p>-60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-8592">
                <text:p>-8592</text:p>
              </table:table-cell>
              <table:table-cell office:value-type="float" office:value="-5549">
                <text:p>-5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-8310">
                <text:p>-8310</text:p>
              </table:table-cell>
              <table:table-cell office:value-type="float" office:value="-5263">
                <text:p>-52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-7920">
                <text:p>-7920</text:p>
              </table:table-cell>
              <table:table-cell office:value-type="float" office:value="-4832">
                <text:p>-48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-7925">
                <text:p>-7925</text:p>
              </table:table-cell>
              <table:table-cell office:value-type="float" office:value="-4855">
                <text:p>-48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-7525">
                <text:p>-7525</text:p>
              </table:table-cell>
              <table:table-cell office:value-type="float" office:value="-4469">
                <text:p>-44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7203">
                <text:p>-7203</text:p>
              </table:table-cell>
              <table:table-cell office:value-type="float" office:value="-4183">
                <text:p>-41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-6786">
                <text:p>-6786</text:p>
              </table:table-cell>
              <table:table-cell office:value-type="float" office:value="-3835">
                <text:p>-38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-6599">
                <text:p>-6599</text:p>
              </table:table-cell>
              <table:table-cell office:value-type="float" office:value="-3676">
                <text:p>-36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-6172">
                <text:p>-6172</text:p>
              </table:table-cell>
              <table:table-cell office:value-type="float" office:value="-3322">
                <text:p>-33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-5846">
                <text:p>-5846</text:p>
              </table:table-cell>
              <table:table-cell office:value-type="float" office:value="-3052">
                <text:p>-30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5422">
                <text:p>-5422</text:p>
              </table:table-cell>
              <table:table-cell office:value-type="float" office:value="-2716">
                <text:p>-2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-5352">
                <text:p>-5352</text:p>
              </table:table-cell>
              <table:table-cell office:value-type="float" office:value="-2648">
                <text:p>-26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-4925">
                <text:p>-4925</text:p>
              </table:table-cell>
              <table:table-cell office:value-type="float" office:value="-2296">
                <text:p>-22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-4570">
                <text:p>-4570</text:p>
              </table:table-cell>
              <table:table-cell office:value-type="float" office:value="-2029">
                <text:p>-20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-4130">
                <text:p>-4130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3939">
                <text:p>-3939</text:p>
              </table:table-cell>
              <table:table-cell office:value-type="float" office:value="-1507">
                <text:p>-15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-3460">
                <text:p>-3460</text:p>
              </table:table-cell>
              <table:table-cell office:value-type="float" office:value="-1117">
                <text:p>-11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-3109">
                <text:p>-3109</text:p>
              </table:table-cell>
              <table:table-cell office:value-type="float" office:value="-839">
                <text:p>-8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-2637">
                <text:p>-2637</text:p>
              </table:table-cell>
              <table:table-cell office:value-type="float" office:value="-463">
                <text:p>-4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-2636">
                <text:p>-2636</text:p>
              </table:table-cell>
              <table:table-cell office:value-type="float" office:value="-458">
                <text:p>-4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-2150">
                <text:p>-215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-1794">
                <text:p>-179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-1299">
                <text:p>-1299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1081">
                <text:p>-1081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-592">
                <text:p>-592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188">
                <text:p>-188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342">
                <text:p>342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408">
                <text:p>408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928">
                <text:p>928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1368">
                <text:p>1368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1885">
                <text:p>1885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2151">
                <text:p>2151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2705">
                <text:p>2705</text:p>
              </table:table-cell>
              <table:table-cell office:value-type="float" office:value="4129">
                <text:p>41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3147">
                <text:p>3147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3761">
                <text:p>3761</text:p>
              </table:table-cell>
              <table:table-cell office:value-type="float" office:value="5028">
                <text:p>50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3771">
                <text:p>3771</text:p>
              </table:table-cell>
              <table:table-cell office:value-type="float" office:value="5061">
                <text:p>50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4359">
                <text:p>4359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4768">
                <text:p>4768</text:p>
              </table:table-cell>
              <table:table-cell office:value-type="float" office:value="5998">
                <text:p>59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5373">
                <text:p>5373</text:p>
              </table:table-cell>
              <table:table-cell office:value-type="float" office:value="6534">
                <text:p>65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5626">
                <text:p>5626</text:p>
              </table:table-cell>
              <table:table-cell office:value-type="float" office:value="6807">
                <text:p>68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6266">
                <text:p>6266</text:p>
              </table:table-cell>
              <table:table-cell office:value-type="float" office:value="7365">
                <text:p>73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6733">
                <text:p>6733</text:p>
              </table:table-cell>
              <table:table-cell office:value-type="float" office:value="7821">
                <text:p>78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7379">
                <text:p>7379</text:p>
              </table:table-cell>
              <table:table-cell office:value-type="float" office:value="8416">
                <text:p>84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7433">
                <text:p>7433</text:p>
              </table:table-cell>
              <table:table-cell office:value-type="float" office:value="8480">
                <text:p>84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8072">
                <text:p>8072</text:p>
              </table:table-cell>
              <table:table-cell office:value-type="float" office:value="9053">
                <text:p>90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8577">
                <text:p>8577</text:p>
              </table:table-cell>
              <table:table-cell office:value-type="float" office:value="9537">
                <text:p>9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9262">
                <text:p>9262</text:p>
              </table:table-cell>
              <table:table-cell office:value-type="float" office:value="10173">
                <text:p>10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9609">
                <text:p>9609</text:p>
              </table:table-cell>
              <table:table-cell office:value-type="float" office:value="10473">
                <text:p>104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10269">
                <text:p>10269</text:p>
              </table:table-cell>
              <table:table-cell office:value-type="float" office:value="11097">
                <text:p>110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10785">
                <text:p>10785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11523">
                <text:p>11523</text:p>
              </table:table-cell>
              <table:table-cell office:value-type="float" office:value="12306">
                <text:p>123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11549">
                <text:p>11549</text:p>
              </table:table-cell>
              <table:table-cell office:value-type="float" office:value="12321">
                <text:p>123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12238">
                <text:p>12238</text:p>
              </table:table-cell>
              <table:table-cell office:value-type="float" office:value="12966">
                <text:p>129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12786">
                <text:p>12786</text:p>
              </table:table-cell>
              <table:table-cell office:value-type="float" office:value="13560">
                <text:p>135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13591">
                <text:p>13591</text:p>
              </table:table-cell>
              <table:table-cell office:value-type="float" office:value="14278">
                <text:p>142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13943">
                <text:p>13943</text:p>
              </table:table-cell>
              <table:table-cell office:value-type="float" office:value="14642">
                <text:p>146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14715">
                <text:p>14715</text:p>
              </table:table-cell>
              <table:table-cell office:value-type="float" office:value="15358">
                <text:p>153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15306">
                <text:p>15306</text:p>
              </table:table-cell>
              <table:table-cell office:value-type="float" office:value="15922">
                <text:p>159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16112">
                <text:p>16112</text:p>
              </table:table-cell>
              <table:table-cell office:value-type="float" office:value="16701">
                <text:p>167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16225">
                <text:p>16225</text:p>
              </table:table-cell>
              <table:table-cell office:value-type="float" office:value="16823">
                <text:p>168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17048">
                <text:p>17048</text:p>
              </table:table-cell>
              <table:table-cell office:value-type="float" office:value="17613">
                <text:p>176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17690">
                <text:p>17690</text:p>
              </table:table-cell>
              <table:table-cell office:value-type="float" office:value="18255">
                <text:p>182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18540">
                <text:p>18540</text:p>
              </table:table-cell>
              <table:table-cell office:value-type="float" office:value="19035">
                <text:p>190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18940">
                <text:p>18940</text:p>
              </table:table-cell>
              <table:table-cell office:value-type="float" office:value="19458">
                <text:p>194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19814">
                <text:p>19814</text:p>
              </table:table-cell>
              <table:table-cell office:value-type="float" office:value="20317">
                <text:p>203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20512">
                <text:p>20512</text:p>
              </table:table-cell>
              <table:table-cell office:value-type="float" office:value="20983">
                <text:p>209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21428">
                <text:p>21428</text:p>
              </table:table-cell>
              <table:table-cell office:value-type="float" office:value="21863">
                <text:p>218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21435">
                <text:p>21435</text:p>
              </table:table-cell>
              <table:table-cell office:value-type="float" office:value="21901">
                <text:p>219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22336">
                <text:p>22336</text:p>
              </table:table-cell>
              <table:table-cell office:value-type="float" office:value="22785">
                <text:p>227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23094">
                <text:p>23094</text:p>
              </table:table-cell>
              <table:table-cell office:value-type="float" office:value="23518">
                <text:p>23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24104">
                <text:p>24104</text:p>
              </table:table-cell>
              <table:table-cell office:value-type="float" office:value="24485">
                <text:p>244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24537">
                <text:p>24537</text:p>
              </table:table-cell>
              <table:table-cell office:value-type="float" office:value="24942">
                <text:p>249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25527">
                <text:p>25527</text:p>
              </table:table-cell>
              <table:table-cell office:value-type="float" office:value="25901">
                <text:p>259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26363">
                <text:p>26363</text:p>
              </table:table-cell>
              <table:table-cell office:value-type="float" office:value="26684">
                <text:p>266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27394">
                <text:p>27394</text:p>
              </table:table-cell>
              <table:table-cell office:value-type="float" office:value="27719">
                <text:p>277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4509">
                <text:p>4509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4865">
                <text:p>4865</text:p>
              </table:table-cell>
              <table:table-cell office:value-type="float" office:value="5204">
                <text:p>52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5132">
                <text:p>5132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5484">
                <text:p>5484</text:p>
              </table:table-cell>
              <table:table-cell office:value-type="float" office:value="5878">
                <text:p>58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5665">
                <text:p>5665</text:p>
              </table:table-cell>
              <table:table-cell office:value-type="float" office:value="6037">
                <text:p>60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6045">
                <text:p>6045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6345">
                <text:p>6345</text:p>
              </table:table-cell>
              <table:table-cell office:value-type="float" office:value="6699">
                <text:p>66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6746">
                <text:p>6746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6755">
                <text:p>6755</text:p>
              </table:table-cell>
              <table:table-cell office:value-type="float" office:value="7062">
                <text:p>70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7124">
                <text:p>7124</text:p>
              </table:table-cell>
              <table:table-cell office:value-type="float" office:value="7448">
                <text:p>74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7443">
                <text:p>7443</text:p>
              </table:table-cell>
              <table:table-cell office:value-type="float" office:value="7733">
                <text:p>77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7829">
                <text:p>7829</text:p>
              </table:table-cell>
              <table:table-cell office:value-type="float" office:value="8154">
                <text:p>81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7997">
                <text:p>7997</text:p>
              </table:table-cell>
              <table:table-cell office:value-type="float" office:value="8354">
                <text:p>83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8407">
                <text:p>8407</text:p>
              </table:table-cell>
              <table:table-cell office:value-type="float" office:value="8716">
                <text:p>87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8705">
                <text:p>8705</text:p>
              </table:table-cell>
              <table:table-cell office:value-type="float" office:value="9029">
                <text:p>90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9113">
                <text:p>9113</text:p>
              </table:table-cell>
              <table:table-cell office:value-type="float" office:value="9429">
                <text:p>94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9081">
                <text:p>9081</text:p>
              </table:table-cell>
              <table:table-cell office:value-type="float" office:value="9410">
                <text:p>94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9479">
                <text:p>9479</text:p>
              </table:table-cell>
              <table:table-cell office:value-type="float" office:value="9802">
                <text:p>98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9799">
                <text:p>9799</text:p>
              </table:table-cell>
              <table:table-cell office:value-type="float" office:value="10131">
                <text:p>101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10250">
                <text:p>10250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10448">
                <text:p>10448</text:p>
              </table:table-cell>
              <table:table-cell office:value-type="float" office:value="10750">
                <text:p>107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10865">
                <text:p>10865</text:p>
              </table:table-cell>
              <table:table-cell office:value-type="float" office:value="11168">
                <text:p>111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11215">
                <text:p>11215</text:p>
              </table:table-cell>
              <table:table-cell office:value-type="float" office:value="11495">
                <text:p>11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11662">
                <text:p>11662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11646">
                <text:p>11646</text:p>
              </table:table-cell>
              <table:table-cell office:value-type="float" office:value="11934">
                <text:p>119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12087">
                <text:p>12087</text:p>
              </table:table-cell>
              <table:table-cell office:value-type="float" office:value="12389">
                <text:p>123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12418">
                <text:p>12418</text:p>
              </table:table-cell>
              <table:table-cell office:value-type="float" office:value="12728">
                <text:p>127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12882">
                <text:p>12882</text:p>
              </table:table-cell>
              <table:table-cell office:value-type="float" office:value="13184">
                <text:p>131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13089">
                <text:p>13089</text:p>
              </table:table-cell>
              <table:table-cell office:value-type="float" office:value="13408">
                <text:p>134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13548">
                <text:p>13548</text:p>
              </table:table-cell>
              <table:table-cell office:value-type="float" office:value="13824">
                <text:p>138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13895">
                <text:p>13895</text:p>
              </table:table-cell>
              <table:table-cell office:value-type="float" office:value="14202">
                <text:p>142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14378">
                <text:p>14378</text:p>
              </table:table-cell>
              <table:table-cell office:value-type="float" office:value="14669">
                <text:p>146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14450">
                <text:p>14450</text:p>
              </table:table-cell>
              <table:table-cell office:value-type="float" office:value="14690">
                <text:p>1469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14896">
                <text:p>14896</text:p>
              </table:table-cell>
              <table:table-cell office:value-type="float" office:value="15172">
                <text:p>151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15260">
                <text:p>15260</text:p>
              </table:table-cell>
              <table:table-cell office:value-type="float" office:value="15523">
                <text:p>155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15712">
                <text:p>15712</text:p>
              </table:table-cell>
              <table:table-cell office:value-type="float" office:value="16009">
                <text:p>160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15989">
                <text:p>15989</text:p>
              </table:table-cell>
              <table:table-cell office:value-type="float" office:value="16241">
                <text:p>162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16493">
                <text:p>16493</text:p>
              </table:table-cell>
              <table:table-cell office:value-type="float" office:value="16722">
                <text:p>167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6886">
                <text:p>16886</text:p>
              </table:table-cell>
              <table:table-cell office:value-type="float" office:value="17068">
                <text:p>170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17369">
                <text:p>17369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17413">
                <text:p>17413</text:p>
              </table:table-cell>
              <table:table-cell office:value-type="float" office:value="17601">
                <text:p>176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17902">
                <text:p>17902</text:p>
              </table:table-cell>
              <table:table-cell office:value-type="float" office:value="18112">
                <text:p>181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8322">
                <text:p>18322</text:p>
              </table:table-cell>
              <table:table-cell office:value-type="float" office:value="18505">
                <text:p>185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18846">
                <text:p>18846</text:p>
              </table:table-cell>
              <table:table-cell office:value-type="float" office:value="19027">
                <text:p>190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19075">
                <text:p>19075</text:p>
              </table:table-cell>
              <table:table-cell office:value-type="float" office:value="19262">
                <text:p>192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19628">
                <text:p>19628</text:p>
              </table:table-cell>
              <table:table-cell office:value-type="float" office:value="19798">
                <text:p>197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20051">
                <text:p>20051</text:p>
              </table:table-cell>
              <table:table-cell office:value-type="float" office:value="20242">
                <text:p>202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20563">
                <text:p>20563</text:p>
              </table:table-cell>
              <table:table-cell office:value-type="float" office:value="20785">
                <text:p>207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20626">
                <text:p>20626</text:p>
              </table:table-cell>
              <table:table-cell office:value-type="float" office:value="20801">
                <text:p>208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21178">
                <text:p>21178</text:p>
              </table:table-cell>
              <table:table-cell office:value-type="float" office:value="21388">
                <text:p>213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21626">
                <text:p>21626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22171">
                <text:p>22171</text:p>
              </table:table-cell>
              <table:table-cell office:value-type="float" office:value="22409">
                <text:p>224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22427">
                <text:p>22427</text:p>
              </table:table-cell>
              <table:table-cell office:value-type="float" office:value="22693">
                <text:p>226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23000">
                <text:p>23000</text:p>
              </table:table-cell>
              <table:table-cell office:value-type="float" office:value="23192">
                <text:p>231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23450">
                <text:p>23450</text:p>
              </table:table-cell>
              <table:table-cell office:value-type="float" office:value="23571">
                <text:p>235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24101">
                <text:p>24101</text:p>
              </table:table-cell>
              <table:table-cell office:value-type="float" office:value="24201">
                <text:p>242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24086">
                <text:p>24086</text:p>
              </table:table-cell>
              <table:table-cell office:value-type="float" office:value="24209">
                <text:p>242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24689">
                <text:p>24689</text:p>
              </table:table-cell>
              <table:table-cell office:value-type="float" office:value="24820">
                <text:p>248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25182">
                <text:p>25182</text:p>
              </table:table-cell>
              <table:table-cell office:value-type="float" office:value="25308">
                <text:p>253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25784">
                <text:p>25784</text:p>
              </table:table-cell>
              <table:table-cell office:value-type="float" office:value="25946">
                <text:p>259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26090">
                <text:p>26090</text:p>
              </table:table-cell>
              <table:table-cell office:value-type="float" office:value="26195">
                <text:p>261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26767">
                <text:p>26767</text:p>
              </table:table-cell>
              <table:table-cell office:value-type="float" office:value="26825">
                <text:p>268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27232">
                <text:p>27232</text:p>
              </table:table-cell>
              <table:table-cell office:value-type="float" office:value="27315">
                <text:p>273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27853">
                <text:p>27853</text:p>
              </table:table-cell>
              <table:table-cell office:value-type="float" office:value="28022">
                <text:p>280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27921">
                <text:p>27921</text:p>
              </table:table-cell>
              <table:table-cell office:value-type="float" office:value="28076">
                <text:p>280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28576">
                <text:p>28576</text:p>
              </table:table-cell>
              <table:table-cell office:value-type="float" office:value="28744">
                <text:p>287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29092">
                <text:p>29092</text:p>
              </table:table-cell>
              <table:table-cell office:value-type="float" office:value="29297">
                <text:p>292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29747">
                <text:p>29747</text:p>
              </table:table-cell>
              <table:table-cell office:value-type="float" office:value="29933">
                <text:p>299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30091">
                <text:p>30091</text:p>
              </table:table-cell>
              <table:table-cell office:value-type="float" office:value="30249">
                <text:p>302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30803">
                <text:p>30803</text:p>
              </table:table-cell>
              <table:table-cell office:value-type="float" office:value="30916">
                <text:p>309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31336">
                <text:p>31336</text:p>
              </table:table-cell>
              <table:table-cell office:value-type="float" office:value="31465">
                <text:p>314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32033">
                <text:p>32033</text:p>
              </table:table-cell>
              <table:table-cell office:value-type="float" office:value="32154">
                <text:p>321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32060">
                <text:p>32060</text:p>
              </table:table-cell>
              <table:table-cell office:value-type="float" office:value="32179">
                <text:p>321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32782">
                <text:p>32782</text:p>
              </table:table-cell>
              <table:table-cell office:value-type="float" office:value="32891">
                <text:p>328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33342">
                <text:p>33342</text:p>
              </table:table-cell>
              <table:table-cell office:value-type="float" office:value="33445">
                <text:p>334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34078">
                <text:p>34078</text:p>
              </table:table-cell>
              <table:table-cell office:value-type="float" office:value="34167">
                <text:p>341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34431">
                <text:p>34431</text:p>
              </table:table-cell>
              <table:table-cell office:value-type="float" office:value="34536">
                <text:p>345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35174">
                <text:p>35174</text:p>
              </table:table-cell>
              <table:table-cell office:value-type="float" office:value="35241">
                <text:p>352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35837">
                <text:p>35837</text:p>
              </table:table-cell>
              <table:table-cell office:value-type="float" office:value="35895">
                <text:p>358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36601">
                <text:p>36601</text:p>
              </table:table-cell>
              <table:table-cell office:value-type="float" office:value="36700">
                <text:p>367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36683">
                <text:p>36683</text:p>
              </table:table-cell>
              <table:table-cell office:value-type="float" office:value="36773">
                <text:p>367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37450">
                <text:p>37450</text:p>
              </table:table-cell>
              <table:table-cell office:value-type="float" office:value="37552">
                <text:p>375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38085">
                <text:p>38085</text:p>
              </table:table-cell>
              <table:table-cell office:value-type="float" office:value="38185">
                <text:p>381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38891">
                <text:p>38891</text:p>
              </table:table-cell>
              <table:table-cell office:value-type="float" office:value="38990">
                <text:p>389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39336">
                <text:p>39336</text:p>
              </table:table-cell>
              <table:table-cell office:value-type="float" office:value="39382">
                <text:p>393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40131">
                <text:p>40131</text:p>
              </table:table-cell>
              <table:table-cell office:value-type="float" office:value="40219">
                <text:p>402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40703">
                <text:p>40703</text:p>
              </table:table-cell>
              <table:table-cell office:value-type="float" office:value="40904">
                <text:p>409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41652">
                <text:p>41652</text:p>
              </table:table-cell>
              <table:table-cell office:value-type="float" office:value="41750">
                <text:p>4175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41648">
                <text:p>41648</text:p>
              </table:table-cell>
              <table:table-cell office:value-type="float" office:value="41717">
                <text:p>417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42530">
                <text:p>42530</text:p>
              </table:table-cell>
              <table:table-cell office:value-type="float" office:value="42572">
                <text:p>425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43242">
                <text:p>43242</text:p>
              </table:table-cell>
              <table:table-cell office:value-type="float" office:value="43253">
                <text:p>432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44124">
                <text:p>44124</text:p>
              </table:table-cell>
              <table:table-cell office:value-type="float" office:value="44238">
                <text:p>442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44474">
                <text:p>44474</text:p>
              </table:table-cell>
              <table:table-cell office:value-type="float" office:value="44679">
                <text:p>446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45424">
                <text:p>45424</text:p>
              </table:table-cell>
              <table:table-cell office:value-type="float" office:value="45602">
                <text:p>456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46132">
                <text:p>46132</text:p>
              </table:table-cell>
              <table:table-cell office:value-type="float" office:value="46320">
                <text:p>4632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47071">
                <text:p>47071</text:p>
              </table:table-cell>
              <table:table-cell office:value-type="float" office:value="47342">
                <text:p>473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47158">
                <text:p>47158</text:p>
              </table:table-cell>
              <table:table-cell office:value-type="float" office:value="47385">
                <text:p>473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48165">
                <text:p>48165</text:p>
              </table:table-cell>
              <table:table-cell office:value-type="float" office:value="48363">
                <text:p>483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48851">
                <text:p>48851</text:p>
              </table:table-cell>
              <table:table-cell office:value-type="float" office:value="49137">
                <text:p>491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49946">
                <text:p>49946</text:p>
              </table:table-cell>
              <table:table-cell office:value-type="float" office:value="50124">
                <text:p>501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50410">
                <text:p>50410</text:p>
              </table:table-cell>
              <table:table-cell office:value-type="float" office:value="50585">
                <text:p>505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51443">
                <text:p>51443</text:p>
              </table:table-cell>
              <table:table-cell office:value-type="float" office:value="51608">
                <text:p>516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52251">
                <text:p>52251</text:p>
              </table:table-cell>
              <table:table-cell office:value-type="float" office:value="52406">
                <text:p>524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53351">
                <text:p>53351</text:p>
              </table:table-cell>
              <table:table-cell office:value-type="float" office:value="53505">
                <text:p>535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53391">
                <text:p>53391</text:p>
              </table:table-cell>
              <table:table-cell office:value-type="float" office:value="53482">
                <text:p>53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54440">
                <text:p>54440</text:p>
              </table:table-cell>
              <table:table-cell office:value-type="float" office:value="54606">
                <text:p>546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55366">
                <text:p>55366</text:p>
              </table:table-cell>
              <table:table-cell office:value-type="float" office:value="55505">
                <text:p>555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56475">
                <text:p>56475</text:p>
              </table:table-cell>
              <table:table-cell office:value-type="float" office:value="56595">
                <text:p>565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56998">
                <text:p>56998</text:p>
              </table:table-cell>
              <table:table-cell office:value-type="float" office:value="57094">
                <text:p>570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58153">
                <text:p>58153</text:p>
              </table:table-cell>
              <table:table-cell office:value-type="float" office:value="58225">
                <text:p>582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59075">
                <text:p>59075</text:p>
              </table:table-cell>
              <table:table-cell office:value-type="float" office:value="59047">
                <text:p>590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60398">
                <text:p>60398</text:p>
              </table:table-cell>
              <table:table-cell office:value-type="float" office:value="60363">
                <text:p>603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60531">
                <text:p>60531</text:p>
              </table:table-cell>
              <table:table-cell office:value-type="float" office:value="60466">
                <text:p>604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